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6.64pt"/>
    </style:style>
    <style:style style:name="co4" style:family="table-column">
      <style:table-column-properties fo:break-before="auto" style:column-width="67.44pt"/>
    </style:style>
    <style:style style:name="co5" style:family="table-column">
      <style:table-column-properties fo:break-before="auto" style:column-width="19.84pt"/>
    </style:style>
    <style:style style:name="co6" style:family="table-column">
      <style:table-column-properties fo:break-before="auto" style:column-width="30.16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33.36pt"/>
    </style:style>
    <style:style style:name="co9" style:family="table-column">
      <style:table-column-properties fo:break-before="auto" style:column-width="109.5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84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y_20_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0f23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f0f2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2" table:number-columns-repeated="979" table:default-cell-style-name="Default"/>
        <table:table-row table:style-name="ro1">
          <table:table-cell table:style-name="ce1"/>
          <table:table-cell table:style-name="ce3" office:value-type="string" calcext:value-type="string">
            <text:p>73,42,95,35,13,40,99,92,33,30,83,1,36,93,59,90,55,25,77,44,37,62,41,47,80,23,51,61,21,20,76,8,71,34,58,5,52,22,39,57,17,2,26,0,10,72,19,3,64,65,82,46,31,63,91,24,18,12,9,79,50,98,69,4,78,54,43,68,87,7,67,48,28,89,94,53,85,81,49,88,6,96,29,56,97,66,38,16,32,70,74,27,84,86,45,75,60,15,14,11</text:p>
          </table:table-cell>
          <table:table-cell table:style-name="ce6" table:number-columns-repeated="38"/>
          <table:table-cell table:style-name="ce5" office:value-type="string" calcext:value-type="string">
            <text:p>PART 1</text:p>
          </table:table-cell>
          <table:table-cell table:style-name="ce6" table:number-columns-repeated="2"/>
          <table:table-cell table:style-name="ce5" office:value-type="string" calcext:value-type="string">
            <text:p>Part2</text:p>
          </table:table-cell>
          <table:table-cell table:style-name="ce6"/>
          <table:table-cell table:number-columns-repeated="979"/>
        </table:table-row>
        <table:table-row table:style-name="ro1">
          <table:table-cell table:style-name="ce1"/>
          <table:table-cell table:style-name="ce4"/>
          <table:table-cell table:style-name="ce6" table:number-columns-repeated="6"/>
          <table:table-cell table:style-name="ce5" office:value-type="string" calcext:value-type="string">
            <text:p>Round each position is drawn</text:p>
          </table:table-cell>
          <table:table-cell table:style-name="ce6" table:number-columns-repeated="6"/>
          <table:table-cell table:style-name="ce5" office:value-type="string" calcext:value-type="string">
            <text:p>Transpose</text:p>
          </table:table-cell>
          <table:table-cell table:style-name="ce6" table:number-columns-repeated="7"/>
          <table:table-cell table:style-name="ce5" office:value-type="string" calcext:value-type="string">
            <text:p>P1 Score</text:p>
          </table:table-cell>
          <table:table-cell table:style-name="ce6" table:number-columns-repeated="3"/>
          <table:table-cell table:style-name="ce5" office:value-type="string" calcext:value-type="string">
            <text:p>P2 Score</text:p>
          </table:table-cell>
          <table:table-cell table:style-name="ce6"/>
          <table:table-cell table:style-name="ce5" office:value-type="string" calcext:value-type="string">
            <text:p>Rows</text:p>
          </table:table-cell>
          <table:table-cell table:style-name="ce6" table:number-columns-repeated="3"/>
          <table:table-cell table:style-name="ce5" office:value-type="string" calcext:value-type="string">
            <text:p>Column</text:p>
          </table:table-cell>
          <table:table-cell table:style-name="ce6"/>
          <table:table-cell table:style-name="ce5" office:value-type="string" calcext:value-type="string">
            <text:p>p2 <text:s/>partial</text:p>
          </table:table-cell>
          <table:table-cell table:style-name="ce6" table:number-columns-repeated="4"/>
          <table:table-cell table:style-name="ce2"/>
          <table:table-cell table:style-name="ce11"/>
          <table:table-cell table:style-name="ce6"/>
          <table:table-cell table:style-name="ce5"/>
          <table:table-cell table:style-name="ce6"/>
          <table:table-cell table:number-columns-repeated="979"/>
        </table:table-row>
        <table:table-row table:style-name="ro1">
          <table:table-cell table:style-name="ce2" table:formula="of:=IFERROR(__xludf.dummyfunction(&quot;TRANSPOSE(SPLIT(B1,&quot;&quot;,&quot;&quot;))&quot;);73)" office:value-type="float" office:value="73" calcext:value-type="float">
            <text:p>73</text:p>
          </table:table-cell>
          <table:table-cell table:style-name="ce5" office:value-type="string" calcext:value-type="string">
            <text:p>91 <text:s/>5 64 81 34</text:p>
          </table:table-cell>
          <table:table-cell table:style-name="ce6" table:formula="of:=IFERROR(__xludf.dummyfunction(&quot;IFERROR(SPLIT(B3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3]));IFERROR(MATCH(VLOOKUP([.C3];[.$A$1:.$A$1048576];1;0);[.$A$1:.$A$1048576];0););)" office:value-type="float" office:value="57" calcext:value-type="float">
            <text:p>57</text:p>
          </table:table-cell>
          <table:table-cell table:style-name="ce6" table:formula="of:=IF(NOT(ISBLANK([.D3]));IFERROR(MATCH(VLOOKUP([.D3];[.$A$1:.$A$1048576];1;0);[.$A$1:.$A$1048576];0););)" office:value-type="float" office:value="38" calcext:value-type="float">
            <text:p>38</text:p>
          </table:table-cell>
          <table:table-cell table:style-name="ce6" table:formula="of:=IF(NOT(ISBLANK([.E3]));IFERROR(MATCH(VLOOKUP([.E3];[.$A$1:.$A$1048576];1;0);[.$A$1:.$A$1048576];0););)" office:value-type="float" office:value="51" calcext:value-type="float">
            <text:p>51</text:p>
          </table:table-cell>
          <table:table-cell table:style-name="ce6" table:formula="of:=IF(NOT(ISBLANK([.F3]));IFERROR(MATCH(VLOOKUP([.F3];[.$A$1:.$A$1048576];1;0);[.$A$1:.$A$1048576];0););)" office:value-type="float" office:value="80" calcext:value-type="float">
            <text:p>80</text:p>
          </table:table-cell>
          <table:table-cell table:style-name="ce6" table:formula="of:=IF(NOT(ISBLANK([.G3]));IFERROR(MATCH(VLOOKUP([.G3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:.M7])" office:value-type="float" office:value="57" calcext:value-type="float">
            <text:p>5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:.M7]&gt;[.$AP$3];[.C3:.G7];))*[.$AP$4]" office:value-type="float" office:value="55309" calcext:value-type="float">
            <text:p>5530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:.M7]&gt;[.$AS$3];[.C3:.G7];))*[.$AS$4]" office:value-type="float" office:value="11648" calcext:value-type="float">
            <text:p>11648</text:p>
          </table:table-cell>
          <table:table-cell table:style-name="ce6"/>
          <table:table-cell table:style-name="ce6" table:formula="of:=IF(NOT(ISBLANK([.C3]));MAX([.I3:.M3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3]));MAX([.P3:.T3]);)" office:value-type="float" office:value="100" calcext:value-type="float">
            <text:p>100</text:p>
          </table:table-cell>
          <table:table-cell table:style-name="ce6"/>
          <table:table-cell table:style-name="ce6" table:formula="of:=MIN([.AD3:.AH7])" office:value-type="float" office:value="80" calcext:value-type="float">
            <text:p>80</text:p>
          </table:table-cell>
          <table:table-cell table:style-name="ce6" table:number-columns-repeated="4"/>
          <table:table-cell table:style-name="ce8" office:value-type="string" calcext:value-type="string">
            <text:p>Round:</text:p>
          </table:table-cell>
          <table:table-cell table:style-name="ce12" table:formula="of:=MIN([.AC$1:.AE$1048576])" office:value-type="float" office:value="35" calcext:value-type="float">
            <text:p>35</text:p>
          </table:table-cell>
          <table:table-cell table:style-name="ce16"/>
          <table:table-cell table:style-name="ce18" office:value-type="string" calcext:value-type="string">
            <text:p>Round</text:p>
          </table:table-cell>
          <table:table-cell table:style-name="ce19" table:formula="of:=MAX([.AJ$1:.AJ$1048576])" office:value-type="float" office:value="86" calcext:value-type="float">
            <text:p>86</text:p>
          </table:table-cell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5" office:value-type="string" calcext:value-type="string">
            <text:p>15 99 31 63 65</text:p>
          </table:table-cell>
          <table:table-cell table:style-name="ce6" table:formula="of:=IFERROR(__xludf.dummyfunction(&quot;IFERROR(SPLIT(B4,&quot;&quot; &quot;&quot;),)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4]));IFERROR(MATCH(VLOOKUP([.C4];[.$A$1:.$A$1048576];1;0);[.$A$1:.$A$1048576];0););)" office:value-type="float" office:value="100" calcext:value-type="float">
            <text:p>100</text:p>
          </table:table-cell>
          <table:table-cell table:style-name="ce6" table:formula="of:=IF(NOT(ISBLANK([.D4]));IFERROR(MATCH(VLOOKUP([.D4];[.$A$1:.$A$1048576];1;0);[.$A$1:.$A$1048576];0););)" office:value-type="float" office:value="9" calcext:value-type="float">
            <text:p>9</text:p>
          </table:table-cell>
          <table:table-cell table:style-name="ce6" table:formula="of:=IF(NOT(ISBLANK([.E4]));IFERROR(MATCH(VLOOKUP([.E4];[.$A$1:.$A$1048576];1;0);[.$A$1:.$A$1048576];0););)" office:value-type="float" office:value="55" calcext:value-type="float">
            <text:p>55</text:p>
          </table:table-cell>
          <table:table-cell table:style-name="ce6" table:formula="of:=IF(NOT(ISBLANK([.F4]));IFERROR(MATCH(VLOOKUP([.F4];[.$A$1:.$A$1048576];1;0);[.$A$1:.$A$1048576];0););)" office:value-type="float" office:value="56" calcext:value-type="float">
            <text:p>56</text:p>
          </table:table-cell>
          <table:table-cell table:style-name="ce6" table:formula="of:=IF(NOT(ISBLANK([.G4]));IFERROR(MATCH(VLOOKUP([.G4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4]));MAX([.I4:.M4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4]));MAX([.P4:.T4]);)" office:value-type="float" office:value="101" calcext:value-type="float">
            <text:p>101</text:p>
          </table:table-cell>
          <table:table-cell table:style-name="ce6" table:number-columns-repeated="6"/>
          <table:table-cell table:style-name="ce9" office:value-type="string" calcext:value-type="string">
            <text:p>Number Drawn:</text:p>
          </table:table-cell>
          <table:table-cell table:style-name="ce11" table:number-matrix-columns-spanned="1" table:number-matrix-rows-spanned="1" table:formula="of:=INDEX([.A$1:.A$1048576];[.AP3];0)" office:value-type="float" office:value="71" calcext:value-type="float">
            <text:p>71</text:p>
          </table:table-cell>
          <table:table-cell table:style-name="ce6" table:number-columns-repeated="2"/>
          <table:table-cell table:style-name="ce20" table:number-matrix-columns-spanned="1" table:number-matrix-rows-spanned="1" table:formula="of:=INDEX([.A$1:.A$1048576];[.AS3];0)" office:value-type="float" office:value="56" calcext:value-type="float">
            <text:p>56</text:p>
          </table:table-cell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5" office:value-type="string" calcext:value-type="string">
            <text:p>45 39 54 93 83</text:p>
          </table:table-cell>
          <table:table-cell table:style-name="ce6" table:formula="of:=IFERROR(__xludf.dummyfunction(&quot;IFERROR(SPLIT(B5,&quot;&quot; &quot;&quot;),)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/>
          <table:table-cell table:style-name="ce6" table:formula="of:=IF(NOT(ISBLANK([.C5]));IFERROR(MATCH(VLOOKUP([.C5];[.$A$1:.$A$1048576];1;0);[.$A$1:.$A$1048576];0););)" office:value-type="float" office:value="97" calcext:value-type="float">
            <text:p>97</text:p>
          </table:table-cell>
          <table:table-cell table:style-name="ce6" table:formula="of:=IF(NOT(ISBLANK([.D5]));IFERROR(MATCH(VLOOKUP([.D5];[.$A$1:.$A$1048576];1;0);[.$A$1:.$A$1048576];0););)" office:value-type="float" office:value="41" calcext:value-type="float">
            <text:p>41</text:p>
          </table:table-cell>
          <table:table-cell table:style-name="ce6" table:formula="of:=IF(NOT(ISBLANK([.E5]));IFERROR(MATCH(VLOOKUP([.E5];[.$A$1:.$A$1048576];1;0);[.$A$1:.$A$1048576];0););)" office:value-type="float" office:value="68" calcext:value-type="float">
            <text:p>68</text:p>
          </table:table-cell>
          <table:table-cell table:style-name="ce6" table:formula="of:=IF(NOT(ISBLANK([.F5]));IFERROR(MATCH(VLOOKUP([.F5];[.$A$1:.$A$1048576];1;0);[.$A$1:.$A$1048576];0););)" office:value-type="float" office:value="16" calcext:value-type="float">
            <text:p>16</text:p>
          </table:table-cell>
          <table:table-cell table:style-name="ce6" table:formula="of:=IF(NOT(ISBLANK([.G5]));IFERROR(MATCH(VLOOKUP([.G5];[.$A$1:.$A$1048576];1;0);[.$A$1:.$A$1048576];0););)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9"/>
          <table:table-cell table:style-name="ce6" table:formula="of:=IF(NOT(ISBLANK([.C5]));MAX([.I5:.M5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5]));MAX([.P5:.T5]);)" office:value-type="float" office:value="90" calcext:value-type="float">
            <text:p>90</text:p>
          </table:table-cell>
          <table:table-cell table:style-name="ce6" table:number-columns-repeated="6"/>
          <table:table-cell table:style-name="ce9" office:value-type="string" calcext:value-type="string">
            <text:p>row of indicator</text:p>
          </table:table-cell>
          <table:table-cell table:style-name="ce13" table:formula="of:=IFERROR(MATCH([.AP3];[.AD$1:.AD$1048576];0);MATCH([.AP3];[.AH$1:.AH$1048576];0))" office:value-type="float" office:value="510" calcext:value-type="float">
            <text:p>510</text:p>
          </table:table-cell>
          <table:table-cell table:style-name="ce6" table:number-columns-repeated="2"/>
          <table:table-cell table:style-name="ce21" table:formula="of:=MATCH([.AS3];[.AJ$1:.AJ$1048576];0)" office:value-type="float" office:value="273" calcext:value-type="float">
            <text:p>273</text:p>
          </table:table-cell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5" office:value-type="string" calcext:value-type="string">
            <text:p>51 14 23 86 32</text:p>
          </table:table-cell>
          <table:table-cell table:style-name="ce6" table:formula="of:=IFERROR(__xludf.dummyfunction(&quot;IFERROR(SPLIT(B6,&quot;&quot; &quot;&quot;),)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6]));IFERROR(MATCH(VLOOKUP([.C6];[.$A$1:.$A$1048576];1;0);[.$A$1:.$A$1048576];0););)" office:value-type="float" office:value="29" calcext:value-type="float">
            <text:p>29</text:p>
          </table:table-cell>
          <table:table-cell table:style-name="ce6" table:formula="of:=IF(NOT(ISBLANK([.D6]));IFERROR(MATCH(VLOOKUP([.D6];[.$A$1:.$A$1048576];1;0);[.$A$1:.$A$1048576];0););)" office:value-type="float" office:value="101" calcext:value-type="float">
            <text:p>101</text:p>
          </table:table-cell>
          <table:table-cell table:style-name="ce6" table:formula="of:=IF(NOT(ISBLANK([.E6]));IFERROR(MATCH(VLOOKUP([.E6];[.$A$1:.$A$1048576];1;0);[.$A$1:.$A$1048576];0););)" office:value-type="float" office:value="28" calcext:value-type="float">
            <text:p>28</text:p>
          </table:table-cell>
          <table:table-cell table:style-name="ce6" table:formula="of:=IF(NOT(ISBLANK([.F6]));IFERROR(MATCH(VLOOKUP([.F6];[.$A$1:.$A$1048576];1;0);[.$A$1:.$A$1048576];0););)" office:value-type="float" office:value="96" calcext:value-type="float">
            <text:p>96</text:p>
          </table:table-cell>
          <table:table-cell table:style-name="ce6" table:formula="of:=IF(NOT(ISBLANK([.G6]));IFERROR(MATCH(VLOOKUP([.G6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9"/>
          <table:table-cell table:style-name="ce6" table:formula="of:=IF(NOT(ISBLANK([.C6]));MAX([.I6:.M6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6]));MAX([.P6:.T6]);)" office:value-type="float" office:value="96" calcext:value-type="float">
            <text:p>96</text:p>
          </table:table-cell>
          <table:table-cell table:style-name="ce6" table:number-columns-repeated="6"/>
          <table:table-cell table:style-name="ce9" office:value-type="string" calcext:value-type="string">
            <text:p>Overshoot from score</text:p>
          </table:table-cell>
          <table:table-cell table:style-name="ce13" table:formula="of:=MOD([.AP5]-3;6)" office:value-type="float" office:value="3" calcext:value-type="float">
            <text:p>3</text:p>
          </table:table-cell>
          <table:table-cell table:style-name="ce6" table:number-columns-repeated="2"/>
          <table:table-cell table:style-name="ce21" table:formula="of:=MOD([.AS5]-3;6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5" office:value-type="string" calcext:value-type="string">
            <text:p>19 22 16 13 <text:s/>3</text:p>
          </table:table-cell>
          <table:table-cell table:style-name="ce6" table:formula="of:=IFERROR(__xludf.dummyfunction(&quot;IFERROR(SPLIT(B7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/>
          <table:table-cell table:style-name="ce6" table:formula="of:=IF(NOT(ISBLANK([.C7]));IFERROR(MATCH(VLOOKUP([.C7];[.$A$1:.$A$1048576];1;0);[.$A$1:.$A$1048576];0););)" office:value-type="float" office:value="49" calcext:value-type="float">
            <text:p>49</text:p>
          </table:table-cell>
          <table:table-cell table:style-name="ce6" table:formula="of:=IF(NOT(ISBLANK([.D7]));IFERROR(MATCH(VLOOKUP([.D7];[.$A$1:.$A$1048576];1;0);[.$A$1:.$A$1048576];0););)" office:value-type="float" office:value="40" calcext:value-type="float">
            <text:p>40</text:p>
          </table:table-cell>
          <table:table-cell table:style-name="ce6" table:formula="of:=IF(NOT(ISBLANK([.E7]));IFERROR(MATCH(VLOOKUP([.E7];[.$A$1:.$A$1048576];1;0);[.$A$1:.$A$1048576];0););)" office:value-type="float" office:value="90" calcext:value-type="float">
            <text:p>90</text:p>
          </table:table-cell>
          <table:table-cell table:style-name="ce6" table:formula="of:=IF(NOT(ISBLANK([.F7]));IFERROR(MATCH(VLOOKUP([.F7];[.$A$1:.$A$1048576];1;0);[.$A$1:.$A$1048576];0););)" office:value-type="float" office:value="7" calcext:value-type="float">
            <text:p>7</text:p>
          </table:table-cell>
          <table:table-cell table:style-name="ce6" table:formula="of:=IF(NOT(ISBLANK([.G7]));IFERROR(MATCH(VLOOKUP([.G7];[.$A$1:.$A$1048576];1;0);[.$A$1:.$A$1048576];0););)" office:value-type="float" office:value="50" calcext:value-type="float">
            <text:p>50</text:p>
          </table:table-cell>
          <table:table-cell table:style-name="ce6" table:number-columns-repeated="2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9"/>
          <table:table-cell table:style-name="ce6" table:formula="of:=IF(NOT(ISBLANK([.C7]));MAX([.I7:.M7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7]));MAX([.P7:.T7]);)" office:value-type="float" office:value="91" calcext:value-type="float">
            <text:p>91</text:p>
          </table:table-cell>
          <table:table-cell table:style-name="ce6" table:number-columns-repeated="6"/>
          <table:table-cell table:style-name="ce10" office:value-type="string" calcext:value-type="string">
            <text:p>SCORE</text:p>
          </table:table-cell>
          <table:table-cell table:style-name="ce14" table:number-matrix-columns-spanned="1" table:number-matrix-rows-spanned="1" table:formula="of:=INDEX([.X$1:.X$1048576];[.AP5]-[.AP6];0)" office:value-type="float" office:value="39902" calcext:value-type="float">
            <text:p>39902</text:p>
          </table:table-cell>
          <table:table-cell table:style-name="ce17" table:number-columns-repeated="2"/>
          <table:table-cell table:style-name="ce22" table:number-matrix-columns-spanned="1" table:number-matrix-rows-spanned="1" table:formula="of:=INDEX([.AB$1:.AB$1048576];[.AS5]-[.AS6];0)" office:value-type="float" office:value="26936" calcext:value-type="float">
            <text:p>26936</text:p>
          </table:table-cell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ERROR(__xludf.dummyfunction(&quot;IFERROR(SPLIT(B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8]));IFERROR(MATCH(VLOOKUP([.C8];[.$A$1:.$A$1048576];1;0);[.$A$1:.$A$1048576];0););)" office:value-type="float" office:value="0" calcext:value-type="float">
            <text:p>0</text:p>
          </table:table-cell>
          <table:table-cell table:style-name="ce6" table:formula="of:=IF(NOT(ISBLANK([.D8]));IFERROR(MATCH(VLOOKUP([.D8];[.$A$1:.$A$1048576];1;0);[.$A$1:.$A$1048576];0););)" office:value-type="float" office:value="0" calcext:value-type="float">
            <text:p>0</text:p>
          </table:table-cell>
          <table:table-cell table:style-name="ce6" table:formula="of:=IF(NOT(ISBLANK([.E8]));IFERROR(MATCH(VLOOKUP([.E8];[.$A$1:.$A$1048576];1;0);[.$A$1:.$A$1048576];0););)" office:value-type="float" office:value="0" calcext:value-type="float">
            <text:p>0</text:p>
          </table:table-cell>
          <table:table-cell table:style-name="ce6" table:formula="of:=IF(NOT(ISBLANK([.F8]));IFERROR(MATCH(VLOOKUP([.F8];[.$A$1:.$A$1048576];1;0);[.$A$1:.$A$1048576];0););)" office:value-type="float" office:value="0" calcext:value-type="float">
            <text:p>0</text:p>
          </table:table-cell>
          <table:table-cell table:style-name="ce6" table:formula="of:=IF(NOT(ISBLANK([.G8]));IFERROR(MATCH(VLOOKUP([.G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8]));MAX([.I8:.M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8]));MAX([.P8:.T8]);)" office:value-type="float" office:value="0" calcext:value-type="float">
            <text:p>0</text:p>
          </table:table-cell>
          <table:table-cell table:style-name="ce6" table:number-columns-repeated="6"/>
          <table:table-cell table:style-name="ce11" table:number-columns-repeated="2"/>
          <table:table-cell table:style-name="ce6" table:number-columns-repeated="3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5" office:value-type="string" calcext:value-type="string">
            <text:p>20 83 38 85 70</text:p>
          </table:table-cell>
          <table:table-cell table:style-name="ce6" table:formula="of:=IFERROR(__xludf.dummyfunction(&quot;IFERROR(SPLIT(B9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/>
          <table:table-cell table:style-name="ce6" table:formula="of:=IF(NOT(ISBLANK([.C9]));IFERROR(MATCH(VLOOKUP([.C9];[.$A$1:.$A$1048576];1;0);[.$A$1:.$A$1048576];0););)" office:value-type="float" office:value="32" calcext:value-type="float">
            <text:p>32</text:p>
          </table:table-cell>
          <table:table-cell table:style-name="ce6" table:formula="of:=IF(NOT(ISBLANK([.D9]));IFERROR(MATCH(VLOOKUP([.D9];[.$A$1:.$A$1048576];1;0);[.$A$1:.$A$1048576];0););)" office:value-type="float" office:value="13" calcext:value-type="float">
            <text:p>13</text:p>
          </table:table-cell>
          <table:table-cell table:style-name="ce6" table:formula="of:=IF(NOT(ISBLANK([.E9]));IFERROR(MATCH(VLOOKUP([.E9];[.$A$1:.$A$1048576];1;0);[.$A$1:.$A$1048576];0););)" office:value-type="float" office:value="89" calcext:value-type="float">
            <text:p>89</text:p>
          </table:table-cell>
          <table:table-cell table:style-name="ce6" table:formula="of:=IF(NOT(ISBLANK([.F9]));IFERROR(MATCH(VLOOKUP([.F9];[.$A$1:.$A$1048576];1;0);[.$A$1:.$A$1048576];0););)" office:value-type="float" office:value="79" calcext:value-type="float">
            <text:p>79</text:p>
          </table:table-cell>
          <table:table-cell table:style-name="ce6" table:formula="of:=IF(NOT(ISBLANK([.G9]));IFERROR(MATCH(VLOOKUP([.G9];[.$A$1:.$A$1048576];1;0);[.$A$1:.$A$1048576];0););)" office:value-type="float" office:value="92" calcext:value-type="float">
            <text:p>9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9:.M13])" office:value-type="float" office:value="32" calcext:value-type="float">
            <text:p>3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9:.M13]&gt;[.$AP$3];[.C9:.G13];))*[.$AP$4]" office:value-type="float" office:value="53108" calcext:value-type="float">
            <text:p>5310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9:.M13]&gt;[.$AS$3];[.C9:.G13];))*[.$AS$4]" office:value-type="float" office:value="18256" calcext:value-type="float">
            <text:p>18256</text:p>
          </table:table-cell>
          <table:table-cell table:style-name="ce6"/>
          <table:table-cell table:style-name="ce6" table:formula="of:=IF(NOT(ISBLANK([.C9]));MAX([.I9:.M9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9]));MAX([.P9:.T9]);)" office:value-type="float" office:value="98" calcext:value-type="float">
            <text:p>98</text:p>
          </table:table-cell>
          <table:table-cell table:style-name="ce6"/>
          <table:table-cell table:style-name="ce6" table:formula="of:=MIN([.AD9:.AH13])" office:value-type="float" office:value="54" calcext:value-type="float">
            <text:p>54</text:p>
          </table:table-cell>
          <table:table-cell table:style-name="ce6" table:number-columns-repeated="7"/>
          <table:table-cell table:style-name="ce6" table:number-matrix-columns-spanned="1" table:number-matrix-rows-spanned="1" table:formula="of:=INDEX([.A$1:.A$1048576];MATCH([.AP3];[.AD$1:.AD$1048576];0)-sequence(5;1;0;5);1)" office:value-type="string" office:string-value="" calcext:value-type="error">
            <text:p>#NAME?</text:p>
          </table:table-cell>
          <table:table-cell table:style-name="ce6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5" office:value-type="string" calcext:value-type="string">
            <text:p>69 12 14 26 84</text:p>
          </table:table-cell>
          <table:table-cell table:style-name="ce6" table:formula="of:=IFERROR(__xludf.dummyfunction(&quot;IFERROR(SPLIT(B10,&quot;&quot; &quot;&quot;),)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/>
          <table:table-cell table:style-name="ce6" table:formula="of:=IF(NOT(ISBLANK([.C10]));IFERROR(MATCH(VLOOKUP([.C10];[.$A$1:.$A$1048576];1;0);[.$A$1:.$A$1048576];0););)" office:value-type="float" office:value="65" calcext:value-type="float">
            <text:p>65</text:p>
          </table:table-cell>
          <table:table-cell table:style-name="ce6" table:formula="of:=IF(NOT(ISBLANK([.D10]));IFERROR(MATCH(VLOOKUP([.D10];[.$A$1:.$A$1048576];1;0);[.$A$1:.$A$1048576];0););)" office:value-type="float" office:value="60" calcext:value-type="float">
            <text:p>60</text:p>
          </table:table-cell>
          <table:table-cell table:style-name="ce6" table:formula="of:=IF(NOT(ISBLANK([.E10]));IFERROR(MATCH(VLOOKUP([.E10];[.$A$1:.$A$1048576];1;0);[.$A$1:.$A$1048576];0););)" office:value-type="float" office:value="101" calcext:value-type="float">
            <text:p>101</text:p>
          </table:table-cell>
          <table:table-cell table:style-name="ce6" table:formula="of:=IF(NOT(ISBLANK([.F10]));IFERROR(MATCH(VLOOKUP([.F10];[.$A$1:.$A$1048576];1;0);[.$A$1:.$A$1048576];0););)" office:value-type="float" office:value="45" calcext:value-type="float">
            <text:p>45</text:p>
          </table:table-cell>
          <table:table-cell table:style-name="ce6" table:formula="of:=IF(NOT(ISBLANK([.G10]));IFERROR(MATCH(VLOOKUP([.G10];[.$A$1:.$A$1048576];1;0);[.$A$1:.$A$1048576];0););)" office:value-type="float" office:value="95" calcext:value-type="float">
            <text:p>95</text:p>
          </table:table-cell>
          <table:table-cell table:style-name="ce6"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10]));MAX([.I10:.M10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10]));MAX([.P10:.T10]);)" office:value-type="float" office:value="60" calcext:value-type="float">
            <text:p>6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5" office:value-type="string" calcext:value-type="string">
            <text:p>19 76 45 78 99</text:p>
          </table:table-cell>
          <table:table-cell table:style-name="ce6" table:formula="of:=IFERROR(__xludf.dummyfunction(&quot;IFERROR(SPLIT(B11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11]));IFERROR(MATCH(VLOOKUP([.C11];[.$A$1:.$A$1048576];1;0);[.$A$1:.$A$1048576];0););)" office:value-type="float" office:value="49" calcext:value-type="float">
            <text:p>49</text:p>
          </table:table-cell>
          <table:table-cell table:style-name="ce6" table:formula="of:=IF(NOT(ISBLANK([.D11]));IFERROR(MATCH(VLOOKUP([.D11];[.$A$1:.$A$1048576];1;0);[.$A$1:.$A$1048576];0););)" office:value-type="float" office:value="33" calcext:value-type="float">
            <text:p>33</text:p>
          </table:table-cell>
          <table:table-cell table:style-name="ce6" table:formula="of:=IF(NOT(ISBLANK([.E11]));IFERROR(MATCH(VLOOKUP([.E11];[.$A$1:.$A$1048576];1;0);[.$A$1:.$A$1048576];0););)" office:value-type="float" office:value="97" calcext:value-type="float">
            <text:p>97</text:p>
          </table:table-cell>
          <table:table-cell table:style-name="ce6" table:formula="of:=IF(NOT(ISBLANK([.F11]));IFERROR(MATCH(VLOOKUP([.F11];[.$A$1:.$A$1048576];1;0);[.$A$1:.$A$1048576];0););)" office:value-type="float" office:value="67" calcext:value-type="float">
            <text:p>67</text:p>
          </table:table-cell>
          <table:table-cell table:style-name="ce6" table:formula="of:=IF(NOT(ISBLANK([.G11]));IFERROR(MATCH(VLOOKUP([.G11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89" calcext:value-type="float">
            <text:p>89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9"/>
          <table:table-cell table:style-name="ce6" table:formula="of:=IF(NOT(ISBLANK([.C11]));MAX([.I11:.M11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11]));MAX([.P11:.T11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5" office:value-type="string" calcext:value-type="string">
            <text:p>22 80 90 33 46</text:p>
          </table:table-cell>
          <table:table-cell table:style-name="ce6" table:formula="of:=IFERROR(__xludf.dummyfunction(&quot;IFERROR(SPLIT(B12,&quot;&quot; &quot;&quot;),)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/>
          <table:table-cell table:style-name="ce6" table:formula="of:=IF(NOT(ISBLANK([.C12]));IFERROR(MATCH(VLOOKUP([.C12];[.$A$1:.$A$1048576];1;0);[.$A$1:.$A$1048576];0););)" office:value-type="float" office:value="40" calcext:value-type="float">
            <text:p>40</text:p>
          </table:table-cell>
          <table:table-cell table:style-name="ce6" table:formula="of:=IF(NOT(ISBLANK([.D12]));IFERROR(MATCH(VLOOKUP([.D12];[.$A$1:.$A$1048576];1;0);[.$A$1:.$A$1048576];0););)" office:value-type="float" office:value="27" calcext:value-type="float">
            <text:p>27</text:p>
          </table:table-cell>
          <table:table-cell table:style-name="ce6" table:formula="of:=IF(NOT(ISBLANK([.E12]));IFERROR(MATCH(VLOOKUP([.E12];[.$A$1:.$A$1048576];1;0);[.$A$1:.$A$1048576];0););)" office:value-type="float" office:value="18" calcext:value-type="float">
            <text:p>18</text:p>
          </table:table-cell>
          <table:table-cell table:style-name="ce6" table:formula="of:=IF(NOT(ISBLANK([.F12]));IFERROR(MATCH(VLOOKUP([.F12];[.$A$1:.$A$1048576];1;0);[.$A$1:.$A$1048576];0););)" office:value-type="float" office:value="11" calcext:value-type="float">
            <text:p>11</text:p>
          </table:table-cell>
          <table:table-cell table:style-name="ce6" table:formula="of:=IF(NOT(ISBLANK([.G12]));IFERROR(MATCH(VLOOKUP([.G12];[.$A$1:.$A$1048576];1;0);[.$A$1:.$A$1048576];0););)" office:value-type="float" office:value="54" calcext:value-type="float">
            <text:p>54</text:p>
          </table:table-cell>
          <table:table-cell table:style-name="ce6" table:number-columns-repeated="2"/>
          <table:table-cell table:style-name="ce6" office:value-type="float" office:value="79" calcext:value-type="float">
            <text:p>7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12]));MAX([.I12:.M12]);)" office:value-type="float" office:value="54" calcext:value-type="float">
            <text:p>54</text:p>
          </table:table-cell>
          <table:table-cell table:style-name="ce6" table:number-columns-repeated="3"/>
          <table:table-cell table:style-name="ce6" table:formula="of:=IF(NOT(ISBLANK([.C12]));MAX([.P12:.T12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5" office:value-type="string" calcext:value-type="string">
            <text:p>75 31 21 <text:s/>6 28</text:p>
          </table:table-cell>
          <table:table-cell table:style-name="ce6" table:formula="of:=IFERROR(__xludf.dummyfunction(&quot;IFERROR(SPLIT(B13,&quot;&quot; &quot;&quot;),)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13]));IFERROR(MATCH(VLOOKUP([.C13];[.$A$1:.$A$1048576];1;0);[.$A$1:.$A$1048576];0););)" office:value-type="float" office:value="98" calcext:value-type="float">
            <text:p>98</text:p>
          </table:table-cell>
          <table:table-cell table:style-name="ce6" table:formula="of:=IF(NOT(ISBLANK([.D13]));IFERROR(MATCH(VLOOKUP([.D13];[.$A$1:.$A$1048576];1;0);[.$A$1:.$A$1048576];0););)" office:value-type="float" office:value="55" calcext:value-type="float">
            <text:p>55</text:p>
          </table:table-cell>
          <table:table-cell table:style-name="ce6" table:formula="of:=IF(NOT(ISBLANK([.E13]));IFERROR(MATCH(VLOOKUP([.E13];[.$A$1:.$A$1048576];1;0);[.$A$1:.$A$1048576];0););)" office:value-type="float" office:value="31" calcext:value-type="float">
            <text:p>31</text:p>
          </table:table-cell>
          <table:table-cell table:style-name="ce6" table:formula="of:=IF(NOT(ISBLANK([.F13]));IFERROR(MATCH(VLOOKUP([.F13];[.$A$1:.$A$1048576];1;0);[.$A$1:.$A$1048576];0););)" office:value-type="float" office:value="83" calcext:value-type="float">
            <text:p>83</text:p>
          </table:table-cell>
          <table:table-cell table:style-name="ce6" table:formula="of:=IF(NOT(ISBLANK([.G13]));IFERROR(MATCH(VLOOKUP([.G13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9"/>
          <table:table-cell table:style-name="ce6" table:formula="of:=IF(NOT(ISBLANK([.C13]));MAX([.I13:.M13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13]));MAX([.P13:.T13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ERROR(__xludf.dummyfunction(&quot;IFERROR(SPLIT(B1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4]));IFERROR(MATCH(VLOOKUP([.C14];[.$A$1:.$A$1048576];1;0);[.$A$1:.$A$1048576];0););)" office:value-type="float" office:value="0" calcext:value-type="float">
            <text:p>0</text:p>
          </table:table-cell>
          <table:table-cell table:style-name="ce6" table:formula="of:=IF(NOT(ISBLANK([.D14]));IFERROR(MATCH(VLOOKUP([.D14];[.$A$1:.$A$1048576];1;0);[.$A$1:.$A$1048576];0););)" office:value-type="float" office:value="0" calcext:value-type="float">
            <text:p>0</text:p>
          </table:table-cell>
          <table:table-cell table:style-name="ce6" table:formula="of:=IF(NOT(ISBLANK([.E14]));IFERROR(MATCH(VLOOKUP([.E14];[.$A$1:.$A$1048576];1;0);[.$A$1:.$A$1048576];0););)" office:value-type="float" office:value="0" calcext:value-type="float">
            <text:p>0</text:p>
          </table:table-cell>
          <table:table-cell table:style-name="ce6" table:formula="of:=IF(NOT(ISBLANK([.F14]));IFERROR(MATCH(VLOOKUP([.F14];[.$A$1:.$A$1048576];1;0);[.$A$1:.$A$1048576];0););)" office:value-type="float" office:value="0" calcext:value-type="float">
            <text:p>0</text:p>
          </table:table-cell>
          <table:table-cell table:style-name="ce6" table:formula="of:=IF(NOT(ISBLANK([.G14]));IFERROR(MATCH(VLOOKUP([.G1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4]));MAX([.I14:.M1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4]));MAX([.P14:.T1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5" office:value-type="string" calcext:value-type="string">
            <text:p>22 52 65 75 <text:s/>2</text:p>
          </table:table-cell>
          <table:table-cell table:style-name="ce6" table:formula="of:=IFERROR(__xludf.dummyfunction(&quot;IFERROR(SPLIT(B15,&quot;&quot; &quot;&quot;),)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(NOT(ISBLANK([.C15]));IFERROR(MATCH(VLOOKUP([.C15];[.$A$1:.$A$1048576];1;0);[.$A$1:.$A$1048576];0););)" office:value-type="float" office:value="40" calcext:value-type="float">
            <text:p>40</text:p>
          </table:table-cell>
          <table:table-cell table:style-name="ce6" table:formula="of:=IF(NOT(ISBLANK([.D15]));IFERROR(MATCH(VLOOKUP([.D15];[.$A$1:.$A$1048576];1;0);[.$A$1:.$A$1048576];0););)" office:value-type="float" office:value="39" calcext:value-type="float">
            <text:p>39</text:p>
          </table:table-cell>
          <table:table-cell table:style-name="ce6" table:formula="of:=IF(NOT(ISBLANK([.E15]));IFERROR(MATCH(VLOOKUP([.E15];[.$A$1:.$A$1048576];1;0);[.$A$1:.$A$1048576];0););)" office:value-type="float" office:value="52" calcext:value-type="float">
            <text:p>52</text:p>
          </table:table-cell>
          <table:table-cell table:style-name="ce6" table:formula="of:=IF(NOT(ISBLANK([.F15]));IFERROR(MATCH(VLOOKUP([.F15];[.$A$1:.$A$1048576];1;0);[.$A$1:.$A$1048576];0););)" office:value-type="float" office:value="98" calcext:value-type="float">
            <text:p>98</text:p>
          </table:table-cell>
          <table:table-cell table:style-name="ce6" table:formula="of:=IF(NOT(ISBLANK([.G15]));IFERROR(MATCH(VLOOKUP([.G15];[.$A$1:.$A$1048576];1;0);[.$A$1:.$A$1048576];0););)" office:value-type="float" office:value="44" calcext:value-type="float">
            <text:p>4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5:.M19])" office:value-type="float" office:value="40" calcext:value-type="float">
            <text:p>4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5:.M19]&gt;[.$AP$3];[.C15:.G19];))*[.$AP$4]" office:value-type="float" office:value="73485" calcext:value-type="float">
            <text:p>7348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5:.M19]&gt;[.$AS$3];[.C15:.G19];))*[.$AS$4]" office:value-type="float" office:value="17472" calcext:value-type="float">
            <text:p>17472</text:p>
          </table:table-cell>
          <table:table-cell table:style-name="ce6"/>
          <table:table-cell table:style-name="ce6" table:formula="of:=IF(NOT(ISBLANK([.C15]));MAX([.I15:.M15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15]));MAX([.P15:.T15]);)" office:value-type="float" office:value="89" calcext:value-type="float">
            <text:p>89</text:p>
          </table:table-cell>
          <table:table-cell table:style-name="ce6"/>
          <table:table-cell table:style-name="ce6" table:formula="of:=MIN([.AD15:.AH19])" office:value-type="float" office:value="77" calcext:value-type="float">
            <text:p>7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5" office:value-type="string" calcext:value-type="string">
            <text:p>91 12 45 18 94</text:p>
          </table:table-cell>
          <table:table-cell table:style-name="ce6" table:formula="of:=IFERROR(__xludf.dummyfunction(&quot;IFERROR(SPLIT(B16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/>
          <table:table-cell table:style-name="ce6" table:formula="of:=IF(NOT(ISBLANK([.C16]));IFERROR(MATCH(VLOOKUP([.C16];[.$A$1:.$A$1048576];1;0);[.$A$1:.$A$1048576];0););)" office:value-type="float" office:value="57" calcext:value-type="float">
            <text:p>57</text:p>
          </table:table-cell>
          <table:table-cell table:style-name="ce6" table:formula="of:=IF(NOT(ISBLANK([.D16]));IFERROR(MATCH(VLOOKUP([.D16];[.$A$1:.$A$1048576];1;0);[.$A$1:.$A$1048576];0););)" office:value-type="float" office:value="60" calcext:value-type="float">
            <text:p>60</text:p>
          </table:table-cell>
          <table:table-cell table:style-name="ce6" table:formula="of:=IF(NOT(ISBLANK([.E16]));IFERROR(MATCH(VLOOKUP([.E16];[.$A$1:.$A$1048576];1;0);[.$A$1:.$A$1048576];0););)" office:value-type="float" office:value="97" calcext:value-type="float">
            <text:p>97</text:p>
          </table:table-cell>
          <table:table-cell table:style-name="ce6" table:formula="of:=IF(NOT(ISBLANK([.F16]));IFERROR(MATCH(VLOOKUP([.F16];[.$A$1:.$A$1048576];1;0);[.$A$1:.$A$1048576];0););)" office:value-type="float" office:value="59" calcext:value-type="float">
            <text:p>59</text:p>
          </table:table-cell>
          <table:table-cell table:style-name="ce6" table:formula="of:=IF(NOT(ISBLANK([.G16]));IFERROR(MATCH(VLOOKUP([.G16];[.$A$1:.$A$1048576];1;0);[.$A$1:.$A$1048576];0););)" office:value-type="float" office:value="77" calcext:value-type="float">
            <text:p>77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9"/>
          <table:table-cell table:style-name="ce6" table:formula="of:=IF(NOT(ISBLANK([.C16]));MAX([.I16:.M16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16]));MAX([.P16:.T16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5" office:value-type="string" calcext:value-type="string">
            <text:p>38 66 85 39 <text:s/>1</text:p>
          </table:table-cell>
          <table:table-cell table:style-name="ce6" table:formula="of:=IFERROR(__xludf.dummyfunction(&quot;IFERROR(SPLIT(B17,&quot;&quot; &quot;&quot;),)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(NOT(ISBLANK([.C17]));IFERROR(MATCH(VLOOKUP([.C17];[.$A$1:.$A$1048576];1;0);[.$A$1:.$A$1048576];0););)" office:value-type="float" office:value="89" calcext:value-type="float">
            <text:p>89</text:p>
          </table:table-cell>
          <table:table-cell table:style-name="ce6" table:formula="of:=IF(NOT(ISBLANK([.D17]));IFERROR(MATCH(VLOOKUP([.D17];[.$A$1:.$A$1048576];1;0);[.$A$1:.$A$1048576];0););)" office:value-type="float" office:value="88" calcext:value-type="float">
            <text:p>88</text:p>
          </table:table-cell>
          <table:table-cell table:style-name="ce6" table:formula="of:=IF(NOT(ISBLANK([.E17]));IFERROR(MATCH(VLOOKUP([.E17];[.$A$1:.$A$1048576];1;0);[.$A$1:.$A$1048576];0););)" office:value-type="float" office:value="79" calcext:value-type="float">
            <text:p>79</text:p>
          </table:table-cell>
          <table:table-cell table:style-name="ce6" table:formula="of:=IF(NOT(ISBLANK([.F17]));IFERROR(MATCH(VLOOKUP([.F17];[.$A$1:.$A$1048576];1;0);[.$A$1:.$A$1048576];0););)" office:value-type="float" office:value="41" calcext:value-type="float">
            <text:p>41</text:p>
          </table:table-cell>
          <table:table-cell table:style-name="ce6" table:formula="of:=IF(NOT(ISBLANK([.G17]));IFERROR(MATCH(VLOOKUP([.G17];[.$A$1:.$A$1048576];1;0);[.$A$1:.$A$1048576];0););)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number-columns-repeated="9"/>
          <table:table-cell table:style-name="ce6" table:formula="of:=IF(NOT(ISBLANK([.C17]));MAX([.I17:.M17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17]));MAX([.P17:.T17]);)" office:value-type="float" office:value="97" calcext:value-type="float">
            <text:p>97</text:p>
          </table:table-cell>
          <table:table-cell table:style-name="ce6" table:number-columns-repeated="7"/>
          <table:table-cell table:style-name="ce15"/>
          <table:table-cell table:style-name="ce6" table:number-columns-repeated="3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5" office:value-type="string" calcext:value-type="string">
            <text:p>24 36 55 74 <text:s/>3</text:p>
          </table:table-cell>
          <table:table-cell table:style-name="ce6" table:formula="of:=IFERROR(__xludf.dummyfunction(&quot;IFERROR(SPLIT(B18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/>
          <table:table-cell table:style-name="ce6" table:formula="of:=IF(NOT(ISBLANK([.C18]));IFERROR(MATCH(VLOOKUP([.C18];[.$A$1:.$A$1048576];1;0);[.$A$1:.$A$1048576];0););)" office:value-type="float" office:value="58" calcext:value-type="float">
            <text:p>58</text:p>
          </table:table-cell>
          <table:table-cell table:style-name="ce6" table:formula="of:=IF(NOT(ISBLANK([.D18]));IFERROR(MATCH(VLOOKUP([.D18];[.$A$1:.$A$1048576];1;0);[.$A$1:.$A$1048576];0););)" office:value-type="float" office:value="15" calcext:value-type="float">
            <text:p>15</text:p>
          </table:table-cell>
          <table:table-cell table:style-name="ce6" table:formula="of:=IF(NOT(ISBLANK([.E18]));IFERROR(MATCH(VLOOKUP([.E18];[.$A$1:.$A$1048576];1;0);[.$A$1:.$A$1048576];0););)" office:value-type="float" office:value="19" calcext:value-type="float">
            <text:p>19</text:p>
          </table:table-cell>
          <table:table-cell table:style-name="ce6" table:formula="of:=IF(NOT(ISBLANK([.F18]));IFERROR(MATCH(VLOOKUP([.F18];[.$A$1:.$A$1048576];1;0);[.$A$1:.$A$1048576];0););)" office:value-type="float" office:value="93" calcext:value-type="float">
            <text:p>93</text:p>
          </table:table-cell>
          <table:table-cell table:style-name="ce6" table:formula="of:=IF(NOT(ISBLANK([.G18]));IFERROR(MATCH(VLOOKUP([.G18];[.$A$1:.$A$1048576];1;0);[.$A$1:.$A$1048576];0););)" office:value-type="float" office:value="50" calcext:value-type="float">
            <text:p>50</text:p>
          </table:table-cell>
          <table:table-cell table:style-name="ce6" table:number-columns-repeated="2"/>
          <table:table-cell table:style-name="ce6" office:value-type="float" office:value="98" calcext:value-type="float">
            <text:p>9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18]));MAX([.I18:.M18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18]));MAX([.P18:.T18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5" office:value-type="string" calcext:value-type="string">
            <text:p>89 14 79 99 48</text:p>
          </table:table-cell>
          <table:table-cell table:style-name="ce6" table:formula="of:=IFERROR(__xludf.dummyfunction(&quot;IFERROR(SPLIT(B19,&quot;&quot; &quot;&quot;),)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/>
          <table:table-cell table:style-name="ce6" table:formula="of:=IF(NOT(ISBLANK([.C19]));IFERROR(MATCH(VLOOKUP([.C19];[.$A$1:.$A$1048576];1;0);[.$A$1:.$A$1048576];0););)" office:value-type="float" office:value="76" calcext:value-type="float">
            <text:p>76</text:p>
          </table:table-cell>
          <table:table-cell table:style-name="ce6" table:formula="of:=IF(NOT(ISBLANK([.D19]));IFERROR(MATCH(VLOOKUP([.D19];[.$A$1:.$A$1048576];1;0);[.$A$1:.$A$1048576];0););)" office:value-type="float" office:value="101" calcext:value-type="float">
            <text:p>101</text:p>
          </table:table-cell>
          <table:table-cell table:style-name="ce6" table:formula="of:=IF(NOT(ISBLANK([.E19]));IFERROR(MATCH(VLOOKUP([.E19];[.$A$1:.$A$1048576];1;0);[.$A$1:.$A$1048576];0););)" office:value-type="float" office:value="62" calcext:value-type="float">
            <text:p>62</text:p>
          </table:table-cell>
          <table:table-cell table:style-name="ce6" table:formula="of:=IF(NOT(ISBLANK([.F19]));IFERROR(MATCH(VLOOKUP([.F19];[.$A$1:.$A$1048576];1;0);[.$A$1:.$A$1048576];0););)" office:value-type="float" office:value="9" calcext:value-type="float">
            <text:p>9</text:p>
          </table:table-cell>
          <table:table-cell table:style-name="ce6" table:formula="of:=IF(NOT(ISBLANK([.G19]));IFERROR(MATCH(VLOOKUP([.G19];[.$A$1:.$A$1048576];1;0);[.$A$1:.$A$1048576];0););)" office:value-type="float" office:value="74" calcext:value-type="float">
            <text:p>74</text:p>
          </table:table-cell>
          <table:table-cell table:style-name="ce6" table:number-columns-repeated="2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number-columns-repeated="9"/>
          <table:table-cell table:style-name="ce6" table:formula="of:=IF(NOT(ISBLANK([.C19]));MAX([.I19:.M19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19]));MAX([.P19:.T19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ERROR(__xludf.dummyfunction(&quot;IFERROR(SPLIT(B2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0]));IFERROR(MATCH(VLOOKUP([.C20];[.$A$1:.$A$1048576];1;0);[.$A$1:.$A$1048576];0););)" office:value-type="float" office:value="0" calcext:value-type="float">
            <text:p>0</text:p>
          </table:table-cell>
          <table:table-cell table:style-name="ce6" table:formula="of:=IF(NOT(ISBLANK([.D20]));IFERROR(MATCH(VLOOKUP([.D20];[.$A$1:.$A$1048576];1;0);[.$A$1:.$A$1048576];0););)" office:value-type="float" office:value="0" calcext:value-type="float">
            <text:p>0</text:p>
          </table:table-cell>
          <table:table-cell table:style-name="ce6" table:formula="of:=IF(NOT(ISBLANK([.E20]));IFERROR(MATCH(VLOOKUP([.E20];[.$A$1:.$A$1048576];1;0);[.$A$1:.$A$1048576];0););)" office:value-type="float" office:value="0" calcext:value-type="float">
            <text:p>0</text:p>
          </table:table-cell>
          <table:table-cell table:style-name="ce6" table:formula="of:=IF(NOT(ISBLANK([.F20]));IFERROR(MATCH(VLOOKUP([.F20];[.$A$1:.$A$1048576];1;0);[.$A$1:.$A$1048576];0););)" office:value-type="float" office:value="0" calcext:value-type="float">
            <text:p>0</text:p>
          </table:table-cell>
          <table:table-cell table:style-name="ce6" table:formula="of:=IF(NOT(ISBLANK([.G20]));IFERROR(MATCH(VLOOKUP([.G2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0]));MAX([.I20:.M2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0]));MAX([.P20:.T2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5" office:value-type="string" calcext:value-type="string">
            <text:p>19 58 95 22 <text:s/>6</text:p>
          </table:table-cell>
          <table:table-cell table:style-name="ce6" table:formula="of:=IFERROR(__xludf.dummyfunction(&quot;IFERROR(SPLIT(B21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21]));IFERROR(MATCH(VLOOKUP([.C21];[.$A$1:.$A$1048576];1;0);[.$A$1:.$A$1048576];0););)" office:value-type="float" office:value="49" calcext:value-type="float">
            <text:p>49</text:p>
          </table:table-cell>
          <table:table-cell table:style-name="ce6" table:formula="of:=IF(NOT(ISBLANK([.D21]));IFERROR(MATCH(VLOOKUP([.D21];[.$A$1:.$A$1048576];1;0);[.$A$1:.$A$1048576];0););)" office:value-type="float" office:value="37" calcext:value-type="float">
            <text:p>37</text:p>
          </table:table-cell>
          <table:table-cell table:style-name="ce6" table:formula="of:=IF(NOT(ISBLANK([.E21]));IFERROR(MATCH(VLOOKUP([.E21];[.$A$1:.$A$1048576];1;0);[.$A$1:.$A$1048576];0););)" office:value-type="float" office:value="5" calcext:value-type="float">
            <text:p>5</text:p>
          </table:table-cell>
          <table:table-cell table:style-name="ce6" table:formula="of:=IF(NOT(ISBLANK([.F21]));IFERROR(MATCH(VLOOKUP([.F21];[.$A$1:.$A$1048576];1;0);[.$A$1:.$A$1048576];0););)" office:value-type="float" office:value="40" calcext:value-type="float">
            <text:p>40</text:p>
          </table:table-cell>
          <table:table-cell table:style-name="ce6" table:formula="of:=IF(NOT(ISBLANK([.G21]));IFERROR(MATCH(VLOOKUP([.G21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1:.M25])" office:value-type="float" office:value="49" calcext:value-type="float">
            <text:p>49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1:.M25]&gt;[.$AP$3];[.C21:.G25];))*[.$AP$4]" office:value-type="float" office:value="44446" calcext:value-type="float">
            <text:p>4444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1:.M25]&gt;[.$AS$3];[.C21:.G25];))*[.$AS$4]" office:value-type="float" office:value="9520" calcext:value-type="float">
            <text:p>9520</text:p>
          </table:table-cell>
          <table:table-cell table:style-name="ce6"/>
          <table:table-cell table:style-name="ce6" table:formula="of:=IF(NOT(ISBLANK([.C21]));MAX([.I21:.M21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21]));MAX([.P21:.T21]);)" office:value-type="float" office:value="74" calcext:value-type="float">
            <text:p>74</text:p>
          </table:table-cell>
          <table:table-cell table:style-name="ce6"/>
          <table:table-cell table:style-name="ce6" table:formula="of:=MIN([.AD21:.AH25])" office:value-type="float" office:value="74" calcext:value-type="float">
            <text:p>7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5" office:value-type="string" calcext:value-type="string">
            <text:p>48 28 57 30 72</text:p>
          </table:table-cell>
          <table:table-cell table:style-name="ce6" table:formula="of:=IFERROR(__xludf.dummyfunction(&quot;IFERROR(SPLIT(B22,&quot;&quot; &quot;&quot;),)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22]));IFERROR(MATCH(VLOOKUP([.C22];[.$A$1:.$A$1048576];1;0);[.$A$1:.$A$1048576];0););)" office:value-type="float" office:value="74" calcext:value-type="float">
            <text:p>74</text:p>
          </table:table-cell>
          <table:table-cell table:style-name="ce6" table:formula="of:=IF(NOT(ISBLANK([.D22]));IFERROR(MATCH(VLOOKUP([.D22];[.$A$1:.$A$1048576];1;0);[.$A$1:.$A$1048576];0););)" office:value-type="float" office:value="75" calcext:value-type="float">
            <text:p>75</text:p>
          </table:table-cell>
          <table:table-cell table:style-name="ce6" table:formula="of:=IF(NOT(ISBLANK([.E22]));IFERROR(MATCH(VLOOKUP([.E22];[.$A$1:.$A$1048576];1;0);[.$A$1:.$A$1048576];0););)" office:value-type="float" office:value="42" calcext:value-type="float">
            <text:p>42</text:p>
          </table:table-cell>
          <table:table-cell table:style-name="ce6" table:formula="of:=IF(NOT(ISBLANK([.F22]));IFERROR(MATCH(VLOOKUP([.F22];[.$A$1:.$A$1048576];1;0);[.$A$1:.$A$1048576];0););)" office:value-type="float" office:value="12" calcext:value-type="float">
            <text:p>12</text:p>
          </table:table-cell>
          <table:table-cell table:style-name="ce6" table:formula="of:=IF(NOT(ISBLANK([.G22]));IFERROR(MATCH(VLOOKUP([.G22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9"/>
          <table:table-cell table:style-name="ce6" table:formula="of:=IF(NOT(ISBLANK([.C22]));MAX([.I22:.M22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22]));MAX([.P22:.T22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5" office:value-type="string" calcext:value-type="string">
            <text:p>12 67 15 37 18</text:p>
          </table:table-cell>
          <table:table-cell table:style-name="ce6" table:formula="of:=IFERROR(__xludf.dummyfunction(&quot;IFERROR(SPLIT(B23,&quot;&quot; &quot;&quot;),)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/>
          <table:table-cell table:style-name="ce6" table:formula="of:=IF(NOT(ISBLANK([.C23]));IFERROR(MATCH(VLOOKUP([.C23];[.$A$1:.$A$1048576];1;0);[.$A$1:.$A$1048576];0););)" office:value-type="float" office:value="60" calcext:value-type="float">
            <text:p>60</text:p>
          </table:table-cell>
          <table:table-cell table:style-name="ce6" table:formula="of:=IF(NOT(ISBLANK([.D23]));IFERROR(MATCH(VLOOKUP([.D23];[.$A$1:.$A$1048576];1;0);[.$A$1:.$A$1048576];0););)" office:value-type="float" office:value="73" calcext:value-type="float">
            <text:p>73</text:p>
          </table:table-cell>
          <table:table-cell table:style-name="ce6" table:formula="of:=IF(NOT(ISBLANK([.E23]));IFERROR(MATCH(VLOOKUP([.E23];[.$A$1:.$A$1048576];1;0);[.$A$1:.$A$1048576];0););)" office:value-type="float" office:value="100" calcext:value-type="float">
            <text:p>100</text:p>
          </table:table-cell>
          <table:table-cell table:style-name="ce6" table:formula="of:=IF(NOT(ISBLANK([.F23]));IFERROR(MATCH(VLOOKUP([.F23];[.$A$1:.$A$1048576];1;0);[.$A$1:.$A$1048576];0););)" office:value-type="float" office:value="23" calcext:value-type="float">
            <text:p>23</text:p>
          </table:table-cell>
          <table:table-cell table:style-name="ce6" table:formula="of:=IF(NOT(ISBLANK([.G23]));IFERROR(MATCH(VLOOKUP([.G23];[.$A$1:.$A$1048576];1;0);[.$A$1:.$A$1048576];0););)" office:value-type="float" office:value="59" calcext:value-type="float">
            <text:p>59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9"/>
          <table:table-cell table:style-name="ce6" table:formula="of:=IF(NOT(ISBLANK([.C23]));MAX([.I23:.M23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23]));MAX([.P23:.T23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5" office:value-type="string" calcext:value-type="string">
            <text:p>33 <text:s/>1 49 90 60</text:p>
          </table:table-cell>
          <table:table-cell table:style-name="ce6" table:formula="of:=IFERROR(__xludf.dummyfunction(&quot;IFERROR(SPLIT(B24,&quot;&quot; &quot;&quot;),)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/>
          <table:table-cell table:style-name="ce6" table:formula="of:=IF(NOT(ISBLANK([.C24]));IFERROR(MATCH(VLOOKUP([.C24];[.$A$1:.$A$1048576];1;0);[.$A$1:.$A$1048576];0););)" office:value-type="float" office:value="11" calcext:value-type="float">
            <text:p>11</text:p>
          </table:table-cell>
          <table:table-cell table:style-name="ce6" table:formula="of:=IF(NOT(ISBLANK([.D24]));IFERROR(MATCH(VLOOKUP([.D24];[.$A$1:.$A$1048576];1;0);[.$A$1:.$A$1048576];0););)" office:value-type="float" office:value="14" calcext:value-type="float">
            <text:p>14</text:p>
          </table:table-cell>
          <table:table-cell table:style-name="ce6" table:formula="of:=IF(NOT(ISBLANK([.E24]));IFERROR(MATCH(VLOOKUP([.E24];[.$A$1:.$A$1048576];1;0);[.$A$1:.$A$1048576];0););)" office:value-type="float" office:value="81" calcext:value-type="float">
            <text:p>81</text:p>
          </table:table-cell>
          <table:table-cell table:style-name="ce6" table:formula="of:=IF(NOT(ISBLANK([.F24]));IFERROR(MATCH(VLOOKUP([.F24];[.$A$1:.$A$1048576];1;0);[.$A$1:.$A$1048576];0););)" office:value-type="float" office:value="18" calcext:value-type="float">
            <text:p>18</text:p>
          </table:table-cell>
          <table:table-cell table:style-name="ce6" table:formula="of:=IF(NOT(ISBLANK([.G24]));IFERROR(MATCH(VLOOKUP([.G24];[.$A$1:.$A$1048576];1;0);[.$A$1:.$A$1048576];0););)" office:value-type="float" office:value="99" calcext:value-type="float">
            <text:p>99</text:p>
          </table:table-cell>
          <table:table-cell table:style-name="ce6" table:number-columns-repeated="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number-columns-repeated="9"/>
          <table:table-cell table:style-name="ce6" table:formula="of:=IF(NOT(ISBLANK([.C24]));MAX([.I24:.M24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24]));MAX([.P24:.T24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5" office:value-type="string" calcext:value-type="string">
            <text:p>35 41 47 11 84</text:p>
          </table:table-cell>
          <table:table-cell table:style-name="ce6" table:formula="of:=IFERROR(__xludf.dummyfunction(&quot;IFERROR(SPLIT(B25,&quot;&quot; &quot;&quot;),)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/>
          <table:table-cell table:style-name="ce6" table:formula="of:=IF(NOT(ISBLANK([.C25]));IFERROR(MATCH(VLOOKUP([.C25];[.$A$1:.$A$1048576];1;0);[.$A$1:.$A$1048576];0););)" office:value-type="float" office:value="6" calcext:value-type="float">
            <text:p>6</text:p>
          </table:table-cell>
          <table:table-cell table:style-name="ce6" table:formula="of:=IF(NOT(ISBLANK([.D25]));IFERROR(MATCH(VLOOKUP([.D25];[.$A$1:.$A$1048576];1;0);[.$A$1:.$A$1048576];0););)" office:value-type="float" office:value="25" calcext:value-type="float">
            <text:p>25</text:p>
          </table:table-cell>
          <table:table-cell table:style-name="ce6" table:formula="of:=IF(NOT(ISBLANK([.E25]));IFERROR(MATCH(VLOOKUP([.E25];[.$A$1:.$A$1048576];1;0);[.$A$1:.$A$1048576];0););)" office:value-type="float" office:value="26" calcext:value-type="float">
            <text:p>26</text:p>
          </table:table-cell>
          <table:table-cell table:style-name="ce6" table:formula="of:=IF(NOT(ISBLANK([.F25]));IFERROR(MATCH(VLOOKUP([.F25];[.$A$1:.$A$1048576];1;0);[.$A$1:.$A$1048576];0););)" office:value-type="float" office:value="102" calcext:value-type="float">
            <text:p>102</text:p>
          </table:table-cell>
          <table:table-cell table:style-name="ce6" table:formula="of:=IF(NOT(ISBLANK([.G25]));IFERROR(MATCH(VLOOKUP([.G25];[.$A$1:.$A$1048576];1;0);[.$A$1:.$A$1048576];0););)" office:value-type="float" office:value="95" calcext:value-type="float">
            <text:p>95</text:p>
          </table:table-cell>
          <table:table-cell table:style-name="ce6" table:number-columns-repeated="2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number-columns-repeated="9"/>
          <table:table-cell table:style-name="ce6" table:formula="of:=IF(NOT(ISBLANK([.C25]));MAX([.I25:.M25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25]));MAX([.P25:.T25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/>
          <table:table-cell table:style-name="ce6" table:formula="of:=IFERROR(__xludf.dummyfunction(&quot;IFERROR(SPLIT(B2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6]));IFERROR(MATCH(VLOOKUP([.C26];[.$A$1:.$A$1048576];1;0);[.$A$1:.$A$1048576];0););)" office:value-type="float" office:value="0" calcext:value-type="float">
            <text:p>0</text:p>
          </table:table-cell>
          <table:table-cell table:style-name="ce6" table:formula="of:=IF(NOT(ISBLANK([.D26]));IFERROR(MATCH(VLOOKUP([.D26];[.$A$1:.$A$1048576];1;0);[.$A$1:.$A$1048576];0););)" office:value-type="float" office:value="0" calcext:value-type="float">
            <text:p>0</text:p>
          </table:table-cell>
          <table:table-cell table:style-name="ce6" table:formula="of:=IF(NOT(ISBLANK([.E26]));IFERROR(MATCH(VLOOKUP([.E26];[.$A$1:.$A$1048576];1;0);[.$A$1:.$A$1048576];0););)" office:value-type="float" office:value="0" calcext:value-type="float">
            <text:p>0</text:p>
          </table:table-cell>
          <table:table-cell table:style-name="ce6" table:formula="of:=IF(NOT(ISBLANK([.F26]));IFERROR(MATCH(VLOOKUP([.F26];[.$A$1:.$A$1048576];1;0);[.$A$1:.$A$1048576];0););)" office:value-type="float" office:value="0" calcext:value-type="float">
            <text:p>0</text:p>
          </table:table-cell>
          <table:table-cell table:style-name="ce6" table:formula="of:=IF(NOT(ISBLANK([.G26]));IFERROR(MATCH(VLOOKUP([.G2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6]));MAX([.I26:.M2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6]));MAX([.P26:.T2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5" office:value-type="string" calcext:value-type="string">
            <text:p>89 27 65 68 19</text:p>
          </table:table-cell>
          <table:table-cell table:style-name="ce6" table:formula="of:=IFERROR(__xludf.dummyfunction(&quot;IFERROR(SPLIT(B27,&quot;&quot; &quot;&quot;),)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/>
          <table:table-cell table:style-name="ce6" table:formula="of:=IF(NOT(ISBLANK([.C27]));IFERROR(MATCH(VLOOKUP([.C27];[.$A$1:.$A$1048576];1;0);[.$A$1:.$A$1048576];0););)" office:value-type="float" office:value="76" calcext:value-type="float">
            <text:p>76</text:p>
          </table:table-cell>
          <table:table-cell table:style-name="ce6" table:formula="of:=IF(NOT(ISBLANK([.D27]));IFERROR(MATCH(VLOOKUP([.D27];[.$A$1:.$A$1048576];1;0);[.$A$1:.$A$1048576];0););)" office:value-type="float" office:value="94" calcext:value-type="float">
            <text:p>94</text:p>
          </table:table-cell>
          <table:table-cell table:style-name="ce6" table:formula="of:=IF(NOT(ISBLANK([.E27]));IFERROR(MATCH(VLOOKUP([.E27];[.$A$1:.$A$1048576];1;0);[.$A$1:.$A$1048576];0););)" office:value-type="float" office:value="52" calcext:value-type="float">
            <text:p>52</text:p>
          </table:table-cell>
          <table:table-cell table:style-name="ce6" table:formula="of:=IF(NOT(ISBLANK([.F27]));IFERROR(MATCH(VLOOKUP([.F27];[.$A$1:.$A$1048576];1;0);[.$A$1:.$A$1048576];0););)" office:value-type="float" office:value="70" calcext:value-type="float">
            <text:p>70</text:p>
          </table:table-cell>
          <table:table-cell table:style-name="ce6" table:formula="of:=IF(NOT(ISBLANK([.G27]));IFERROR(MATCH(VLOOKUP([.G27];[.$A$1:.$A$1048576];1;0);[.$A$1:.$A$1048576];0););)" office:value-type="float" office:value="49" calcext:value-type="float">
            <text:p>4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7:.M31])" office:value-type="float" office:value="76" calcext:value-type="float">
            <text:p>7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7:.M31]&gt;[.$AP$3];[.C27:.G31];))*[.$AP$4]" office:value-type="float" office:value="70361" calcext:value-type="float">
            <text:p>7036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7:.M31]&gt;[.$AS$3];[.C27:.G31];))*[.$AS$4]" office:value-type="float" office:value="9856" calcext:value-type="float">
            <text:p>9856</text:p>
          </table:table-cell>
          <table:table-cell table:style-name="ce6"/>
          <table:table-cell table:style-name="ce6" table:formula="of:=IF(NOT(ISBLANK([.C27]));MAX([.I27:.M27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27]));MAX([.P27:.T27]);)" office:value-type="float" office:value="89" calcext:value-type="float">
            <text:p>89</text:p>
          </table:table-cell>
          <table:table-cell table:style-name="ce6"/>
          <table:table-cell table:style-name="ce6" table:formula="of:=MIN([.AD27:.AH31])" office:value-type="float" office:value="66" calcext:value-type="float">
            <text:p>6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5" office:value-type="string" calcext:value-type="string">
            <text:p>38 83 21 81 91</text:p>
          </table:table-cell>
          <table:table-cell table:style-name="ce6" table:formula="of:=IFERROR(__xludf.dummyfunction(&quot;IFERROR(SPLIT(B28,&quot;&quot; &quot;&quot;),)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/>
          <table:table-cell table:style-name="ce6" table:formula="of:=IF(NOT(ISBLANK([.C28]));IFERROR(MATCH(VLOOKUP([.C28];[.$A$1:.$A$1048576];1;0);[.$A$1:.$A$1048576];0););)" office:value-type="float" office:value="89" calcext:value-type="float">
            <text:p>89</text:p>
          </table:table-cell>
          <table:table-cell table:style-name="ce6" table:formula="of:=IF(NOT(ISBLANK([.D28]));IFERROR(MATCH(VLOOKUP([.D28];[.$A$1:.$A$1048576];1;0);[.$A$1:.$A$1048576];0););)" office:value-type="float" office:value="13" calcext:value-type="float">
            <text:p>13</text:p>
          </table:table-cell>
          <table:table-cell table:style-name="ce6" table:formula="of:=IF(NOT(ISBLANK([.E28]));IFERROR(MATCH(VLOOKUP([.E28];[.$A$1:.$A$1048576];1;0);[.$A$1:.$A$1048576];0););)" office:value-type="float" office:value="31" calcext:value-type="float">
            <text:p>31</text:p>
          </table:table-cell>
          <table:table-cell table:style-name="ce6" table:formula="of:=IF(NOT(ISBLANK([.F28]));IFERROR(MATCH(VLOOKUP([.F28];[.$A$1:.$A$1048576];1;0);[.$A$1:.$A$1048576];0););)" office:value-type="float" office:value="80" calcext:value-type="float">
            <text:p>80</text:p>
          </table:table-cell>
          <table:table-cell table:style-name="ce6" table:formula="of:=IF(NOT(ISBLANK([.G28]));IFERROR(MATCH(VLOOKUP([.G28];[.$A$1:.$A$1048576];1;0);[.$A$1:.$A$1048576];0););)" office:value-type="float" office:value="57" calcext:value-type="float">
            <text:p>57</text:p>
          </table:table-cell>
          <table:table-cell table:style-name="ce6" table:number-columns-repeated="2"/>
          <table:table-cell table:style-name="ce6" office:value-type="float" office:value="94" calcext:value-type="float">
            <text:p>9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number-columns-repeated="9"/>
          <table:table-cell table:style-name="ce6" table:formula="of:=IF(NOT(ISBLANK([.C28]));MAX([.I28:.M28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28]));MAX([.P28:.T28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5" office:value-type="string" calcext:value-type="string">
            <text:p>67 61 87 30 10</text:p>
          </table:table-cell>
          <table:table-cell table:style-name="ce6" table:formula="of:=IFERROR(__xludf.dummyfunction(&quot;IFERROR(SPLIT(B29,&quot;&quot; &quot;&quot;),)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/>
          <table:table-cell table:style-name="ce6" table:formula="of:=IF(NOT(ISBLANK([.C29]));IFERROR(MATCH(VLOOKUP([.C29];[.$A$1:.$A$1048576];1;0);[.$A$1:.$A$1048576];0););)" office:value-type="float" office:value="73" calcext:value-type="float">
            <text:p>73</text:p>
          </table:table-cell>
          <table:table-cell table:style-name="ce6" table:formula="of:=IF(NOT(ISBLANK([.D29]));IFERROR(MATCH(VLOOKUP([.D29];[.$A$1:.$A$1048576];1;0);[.$A$1:.$A$1048576];0););)" office:value-type="float" office:value="30" calcext:value-type="float">
            <text:p>30</text:p>
          </table:table-cell>
          <table:table-cell table:style-name="ce6" table:formula="of:=IF(NOT(ISBLANK([.E29]));IFERROR(MATCH(VLOOKUP([.E29];[.$A$1:.$A$1048576];1;0);[.$A$1:.$A$1048576];0););)" office:value-type="float" office:value="71" calcext:value-type="float">
            <text:p>71</text:p>
          </table:table-cell>
          <table:table-cell table:style-name="ce6" table:formula="of:=IF(NOT(ISBLANK([.F29]));IFERROR(MATCH(VLOOKUP([.F29];[.$A$1:.$A$1048576];1;0);[.$A$1:.$A$1048576];0););)" office:value-type="float" office:value="12" calcext:value-type="float">
            <text:p>12</text:p>
          </table:table-cell>
          <table:table-cell table:style-name="ce6" table:formula="of:=IF(NOT(ISBLANK([.G29]));IFERROR(MATCH(VLOOKUP([.G29];[.$A$1:.$A$1048576];1;0);[.$A$1:.$A$1048576];0););)" office:value-type="float" office:value="47" calcext:value-type="float">
            <text:p>47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29]));MAX([.I29:.M29]);)" office:value-type="float" office:value="73" calcext:value-type="float">
            <text:p>73</text:p>
          </table:table-cell>
          <table:table-cell table:style-name="ce6" table:number-columns-repeated="3"/>
          <table:table-cell table:style-name="ce6" table:formula="of:=IF(NOT(ISBLANK([.C29]));MAX([.P29:.T29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5" office:value-type="string" calcext:value-type="string">
            <text:p>36 45 66 56 <text:s/>4</text:p>
          </table:table-cell>
          <table:table-cell table:style-name="ce6" table:formula="of:=IFERROR(__xludf.dummyfunction(&quot;IFERROR(SPLIT(B30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/>
          <table:table-cell table:style-name="ce6" table:formula="of:=IF(NOT(ISBLANK([.C30]));IFERROR(MATCH(VLOOKUP([.C30];[.$A$1:.$A$1048576];1;0);[.$A$1:.$A$1048576];0););)" office:value-type="float" office:value="15" calcext:value-type="float">
            <text:p>15</text:p>
          </table:table-cell>
          <table:table-cell table:style-name="ce6" table:formula="of:=IF(NOT(ISBLANK([.D30]));IFERROR(MATCH(VLOOKUP([.D30];[.$A$1:.$A$1048576];1;0);[.$A$1:.$A$1048576];0););)" office:value-type="float" office:value="97" calcext:value-type="float">
            <text:p>97</text:p>
          </table:table-cell>
          <table:table-cell table:style-name="ce6" table:formula="of:=IF(NOT(ISBLANK([.E30]));IFERROR(MATCH(VLOOKUP([.E30];[.$A$1:.$A$1048576];1;0);[.$A$1:.$A$1048576];0););)" office:value-type="float" office:value="88" calcext:value-type="float">
            <text:p>88</text:p>
          </table:table-cell>
          <table:table-cell table:style-name="ce6" table:formula="of:=IF(NOT(ISBLANK([.F30]));IFERROR(MATCH(VLOOKUP([.F30];[.$A$1:.$A$1048576];1;0);[.$A$1:.$A$1048576];0););)" office:value-type="float" office:value="86" calcext:value-type="float">
            <text:p>86</text:p>
          </table:table-cell>
          <table:table-cell table:style-name="ce6" table:formula="of:=IF(NOT(ISBLANK([.G30]));IFERROR(MATCH(VLOOKUP([.G30];[.$A$1:.$A$1048576];1;0);[.$A$1:.$A$1048576];0););)" office:value-type="float" office:value="66" calcext:value-type="float">
            <text:p>66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number-columns-repeated="9"/>
          <table:table-cell table:style-name="ce6" table:formula="of:=IF(NOT(ISBLANK([.C30]));MAX([.I30:.M30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30]));MAX([.P30:.T30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5" office:value-type="string" calcext:value-type="string">
            <text:p>82 71 44 96 90</text:p>
          </table:table-cell>
          <table:table-cell table:style-name="ce6" table:formula="of:=IFERROR(__xludf.dummyfunction(&quot;IFERROR(SPLIT(B31,&quot;&quot; &quot;&quot;),)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/>
          <table:table-cell table:style-name="ce6" table:formula="of:=IF(NOT(ISBLANK([.C31]));IFERROR(MATCH(VLOOKUP([.C31];[.$A$1:.$A$1048576];1;0);[.$A$1:.$A$1048576];0););)" office:value-type="float" office:value="53" calcext:value-type="float">
            <text:p>53</text:p>
          </table:table-cell>
          <table:table-cell table:style-name="ce6" table:formula="of:=IF(NOT(ISBLANK([.D31]));IFERROR(MATCH(VLOOKUP([.D31];[.$A$1:.$A$1048576];1;0);[.$A$1:.$A$1048576];0););)" office:value-type="float" office:value="35" calcext:value-type="float">
            <text:p>35</text:p>
          </table:table-cell>
          <table:table-cell table:style-name="ce6" table:formula="of:=IF(NOT(ISBLANK([.E31]));IFERROR(MATCH(VLOOKUP([.E31];[.$A$1:.$A$1048576];1;0);[.$A$1:.$A$1048576];0););)" office:value-type="float" office:value="22" calcext:value-type="float">
            <text:p>22</text:p>
          </table:table-cell>
          <table:table-cell table:style-name="ce6" table:formula="of:=IF(NOT(ISBLANK([.F31]));IFERROR(MATCH(VLOOKUP([.F31];[.$A$1:.$A$1048576];1;0);[.$A$1:.$A$1048576];0););)" office:value-type="float" office:value="84" calcext:value-type="float">
            <text:p>84</text:p>
          </table:table-cell>
          <table:table-cell table:style-name="ce6" table:formula="of:=IF(NOT(ISBLANK([.G31]));IFERROR(MATCH(VLOOKUP([.G31];[.$A$1:.$A$1048576];1;0);[.$A$1:.$A$1048576];0););)" office:value-type="float" office:value="18" calcext:value-type="float">
            <text:p>18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9"/>
          <table:table-cell table:style-name="ce6" table:formula="of:=IF(NOT(ISBLANK([.C31]));MAX([.I31:.M31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31]));MAX([.P31:.T31]);)" office:value-type="float" office:value="66" calcext:value-type="float">
            <text:p>6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ERROR(__xludf.dummyfunction(&quot;IFERROR(SPLIT(B3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2]));IFERROR(MATCH(VLOOKUP([.C32];[.$A$1:.$A$1048576];1;0);[.$A$1:.$A$1048576];0););)" office:value-type="float" office:value="0" calcext:value-type="float">
            <text:p>0</text:p>
          </table:table-cell>
          <table:table-cell table:style-name="ce6" table:formula="of:=IF(NOT(ISBLANK([.D32]));IFERROR(MATCH(VLOOKUP([.D32];[.$A$1:.$A$1048576];1;0);[.$A$1:.$A$1048576];0););)" office:value-type="float" office:value="0" calcext:value-type="float">
            <text:p>0</text:p>
          </table:table-cell>
          <table:table-cell table:style-name="ce6" table:formula="of:=IF(NOT(ISBLANK([.E32]));IFERROR(MATCH(VLOOKUP([.E32];[.$A$1:.$A$1048576];1;0);[.$A$1:.$A$1048576];0););)" office:value-type="float" office:value="0" calcext:value-type="float">
            <text:p>0</text:p>
          </table:table-cell>
          <table:table-cell table:style-name="ce6" table:formula="of:=IF(NOT(ISBLANK([.F32]));IFERROR(MATCH(VLOOKUP([.F32];[.$A$1:.$A$1048576];1;0);[.$A$1:.$A$1048576];0););)" office:value-type="float" office:value="0" calcext:value-type="float">
            <text:p>0</text:p>
          </table:table-cell>
          <table:table-cell table:style-name="ce6" table:formula="of:=IF(NOT(ISBLANK([.G32]));IFERROR(MATCH(VLOOKUP([.G3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2]));MAX([.I32:.M3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2]));MAX([.P32:.T3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5" office:value-type="string" calcext:value-type="string">
            <text:p>29 84 40 62 92</text:p>
          </table:table-cell>
          <table:table-cell table:style-name="ce6" table:formula="of:=IFERROR(__xludf.dummyfunction(&quot;IFERROR(SPLIT(B33,&quot;&quot; &quot;&quot;),)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33]));IFERROR(MATCH(VLOOKUP([.C33];[.$A$1:.$A$1048576];1;0);[.$A$1:.$A$1048576];0););)" office:value-type="float" office:value="85" calcext:value-type="float">
            <text:p>85</text:p>
          </table:table-cell>
          <table:table-cell table:style-name="ce6" table:formula="of:=IF(NOT(ISBLANK([.D33]));IFERROR(MATCH(VLOOKUP([.D33];[.$A$1:.$A$1048576];1;0);[.$A$1:.$A$1048576];0););)" office:value-type="float" office:value="95" calcext:value-type="float">
            <text:p>95</text:p>
          </table:table-cell>
          <table:table-cell table:style-name="ce6" table:formula="of:=IF(NOT(ISBLANK([.E33]));IFERROR(MATCH(VLOOKUP([.E33];[.$A$1:.$A$1048576];1;0);[.$A$1:.$A$1048576];0););)" office:value-type="float" office:value="8" calcext:value-type="float">
            <text:p>8</text:p>
          </table:table-cell>
          <table:table-cell table:style-name="ce6" table:formula="of:=IF(NOT(ISBLANK([.F33]));IFERROR(MATCH(VLOOKUP([.F33];[.$A$1:.$A$1048576];1;0);[.$A$1:.$A$1048576];0););)" office:value-type="float" office:value="24" calcext:value-type="float">
            <text:p>24</text:p>
          </table:table-cell>
          <table:table-cell table:style-name="ce6" table:formula="of:=IF(NOT(ISBLANK([.G33]));IFERROR(MATCH(VLOOKUP([.G33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3:.M37])" office:value-type="float" office:value="85" calcext:value-type="float">
            <text:p>8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3:.M37]&gt;[.$AP$3];[.C33:.G37];))*[.$AP$4]" office:value-type="float" office:value="52753" calcext:value-type="float">
            <text:p>5275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3:.M37]&gt;[.$AS$3];[.C33:.G37];))*[.$AS$4]" office:value-type="float" office:value="14224" calcext:value-type="float">
            <text:p>14224</text:p>
          </table:table-cell>
          <table:table-cell table:style-name="ce6"/>
          <table:table-cell table:style-name="ce6" table:formula="of:=IF(NOT(ISBLANK([.C33]));MAX([.I33:.M33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33]));MAX([.P33:.T33]);)" office:value-type="float" office:value="101" calcext:value-type="float">
            <text:p>101</text:p>
          </table:table-cell>
          <table:table-cell table:style-name="ce6"/>
          <table:table-cell table:style-name="ce6" table:formula="of:=MIN([.AD33:.AH37])" office:value-type="float" office:value="55" calcext:value-type="float">
            <text:p>5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5" office:value-type="string" calcext:value-type="string">
            <text:p>69 39 <text:s/>2 <text:s/>1 56</text:p>
          </table:table-cell>
          <table:table-cell table:style-name="ce6" table:formula="of:=IFERROR(__xludf.dummyfunction(&quot;IFERROR(SPLIT(B34,&quot;&quot; &quot;&quot;),)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/>
          <table:table-cell table:style-name="ce6" table:formula="of:=IF(NOT(ISBLANK([.C34]));IFERROR(MATCH(VLOOKUP([.C34];[.$A$1:.$A$1048576];1;0);[.$A$1:.$A$1048576];0););)" office:value-type="float" office:value="65" calcext:value-type="float">
            <text:p>65</text:p>
          </table:table-cell>
          <table:table-cell table:style-name="ce6" table:formula="of:=IF(NOT(ISBLANK([.D34]));IFERROR(MATCH(VLOOKUP([.D34];[.$A$1:.$A$1048576];1;0);[.$A$1:.$A$1048576];0););)" office:value-type="float" office:value="41" calcext:value-type="float">
            <text:p>41</text:p>
          </table:table-cell>
          <table:table-cell table:style-name="ce6" table:formula="of:=IF(NOT(ISBLANK([.E34]));IFERROR(MATCH(VLOOKUP([.E34];[.$A$1:.$A$1048576];1;0);[.$A$1:.$A$1048576];0););)" office:value-type="float" office:value="44" calcext:value-type="float">
            <text:p>44</text:p>
          </table:table-cell>
          <table:table-cell table:style-name="ce6" table:formula="of:=IF(NOT(ISBLANK([.F34]));IFERROR(MATCH(VLOOKUP([.F34];[.$A$1:.$A$1048576];1;0);[.$A$1:.$A$1048576];0););)" office:value-type="float" office:value="14" calcext:value-type="float">
            <text:p>14</text:p>
          </table:table-cell>
          <table:table-cell table:style-name="ce6" table:formula="of:=IF(NOT(ISBLANK([.G34]));IFERROR(MATCH(VLOOKUP([.G34];[.$A$1:.$A$1048576];1;0);[.$A$1:.$A$1048576];0););)" office:value-type="float" office:value="86" calcext:value-type="float">
            <text:p>86</text:p>
          </table:table-cell>
          <table:table-cell table:style-name="ce6" table:number-columns-repeated="2"/>
          <table:table-cell table:style-name="ce6" office:value-type="float" office:value="95" calcext:value-type="float">
            <text:p>9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34]));MAX([.I34:.M34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34]));MAX([.P34:.T34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5" office:value-type="string" calcext:value-type="string">
            <text:p>6 20 27 97 54</text:p>
          </table:table-cell>
          <table:table-cell table:style-name="ce6" table:formula="of:=IFERROR(__xludf.dummyfunction(&quot;IFERROR(SPLIT(B35,&quot;&quot; &quot;&quot;),)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/>
          <table:table-cell table:style-name="ce6" table:formula="of:=IF(NOT(ISBLANK([.C35]));IFERROR(MATCH(VLOOKUP([.C35];[.$A$1:.$A$1048576];1;0);[.$A$1:.$A$1048576];0););)" office:value-type="float" office:value="83" calcext:value-type="float">
            <text:p>83</text:p>
          </table:table-cell>
          <table:table-cell table:style-name="ce6" table:formula="of:=IF(NOT(ISBLANK([.D35]));IFERROR(MATCH(VLOOKUP([.D35];[.$A$1:.$A$1048576];1;0);[.$A$1:.$A$1048576];0););)" office:value-type="float" office:value="32" calcext:value-type="float">
            <text:p>32</text:p>
          </table:table-cell>
          <table:table-cell table:style-name="ce6" table:formula="of:=IF(NOT(ISBLANK([.E35]));IFERROR(MATCH(VLOOKUP([.E35];[.$A$1:.$A$1048576];1;0);[.$A$1:.$A$1048576];0););)" office:value-type="float" office:value="94" calcext:value-type="float">
            <text:p>94</text:p>
          </table:table-cell>
          <table:table-cell table:style-name="ce6" table:formula="of:=IF(NOT(ISBLANK([.F35]));IFERROR(MATCH(VLOOKUP([.F35];[.$A$1:.$A$1048576];1;0);[.$A$1:.$A$1048576];0););)" office:value-type="float" office:value="87" calcext:value-type="float">
            <text:p>87</text:p>
          </table:table-cell>
          <table:table-cell table:style-name="ce6" table:formula="of:=IF(NOT(ISBLANK([.G35]));IFERROR(MATCH(VLOOKUP([.G35];[.$A$1:.$A$1048576];1;0);[.$A$1:.$A$1048576];0););)" office:value-type="float" office:value="68" calcext:value-type="float">
            <text:p>68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9"/>
          <table:table-cell table:style-name="ce6" table:formula="of:=IF(NOT(ISBLANK([.C35]));MAX([.I35:.M35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35]));MAX([.P35:.T35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5" office:value-type="string" calcext:value-type="string">
            <text:p>14 28 65 52 32</text:p>
          </table:table-cell>
          <table:table-cell table:style-name="ce6" table:formula="of:=IFERROR(__xludf.dummyfunction(&quot;IFERROR(SPLIT(B36,&quot;&quot; &quot;&quot;),)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36]));IFERROR(MATCH(VLOOKUP([.C36];[.$A$1:.$A$1048576];1;0);[.$A$1:.$A$1048576];0););)" office:value-type="float" office:value="101" calcext:value-type="float">
            <text:p>101</text:p>
          </table:table-cell>
          <table:table-cell table:style-name="ce6" table:formula="of:=IF(NOT(ISBLANK([.D36]));IFERROR(MATCH(VLOOKUP([.D36];[.$A$1:.$A$1048576];1;0);[.$A$1:.$A$1048576];0););)" office:value-type="float" office:value="75" calcext:value-type="float">
            <text:p>75</text:p>
          </table:table-cell>
          <table:table-cell table:style-name="ce6" table:formula="of:=IF(NOT(ISBLANK([.E36]));IFERROR(MATCH(VLOOKUP([.E36];[.$A$1:.$A$1048576];1;0);[.$A$1:.$A$1048576];0););)" office:value-type="float" office:value="52" calcext:value-type="float">
            <text:p>52</text:p>
          </table:table-cell>
          <table:table-cell table:style-name="ce6" table:formula="of:=IF(NOT(ISBLANK([.F36]));IFERROR(MATCH(VLOOKUP([.F36];[.$A$1:.$A$1048576];1;0);[.$A$1:.$A$1048576];0););)" office:value-type="float" office:value="39" calcext:value-type="float">
            <text:p>39</text:p>
          </table:table-cell>
          <table:table-cell table:style-name="ce6" table:formula="of:=IF(NOT(ISBLANK([.G36]));IFERROR(MATCH(VLOOKUP([.G36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9"/>
          <table:table-cell table:style-name="ce6" table:formula="of:=IF(NOT(ISBLANK([.C36]));MAX([.I36:.M36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36]));MAX([.P36:.T36]);)" office:value-type="float" office:value="87" calcext:value-type="float">
            <text:p>8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5" office:value-type="string" calcext:value-type="string">
            <text:p>31 58 36 95 <text:s/>8</text:p>
          </table:table-cell>
          <table:table-cell table:style-name="ce6" table:formula="of:=IFERROR(__xludf.dummyfunction(&quot;IFERROR(SPLIT(B37,&quot;&quot; &quot;&quot;),)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/>
          <table:table-cell table:style-name="ce6" table:formula="of:=IF(NOT(ISBLANK([.C37]));IFERROR(MATCH(VLOOKUP([.C37];[.$A$1:.$A$1048576];1;0);[.$A$1:.$A$1048576];0););)" office:value-type="float" office:value="55" calcext:value-type="float">
            <text:p>55</text:p>
          </table:table-cell>
          <table:table-cell table:style-name="ce6" table:formula="of:=IF(NOT(ISBLANK([.D37]));IFERROR(MATCH(VLOOKUP([.D37];[.$A$1:.$A$1048576];1;0);[.$A$1:.$A$1048576];0););)" office:value-type="float" office:value="37" calcext:value-type="float">
            <text:p>37</text:p>
          </table:table-cell>
          <table:table-cell table:style-name="ce6" table:formula="of:=IF(NOT(ISBLANK([.E37]));IFERROR(MATCH(VLOOKUP([.E37];[.$A$1:.$A$1048576];1;0);[.$A$1:.$A$1048576];0););)" office:value-type="float" office:value="15" calcext:value-type="float">
            <text:p>15</text:p>
          </table:table-cell>
          <table:table-cell table:style-name="ce6" table:formula="of:=IF(NOT(ISBLANK([.F37]));IFERROR(MATCH(VLOOKUP([.F37];[.$A$1:.$A$1048576];1;0);[.$A$1:.$A$1048576];0););)" office:value-type="float" office:value="5" calcext:value-type="float">
            <text:p>5</text:p>
          </table:table-cell>
          <table:table-cell table:style-name="ce6" table:formula="of:=IF(NOT(ISBLANK([.G37]));IFERROR(MATCH(VLOOKUP([.G37];[.$A$1:.$A$1048576];1;0);[.$A$1:.$A$1048576];0););)" office:value-type="float" office:value="34" calcext:value-type="float">
            <text:p>34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number-columns-repeated="9"/>
          <table:table-cell table:style-name="ce6" table:formula="of:=IF(NOT(ISBLANK([.C37]));MAX([.I37:.M37]);)" office:value-type="float" office:value="55" calcext:value-type="float">
            <text:p>55</text:p>
          </table:table-cell>
          <table:table-cell table:style-name="ce6" table:number-columns-repeated="3"/>
          <table:table-cell table:style-name="ce6" table:formula="of:=IF(NOT(ISBLANK([.C37]));MAX([.P37:.T37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/>
          <table:table-cell table:style-name="ce6" table:formula="of:=IFERROR(__xludf.dummyfunction(&quot;IFERROR(SPLIT(B3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8]));IFERROR(MATCH(VLOOKUP([.C38];[.$A$1:.$A$1048576];1;0);[.$A$1:.$A$1048576];0););)" office:value-type="float" office:value="0" calcext:value-type="float">
            <text:p>0</text:p>
          </table:table-cell>
          <table:table-cell table:style-name="ce6" table:formula="of:=IF(NOT(ISBLANK([.D38]));IFERROR(MATCH(VLOOKUP([.D38];[.$A$1:.$A$1048576];1;0);[.$A$1:.$A$1048576];0););)" office:value-type="float" office:value="0" calcext:value-type="float">
            <text:p>0</text:p>
          </table:table-cell>
          <table:table-cell table:style-name="ce6" table:formula="of:=IF(NOT(ISBLANK([.E38]));IFERROR(MATCH(VLOOKUP([.E38];[.$A$1:.$A$1048576];1;0);[.$A$1:.$A$1048576];0););)" office:value-type="float" office:value="0" calcext:value-type="float">
            <text:p>0</text:p>
          </table:table-cell>
          <table:table-cell table:style-name="ce6" table:formula="of:=IF(NOT(ISBLANK([.F38]));IFERROR(MATCH(VLOOKUP([.F38];[.$A$1:.$A$1048576];1;0);[.$A$1:.$A$1048576];0););)" office:value-type="float" office:value="0" calcext:value-type="float">
            <text:p>0</text:p>
          </table:table-cell>
          <table:table-cell table:style-name="ce6" table:formula="of:=IF(NOT(ISBLANK([.G38]));IFERROR(MATCH(VLOOKUP([.G3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8]));MAX([.I38:.M3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8]));MAX([.P38:.T3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5" office:value-type="string" calcext:value-type="string">
            <text:p>84 46 <text:s/>4 15 66</text:p>
          </table:table-cell>
          <table:table-cell table:style-name="ce6" table:formula="of:=IFERROR(__xludf.dummyfunction(&quot;IFERROR(SPLIT(B39,&quot;&quot; &quot;&quot;),)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/>
          <table:table-cell table:style-name="ce6" table:formula="of:=IF(NOT(ISBLANK([.C39]));IFERROR(MATCH(VLOOKUP([.C39];[.$A$1:.$A$1048576];1;0);[.$A$1:.$A$1048576];0););)" office:value-type="float" office:value="95" calcext:value-type="float">
            <text:p>95</text:p>
          </table:table-cell>
          <table:table-cell table:style-name="ce6" table:formula="of:=IF(NOT(ISBLANK([.D39]));IFERROR(MATCH(VLOOKUP([.D39];[.$A$1:.$A$1048576];1;0);[.$A$1:.$A$1048576];0););)" office:value-type="float" office:value="54" calcext:value-type="float">
            <text:p>54</text:p>
          </table:table-cell>
          <table:table-cell table:style-name="ce6" table:formula="of:=IF(NOT(ISBLANK([.E39]));IFERROR(MATCH(VLOOKUP([.E39];[.$A$1:.$A$1048576];1;0);[.$A$1:.$A$1048576];0););)" office:value-type="float" office:value="66" calcext:value-type="float">
            <text:p>66</text:p>
          </table:table-cell>
          <table:table-cell table:style-name="ce6" table:formula="of:=IF(NOT(ISBLANK([.F39]));IFERROR(MATCH(VLOOKUP([.F39];[.$A$1:.$A$1048576];1;0);[.$A$1:.$A$1048576];0););)" office:value-type="float" office:value="100" calcext:value-type="float">
            <text:p>100</text:p>
          </table:table-cell>
          <table:table-cell table:style-name="ce6" table:formula="of:=IF(NOT(ISBLANK([.G39]));IFERROR(MATCH(VLOOKUP([.G39];[.$A$1:.$A$1048576];1;0);[.$A$1:.$A$1048576];0););)" office:value-type="float" office:value="88" calcext:value-type="float">
            <text:p>8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9:.M43])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9:.M43]&gt;[.$AP$3];[.C39:.G43];))*[.$AP$4]" office:value-type="float" office:value="52256" calcext:value-type="float">
            <text:p>5225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9:.M43]&gt;[.$AS$3];[.C39:.G43];))*[.$AS$4]" office:value-type="float" office:value="11760" calcext:value-type="float">
            <text:p>11760</text:p>
          </table:table-cell>
          <table:table-cell table:style-name="ce6"/>
          <table:table-cell table:style-name="ce6" table:formula="of:=IF(NOT(ISBLANK([.C39]));MAX([.I39:.M39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39]));MAX([.P39:.T39]);)" office:value-type="float" office:value="95" calcext:value-type="float">
            <text:p>95</text:p>
          </table:table-cell>
          <table:table-cell table:style-name="ce6"/>
          <table:table-cell table:style-name="ce6" table:formula="of:=MIN([.AD39:.AH43])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5" office:value-type="string" calcext:value-type="string">
            <text:p>28 99 17 68 37</text:p>
          </table:table-cell>
          <table:table-cell table:style-name="ce6" table:formula="of:=IFERROR(__xludf.dummyfunction(&quot;IFERROR(SPLIT(B40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/>
          <table:table-cell table:style-name="ce6" table:formula="of:=IF(NOT(ISBLANK([.C40]));IFERROR(MATCH(VLOOKUP([.C40];[.$A$1:.$A$1048576];1;0);[.$A$1:.$A$1048576];0););)" office:value-type="float" office:value="75" calcext:value-type="float">
            <text:p>75</text:p>
          </table:table-cell>
          <table:table-cell table:style-name="ce6" table:formula="of:=IF(NOT(ISBLANK([.D40]));IFERROR(MATCH(VLOOKUP([.D40];[.$A$1:.$A$1048576];1;0);[.$A$1:.$A$1048576];0););)" office:value-type="float" office:value="9" calcext:value-type="float">
            <text:p>9</text:p>
          </table:table-cell>
          <table:table-cell table:style-name="ce6" table:formula="of:=IF(NOT(ISBLANK([.E40]));IFERROR(MATCH(VLOOKUP([.E40];[.$A$1:.$A$1048576];1;0);[.$A$1:.$A$1048576];0););)" office:value-type="float" office:value="43" calcext:value-type="float">
            <text:p>43</text:p>
          </table:table-cell>
          <table:table-cell table:style-name="ce6" table:formula="of:=IF(NOT(ISBLANK([.F40]));IFERROR(MATCH(VLOOKUP([.F40];[.$A$1:.$A$1048576];1;0);[.$A$1:.$A$1048576];0););)" office:value-type="float" office:value="70" calcext:value-type="float">
            <text:p>70</text:p>
          </table:table-cell>
          <table:table-cell table:style-name="ce6" table:formula="of:=IF(NOT(ISBLANK([.G40]));IFERROR(MATCH(VLOOKUP([.G40];[.$A$1:.$A$1048576];1;0);[.$A$1:.$A$1048576];0););)" office:value-type="float" office:value="23" calcext:value-type="float">
            <text:p>23</text:p>
          </table:table-cell>
          <table:table-cell table:style-name="ce6" table:number-columns-repeated="2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40]));MAX([.I40:.M40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40]));MAX([.P40:.T40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5" office:value-type="string" calcext:value-type="string">
            <text:p>57 <text:s/>6 <text:s/>8 64 12</text:p>
          </table:table-cell>
          <table:table-cell table:style-name="ce6" table:formula="of:=IFERROR(__xludf.dummyfunction(&quot;IFERROR(SPLIT(B41,&quot;&quot; &quot;&quot;),)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/>
          <table:table-cell table:style-name="ce6" table:formula="of:=IF(NOT(ISBLANK([.C41]));IFERROR(MATCH(VLOOKUP([.C41];[.$A$1:.$A$1048576];1;0);[.$A$1:.$A$1048576];0););)" office:value-type="float" office:value="42" calcext:value-type="float">
            <text:p>42</text:p>
          </table:table-cell>
          <table:table-cell table:style-name="ce6" table:formula="of:=IF(NOT(ISBLANK([.D41]));IFERROR(MATCH(VLOOKUP([.D41];[.$A$1:.$A$1048576];1;0);[.$A$1:.$A$1048576];0););)" office:value-type="float" office:value="83" calcext:value-type="float">
            <text:p>83</text:p>
          </table:table-cell>
          <table:table-cell table:style-name="ce6" table:formula="of:=IF(NOT(ISBLANK([.E41]));IFERROR(MATCH(VLOOKUP([.E41];[.$A$1:.$A$1048576];1;0);[.$A$1:.$A$1048576];0););)" office:value-type="float" office:value="34" calcext:value-type="float">
            <text:p>34</text:p>
          </table:table-cell>
          <table:table-cell table:style-name="ce6" table:formula="of:=IF(NOT(ISBLANK([.F41]));IFERROR(MATCH(VLOOKUP([.F41];[.$A$1:.$A$1048576];1;0);[.$A$1:.$A$1048576];0););)" office:value-type="float" office:value="51" calcext:value-type="float">
            <text:p>51</text:p>
          </table:table-cell>
          <table:table-cell table:style-name="ce6" table:formula="of:=IF(NOT(ISBLANK([.G41]));IFERROR(MATCH(VLOOKUP([.G41];[.$A$1:.$A$1048576];1;0);[.$A$1:.$A$1048576];0););)" office:value-type="float" office:value="60" calcext:value-type="float">
            <text:p>60</text:p>
          </table:table-cell>
          <table:table-cell table:style-name="ce6" table:number-columns-repeated="2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number-columns-repeated="9"/>
          <table:table-cell table:style-name="ce6" table:formula="of:=IF(NOT(ISBLANK([.C41]));MAX([.I41:.M41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41]));MAX([.P41:.T41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5" office:value-type="string" calcext:value-type="string">
            <text:p>18 23 24 45 34</text:p>
          </table:table-cell>
          <table:table-cell table:style-name="ce6" table:formula="of:=IFERROR(__xludf.dummyfunction(&quot;IFERROR(SPLIT(B42,&quot;&quot; &quot;&quot;),)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42]));IFERROR(MATCH(VLOOKUP([.C42];[.$A$1:.$A$1048576];1;0);[.$A$1:.$A$1048576];0););)" office:value-type="float" office:value="59" calcext:value-type="float">
            <text:p>59</text:p>
          </table:table-cell>
          <table:table-cell table:style-name="ce6" table:formula="of:=IF(NOT(ISBLANK([.D42]));IFERROR(MATCH(VLOOKUP([.D42];[.$A$1:.$A$1048576];1;0);[.$A$1:.$A$1048576];0););)" office:value-type="float" office:value="28" calcext:value-type="float">
            <text:p>28</text:p>
          </table:table-cell>
          <table:table-cell table:style-name="ce6" table:formula="of:=IF(NOT(ISBLANK([.E42]));IFERROR(MATCH(VLOOKUP([.E42];[.$A$1:.$A$1048576];1;0);[.$A$1:.$A$1048576];0););)" office:value-type="float" office:value="58" calcext:value-type="float">
            <text:p>58</text:p>
          </table:table-cell>
          <table:table-cell table:style-name="ce6" table:formula="of:=IF(NOT(ISBLANK([.F42]));IFERROR(MATCH(VLOOKUP([.F42];[.$A$1:.$A$1048576];1;0);[.$A$1:.$A$1048576];0););)" office:value-type="float" office:value="97" calcext:value-type="float">
            <text:p>97</text:p>
          </table:table-cell>
          <table:table-cell table:style-name="ce6" table:formula="of:=IF(NOT(ISBLANK([.G42]));IFERROR(MATCH(VLOOKUP([.G42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number-columns-repeated="9"/>
          <table:table-cell table:style-name="ce6" table:formula="of:=IF(NOT(ISBLANK([.C42]));MAX([.I42:.M42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42]));MAX([.P42:.T42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5" office:value-type="string" calcext:value-type="string">
            <text:p>39 55 85 <text:s/>5 19</text:p>
          </table:table-cell>
          <table:table-cell table:style-name="ce6" table:formula="of:=IFERROR(__xludf.dummyfunction(&quot;IFERROR(SPLIT(B43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/>
          <table:table-cell table:style-name="ce6" table:formula="of:=IF(NOT(ISBLANK([.C43]));IFERROR(MATCH(VLOOKUP([.C43];[.$A$1:.$A$1048576];1;0);[.$A$1:.$A$1048576];0););)" office:value-type="float" office:value="41" calcext:value-type="float">
            <text:p>41</text:p>
          </table:table-cell>
          <table:table-cell table:style-name="ce6" table:formula="of:=IF(NOT(ISBLANK([.D43]));IFERROR(MATCH(VLOOKUP([.D43];[.$A$1:.$A$1048576];1;0);[.$A$1:.$A$1048576];0););)" office:value-type="float" office:value="19" calcext:value-type="float">
            <text:p>19</text:p>
          </table:table-cell>
          <table:table-cell table:style-name="ce6" table:formula="of:=IF(NOT(ISBLANK([.E43]));IFERROR(MATCH(VLOOKUP([.E43];[.$A$1:.$A$1048576];1;0);[.$A$1:.$A$1048576];0););)" office:value-type="float" office:value="79" calcext:value-type="float">
            <text:p>79</text:p>
          </table:table-cell>
          <table:table-cell table:style-name="ce6" table:formula="of:=IF(NOT(ISBLANK([.F43]));IFERROR(MATCH(VLOOKUP([.F43];[.$A$1:.$A$1048576];1;0);[.$A$1:.$A$1048576];0););)" office:value-type="float" office:value="38" calcext:value-type="float">
            <text:p>38</text:p>
          </table:table-cell>
          <table:table-cell table:style-name="ce6" table:formula="of:=IF(NOT(ISBLANK([.G43]));IFERROR(MATCH(VLOOKUP([.G43];[.$A$1:.$A$1048576];1;0);[.$A$1:.$A$1048576];0););)" office:value-type="float" office:value="49" calcext:value-type="float">
            <text:p>49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43]));MAX([.I43:.M43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43]));MAX([.P43:.T43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ERROR(__xludf.dummyfunction(&quot;IFERROR(SPLIT(B4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4]));IFERROR(MATCH(VLOOKUP([.C44];[.$A$1:.$A$1048576];1;0);[.$A$1:.$A$1048576];0););)" office:value-type="float" office:value="0" calcext:value-type="float">
            <text:p>0</text:p>
          </table:table-cell>
          <table:table-cell table:style-name="ce6" table:formula="of:=IF(NOT(ISBLANK([.D44]));IFERROR(MATCH(VLOOKUP([.D44];[.$A$1:.$A$1048576];1;0);[.$A$1:.$A$1048576];0););)" office:value-type="float" office:value="0" calcext:value-type="float">
            <text:p>0</text:p>
          </table:table-cell>
          <table:table-cell table:style-name="ce6" table:formula="of:=IF(NOT(ISBLANK([.E44]));IFERROR(MATCH(VLOOKUP([.E44];[.$A$1:.$A$1048576];1;0);[.$A$1:.$A$1048576];0););)" office:value-type="float" office:value="0" calcext:value-type="float">
            <text:p>0</text:p>
          </table:table-cell>
          <table:table-cell table:style-name="ce6" table:formula="of:=IF(NOT(ISBLANK([.F44]));IFERROR(MATCH(VLOOKUP([.F44];[.$A$1:.$A$1048576];1;0);[.$A$1:.$A$1048576];0););)" office:value-type="float" office:value="0" calcext:value-type="float">
            <text:p>0</text:p>
          </table:table-cell>
          <table:table-cell table:style-name="ce6" table:formula="of:=IF(NOT(ISBLANK([.G44]));IFERROR(MATCH(VLOOKUP([.G4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4]));MAX([.I44:.M4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4]));MAX([.P44:.T4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5" office:value-type="string" calcext:value-type="string">
            <text:p>56 63 13 76 35</text:p>
          </table:table-cell>
          <table:table-cell table:style-name="ce6" table:formula="of:=IFERROR(__xludf.dummyfunction(&quot;IFERROR(SPLIT(B45,&quot;&quot; &quot;&quot;),)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45]));IFERROR(MATCH(VLOOKUP([.C45];[.$A$1:.$A$1048576];1;0);[.$A$1:.$A$1048576];0););)" office:value-type="float" office:value="86" calcext:value-type="float">
            <text:p>86</text:p>
          </table:table-cell>
          <table:table-cell table:style-name="ce6" table:formula="of:=IF(NOT(ISBLANK([.D45]));IFERROR(MATCH(VLOOKUP([.D45];[.$A$1:.$A$1048576];1;0);[.$A$1:.$A$1048576];0););)" office:value-type="float" office:value="56" calcext:value-type="float">
            <text:p>56</text:p>
          </table:table-cell>
          <table:table-cell table:style-name="ce6" table:formula="of:=IF(NOT(ISBLANK([.E45]));IFERROR(MATCH(VLOOKUP([.E45];[.$A$1:.$A$1048576];1;0);[.$A$1:.$A$1048576];0););)" office:value-type="float" office:value="7" calcext:value-type="float">
            <text:p>7</text:p>
          </table:table-cell>
          <table:table-cell table:style-name="ce6" table:formula="of:=IF(NOT(ISBLANK([.F45]));IFERROR(MATCH(VLOOKUP([.F45];[.$A$1:.$A$1048576];1;0);[.$A$1:.$A$1048576];0););)" office:value-type="float" office:value="33" calcext:value-type="float">
            <text:p>33</text:p>
          </table:table-cell>
          <table:table-cell table:style-name="ce6" table:formula="of:=IF(NOT(ISBLANK([.G45]));IFERROR(MATCH(VLOOKUP([.G45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5:.M49])" office:value-type="float" office:value="86" calcext:value-type="float">
            <text:p>8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5:.M49]&gt;[.$AP$3];[.C45:.G49];))*[.$AP$4]" office:value-type="float" office:value="51688" calcext:value-type="float">
            <text:p>5168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5:.M49]&gt;[.$AS$3];[.C45:.G49];))*[.$AS$4]" office:value-type="float" office:value="3360" calcext:value-type="float">
            <text:p>3360</text:p>
          </table:table-cell>
          <table:table-cell table:style-name="ce6"/>
          <table:table-cell table:style-name="ce6" table:formula="of:=IF(NOT(ISBLANK([.C45]));MAX([.I45:.M45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45]));MAX([.P45:.T45]);)" office:value-type="float" office:value="99" calcext:value-type="float">
            <text:p>99</text:p>
          </table:table-cell>
          <table:table-cell table:style-name="ce6"/>
          <table:table-cell table:style-name="ce6" table:formula="of:=MIN([.AD45:.AH49])" office:value-type="float" office:value="65" calcext:value-type="float">
            <text:p>6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5" office:value-type="string" calcext:value-type="string">
            <text:p>7 94 24 23 67</text:p>
          </table:table-cell>
          <table:table-cell table:style-name="ce6" table:formula="of:=IFERROR(__xludf.dummyfunction(&quot;IFERROR(SPLIT(B46,&quot;&quot; &quot;&quot;),)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46]));IFERROR(MATCH(VLOOKUP([.C46];[.$A$1:.$A$1048576];1;0);[.$A$1:.$A$1048576];0););)" office:value-type="float" office:value="72" calcext:value-type="float">
            <text:p>72</text:p>
          </table:table-cell>
          <table:table-cell table:style-name="ce6" table:formula="of:=IF(NOT(ISBLANK([.D46]));IFERROR(MATCH(VLOOKUP([.D46];[.$A$1:.$A$1048576];1;0);[.$A$1:.$A$1048576];0););)" office:value-type="float" office:value="77" calcext:value-type="float">
            <text:p>77</text:p>
          </table:table-cell>
          <table:table-cell table:style-name="ce6" table:formula="of:=IF(NOT(ISBLANK([.E46]));IFERROR(MATCH(VLOOKUP([.E46];[.$A$1:.$A$1048576];1;0);[.$A$1:.$A$1048576];0););)" office:value-type="float" office:value="58" calcext:value-type="float">
            <text:p>58</text:p>
          </table:table-cell>
          <table:table-cell table:style-name="ce6" table:formula="of:=IF(NOT(ISBLANK([.F46]));IFERROR(MATCH(VLOOKUP([.F46];[.$A$1:.$A$1048576];1;0);[.$A$1:.$A$1048576];0););)" office:value-type="float" office:value="28" calcext:value-type="float">
            <text:p>28</text:p>
          </table:table-cell>
          <table:table-cell table:style-name="ce6" table:formula="of:=IF(NOT(ISBLANK([.G46]));IFERROR(MATCH(VLOOKUP([.G46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56" calcext:value-type="float">
            <text:p>5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9"/>
          <table:table-cell table:style-name="ce6" table:formula="of:=IF(NOT(ISBLANK([.C46]));MAX([.I46:.M46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46]));MAX([.P46:.T46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5" office:value-type="string" calcext:value-type="string">
            <text:p>60 44 12 25 71</text:p>
          </table:table-cell>
          <table:table-cell table:style-name="ce6" table:formula="of:=IFERROR(__xludf.dummyfunction(&quot;IFERROR(SPLIT(B47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/>
          <table:table-cell table:style-name="ce6" table:formula="of:=IF(NOT(ISBLANK([.C47]));IFERROR(MATCH(VLOOKUP([.C47];[.$A$1:.$A$1048576];1;0);[.$A$1:.$A$1048576];0););)" office:value-type="float" office:value="99" calcext:value-type="float">
            <text:p>99</text:p>
          </table:table-cell>
          <table:table-cell table:style-name="ce6" table:formula="of:=IF(NOT(ISBLANK([.D47]));IFERROR(MATCH(VLOOKUP([.D47];[.$A$1:.$A$1048576];1;0);[.$A$1:.$A$1048576];0););)" office:value-type="float" office:value="22" calcext:value-type="float">
            <text:p>22</text:p>
          </table:table-cell>
          <table:table-cell table:style-name="ce6" table:formula="of:=IF(NOT(ISBLANK([.E47]));IFERROR(MATCH(VLOOKUP([.E47];[.$A$1:.$A$1048576];1;0);[.$A$1:.$A$1048576];0););)" office:value-type="float" office:value="60" calcext:value-type="float">
            <text:p>60</text:p>
          </table:table-cell>
          <table:table-cell table:style-name="ce6" table:formula="of:=IF(NOT(ISBLANK([.F47]));IFERROR(MATCH(VLOOKUP([.F47];[.$A$1:.$A$1048576];1;0);[.$A$1:.$A$1048576];0););)" office:value-type="float" office:value="20" calcext:value-type="float">
            <text:p>20</text:p>
          </table:table-cell>
          <table:table-cell table:style-name="ce6" table:formula="of:=IF(NOT(ISBLANK([.G47]));IFERROR(MATCH(VLOOKUP([.G47];[.$A$1:.$A$1048576];1;0);[.$A$1:.$A$1048576];0););)" office:value-type="float" office:value="35" calcext:value-type="float">
            <text:p>35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number-columns-repeated="9"/>
          <table:table-cell table:style-name="ce6" table:formula="of:=IF(NOT(ISBLANK([.C47]));MAX([.I47:.M47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47]));MAX([.P47:.T47]);)" office:value-type="float" office:value="65" calcext:value-type="float">
            <text:p>6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5" office:value-type="string" calcext:value-type="string">
            <text:p>78 19 42 87 39</text:p>
          </table:table-cell>
          <table:table-cell table:style-name="ce6" table:formula="of:=IFERROR(__xludf.dummyfunction(&quot;IFERROR(SPLIT(B48,&quot;&quot; &quot;&quot;),)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48]));IFERROR(MATCH(VLOOKUP([.C48];[.$A$1:.$A$1048576];1;0);[.$A$1:.$A$1048576];0););)" office:value-type="float" office:value="67" calcext:value-type="float">
            <text:p>67</text:p>
          </table:table-cell>
          <table:table-cell table:style-name="ce6" table:formula="of:=IF(NOT(ISBLANK([.D48]));IFERROR(MATCH(VLOOKUP([.D48];[.$A$1:.$A$1048576];1;0);[.$A$1:.$A$1048576];0););)" office:value-type="float" office:value="49" calcext:value-type="float">
            <text:p>49</text:p>
          </table:table-cell>
          <table:table-cell table:style-name="ce6" table:formula="of:=IF(NOT(ISBLANK([.E48]));IFERROR(MATCH(VLOOKUP([.E48];[.$A$1:.$A$1048576];1;0);[.$A$1:.$A$1048576];0););)" office:value-type="float" office:value="4" calcext:value-type="float">
            <text:p>4</text:p>
          </table:table-cell>
          <table:table-cell table:style-name="ce6" table:formula="of:=IF(NOT(ISBLANK([.F48]));IFERROR(MATCH(VLOOKUP([.F48];[.$A$1:.$A$1048576];1;0);[.$A$1:.$A$1048576];0););)" office:value-type="float" office:value="71" calcext:value-type="float">
            <text:p>71</text:p>
          </table:table-cell>
          <table:table-cell table:style-name="ce6" table:formula="of:=IF(NOT(ISBLANK([.G48]));IFERROR(MATCH(VLOOKUP([.G48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9"/>
          <table:table-cell table:style-name="ce6" table:formula="of:=IF(NOT(ISBLANK([.C48]));MAX([.I48:.M48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48]));MAX([.P48:.T48]);)" office:value-type="float" office:value="71" calcext:value-type="float">
            <text:p>7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5" office:value-type="string" calcext:value-type="string">
            <text:p>2 <text:s/>3 69 26 22</text:p>
          </table:table-cell>
          <table:table-cell table:style-name="ce6" table:formula="of:=IFERROR(__xludf.dummyfunction(&quot;IFERROR(SPLIT(B49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/>
          <table:table-cell table:style-name="ce6" table:formula="of:=IF(NOT(ISBLANK([.C49]));IFERROR(MATCH(VLOOKUP([.C49];[.$A$1:.$A$1048576];1;0);[.$A$1:.$A$1048576];0););)" office:value-type="float" office:value="44" calcext:value-type="float">
            <text:p>44</text:p>
          </table:table-cell>
          <table:table-cell table:style-name="ce6" table:formula="of:=IF(NOT(ISBLANK([.D49]));IFERROR(MATCH(VLOOKUP([.D49];[.$A$1:.$A$1048576];1;0);[.$A$1:.$A$1048576];0););)" office:value-type="float" office:value="50" calcext:value-type="float">
            <text:p>50</text:p>
          </table:table-cell>
          <table:table-cell table:style-name="ce6" table:formula="of:=IF(NOT(ISBLANK([.E49]));IFERROR(MATCH(VLOOKUP([.E49];[.$A$1:.$A$1048576];1;0);[.$A$1:.$A$1048576];0););)" office:value-type="float" office:value="65" calcext:value-type="float">
            <text:p>65</text:p>
          </table:table-cell>
          <table:table-cell table:style-name="ce6" table:formula="of:=IF(NOT(ISBLANK([.F49]));IFERROR(MATCH(VLOOKUP([.F49];[.$A$1:.$A$1048576];1;0);[.$A$1:.$A$1048576];0););)" office:value-type="float" office:value="45" calcext:value-type="float">
            <text:p>45</text:p>
          </table:table-cell>
          <table:table-cell table:style-name="ce6" table:formula="of:=IF(NOT(ISBLANK([.G49]));IFERROR(MATCH(VLOOKUP([.G49];[.$A$1:.$A$1048576];1;0);[.$A$1:.$A$1048576];0););)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49]));MAX([.I49:.M49]);)" office:value-type="float" office:value="65" calcext:value-type="float">
            <text:p>65</text:p>
          </table:table-cell>
          <table:table-cell table:style-name="ce6" table:number-columns-repeated="3"/>
          <table:table-cell table:style-name="ce6" table:formula="of:=IF(NOT(ISBLANK([.C49]));MAX([.P49:.T49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/>
          <table:table-cell table:style-name="ce6" table:formula="of:=IFERROR(__xludf.dummyfunction(&quot;IFERROR(SPLIT(B5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0]));IFERROR(MATCH(VLOOKUP([.C50];[.$A$1:.$A$1048576];1;0);[.$A$1:.$A$1048576];0););)" office:value-type="float" office:value="0" calcext:value-type="float">
            <text:p>0</text:p>
          </table:table-cell>
          <table:table-cell table:style-name="ce6" table:formula="of:=IF(NOT(ISBLANK([.D50]));IFERROR(MATCH(VLOOKUP([.D50];[.$A$1:.$A$1048576];1;0);[.$A$1:.$A$1048576];0););)" office:value-type="float" office:value="0" calcext:value-type="float">
            <text:p>0</text:p>
          </table:table-cell>
          <table:table-cell table:style-name="ce6" table:formula="of:=IF(NOT(ISBLANK([.E50]));IFERROR(MATCH(VLOOKUP([.E50];[.$A$1:.$A$1048576];1;0);[.$A$1:.$A$1048576];0););)" office:value-type="float" office:value="0" calcext:value-type="float">
            <text:p>0</text:p>
          </table:table-cell>
          <table:table-cell table:style-name="ce6" table:formula="of:=IF(NOT(ISBLANK([.F50]));IFERROR(MATCH(VLOOKUP([.F50];[.$A$1:.$A$1048576];1;0);[.$A$1:.$A$1048576];0););)" office:value-type="float" office:value="0" calcext:value-type="float">
            <text:p>0</text:p>
          </table:table-cell>
          <table:table-cell table:style-name="ce6" table:formula="of:=IF(NOT(ISBLANK([.G50]));IFERROR(MATCH(VLOOKUP([.G5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0]));MAX([.I50:.M5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0]));MAX([.P50:.T5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5" office:value-type="string" calcext:value-type="string">
            <text:p>75 43 42 45 77</text:p>
          </table:table-cell>
          <table:table-cell table:style-name="ce6" table:formula="of:=IFERROR(__xludf.dummyfunction(&quot;IFERROR(SPLIT(B51,&quot;&quot; &quot;&quot;),)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51]));IFERROR(MATCH(VLOOKUP([.C51];[.$A$1:.$A$1048576];1;0);[.$A$1:.$A$1048576];0););)" office:value-type="float" office:value="98" calcext:value-type="float">
            <text:p>98</text:p>
          </table:table-cell>
          <table:table-cell table:style-name="ce6" table:formula="of:=IF(NOT(ISBLANK([.D51]));IFERROR(MATCH(VLOOKUP([.D51];[.$A$1:.$A$1048576];1;0);[.$A$1:.$A$1048576];0););)" office:value-type="float" office:value="69" calcext:value-type="float">
            <text:p>69</text:p>
          </table:table-cell>
          <table:table-cell table:style-name="ce6" table:formula="of:=IF(NOT(ISBLANK([.E51]));IFERROR(MATCH(VLOOKUP([.E51];[.$A$1:.$A$1048576];1;0);[.$A$1:.$A$1048576];0););)" office:value-type="float" office:value="4" calcext:value-type="float">
            <text:p>4</text:p>
          </table:table-cell>
          <table:table-cell table:style-name="ce6" table:formula="of:=IF(NOT(ISBLANK([.F51]));IFERROR(MATCH(VLOOKUP([.F51];[.$A$1:.$A$1048576];1;0);[.$A$1:.$A$1048576];0););)" office:value-type="float" office:value="97" calcext:value-type="float">
            <text:p>97</text:p>
          </table:table-cell>
          <table:table-cell table:style-name="ce6" table:formula="of:=IF(NOT(ISBLANK([.G51]));IFERROR(MATCH(VLOOKUP([.G51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1:.M55])" office:value-type="float" office:value="98" calcext:value-type="float">
            <text:p>9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1:.M55]&gt;[.$AP$3];[.C51:.G55];))*[.$AP$4]" office:value-type="float" office:value="58504" calcext:value-type="float">
            <text:p>5850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1:.M55]&gt;[.$AS$3];[.C51:.G55];))*[.$AS$4]" office:value-type="float" office:value="11592" calcext:value-type="float">
            <text:p>11592</text:p>
          </table:table-cell>
          <table:table-cell table:style-name="ce6"/>
          <table:table-cell table:style-name="ce6" table:formula="of:=IF(NOT(ISBLANK([.C51]));MAX([.I51:.M51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51]));MAX([.P51:.T51]);)" office:value-type="float" office:value="98" calcext:value-type="float">
            <text:p>98</text:p>
          </table:table-cell>
          <table:table-cell table:style-name="ce6"/>
          <table:table-cell table:style-name="ce6" table:formula="of:=MIN([.AD51:.AH55])" office:value-type="float" office:value="79" calcext:value-type="float">
            <text:p>7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5" office:value-type="string" calcext:value-type="string">
            <text:p>57 59 88 <text:s/>3 49</text:p>
          </table:table-cell>
          <table:table-cell table:style-name="ce6" table:formula="of:=IFERROR(__xludf.dummyfunction(&quot;IFERROR(SPLIT(B52,&quot;&quot; &quot;&quot;),)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/>
          <table:table-cell table:style-name="ce6" table:formula="of:=IF(NOT(ISBLANK([.C52]));IFERROR(MATCH(VLOOKUP([.C52];[.$A$1:.$A$1048576];1;0);[.$A$1:.$A$1048576];0););)" office:value-type="float" office:value="42" calcext:value-type="float">
            <text:p>42</text:p>
          </table:table-cell>
          <table:table-cell table:style-name="ce6" table:formula="of:=IF(NOT(ISBLANK([.D52]));IFERROR(MATCH(VLOOKUP([.D52];[.$A$1:.$A$1048576];1;0);[.$A$1:.$A$1048576];0););)" office:value-type="float" office:value="17" calcext:value-type="float">
            <text:p>17</text:p>
          </table:table-cell>
          <table:table-cell table:style-name="ce6" table:formula="of:=IF(NOT(ISBLANK([.E52]));IFERROR(MATCH(VLOOKUP([.E52];[.$A$1:.$A$1048576];1;0);[.$A$1:.$A$1048576];0););)" office:value-type="float" office:value="82" calcext:value-type="float">
            <text:p>82</text:p>
          </table:table-cell>
          <table:table-cell table:style-name="ce6" table:formula="of:=IF(NOT(ISBLANK([.F52]));IFERROR(MATCH(VLOOKUP([.F52];[.$A$1:.$A$1048576];1;0);[.$A$1:.$A$1048576];0););)" office:value-type="float" office:value="50" calcext:value-type="float">
            <text:p>50</text:p>
          </table:table-cell>
          <table:table-cell table:style-name="ce6" table:formula="of:=IF(NOT(ISBLANK([.G52]));IFERROR(MATCH(VLOOKUP([.G52];[.$A$1:.$A$1048576];1;0);[.$A$1:.$A$1048576];0););)" office:value-type="float" office:value="81" calcext:value-type="float">
            <text:p>81</text:p>
          </table:table-cell>
          <table:table-cell table:style-name="ce6" table:number-columns-repeated="2"/>
          <table:table-cell table:style-name="ce6" office:value-type="float" office:value="69" calcext:value-type="float">
            <text:p>6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number-columns-repeated="9"/>
          <table:table-cell table:style-name="ce6" table:formula="of:=IF(NOT(ISBLANK([.C52]));MAX([.I52:.M52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52]));MAX([.P52:.T52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5" office:value-type="string" calcext:value-type="string">
            <text:p>27 23 64 60 12</text:p>
          </table:table-cell>
          <table:table-cell table:style-name="ce6" table:formula="of:=IFERROR(__xludf.dummyfunction(&quot;IFERROR(SPLIT(B53,&quot;&quot; &quot;&quot;),)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/>
          <table:table-cell table:style-name="ce6" table:formula="of:=IF(NOT(ISBLANK([.C53]));IFERROR(MATCH(VLOOKUP([.C53];[.$A$1:.$A$1048576];1;0);[.$A$1:.$A$1048576];0););)" office:value-type="float" office:value="94" calcext:value-type="float">
            <text:p>94</text:p>
          </table:table-cell>
          <table:table-cell table:style-name="ce6" table:formula="of:=IF(NOT(ISBLANK([.D53]));IFERROR(MATCH(VLOOKUP([.D53];[.$A$1:.$A$1048576];1;0);[.$A$1:.$A$1048576];0););)" office:value-type="float" office:value="28" calcext:value-type="float">
            <text:p>28</text:p>
          </table:table-cell>
          <table:table-cell table:style-name="ce6" table:formula="of:=IF(NOT(ISBLANK([.E53]));IFERROR(MATCH(VLOOKUP([.E53];[.$A$1:.$A$1048576];1;0);[.$A$1:.$A$1048576];0););)" office:value-type="float" office:value="51" calcext:value-type="float">
            <text:p>51</text:p>
          </table:table-cell>
          <table:table-cell table:style-name="ce6" table:formula="of:=IF(NOT(ISBLANK([.F53]));IFERROR(MATCH(VLOOKUP([.F53];[.$A$1:.$A$1048576];1;0);[.$A$1:.$A$1048576];0););)" office:value-type="float" office:value="99" calcext:value-type="float">
            <text:p>99</text:p>
          </table:table-cell>
          <table:table-cell table:style-name="ce6" table:formula="of:=IF(NOT(ISBLANK([.G53]));IFERROR(MATCH(VLOOKUP([.G53];[.$A$1:.$A$1048576];1;0);[.$A$1:.$A$1048576];0););)" office:value-type="float" office:value="60" calcext:value-type="float">
            <text:p>60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53]));MAX([.I53:.M53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53]));MAX([.P53:.T53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5" office:value-type="string" calcext:value-type="string">
            <text:p>53 85 83 52 21</text:p>
          </table:table-cell>
          <table:table-cell table:style-name="ce6" table:formula="of:=IFERROR(__xludf.dummyfunction(&quot;IFERROR(SPLIT(B54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/>
          <table:table-cell table:style-name="ce6" table:formula="of:=IF(NOT(ISBLANK([.C54]));IFERROR(MATCH(VLOOKUP([.C54];[.$A$1:.$A$1048576];1;0);[.$A$1:.$A$1048576];0););)" office:value-type="float" office:value="78" calcext:value-type="float">
            <text:p>78</text:p>
          </table:table-cell>
          <table:table-cell table:style-name="ce6" table:formula="of:=IF(NOT(ISBLANK([.D54]));IFERROR(MATCH(VLOOKUP([.D54];[.$A$1:.$A$1048576];1;0);[.$A$1:.$A$1048576];0););)" office:value-type="float" office:value="79" calcext:value-type="float">
            <text:p>79</text:p>
          </table:table-cell>
          <table:table-cell table:style-name="ce6" table:formula="of:=IF(NOT(ISBLANK([.E54]));IFERROR(MATCH(VLOOKUP([.E54];[.$A$1:.$A$1048576];1;0);[.$A$1:.$A$1048576];0););)" office:value-type="float" office:value="13" calcext:value-type="float">
            <text:p>13</text:p>
          </table:table-cell>
          <table:table-cell table:style-name="ce6" table:formula="of:=IF(NOT(ISBLANK([.F54]));IFERROR(MATCH(VLOOKUP([.F54];[.$A$1:.$A$1048576];1;0);[.$A$1:.$A$1048576];0););)" office:value-type="float" office:value="39" calcext:value-type="float">
            <text:p>39</text:p>
          </table:table-cell>
          <table:table-cell table:style-name="ce6" table:formula="of:=IF(NOT(ISBLANK([.G54]));IFERROR(MATCH(VLOOKUP([.G54];[.$A$1:.$A$1048576];1;0);[.$A$1:.$A$1048576];0););)" office:value-type="float" office:value="31" calcext:value-type="float">
            <text:p>31</text:p>
          </table:table-cell>
          <table:table-cell table:style-name="ce6" table:number-columns-repeated="2"/>
          <table:table-cell table:style-name="ce6" office:value-type="float" office:value="97" calcext:value-type="float">
            <text:p>97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54]));MAX([.I54:.M54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54]));MAX([.P54:.T54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5" office:value-type="string" calcext:value-type="string">
            <text:p>24 50 <text:s/>6 31 80</text:p>
          </table:table-cell>
          <table:table-cell table:style-name="ce6" table:formula="of:=IFERROR(__xludf.dummyfunction(&quot;IFERROR(SPLIT(B55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/>
          <table:table-cell table:style-name="ce6" table:formula="of:=IF(NOT(ISBLANK([.C55]));IFERROR(MATCH(VLOOKUP([.C55];[.$A$1:.$A$1048576];1;0);[.$A$1:.$A$1048576];0););)" office:value-type="float" office:value="58" calcext:value-type="float">
            <text:p>58</text:p>
          </table:table-cell>
          <table:table-cell table:style-name="ce6" table:formula="of:=IF(NOT(ISBLANK([.D55]));IFERROR(MATCH(VLOOKUP([.D55];[.$A$1:.$A$1048576];1;0);[.$A$1:.$A$1048576];0););)" office:value-type="float" office:value="63" calcext:value-type="float">
            <text:p>63</text:p>
          </table:table-cell>
          <table:table-cell table:style-name="ce6" table:formula="of:=IF(NOT(ISBLANK([.E55]));IFERROR(MATCH(VLOOKUP([.E55];[.$A$1:.$A$1048576];1;0);[.$A$1:.$A$1048576];0););)" office:value-type="float" office:value="83" calcext:value-type="float">
            <text:p>83</text:p>
          </table:table-cell>
          <table:table-cell table:style-name="ce6" table:formula="of:=IF(NOT(ISBLANK([.F55]));IFERROR(MATCH(VLOOKUP([.F55];[.$A$1:.$A$1048576];1;0);[.$A$1:.$A$1048576];0););)" office:value-type="float" office:value="55" calcext:value-type="float">
            <text:p>55</text:p>
          </table:table-cell>
          <table:table-cell table:style-name="ce6" table:formula="of:=IF(NOT(ISBLANK([.G55]));IFERROR(MATCH(VLOOKUP([.G55];[.$A$1:.$A$1048576];1;0);[.$A$1:.$A$1048576];0););)" office:value-type="float" office:value="27" calcext:value-type="float">
            <text:p>27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9"/>
          <table:table-cell table:style-name="ce6" table:formula="of:=IF(NOT(ISBLANK([.C55]));MAX([.I55:.M55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55]));MAX([.P55:.T55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/>
          <table:table-cell table:style-name="ce6" table:formula="of:=IFERROR(__xludf.dummyfunction(&quot;IFERROR(SPLIT(B5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6]));IFERROR(MATCH(VLOOKUP([.C56];[.$A$1:.$A$1048576];1;0);[.$A$1:.$A$1048576];0););)" office:value-type="float" office:value="0" calcext:value-type="float">
            <text:p>0</text:p>
          </table:table-cell>
          <table:table-cell table:style-name="ce6" table:formula="of:=IF(NOT(ISBLANK([.D56]));IFERROR(MATCH(VLOOKUP([.D56];[.$A$1:.$A$1048576];1;0);[.$A$1:.$A$1048576];0););)" office:value-type="float" office:value="0" calcext:value-type="float">
            <text:p>0</text:p>
          </table:table-cell>
          <table:table-cell table:style-name="ce6" table:formula="of:=IF(NOT(ISBLANK([.E56]));IFERROR(MATCH(VLOOKUP([.E56];[.$A$1:.$A$1048576];1;0);[.$A$1:.$A$1048576];0););)" office:value-type="float" office:value="0" calcext:value-type="float">
            <text:p>0</text:p>
          </table:table-cell>
          <table:table-cell table:style-name="ce6" table:formula="of:=IF(NOT(ISBLANK([.F56]));IFERROR(MATCH(VLOOKUP([.F56];[.$A$1:.$A$1048576];1;0);[.$A$1:.$A$1048576];0););)" office:value-type="float" office:value="0" calcext:value-type="float">
            <text:p>0</text:p>
          </table:table-cell>
          <table:table-cell table:style-name="ce6" table:formula="of:=IF(NOT(ISBLANK([.G56]));IFERROR(MATCH(VLOOKUP([.G5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6]));MAX([.I56:.M5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6]));MAX([.P56:.T5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5" office:value-type="string" calcext:value-type="string">
            <text:p>34 43 75 69 59</text:p>
          </table:table-cell>
          <table:table-cell table:style-name="ce6" table:formula="of:=IFERROR(__xludf.dummyfunction(&quot;IFERROR(SPLIT(B57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/>
          <table:table-cell table:style-name="ce6" table:formula="of:=IF(NOT(ISBLANK([.C57]));IFERROR(MATCH(VLOOKUP([.C57];[.$A$1:.$A$1048576];1;0);[.$A$1:.$A$1048576];0););)" office:value-type="float" office:value="36" calcext:value-type="float">
            <text:p>36</text:p>
          </table:table-cell>
          <table:table-cell table:style-name="ce6" table:formula="of:=IF(NOT(ISBLANK([.D57]));IFERROR(MATCH(VLOOKUP([.D57];[.$A$1:.$A$1048576];1;0);[.$A$1:.$A$1048576];0););)" office:value-type="float" office:value="69" calcext:value-type="float">
            <text:p>69</text:p>
          </table:table-cell>
          <table:table-cell table:style-name="ce6" table:formula="of:=IF(NOT(ISBLANK([.E57]));IFERROR(MATCH(VLOOKUP([.E57];[.$A$1:.$A$1048576];1;0);[.$A$1:.$A$1048576];0););)" office:value-type="float" office:value="98" calcext:value-type="float">
            <text:p>98</text:p>
          </table:table-cell>
          <table:table-cell table:style-name="ce6" table:formula="of:=IF(NOT(ISBLANK([.F57]));IFERROR(MATCH(VLOOKUP([.F57];[.$A$1:.$A$1048576];1;0);[.$A$1:.$A$1048576];0););)" office:value-type="float" office:value="65" calcext:value-type="float">
            <text:p>65</text:p>
          </table:table-cell>
          <table:table-cell table:style-name="ce6" table:formula="of:=IF(NOT(ISBLANK([.G57]));IFERROR(MATCH(VLOOKUP([.G57];[.$A$1:.$A$1048576];1;0);[.$A$1:.$A$1048576];0););)" office:value-type="float" office:value="17" calcext:value-type="float">
            <text:p>17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7:.M61])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7:.M61]&gt;[.$AP$3];[.C57:.G61];))*[.$AP$4]" office:value-type="float" office:value="48919" calcext:value-type="float">
            <text:p>4891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7:.M61]&gt;[.$AS$3];[.C57:.G61];))*[.$AS$4]" office:value-type="float" office:value="13776" calcext:value-type="float">
            <text:p>13776</text:p>
          </table:table-cell>
          <table:table-cell table:style-name="ce6"/>
          <table:table-cell table:style-name="ce6" table:formula="of:=IF(NOT(ISBLANK([.C57]));MAX([.I57:.M57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57]));MAX([.P57:.T57]);)" office:value-type="float" office:value="66" calcext:value-type="float">
            <text:p>66</text:p>
          </table:table-cell>
          <table:table-cell table:style-name="ce6"/>
          <table:table-cell table:style-name="ce6" table:formula="of:=MIN([.AD57:.AH61])" office:value-type="float" office:value="66" calcext:value-type="float">
            <text:p>6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5" office:value-type="string" calcext:value-type="string">
            <text:p>93 23 46 48 <text:s/>2</text:p>
          </table:table-cell>
          <table:table-cell table:style-name="ce6" table:formula="of:=IFERROR(__xludf.dummyfunction(&quot;IFERROR(SPLIT(B58,&quot;&quot; &quot;&quot;),)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(NOT(ISBLANK([.C58]));IFERROR(MATCH(VLOOKUP([.C58];[.$A$1:.$A$1048576];1;0);[.$A$1:.$A$1048576];0););)" office:value-type="float" office:value="16" calcext:value-type="float">
            <text:p>16</text:p>
          </table:table-cell>
          <table:table-cell table:style-name="ce6" table:formula="of:=IF(NOT(ISBLANK([.D58]));IFERROR(MATCH(VLOOKUP([.D58];[.$A$1:.$A$1048576];1;0);[.$A$1:.$A$1048576];0););)" office:value-type="float" office:value="28" calcext:value-type="float">
            <text:p>28</text:p>
          </table:table-cell>
          <table:table-cell table:style-name="ce6" table:formula="of:=IF(NOT(ISBLANK([.E58]));IFERROR(MATCH(VLOOKUP([.E58];[.$A$1:.$A$1048576];1;0);[.$A$1:.$A$1048576];0););)" office:value-type="float" office:value="54" calcext:value-type="float">
            <text:p>54</text:p>
          </table:table-cell>
          <table:table-cell table:style-name="ce6" table:formula="of:=IF(NOT(ISBLANK([.F58]));IFERROR(MATCH(VLOOKUP([.F58];[.$A$1:.$A$1048576];1;0);[.$A$1:.$A$1048576];0););)" office:value-type="float" office:value="74" calcext:value-type="float">
            <text:p>74</text:p>
          </table:table-cell>
          <table:table-cell table:style-name="ce6" table:formula="of:=IF(NOT(ISBLANK([.G58]));IFERROR(MATCH(VLOOKUP([.G58];[.$A$1:.$A$1048576];1;0);[.$A$1:.$A$1048576];0););)" office:value-type="float" office:value="44" calcext:value-type="float">
            <text:p>44</text:p>
          </table:table-cell>
          <table:table-cell table:style-name="ce6" table:number-columns-repeated="2"/>
          <table:table-cell table:style-name="ce6" office:value-type="float" office:value="69" calcext:value-type="float">
            <text:p>6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58]));MAX([.I58:.M58]);)" office:value-type="float" office:value="74" calcext:value-type="float">
            <text:p>74</text:p>
          </table:table-cell>
          <table:table-cell table:style-name="ce6" table:number-columns-repeated="3"/>
          <table:table-cell table:style-name="ce6" table:formula="of:=IF(NOT(ISBLANK([.C58]));MAX([.P58:.T58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5" office:value-type="string" calcext:value-type="string">
            <text:p>4 15 61 <text:s/>5 96</text:p>
          </table:table-cell>
          <table:table-cell table:style-name="ce6" table:formula="of:=IFERROR(__xludf.dummyfunction(&quot;IFERROR(SPLIT(B59,&quot;&quot; &quot;&quot;),)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/>
          <table:table-cell table:style-name="ce6" table:formula="of:=IF(NOT(ISBLANK([.C59]));IFERROR(MATCH(VLOOKUP([.C59];[.$A$1:.$A$1048576];1;0);[.$A$1:.$A$1048576];0););)" office:value-type="float" office:value="66" calcext:value-type="float">
            <text:p>66</text:p>
          </table:table-cell>
          <table:table-cell table:style-name="ce6" table:formula="of:=IF(NOT(ISBLANK([.D59]));IFERROR(MATCH(VLOOKUP([.D59];[.$A$1:.$A$1048576];1;0);[.$A$1:.$A$1048576];0););)" office:value-type="float" office:value="100" calcext:value-type="float">
            <text:p>100</text:p>
          </table:table-cell>
          <table:table-cell table:style-name="ce6" table:formula="of:=IF(NOT(ISBLANK([.E59]));IFERROR(MATCH(VLOOKUP([.E59];[.$A$1:.$A$1048576];1;0);[.$A$1:.$A$1048576];0););)" office:value-type="float" office:value="30" calcext:value-type="float">
            <text:p>30</text:p>
          </table:table-cell>
          <table:table-cell table:style-name="ce6" table:formula="of:=IF(NOT(ISBLANK([.F59]));IFERROR(MATCH(VLOOKUP([.F59];[.$A$1:.$A$1048576];1;0);[.$A$1:.$A$1048576];0););)" office:value-type="float" office:value="38" calcext:value-type="float">
            <text:p>38</text:p>
          </table:table-cell>
          <table:table-cell table:style-name="ce6" table:formula="of:=IF(NOT(ISBLANK([.G59]));IFERROR(MATCH(VLOOKUP([.G59];[.$A$1:.$A$1048576];1;0);[.$A$1:.$A$1048576];0););)" office:value-type="float" office:value="84" calcext:value-type="float">
            <text:p>84</text:p>
          </table:table-cell>
          <table:table-cell table:style-name="ce6" table:number-columns-repeated="2"/>
          <table:table-cell table:style-name="ce6" office:value-type="float" office:value="98" calcext:value-type="float">
            <text:p>9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number-columns-repeated="9"/>
          <table:table-cell table:style-name="ce6" table:formula="of:=IF(NOT(ISBLANK([.C59]));MAX([.I59:.M59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59]));MAX([.P59:.T59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5" office:value-type="string" calcext:value-type="string">
            <text:p>80 97 27 51 33</text:p>
          </table:table-cell>
          <table:table-cell table:style-name="ce6" table:formula="of:=IFERROR(__xludf.dummyfunction(&quot;IFERROR(SPLIT(B60,&quot;&quot; &quot;&quot;),)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/>
          <table:table-cell table:style-name="ce6" table:formula="of:=IF(NOT(ISBLANK([.C60]));IFERROR(MATCH(VLOOKUP([.C60];[.$A$1:.$A$1048576];1;0);[.$A$1:.$A$1048576];0););)" office:value-type="float" office:value="27" calcext:value-type="float">
            <text:p>27</text:p>
          </table:table-cell>
          <table:table-cell table:style-name="ce6" table:formula="of:=IF(NOT(ISBLANK([.D60]));IFERROR(MATCH(VLOOKUP([.D60];[.$A$1:.$A$1048576];1;0);[.$A$1:.$A$1048576];0););)" office:value-type="float" office:value="87" calcext:value-type="float">
            <text:p>87</text:p>
          </table:table-cell>
          <table:table-cell table:style-name="ce6" table:formula="of:=IF(NOT(ISBLANK([.E60]));IFERROR(MATCH(VLOOKUP([.E60];[.$A$1:.$A$1048576];1;0);[.$A$1:.$A$1048576];0););)" office:value-type="float" office:value="94" calcext:value-type="float">
            <text:p>94</text:p>
          </table:table-cell>
          <table:table-cell table:style-name="ce6" table:formula="of:=IF(NOT(ISBLANK([.F60]));IFERROR(MATCH(VLOOKUP([.F60];[.$A$1:.$A$1048576];1;0);[.$A$1:.$A$1048576];0););)" office:value-type="float" office:value="29" calcext:value-type="float">
            <text:p>29</text:p>
          </table:table-cell>
          <table:table-cell table:style-name="ce6" table:formula="of:=IF(NOT(ISBLANK([.G60]));IFERROR(MATCH(VLOOKUP([.G60];[.$A$1:.$A$1048576];1;0);[.$A$1:.$A$1048576];0););)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number-columns-repeated="9"/>
          <table:table-cell table:style-name="ce6" table:formula="of:=IF(NOT(ISBLANK([.C60]));MAX([.I60:.M60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60]));MAX([.P60:.T60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5" office:value-type="string" calcext:value-type="string">
            <text:p>25 44 79 32 17</text:p>
          </table:table-cell>
          <table:table-cell table:style-name="ce6" table:formula="of:=IFERROR(__xludf.dummyfunction(&quot;IFERROR(SPLIT(B61,&quot;&quot; &quot;&quot;),)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61]));IFERROR(MATCH(VLOOKUP([.C61];[.$A$1:.$A$1048576];1;0);[.$A$1:.$A$1048576];0););)" office:value-type="float" office:value="20" calcext:value-type="float">
            <text:p>20</text:p>
          </table:table-cell>
          <table:table-cell table:style-name="ce6" table:formula="of:=IF(NOT(ISBLANK([.D61]));IFERROR(MATCH(VLOOKUP([.D61];[.$A$1:.$A$1048576];1;0);[.$A$1:.$A$1048576];0););)" office:value-type="float" office:value="22" calcext:value-type="float">
            <text:p>22</text:p>
          </table:table-cell>
          <table:table-cell table:style-name="ce6" table:formula="of:=IF(NOT(ISBLANK([.E61]));IFERROR(MATCH(VLOOKUP([.E61];[.$A$1:.$A$1048576];1;0);[.$A$1:.$A$1048576];0););)" office:value-type="float" office:value="62" calcext:value-type="float">
            <text:p>62</text:p>
          </table:table-cell>
          <table:table-cell table:style-name="ce6" table:formula="of:=IF(NOT(ISBLANK([.F61]));IFERROR(MATCH(VLOOKUP([.F61];[.$A$1:.$A$1048576];1;0);[.$A$1:.$A$1048576];0););)" office:value-type="float" office:value="91" calcext:value-type="float">
            <text:p>91</text:p>
          </table:table-cell>
          <table:table-cell table:style-name="ce6" table:formula="of:=IF(NOT(ISBLANK([.G61]));IFERROR(MATCH(VLOOKUP([.G61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61]));MAX([.I61:.M61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61]));MAX([.P61:.T61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ERROR(__xludf.dummyfunction(&quot;IFERROR(SPLIT(B6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62]));IFERROR(MATCH(VLOOKUP([.C62];[.$A$1:.$A$1048576];1;0);[.$A$1:.$A$1048576];0););)" office:value-type="float" office:value="0" calcext:value-type="float">
            <text:p>0</text:p>
          </table:table-cell>
          <table:table-cell table:style-name="ce6" table:formula="of:=IF(NOT(ISBLANK([.D62]));IFERROR(MATCH(VLOOKUP([.D62];[.$A$1:.$A$1048576];1;0);[.$A$1:.$A$1048576];0););)" office:value-type="float" office:value="0" calcext:value-type="float">
            <text:p>0</text:p>
          </table:table-cell>
          <table:table-cell table:style-name="ce6" table:formula="of:=IF(NOT(ISBLANK([.E62]));IFERROR(MATCH(VLOOKUP([.E62];[.$A$1:.$A$1048576];1;0);[.$A$1:.$A$1048576];0););)" office:value-type="float" office:value="0" calcext:value-type="float">
            <text:p>0</text:p>
          </table:table-cell>
          <table:table-cell table:style-name="ce6" table:formula="of:=IF(NOT(ISBLANK([.F62]));IFERROR(MATCH(VLOOKUP([.F62];[.$A$1:.$A$1048576];1;0);[.$A$1:.$A$1048576];0););)" office:value-type="float" office:value="0" calcext:value-type="float">
            <text:p>0</text:p>
          </table:table-cell>
          <table:table-cell table:style-name="ce6" table:formula="of:=IF(NOT(ISBLANK([.G62]));IFERROR(MATCH(VLOOKUP([.G6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62]));MAX([.I62:.M6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62]));MAX([.P62:.T6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5" office:value-type="string" calcext:value-type="string">
            <text:p>16 67 81 96 42</text:p>
          </table:table-cell>
          <table:table-cell table:style-name="ce6" table:formula="of:=IFERROR(__xludf.dummyfunction(&quot;IFERROR(SPLIT(B63,&quot;&quot; &quot;&quot;),)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/>
          <table:table-cell table:style-name="ce6" table:formula="of:=IF(NOT(ISBLANK([.C63]));IFERROR(MATCH(VLOOKUP([.C63];[.$A$1:.$A$1048576];1;0);[.$A$1:.$A$1048576];0););)" office:value-type="float" office:value="90" calcext:value-type="float">
            <text:p>90</text:p>
          </table:table-cell>
          <table:table-cell table:style-name="ce6" table:formula="of:=IF(NOT(ISBLANK([.D63]));IFERROR(MATCH(VLOOKUP([.D63];[.$A$1:.$A$1048576];1;0);[.$A$1:.$A$1048576];0););)" office:value-type="float" office:value="73" calcext:value-type="float">
            <text:p>73</text:p>
          </table:table-cell>
          <table:table-cell table:style-name="ce6" table:formula="of:=IF(NOT(ISBLANK([.E63]));IFERROR(MATCH(VLOOKUP([.E63];[.$A$1:.$A$1048576];1;0);[.$A$1:.$A$1048576];0););)" office:value-type="float" office:value="80" calcext:value-type="float">
            <text:p>80</text:p>
          </table:table-cell>
          <table:table-cell table:style-name="ce6" table:formula="of:=IF(NOT(ISBLANK([.F63]));IFERROR(MATCH(VLOOKUP([.F63];[.$A$1:.$A$1048576];1;0);[.$A$1:.$A$1048576];0););)" office:value-type="float" office:value="84" calcext:value-type="float">
            <text:p>84</text:p>
          </table:table-cell>
          <table:table-cell table:style-name="ce6" table:formula="of:=IF(NOT(ISBLANK([.G63]));IFERROR(MATCH(VLOOKUP([.G63];[.$A$1:.$A$1048576];1;0);[.$A$1:.$A$1048576];0););)" office:value-type="float" office:value="4" calcext:value-type="float">
            <text:p>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63:.M67])" office:value-type="float" office:value="90" calcext:value-type="float">
            <text:p>9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63:.M67]&gt;[.$AP$3];[.C63:.G67];))*[.$AP$4]" office:value-type="float" office:value="77745" calcext:value-type="float">
            <text:p>7774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63:.M67]&gt;[.$AS$3];[.C63:.G67];))*[.$AS$4]" office:value-type="float" office:value="18592" calcext:value-type="float">
            <text:p>18592</text:p>
          </table:table-cell>
          <table:table-cell table:style-name="ce6"/>
          <table:table-cell table:style-name="ce6" table:formula="of:=IF(NOT(ISBLANK([.C63]));MAX([.I63:.M63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63]));MAX([.P63:.T63]);)" office:value-type="float" office:value="95" calcext:value-type="float">
            <text:p>95</text:p>
          </table:table-cell>
          <table:table-cell table:style-name="ce6"/>
          <table:table-cell table:style-name="ce6" table:formula="of:=MIN([.AD63:.AH67])" office:value-type="float" office:value="77" calcext:value-type="float">
            <text:p>7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5" office:value-type="string" calcext:value-type="string">
            <text:p>21 79 45 78 28</text:p>
          </table:table-cell>
          <table:table-cell table:style-name="ce6" table:formula="of:=IFERROR(__xludf.dummyfunction(&quot;IFERROR(SPLIT(B64,&quot;&quot; &quot;&quot;),)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64]));IFERROR(MATCH(VLOOKUP([.C64];[.$A$1:.$A$1048576];1;0);[.$A$1:.$A$1048576];0););)" office:value-type="float" office:value="31" calcext:value-type="float">
            <text:p>31</text:p>
          </table:table-cell>
          <table:table-cell table:style-name="ce6" table:formula="of:=IF(NOT(ISBLANK([.D64]));IFERROR(MATCH(VLOOKUP([.D64];[.$A$1:.$A$1048576];1;0);[.$A$1:.$A$1048576];0););)" office:value-type="float" office:value="62" calcext:value-type="float">
            <text:p>62</text:p>
          </table:table-cell>
          <table:table-cell table:style-name="ce6" table:formula="of:=IF(NOT(ISBLANK([.E64]));IFERROR(MATCH(VLOOKUP([.E64];[.$A$1:.$A$1048576];1;0);[.$A$1:.$A$1048576];0););)" office:value-type="float" office:value="97" calcext:value-type="float">
            <text:p>97</text:p>
          </table:table-cell>
          <table:table-cell table:style-name="ce6" table:formula="of:=IF(NOT(ISBLANK([.F64]));IFERROR(MATCH(VLOOKUP([.F64];[.$A$1:.$A$1048576];1;0);[.$A$1:.$A$1048576];0););)" office:value-type="float" office:value="67" calcext:value-type="float">
            <text:p>67</text:p>
          </table:table-cell>
          <table:table-cell table:style-name="ce6" table:formula="of:=IF(NOT(ISBLANK([.G64]));IFERROR(MATCH(VLOOKUP([.G64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73" calcext:value-type="float">
            <text:p>7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9"/>
          <table:table-cell table:style-name="ce6" table:formula="of:=IF(NOT(ISBLANK([.C64]));MAX([.I64:.M6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64]));MAX([.P64:.T64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5" office:value-type="string" calcext:value-type="string">
            <text:p>39 91 86 51 88</text:p>
          </table:table-cell>
          <table:table-cell table:style-name="ce6" table:formula="of:=IFERROR(__xludf.dummyfunction(&quot;IFERROR(SPLIT(B65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65]));IFERROR(MATCH(VLOOKUP([.C65];[.$A$1:.$A$1048576];1;0);[.$A$1:.$A$1048576];0););)" office:value-type="float" office:value="41" calcext:value-type="float">
            <text:p>41</text:p>
          </table:table-cell>
          <table:table-cell table:style-name="ce6" table:formula="of:=IF(NOT(ISBLANK([.D65]));IFERROR(MATCH(VLOOKUP([.D65];[.$A$1:.$A$1048576];1;0);[.$A$1:.$A$1048576];0););)" office:value-type="float" office:value="57" calcext:value-type="float">
            <text:p>57</text:p>
          </table:table-cell>
          <table:table-cell table:style-name="ce6" table:formula="of:=IF(NOT(ISBLANK([.E65]));IFERROR(MATCH(VLOOKUP([.E65];[.$A$1:.$A$1048576];1;0);[.$A$1:.$A$1048576];0););)" office:value-type="float" office:value="96" calcext:value-type="float">
            <text:p>96</text:p>
          </table:table-cell>
          <table:table-cell table:style-name="ce6" table:formula="of:=IF(NOT(ISBLANK([.F65]));IFERROR(MATCH(VLOOKUP([.F65];[.$A$1:.$A$1048576];1;0);[.$A$1:.$A$1048576];0););)" office:value-type="float" office:value="29" calcext:value-type="float">
            <text:p>29</text:p>
          </table:table-cell>
          <table:table-cell table:style-name="ce6" table:formula="of:=IF(NOT(ISBLANK([.G65]));IFERROR(MATCH(VLOOKUP([.G65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65]));MAX([.I65:.M65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65]));MAX([.P65:.T65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 office:value-type="string" calcext:value-type="string">
            <text:p>62 94 99 41 27</text:p>
          </table:table-cell>
          <table:table-cell table:style-name="ce6" table:formula="of:=IFERROR(__xludf.dummyfunction(&quot;IFERROR(SPLIT(B66,&quot;&quot; &quot;&quot;),)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/>
          <table:table-cell table:style-name="ce6" table:formula="of:=IF(NOT(ISBLANK([.C66]));IFERROR(MATCH(VLOOKUP([.C66];[.$A$1:.$A$1048576];1;0);[.$A$1:.$A$1048576];0););)" office:value-type="float" office:value="24" calcext:value-type="float">
            <text:p>24</text:p>
          </table:table-cell>
          <table:table-cell table:style-name="ce6" table:formula="of:=IF(NOT(ISBLANK([.D66]));IFERROR(MATCH(VLOOKUP([.D66];[.$A$1:.$A$1048576];1;0);[.$A$1:.$A$1048576];0););)" office:value-type="float" office:value="77" calcext:value-type="float">
            <text:p>77</text:p>
          </table:table-cell>
          <table:table-cell table:style-name="ce6" table:formula="of:=IF(NOT(ISBLANK([.E66]));IFERROR(MATCH(VLOOKUP([.E66];[.$A$1:.$A$1048576];1;0);[.$A$1:.$A$1048576];0););)" office:value-type="float" office:value="9" calcext:value-type="float">
            <text:p>9</text:p>
          </table:table-cell>
          <table:table-cell table:style-name="ce6" table:formula="of:=IF(NOT(ISBLANK([.F66]));IFERROR(MATCH(VLOOKUP([.F66];[.$A$1:.$A$1048576];1;0);[.$A$1:.$A$1048576];0););)" office:value-type="float" office:value="25" calcext:value-type="float">
            <text:p>25</text:p>
          </table:table-cell>
          <table:table-cell table:style-name="ce6" table:formula="of:=IF(NOT(ISBLANK([.G66]));IFERROR(MATCH(VLOOKUP([.G66];[.$A$1:.$A$1048576];1;0);[.$A$1:.$A$1048576];0););)" office:value-type="float" office:value="94" calcext:value-type="float">
            <text:p>94</text:p>
          </table:table-cell>
          <table:table-cell table:style-name="ce6" table:number-columns-repeated="2"/>
          <table:table-cell table:style-name="ce6" office:value-type="float" office:value="84" calcext:value-type="float">
            <text:p>8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66]));MAX([.I66:.M66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66]));MAX([.P66:.T66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5" office:value-type="string" calcext:value-type="string">
            <text:p>84 30 22 74 <text:s/>8</text:p>
          </table:table-cell>
          <table:table-cell table:style-name="ce6" table:formula="of:=IFERROR(__xludf.dummyfunction(&quot;IFERROR(SPLIT(B67,&quot;&quot; &quot;&quot;),)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/>
          <table:table-cell table:style-name="ce6" table:formula="of:=IF(NOT(ISBLANK([.C67]));IFERROR(MATCH(VLOOKUP([.C67];[.$A$1:.$A$1048576];1;0);[.$A$1:.$A$1048576];0););)" office:value-type="float" office:value="95" calcext:value-type="float">
            <text:p>95</text:p>
          </table:table-cell>
          <table:table-cell table:style-name="ce6" table:formula="of:=IF(NOT(ISBLANK([.D67]));IFERROR(MATCH(VLOOKUP([.D67];[.$A$1:.$A$1048576];1;0);[.$A$1:.$A$1048576];0););)" office:value-type="float" office:value="12" calcext:value-type="float">
            <text:p>12</text:p>
          </table:table-cell>
          <table:table-cell table:style-name="ce6" table:formula="of:=IF(NOT(ISBLANK([.E67]));IFERROR(MATCH(VLOOKUP([.E67];[.$A$1:.$A$1048576];1;0);[.$A$1:.$A$1048576];0););)" office:value-type="float" office:value="40" calcext:value-type="float">
            <text:p>40</text:p>
          </table:table-cell>
          <table:table-cell table:style-name="ce6" table:formula="of:=IF(NOT(ISBLANK([.F67]));IFERROR(MATCH(VLOOKUP([.F67];[.$A$1:.$A$1048576];1;0);[.$A$1:.$A$1048576];0););)" office:value-type="float" office:value="93" calcext:value-type="float">
            <text:p>93</text:p>
          </table:table-cell>
          <table:table-cell table:style-name="ce6" table:formula="of:=IF(NOT(ISBLANK([.G67]));IFERROR(MATCH(VLOOKUP([.G67];[.$A$1:.$A$1048576];1;0);[.$A$1:.$A$1048576];0););)" office:value-type="float" office:value="34" calcext:value-type="float">
            <text:p>34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number-columns-repeated="9"/>
          <table:table-cell table:style-name="ce6" table:formula="of:=IF(NOT(ISBLANK([.C67]));MAX([.I67:.M67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67]));MAX([.P67:.T67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/>
          <table:table-cell table:style-name="ce6" table:formula="of:=IFERROR(__xludf.dummyfunction(&quot;IFERROR(SPLIT(B6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68]));IFERROR(MATCH(VLOOKUP([.C68];[.$A$1:.$A$1048576];1;0);[.$A$1:.$A$1048576];0););)" office:value-type="float" office:value="0" calcext:value-type="float">
            <text:p>0</text:p>
          </table:table-cell>
          <table:table-cell table:style-name="ce6" table:formula="of:=IF(NOT(ISBLANK([.D68]));IFERROR(MATCH(VLOOKUP([.D68];[.$A$1:.$A$1048576];1;0);[.$A$1:.$A$1048576];0););)" office:value-type="float" office:value="0" calcext:value-type="float">
            <text:p>0</text:p>
          </table:table-cell>
          <table:table-cell table:style-name="ce6" table:formula="of:=IF(NOT(ISBLANK([.E68]));IFERROR(MATCH(VLOOKUP([.E68];[.$A$1:.$A$1048576];1;0);[.$A$1:.$A$1048576];0););)" office:value-type="float" office:value="0" calcext:value-type="float">
            <text:p>0</text:p>
          </table:table-cell>
          <table:table-cell table:style-name="ce6" table:formula="of:=IF(NOT(ISBLANK([.F68]));IFERROR(MATCH(VLOOKUP([.F68];[.$A$1:.$A$1048576];1;0);[.$A$1:.$A$1048576];0););)" office:value-type="float" office:value="0" calcext:value-type="float">
            <text:p>0</text:p>
          </table:table-cell>
          <table:table-cell table:style-name="ce6" table:formula="of:=IF(NOT(ISBLANK([.G68]));IFERROR(MATCH(VLOOKUP([.G6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68]));MAX([.I68:.M6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68]));MAX([.P68:.T6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5" office:value-type="string" calcext:value-type="string">
            <text:p>19 14 10 76 17</text:p>
          </table:table-cell>
          <table:table-cell table:style-name="ce6" table:formula="of:=IFERROR(__xludf.dummyfunction(&quot;IFERROR(SPLIT(B69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69]));IFERROR(MATCH(VLOOKUP([.C69];[.$A$1:.$A$1048576];1;0);[.$A$1:.$A$1048576];0););)" office:value-type="float" office:value="49" calcext:value-type="float">
            <text:p>49</text:p>
          </table:table-cell>
          <table:table-cell table:style-name="ce6" table:formula="of:=IF(NOT(ISBLANK([.D69]));IFERROR(MATCH(VLOOKUP([.D69];[.$A$1:.$A$1048576];1;0);[.$A$1:.$A$1048576];0););)" office:value-type="float" office:value="101" calcext:value-type="float">
            <text:p>101</text:p>
          </table:table-cell>
          <table:table-cell table:style-name="ce6" table:formula="of:=IF(NOT(ISBLANK([.E69]));IFERROR(MATCH(VLOOKUP([.E69];[.$A$1:.$A$1048576];1;0);[.$A$1:.$A$1048576];0););)" office:value-type="float" office:value="47" calcext:value-type="float">
            <text:p>47</text:p>
          </table:table-cell>
          <table:table-cell table:style-name="ce6" table:formula="of:=IF(NOT(ISBLANK([.F69]));IFERROR(MATCH(VLOOKUP([.F69];[.$A$1:.$A$1048576];1;0);[.$A$1:.$A$1048576];0););)" office:value-type="float" office:value="33" calcext:value-type="float">
            <text:p>33</text:p>
          </table:table-cell>
          <table:table-cell table:style-name="ce6" table:formula="of:=IF(NOT(ISBLANK([.G69]));IFERROR(MATCH(VLOOKUP([.G69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69:.M73])" office:value-type="float" office:value="49" calcext:value-type="float">
            <text:p>4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69:.M73]&gt;[.$AP$3];[.C69:.G73];))*[.$AP$4]" office:value-type="float" office:value="49842" calcext:value-type="float">
            <text:p>4984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69:.M73]&gt;[.$AS$3];[.C69:.G73];))*[.$AS$4]" office:value-type="float" office:value="19432" calcext:value-type="float">
            <text:p>19432</text:p>
          </table:table-cell>
          <table:table-cell table:style-name="ce6"/>
          <table:table-cell table:style-name="ce6" table:formula="of:=IF(NOT(ISBLANK([.C69]));MAX([.I69:.M69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69]));MAX([.P69:.T69]);)" office:value-type="float" office:value="93" calcext:value-type="float">
            <text:p>93</text:p>
          </table:table-cell>
          <table:table-cell table:style-name="ce6"/>
          <table:table-cell table:style-name="ce6" table:formula="of:=MIN([.AD69:.AH73])" office:value-type="float" office:value="46" calcext:value-type="float">
            <text:p>4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5" office:value-type="string" calcext:value-type="string">
            <text:p>13 <text:s/>1 73 <text:s/>0 55</text:p>
          </table:table-cell>
          <table:table-cell table:style-name="ce6" table:formula="of:=IFERROR(__xludf.dummyfunction(&quot;IFERROR(SPLIT(B70,&quot;&quot; &quot;&quot;),)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70]));IFERROR(MATCH(VLOOKUP([.C70];[.$A$1:.$A$1048576];1;0);[.$A$1:.$A$1048576];0););)" office:value-type="float" office:value="7" calcext:value-type="float">
            <text:p>7</text:p>
          </table:table-cell>
          <table:table-cell table:style-name="ce6" table:formula="of:=IF(NOT(ISBLANK([.D70]));IFERROR(MATCH(VLOOKUP([.D70];[.$A$1:.$A$1048576];1;0);[.$A$1:.$A$1048576];0););)" office:value-type="float" office:value="14" calcext:value-type="float">
            <text:p>14</text:p>
          </table:table-cell>
          <table:table-cell table:style-name="ce6" table:formula="of:=IF(NOT(ISBLANK([.E70]));IFERROR(MATCH(VLOOKUP([.E70];[.$A$1:.$A$1048576];1;0);[.$A$1:.$A$1048576];0););)" office:value-type="float" office:value="3" calcext:value-type="float">
            <text:p>3</text:p>
          </table:table-cell>
          <table:table-cell table:style-name="ce6" table:formula="of:=IF(NOT(ISBLANK([.F70]));IFERROR(MATCH(VLOOKUP([.F70];[.$A$1:.$A$1048576];1;0);[.$A$1:.$A$1048576];0););)" office:value-type="float" office:value="46" calcext:value-type="float">
            <text:p>46</text:p>
          </table:table-cell>
          <table:table-cell table:style-name="ce6" table:formula="of:=IF(NOT(ISBLANK([.G70]));IFERROR(MATCH(VLOOKUP([.G70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9"/>
          <table:table-cell table:style-name="ce6" table:formula="of:=IF(NOT(ISBLANK([.C70]));MAX([.I70:.M70]);)" office:value-type="float" office:value="46" calcext:value-type="float">
            <text:p>46</text:p>
          </table:table-cell>
          <table:table-cell table:style-name="ce6" table:number-columns-repeated="3"/>
          <table:table-cell table:style-name="ce6" table:formula="of:=IF(NOT(ISBLANK([.C70]));MAX([.P70:.T70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5" office:value-type="string" calcext:value-type="string">
            <text:p>97 26 98 <text:s/>4 15</text:p>
          </table:table-cell>
          <table:table-cell table:style-name="ce6" table:formula="of:=IFERROR(__xludf.dummyfunction(&quot;IFERROR(SPLIT(B71,&quot;&quot; &quot;&quot;),)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71]));IFERROR(MATCH(VLOOKUP([.C71];[.$A$1:.$A$1048576];1;0);[.$A$1:.$A$1048576];0););)" office:value-type="float" office:value="87" calcext:value-type="float">
            <text:p>87</text:p>
          </table:table-cell>
          <table:table-cell table:style-name="ce6" table:formula="of:=IF(NOT(ISBLANK([.D71]));IFERROR(MATCH(VLOOKUP([.D71];[.$A$1:.$A$1048576];1;0);[.$A$1:.$A$1048576];0););)" office:value-type="float" office:value="45" calcext:value-type="float">
            <text:p>45</text:p>
          </table:table-cell>
          <table:table-cell table:style-name="ce6" table:formula="of:=IF(NOT(ISBLANK([.E71]));IFERROR(MATCH(VLOOKUP([.E71];[.$A$1:.$A$1048576];1;0);[.$A$1:.$A$1048576];0););)" office:value-type="float" office:value="64" calcext:value-type="float">
            <text:p>64</text:p>
          </table:table-cell>
          <table:table-cell table:style-name="ce6" table:formula="of:=IF(NOT(ISBLANK([.F71]));IFERROR(MATCH(VLOOKUP([.F71];[.$A$1:.$A$1048576];1;0);[.$A$1:.$A$1048576];0););)" office:value-type="float" office:value="66" calcext:value-type="float">
            <text:p>66</text:p>
          </table:table-cell>
          <table:table-cell table:style-name="ce6" table:formula="of:=IF(NOT(ISBLANK([.G71]));IFERROR(MATCH(VLOOKUP([.G71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9"/>
          <table:table-cell table:style-name="ce6" table:formula="of:=IF(NOT(ISBLANK([.C71]));MAX([.I71:.M71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71]));MAX([.P71:.T71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5" office:value-type="string" calcext:value-type="string">
            <text:p>44 87 61 80 11</text:p>
          </table:table-cell>
          <table:table-cell table:style-name="ce6" table:formula="of:=IFERROR(__xludf.dummyfunction(&quot;IFERROR(SPLIT(B72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/>
          <table:table-cell table:style-name="ce6" table:formula="of:=IF(NOT(ISBLANK([.C72]));IFERROR(MATCH(VLOOKUP([.C72];[.$A$1:.$A$1048576];1;0);[.$A$1:.$A$1048576];0););)" office:value-type="float" office:value="22" calcext:value-type="float">
            <text:p>22</text:p>
          </table:table-cell>
          <table:table-cell table:style-name="ce6" table:formula="of:=IF(NOT(ISBLANK([.D72]));IFERROR(MATCH(VLOOKUP([.D72];[.$A$1:.$A$1048576];1;0);[.$A$1:.$A$1048576];0););)" office:value-type="float" office:value="71" calcext:value-type="float">
            <text:p>71</text:p>
          </table:table-cell>
          <table:table-cell table:style-name="ce6" table:formula="of:=IF(NOT(ISBLANK([.E72]));IFERROR(MATCH(VLOOKUP([.E72];[.$A$1:.$A$1048576];1;0);[.$A$1:.$A$1048576];0););)" office:value-type="float" office:value="30" calcext:value-type="float">
            <text:p>30</text:p>
          </table:table-cell>
          <table:table-cell table:style-name="ce6" table:formula="of:=IF(NOT(ISBLANK([.F72]));IFERROR(MATCH(VLOOKUP([.F72];[.$A$1:.$A$1048576];1;0);[.$A$1:.$A$1048576];0););)" office:value-type="float" office:value="27" calcext:value-type="float">
            <text:p>27</text:p>
          </table:table-cell>
          <table:table-cell table:style-name="ce6" table:formula="of:=IF(NOT(ISBLANK([.G72]));IFERROR(MATCH(VLOOKUP([.G72];[.$A$1:.$A$1048576];1;0);[.$A$1:.$A$1048576];0););)" office:value-type="float" office:value="102" calcext:value-type="float">
            <text:p>102</text:p>
          </table:table-cell>
          <table:table-cell table:style-name="ce6" table:number-columns-repeated="2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number-columns-repeated="9"/>
          <table:table-cell table:style-name="ce6" table:formula="of:=IF(NOT(ISBLANK([.C72]));MAX([.I72:.M72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72]));MAX([.P72:.T72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5" office:value-type="string" calcext:value-type="string">
            <text:p>74 16 94 45 75</text:p>
          </table:table-cell>
          <table:table-cell table:style-name="ce6" table:formula="of:=IFERROR(__xludf.dummyfunction(&quot;IFERROR(SPLIT(B73,&quot;&quot; &quot;&quot;),)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/>
          <table:table-cell table:style-name="ce6" table:formula="of:=IF(NOT(ISBLANK([.C73]));IFERROR(MATCH(VLOOKUP([.C73];[.$A$1:.$A$1048576];1;0);[.$A$1:.$A$1048576];0););)" office:value-type="float" office:value="93" calcext:value-type="float">
            <text:p>93</text:p>
          </table:table-cell>
          <table:table-cell table:style-name="ce6" table:formula="of:=IF(NOT(ISBLANK([.D73]));IFERROR(MATCH(VLOOKUP([.D73];[.$A$1:.$A$1048576];1;0);[.$A$1:.$A$1048576];0););)" office:value-type="float" office:value="90" calcext:value-type="float">
            <text:p>90</text:p>
          </table:table-cell>
          <table:table-cell table:style-name="ce6" table:formula="of:=IF(NOT(ISBLANK([.E73]));IFERROR(MATCH(VLOOKUP([.E73];[.$A$1:.$A$1048576];1;0);[.$A$1:.$A$1048576];0););)" office:value-type="float" office:value="77" calcext:value-type="float">
            <text:p>77</text:p>
          </table:table-cell>
          <table:table-cell table:style-name="ce6" table:formula="of:=IF(NOT(ISBLANK([.F73]));IFERROR(MATCH(VLOOKUP([.F73];[.$A$1:.$A$1048576];1;0);[.$A$1:.$A$1048576];0););)" office:value-type="float" office:value="97" calcext:value-type="float">
            <text:p>97</text:p>
          </table:table-cell>
          <table:table-cell table:style-name="ce6" table:formula="of:=IF(NOT(ISBLANK([.G73]));IFERROR(MATCH(VLOOKUP([.G73];[.$A$1:.$A$1048576];1;0);[.$A$1:.$A$1048576];0););)" office:value-type="float" office:value="98" calcext:value-type="float">
            <text:p>98</text:p>
          </table:table-cell>
          <table:table-cell table:style-name="ce6" table:number-columns-repeated="2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number-columns-repeated="9"/>
          <table:table-cell table:style-name="ce6" table:formula="of:=IF(NOT(ISBLANK([.C73]));MAX([.I73:.M73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73]));MAX([.P73:.T73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/>
          <table:table-cell table:style-name="ce6" table:formula="of:=IFERROR(__xludf.dummyfunction(&quot;IFERROR(SPLIT(B7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74]));IFERROR(MATCH(VLOOKUP([.C74];[.$A$1:.$A$1048576];1;0);[.$A$1:.$A$1048576];0););)" office:value-type="float" office:value="0" calcext:value-type="float">
            <text:p>0</text:p>
          </table:table-cell>
          <table:table-cell table:style-name="ce6" table:formula="of:=IF(NOT(ISBLANK([.D74]));IFERROR(MATCH(VLOOKUP([.D74];[.$A$1:.$A$1048576];1;0);[.$A$1:.$A$1048576];0););)" office:value-type="float" office:value="0" calcext:value-type="float">
            <text:p>0</text:p>
          </table:table-cell>
          <table:table-cell table:style-name="ce6" table:formula="of:=IF(NOT(ISBLANK([.E74]));IFERROR(MATCH(VLOOKUP([.E74];[.$A$1:.$A$1048576];1;0);[.$A$1:.$A$1048576];0););)" office:value-type="float" office:value="0" calcext:value-type="float">
            <text:p>0</text:p>
          </table:table-cell>
          <table:table-cell table:style-name="ce6" table:formula="of:=IF(NOT(ISBLANK([.F74]));IFERROR(MATCH(VLOOKUP([.F74];[.$A$1:.$A$1048576];1;0);[.$A$1:.$A$1048576];0););)" office:value-type="float" office:value="0" calcext:value-type="float">
            <text:p>0</text:p>
          </table:table-cell>
          <table:table-cell table:style-name="ce6" table:formula="of:=IF(NOT(ISBLANK([.G74]));IFERROR(MATCH(VLOOKUP([.G7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74]));MAX([.I74:.M7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74]));MAX([.P74:.T7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5" office:value-type="string" calcext:value-type="string">
            <text:p>20 36 25 81 <text:s/>7</text:p>
          </table:table-cell>
          <table:table-cell table:style-name="ce6" table:formula="of:=IFERROR(__xludf.dummyfunction(&quot;IFERROR(SPLIT(B75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/>
          <table:table-cell table:style-name="ce6" table:formula="of:=IF(NOT(ISBLANK([.C75]));IFERROR(MATCH(VLOOKUP([.C75];[.$A$1:.$A$1048576];1;0);[.$A$1:.$A$1048576];0););)" office:value-type="float" office:value="32" calcext:value-type="float">
            <text:p>32</text:p>
          </table:table-cell>
          <table:table-cell table:style-name="ce6" table:formula="of:=IF(NOT(ISBLANK([.D75]));IFERROR(MATCH(VLOOKUP([.D75];[.$A$1:.$A$1048576];1;0);[.$A$1:.$A$1048576];0););)" office:value-type="float" office:value="15" calcext:value-type="float">
            <text:p>15</text:p>
          </table:table-cell>
          <table:table-cell table:style-name="ce6" table:formula="of:=IF(NOT(ISBLANK([.E75]));IFERROR(MATCH(VLOOKUP([.E75];[.$A$1:.$A$1048576];1;0);[.$A$1:.$A$1048576];0););)" office:value-type="float" office:value="20" calcext:value-type="float">
            <text:p>20</text:p>
          </table:table-cell>
          <table:table-cell table:style-name="ce6" table:formula="of:=IF(NOT(ISBLANK([.F75]));IFERROR(MATCH(VLOOKUP([.F75];[.$A$1:.$A$1048576];1;0);[.$A$1:.$A$1048576];0););)" office:value-type="float" office:value="80" calcext:value-type="float">
            <text:p>80</text:p>
          </table:table-cell>
          <table:table-cell table:style-name="ce6" table:formula="of:=IF(NOT(ISBLANK([.G75]));IFERROR(MATCH(VLOOKUP([.G75];[.$A$1:.$A$1048576];1;0);[.$A$1:.$A$1048576];0););)" office:value-type="float" office:value="72" calcext:value-type="float">
            <text:p>7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75:.M79])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75:.M79]&gt;[.$AP$3];[.C75:.G79];))*[.$AP$4]" office:value-type="float" office:value="45937" calcext:value-type="float">
            <text:p>4593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75:.M79]&gt;[.$AS$3];[.C75:.G79];))*[.$AS$4]" office:value-type="float" office:value="2632" calcext:value-type="float">
            <text:p>2632</text:p>
          </table:table-cell>
          <table:table-cell table:style-name="ce6"/>
          <table:table-cell table:style-name="ce6" table:formula="of:=IF(NOT(ISBLANK([.C75]));MAX([.I75:.M75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75]));MAX([.P75:.T75]);)" office:value-type="float" office:value="86" calcext:value-type="float">
            <text:p>86</text:p>
          </table:table-cell>
          <table:table-cell table:style-name="ce6"/>
          <table:table-cell table:style-name="ce6" table:formula="of:=MIN([.AD75:.AH79])" office:value-type="float" office:value="67" calcext:value-type="float">
            <text:p>6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5" office:value-type="string" calcext:value-type="string">
            <text:p>93 40 83 71 32</text:p>
          </table:table-cell>
          <table:table-cell table:style-name="ce6" table:formula="of:=IFERROR(__xludf.dummyfunction(&quot;IFERROR(SPLIT(B76,&quot;&quot; &quot;&quot;),)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76]));IFERROR(MATCH(VLOOKUP([.C76];[.$A$1:.$A$1048576];1;0);[.$A$1:.$A$1048576];0););)" office:value-type="float" office:value="16" calcext:value-type="float">
            <text:p>16</text:p>
          </table:table-cell>
          <table:table-cell table:style-name="ce6" table:formula="of:=IF(NOT(ISBLANK([.D76]));IFERROR(MATCH(VLOOKUP([.D76];[.$A$1:.$A$1048576];1;0);[.$A$1:.$A$1048576];0););)" office:value-type="float" office:value="8" calcext:value-type="float">
            <text:p>8</text:p>
          </table:table-cell>
          <table:table-cell table:style-name="ce6" table:formula="of:=IF(NOT(ISBLANK([.E76]));IFERROR(MATCH(VLOOKUP([.E76];[.$A$1:.$A$1048576];1;0);[.$A$1:.$A$1048576];0););)" office:value-type="float" office:value="13" calcext:value-type="float">
            <text:p>13</text:p>
          </table:table-cell>
          <table:table-cell table:style-name="ce6" table:formula="of:=IF(NOT(ISBLANK([.F76]));IFERROR(MATCH(VLOOKUP([.F76];[.$A$1:.$A$1048576];1;0);[.$A$1:.$A$1048576];0););)" office:value-type="float" office:value="35" calcext:value-type="float">
            <text:p>35</text:p>
          </table:table-cell>
          <table:table-cell table:style-name="ce6" table:formula="of:=IF(NOT(ISBLANK([.G76]));IFERROR(MATCH(VLOOKUP([.G76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76]));MAX([.I76:.M76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76]));MAX([.P76:.T76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5" office:value-type="string" calcext:value-type="string">
            <text:p>56 <text:s/>9 61 95 17</text:p>
          </table:table-cell>
          <table:table-cell table:style-name="ce6" table:formula="of:=IFERROR(__xludf.dummyfunction(&quot;IFERROR(SPLIT(B77,&quot;&quot; &quot;&quot;),)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77]));IFERROR(MATCH(VLOOKUP([.C77];[.$A$1:.$A$1048576];1;0);[.$A$1:.$A$1048576];0););)" office:value-type="float" office:value="86" calcext:value-type="float">
            <text:p>86</text:p>
          </table:table-cell>
          <table:table-cell table:style-name="ce6" table:formula="of:=IF(NOT(ISBLANK([.D77]));IFERROR(MATCH(VLOOKUP([.D77];[.$A$1:.$A$1048576];1;0);[.$A$1:.$A$1048576];0););)" office:value-type="float" office:value="61" calcext:value-type="float">
            <text:p>61</text:p>
          </table:table-cell>
          <table:table-cell table:style-name="ce6" table:formula="of:=IF(NOT(ISBLANK([.E77]));IFERROR(MATCH(VLOOKUP([.E77];[.$A$1:.$A$1048576];1;0);[.$A$1:.$A$1048576];0););)" office:value-type="float" office:value="30" calcext:value-type="float">
            <text:p>30</text:p>
          </table:table-cell>
          <table:table-cell table:style-name="ce6" table:formula="of:=IF(NOT(ISBLANK([.F77]));IFERROR(MATCH(VLOOKUP([.F77];[.$A$1:.$A$1048576];1;0);[.$A$1:.$A$1048576];0););)" office:value-type="float" office:value="5" calcext:value-type="float">
            <text:p>5</text:p>
          </table:table-cell>
          <table:table-cell table:style-name="ce6" table:formula="of:=IF(NOT(ISBLANK([.G77]));IFERROR(MATCH(VLOOKUP([.G77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9"/>
          <table:table-cell table:style-name="ce6" table:formula="of:=IF(NOT(ISBLANK([.C77]));MAX([.I77:.M77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77]));MAX([.P77:.T77]);)" office:value-type="float" office:value="67" calcext:value-type="float">
            <text:p>6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5" office:value-type="string" calcext:value-type="string">
            <text:p>79 48 72 87 15</text:p>
          </table:table-cell>
          <table:table-cell table:style-name="ce6" table:formula="of:=IFERROR(__xludf.dummyfunction(&quot;IFERROR(SPLIT(B78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78]));IFERROR(MATCH(VLOOKUP([.C78];[.$A$1:.$A$1048576];1;0);[.$A$1:.$A$1048576];0););)" office:value-type="float" office:value="62" calcext:value-type="float">
            <text:p>62</text:p>
          </table:table-cell>
          <table:table-cell table:style-name="ce6" table:formula="of:=IF(NOT(ISBLANK([.D78]));IFERROR(MATCH(VLOOKUP([.D78];[.$A$1:.$A$1048576];1;0);[.$A$1:.$A$1048576];0););)" office:value-type="float" office:value="74" calcext:value-type="float">
            <text:p>74</text:p>
          </table:table-cell>
          <table:table-cell table:style-name="ce6" table:formula="of:=IF(NOT(ISBLANK([.E78]));IFERROR(MATCH(VLOOKUP([.E78];[.$A$1:.$A$1048576];1;0);[.$A$1:.$A$1048576];0););)" office:value-type="float" office:value="48" calcext:value-type="float">
            <text:p>48</text:p>
          </table:table-cell>
          <table:table-cell table:style-name="ce6" table:formula="of:=IF(NOT(ISBLANK([.F78]));IFERROR(MATCH(VLOOKUP([.F78];[.$A$1:.$A$1048576];1;0);[.$A$1:.$A$1048576];0););)" office:value-type="float" office:value="71" calcext:value-type="float">
            <text:p>71</text:p>
          </table:table-cell>
          <table:table-cell table:style-name="ce6" table:formula="of:=IF(NOT(ISBLANK([.G78]));IFERROR(MATCH(VLOOKUP([.G78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9"/>
          <table:table-cell table:style-name="ce6" table:formula="of:=IF(NOT(ISBLANK([.C78]));MAX([.I78:.M78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78]));MAX([.P78:.T78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5" office:value-type="string" calcext:value-type="string">
            <text:p>0 12 78 13 54</text:p>
          </table:table-cell>
          <table:table-cell table:style-name="ce6" table:formula="of:=IFERROR(__xludf.dummyfunction(&quot;IFERROR(SPLIT(B79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/>
          <table:table-cell table:style-name="ce6" table:formula="of:=IF(NOT(ISBLANK([.C79]));IFERROR(MATCH(VLOOKUP([.C79];[.$A$1:.$A$1048576];1;0);[.$A$1:.$A$1048576];0););)" office:value-type="float" office:value="46" calcext:value-type="float">
            <text:p>46</text:p>
          </table:table-cell>
          <table:table-cell table:style-name="ce6" table:formula="of:=IF(NOT(ISBLANK([.D79]));IFERROR(MATCH(VLOOKUP([.D79];[.$A$1:.$A$1048576];1;0);[.$A$1:.$A$1048576];0););)" office:value-type="float" office:value="60" calcext:value-type="float">
            <text:p>60</text:p>
          </table:table-cell>
          <table:table-cell table:style-name="ce6" table:formula="of:=IF(NOT(ISBLANK([.E79]));IFERROR(MATCH(VLOOKUP([.E79];[.$A$1:.$A$1048576];1;0);[.$A$1:.$A$1048576];0););)" office:value-type="float" office:value="67" calcext:value-type="float">
            <text:p>67</text:p>
          </table:table-cell>
          <table:table-cell table:style-name="ce6" table:formula="of:=IF(NOT(ISBLANK([.F79]));IFERROR(MATCH(VLOOKUP([.F79];[.$A$1:.$A$1048576];1;0);[.$A$1:.$A$1048576];0););)" office:value-type="float" office:value="7" calcext:value-type="float">
            <text:p>7</text:p>
          </table:table-cell>
          <table:table-cell table:style-name="ce6" table:formula="of:=IF(NOT(ISBLANK([.G79]));IFERROR(MATCH(VLOOKUP([.G79];[.$A$1:.$A$1048576];1;0);[.$A$1:.$A$1048576];0););)" office:value-type="float" office:value="68" calcext:value-type="float">
            <text:p>68</text:p>
          </table:table-cell>
          <table:table-cell table:style-name="ce6" table:number-columns-repeated="2"/>
          <table:table-cell table:style-name="ce6" office:value-type="float" office:value="72" calcext:value-type="float">
            <text:p>7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79]));MAX([.I79:.M79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79]));MAX([.P79:.T79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/>
          <table:table-cell table:style-name="ce6" table:formula="of:=IFERROR(__xludf.dummyfunction(&quot;IFERROR(SPLIT(B8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80]));IFERROR(MATCH(VLOOKUP([.C80];[.$A$1:.$A$1048576];1;0);[.$A$1:.$A$1048576];0););)" office:value-type="float" office:value="0" calcext:value-type="float">
            <text:p>0</text:p>
          </table:table-cell>
          <table:table-cell table:style-name="ce6" table:formula="of:=IF(NOT(ISBLANK([.D80]));IFERROR(MATCH(VLOOKUP([.D80];[.$A$1:.$A$1048576];1;0);[.$A$1:.$A$1048576];0););)" office:value-type="float" office:value="0" calcext:value-type="float">
            <text:p>0</text:p>
          </table:table-cell>
          <table:table-cell table:style-name="ce6" table:formula="of:=IF(NOT(ISBLANK([.E80]));IFERROR(MATCH(VLOOKUP([.E80];[.$A$1:.$A$1048576];1;0);[.$A$1:.$A$1048576];0););)" office:value-type="float" office:value="0" calcext:value-type="float">
            <text:p>0</text:p>
          </table:table-cell>
          <table:table-cell table:style-name="ce6" table:formula="of:=IF(NOT(ISBLANK([.F80]));IFERROR(MATCH(VLOOKUP([.F80];[.$A$1:.$A$1048576];1;0);[.$A$1:.$A$1048576];0););)" office:value-type="float" office:value="0" calcext:value-type="float">
            <text:p>0</text:p>
          </table:table-cell>
          <table:table-cell table:style-name="ce6" table:formula="of:=IF(NOT(ISBLANK([.G80]));IFERROR(MATCH(VLOOKUP([.G8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80]));MAX([.I80:.M8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80]));MAX([.P80:.T8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5" office:value-type="string" calcext:value-type="string">
            <text:p>76 42 24 16 20</text:p>
          </table:table-cell>
          <table:table-cell table:style-name="ce6" table:formula="of:=IFERROR(__xludf.dummyfunction(&quot;IFERROR(SPLIT(B81,&quot;&quot; &quot;&quot;),)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(NOT(ISBLANK([.C81]));IFERROR(MATCH(VLOOKUP([.C81];[.$A$1:.$A$1048576];1;0);[.$A$1:.$A$1048576];0););)" office:value-type="float" office:value="33" calcext:value-type="float">
            <text:p>33</text:p>
          </table:table-cell>
          <table:table-cell table:style-name="ce6" table:formula="of:=IF(NOT(ISBLANK([.D81]));IFERROR(MATCH(VLOOKUP([.D81];[.$A$1:.$A$1048576];1;0);[.$A$1:.$A$1048576];0););)" office:value-type="float" office:value="4" calcext:value-type="float">
            <text:p>4</text:p>
          </table:table-cell>
          <table:table-cell table:style-name="ce6" table:formula="of:=IF(NOT(ISBLANK([.E81]));IFERROR(MATCH(VLOOKUP([.E81];[.$A$1:.$A$1048576];1;0);[.$A$1:.$A$1048576];0););)" office:value-type="float" office:value="58" calcext:value-type="float">
            <text:p>58</text:p>
          </table:table-cell>
          <table:table-cell table:style-name="ce6" table:formula="of:=IF(NOT(ISBLANK([.F81]));IFERROR(MATCH(VLOOKUP([.F81];[.$A$1:.$A$1048576];1;0);[.$A$1:.$A$1048576];0););)" office:value-type="float" office:value="90" calcext:value-type="float">
            <text:p>90</text:p>
          </table:table-cell>
          <table:table-cell table:style-name="ce6" table:formula="of:=IF(NOT(ISBLANK([.G81]));IFERROR(MATCH(VLOOKUP([.G81];[.$A$1:.$A$1048576];1;0);[.$A$1:.$A$1048576];0););)" office:value-type="float" office:value="32" calcext:value-type="float">
            <text:p>3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81:.M85])" office:value-type="float" office:value="33" calcext:value-type="float">
            <text:p>33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81:.M85]&gt;[.$AP$3];[.C81:.G85];))*[.$AP$4]" office:value-type="float" office:value="67734" calcext:value-type="float">
            <text:p>6773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81:.M85]&gt;[.$AS$3];[.C81:.G85];))*[.$AS$4]" office:value-type="float" office:value="15456" calcext:value-type="float">
            <text:p>15456</text:p>
          </table:table-cell>
          <table:table-cell table:style-name="ce6"/>
          <table:table-cell table:style-name="ce6" table:formula="of:=IF(NOT(ISBLANK([.C81]));MAX([.I81:.M81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81]));MAX([.P81:.T81]);)" office:value-type="float" office:value="84" calcext:value-type="float">
            <text:p>84</text:p>
          </table:table-cell>
          <table:table-cell table:style-name="ce6"/>
          <table:table-cell table:style-name="ce6" table:formula="of:=MIN([.AD81:.AH85])" office:value-type="float" office:value="76" calcext:value-type="float">
            <text:p>7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5" office:value-type="string" calcext:value-type="string">
            <text:p>94 89 38 85 <text:s/>4</text:p>
          </table:table-cell>
          <table:table-cell table:style-name="ce6" table:formula="of:=IFERROR(__xludf.dummyfunction(&quot;IFERROR(SPLIT(B82,&quot;&quot; &quot;&quot;),)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/>
          <table:table-cell table:style-name="ce6" table:formula="of:=IF(NOT(ISBLANK([.C82]));IFERROR(MATCH(VLOOKUP([.C82];[.$A$1:.$A$1048576];1;0);[.$A$1:.$A$1048576];0););)" office:value-type="float" office:value="77" calcext:value-type="float">
            <text:p>77</text:p>
          </table:table-cell>
          <table:table-cell table:style-name="ce6" table:formula="of:=IF(NOT(ISBLANK([.D82]));IFERROR(MATCH(VLOOKUP([.D82];[.$A$1:.$A$1048576];1;0);[.$A$1:.$A$1048576];0););)" office:value-type="float" office:value="76" calcext:value-type="float">
            <text:p>76</text:p>
          </table:table-cell>
          <table:table-cell table:style-name="ce6" table:formula="of:=IF(NOT(ISBLANK([.E82]));IFERROR(MATCH(VLOOKUP([.E82];[.$A$1:.$A$1048576];1;0);[.$A$1:.$A$1048576];0););)" office:value-type="float" office:value="89" calcext:value-type="float">
            <text:p>89</text:p>
          </table:table-cell>
          <table:table-cell table:style-name="ce6" table:formula="of:=IF(NOT(ISBLANK([.F82]));IFERROR(MATCH(VLOOKUP([.F82];[.$A$1:.$A$1048576];1;0);[.$A$1:.$A$1048576];0););)" office:value-type="float" office:value="79" calcext:value-type="float">
            <text:p>79</text:p>
          </table:table-cell>
          <table:table-cell table:style-name="ce6" table:formula="of:=IF(NOT(ISBLANK([.G82]));IFERROR(MATCH(VLOOKUP([.G82];[.$A$1:.$A$1048576];1;0);[.$A$1:.$A$1048576];0););)" office:value-type="float" office:value="66" calcext:value-type="float">
            <text:p>66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9"/>
          <table:table-cell table:style-name="ce6" table:formula="of:=IF(NOT(ISBLANK([.C82]));MAX([.I82:.M82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82]));MAX([.P82:.T82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5" office:value-type="string" calcext:value-type="string">
            <text:p>96 99 45 78 84</text:p>
          </table:table-cell>
          <table:table-cell table:style-name="ce6" table:formula="of:=IFERROR(__xludf.dummyfunction(&quot;IFERROR(SPLIT(B83,&quot;&quot; &quot;&quot;),)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/>
          <table:table-cell table:style-name="ce6" table:formula="of:=IF(NOT(ISBLANK([.C83]));IFERROR(MATCH(VLOOKUP([.C83];[.$A$1:.$A$1048576];1;0);[.$A$1:.$A$1048576];0););)" office:value-type="float" office:value="84" calcext:value-type="float">
            <text:p>84</text:p>
          </table:table-cell>
          <table:table-cell table:style-name="ce6" table:formula="of:=IF(NOT(ISBLANK([.D83]));IFERROR(MATCH(VLOOKUP([.D83];[.$A$1:.$A$1048576];1;0);[.$A$1:.$A$1048576];0););)" office:value-type="float" office:value="9" calcext:value-type="float">
            <text:p>9</text:p>
          </table:table-cell>
          <table:table-cell table:style-name="ce6" table:formula="of:=IF(NOT(ISBLANK([.E83]));IFERROR(MATCH(VLOOKUP([.E83];[.$A$1:.$A$1048576];1;0);[.$A$1:.$A$1048576];0););)" office:value-type="float" office:value="97" calcext:value-type="float">
            <text:p>97</text:p>
          </table:table-cell>
          <table:table-cell table:style-name="ce6" table:formula="of:=IF(NOT(ISBLANK([.F83]));IFERROR(MATCH(VLOOKUP([.F83];[.$A$1:.$A$1048576];1;0);[.$A$1:.$A$1048576];0););)" office:value-type="float" office:value="67" calcext:value-type="float">
            <text:p>67</text:p>
          </table:table-cell>
          <table:table-cell table:style-name="ce6" table:formula="of:=IF(NOT(ISBLANK([.G83]));IFERROR(MATCH(VLOOKUP([.G83];[.$A$1:.$A$1048576];1;0);[.$A$1:.$A$1048576];0););)" office:value-type="float" office:value="95" calcext:value-type="float">
            <text:p>95</text:p>
          </table:table-cell>
          <table:table-cell table:style-name="ce6" table:number-columns-repeated="2"/>
          <table:table-cell table:style-name="ce6" office:value-type="float" office:value="58" calcext:value-type="float">
            <text:p>5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83]));MAX([.I83:.M83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83]));MAX([.P83:.T83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5" office:value-type="string" calcext:value-type="string">
            <text:p>88 55 66 34 63</text:p>
          </table:table-cell>
          <table:table-cell table:style-name="ce6" table:formula="of:=IFERROR(__xludf.dummyfunction(&quot;IFERROR(SPLIT(B84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/>
          <table:table-cell table:style-name="ce6" table:formula="of:=IF(NOT(ISBLANK([.C84]));IFERROR(MATCH(VLOOKUP([.C84];[.$A$1:.$A$1048576];1;0);[.$A$1:.$A$1048576];0););)" office:value-type="float" office:value="82" calcext:value-type="float">
            <text:p>82</text:p>
          </table:table-cell>
          <table:table-cell table:style-name="ce6" table:formula="of:=IF(NOT(ISBLANK([.D84]));IFERROR(MATCH(VLOOKUP([.D84];[.$A$1:.$A$1048576];1;0);[.$A$1:.$A$1048576];0););)" office:value-type="float" office:value="19" calcext:value-type="float">
            <text:p>19</text:p>
          </table:table-cell>
          <table:table-cell table:style-name="ce6" table:formula="of:=IF(NOT(ISBLANK([.E84]));IFERROR(MATCH(VLOOKUP([.E84];[.$A$1:.$A$1048576];1;0);[.$A$1:.$A$1048576];0););)" office:value-type="float" office:value="88" calcext:value-type="float">
            <text:p>88</text:p>
          </table:table-cell>
          <table:table-cell table:style-name="ce6" table:formula="of:=IF(NOT(ISBLANK([.F84]));IFERROR(MATCH(VLOOKUP([.F84];[.$A$1:.$A$1048576];1;0);[.$A$1:.$A$1048576];0););)" office:value-type="float" office:value="36" calcext:value-type="float">
            <text:p>36</text:p>
          </table:table-cell>
          <table:table-cell table:style-name="ce6" table:formula="of:=IF(NOT(ISBLANK([.G84]));IFERROR(MATCH(VLOOKUP([.G84];[.$A$1:.$A$1048576];1;0);[.$A$1:.$A$1048576];0););)" office:value-type="float" office:value="56" calcext:value-type="float">
            <text:p>56</text:p>
          </table:table-cell>
          <table:table-cell table:style-name="ce6" table:number-columns-repeated="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84]));MAX([.I84:.M84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84]));MAX([.P84:.T84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5" office:value-type="string" calcext:value-type="string">
            <text:p>47 95 27 <text:s/>6 17</text:p>
          </table:table-cell>
          <table:table-cell table:style-name="ce6" table:formula="of:=IFERROR(__xludf.dummyfunction(&quot;IFERROR(SPLIT(B85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85]));IFERROR(MATCH(VLOOKUP([.C85];[.$A$1:.$A$1048576];1;0);[.$A$1:.$A$1048576];0););)" office:value-type="float" office:value="26" calcext:value-type="float">
            <text:p>26</text:p>
          </table:table-cell>
          <table:table-cell table:style-name="ce6" table:formula="of:=IF(NOT(ISBLANK([.D85]));IFERROR(MATCH(VLOOKUP([.D85];[.$A$1:.$A$1048576];1;0);[.$A$1:.$A$1048576];0););)" office:value-type="float" office:value="5" calcext:value-type="float">
            <text:p>5</text:p>
          </table:table-cell>
          <table:table-cell table:style-name="ce6" table:formula="of:=IF(NOT(ISBLANK([.E85]));IFERROR(MATCH(VLOOKUP([.E85];[.$A$1:.$A$1048576];1;0);[.$A$1:.$A$1048576];0););)" office:value-type="float" office:value="94" calcext:value-type="float">
            <text:p>94</text:p>
          </table:table-cell>
          <table:table-cell table:style-name="ce6" table:formula="of:=IF(NOT(ISBLANK([.F85]));IFERROR(MATCH(VLOOKUP([.F85];[.$A$1:.$A$1048576];1;0);[.$A$1:.$A$1048576];0););)" office:value-type="float" office:value="83" calcext:value-type="float">
            <text:p>83</text:p>
          </table:table-cell>
          <table:table-cell table:style-name="ce6" table:formula="of:=IF(NOT(ISBLANK([.G85]));IFERROR(MATCH(VLOOKUP([.G85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85]));MAX([.I85:.M85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85]));MAX([.P85:.T85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/>
          <table:table-cell table:style-name="ce6" table:formula="of:=IFERROR(__xludf.dummyfunction(&quot;IFERROR(SPLIT(B8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86]));IFERROR(MATCH(VLOOKUP([.C86];[.$A$1:.$A$1048576];1;0);[.$A$1:.$A$1048576];0););)" office:value-type="float" office:value="0" calcext:value-type="float">
            <text:p>0</text:p>
          </table:table-cell>
          <table:table-cell table:style-name="ce6" table:formula="of:=IF(NOT(ISBLANK([.D86]));IFERROR(MATCH(VLOOKUP([.D86];[.$A$1:.$A$1048576];1;0);[.$A$1:.$A$1048576];0););)" office:value-type="float" office:value="0" calcext:value-type="float">
            <text:p>0</text:p>
          </table:table-cell>
          <table:table-cell table:style-name="ce6" table:formula="of:=IF(NOT(ISBLANK([.E86]));IFERROR(MATCH(VLOOKUP([.E86];[.$A$1:.$A$1048576];1;0);[.$A$1:.$A$1048576];0););)" office:value-type="float" office:value="0" calcext:value-type="float">
            <text:p>0</text:p>
          </table:table-cell>
          <table:table-cell table:style-name="ce6" table:formula="of:=IF(NOT(ISBLANK([.F86]));IFERROR(MATCH(VLOOKUP([.F86];[.$A$1:.$A$1048576];1;0);[.$A$1:.$A$1048576];0););)" office:value-type="float" office:value="0" calcext:value-type="float">
            <text:p>0</text:p>
          </table:table-cell>
          <table:table-cell table:style-name="ce6" table:formula="of:=IF(NOT(ISBLANK([.G86]));IFERROR(MATCH(VLOOKUP([.G8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86]));MAX([.I86:.M8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86]));MAX([.P86:.T8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5" office:value-type="string" calcext:value-type="string">
            <text:p>75 24 23 <text:s/>4 81</text:p>
          </table:table-cell>
          <table:table-cell table:style-name="ce6" table:formula="of:=IFERROR(__xludf.dummyfunction(&quot;IFERROR(SPLIT(B87,&quot;&quot; &quot;&quot;),)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/>
          <table:table-cell table:style-name="ce6" table:formula="of:=IF(NOT(ISBLANK([.C87]));IFERROR(MATCH(VLOOKUP([.C87];[.$A$1:.$A$1048576];1;0);[.$A$1:.$A$1048576];0););)" office:value-type="float" office:value="98" calcext:value-type="float">
            <text:p>98</text:p>
          </table:table-cell>
          <table:table-cell table:style-name="ce6" table:formula="of:=IF(NOT(ISBLANK([.D87]));IFERROR(MATCH(VLOOKUP([.D87];[.$A$1:.$A$1048576];1;0);[.$A$1:.$A$1048576];0););)" office:value-type="float" office:value="58" calcext:value-type="float">
            <text:p>58</text:p>
          </table:table-cell>
          <table:table-cell table:style-name="ce6" table:formula="of:=IF(NOT(ISBLANK([.E87]));IFERROR(MATCH(VLOOKUP([.E87];[.$A$1:.$A$1048576];1;0);[.$A$1:.$A$1048576];0););)" office:value-type="float" office:value="28" calcext:value-type="float">
            <text:p>28</text:p>
          </table:table-cell>
          <table:table-cell table:style-name="ce6" table:formula="of:=IF(NOT(ISBLANK([.F87]));IFERROR(MATCH(VLOOKUP([.F87];[.$A$1:.$A$1048576];1;0);[.$A$1:.$A$1048576];0););)" office:value-type="float" office:value="66" calcext:value-type="float">
            <text:p>66</text:p>
          </table:table-cell>
          <table:table-cell table:style-name="ce6" table:formula="of:=IF(NOT(ISBLANK([.G87]));IFERROR(MATCH(VLOOKUP([.G87];[.$A$1:.$A$1048576];1;0);[.$A$1:.$A$1048576];0););)" office:value-type="float" office:value="80" calcext:value-type="float">
            <text:p>8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87:.M91])" office:value-type="float" office:value="98" calcext:value-type="float">
            <text:p>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87:.M91]&gt;[.$AP$3];[.C87:.G91];))*[.$AP$4]" office:value-type="float" office:value="44091" calcext:value-type="float">
            <text:p>4409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87:.M91]&gt;[.$AS$3];[.C87:.G91];))*[.$AS$4]" office:value-type="float" office:value="7504" calcext:value-type="float">
            <text:p>7504</text:p>
          </table:table-cell>
          <table:table-cell table:style-name="ce6"/>
          <table:table-cell table:style-name="ce6" table:formula="of:=IF(NOT(ISBLANK([.C87]));MAX([.I87:.M87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87]));MAX([.P87:.T87]);)" office:value-type="float" office:value="98" calcext:value-type="float">
            <text:p>98</text:p>
          </table:table-cell>
          <table:table-cell table:style-name="ce6"/>
          <table:table-cell table:style-name="ce6" table:formula="of:=MIN([.AD87:.AH91])" office:value-type="float" office:value="39" calcext:value-type="float">
            <text:p>3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5" office:value-type="string" calcext:value-type="string">
            <text:p>95 58 40 52 13</text:p>
          </table:table-cell>
          <table:table-cell table:style-name="ce6" table:formula="of:=IFERROR(__xludf.dummyfunction(&quot;IFERROR(SPLIT(B88,&quot;&quot; &quot;&quot;),)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/>
          <table:table-cell table:style-name="ce6" table:formula="of:=IF(NOT(ISBLANK([.C88]));IFERROR(MATCH(VLOOKUP([.C88];[.$A$1:.$A$1048576];1;0);[.$A$1:.$A$1048576];0););)" office:value-type="float" office:value="5" calcext:value-type="float">
            <text:p>5</text:p>
          </table:table-cell>
          <table:table-cell table:style-name="ce6" table:formula="of:=IF(NOT(ISBLANK([.D88]));IFERROR(MATCH(VLOOKUP([.D88];[.$A$1:.$A$1048576];1;0);[.$A$1:.$A$1048576];0););)" office:value-type="float" office:value="37" calcext:value-type="float">
            <text:p>37</text:p>
          </table:table-cell>
          <table:table-cell table:style-name="ce6" table:formula="of:=IF(NOT(ISBLANK([.E88]));IFERROR(MATCH(VLOOKUP([.E88];[.$A$1:.$A$1048576];1;0);[.$A$1:.$A$1048576];0););)" office:value-type="float" office:value="8" calcext:value-type="float">
            <text:p>8</text:p>
          </table:table-cell>
          <table:table-cell table:style-name="ce6" table:formula="of:=IF(NOT(ISBLANK([.F88]));IFERROR(MATCH(VLOOKUP([.F88];[.$A$1:.$A$1048576];1;0);[.$A$1:.$A$1048576];0););)" office:value-type="float" office:value="39" calcext:value-type="float">
            <text:p>39</text:p>
          </table:table-cell>
          <table:table-cell table:style-name="ce6" table:formula="of:=IF(NOT(ISBLANK([.G88]));IFERROR(MATCH(VLOOKUP([.G88];[.$A$1:.$A$1048576];1;0);[.$A$1:.$A$1048576];0););)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58" calcext:value-type="float">
            <text:p>5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9"/>
          <table:table-cell table:style-name="ce6" table:formula="of:=IF(NOT(ISBLANK([.C88]));MAX([.I88:.M88]);)" office:value-type="float" office:value="39" calcext:value-type="float">
            <text:p>39</text:p>
          </table:table-cell>
          <table:table-cell table:style-name="ce6" table:number-columns-repeated="3"/>
          <table:table-cell table:style-name="ce6" table:formula="of:=IF(NOT(ISBLANK([.C88]));MAX([.P88:.T88]);)" office:value-type="float" office:value="61" calcext:value-type="float">
            <text:p>6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5" office:value-type="string" calcext:value-type="string">
            <text:p>3 <text:s/>2 45 50 73</text:p>
          </table:table-cell>
          <table:table-cell table:style-name="ce6" table:formula="of:=IFERROR(__xludf.dummyfunction(&quot;IFERROR(SPLIT(B89,&quot;&quot; &quot;&quot;),)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/>
          <table:table-cell table:style-name="ce6" table:formula="of:=IF(NOT(ISBLANK([.C89]));IFERROR(MATCH(VLOOKUP([.C89];[.$A$1:.$A$1048576];1;0);[.$A$1:.$A$1048576];0););)" office:value-type="float" office:value="50" calcext:value-type="float">
            <text:p>50</text:p>
          </table:table-cell>
          <table:table-cell table:style-name="ce6" table:formula="of:=IF(NOT(ISBLANK([.D89]));IFERROR(MATCH(VLOOKUP([.D89];[.$A$1:.$A$1048576];1;0);[.$A$1:.$A$1048576];0););)" office:value-type="float" office:value="44" calcext:value-type="float">
            <text:p>44</text:p>
          </table:table-cell>
          <table:table-cell table:style-name="ce6" table:formula="of:=IF(NOT(ISBLANK([.E89]));IFERROR(MATCH(VLOOKUP([.E89];[.$A$1:.$A$1048576];1;0);[.$A$1:.$A$1048576];0););)" office:value-type="float" office:value="97" calcext:value-type="float">
            <text:p>97</text:p>
          </table:table-cell>
          <table:table-cell table:style-name="ce6" table:formula="of:=IF(NOT(ISBLANK([.F89]));IFERROR(MATCH(VLOOKUP([.F89];[.$A$1:.$A$1048576];1;0);[.$A$1:.$A$1048576];0););)" office:value-type="float" office:value="63" calcext:value-type="float">
            <text:p>63</text:p>
          </table:table-cell>
          <table:table-cell table:style-name="ce6" table:formula="of:=IF(NOT(ISBLANK([.G89]));IFERROR(MATCH(VLOOKUP([.G89];[.$A$1:.$A$1048576];1;0);[.$A$1:.$A$1048576];0););)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9"/>
          <table:table-cell table:style-name="ce6" table:formula="of:=IF(NOT(ISBLANK([.C89]));MAX([.I89:.M89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89]));MAX([.P89:.T89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5" office:value-type="string" calcext:value-type="string">
            <text:p>98 39 92 14 28</text:p>
          </table:table-cell>
          <table:table-cell table:style-name="ce6" table:formula="of:=IFERROR(__xludf.dummyfunction(&quot;IFERROR(SPLIT(B90,&quot;&quot; &quot;&quot;),)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90]));IFERROR(MATCH(VLOOKUP([.C90];[.$A$1:.$A$1048576];1;0);[.$A$1:.$A$1048576];0););)" office:value-type="float" office:value="64" calcext:value-type="float">
            <text:p>64</text:p>
          </table:table-cell>
          <table:table-cell table:style-name="ce6" table:formula="of:=IF(NOT(ISBLANK([.D90]));IFERROR(MATCH(VLOOKUP([.D90];[.$A$1:.$A$1048576];1;0);[.$A$1:.$A$1048576];0););)" office:value-type="float" office:value="41" calcext:value-type="float">
            <text:p>41</text:p>
          </table:table-cell>
          <table:table-cell table:style-name="ce6" table:formula="of:=IF(NOT(ISBLANK([.E90]));IFERROR(MATCH(VLOOKUP([.E90];[.$A$1:.$A$1048576];1;0);[.$A$1:.$A$1048576];0););)" office:value-type="float" office:value="10" calcext:value-type="float">
            <text:p>10</text:p>
          </table:table-cell>
          <table:table-cell table:style-name="ce6" table:formula="of:=IF(NOT(ISBLANK([.F90]));IFERROR(MATCH(VLOOKUP([.F90];[.$A$1:.$A$1048576];1;0);[.$A$1:.$A$1048576];0););)" office:value-type="float" office:value="101" calcext:value-type="float">
            <text:p>101</text:p>
          </table:table-cell>
          <table:table-cell table:style-name="ce6" table:formula="of:=IF(NOT(ISBLANK([.G90]));IFERROR(MATCH(VLOOKUP([.G90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number-columns-repeated="9"/>
          <table:table-cell table:style-name="ce6" table:formula="of:=IF(NOT(ISBLANK([.C90]));MAX([.I90:.M90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90]));MAX([.P90:.T90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5" office:value-type="string" calcext:value-type="string">
            <text:p>12 <text:s/>9 41 10 17</text:p>
          </table:table-cell>
          <table:table-cell table:style-name="ce6" table:formula="of:=IFERROR(__xludf.dummyfunction(&quot;IFERROR(SPLIT(B91,&quot;&quot; &quot;&quot;),)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91]));IFERROR(MATCH(VLOOKUP([.C91];[.$A$1:.$A$1048576];1;0);[.$A$1:.$A$1048576];0););)" office:value-type="float" office:value="60" calcext:value-type="float">
            <text:p>60</text:p>
          </table:table-cell>
          <table:table-cell table:style-name="ce6" table:formula="of:=IF(NOT(ISBLANK([.D91]));IFERROR(MATCH(VLOOKUP([.D91];[.$A$1:.$A$1048576];1;0);[.$A$1:.$A$1048576];0););)" office:value-type="float" office:value="61" calcext:value-type="float">
            <text:p>61</text:p>
          </table:table-cell>
          <table:table-cell table:style-name="ce6" table:formula="of:=IF(NOT(ISBLANK([.E91]));IFERROR(MATCH(VLOOKUP([.E91];[.$A$1:.$A$1048576];1;0);[.$A$1:.$A$1048576];0););)" office:value-type="float" office:value="25" calcext:value-type="float">
            <text:p>25</text:p>
          </table:table-cell>
          <table:table-cell table:style-name="ce6" table:formula="of:=IF(NOT(ISBLANK([.F91]));IFERROR(MATCH(VLOOKUP([.F91];[.$A$1:.$A$1048576];1;0);[.$A$1:.$A$1048576];0););)" office:value-type="float" office:value="47" calcext:value-type="float">
            <text:p>47</text:p>
          </table:table-cell>
          <table:table-cell table:style-name="ce6" table:formula="of:=IF(NOT(ISBLANK([.G91]));IFERROR(MATCH(VLOOKUP([.G91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91]));MAX([.I91:.M91]);)" office:value-type="float" office:value="61" calcext:value-type="float">
            <text:p>61</text:p>
          </table:table-cell>
          <table:table-cell table:style-name="ce6" table:number-columns-repeated="3"/>
          <table:table-cell table:style-name="ce6" table:formula="of:=IF(NOT(ISBLANK([.C91]));MAX([.P91:.T91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/>
          <table:table-cell table:style-name="ce6" table:formula="of:=IFERROR(__xludf.dummyfunction(&quot;IFERROR(SPLIT(B9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92]));IFERROR(MATCH(VLOOKUP([.C92];[.$A$1:.$A$1048576];1;0);[.$A$1:.$A$1048576];0););)" office:value-type="float" office:value="0" calcext:value-type="float">
            <text:p>0</text:p>
          </table:table-cell>
          <table:table-cell table:style-name="ce6" table:formula="of:=IF(NOT(ISBLANK([.D92]));IFERROR(MATCH(VLOOKUP([.D92];[.$A$1:.$A$1048576];1;0);[.$A$1:.$A$1048576];0););)" office:value-type="float" office:value="0" calcext:value-type="float">
            <text:p>0</text:p>
          </table:table-cell>
          <table:table-cell table:style-name="ce6" table:formula="of:=IF(NOT(ISBLANK([.E92]));IFERROR(MATCH(VLOOKUP([.E92];[.$A$1:.$A$1048576];1;0);[.$A$1:.$A$1048576];0););)" office:value-type="float" office:value="0" calcext:value-type="float">
            <text:p>0</text:p>
          </table:table-cell>
          <table:table-cell table:style-name="ce6" table:formula="of:=IF(NOT(ISBLANK([.F92]));IFERROR(MATCH(VLOOKUP([.F92];[.$A$1:.$A$1048576];1;0);[.$A$1:.$A$1048576];0););)" office:value-type="float" office:value="0" calcext:value-type="float">
            <text:p>0</text:p>
          </table:table-cell>
          <table:table-cell table:style-name="ce6" table:formula="of:=IF(NOT(ISBLANK([.G92]));IFERROR(MATCH(VLOOKUP([.G9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92]));MAX([.I92:.M9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92]));MAX([.P92:.T9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5" office:value-type="string" calcext:value-type="string">
            <text:p>42 95 23 93 88</text:p>
          </table:table-cell>
          <table:table-cell table:style-name="ce6" table:formula="of:=IFERROR(__xludf.dummyfunction(&quot;IFERROR(SPLIT(B93,&quot;&quot; &quot;&quot;),)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93]));IFERROR(MATCH(VLOOKUP([.C93];[.$A$1:.$A$1048576];1;0);[.$A$1:.$A$1048576];0););)" office:value-type="float" office:value="4" calcext:value-type="float">
            <text:p>4</text:p>
          </table:table-cell>
          <table:table-cell table:style-name="ce6" table:formula="of:=IF(NOT(ISBLANK([.D93]));IFERROR(MATCH(VLOOKUP([.D93];[.$A$1:.$A$1048576];1;0);[.$A$1:.$A$1048576];0););)" office:value-type="float" office:value="5" calcext:value-type="float">
            <text:p>5</text:p>
          </table:table-cell>
          <table:table-cell table:style-name="ce6" table:formula="of:=IF(NOT(ISBLANK([.E93]));IFERROR(MATCH(VLOOKUP([.E93];[.$A$1:.$A$1048576];1;0);[.$A$1:.$A$1048576];0););)" office:value-type="float" office:value="28" calcext:value-type="float">
            <text:p>28</text:p>
          </table:table-cell>
          <table:table-cell table:style-name="ce6" table:formula="of:=IF(NOT(ISBLANK([.F93]));IFERROR(MATCH(VLOOKUP([.F93];[.$A$1:.$A$1048576];1;0);[.$A$1:.$A$1048576];0););)" office:value-type="float" office:value="16" calcext:value-type="float">
            <text:p>16</text:p>
          </table:table-cell>
          <table:table-cell table:style-name="ce6" table:formula="of:=IF(NOT(ISBLANK([.G93]));IFERROR(MATCH(VLOOKUP([.G93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93:.M97])" office:value-type="float" office:value="4" calcext:value-type="float">
            <text:p>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93:.M97]&gt;[.$AP$3];[.C93:.G97];))*[.$AP$4]" office:value-type="float" office:value="49487" calcext:value-type="float">
            <text:p>4948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93:.M97]&gt;[.$AS$3];[.C93:.G97];))*[.$AS$4]" office:value-type="float" office:value="3808" calcext:value-type="float">
            <text:p>3808</text:p>
          </table:table-cell>
          <table:table-cell table:style-name="ce6"/>
          <table:table-cell table:style-name="ce6" table:formula="of:=IF(NOT(ISBLANK([.C93]));MAX([.I93:.M93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93]));MAX([.P93:.T93]);)" office:value-type="float" office:value="90" calcext:value-type="float">
            <text:p>90</text:p>
          </table:table-cell>
          <table:table-cell table:style-name="ce6"/>
          <table:table-cell table:style-name="ce6" table:formula="of:=MIN([.AD93:.AH97])" office:value-type="float" office:value="65" calcext:value-type="float">
            <text:p>6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5" office:value-type="string" calcext:value-type="string">
            <text:p>29 14 38 80 48</text:p>
          </table:table-cell>
          <table:table-cell table:style-name="ce6" table:formula="of:=IFERROR(__xludf.dummyfunction(&quot;IFERROR(SPLIT(B94,&quot;&quot; &quot;&quot;),)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/>
          <table:table-cell table:style-name="ce6" table:formula="of:=IF(NOT(ISBLANK([.C94]));IFERROR(MATCH(VLOOKUP([.C94];[.$A$1:.$A$1048576];1;0);[.$A$1:.$A$1048576];0););)" office:value-type="float" office:value="85" calcext:value-type="float">
            <text:p>85</text:p>
          </table:table-cell>
          <table:table-cell table:style-name="ce6" table:formula="of:=IF(NOT(ISBLANK([.D94]));IFERROR(MATCH(VLOOKUP([.D94];[.$A$1:.$A$1048576];1;0);[.$A$1:.$A$1048576];0););)" office:value-type="float" office:value="101" calcext:value-type="float">
            <text:p>101</text:p>
          </table:table-cell>
          <table:table-cell table:style-name="ce6" table:formula="of:=IF(NOT(ISBLANK([.E94]));IFERROR(MATCH(VLOOKUP([.E94];[.$A$1:.$A$1048576];1;0);[.$A$1:.$A$1048576];0););)" office:value-type="float" office:value="89" calcext:value-type="float">
            <text:p>89</text:p>
          </table:table-cell>
          <table:table-cell table:style-name="ce6" table:formula="of:=IF(NOT(ISBLANK([.F94]));IFERROR(MATCH(VLOOKUP([.F94];[.$A$1:.$A$1048576];1;0);[.$A$1:.$A$1048576];0););)" office:value-type="float" office:value="27" calcext:value-type="float">
            <text:p>27</text:p>
          </table:table-cell>
          <table:table-cell table:style-name="ce6" table:formula="of:=IF(NOT(ISBLANK([.G94]));IFERROR(MATCH(VLOOKUP([.G94];[.$A$1:.$A$1048576];1;0);[.$A$1:.$A$1048576];0););)" office:value-type="float" office:value="74" calcext:value-type="float">
            <text:p>74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number-columns-repeated="9"/>
          <table:table-cell table:style-name="ce6" table:formula="of:=IF(NOT(ISBLANK([.C94]));MAX([.I94:.M94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94]));MAX([.P94:.T94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5" office:value-type="string" calcext:value-type="string">
            <text:p>55 72 69 64 34</text:p>
          </table:table-cell>
          <table:table-cell table:style-name="ce6" table:formula="of:=IFERROR(__xludf.dummyfunction(&quot;IFERROR(SPLIT(B95,&quot;&quot; &quot;&quot;),)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95]));IFERROR(MATCH(VLOOKUP([.C95];[.$A$1:.$A$1048576];1;0);[.$A$1:.$A$1048576];0););)" office:value-type="float" office:value="19" calcext:value-type="float">
            <text:p>19</text:p>
          </table:table-cell>
          <table:table-cell table:style-name="ce6" table:formula="of:=IF(NOT(ISBLANK([.D95]));IFERROR(MATCH(VLOOKUP([.D95];[.$A$1:.$A$1048576];1;0);[.$A$1:.$A$1048576];0););)" office:value-type="float" office:value="48" calcext:value-type="float">
            <text:p>48</text:p>
          </table:table-cell>
          <table:table-cell table:style-name="ce6" table:formula="of:=IF(NOT(ISBLANK([.E95]));IFERROR(MATCH(VLOOKUP([.E95];[.$A$1:.$A$1048576];1;0);[.$A$1:.$A$1048576];0););)" office:value-type="float" office:value="65" calcext:value-type="float">
            <text:p>65</text:p>
          </table:table-cell>
          <table:table-cell table:style-name="ce6" table:formula="of:=IF(NOT(ISBLANK([.F95]));IFERROR(MATCH(VLOOKUP([.F95];[.$A$1:.$A$1048576];1;0);[.$A$1:.$A$1048576];0););)" office:value-type="float" office:value="51" calcext:value-type="float">
            <text:p>51</text:p>
          </table:table-cell>
          <table:table-cell table:style-name="ce6" table:formula="of:=IF(NOT(ISBLANK([.G95]));IFERROR(MATCH(VLOOKUP([.G95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number-columns-repeated="9"/>
          <table:table-cell table:style-name="ce6" table:formula="of:=IF(NOT(ISBLANK([.C95]));MAX([.I95:.M95]);)" office:value-type="float" office:value="65" calcext:value-type="float">
            <text:p>65</text:p>
          </table:table-cell>
          <table:table-cell table:style-name="ce6" table:number-columns-repeated="3"/>
          <table:table-cell table:style-name="ce6" table:formula="of:=IF(NOT(ISBLANK([.C95]));MAX([.P95:.T95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5" office:value-type="string" calcext:value-type="string">
            <text:p>18 58 <text:s/>8 96 30</text:p>
          </table:table-cell>
          <table:table-cell table:style-name="ce6" table:formula="of:=IFERROR(__xludf.dummyfunction(&quot;IFERROR(SPLIT(B96,&quot;&quot; &quot;&quot;),)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/>
          <table:table-cell table:style-name="ce6" table:formula="of:=IF(NOT(ISBLANK([.C96]));IFERROR(MATCH(VLOOKUP([.C96];[.$A$1:.$A$1048576];1;0);[.$A$1:.$A$1048576];0););)" office:value-type="float" office:value="59" calcext:value-type="float">
            <text:p>59</text:p>
          </table:table-cell>
          <table:table-cell table:style-name="ce6" table:formula="of:=IF(NOT(ISBLANK([.D96]));IFERROR(MATCH(VLOOKUP([.D96];[.$A$1:.$A$1048576];1;0);[.$A$1:.$A$1048576];0););)" office:value-type="float" office:value="37" calcext:value-type="float">
            <text:p>37</text:p>
          </table:table-cell>
          <table:table-cell table:style-name="ce6" table:formula="of:=IF(NOT(ISBLANK([.E96]));IFERROR(MATCH(VLOOKUP([.E96];[.$A$1:.$A$1048576];1;0);[.$A$1:.$A$1048576];0););)" office:value-type="float" office:value="34" calcext:value-type="float">
            <text:p>34</text:p>
          </table:table-cell>
          <table:table-cell table:style-name="ce6" table:formula="of:=IF(NOT(ISBLANK([.F96]));IFERROR(MATCH(VLOOKUP([.F96];[.$A$1:.$A$1048576];1;0);[.$A$1:.$A$1048576];0););)" office:value-type="float" office:value="84" calcext:value-type="float">
            <text:p>84</text:p>
          </table:table-cell>
          <table:table-cell table:style-name="ce6" table:formula="of:=IF(NOT(ISBLANK([.G96]));IFERROR(MATCH(VLOOKUP([.G96];[.$A$1:.$A$1048576];1;0);[.$A$1:.$A$1048576];0););)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9"/>
          <table:table-cell table:style-name="ce6" table:formula="of:=IF(NOT(ISBLANK([.C96]));MAX([.I96:.M96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96]));MAX([.P96:.T96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5" office:value-type="string" calcext:value-type="string">
            <text:p>16 <text:s/>7 20 <text:s/>0 46</text:p>
          </table:table-cell>
          <table:table-cell table:style-name="ce6" table:formula="of:=IFERROR(__xludf.dummyfunction(&quot;IFERROR(SPLIT(B97,&quot;&quot; &quot;&quot;),)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/>
          <table:table-cell table:style-name="ce6" table:formula="of:=IF(NOT(ISBLANK([.C97]));IFERROR(MATCH(VLOOKUP([.C97];[.$A$1:.$A$1048576];1;0);[.$A$1:.$A$1048576];0););)" office:value-type="float" office:value="90" calcext:value-type="float">
            <text:p>90</text:p>
          </table:table-cell>
          <table:table-cell table:style-name="ce6" table:formula="of:=IF(NOT(ISBLANK([.D97]));IFERROR(MATCH(VLOOKUP([.D97];[.$A$1:.$A$1048576];1;0);[.$A$1:.$A$1048576];0););)" office:value-type="float" office:value="72" calcext:value-type="float">
            <text:p>72</text:p>
          </table:table-cell>
          <table:table-cell table:style-name="ce6" table:formula="of:=IF(NOT(ISBLANK([.E97]));IFERROR(MATCH(VLOOKUP([.E97];[.$A$1:.$A$1048576];1;0);[.$A$1:.$A$1048576];0););)" office:value-type="float" office:value="32" calcext:value-type="float">
            <text:p>32</text:p>
          </table:table-cell>
          <table:table-cell table:style-name="ce6" table:formula="of:=IF(NOT(ISBLANK([.F97]));IFERROR(MATCH(VLOOKUP([.F97];[.$A$1:.$A$1048576];1;0);[.$A$1:.$A$1048576];0););)" office:value-type="float" office:value="46" calcext:value-type="float">
            <text:p>46</text:p>
          </table:table-cell>
          <table:table-cell table:style-name="ce6" table:formula="of:=IF(NOT(ISBLANK([.G97]));IFERROR(MATCH(VLOOKUP([.G97];[.$A$1:.$A$1048576];1;0);[.$A$1:.$A$1048576];0););)" office:value-type="float" office:value="54" calcext:value-type="float">
            <text:p>54</text:p>
          </table:table-cell>
          <table:table-cell table:style-name="ce6" table:number-columns-repeated="2"/>
          <table:table-cell table:style-name="ce6" office:value-type="float" office:value="82" calcext:value-type="float">
            <text:p>8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number-columns-repeated="9"/>
          <table:table-cell table:style-name="ce6" table:formula="of:=IF(NOT(ISBLANK([.C97]));MAX([.I97:.M97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97]));MAX([.P97:.T97]);)" office:value-type="float" office:value="82" calcext:value-type="float">
            <text:p>8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/>
          <table:table-cell table:style-name="ce6" table:formula="of:=IFERROR(__xludf.dummyfunction(&quot;IFERROR(SPLIT(B9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98]));IFERROR(MATCH(VLOOKUP([.C98];[.$A$1:.$A$1048576];1;0);[.$A$1:.$A$1048576];0););)" office:value-type="float" office:value="0" calcext:value-type="float">
            <text:p>0</text:p>
          </table:table-cell>
          <table:table-cell table:style-name="ce6" table:formula="of:=IF(NOT(ISBLANK([.D98]));IFERROR(MATCH(VLOOKUP([.D98];[.$A$1:.$A$1048576];1;0);[.$A$1:.$A$1048576];0););)" office:value-type="float" office:value="0" calcext:value-type="float">
            <text:p>0</text:p>
          </table:table-cell>
          <table:table-cell table:style-name="ce6" table:formula="of:=IF(NOT(ISBLANK([.E98]));IFERROR(MATCH(VLOOKUP([.E98];[.$A$1:.$A$1048576];1;0);[.$A$1:.$A$1048576];0););)" office:value-type="float" office:value="0" calcext:value-type="float">
            <text:p>0</text:p>
          </table:table-cell>
          <table:table-cell table:style-name="ce6" table:formula="of:=IF(NOT(ISBLANK([.F98]));IFERROR(MATCH(VLOOKUP([.F98];[.$A$1:.$A$1048576];1;0);[.$A$1:.$A$1048576];0););)" office:value-type="float" office:value="0" calcext:value-type="float">
            <text:p>0</text:p>
          </table:table-cell>
          <table:table-cell table:style-name="ce6" table:formula="of:=IF(NOT(ISBLANK([.G98]));IFERROR(MATCH(VLOOKUP([.G9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98]));MAX([.I98:.M9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98]));MAX([.P98:.T9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5" office:value-type="string" calcext:value-type="string">
            <text:p>25 22 65 17 19</text:p>
          </table:table-cell>
          <table:table-cell table:style-name="ce6" table:formula="of:=IFERROR(__xludf.dummyfunction(&quot;IFERROR(SPLIT(B99,&quot;&quot; &quot;&quot;),)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/>
          <table:table-cell table:style-name="ce6" table:formula="of:=IF(NOT(ISBLANK([.C99]));IFERROR(MATCH(VLOOKUP([.C99];[.$A$1:.$A$1048576];1;0);[.$A$1:.$A$1048576];0););)" office:value-type="float" office:value="20" calcext:value-type="float">
            <text:p>20</text:p>
          </table:table-cell>
          <table:table-cell table:style-name="ce6" table:formula="of:=IF(NOT(ISBLANK([.D99]));IFERROR(MATCH(VLOOKUP([.D99];[.$A$1:.$A$1048576];1;0);[.$A$1:.$A$1048576];0););)" office:value-type="float" office:value="40" calcext:value-type="float">
            <text:p>40</text:p>
          </table:table-cell>
          <table:table-cell table:style-name="ce6" table:formula="of:=IF(NOT(ISBLANK([.E99]));IFERROR(MATCH(VLOOKUP([.E99];[.$A$1:.$A$1048576];1;0);[.$A$1:.$A$1048576];0););)" office:value-type="float" office:value="52" calcext:value-type="float">
            <text:p>52</text:p>
          </table:table-cell>
          <table:table-cell table:style-name="ce6" table:formula="of:=IF(NOT(ISBLANK([.F99]));IFERROR(MATCH(VLOOKUP([.F99];[.$A$1:.$A$1048576];1;0);[.$A$1:.$A$1048576];0););)" office:value-type="float" office:value="43" calcext:value-type="float">
            <text:p>43</text:p>
          </table:table-cell>
          <table:table-cell table:style-name="ce6" table:formula="of:=IF(NOT(ISBLANK([.G99]));IFERROR(MATCH(VLOOKUP([.G99];[.$A$1:.$A$1048576];1;0);[.$A$1:.$A$1048576];0););)" office:value-type="float" office:value="49" calcext:value-type="float">
            <text:p>4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99:.M103])" office:value-type="float" office:value="20" calcext:value-type="float">
            <text:p>2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99:.M103]&gt;[.$AP$3];[.C99:.G103];))*[.$AP$4]" office:value-type="float" office:value="53889" calcext:value-type="float">
            <text:p>5388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99:.M103]&gt;[.$AS$3];[.C99:.G103];))*[.$AS$4]" office:value-type="float" office:value="0" calcext:value-type="float">
            <text:p>0</text:p>
          </table:table-cell>
          <table:table-cell table:style-name="ce6"/>
          <table:table-cell table:style-name="ce6" table:formula="of:=IF(NOT(ISBLANK([.C99]));MAX([.I99:.M99]);)" office:value-type="float" office:value="52" calcext:value-type="float">
            <text:p>52</text:p>
          </table:table-cell>
          <table:table-cell table:style-name="ce6" table:number-columns-repeated="3"/>
          <table:table-cell table:style-name="ce6" table:formula="of:=IF(NOT(ISBLANK([.C99]));MAX([.P99:.T99]);)" office:value-type="float" office:value="79" calcext:value-type="float">
            <text:p>79</text:p>
          </table:table-cell>
          <table:table-cell table:style-name="ce6"/>
          <table:table-cell table:style-name="ce6" table:formula="of:=MIN([.AD99:.AH103])" office:value-type="float" office:value="52" calcext:value-type="float">
            <text:p>5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5" office:value-type="string" calcext:value-type="string">
            <text:p>85 <text:s/>0 73 46 10</text:p>
          </table:table-cell>
          <table:table-cell table:style-name="ce6" table:formula="of:=IFERROR(__xludf.dummyfunction(&quot;IFERROR(SPLIT(B100,&quot;&quot; &quot;&quot;),)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/>
          <table:table-cell table:style-name="ce6" table:formula="of:=IF(NOT(ISBLANK([.C100]));IFERROR(MATCH(VLOOKUP([.C100];[.$A$1:.$A$1048576];1;0);[.$A$1:.$A$1048576];0););)" office:value-type="float" office:value="79" calcext:value-type="float">
            <text:p>79</text:p>
          </table:table-cell>
          <table:table-cell table:style-name="ce6" table:formula="of:=IF(NOT(ISBLANK([.D100]));IFERROR(MATCH(VLOOKUP([.D100];[.$A$1:.$A$1048576];1;0);[.$A$1:.$A$1048576];0););)" office:value-type="float" office:value="46" calcext:value-type="float">
            <text:p>46</text:p>
          </table:table-cell>
          <table:table-cell table:style-name="ce6" table:formula="of:=IF(NOT(ISBLANK([.E100]));IFERROR(MATCH(VLOOKUP([.E100];[.$A$1:.$A$1048576];1;0);[.$A$1:.$A$1048576];0););)" office:value-type="float" office:value="3" calcext:value-type="float">
            <text:p>3</text:p>
          </table:table-cell>
          <table:table-cell table:style-name="ce6" table:formula="of:=IF(NOT(ISBLANK([.F100]));IFERROR(MATCH(VLOOKUP([.F100];[.$A$1:.$A$1048576];1;0);[.$A$1:.$A$1048576];0););)" office:value-type="float" office:value="54" calcext:value-type="float">
            <text:p>54</text:p>
          </table:table-cell>
          <table:table-cell table:style-name="ce6" table:formula="of:=IF(NOT(ISBLANK([.G100]));IFERROR(MATCH(VLOOKUP([.G100];[.$A$1:.$A$1048576];1;0);[.$A$1:.$A$1048576];0););)" office:value-type="float" office:value="47" calcext:value-type="float">
            <text:p>47</text:p>
          </table:table-cell>
          <table:table-cell table:style-name="ce6" table:number-columns-repeated="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9"/>
          <table:table-cell table:style-name="ce6" table:formula="of:=IF(NOT(ISBLANK([.C100]));MAX([.I100:.M100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100]));MAX([.P100:.T100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5" office:value-type="string" calcext:value-type="string">
            <text:p>43 35 12 59 51</text:p>
          </table:table-cell>
          <table:table-cell table:style-name="ce6" table:formula="of:=IFERROR(__xludf.dummyfunction(&quot;IFERROR(SPLIT(B101,&quot;&quot; &quot;&quot;),)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/>
          <table:table-cell table:style-name="ce6" table:formula="of:=IF(NOT(ISBLANK([.C101]));IFERROR(MATCH(VLOOKUP([.C101];[.$A$1:.$A$1048576];1;0);[.$A$1:.$A$1048576];0););)" office:value-type="float" office:value="69" calcext:value-type="float">
            <text:p>69</text:p>
          </table:table-cell>
          <table:table-cell table:style-name="ce6" table:formula="of:=IF(NOT(ISBLANK([.D101]));IFERROR(MATCH(VLOOKUP([.D101];[.$A$1:.$A$1048576];1;0);[.$A$1:.$A$1048576];0););)" office:value-type="float" office:value="6" calcext:value-type="float">
            <text:p>6</text:p>
          </table:table-cell>
          <table:table-cell table:style-name="ce6" table:formula="of:=IF(NOT(ISBLANK([.E101]));IFERROR(MATCH(VLOOKUP([.E101];[.$A$1:.$A$1048576];1;0);[.$A$1:.$A$1048576];0););)" office:value-type="float" office:value="60" calcext:value-type="float">
            <text:p>60</text:p>
          </table:table-cell>
          <table:table-cell table:style-name="ce6" table:formula="of:=IF(NOT(ISBLANK([.F101]));IFERROR(MATCH(VLOOKUP([.F101];[.$A$1:.$A$1048576];1;0);[.$A$1:.$A$1048576];0););)" office:value-type="float" office:value="17" calcext:value-type="float">
            <text:p>17</text:p>
          </table:table-cell>
          <table:table-cell table:style-name="ce6" table:formula="of:=IF(NOT(ISBLANK([.G101]));IFERROR(MATCH(VLOOKUP([.G101];[.$A$1:.$A$1048576];1;0);[.$A$1:.$A$1048576];0););)" office:value-type="float" office:value="29" calcext:value-type="float">
            <text:p>29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9"/>
          <table:table-cell table:style-name="ce6" table:formula="of:=IF(NOT(ISBLANK([.C101]));MAX([.I101:.M101]);)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formula="of:=IF(NOT(ISBLANK([.C101]));MAX([.P101:.T101]);)" office:value-type="float" office:value="60" calcext:value-type="float">
            <text:p>6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5" office:value-type="string" calcext:value-type="string">
            <text:p>76 40 42 94 78</text:p>
          </table:table-cell>
          <table:table-cell table:style-name="ce6" table:formula="of:=IFERROR(__xludf.dummyfunction(&quot;IFERROR(SPLIT(B102,&quot;&quot; &quot;&quot;),)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/>
          <table:table-cell table:style-name="ce6" table:formula="of:=IF(NOT(ISBLANK([.C102]));IFERROR(MATCH(VLOOKUP([.C102];[.$A$1:.$A$1048576];1;0);[.$A$1:.$A$1048576];0););)" office:value-type="float" office:value="33" calcext:value-type="float">
            <text:p>33</text:p>
          </table:table-cell>
          <table:table-cell table:style-name="ce6" table:formula="of:=IF(NOT(ISBLANK([.D102]));IFERROR(MATCH(VLOOKUP([.D102];[.$A$1:.$A$1048576];1;0);[.$A$1:.$A$1048576];0););)" office:value-type="float" office:value="8" calcext:value-type="float">
            <text:p>8</text:p>
          </table:table-cell>
          <table:table-cell table:style-name="ce6" table:formula="of:=IF(NOT(ISBLANK([.E102]));IFERROR(MATCH(VLOOKUP([.E102];[.$A$1:.$A$1048576];1;0);[.$A$1:.$A$1048576];0););)" office:value-type="float" office:value="4" calcext:value-type="float">
            <text:p>4</text:p>
          </table:table-cell>
          <table:table-cell table:style-name="ce6" table:formula="of:=IF(NOT(ISBLANK([.F102]));IFERROR(MATCH(VLOOKUP([.F102];[.$A$1:.$A$1048576];1;0);[.$A$1:.$A$1048576];0););)" office:value-type="float" office:value="77" calcext:value-type="float">
            <text:p>77</text:p>
          </table:table-cell>
          <table:table-cell table:style-name="ce6" table:formula="of:=IF(NOT(ISBLANK([.G102]));IFERROR(MATCH(VLOOKUP([.G102];[.$A$1:.$A$1048576];1;0);[.$A$1:.$A$1048576];0););)" office:value-type="float" office:value="67" calcext:value-type="float">
            <text:p>67</text:p>
          </table:table-cell>
          <table:table-cell table:style-name="ce6" table:number-columns-repeated="2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9"/>
          <table:table-cell table:style-name="ce6" table:formula="of:=IF(NOT(ISBLANK([.C102]));MAX([.I102:.M102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102]));MAX([.P102:.T102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9 28 91 39 31</text:p>
          </table:table-cell>
          <table:table-cell table:style-name="ce6" table:formula="of:=IFERROR(__xludf.dummyfunction(&quot;IFERROR(SPLIT(B103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/>
          <table:table-cell table:style-name="ce6" table:formula="of:=IF(NOT(ISBLANK([.C103]));IFERROR(MATCH(VLOOKUP([.C103];[.$A$1:.$A$1048576];1;0);[.$A$1:.$A$1048576];0););)" office:value-type="float" office:value="62" calcext:value-type="float">
            <text:p>62</text:p>
          </table:table-cell>
          <table:table-cell table:style-name="ce6" table:formula="of:=IF(NOT(ISBLANK([.D103]));IFERROR(MATCH(VLOOKUP([.D103];[.$A$1:.$A$1048576];1;0);[.$A$1:.$A$1048576];0););)" office:value-type="float" office:value="75" calcext:value-type="float">
            <text:p>75</text:p>
          </table:table-cell>
          <table:table-cell table:style-name="ce6" table:formula="of:=IF(NOT(ISBLANK([.E103]));IFERROR(MATCH(VLOOKUP([.E103];[.$A$1:.$A$1048576];1;0);[.$A$1:.$A$1048576];0););)" office:value-type="float" office:value="57" calcext:value-type="float">
            <text:p>57</text:p>
          </table:table-cell>
          <table:table-cell table:style-name="ce6" table:formula="of:=IF(NOT(ISBLANK([.F103]));IFERROR(MATCH(VLOOKUP([.F103];[.$A$1:.$A$1048576];1;0);[.$A$1:.$A$1048576];0););)" office:value-type="float" office:value="41" calcext:value-type="float">
            <text:p>41</text:p>
          </table:table-cell>
          <table:table-cell table:style-name="ce6" table:formula="of:=IF(NOT(ISBLANK([.G103]));IFERROR(MATCH(VLOOKUP([.G103];[.$A$1:.$A$1048576];1;0);[.$A$1:.$A$1048576];0););)" office:value-type="float" office:value="55" calcext:value-type="float">
            <text:p>55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103]));MAX([.I103:.M103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103]));MAX([.P103:.T103]);)" office:value-type="float" office:value="67" calcext:value-type="float">
            <text:p>6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0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04]));IFERROR(MATCH(VLOOKUP([.C104];[.$A$1:.$A$1048576];1;0);[.$A$1:.$A$1048576];0););)" office:value-type="float" office:value="0" calcext:value-type="float">
            <text:p>0</text:p>
          </table:table-cell>
          <table:table-cell table:style-name="ce6" table:formula="of:=IF(NOT(ISBLANK([.D104]));IFERROR(MATCH(VLOOKUP([.D104];[.$A$1:.$A$1048576];1;0);[.$A$1:.$A$1048576];0););)" office:value-type="float" office:value="0" calcext:value-type="float">
            <text:p>0</text:p>
          </table:table-cell>
          <table:table-cell table:style-name="ce6" table:formula="of:=IF(NOT(ISBLANK([.E104]));IFERROR(MATCH(VLOOKUP([.E104];[.$A$1:.$A$1048576];1;0);[.$A$1:.$A$1048576];0););)" office:value-type="float" office:value="0" calcext:value-type="float">
            <text:p>0</text:p>
          </table:table-cell>
          <table:table-cell table:style-name="ce6" table:formula="of:=IF(NOT(ISBLANK([.F104]));IFERROR(MATCH(VLOOKUP([.F104];[.$A$1:.$A$1048576];1;0);[.$A$1:.$A$1048576];0););)" office:value-type="float" office:value="0" calcext:value-type="float">
            <text:p>0</text:p>
          </table:table-cell>
          <table:table-cell table:style-name="ce6" table:formula="of:=IF(NOT(ISBLANK([.G104]));IFERROR(MATCH(VLOOKUP([.G10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04]));MAX([.I104:.M10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04]));MAX([.P104:.T10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4 70 34 12 <text:s/>8</text:p>
          </table:table-cell>
          <table:table-cell table:style-name="ce6" table:formula="of:=IFERROR(__xludf.dummyfunction(&quot;IFERROR(SPLIT(B105,&quot;&quot; &quot;&quot;),)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/>
          <table:table-cell table:style-name="ce6" table:formula="of:=IF(NOT(ISBLANK([.C105]));IFERROR(MATCH(VLOOKUP([.C105];[.$A$1:.$A$1048576];1;0);[.$A$1:.$A$1048576];0););)" office:value-type="float" office:value="95" calcext:value-type="float">
            <text:p>95</text:p>
          </table:table-cell>
          <table:table-cell table:style-name="ce6" table:formula="of:=IF(NOT(ISBLANK([.D105]));IFERROR(MATCH(VLOOKUP([.D105];[.$A$1:.$A$1048576];1;0);[.$A$1:.$A$1048576];0););)" office:value-type="float" office:value="92" calcext:value-type="float">
            <text:p>92</text:p>
          </table:table-cell>
          <table:table-cell table:style-name="ce6" table:formula="of:=IF(NOT(ISBLANK([.E105]));IFERROR(MATCH(VLOOKUP([.E105];[.$A$1:.$A$1048576];1;0);[.$A$1:.$A$1048576];0););)" office:value-type="float" office:value="36" calcext:value-type="float">
            <text:p>36</text:p>
          </table:table-cell>
          <table:table-cell table:style-name="ce6" table:formula="of:=IF(NOT(ISBLANK([.F105]));IFERROR(MATCH(VLOOKUP([.F105];[.$A$1:.$A$1048576];1;0);[.$A$1:.$A$1048576];0););)" office:value-type="float" office:value="60" calcext:value-type="float">
            <text:p>60</text:p>
          </table:table-cell>
          <table:table-cell table:style-name="ce6" table:formula="of:=IF(NOT(ISBLANK([.G105]));IFERROR(MATCH(VLOOKUP([.G105];[.$A$1:.$A$1048576];1;0);[.$A$1:.$A$1048576];0););)" office:value-type="float" office:value="34" calcext:value-type="float">
            <text:p>3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05:.M109])" office:value-type="float" office:value="95" calcext:value-type="float">
            <text:p>9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05:.M109]&gt;[.$AP$3];[.C105:.G109];))*[.$AP$4]" office:value-type="float" office:value="60918" calcext:value-type="float">
            <text:p>6091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05:.M109]&gt;[.$AS$3];[.C105:.G109];))*[.$AS$4]" office:value-type="float" office:value="23408" calcext:value-type="float">
            <text:p>23408</text:p>
          </table:table-cell>
          <table:table-cell table:style-name="ce6"/>
          <table:table-cell table:style-name="ce6" table:formula="of:=IF(NOT(ISBLANK([.C105]));MAX([.I105:.M105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105]));MAX([.P105:.T105]);)" office:value-type="float" office:value="95" calcext:value-type="float">
            <text:p>95</text:p>
          </table:table-cell>
          <table:table-cell table:style-name="ce6"/>
          <table:table-cell table:style-name="ce6" table:formula="of:=MIN([.AD105:.AH109])" office:value-type="float" office:value="66" calcext:value-type="float">
            <text:p>6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1 <text:s/>7 93 66 42</text:p>
          </table:table-cell>
          <table:table-cell table:style-name="ce6" table:formula="of:=IFERROR(__xludf.dummyfunction(&quot;IFERROR(SPLIT(B106,&quot;&quot; &quot;&quot;),)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/>
          <table:table-cell table:style-name="ce6" table:formula="of:=IF(NOT(ISBLANK([.C106]));IFERROR(MATCH(VLOOKUP([.C106];[.$A$1:.$A$1048576];1;0);[.$A$1:.$A$1048576];0););)" office:value-type="float" office:value="29" calcext:value-type="float">
            <text:p>29</text:p>
          </table:table-cell>
          <table:table-cell table:style-name="ce6" table:formula="of:=IF(NOT(ISBLANK([.D106]));IFERROR(MATCH(VLOOKUP([.D106];[.$A$1:.$A$1048576];1;0);[.$A$1:.$A$1048576];0););)" office:value-type="float" office:value="72" calcext:value-type="float">
            <text:p>72</text:p>
          </table:table-cell>
          <table:table-cell table:style-name="ce6" table:formula="of:=IF(NOT(ISBLANK([.E106]));IFERROR(MATCH(VLOOKUP([.E106];[.$A$1:.$A$1048576];1;0);[.$A$1:.$A$1048576];0););)" office:value-type="float" office:value="16" calcext:value-type="float">
            <text:p>16</text:p>
          </table:table-cell>
          <table:table-cell table:style-name="ce6" table:formula="of:=IF(NOT(ISBLANK([.F106]));IFERROR(MATCH(VLOOKUP([.F106];[.$A$1:.$A$1048576];1;0);[.$A$1:.$A$1048576];0););)" office:value-type="float" office:value="88" calcext:value-type="float">
            <text:p>88</text:p>
          </table:table-cell>
          <table:table-cell table:style-name="ce6" table:formula="of:=IF(NOT(ISBLANK([.G106]));IFERROR(MATCH(VLOOKUP([.G106];[.$A$1:.$A$1048576];1;0);[.$A$1:.$A$1048576];0););)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106]));MAX([.I106:.M106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106]));MAX([.P106:.T106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0 39 <text:s/>4 22 38</text:p>
          </table:table-cell>
          <table:table-cell table:style-name="ce6" table:formula="of:=IFERROR(__xludf.dummyfunction(&quot;IFERROR(SPLIT(B107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/>
          <table:table-cell table:style-name="ce6" table:formula="of:=IF(NOT(ISBLANK([.C107]));IFERROR(MATCH(VLOOKUP([.C107];[.$A$1:.$A$1048576];1;0);[.$A$1:.$A$1048576];0););)" office:value-type="float" office:value="46" calcext:value-type="float">
            <text:p>46</text:p>
          </table:table-cell>
          <table:table-cell table:style-name="ce6" table:formula="of:=IF(NOT(ISBLANK([.D107]));IFERROR(MATCH(VLOOKUP([.D107];[.$A$1:.$A$1048576];1;0);[.$A$1:.$A$1048576];0););)" office:value-type="float" office:value="41" calcext:value-type="float">
            <text:p>41</text:p>
          </table:table-cell>
          <table:table-cell table:style-name="ce6" table:formula="of:=IF(NOT(ISBLANK([.E107]));IFERROR(MATCH(VLOOKUP([.E107];[.$A$1:.$A$1048576];1;0);[.$A$1:.$A$1048576];0););)" office:value-type="float" office:value="66" calcext:value-type="float">
            <text:p>66</text:p>
          </table:table-cell>
          <table:table-cell table:style-name="ce6" table:formula="of:=IF(NOT(ISBLANK([.F107]));IFERROR(MATCH(VLOOKUP([.F107];[.$A$1:.$A$1048576];1;0);[.$A$1:.$A$1048576];0););)" office:value-type="float" office:value="40" calcext:value-type="float">
            <text:p>40</text:p>
          </table:table-cell>
          <table:table-cell table:style-name="ce6" table:formula="of:=IF(NOT(ISBLANK([.G107]));IFERROR(MATCH(VLOOKUP([.G107];[.$A$1:.$A$1048576];1;0);[.$A$1:.$A$1048576];0););)" office:value-type="float" office:value="89" calcext:value-type="float">
            <text:p>89</text:p>
          </table:table-cell>
          <table:table-cell table:style-name="ce6" table:number-columns-repeated="2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number-columns-repeated="9"/>
          <table:table-cell table:style-name="ce6" table:formula="of:=IF(NOT(ISBLANK([.C107]));MAX([.I107:.M107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107]));MAX([.P107:.T107]);)" office:value-type="float" office:value="66" calcext:value-type="float">
            <text:p>6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 86 65 82 44</text:p>
          </table:table-cell>
          <table:table-cell table:style-name="ce6" table:formula="of:=IFERROR(__xludf.dummyfunction(&quot;IFERROR(SPLIT(B108,&quot;&quot; &quot;&quot;),)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/>
          <table:table-cell table:style-name="ce6" table:formula="of:=IF(NOT(ISBLANK([.C108]));IFERROR(MATCH(VLOOKUP([.C108];[.$A$1:.$A$1048576];1;0);[.$A$1:.$A$1048576];0););)" office:value-type="float" office:value="38" calcext:value-type="float">
            <text:p>38</text:p>
          </table:table-cell>
          <table:table-cell table:style-name="ce6" table:formula="of:=IF(NOT(ISBLANK([.D108]));IFERROR(MATCH(VLOOKUP([.D108];[.$A$1:.$A$1048576];1;0);[.$A$1:.$A$1048576];0););)" office:value-type="float" office:value="96" calcext:value-type="float">
            <text:p>96</text:p>
          </table:table-cell>
          <table:table-cell table:style-name="ce6" table:formula="of:=IF(NOT(ISBLANK([.E108]));IFERROR(MATCH(VLOOKUP([.E108];[.$A$1:.$A$1048576];1;0);[.$A$1:.$A$1048576];0););)" office:value-type="float" office:value="52" calcext:value-type="float">
            <text:p>52</text:p>
          </table:table-cell>
          <table:table-cell table:style-name="ce6" table:formula="of:=IF(NOT(ISBLANK([.F108]));IFERROR(MATCH(VLOOKUP([.F108];[.$A$1:.$A$1048576];1;0);[.$A$1:.$A$1048576];0););)" office:value-type="float" office:value="53" calcext:value-type="float">
            <text:p>53</text:p>
          </table:table-cell>
          <table:table-cell table:style-name="ce6" table:formula="of:=IF(NOT(ISBLANK([.G108]));IFERROR(MATCH(VLOOKUP([.G108];[.$A$1:.$A$1048576];1;0);[.$A$1:.$A$1048576];0););)" office:value-type="float" office:value="22" calcext:value-type="float">
            <text:p>22</text:p>
          </table:table-cell>
          <table:table-cell table:style-name="ce6" table:number-columns-repeated="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9"/>
          <table:table-cell table:style-name="ce6" table:formula="of:=IF(NOT(ISBLANK([.C108]));MAX([.I108:.M108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108]));MAX([.P108:.T108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4 19 98 35 53</text:p>
          </table:table-cell>
          <table:table-cell table:style-name="ce6" table:formula="of:=IFERROR(__xludf.dummyfunction(&quot;IFERROR(SPLIT(B109,&quot;&quot; &quot;&quot;),)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/>
          <table:table-cell table:style-name="ce6" table:formula="of:=IF(NOT(ISBLANK([.C109]));IFERROR(MATCH(VLOOKUP([.C109];[.$A$1:.$A$1048576];1;0);[.$A$1:.$A$1048576];0););)" office:value-type="float" office:value="93" calcext:value-type="float">
            <text:p>93</text:p>
          </table:table-cell>
          <table:table-cell table:style-name="ce6" table:formula="of:=IF(NOT(ISBLANK([.D109]));IFERROR(MATCH(VLOOKUP([.D109];[.$A$1:.$A$1048576];1;0);[.$A$1:.$A$1048576];0););)" office:value-type="float" office:value="49" calcext:value-type="float">
            <text:p>49</text:p>
          </table:table-cell>
          <table:table-cell table:style-name="ce6" table:formula="of:=IF(NOT(ISBLANK([.E109]));IFERROR(MATCH(VLOOKUP([.E109];[.$A$1:.$A$1048576];1;0);[.$A$1:.$A$1048576];0););)" office:value-type="float" office:value="64" calcext:value-type="float">
            <text:p>64</text:p>
          </table:table-cell>
          <table:table-cell table:style-name="ce6" table:formula="of:=IF(NOT(ISBLANK([.F109]));IFERROR(MATCH(VLOOKUP([.F109];[.$A$1:.$A$1048576];1;0);[.$A$1:.$A$1048576];0););)" office:value-type="float" office:value="6" calcext:value-type="float">
            <text:p>6</text:p>
          </table:table-cell>
          <table:table-cell table:style-name="ce6" table:formula="of:=IF(NOT(ISBLANK([.G109]));IFERROR(MATCH(VLOOKUP([.G109];[.$A$1:.$A$1048576];1;0);[.$A$1:.$A$1048576];0););)" office:value-type="float" office:value="78" calcext:value-type="float">
            <text:p>78</text:p>
          </table:table-cell>
          <table:table-cell table:style-name="ce6" table:number-columns-repeated="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number-columns-repeated="9"/>
          <table:table-cell table:style-name="ce6" table:formula="of:=IF(NOT(ISBLANK([.C109]));MAX([.I109:.M109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109]));MAX([.P109:.T109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1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10]));IFERROR(MATCH(VLOOKUP([.C110];[.$A$1:.$A$1048576];1;0);[.$A$1:.$A$1048576];0););)" office:value-type="float" office:value="0" calcext:value-type="float">
            <text:p>0</text:p>
          </table:table-cell>
          <table:table-cell table:style-name="ce6" table:formula="of:=IF(NOT(ISBLANK([.D110]));IFERROR(MATCH(VLOOKUP([.D110];[.$A$1:.$A$1048576];1;0);[.$A$1:.$A$1048576];0););)" office:value-type="float" office:value="0" calcext:value-type="float">
            <text:p>0</text:p>
          </table:table-cell>
          <table:table-cell table:style-name="ce6" table:formula="of:=IF(NOT(ISBLANK([.E110]));IFERROR(MATCH(VLOOKUP([.E110];[.$A$1:.$A$1048576];1;0);[.$A$1:.$A$1048576];0););)" office:value-type="float" office:value="0" calcext:value-type="float">
            <text:p>0</text:p>
          </table:table-cell>
          <table:table-cell table:style-name="ce6" table:formula="of:=IF(NOT(ISBLANK([.F110]));IFERROR(MATCH(VLOOKUP([.F110];[.$A$1:.$A$1048576];1;0);[.$A$1:.$A$1048576];0););)" office:value-type="float" office:value="0" calcext:value-type="float">
            <text:p>0</text:p>
          </table:table-cell>
          <table:table-cell table:style-name="ce6" table:formula="of:=IF(NOT(ISBLANK([.G110]));IFERROR(MATCH(VLOOKUP([.G11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10]));MAX([.I110:.M11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10]));MAX([.P110:.T11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1 20 72 83 34</text:p>
          </table:table-cell>
          <table:table-cell table:style-name="ce6" table:formula="of:=IFERROR(__xludf.dummyfunction(&quot;IFERROR(SPLIT(B111,&quot;&quot; &quot;&quot;),)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111]));IFERROR(MATCH(VLOOKUP([.C111];[.$A$1:.$A$1048576];1;0);[.$A$1:.$A$1048576];0););)" office:value-type="float" office:value="35" calcext:value-type="float">
            <text:p>35</text:p>
          </table:table-cell>
          <table:table-cell table:style-name="ce6" table:formula="of:=IF(NOT(ISBLANK([.D111]));IFERROR(MATCH(VLOOKUP([.D111];[.$A$1:.$A$1048576];1;0);[.$A$1:.$A$1048576];0););)" office:value-type="float" office:value="32" calcext:value-type="float">
            <text:p>32</text:p>
          </table:table-cell>
          <table:table-cell table:style-name="ce6" table:formula="of:=IF(NOT(ISBLANK([.E111]));IFERROR(MATCH(VLOOKUP([.E111];[.$A$1:.$A$1048576];1;0);[.$A$1:.$A$1048576];0););)" office:value-type="float" office:value="48" calcext:value-type="float">
            <text:p>48</text:p>
          </table:table-cell>
          <table:table-cell table:style-name="ce6" table:formula="of:=IF(NOT(ISBLANK([.F111]));IFERROR(MATCH(VLOOKUP([.F111];[.$A$1:.$A$1048576];1;0);[.$A$1:.$A$1048576];0););)" office:value-type="float" office:value="13" calcext:value-type="float">
            <text:p>13</text:p>
          </table:table-cell>
          <table:table-cell table:style-name="ce6" table:formula="of:=IF(NOT(ISBLANK([.G111]));IFERROR(MATCH(VLOOKUP([.G111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11:.M115])" office:value-type="float" office:value="35" calcext:value-type="float">
            <text:p>35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11:.M115]&gt;[.$AP$3];[.C111:.G115];))*[.$AP$4]" office:value-type="float" office:value="49913" calcext:value-type="float">
            <text:p>4991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11:.M115]&gt;[.$AS$3];[.C111:.G115];))*[.$AS$4]" office:value-type="float" office:value="2968" calcext:value-type="float">
            <text:p>2968</text:p>
          </table:table-cell>
          <table:table-cell table:style-name="ce6"/>
          <table:table-cell table:style-name="ce6" table:formula="of:=IF(NOT(ISBLANK([.C111]));MAX([.I111:.M111]);)" office:value-type="float" office:value="48" calcext:value-type="float">
            <text:p>48</text:p>
          </table:table-cell>
          <table:table-cell table:style-name="ce6" table:number-columns-repeated="3"/>
          <table:table-cell table:style-name="ce6" table:formula="of:=IF(NOT(ISBLANK([.C111]));MAX([.P111:.T111]);)" office:value-type="float" office:value="81" calcext:value-type="float">
            <text:p>81</text:p>
          </table:table-cell>
          <table:table-cell table:style-name="ce6"/>
          <table:table-cell table:style-name="ce6" table:formula="of:=MIN([.AD111:.AH115])" office:value-type="float" office:value="48" calcext:value-type="float">
            <text:p>4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<text:s/>6 88 51 27</text:p>
          </table:table-cell>
          <table:table-cell table:style-name="ce6" table:formula="of:=IFERROR(__xludf.dummyfunction(&quot;IFERROR(SPLIT(B112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/>
          <table:table-cell table:style-name="ce6" table:formula="of:=IF(NOT(ISBLANK([.C112]));IFERROR(MATCH(VLOOKUP([.C112];[.$A$1:.$A$1048576];1;0);[.$A$1:.$A$1048576];0););)" office:value-type="float" office:value="49" calcext:value-type="float">
            <text:p>49</text:p>
          </table:table-cell>
          <table:table-cell table:style-name="ce6" table:formula="of:=IF(NOT(ISBLANK([.D112]));IFERROR(MATCH(VLOOKUP([.D112];[.$A$1:.$A$1048576];1;0);[.$A$1:.$A$1048576];0););)" office:value-type="float" office:value="83" calcext:value-type="float">
            <text:p>83</text:p>
          </table:table-cell>
          <table:table-cell table:style-name="ce6" table:formula="of:=IF(NOT(ISBLANK([.E112]));IFERROR(MATCH(VLOOKUP([.E112];[.$A$1:.$A$1048576];1;0);[.$A$1:.$A$1048576];0););)" office:value-type="float" office:value="82" calcext:value-type="float">
            <text:p>82</text:p>
          </table:table-cell>
          <table:table-cell table:style-name="ce6" table:formula="of:=IF(NOT(ISBLANK([.F112]));IFERROR(MATCH(VLOOKUP([.F112];[.$A$1:.$A$1048576];1;0);[.$A$1:.$A$1048576];0););)" office:value-type="float" office:value="29" calcext:value-type="float">
            <text:p>29</text:p>
          </table:table-cell>
          <table:table-cell table:style-name="ce6" table:formula="of:=IF(NOT(ISBLANK([.G112]));IFERROR(MATCH(VLOOKUP([.G112];[.$A$1:.$A$1048576];1;0);[.$A$1:.$A$1048576];0););)" office:value-type="float" office:value="94" calcext:value-type="float">
            <text:p>94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number-columns-repeated="9"/>
          <table:table-cell table:style-name="ce6" table:formula="of:=IF(NOT(ISBLANK([.C112]));MAX([.I112:.M112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112]));MAX([.P112:.T112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8 42 56 62 69</text:p>
          </table:table-cell>
          <table:table-cell table:style-name="ce6" table:formula="of:=IFERROR(__xludf.dummyfunction(&quot;IFERROR(SPLIT(B113,&quot;&quot; &quot;&quot;),)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/>
          <table:table-cell table:style-name="ce6" table:formula="of:=IF(NOT(ISBLANK([.C113]));IFERROR(MATCH(VLOOKUP([.C113];[.$A$1:.$A$1048576];1;0);[.$A$1:.$A$1048576];0););)" office:value-type="float" office:value="64" calcext:value-type="float">
            <text:p>64</text:p>
          </table:table-cell>
          <table:table-cell table:style-name="ce6" table:formula="of:=IF(NOT(ISBLANK([.D113]));IFERROR(MATCH(VLOOKUP([.D113];[.$A$1:.$A$1048576];1;0);[.$A$1:.$A$1048576];0););)" office:value-type="float" office:value="4" calcext:value-type="float">
            <text:p>4</text:p>
          </table:table-cell>
          <table:table-cell table:style-name="ce6" table:formula="of:=IF(NOT(ISBLANK([.E113]));IFERROR(MATCH(VLOOKUP([.E113];[.$A$1:.$A$1048576];1;0);[.$A$1:.$A$1048576];0););)" office:value-type="float" office:value="86" calcext:value-type="float">
            <text:p>86</text:p>
          </table:table-cell>
          <table:table-cell table:style-name="ce6" table:formula="of:=IF(NOT(ISBLANK([.F113]));IFERROR(MATCH(VLOOKUP([.F113];[.$A$1:.$A$1048576];1;0);[.$A$1:.$A$1048576];0););)" office:value-type="float" office:value="24" calcext:value-type="float">
            <text:p>24</text:p>
          </table:table-cell>
          <table:table-cell table:style-name="ce6" table:formula="of:=IF(NOT(ISBLANK([.G113]));IFERROR(MATCH(VLOOKUP([.G113];[.$A$1:.$A$1048576];1;0);[.$A$1:.$A$1048576];0););)" office:value-type="float" office:value="65" calcext:value-type="float">
            <text:p>65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9"/>
          <table:table-cell table:style-name="ce6" table:formula="of:=IF(NOT(ISBLANK([.C113]));MAX([.I113:.M113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113]));MAX([.P113:.T113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11 99 50 21</text:p>
          </table:table-cell>
          <table:table-cell table:style-name="ce6" table:formula="of:=IFERROR(__xludf.dummyfunction(&quot;IFERROR(SPLIT(B114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/>
          <table:table-cell table:style-name="ce6" table:formula="of:=IF(NOT(ISBLANK([.C114]));IFERROR(MATCH(VLOOKUP([.C114];[.$A$1:.$A$1048576];1;0);[.$A$1:.$A$1048576];0););)" office:value-type="float" office:value="81" calcext:value-type="float">
            <text:p>81</text:p>
          </table:table-cell>
          <table:table-cell table:style-name="ce6" table:formula="of:=IF(NOT(ISBLANK([.D114]));IFERROR(MATCH(VLOOKUP([.D114];[.$A$1:.$A$1048576];1;0);[.$A$1:.$A$1048576];0););)" office:value-type="float" office:value="102" calcext:value-type="float">
            <text:p>102</text:p>
          </table:table-cell>
          <table:table-cell table:style-name="ce6" table:formula="of:=IF(NOT(ISBLANK([.E114]));IFERROR(MATCH(VLOOKUP([.E114];[.$A$1:.$A$1048576];1;0);[.$A$1:.$A$1048576];0););)" office:value-type="float" office:value="9" calcext:value-type="float">
            <text:p>9</text:p>
          </table:table-cell>
          <table:table-cell table:style-name="ce6" table:formula="of:=IF(NOT(ISBLANK([.F114]));IFERROR(MATCH(VLOOKUP([.F114];[.$A$1:.$A$1048576];1;0);[.$A$1:.$A$1048576];0););)" office:value-type="float" office:value="63" calcext:value-type="float">
            <text:p>63</text:p>
          </table:table-cell>
          <table:table-cell table:style-name="ce6" table:formula="of:=IF(NOT(ISBLANK([.G114]));IFERROR(MATCH(VLOOKUP([.G114];[.$A$1:.$A$1048576];1;0);[.$A$1:.$A$1048576];0););)" office:value-type="float" office:value="31" calcext:value-type="float">
            <text:p>31</text:p>
          </table:table-cell>
          <table:table-cell table:style-name="ce6"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9"/>
          <table:table-cell table:style-name="ce6" table:formula="of:=IF(NOT(ISBLANK([.C114]));MAX([.I114:.M114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114]));MAX([.P114:.T114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18 47 15 91</text:p>
          </table:table-cell>
          <table:table-cell table:style-name="ce6" table:formula="of:=IFERROR(__xludf.dummyfunction(&quot;IFERROR(SPLIT(B115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/>
          <table:table-cell table:style-name="ce6" table:formula="of:=IF(NOT(ISBLANK([.C115]));IFERROR(MATCH(VLOOKUP([.C115];[.$A$1:.$A$1048576];1;0);[.$A$1:.$A$1048576];0););)" office:value-type="float" office:value="18" calcext:value-type="float">
            <text:p>18</text:p>
          </table:table-cell>
          <table:table-cell table:style-name="ce6" table:formula="of:=IF(NOT(ISBLANK([.D115]));IFERROR(MATCH(VLOOKUP([.D115];[.$A$1:.$A$1048576];1;0);[.$A$1:.$A$1048576];0););)" office:value-type="float" office:value="59" calcext:value-type="float">
            <text:p>59</text:p>
          </table:table-cell>
          <table:table-cell table:style-name="ce6" table:formula="of:=IF(NOT(ISBLANK([.E115]));IFERROR(MATCH(VLOOKUP([.E115];[.$A$1:.$A$1048576];1;0);[.$A$1:.$A$1048576];0););)" office:value-type="float" office:value="26" calcext:value-type="float">
            <text:p>26</text:p>
          </table:table-cell>
          <table:table-cell table:style-name="ce6" table:formula="of:=IF(NOT(ISBLANK([.F115]));IFERROR(MATCH(VLOOKUP([.F115];[.$A$1:.$A$1048576];1;0);[.$A$1:.$A$1048576];0););)" office:value-type="float" office:value="100" calcext:value-type="float">
            <text:p>100</text:p>
          </table:table-cell>
          <table:table-cell table:style-name="ce6" table:formula="of:=IF(NOT(ISBLANK([.G115]));IFERROR(MATCH(VLOOKUP([.G115];[.$A$1:.$A$1048576];1;0);[.$A$1:.$A$1048576];0););)" office:value-type="float" office:value="57" calcext:value-type="float">
            <text:p>57</text:p>
          </table:table-cell>
          <table:table-cell table:style-name="ce6" table:number-columns-repeated="2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9"/>
          <table:table-cell table:style-name="ce6" table:formula="of:=IF(NOT(ISBLANK([.C115]));MAX([.I115:.M115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15]));MAX([.P115:.T115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1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16]));IFERROR(MATCH(VLOOKUP([.C116];[.$A$1:.$A$1048576];1;0);[.$A$1:.$A$1048576];0););)" office:value-type="float" office:value="0" calcext:value-type="float">
            <text:p>0</text:p>
          </table:table-cell>
          <table:table-cell table:style-name="ce6" table:formula="of:=IF(NOT(ISBLANK([.D116]));IFERROR(MATCH(VLOOKUP([.D116];[.$A$1:.$A$1048576];1;0);[.$A$1:.$A$1048576];0););)" office:value-type="float" office:value="0" calcext:value-type="float">
            <text:p>0</text:p>
          </table:table-cell>
          <table:table-cell table:style-name="ce6" table:formula="of:=IF(NOT(ISBLANK([.E116]));IFERROR(MATCH(VLOOKUP([.E116];[.$A$1:.$A$1048576];1;0);[.$A$1:.$A$1048576];0););)" office:value-type="float" office:value="0" calcext:value-type="float">
            <text:p>0</text:p>
          </table:table-cell>
          <table:table-cell table:style-name="ce6" table:formula="of:=IF(NOT(ISBLANK([.F116]));IFERROR(MATCH(VLOOKUP([.F116];[.$A$1:.$A$1048576];1;0);[.$A$1:.$A$1048576];0););)" office:value-type="float" office:value="0" calcext:value-type="float">
            <text:p>0</text:p>
          </table:table-cell>
          <table:table-cell table:style-name="ce6" table:formula="of:=IF(NOT(ISBLANK([.G116]));IFERROR(MATCH(VLOOKUP([.G11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16]));MAX([.I116:.M11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16]));MAX([.P116:.T11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93 <text:s/>5 60 98</text:p>
          </table:table-cell>
          <table:table-cell table:style-name="ce6" table:formula="of:=IFERROR(__xludf.dummyfunction(&quot;IFERROR(SPLIT(B117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/>
          <table:table-cell table:style-name="ce6" table:formula="of:=IF(NOT(ISBLANK([.C117]));IFERROR(MATCH(VLOOKUP([.C117];[.$A$1:.$A$1048576];1;0);[.$A$1:.$A$1048576];0););)" office:value-type="float" office:value="44" calcext:value-type="float">
            <text:p>44</text:p>
          </table:table-cell>
          <table:table-cell table:style-name="ce6" table:formula="of:=IF(NOT(ISBLANK([.D117]));IFERROR(MATCH(VLOOKUP([.D117];[.$A$1:.$A$1048576];1;0);[.$A$1:.$A$1048576];0););)" office:value-type="float" office:value="16" calcext:value-type="float">
            <text:p>16</text:p>
          </table:table-cell>
          <table:table-cell table:style-name="ce6" table:formula="of:=IF(NOT(ISBLANK([.E117]));IFERROR(MATCH(VLOOKUP([.E117];[.$A$1:.$A$1048576];1;0);[.$A$1:.$A$1048576];0););)" office:value-type="float" office:value="38" calcext:value-type="float">
            <text:p>38</text:p>
          </table:table-cell>
          <table:table-cell table:style-name="ce6" table:formula="of:=IF(NOT(ISBLANK([.F117]));IFERROR(MATCH(VLOOKUP([.F117];[.$A$1:.$A$1048576];1;0);[.$A$1:.$A$1048576];0););)" office:value-type="float" office:value="99" calcext:value-type="float">
            <text:p>99</text:p>
          </table:table-cell>
          <table:table-cell table:style-name="ce6" table:formula="of:=IF(NOT(ISBLANK([.G117]));IFERROR(MATCH(VLOOKUP([.G117];[.$A$1:.$A$1048576];1;0);[.$A$1:.$A$1048576];0););)" office:value-type="float" office:value="64" calcext:value-type="float">
            <text:p>6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17:.M121])" office:value-type="float" office:value="44" calcext:value-type="float">
            <text:p>4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17:.M121]&gt;[.$AP$3];[.C117:.G121];))*[.$AP$4]" office:value-type="float" office:value="39902" calcext:value-type="float">
            <text:p>3990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17:.M121]&gt;[.$AS$3];[.C117:.G121];))*[.$AS$4]" office:value-type="float" office:value="3976" calcext:value-type="float">
            <text:p>3976</text:p>
          </table:table-cell>
          <table:table-cell table:style-name="ce6"/>
          <table:table-cell table:style-name="ce6" table:formula="of:=IF(NOT(ISBLANK([.C117]));MAX([.I117:.M117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117]));MAX([.P117:.T117]);)" office:value-type="float" office:value="44" calcext:value-type="float">
            <text:p>44</text:p>
          </table:table-cell>
          <table:table-cell table:style-name="ce6"/>
          <table:table-cell table:style-name="ce6" table:formula="of:=MIN([.AD117:.AH121])" office:value-type="float" office:value="44" calcext:value-type="float">
            <text:p>4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1 73 12 50 18</text:p>
          </table:table-cell>
          <table:table-cell table:style-name="ce6" table:formula="of:=IFERROR(__xludf.dummyfunction(&quot;IFERROR(SPLIT(B118,&quot;&quot; &quot;&quot;),)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/>
          <table:table-cell table:style-name="ce6" table:formula="of:=IF(NOT(ISBLANK([.C118]));IFERROR(MATCH(VLOOKUP([.C118];[.$A$1:.$A$1048576];1;0);[.$A$1:.$A$1048576];0););)" office:value-type="float" office:value="35" calcext:value-type="float">
            <text:p>35</text:p>
          </table:table-cell>
          <table:table-cell table:style-name="ce6" table:formula="of:=IF(NOT(ISBLANK([.D118]));IFERROR(MATCH(VLOOKUP([.D118];[.$A$1:.$A$1048576];1;0);[.$A$1:.$A$1048576];0););)" office:value-type="float" office:value="3" calcext:value-type="float">
            <text:p>3</text:p>
          </table:table-cell>
          <table:table-cell table:style-name="ce6" table:formula="of:=IF(NOT(ISBLANK([.E118]));IFERROR(MATCH(VLOOKUP([.E118];[.$A$1:.$A$1048576];1;0);[.$A$1:.$A$1048576];0););)" office:value-type="float" office:value="60" calcext:value-type="float">
            <text:p>60</text:p>
          </table:table-cell>
          <table:table-cell table:style-name="ce6" table:formula="of:=IF(NOT(ISBLANK([.F118]));IFERROR(MATCH(VLOOKUP([.F118];[.$A$1:.$A$1048576];1;0);[.$A$1:.$A$1048576];0););)" office:value-type="float" office:value="63" calcext:value-type="float">
            <text:p>63</text:p>
          </table:table-cell>
          <table:table-cell table:style-name="ce6" table:formula="of:=IF(NOT(ISBLANK([.G118]));IFERROR(MATCH(VLOOKUP([.G118];[.$A$1:.$A$1048576];1;0);[.$A$1:.$A$1048576];0););)" office:value-type="float" office:value="59" calcext:value-type="float">
            <text:p>59</text:p>
          </table:table-cell>
          <table:table-cell table:style-name="ce6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9"/>
          <table:table-cell table:style-name="ce6" table:formula="of:=IF(NOT(ISBLANK([.C118]));MAX([.I118:.M118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118]));MAX([.P118:.T118]);)" office:value-type="float" office:value="71" calcext:value-type="float">
            <text:p>7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0 87 <text:s/>9 69 21</text:p>
          </table:table-cell>
          <table:table-cell table:style-name="ce6" table:formula="of:=IFERROR(__xludf.dummyfunction(&quot;IFERROR(SPLIT(B119,&quot;&quot; &quot;&quot;),)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/>
          <table:table-cell table:style-name="ce6" table:formula="of:=IF(NOT(ISBLANK([.C119]));IFERROR(MATCH(VLOOKUP([.C119];[.$A$1:.$A$1048576];1;0);[.$A$1:.$A$1048576];0););)" office:value-type="float" office:value="12" calcext:value-type="float">
            <text:p>12</text:p>
          </table:table-cell>
          <table:table-cell table:style-name="ce6" table:formula="of:=IF(NOT(ISBLANK([.D119]));IFERROR(MATCH(VLOOKUP([.D119];[.$A$1:.$A$1048576];1;0);[.$A$1:.$A$1048576];0););)" office:value-type="float" office:value="71" calcext:value-type="float">
            <text:p>71</text:p>
          </table:table-cell>
          <table:table-cell table:style-name="ce6" table:formula="of:=IF(NOT(ISBLANK([.E119]));IFERROR(MATCH(VLOOKUP([.E119];[.$A$1:.$A$1048576];1;0);[.$A$1:.$A$1048576];0););)" office:value-type="float" office:value="61" calcext:value-type="float">
            <text:p>61</text:p>
          </table:table-cell>
          <table:table-cell table:style-name="ce6" table:formula="of:=IF(NOT(ISBLANK([.F119]));IFERROR(MATCH(VLOOKUP([.F119];[.$A$1:.$A$1048576];1;0);[.$A$1:.$A$1048576];0););)" office:value-type="float" office:value="65" calcext:value-type="float">
            <text:p>65</text:p>
          </table:table-cell>
          <table:table-cell table:style-name="ce6" table:formula="of:=IF(NOT(ISBLANK([.G119]));IFERROR(MATCH(VLOOKUP([.G119];[.$A$1:.$A$1048576];1;0);[.$A$1:.$A$1048576];0););)" office:value-type="float" office:value="31" calcext:value-type="float">
            <text:p>31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number-columns-repeated="9"/>
          <table:table-cell table:style-name="ce6" table:formula="of:=IF(NOT(ISBLANK([.C119]));MAX([.I119:.M119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119]));MAX([.P119:.T119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90 92 49 <text:s/>1</text:p>
          </table:table-cell>
          <table:table-cell table:style-name="ce6" table:formula="of:=IFERROR(__xludf.dummyfunction(&quot;IFERROR(SPLIT(B120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(NOT(ISBLANK([.C120]));IFERROR(MATCH(VLOOKUP([.C120];[.$A$1:.$A$1048576];1;0);[.$A$1:.$A$1048576];0););)" office:value-type="float" office:value="28" calcext:value-type="float">
            <text:p>28</text:p>
          </table:table-cell>
          <table:table-cell table:style-name="ce6" table:formula="of:=IF(NOT(ISBLANK([.D120]));IFERROR(MATCH(VLOOKUP([.D120];[.$A$1:.$A$1048576];1;0);[.$A$1:.$A$1048576];0););)" office:value-type="float" office:value="18" calcext:value-type="float">
            <text:p>18</text:p>
          </table:table-cell>
          <table:table-cell table:style-name="ce6" table:formula="of:=IF(NOT(ISBLANK([.E120]));IFERROR(MATCH(VLOOKUP([.E120];[.$A$1:.$A$1048576];1;0);[.$A$1:.$A$1048576];0););)" office:value-type="float" office:value="10" calcext:value-type="float">
            <text:p>10</text:p>
          </table:table-cell>
          <table:table-cell table:style-name="ce6" table:formula="of:=IF(NOT(ISBLANK([.F120]));IFERROR(MATCH(VLOOKUP([.F120];[.$A$1:.$A$1048576];1;0);[.$A$1:.$A$1048576];0););)" office:value-type="float" office:value="81" calcext:value-type="float">
            <text:p>81</text:p>
          </table:table-cell>
          <table:table-cell table:style-name="ce6" table:formula="of:=IF(NOT(ISBLANK([.G120]));IFERROR(MATCH(VLOOKUP([.G120];[.$A$1:.$A$1048576];1;0);[.$A$1:.$A$1048576];0););)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float" office:value="99" calcext:value-type="float">
            <text:p>9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120]));MAX([.I120:.M120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120]));MAX([.P120:.T120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9 34 11 33 58</text:p>
          </table:table-cell>
          <table:table-cell table:style-name="ce6" table:formula="of:=IFERROR(__xludf.dummyfunction(&quot;IFERROR(SPLIT(B121,&quot;&quot; &quot;&quot;),)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/>
          <table:table-cell table:style-name="ce6" table:formula="of:=IF(NOT(ISBLANK([.C121]));IFERROR(MATCH(VLOOKUP([.C121];[.$A$1:.$A$1048576];1;0);[.$A$1:.$A$1048576];0););)" office:value-type="float" office:value="9" calcext:value-type="float">
            <text:p>9</text:p>
          </table:table-cell>
          <table:table-cell table:style-name="ce6" table:formula="of:=IF(NOT(ISBLANK([.D121]));IFERROR(MATCH(VLOOKUP([.D121];[.$A$1:.$A$1048576];1;0);[.$A$1:.$A$1048576];0););)" office:value-type="float" office:value="36" calcext:value-type="float">
            <text:p>36</text:p>
          </table:table-cell>
          <table:table-cell table:style-name="ce6" table:formula="of:=IF(NOT(ISBLANK([.E121]));IFERROR(MATCH(VLOOKUP([.E121];[.$A$1:.$A$1048576];1;0);[.$A$1:.$A$1048576];0););)" office:value-type="float" office:value="102" calcext:value-type="float">
            <text:p>102</text:p>
          </table:table-cell>
          <table:table-cell table:style-name="ce6" table:formula="of:=IF(NOT(ISBLANK([.F121]));IFERROR(MATCH(VLOOKUP([.F121];[.$A$1:.$A$1048576];1;0);[.$A$1:.$A$1048576];0););)" office:value-type="float" office:value="11" calcext:value-type="float">
            <text:p>11</text:p>
          </table:table-cell>
          <table:table-cell table:style-name="ce6" table:formula="of:=IF(NOT(ISBLANK([.G121]));IFERROR(MATCH(VLOOKUP([.G121];[.$A$1:.$A$1048576];1;0);[.$A$1:.$A$1048576];0););)" office:value-type="float" office:value="37" calcext:value-type="float">
            <text:p>37</text:p>
          </table:table-cell>
          <table:table-cell table:style-name="ce6"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121]));MAX([.I121:.M121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121]));MAX([.P121:.T121]);)" office:value-type="float" office:value="64" calcext:value-type="float">
            <text:p>6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2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22]));IFERROR(MATCH(VLOOKUP([.C122];[.$A$1:.$A$1048576];1;0);[.$A$1:.$A$1048576];0););)" office:value-type="float" office:value="0" calcext:value-type="float">
            <text:p>0</text:p>
          </table:table-cell>
          <table:table-cell table:style-name="ce6" table:formula="of:=IF(NOT(ISBLANK([.D122]));IFERROR(MATCH(VLOOKUP([.D122];[.$A$1:.$A$1048576];1;0);[.$A$1:.$A$1048576];0););)" office:value-type="float" office:value="0" calcext:value-type="float">
            <text:p>0</text:p>
          </table:table-cell>
          <table:table-cell table:style-name="ce6" table:formula="of:=IF(NOT(ISBLANK([.E122]));IFERROR(MATCH(VLOOKUP([.E122];[.$A$1:.$A$1048576];1;0);[.$A$1:.$A$1048576];0););)" office:value-type="float" office:value="0" calcext:value-type="float">
            <text:p>0</text:p>
          </table:table-cell>
          <table:table-cell table:style-name="ce6" table:formula="of:=IF(NOT(ISBLANK([.F122]));IFERROR(MATCH(VLOOKUP([.F122];[.$A$1:.$A$1048576];1;0);[.$A$1:.$A$1048576];0););)" office:value-type="float" office:value="0" calcext:value-type="float">
            <text:p>0</text:p>
          </table:table-cell>
          <table:table-cell table:style-name="ce6" table:formula="of:=IF(NOT(ISBLANK([.G122]));IFERROR(MATCH(VLOOKUP([.G12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22]));MAX([.I122:.M12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22]));MAX([.P122:.T12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8 83 82 92 72</text:p>
          </table:table-cell>
          <table:table-cell table:style-name="ce6" table:formula="of:=IFERROR(__xludf.dummyfunction(&quot;IFERROR(SPLIT(B123,&quot;&quot; &quot;&quot;),)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123]));IFERROR(MATCH(VLOOKUP([.C123];[.$A$1:.$A$1048576];1;0);[.$A$1:.$A$1048576];0););)" office:value-type="float" office:value="59" calcext:value-type="float">
            <text:p>59</text:p>
          </table:table-cell>
          <table:table-cell table:style-name="ce6" table:formula="of:=IF(NOT(ISBLANK([.D123]));IFERROR(MATCH(VLOOKUP([.D123];[.$A$1:.$A$1048576];1;0);[.$A$1:.$A$1048576];0););)" office:value-type="float" office:value="13" calcext:value-type="float">
            <text:p>13</text:p>
          </table:table-cell>
          <table:table-cell table:style-name="ce6" table:formula="of:=IF(NOT(ISBLANK([.E123]));IFERROR(MATCH(VLOOKUP([.E123];[.$A$1:.$A$1048576];1;0);[.$A$1:.$A$1048576];0););)" office:value-type="float" office:value="53" calcext:value-type="float">
            <text:p>53</text:p>
          </table:table-cell>
          <table:table-cell table:style-name="ce6" table:formula="of:=IF(NOT(ISBLANK([.F123]));IFERROR(MATCH(VLOOKUP([.F123];[.$A$1:.$A$1048576];1;0);[.$A$1:.$A$1048576];0););)" office:value-type="float" office:value="10" calcext:value-type="float">
            <text:p>10</text:p>
          </table:table-cell>
          <table:table-cell table:style-name="ce6" table:formula="of:=IF(NOT(ISBLANK([.G123]));IFERROR(MATCH(VLOOKUP([.G123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23:.M127])" office:value-type="float" office:value="59" calcext:value-type="float">
            <text:p>5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23:.M127]&gt;[.$AP$3];[.C123:.G127];))*[.$AP$4]" office:value-type="float" office:value="35145" calcext:value-type="float">
            <text:p>3514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23:.M127]&gt;[.$AS$3];[.C123:.G127];))*[.$AS$4]" office:value-type="float" office:value="8176" calcext:value-type="float">
            <text:p>8176</text:p>
          </table:table-cell>
          <table:table-cell table:style-name="ce6"/>
          <table:table-cell table:style-name="ce6" table:formula="of:=IF(NOT(ISBLANK([.C123]));MAX([.I123:.M123]);)" office:value-type="float" office:value="59" calcext:value-type="float">
            <text:p>59</text:p>
          </table:table-cell>
          <table:table-cell table:style-name="ce6" table:number-columns-repeated="3"/>
          <table:table-cell table:style-name="ce6" table:formula="of:=IF(NOT(ISBLANK([.C123]));MAX([.P123:.T123]);)" office:value-type="float" office:value="97" calcext:value-type="float">
            <text:p>97</text:p>
          </table:table-cell>
          <table:table-cell table:style-name="ce6"/>
          <table:table-cell table:style-name="ce6" table:formula="of:=MIN([.AD123:.AH127])" office:value-type="float" office:value="37" calcext:value-type="float">
            <text:p>3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6 19 73 25 55</text:p>
          </table:table-cell>
          <table:table-cell table:style-name="ce6" table:formula="of:=IFERROR(__xludf.dummyfunction(&quot;IFERROR(SPLIT(B124,&quot;&quot; &quot;&quot;),)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124]));IFERROR(MATCH(VLOOKUP([.C124];[.$A$1:.$A$1048576];1;0);[.$A$1:.$A$1048576];0););)" office:value-type="float" office:value="90" calcext:value-type="float">
            <text:p>90</text:p>
          </table:table-cell>
          <table:table-cell table:style-name="ce6" table:formula="of:=IF(NOT(ISBLANK([.D124]));IFERROR(MATCH(VLOOKUP([.D124];[.$A$1:.$A$1048576];1;0);[.$A$1:.$A$1048576];0););)" office:value-type="float" office:value="49" calcext:value-type="float">
            <text:p>49</text:p>
          </table:table-cell>
          <table:table-cell table:style-name="ce6" table:formula="of:=IF(NOT(ISBLANK([.E124]));IFERROR(MATCH(VLOOKUP([.E124];[.$A$1:.$A$1048576];1;0);[.$A$1:.$A$1048576];0););)" office:value-type="float" office:value="3" calcext:value-type="float">
            <text:p>3</text:p>
          </table:table-cell>
          <table:table-cell table:style-name="ce6" table:formula="of:=IF(NOT(ISBLANK([.F124]));IFERROR(MATCH(VLOOKUP([.F124];[.$A$1:.$A$1048576];1;0);[.$A$1:.$A$1048576];0););)" office:value-type="float" office:value="20" calcext:value-type="float">
            <text:p>20</text:p>
          </table:table-cell>
          <table:table-cell table:style-name="ce6" table:formula="of:=IF(NOT(ISBLANK([.G124]));IFERROR(MATCH(VLOOKUP([.G124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9"/>
          <table:table-cell table:style-name="ce6" table:formula="of:=IF(NOT(ISBLANK([.C124]));MAX([.I124:.M124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124]));MAX([.P124:.T124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5 20 <text:s/>8 41 39</text:p>
          </table:table-cell>
          <table:table-cell table:style-name="ce6" table:formula="of:=IFERROR(__xludf.dummyfunction(&quot;IFERROR(SPLIT(B125,&quot;&quot; &quot;&quot;),)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125]));IFERROR(MATCH(VLOOKUP([.C125];[.$A$1:.$A$1048576];1;0);[.$A$1:.$A$1048576];0););)" office:value-type="float" office:value="6" calcext:value-type="float">
            <text:p>6</text:p>
          </table:table-cell>
          <table:table-cell table:style-name="ce6" table:formula="of:=IF(NOT(ISBLANK([.D125]));IFERROR(MATCH(VLOOKUP([.D125];[.$A$1:.$A$1048576];1;0);[.$A$1:.$A$1048576];0););)" office:value-type="float" office:value="32" calcext:value-type="float">
            <text:p>32</text:p>
          </table:table-cell>
          <table:table-cell table:style-name="ce6" table:formula="of:=IF(NOT(ISBLANK([.E125]));IFERROR(MATCH(VLOOKUP([.E125];[.$A$1:.$A$1048576];1;0);[.$A$1:.$A$1048576];0););)" office:value-type="float" office:value="34" calcext:value-type="float">
            <text:p>34</text:p>
          </table:table-cell>
          <table:table-cell table:style-name="ce6" table:formula="of:=IF(NOT(ISBLANK([.F125]));IFERROR(MATCH(VLOOKUP([.F125];[.$A$1:.$A$1048576];1;0);[.$A$1:.$A$1048576];0););)" office:value-type="float" office:value="25" calcext:value-type="float">
            <text:p>25</text:p>
          </table:table-cell>
          <table:table-cell table:style-name="ce6" table:formula="of:=IF(NOT(ISBLANK([.G125]));IFERROR(MATCH(VLOOKUP([.G125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number-columns-repeated="9"/>
          <table:table-cell table:style-name="ce6" table:formula="of:=IF(NOT(ISBLANK([.C125]));MAX([.I125:.M125]);)" office:value-type="float" office:value="41" calcext:value-type="float">
            <text:p>41</text:p>
          </table:table-cell>
          <table:table-cell table:style-name="ce6" table:number-columns-repeated="3"/>
          <table:table-cell table:style-name="ce6" table:formula="of:=IF(NOT(ISBLANK([.C125]));MAX([.P125:.T125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5 71 70 23 30</text:p>
          </table:table-cell>
          <table:table-cell table:style-name="ce6" table:formula="of:=IFERROR(__xludf.dummyfunction(&quot;IFERROR(SPLIT(B126,&quot;&quot; &quot;&quot;),)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/>
          <table:table-cell table:style-name="ce6" table:formula="of:=IF(NOT(ISBLANK([.C126]));IFERROR(MATCH(VLOOKUP([.C126];[.$A$1:.$A$1048576];1;0);[.$A$1:.$A$1048576];0););)" office:value-type="float" office:value="97" calcext:value-type="float">
            <text:p>97</text:p>
          </table:table-cell>
          <table:table-cell table:style-name="ce6" table:formula="of:=IF(NOT(ISBLANK([.D126]));IFERROR(MATCH(VLOOKUP([.D126];[.$A$1:.$A$1048576];1;0);[.$A$1:.$A$1048576];0););)" office:value-type="float" office:value="35" calcext:value-type="float">
            <text:p>35</text:p>
          </table:table-cell>
          <table:table-cell table:style-name="ce6" table:formula="of:=IF(NOT(ISBLANK([.E126]));IFERROR(MATCH(VLOOKUP([.E126];[.$A$1:.$A$1048576];1;0);[.$A$1:.$A$1048576];0););)" office:value-type="float" office:value="92" calcext:value-type="float">
            <text:p>92</text:p>
          </table:table-cell>
          <table:table-cell table:style-name="ce6" table:formula="of:=IF(NOT(ISBLANK([.F126]));IFERROR(MATCH(VLOOKUP([.F126];[.$A$1:.$A$1048576];1;0);[.$A$1:.$A$1048576];0););)" office:value-type="float" office:value="28" calcext:value-type="float">
            <text:p>28</text:p>
          </table:table-cell>
          <table:table-cell table:style-name="ce6" table:formula="of:=IF(NOT(ISBLANK([.G126]));IFERROR(MATCH(VLOOKUP([.G126];[.$A$1:.$A$1048576];1;0);[.$A$1:.$A$1048576];0););)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126]));MAX([.I126:.M126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126]));MAX([.P126:.T126]);)" office:value-type="float" office:value="37" calcext:value-type="float">
            <text:p>3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 15 57 58 80</text:p>
          </table:table-cell>
          <table:table-cell table:style-name="ce6" table:formula="of:=IFERROR(__xludf.dummyfunction(&quot;IFERROR(SPLIT(B127,&quot;&quot; &quot;&quot;),)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/>
          <table:table-cell table:style-name="ce6" table:formula="of:=IF(NOT(ISBLANK([.C127]));IFERROR(MATCH(VLOOKUP([.C127];[.$A$1:.$A$1048576];1;0);[.$A$1:.$A$1048576];0););)" office:value-type="float" office:value="66" calcext:value-type="float">
            <text:p>66</text:p>
          </table:table-cell>
          <table:table-cell table:style-name="ce6" table:formula="of:=IF(NOT(ISBLANK([.D127]));IFERROR(MATCH(VLOOKUP([.D127];[.$A$1:.$A$1048576];1;0);[.$A$1:.$A$1048576];0););)" office:value-type="float" office:value="100" calcext:value-type="float">
            <text:p>100</text:p>
          </table:table-cell>
          <table:table-cell table:style-name="ce6" table:formula="of:=IF(NOT(ISBLANK([.E127]));IFERROR(MATCH(VLOOKUP([.E127];[.$A$1:.$A$1048576];1;0);[.$A$1:.$A$1048576];0););)" office:value-type="float" office:value="42" calcext:value-type="float">
            <text:p>42</text:p>
          </table:table-cell>
          <table:table-cell table:style-name="ce6" table:formula="of:=IF(NOT(ISBLANK([.F127]));IFERROR(MATCH(VLOOKUP([.F127];[.$A$1:.$A$1048576];1;0);[.$A$1:.$A$1048576];0););)" office:value-type="float" office:value="37" calcext:value-type="float">
            <text:p>37</text:p>
          </table:table-cell>
          <table:table-cell table:style-name="ce6" table:formula="of:=IF(NOT(ISBLANK([.G127]));IFERROR(MATCH(VLOOKUP([.G127];[.$A$1:.$A$1048576];1;0);[.$A$1:.$A$1048576];0););)" office:value-type="float" office:value="27" calcext:value-type="float">
            <text:p>27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9"/>
          <table:table-cell table:style-name="ce6" table:formula="of:=IF(NOT(ISBLANK([.C127]));MAX([.I127:.M127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27]));MAX([.P127:.T127]);)" office:value-type="float" office:value="48" calcext:value-type="float">
            <text:p>4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2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28]));IFERROR(MATCH(VLOOKUP([.C128];[.$A$1:.$A$1048576];1;0);[.$A$1:.$A$1048576];0););)" office:value-type="float" office:value="0" calcext:value-type="float">
            <text:p>0</text:p>
          </table:table-cell>
          <table:table-cell table:style-name="ce6" table:formula="of:=IF(NOT(ISBLANK([.D128]));IFERROR(MATCH(VLOOKUP([.D128];[.$A$1:.$A$1048576];1;0);[.$A$1:.$A$1048576];0););)" office:value-type="float" office:value="0" calcext:value-type="float">
            <text:p>0</text:p>
          </table:table-cell>
          <table:table-cell table:style-name="ce6" table:formula="of:=IF(NOT(ISBLANK([.E128]));IFERROR(MATCH(VLOOKUP([.E128];[.$A$1:.$A$1048576];1;0);[.$A$1:.$A$1048576];0););)" office:value-type="float" office:value="0" calcext:value-type="float">
            <text:p>0</text:p>
          </table:table-cell>
          <table:table-cell table:style-name="ce6" table:formula="of:=IF(NOT(ISBLANK([.F128]));IFERROR(MATCH(VLOOKUP([.F128];[.$A$1:.$A$1048576];1;0);[.$A$1:.$A$1048576];0););)" office:value-type="float" office:value="0" calcext:value-type="float">
            <text:p>0</text:p>
          </table:table-cell>
          <table:table-cell table:style-name="ce6" table:formula="of:=IF(NOT(ISBLANK([.G128]));IFERROR(MATCH(VLOOKUP([.G12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28]));MAX([.I128:.M12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28]));MAX([.P128:.T12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50 95 34 83</text:p>
          </table:table-cell>
          <table:table-cell table:style-name="ce6" table:formula="of:=IFERROR(__xludf.dummyfunction(&quot;IFERROR(SPLIT(B129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/>
          <table:table-cell table:style-name="ce6" table:formula="of:=IF(NOT(ISBLANK([.C129]));IFERROR(MATCH(VLOOKUP([.C129];[.$A$1:.$A$1048576];1;0);[.$A$1:.$A$1048576];0););)" office:value-type="float" office:value="44" calcext:value-type="float">
            <text:p>44</text:p>
          </table:table-cell>
          <table:table-cell table:style-name="ce6" table:formula="of:=IF(NOT(ISBLANK([.D129]));IFERROR(MATCH(VLOOKUP([.D129];[.$A$1:.$A$1048576];1;0);[.$A$1:.$A$1048576];0););)" office:value-type="float" office:value="63" calcext:value-type="float">
            <text:p>63</text:p>
          </table:table-cell>
          <table:table-cell table:style-name="ce6" table:formula="of:=IF(NOT(ISBLANK([.E129]));IFERROR(MATCH(VLOOKUP([.E129];[.$A$1:.$A$1048576];1;0);[.$A$1:.$A$1048576];0););)" office:value-type="float" office:value="5" calcext:value-type="float">
            <text:p>5</text:p>
          </table:table-cell>
          <table:table-cell table:style-name="ce6" table:formula="of:=IF(NOT(ISBLANK([.F129]));IFERROR(MATCH(VLOOKUP([.F129];[.$A$1:.$A$1048576];1;0);[.$A$1:.$A$1048576];0););)" office:value-type="float" office:value="36" calcext:value-type="float">
            <text:p>36</text:p>
          </table:table-cell>
          <table:table-cell table:style-name="ce6" table:formula="of:=IF(NOT(ISBLANK([.G129]));IFERROR(MATCH(VLOOKUP([.G129];[.$A$1:.$A$1048576];1;0);[.$A$1:.$A$1048576];0););)" office:value-type="float" office:value="13" calcext:value-type="float">
            <text:p>1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29:.M133])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29:.M133]&gt;[.$AP$3];[.C129:.G133];))*[.$AP$4]" office:value-type="float" office:value="56019" calcext:value-type="float">
            <text:p>5601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29:.M133]&gt;[.$AS$3];[.C129:.G133];))*[.$AS$4]" office:value-type="float" office:value="11536" calcext:value-type="float">
            <text:p>11536</text:p>
          </table:table-cell>
          <table:table-cell table:style-name="ce6"/>
          <table:table-cell table:style-name="ce6" table:formula="of:=IF(NOT(ISBLANK([.C129]));MAX([.I129:.M129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129]));MAX([.P129:.T129]);)" office:value-type="float" office:value="85" calcext:value-type="float">
            <text:p>85</text:p>
          </table:table-cell>
          <table:table-cell table:style-name="ce6"/>
          <table:table-cell table:style-name="ce6" table:formula="of:=MIN([.AD129:.AH133])" office:value-type="float" office:value="63" calcext:value-type="float">
            <text:p>6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2 62 15 89 12</text:p>
          </table:table-cell>
          <table:table-cell table:style-name="ce6" table:formula="of:=IFERROR(__xludf.dummyfunction(&quot;IFERROR(SPLIT(B130,&quot;&quot; &quot;&quot;),)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/>
          <table:table-cell table:style-name="ce6" table:formula="of:=IF(NOT(ISBLANK([.C130]));IFERROR(MATCH(VLOOKUP([.C130];[.$A$1:.$A$1048576];1;0);[.$A$1:.$A$1048576];0););)" office:value-type="float" office:value="48" calcext:value-type="float">
            <text:p>48</text:p>
          </table:table-cell>
          <table:table-cell table:style-name="ce6" table:formula="of:=IF(NOT(ISBLANK([.D130]));IFERROR(MATCH(VLOOKUP([.D130];[.$A$1:.$A$1048576];1;0);[.$A$1:.$A$1048576];0););)" office:value-type="float" office:value="24" calcext:value-type="float">
            <text:p>24</text:p>
          </table:table-cell>
          <table:table-cell table:style-name="ce6" table:formula="of:=IF(NOT(ISBLANK([.E130]));IFERROR(MATCH(VLOOKUP([.E130];[.$A$1:.$A$1048576];1;0);[.$A$1:.$A$1048576];0););)" office:value-type="float" office:value="100" calcext:value-type="float">
            <text:p>100</text:p>
          </table:table-cell>
          <table:table-cell table:style-name="ce6" table:formula="of:=IF(NOT(ISBLANK([.F130]));IFERROR(MATCH(VLOOKUP([.F130];[.$A$1:.$A$1048576];1;0);[.$A$1:.$A$1048576];0););)" office:value-type="float" office:value="76" calcext:value-type="float">
            <text:p>76</text:p>
          </table:table-cell>
          <table:table-cell table:style-name="ce6" table:formula="of:=IF(NOT(ISBLANK([.G130]));IFERROR(MATCH(VLOOKUP([.G130];[.$A$1:.$A$1048576];1;0);[.$A$1:.$A$1048576];0););)" office:value-type="float" office:value="60" calcext:value-type="float">
            <text:p>60</text:p>
          </table:table-cell>
          <table:table-cell table:style-name="ce6" table:number-columns-repeated="2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number-columns-repeated="9"/>
          <table:table-cell table:style-name="ce6" table:formula="of:=IF(NOT(ISBLANK([.C130]));MAX([.I130:.M130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30]));MAX([.P130:.T130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39 65 68 33</text:p>
          </table:table-cell>
          <table:table-cell table:style-name="ce6" table:formula="of:=IFERROR(__xludf.dummyfunction(&quot;IFERROR(SPLIT(B131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/>
          <table:table-cell table:style-name="ce6" table:formula="of:=IF(NOT(ISBLANK([.C131]));IFERROR(MATCH(VLOOKUP([.C131];[.$A$1:.$A$1048576];1;0);[.$A$1:.$A$1048576];0););)" office:value-type="float" office:value="32" calcext:value-type="float">
            <text:p>32</text:p>
          </table:table-cell>
          <table:table-cell table:style-name="ce6" table:formula="of:=IF(NOT(ISBLANK([.D131]));IFERROR(MATCH(VLOOKUP([.D131];[.$A$1:.$A$1048576];1;0);[.$A$1:.$A$1048576];0););)" office:value-type="float" office:value="41" calcext:value-type="float">
            <text:p>41</text:p>
          </table:table-cell>
          <table:table-cell table:style-name="ce6" table:formula="of:=IF(NOT(ISBLANK([.E131]));IFERROR(MATCH(VLOOKUP([.E131];[.$A$1:.$A$1048576];1;0);[.$A$1:.$A$1048576];0););)" office:value-type="float" office:value="52" calcext:value-type="float">
            <text:p>52</text:p>
          </table:table-cell>
          <table:table-cell table:style-name="ce6" table:formula="of:=IF(NOT(ISBLANK([.F131]));IFERROR(MATCH(VLOOKUP([.F131];[.$A$1:.$A$1048576];1;0);[.$A$1:.$A$1048576];0););)" office:value-type="float" office:value="70" calcext:value-type="float">
            <text:p>70</text:p>
          </table:table-cell>
          <table:table-cell table:style-name="ce6" table:formula="of:=IF(NOT(ISBLANK([.G131]));IFERROR(MATCH(VLOOKUP([.G131];[.$A$1:.$A$1048576];1;0);[.$A$1:.$A$1048576];0););)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9"/>
          <table:table-cell table:style-name="ce6" table:formula="of:=IF(NOT(ISBLANK([.C131]));MAX([.I131:.M131]);)" office:value-type="float" office:value="70" calcext:value-type="float">
            <text:p>70</text:p>
          </table:table-cell>
          <table:table-cell table:style-name="ce6" table:number-columns-repeated="3"/>
          <table:table-cell table:style-name="ce6" table:formula="of:=IF(NOT(ISBLANK([.C131]));MAX([.P131:.T131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2 67 60 <text:s/>1 56</text:p>
          </table:table-cell>
          <table:table-cell table:style-name="ce6" table:formula="of:=IFERROR(__xludf.dummyfunction(&quot;IFERROR(SPLIT(B132,&quot;&quot; &quot;&quot;),)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/>
          <table:table-cell table:style-name="ce6" table:formula="of:=IF(NOT(ISBLANK([.C132]));IFERROR(MATCH(VLOOKUP([.C132];[.$A$1:.$A$1048576];1;0);[.$A$1:.$A$1048576];0););)" office:value-type="float" office:value="10" calcext:value-type="float">
            <text:p>10</text:p>
          </table:table-cell>
          <table:table-cell table:style-name="ce6" table:formula="of:=IF(NOT(ISBLANK([.D132]));IFERROR(MATCH(VLOOKUP([.D132];[.$A$1:.$A$1048576];1;0);[.$A$1:.$A$1048576];0););)" office:value-type="float" office:value="73" calcext:value-type="float">
            <text:p>73</text:p>
          </table:table-cell>
          <table:table-cell table:style-name="ce6" table:formula="of:=IF(NOT(ISBLANK([.E132]));IFERROR(MATCH(VLOOKUP([.E132];[.$A$1:.$A$1048576];1;0);[.$A$1:.$A$1048576];0););)" office:value-type="float" office:value="99" calcext:value-type="float">
            <text:p>99</text:p>
          </table:table-cell>
          <table:table-cell table:style-name="ce6" table:formula="of:=IF(NOT(ISBLANK([.F132]));IFERROR(MATCH(VLOOKUP([.F132];[.$A$1:.$A$1048576];1;0);[.$A$1:.$A$1048576];0););)" office:value-type="float" office:value="14" calcext:value-type="float">
            <text:p>14</text:p>
          </table:table-cell>
          <table:table-cell table:style-name="ce6" table:formula="of:=IF(NOT(ISBLANK([.G132]));IFERROR(MATCH(VLOOKUP([.G132];[.$A$1:.$A$1048576];1;0);[.$A$1:.$A$1048576];0););)" office:value-type="float" office:value="86" calcext:value-type="float">
            <text:p>86</text:p>
          </table:table-cell>
          <table:table-cell table:style-name="ce6" table:number-columns-repeated="2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9"/>
          <table:table-cell table:style-name="ce6" table:formula="of:=IF(NOT(ISBLANK([.C132]));MAX([.I132:.M132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132]));MAX([.P132:.T132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9 86 23 37 45</text:p>
          </table:table-cell>
          <table:table-cell table:style-name="ce6" table:formula="of:=IFERROR(__xludf.dummyfunction(&quot;IFERROR(SPLIT(B133,&quot;&quot; &quot;&quot;),)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/>
          <table:table-cell table:style-name="ce6" table:formula="of:=IF(NOT(ISBLANK([.C133]));IFERROR(MATCH(VLOOKUP([.C133];[.$A$1:.$A$1048576];1;0);[.$A$1:.$A$1048576];0););)" office:value-type="float" office:value="85" calcext:value-type="float">
            <text:p>85</text:p>
          </table:table-cell>
          <table:table-cell table:style-name="ce6" table:formula="of:=IF(NOT(ISBLANK([.D133]));IFERROR(MATCH(VLOOKUP([.D133];[.$A$1:.$A$1048576];1;0);[.$A$1:.$A$1048576];0););)" office:value-type="float" office:value="96" calcext:value-type="float">
            <text:p>96</text:p>
          </table:table-cell>
          <table:table-cell table:style-name="ce6" table:formula="of:=IF(NOT(ISBLANK([.E133]));IFERROR(MATCH(VLOOKUP([.E133];[.$A$1:.$A$1048576];1;0);[.$A$1:.$A$1048576];0););)" office:value-type="float" office:value="28" calcext:value-type="float">
            <text:p>28</text:p>
          </table:table-cell>
          <table:table-cell table:style-name="ce6" table:formula="of:=IF(NOT(ISBLANK([.F133]));IFERROR(MATCH(VLOOKUP([.F133];[.$A$1:.$A$1048576];1;0);[.$A$1:.$A$1048576];0););)" office:value-type="float" office:value="23" calcext:value-type="float">
            <text:p>23</text:p>
          </table:table-cell>
          <table:table-cell table:style-name="ce6" table:formula="of:=IF(NOT(ISBLANK([.G133]));IFERROR(MATCH(VLOOKUP([.G133];[.$A$1:.$A$1048576];1;0);[.$A$1:.$A$1048576];0););)" office:value-type="float" office:value="97" calcext:value-type="float">
            <text:p>97</text:p>
          </table:table-cell>
          <table:table-cell table:style-name="ce6"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number-columns-repeated="9"/>
          <table:table-cell table:style-name="ce6" table:formula="of:=IF(NOT(ISBLANK([.C133]));MAX([.I133:.M133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133]));MAX([.P133:.T133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3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34]));IFERROR(MATCH(VLOOKUP([.C134];[.$A$1:.$A$1048576];1;0);[.$A$1:.$A$1048576];0););)" office:value-type="float" office:value="0" calcext:value-type="float">
            <text:p>0</text:p>
          </table:table-cell>
          <table:table-cell table:style-name="ce6" table:formula="of:=IF(NOT(ISBLANK([.D134]));IFERROR(MATCH(VLOOKUP([.D134];[.$A$1:.$A$1048576];1;0);[.$A$1:.$A$1048576];0););)" office:value-type="float" office:value="0" calcext:value-type="float">
            <text:p>0</text:p>
          </table:table-cell>
          <table:table-cell table:style-name="ce6" table:formula="of:=IF(NOT(ISBLANK([.E134]));IFERROR(MATCH(VLOOKUP([.E134];[.$A$1:.$A$1048576];1;0);[.$A$1:.$A$1048576];0););)" office:value-type="float" office:value="0" calcext:value-type="float">
            <text:p>0</text:p>
          </table:table-cell>
          <table:table-cell table:style-name="ce6" table:formula="of:=IF(NOT(ISBLANK([.F134]));IFERROR(MATCH(VLOOKUP([.F134];[.$A$1:.$A$1048576];1;0);[.$A$1:.$A$1048576];0););)" office:value-type="float" office:value="0" calcext:value-type="float">
            <text:p>0</text:p>
          </table:table-cell>
          <table:table-cell table:style-name="ce6" table:formula="of:=IF(NOT(ISBLANK([.G134]));IFERROR(MATCH(VLOOKUP([.G13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34]));MAX([.I134:.M13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34]));MAX([.P134:.T13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6 86 92 58 74</text:p>
          </table:table-cell>
          <table:table-cell table:style-name="ce6" table:formula="of:=IFERROR(__xludf.dummyfunction(&quot;IFERROR(SPLIT(B135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135]));IFERROR(MATCH(VLOOKUP([.C135];[.$A$1:.$A$1048576];1;0);[.$A$1:.$A$1048576];0););)" office:value-type="float" office:value="15" calcext:value-type="float">
            <text:p>15</text:p>
          </table:table-cell>
          <table:table-cell table:style-name="ce6" table:formula="of:=IF(NOT(ISBLANK([.D135]));IFERROR(MATCH(VLOOKUP([.D135];[.$A$1:.$A$1048576];1;0);[.$A$1:.$A$1048576];0););)" office:value-type="float" office:value="96" calcext:value-type="float">
            <text:p>96</text:p>
          </table:table-cell>
          <table:table-cell table:style-name="ce6" table:formula="of:=IF(NOT(ISBLANK([.E135]));IFERROR(MATCH(VLOOKUP([.E135];[.$A$1:.$A$1048576];1;0);[.$A$1:.$A$1048576];0););)" office:value-type="float" office:value="10" calcext:value-type="float">
            <text:p>10</text:p>
          </table:table-cell>
          <table:table-cell table:style-name="ce6" table:formula="of:=IF(NOT(ISBLANK([.F135]));IFERROR(MATCH(VLOOKUP([.F135];[.$A$1:.$A$1048576];1;0);[.$A$1:.$A$1048576];0););)" office:value-type="float" office:value="37" calcext:value-type="float">
            <text:p>37</text:p>
          </table:table-cell>
          <table:table-cell table:style-name="ce6" table:formula="of:=IF(NOT(ISBLANK([.G135]));IFERROR(MATCH(VLOOKUP([.G135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35:.M139])" office:value-type="float" office:value="15" calcext:value-type="float">
            <text:p>1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35:.M139]&gt;[.$AP$3];[.C135:.G139];))*[.$AP$4]" office:value-type="float" office:value="63403" calcext:value-type="float">
            <text:p>6340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35:.M139]&gt;[.$AS$3];[.C135:.G139];))*[.$AS$4]" office:value-type="float" office:value="22008" calcext:value-type="float">
            <text:p>22008</text:p>
          </table:table-cell>
          <table:table-cell table:style-name="ce6"/>
          <table:table-cell table:style-name="ce6" table:formula="of:=IF(NOT(ISBLANK([.C135]));MAX([.I135:.M135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135]));MAX([.P135:.T135]);)" office:value-type="float" office:value="82" calcext:value-type="float">
            <text:p>82</text:p>
          </table:table-cell>
          <table:table-cell table:style-name="ce6"/>
          <table:table-cell table:style-name="ce6" table:formula="of:=MIN([.AD135:.AH139])" office:value-type="float" office:value="77" calcext:value-type="float">
            <text:p>7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7 39 30 40 56</text:p>
          </table:table-cell>
          <table:table-cell table:style-name="ce6" table:formula="of:=IFERROR(__xludf.dummyfunction(&quot;IFERROR(SPLIT(B136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/>
          <table:table-cell table:style-name="ce6" table:formula="of:=IF(NOT(ISBLANK([.C136]));IFERROR(MATCH(VLOOKUP([.C136];[.$A$1:.$A$1048576];1;0);[.$A$1:.$A$1048576];0););)" office:value-type="float" office:value="26" calcext:value-type="float">
            <text:p>26</text:p>
          </table:table-cell>
          <table:table-cell table:style-name="ce6" table:formula="of:=IF(NOT(ISBLANK([.D136]));IFERROR(MATCH(VLOOKUP([.D136];[.$A$1:.$A$1048576];1;0);[.$A$1:.$A$1048576];0););)" office:value-type="float" office:value="41" calcext:value-type="float">
            <text:p>41</text:p>
          </table:table-cell>
          <table:table-cell table:style-name="ce6" table:formula="of:=IF(NOT(ISBLANK([.E136]));IFERROR(MATCH(VLOOKUP([.E136];[.$A$1:.$A$1048576];1;0);[.$A$1:.$A$1048576];0););)" office:value-type="float" office:value="12" calcext:value-type="float">
            <text:p>12</text:p>
          </table:table-cell>
          <table:table-cell table:style-name="ce6" table:formula="of:=IF(NOT(ISBLANK([.F136]));IFERROR(MATCH(VLOOKUP([.F136];[.$A$1:.$A$1048576];1;0);[.$A$1:.$A$1048576];0););)" office:value-type="float" office:value="8" calcext:value-type="float">
            <text:p>8</text:p>
          </table:table-cell>
          <table:table-cell table:style-name="ce6" table:formula="of:=IF(NOT(ISBLANK([.G136]));IFERROR(MATCH(VLOOKUP([.G136];[.$A$1:.$A$1048576];1;0);[.$A$1:.$A$1048576];0););)" office:value-type="float" office:value="86" calcext:value-type="float">
            <text:p>86</text:p>
          </table:table-cell>
          <table:table-cell table:style-name="ce6" table:number-columns-repeated="2"/>
          <table:table-cell table:style-name="ce6" office:value-type="float" office:value="96" calcext:value-type="float">
            <text:p>9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number-columns-repeated="9"/>
          <table:table-cell table:style-name="ce6" table:formula="of:=IF(NOT(ISBLANK([.C136]));MAX([.I136:.M136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136]));MAX([.P136:.T136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18 14 <text:s/>4 97</text:p>
          </table:table-cell>
          <table:table-cell table:style-name="ce6" table:formula="of:=IFERROR(__xludf.dummyfunction(&quot;IFERROR(SPLIT(B137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/>
          <table:table-cell table:style-name="ce6" table:formula="of:=IF(NOT(ISBLANK([.C137]));IFERROR(MATCH(VLOOKUP([.C137];[.$A$1:.$A$1048576];1;0);[.$A$1:.$A$1048576];0););)" office:value-type="float" office:value="43" calcext:value-type="float">
            <text:p>43</text:p>
          </table:table-cell>
          <table:table-cell table:style-name="ce6" table:formula="of:=IF(NOT(ISBLANK([.D137]));IFERROR(MATCH(VLOOKUP([.D137];[.$A$1:.$A$1048576];1;0);[.$A$1:.$A$1048576];0););)" office:value-type="float" office:value="59" calcext:value-type="float">
            <text:p>59</text:p>
          </table:table-cell>
          <table:table-cell table:style-name="ce6" table:formula="of:=IF(NOT(ISBLANK([.E137]));IFERROR(MATCH(VLOOKUP([.E137];[.$A$1:.$A$1048576];1;0);[.$A$1:.$A$1048576];0););)" office:value-type="float" office:value="101" calcext:value-type="float">
            <text:p>101</text:p>
          </table:table-cell>
          <table:table-cell table:style-name="ce6" table:formula="of:=IF(NOT(ISBLANK([.F137]));IFERROR(MATCH(VLOOKUP([.F137];[.$A$1:.$A$1048576];1;0);[.$A$1:.$A$1048576];0););)" office:value-type="float" office:value="66" calcext:value-type="float">
            <text:p>66</text:p>
          </table:table-cell>
          <table:table-cell table:style-name="ce6" table:formula="of:=IF(NOT(ISBLANK([.G137]));IFERROR(MATCH(VLOOKUP([.G137];[.$A$1:.$A$1048576];1;0);[.$A$1:.$A$1048576];0););)" office:value-type="float" office:value="87" calcext:value-type="float">
            <text:p>87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number-columns-repeated="9"/>
          <table:table-cell table:style-name="ce6" table:formula="of:=IF(NOT(ISBLANK([.C137]));MAX([.I137:.M13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137]));MAX([.P137:.T137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28 62 94 80</text:p>
          </table:table-cell>
          <table:table-cell table:style-name="ce6" table:formula="of:=IFERROR(__xludf.dummyfunction(&quot;IFERROR(SPLIT(B138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/>
          <table:table-cell table:style-name="ce6" table:formula="of:=IF(NOT(ISBLANK([.C138]));IFERROR(MATCH(VLOOKUP([.C138];[.$A$1:.$A$1048576];1;0);[.$A$1:.$A$1048576];0););)" office:value-type="float" office:value="32" calcext:value-type="float">
            <text:p>32</text:p>
          </table:table-cell>
          <table:table-cell table:style-name="ce6" table:formula="of:=IF(NOT(ISBLANK([.D138]));IFERROR(MATCH(VLOOKUP([.D138];[.$A$1:.$A$1048576];1;0);[.$A$1:.$A$1048576];0););)" office:value-type="float" office:value="75" calcext:value-type="float">
            <text:p>75</text:p>
          </table:table-cell>
          <table:table-cell table:style-name="ce6" table:formula="of:=IF(NOT(ISBLANK([.E138]));IFERROR(MATCH(VLOOKUP([.E138];[.$A$1:.$A$1048576];1;0);[.$A$1:.$A$1048576];0););)" office:value-type="float" office:value="24" calcext:value-type="float">
            <text:p>24</text:p>
          </table:table-cell>
          <table:table-cell table:style-name="ce6" table:formula="of:=IF(NOT(ISBLANK([.F138]));IFERROR(MATCH(VLOOKUP([.F138];[.$A$1:.$A$1048576];1;0);[.$A$1:.$A$1048576];0););)" office:value-type="float" office:value="77" calcext:value-type="float">
            <text:p>77</text:p>
          </table:table-cell>
          <table:table-cell table:style-name="ce6" table:formula="of:=IF(NOT(ISBLANK([.G138]));IFERROR(MATCH(VLOOKUP([.G138];[.$A$1:.$A$1048576];1;0);[.$A$1:.$A$1048576];0););)" office:value-type="float" office:value="27" calcext:value-type="float">
            <text:p>27</text:p>
          </table:table-cell>
          <table:table-cell table:style-name="ce6" table:number-columns-repeated="2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9"/>
          <table:table-cell table:style-name="ce6" table:formula="of:=IF(NOT(ISBLANK([.C138]));MAX([.I138:.M138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138]));MAX([.P138:.T138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8 84 98 <text:s/>0 38</text:p>
          </table:table-cell>
          <table:table-cell table:style-name="ce6" table:formula="of:=IFERROR(__xludf.dummyfunction(&quot;IFERROR(SPLIT(B139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/>
          <table:table-cell table:style-name="ce6" table:formula="of:=IF(NOT(ISBLANK([.C139]));IFERROR(MATCH(VLOOKUP([.C139];[.$A$1:.$A$1048576];1;0);[.$A$1:.$A$1048576];0););)" office:value-type="float" office:value="82" calcext:value-type="float">
            <text:p>82</text:p>
          </table:table-cell>
          <table:table-cell table:style-name="ce6" table:formula="of:=IF(NOT(ISBLANK([.D139]));IFERROR(MATCH(VLOOKUP([.D139];[.$A$1:.$A$1048576];1;0);[.$A$1:.$A$1048576];0););)" office:value-type="float" office:value="95" calcext:value-type="float">
            <text:p>95</text:p>
          </table:table-cell>
          <table:table-cell table:style-name="ce6" table:formula="of:=IF(NOT(ISBLANK([.E139]));IFERROR(MATCH(VLOOKUP([.E139];[.$A$1:.$A$1048576];1;0);[.$A$1:.$A$1048576];0););)" office:value-type="float" office:value="64" calcext:value-type="float">
            <text:p>64</text:p>
          </table:table-cell>
          <table:table-cell table:style-name="ce6" table:formula="of:=IF(NOT(ISBLANK([.F139]));IFERROR(MATCH(VLOOKUP([.F139];[.$A$1:.$A$1048576];1;0);[.$A$1:.$A$1048576];0););)" office:value-type="float" office:value="46" calcext:value-type="float">
            <text:p>46</text:p>
          </table:table-cell>
          <table:table-cell table:style-name="ce6" table:formula="of:=IF(NOT(ISBLANK([.G139]));IFERROR(MATCH(VLOOKUP([.G139];[.$A$1:.$A$1048576];1;0);[.$A$1:.$A$1048576];0););)" office:value-type="float" office:value="89" calcext:value-type="float">
            <text:p>89</text:p>
          </table:table-cell>
          <table:table-cell table:style-name="ce6" table:number-columns-repeated="2"/>
          <table:table-cell table:style-name="ce6" office:value-type="float" office:value="93" calcext:value-type="float">
            <text:p>93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number-columns-repeated="9"/>
          <table:table-cell table:style-name="ce6" table:formula="of:=IF(NOT(ISBLANK([.C139]));MAX([.I139:.M139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139]));MAX([.P139:.T139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4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40]));IFERROR(MATCH(VLOOKUP([.C140];[.$A$1:.$A$1048576];1;0);[.$A$1:.$A$1048576];0););)" office:value-type="float" office:value="0" calcext:value-type="float">
            <text:p>0</text:p>
          </table:table-cell>
          <table:table-cell table:style-name="ce6" table:formula="of:=IF(NOT(ISBLANK([.D140]));IFERROR(MATCH(VLOOKUP([.D140];[.$A$1:.$A$1048576];1;0);[.$A$1:.$A$1048576];0););)" office:value-type="float" office:value="0" calcext:value-type="float">
            <text:p>0</text:p>
          </table:table-cell>
          <table:table-cell table:style-name="ce6" table:formula="of:=IF(NOT(ISBLANK([.E140]));IFERROR(MATCH(VLOOKUP([.E140];[.$A$1:.$A$1048576];1;0);[.$A$1:.$A$1048576];0););)" office:value-type="float" office:value="0" calcext:value-type="float">
            <text:p>0</text:p>
          </table:table-cell>
          <table:table-cell table:style-name="ce6" table:formula="of:=IF(NOT(ISBLANK([.F140]));IFERROR(MATCH(VLOOKUP([.F140];[.$A$1:.$A$1048576];1;0);[.$A$1:.$A$1048576];0););)" office:value-type="float" office:value="0" calcext:value-type="float">
            <text:p>0</text:p>
          </table:table-cell>
          <table:table-cell table:style-name="ce6" table:formula="of:=IF(NOT(ISBLANK([.G140]));IFERROR(MATCH(VLOOKUP([.G14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40]));MAX([.I140:.M14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40]));MAX([.P140:.T14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5 88 47 43 44</text:p>
          </table:table-cell>
          <table:table-cell table:style-name="ce6" table:formula="of:=IFERROR(__xludf.dummyfunction(&quot;IFERROR(SPLIT(B141,&quot;&quot; &quot;&quot;),)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/>
          <table:table-cell table:style-name="ce6" table:formula="of:=IF(NOT(ISBLANK([.C141]));IFERROR(MATCH(VLOOKUP([.C141];[.$A$1:.$A$1048576];1;0);[.$A$1:.$A$1048576];0););)" office:value-type="float" office:value="79" calcext:value-type="float">
            <text:p>79</text:p>
          </table:table-cell>
          <table:table-cell table:style-name="ce6" table:formula="of:=IF(NOT(ISBLANK([.D141]));IFERROR(MATCH(VLOOKUP([.D141];[.$A$1:.$A$1048576];1;0);[.$A$1:.$A$1048576];0););)" office:value-type="float" office:value="82" calcext:value-type="float">
            <text:p>82</text:p>
          </table:table-cell>
          <table:table-cell table:style-name="ce6" table:formula="of:=IF(NOT(ISBLANK([.E141]));IFERROR(MATCH(VLOOKUP([.E141];[.$A$1:.$A$1048576];1;0);[.$A$1:.$A$1048576];0););)" office:value-type="float" office:value="26" calcext:value-type="float">
            <text:p>26</text:p>
          </table:table-cell>
          <table:table-cell table:style-name="ce6" table:formula="of:=IF(NOT(ISBLANK([.F141]));IFERROR(MATCH(VLOOKUP([.F141];[.$A$1:.$A$1048576];1;0);[.$A$1:.$A$1048576];0););)" office:value-type="float" office:value="69" calcext:value-type="float">
            <text:p>69</text:p>
          </table:table-cell>
          <table:table-cell table:style-name="ce6" table:formula="of:=IF(NOT(ISBLANK([.G141]));IFERROR(MATCH(VLOOKUP([.G141];[.$A$1:.$A$1048576];1;0);[.$A$1:.$A$1048576];0););)" office:value-type="float" office:value="22" calcext:value-type="float">
            <text:p>2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41:.M145])" office:value-type="float" office:value="79" calcext:value-type="float">
            <text:p>7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41:.M145]&gt;[.$AP$3];[.C141:.G145];))*[.$AP$4]" office:value-type="float" office:value="50410" calcext:value-type="float">
            <text:p>50410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41:.M145]&gt;[.$AS$3];[.C141:.G145];))*[.$AS$4]" office:value-type="float" office:value="8960" calcext:value-type="float">
            <text:p>8960</text:p>
          </table:table-cell>
          <table:table-cell table:style-name="ce6"/>
          <table:table-cell table:style-name="ce6" table:formula="of:=IF(NOT(ISBLANK([.C141]));MAX([.I141:.M141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141]));MAX([.P141:.T141]);)" office:value-type="float" office:value="96" calcext:value-type="float">
            <text:p>96</text:p>
          </table:table-cell>
          <table:table-cell table:style-name="ce6"/>
          <table:table-cell table:style-name="ce6" table:formula="of:=MIN([.AD141:.AH145])" office:value-type="float" office:value="69" calcext:value-type="float">
            <text:p>6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2 52 60 61 42</text:p>
          </table:table-cell>
          <table:table-cell table:style-name="ce6" table:formula="of:=IFERROR(__xludf.dummyfunction(&quot;IFERROR(SPLIT(B142,&quot;&quot; &quot;&quot;),)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/>
          <table:table-cell table:style-name="ce6" table:formula="of:=IF(NOT(ISBLANK([.C142]));IFERROR(MATCH(VLOOKUP([.C142];[.$A$1:.$A$1048576];1;0);[.$A$1:.$A$1048576];0););)" office:value-type="float" office:value="53" calcext:value-type="float">
            <text:p>53</text:p>
          </table:table-cell>
          <table:table-cell table:style-name="ce6" table:formula="of:=IF(NOT(ISBLANK([.D142]));IFERROR(MATCH(VLOOKUP([.D142];[.$A$1:.$A$1048576];1;0);[.$A$1:.$A$1048576];0););)" office:value-type="float" office:value="39" calcext:value-type="float">
            <text:p>39</text:p>
          </table:table-cell>
          <table:table-cell table:style-name="ce6" table:formula="of:=IF(NOT(ISBLANK([.E142]));IFERROR(MATCH(VLOOKUP([.E142];[.$A$1:.$A$1048576];1;0);[.$A$1:.$A$1048576];0););)" office:value-type="float" office:value="99" calcext:value-type="float">
            <text:p>99</text:p>
          </table:table-cell>
          <table:table-cell table:style-name="ce6" table:formula="of:=IF(NOT(ISBLANK([.F142]));IFERROR(MATCH(VLOOKUP([.F142];[.$A$1:.$A$1048576];1;0);[.$A$1:.$A$1048576];0););)" office:value-type="float" office:value="30" calcext:value-type="float">
            <text:p>30</text:p>
          </table:table-cell>
          <table:table-cell table:style-name="ce6" table:formula="of:=IF(NOT(ISBLANK([.G142]));IFERROR(MATCH(VLOOKUP([.G142];[.$A$1:.$A$1048576];1;0);[.$A$1:.$A$1048576];0););)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82" calcext:value-type="float">
            <text:p>8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9"/>
          <table:table-cell table:style-name="ce6" table:formula="of:=IF(NOT(ISBLANK([.C142]));MAX([.I142:.M142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142]));MAX([.P142:.T142]);)" office:value-type="float" office:value="82" calcext:value-type="float">
            <text:p>8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87 33 36 14</text:p>
          </table:table-cell>
          <table:table-cell table:style-name="ce6" table:formula="of:=IFERROR(__xludf.dummyfunction(&quot;IFERROR(SPLIT(B143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/>
          <table:table-cell table:style-name="ce6" table:formula="of:=IF(NOT(ISBLANK([.C143]));IFERROR(MATCH(VLOOKUP([.C143];[.$A$1:.$A$1048576];1;0);[.$A$1:.$A$1048576];0););)" office:value-type="float" office:value="41" calcext:value-type="float">
            <text:p>41</text:p>
          </table:table-cell>
          <table:table-cell table:style-name="ce6" table:formula="of:=IF(NOT(ISBLANK([.D143]));IFERROR(MATCH(VLOOKUP([.D143];[.$A$1:.$A$1048576];1;0);[.$A$1:.$A$1048576];0););)" office:value-type="float" office:value="71" calcext:value-type="float">
            <text:p>71</text:p>
          </table:table-cell>
          <table:table-cell table:style-name="ce6" table:formula="of:=IF(NOT(ISBLANK([.E143]));IFERROR(MATCH(VLOOKUP([.E143];[.$A$1:.$A$1048576];1;0);[.$A$1:.$A$1048576];0););)" office:value-type="float" office:value="11" calcext:value-type="float">
            <text:p>11</text:p>
          </table:table-cell>
          <table:table-cell table:style-name="ce6" table:formula="of:=IF(NOT(ISBLANK([.F143]));IFERROR(MATCH(VLOOKUP([.F143];[.$A$1:.$A$1048576];1;0);[.$A$1:.$A$1048576];0););)" office:value-type="float" office:value="15" calcext:value-type="float">
            <text:p>15</text:p>
          </table:table-cell>
          <table:table-cell table:style-name="ce6" table:formula="of:=IF(NOT(ISBLANK([.G143]));IFERROR(MATCH(VLOOKUP([.G143];[.$A$1:.$A$1048576];1;0);[.$A$1:.$A$1048576];0););)" office:value-type="float" office:value="101" calcext:value-type="float">
            <text:p>101</text:p>
          </table:table-cell>
          <table:table-cell table:style-name="ce6" table:number-columns-repeated="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143]));MAX([.I143:.M143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143]));MAX([.P143:.T143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0 49 13 20 <text:s/>4</text:p>
          </table:table-cell>
          <table:table-cell table:style-name="ce6" table:formula="of:=IFERROR(__xludf.dummyfunction(&quot;IFERROR(SPLIT(B144,&quot;&quot; &quot;&quot;),)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/>
          <table:table-cell table:style-name="ce6" table:formula="of:=IF(NOT(ISBLANK([.C144]));IFERROR(MATCH(VLOOKUP([.C144];[.$A$1:.$A$1048576];1;0);[.$A$1:.$A$1048576];0););)" office:value-type="float" office:value="8" calcext:value-type="float">
            <text:p>8</text:p>
          </table:table-cell>
          <table:table-cell table:style-name="ce6" table:formula="of:=IF(NOT(ISBLANK([.D144]));IFERROR(MATCH(VLOOKUP([.D144];[.$A$1:.$A$1048576];1;0);[.$A$1:.$A$1048576];0););)" office:value-type="float" office:value="81" calcext:value-type="float">
            <text:p>81</text:p>
          </table:table-cell>
          <table:table-cell table:style-name="ce6" table:formula="of:=IF(NOT(ISBLANK([.E144]));IFERROR(MATCH(VLOOKUP([.E144];[.$A$1:.$A$1048576];1;0);[.$A$1:.$A$1048576];0););)" office:value-type="float" office:value="7" calcext:value-type="float">
            <text:p>7</text:p>
          </table:table-cell>
          <table:table-cell table:style-name="ce6" table:formula="of:=IF(NOT(ISBLANK([.F144]));IFERROR(MATCH(VLOOKUP([.F144];[.$A$1:.$A$1048576];1;0);[.$A$1:.$A$1048576];0););)" office:value-type="float" office:value="32" calcext:value-type="float">
            <text:p>32</text:p>
          </table:table-cell>
          <table:table-cell table:style-name="ce6" table:formula="of:=IF(NOT(ISBLANK([.G144]));IFERROR(MATCH(VLOOKUP([.G144];[.$A$1:.$A$1048576];1;0);[.$A$1:.$A$1048576];0););)" office:value-type="float" office:value="66" calcext:value-type="float">
            <text:p>66</text:p>
          </table:table-cell>
          <table:table-cell table:style-name="ce6" table:number-columns-repeated="2"/>
          <table:table-cell table:style-name="ce6" office:value-type="float" office:value="69" calcext:value-type="float">
            <text:p>6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9"/>
          <table:table-cell table:style-name="ce6" table:formula="of:=IF(NOT(ISBLANK([.C144]));MAX([.I144:.M144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144]));MAX([.P144:.T144]);)" office:value-type="float" office:value="69" calcext:value-type="float">
            <text:p>6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6 92 19 90 <text:s/>2</text:p>
          </table:table-cell>
          <table:table-cell table:style-name="ce6" table:formula="of:=IFERROR(__xludf.dummyfunction(&quot;IFERROR(SPLIT(B145,&quot;&quot; &quot;&quot;),)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(NOT(ISBLANK([.C145]));IFERROR(MATCH(VLOOKUP([.C145];[.$A$1:.$A$1048576];1;0);[.$A$1:.$A$1048576];0););)" office:value-type="float" office:value="96" calcext:value-type="float">
            <text:p>96</text:p>
          </table:table-cell>
          <table:table-cell table:style-name="ce6" table:formula="of:=IF(NOT(ISBLANK([.D145]));IFERROR(MATCH(VLOOKUP([.D145];[.$A$1:.$A$1048576];1;0);[.$A$1:.$A$1048576];0););)" office:value-type="float" office:value="10" calcext:value-type="float">
            <text:p>10</text:p>
          </table:table-cell>
          <table:table-cell table:style-name="ce6" table:formula="of:=IF(NOT(ISBLANK([.E145]));IFERROR(MATCH(VLOOKUP([.E145];[.$A$1:.$A$1048576];1;0);[.$A$1:.$A$1048576];0););)" office:value-type="float" office:value="49" calcext:value-type="float">
            <text:p>49</text:p>
          </table:table-cell>
          <table:table-cell table:style-name="ce6" table:formula="of:=IF(NOT(ISBLANK([.F145]));IFERROR(MATCH(VLOOKUP([.F145];[.$A$1:.$A$1048576];1;0);[.$A$1:.$A$1048576];0););)" office:value-type="float" office:value="18" calcext:value-type="float">
            <text:p>18</text:p>
          </table:table-cell>
          <table:table-cell table:style-name="ce6" table:formula="of:=IF(NOT(ISBLANK([.G145]));IFERROR(MATCH(VLOOKUP([.G145];[.$A$1:.$A$1048576];1;0);[.$A$1:.$A$1048576];0););)" office:value-type="float" office:value="44" calcext:value-type="float">
            <text:p>44</text:p>
          </table:table-cell>
          <table:table-cell table:style-name="ce6" table:number-columns-repeated="2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number-columns-repeated="9"/>
          <table:table-cell table:style-name="ce6" table:formula="of:=IF(NOT(ISBLANK([.C145]));MAX([.I145:.M145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145]));MAX([.P145:.T145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4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46]));IFERROR(MATCH(VLOOKUP([.C146];[.$A$1:.$A$1048576];1;0);[.$A$1:.$A$1048576];0););)" office:value-type="float" office:value="0" calcext:value-type="float">
            <text:p>0</text:p>
          </table:table-cell>
          <table:table-cell table:style-name="ce6" table:formula="of:=IF(NOT(ISBLANK([.D146]));IFERROR(MATCH(VLOOKUP([.D146];[.$A$1:.$A$1048576];1;0);[.$A$1:.$A$1048576];0););)" office:value-type="float" office:value="0" calcext:value-type="float">
            <text:p>0</text:p>
          </table:table-cell>
          <table:table-cell table:style-name="ce6" table:formula="of:=IF(NOT(ISBLANK([.E146]));IFERROR(MATCH(VLOOKUP([.E146];[.$A$1:.$A$1048576];1;0);[.$A$1:.$A$1048576];0););)" office:value-type="float" office:value="0" calcext:value-type="float">
            <text:p>0</text:p>
          </table:table-cell>
          <table:table-cell table:style-name="ce6" table:formula="of:=IF(NOT(ISBLANK([.F146]));IFERROR(MATCH(VLOOKUP([.F146];[.$A$1:.$A$1048576];1;0);[.$A$1:.$A$1048576];0););)" office:value-type="float" office:value="0" calcext:value-type="float">
            <text:p>0</text:p>
          </table:table-cell>
          <table:table-cell table:style-name="ce6" table:formula="of:=IF(NOT(ISBLANK([.G146]));IFERROR(MATCH(VLOOKUP([.G14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46]));MAX([.I146:.M14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46]));MAX([.P146:.T14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 36 48 66 72</text:p>
          </table:table-cell>
          <table:table-cell table:style-name="ce6" table:formula="of:=IFERROR(__xludf.dummyfunction(&quot;IFERROR(SPLIT(B147,&quot;&quot; &quot;&quot;),)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147]));IFERROR(MATCH(VLOOKUP([.C147];[.$A$1:.$A$1048576];1;0);[.$A$1:.$A$1048576];0););)" office:value-type="float" office:value="38" calcext:value-type="float">
            <text:p>38</text:p>
          </table:table-cell>
          <table:table-cell table:style-name="ce6" table:formula="of:=IF(NOT(ISBLANK([.D147]));IFERROR(MATCH(VLOOKUP([.D147];[.$A$1:.$A$1048576];1;0);[.$A$1:.$A$1048576];0););)" office:value-type="float" office:value="15" calcext:value-type="float">
            <text:p>15</text:p>
          </table:table-cell>
          <table:table-cell table:style-name="ce6" table:formula="of:=IF(NOT(ISBLANK([.E147]));IFERROR(MATCH(VLOOKUP([.E147];[.$A$1:.$A$1048576];1;0);[.$A$1:.$A$1048576];0););)" office:value-type="float" office:value="74" calcext:value-type="float">
            <text:p>74</text:p>
          </table:table-cell>
          <table:table-cell table:style-name="ce6" table:formula="of:=IF(NOT(ISBLANK([.F147]));IFERROR(MATCH(VLOOKUP([.F147];[.$A$1:.$A$1048576];1;0);[.$A$1:.$A$1048576];0););)" office:value-type="float" office:value="88" calcext:value-type="float">
            <text:p>88</text:p>
          </table:table-cell>
          <table:table-cell table:style-name="ce6" table:formula="of:=IF(NOT(ISBLANK([.G147]));IFERROR(MATCH(VLOOKUP([.G147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47:.M151])" office:value-type="float" office:value="38" calcext:value-type="float">
            <text:p>3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47:.M151]&gt;[.$AP$3];[.C147:.G151];))*[.$AP$4]" office:value-type="float" office:value="61415" calcext:value-type="float">
            <text:p>6141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47:.M151]&gt;[.$AS$3];[.C147:.G151];))*[.$AS$4]" office:value-type="float" office:value="10472" calcext:value-type="float">
            <text:p>10472</text:p>
          </table:table-cell>
          <table:table-cell table:style-name="ce6"/>
          <table:table-cell table:style-name="ce6" table:formula="of:=IF(NOT(ISBLANK([.C147]));MAX([.I147:.M147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147]));MAX([.P147:.T147]);)" office:value-type="float" office:value="99" calcext:value-type="float">
            <text:p>99</text:p>
          </table:table-cell>
          <table:table-cell table:style-name="ce6"/>
          <table:table-cell table:style-name="ce6" table:formula="of:=MIN([.AD147:.AH151])" office:value-type="float" office:value="71" calcext:value-type="float">
            <text:p>71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4 98 87 24 79</text:p>
          </table:table-cell>
          <table:table-cell table:style-name="ce6" table:formula="of:=IFERROR(__xludf.dummyfunction(&quot;IFERROR(SPLIT(B148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148]));IFERROR(MATCH(VLOOKUP([.C148];[.$A$1:.$A$1048576];1;0);[.$A$1:.$A$1048576];0););)" office:value-type="float" office:value="22" calcext:value-type="float">
            <text:p>22</text:p>
          </table:table-cell>
          <table:table-cell table:style-name="ce6" table:formula="of:=IF(NOT(ISBLANK([.D148]));IFERROR(MATCH(VLOOKUP([.D148];[.$A$1:.$A$1048576];1;0);[.$A$1:.$A$1048576];0););)" office:value-type="float" office:value="64" calcext:value-type="float">
            <text:p>64</text:p>
          </table:table-cell>
          <table:table-cell table:style-name="ce6" table:formula="of:=IF(NOT(ISBLANK([.E148]));IFERROR(MATCH(VLOOKUP([.E148];[.$A$1:.$A$1048576];1;0);[.$A$1:.$A$1048576];0););)" office:value-type="float" office:value="71" calcext:value-type="float">
            <text:p>71</text:p>
          </table:table-cell>
          <table:table-cell table:style-name="ce6" table:formula="of:=IF(NOT(ISBLANK([.F148]));IFERROR(MATCH(VLOOKUP([.F148];[.$A$1:.$A$1048576];1;0);[.$A$1:.$A$1048576];0););)" office:value-type="float" office:value="58" calcext:value-type="float">
            <text:p>58</text:p>
          </table:table-cell>
          <table:table-cell table:style-name="ce6" table:formula="of:=IF(NOT(ISBLANK([.G148]));IFERROR(MATCH(VLOOKUP([.G148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9"/>
          <table:table-cell table:style-name="ce6" table:formula="of:=IF(NOT(ISBLANK([.C148]));MAX([.I148:.M148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148]));MAX([.P148:.T148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19 <text:s/>3 15 47</text:p>
          </table:table-cell>
          <table:table-cell table:style-name="ce6" table:formula="of:=IFERROR(__xludf.dummyfunction(&quot;IFERROR(SPLIT(B149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/>
          <table:table-cell table:style-name="ce6" table:formula="of:=IF(NOT(ISBLANK([.C149]));IFERROR(MATCH(VLOOKUP([.C149];[.$A$1:.$A$1048576];1;0);[.$A$1:.$A$1048576];0););)" office:value-type="float" office:value="99" calcext:value-type="float">
            <text:p>99</text:p>
          </table:table-cell>
          <table:table-cell table:style-name="ce6" table:formula="of:=IF(NOT(ISBLANK([.D149]));IFERROR(MATCH(VLOOKUP([.D149];[.$A$1:.$A$1048576];1;0);[.$A$1:.$A$1048576];0););)" office:value-type="float" office:value="49" calcext:value-type="float">
            <text:p>49</text:p>
          </table:table-cell>
          <table:table-cell table:style-name="ce6" table:formula="of:=IF(NOT(ISBLANK([.E149]));IFERROR(MATCH(VLOOKUP([.E149];[.$A$1:.$A$1048576];1;0);[.$A$1:.$A$1048576];0););)" office:value-type="float" office:value="50" calcext:value-type="float">
            <text:p>50</text:p>
          </table:table-cell>
          <table:table-cell table:style-name="ce6" table:formula="of:=IF(NOT(ISBLANK([.F149]));IFERROR(MATCH(VLOOKUP([.F149];[.$A$1:.$A$1048576];1;0);[.$A$1:.$A$1048576];0););)" office:value-type="float" office:value="100" calcext:value-type="float">
            <text:p>100</text:p>
          </table:table-cell>
          <table:table-cell table:style-name="ce6" table:formula="of:=IF(NOT(ISBLANK([.G149]));IFERROR(MATCH(VLOOKUP([.G149];[.$A$1:.$A$1048576];1;0);[.$A$1:.$A$1048576];0););)" office:value-type="float" office:value="26" calcext:value-type="float">
            <text:p>26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9"/>
          <table:table-cell table:style-name="ce6" table:formula="of:=IF(NOT(ISBLANK([.C149]));MAX([.I149:.M149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49]));MAX([.P149:.T149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2 25 93 57 88</text:p>
          </table:table-cell>
          <table:table-cell table:style-name="ce6" table:formula="of:=IFERROR(__xludf.dummyfunction(&quot;IFERROR(SPLIT(B150,&quot;&quot; &quot;&quot;),)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150]));IFERROR(MATCH(VLOOKUP([.C150];[.$A$1:.$A$1048576];1;0);[.$A$1:.$A$1048576];0););)" office:value-type="float" office:value="4" calcext:value-type="float">
            <text:p>4</text:p>
          </table:table-cell>
          <table:table-cell table:style-name="ce6" table:formula="of:=IF(NOT(ISBLANK([.D150]));IFERROR(MATCH(VLOOKUP([.D150];[.$A$1:.$A$1048576];1;0);[.$A$1:.$A$1048576];0););)" office:value-type="float" office:value="20" calcext:value-type="float">
            <text:p>20</text:p>
          </table:table-cell>
          <table:table-cell table:style-name="ce6" table:formula="of:=IF(NOT(ISBLANK([.E150]));IFERROR(MATCH(VLOOKUP([.E150];[.$A$1:.$A$1048576];1;0);[.$A$1:.$A$1048576];0););)" office:value-type="float" office:value="16" calcext:value-type="float">
            <text:p>16</text:p>
          </table:table-cell>
          <table:table-cell table:style-name="ce6" table:formula="of:=IF(NOT(ISBLANK([.F150]));IFERROR(MATCH(VLOOKUP([.F150];[.$A$1:.$A$1048576];1;0);[.$A$1:.$A$1048576];0););)" office:value-type="float" office:value="42" calcext:value-type="float">
            <text:p>42</text:p>
          </table:table-cell>
          <table:table-cell table:style-name="ce6" table:formula="of:=IF(NOT(ISBLANK([.G150]));IFERROR(MATCH(VLOOKUP([.G150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150]));MAX([.I150:.M150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150]));MAX([.P150:.T150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2 14 62 64 34</text:p>
          </table:table-cell>
          <table:table-cell table:style-name="ce6" table:formula="of:=IFERROR(__xludf.dummyfunction(&quot;IFERROR(SPLIT(B151,&quot;&quot; &quot;&quot;),)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151]));IFERROR(MATCH(VLOOKUP([.C151];[.$A$1:.$A$1048576];1;0);[.$A$1:.$A$1048576];0););)" office:value-type="float" office:value="91" calcext:value-type="float">
            <text:p>91</text:p>
          </table:table-cell>
          <table:table-cell table:style-name="ce6" table:formula="of:=IF(NOT(ISBLANK([.D151]));IFERROR(MATCH(VLOOKUP([.D151];[.$A$1:.$A$1048576];1;0);[.$A$1:.$A$1048576];0););)" office:value-type="float" office:value="101" calcext:value-type="float">
            <text:p>101</text:p>
          </table:table-cell>
          <table:table-cell table:style-name="ce6" table:formula="of:=IF(NOT(ISBLANK([.E151]));IFERROR(MATCH(VLOOKUP([.E151];[.$A$1:.$A$1048576];1;0);[.$A$1:.$A$1048576];0););)" office:value-type="float" office:value="24" calcext:value-type="float">
            <text:p>24</text:p>
          </table:table-cell>
          <table:table-cell table:style-name="ce6" table:formula="of:=IF(NOT(ISBLANK([.F151]));IFERROR(MATCH(VLOOKUP([.F151];[.$A$1:.$A$1048576];1;0);[.$A$1:.$A$1048576];0););)" office:value-type="float" office:value="51" calcext:value-type="float">
            <text:p>51</text:p>
          </table:table-cell>
          <table:table-cell table:style-name="ce6" table:formula="of:=IF(NOT(ISBLANK([.G151]));IFERROR(MATCH(VLOOKUP([.G151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9"/>
          <table:table-cell table:style-name="ce6" table:formula="of:=IF(NOT(ISBLANK([.C151]));MAX([.I151:.M151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151]));MAX([.P151:.T151]);)" office:value-type="float" office:value="82" calcext:value-type="float">
            <text:p>8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5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52]));IFERROR(MATCH(VLOOKUP([.C152];[.$A$1:.$A$1048576];1;0);[.$A$1:.$A$1048576];0););)" office:value-type="float" office:value="0" calcext:value-type="float">
            <text:p>0</text:p>
          </table:table-cell>
          <table:table-cell table:style-name="ce6" table:formula="of:=IF(NOT(ISBLANK([.D152]));IFERROR(MATCH(VLOOKUP([.D152];[.$A$1:.$A$1048576];1;0);[.$A$1:.$A$1048576];0););)" office:value-type="float" office:value="0" calcext:value-type="float">
            <text:p>0</text:p>
          </table:table-cell>
          <table:table-cell table:style-name="ce6" table:formula="of:=IF(NOT(ISBLANK([.E152]));IFERROR(MATCH(VLOOKUP([.E152];[.$A$1:.$A$1048576];1;0);[.$A$1:.$A$1048576];0););)" office:value-type="float" office:value="0" calcext:value-type="float">
            <text:p>0</text:p>
          </table:table-cell>
          <table:table-cell table:style-name="ce6" table:formula="of:=IF(NOT(ISBLANK([.F152]));IFERROR(MATCH(VLOOKUP([.F152];[.$A$1:.$A$1048576];1;0);[.$A$1:.$A$1048576];0););)" office:value-type="float" office:value="0" calcext:value-type="float">
            <text:p>0</text:p>
          </table:table-cell>
          <table:table-cell table:style-name="ce6" table:formula="of:=IF(NOT(ISBLANK([.G152]));IFERROR(MATCH(VLOOKUP([.G15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52]));MAX([.I152:.M15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52]));MAX([.P152:.T15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5 72 80 96 20</text:p>
          </table:table-cell>
          <table:table-cell table:style-name="ce6" table:formula="of:=IFERROR(__xludf.dummyfunction(&quot;IFERROR(SPLIT(B153,&quot;&quot; &quot;&quot;),)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(NOT(ISBLANK([.C153]));IFERROR(MATCH(VLOOKUP([.C153];[.$A$1:.$A$1048576];1;0);[.$A$1:.$A$1048576];0););)" office:value-type="float" office:value="52" calcext:value-type="float">
            <text:p>52</text:p>
          </table:table-cell>
          <table:table-cell table:style-name="ce6" table:formula="of:=IF(NOT(ISBLANK([.D153]));IFERROR(MATCH(VLOOKUP([.D153];[.$A$1:.$A$1048576];1;0);[.$A$1:.$A$1048576];0););)" office:value-type="float" office:value="48" calcext:value-type="float">
            <text:p>48</text:p>
          </table:table-cell>
          <table:table-cell table:style-name="ce6" table:formula="of:=IF(NOT(ISBLANK([.E153]));IFERROR(MATCH(VLOOKUP([.E153];[.$A$1:.$A$1048576];1;0);[.$A$1:.$A$1048576];0););)" office:value-type="float" office:value="27" calcext:value-type="float">
            <text:p>27</text:p>
          </table:table-cell>
          <table:table-cell table:style-name="ce6" table:formula="of:=IF(NOT(ISBLANK([.F153]));IFERROR(MATCH(VLOOKUP([.F153];[.$A$1:.$A$1048576];1;0);[.$A$1:.$A$1048576];0););)" office:value-type="float" office:value="84" calcext:value-type="float">
            <text:p>84</text:p>
          </table:table-cell>
          <table:table-cell table:style-name="ce6" table:formula="of:=IF(NOT(ISBLANK([.G153]));IFERROR(MATCH(VLOOKUP([.G153];[.$A$1:.$A$1048576];1;0);[.$A$1:.$A$1048576];0););)" office:value-type="float" office:value="32" calcext:value-type="float">
            <text:p>3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53:.M157])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53:.M157]&gt;[.$AP$3];[.C153:.G157];))*[.$AP$4]" office:value-type="float" office:value="69083" calcext:value-type="float">
            <text:p>6908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53:.M157]&gt;[.$AS$3];[.C153:.G157];))*[.$AS$4]" office:value-type="float" office:value="14224" calcext:value-type="float">
            <text:p>14224</text:p>
          </table:table-cell>
          <table:table-cell table:style-name="ce6"/>
          <table:table-cell table:style-name="ce6" table:formula="of:=IF(NOT(ISBLANK([.C153]));MAX([.I153:.M153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153]));MAX([.P153:.T153]);)" office:value-type="float" office:value="101" calcext:value-type="float">
            <text:p>101</text:p>
          </table:table-cell>
          <table:table-cell table:style-name="ce6"/>
          <table:table-cell table:style-name="ce6" table:formula="of:=MIN([.AD153:.AH157])" office:value-type="float" office:value="84" calcext:value-type="float">
            <text:p>8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2 38 52 19 29</text:p>
          </table:table-cell>
          <table:table-cell table:style-name="ce6" table:formula="of:=IFERROR(__xludf.dummyfunction(&quot;IFERROR(SPLIT(B154,&quot;&quot; &quot;&quot;),)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/>
          <table:table-cell table:style-name="ce6" table:formula="of:=IF(NOT(ISBLANK([.C154]));IFERROR(MATCH(VLOOKUP([.C154];[.$A$1:.$A$1048576];1;0);[.$A$1:.$A$1048576];0););)" office:value-type="float" office:value="53" calcext:value-type="float">
            <text:p>53</text:p>
          </table:table-cell>
          <table:table-cell table:style-name="ce6" table:formula="of:=IF(NOT(ISBLANK([.D154]));IFERROR(MATCH(VLOOKUP([.D154];[.$A$1:.$A$1048576];1;0);[.$A$1:.$A$1048576];0););)" office:value-type="float" office:value="89" calcext:value-type="float">
            <text:p>89</text:p>
          </table:table-cell>
          <table:table-cell table:style-name="ce6" table:formula="of:=IF(NOT(ISBLANK([.E154]));IFERROR(MATCH(VLOOKUP([.E154];[.$A$1:.$A$1048576];1;0);[.$A$1:.$A$1048576];0););)" office:value-type="float" office:value="39" calcext:value-type="float">
            <text:p>39</text:p>
          </table:table-cell>
          <table:table-cell table:style-name="ce6" table:formula="of:=IF(NOT(ISBLANK([.F154]));IFERROR(MATCH(VLOOKUP([.F154];[.$A$1:.$A$1048576];1;0);[.$A$1:.$A$1048576];0););)" office:value-type="float" office:value="49" calcext:value-type="float">
            <text:p>49</text:p>
          </table:table-cell>
          <table:table-cell table:style-name="ce6" table:formula="of:=IF(NOT(ISBLANK([.G154]));IFERROR(MATCH(VLOOKUP([.G154];[.$A$1:.$A$1048576];1;0);[.$A$1:.$A$1048576];0););)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number-columns-repeated="9"/>
          <table:table-cell table:style-name="ce6" table:formula="of:=IF(NOT(ISBLANK([.C154]));MAX([.I154:.M154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154]));MAX([.P154:.T154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70 95 54 84</text:p>
          </table:table-cell>
          <table:table-cell table:style-name="ce6" table:formula="of:=IFERROR(__xludf.dummyfunction(&quot;IFERROR(SPLIT(B155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/>
          <table:table-cell table:style-name="ce6" table:formula="of:=IF(NOT(ISBLANK([.C155]));IFERROR(MATCH(VLOOKUP([.C155];[.$A$1:.$A$1048576];1;0);[.$A$1:.$A$1048576];0););)" office:value-type="float" office:value="41" calcext:value-type="float">
            <text:p>41</text:p>
          </table:table-cell>
          <table:table-cell table:style-name="ce6" table:formula="of:=IF(NOT(ISBLANK([.D155]));IFERROR(MATCH(VLOOKUP([.D155];[.$A$1:.$A$1048576];1;0);[.$A$1:.$A$1048576];0););)" office:value-type="float" office:value="92" calcext:value-type="float">
            <text:p>92</text:p>
          </table:table-cell>
          <table:table-cell table:style-name="ce6" table:formula="of:=IF(NOT(ISBLANK([.E155]));IFERROR(MATCH(VLOOKUP([.E155];[.$A$1:.$A$1048576];1;0);[.$A$1:.$A$1048576];0););)" office:value-type="float" office:value="5" calcext:value-type="float">
            <text:p>5</text:p>
          </table:table-cell>
          <table:table-cell table:style-name="ce6" table:formula="of:=IF(NOT(ISBLANK([.F155]));IFERROR(MATCH(VLOOKUP([.F155];[.$A$1:.$A$1048576];1;0);[.$A$1:.$A$1048576];0););)" office:value-type="float" office:value="68" calcext:value-type="float">
            <text:p>68</text:p>
          </table:table-cell>
          <table:table-cell table:style-name="ce6" table:formula="of:=IF(NOT(ISBLANK([.G155]));IFERROR(MATCH(VLOOKUP([.G155];[.$A$1:.$A$1048576];1;0);[.$A$1:.$A$1048576];0););)" office:value-type="float" office:value="95" calcext:value-type="float">
            <text:p>95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9"/>
          <table:table-cell table:style-name="ce6" table:formula="of:=IF(NOT(ISBLANK([.C155]));MAX([.I155:.M155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155]));MAX([.P155:.T155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1 85 32 16 92</text:p>
          </table:table-cell>
          <table:table-cell table:style-name="ce6" table:formula="of:=IFERROR(__xludf.dummyfunction(&quot;IFERROR(SPLIT(B156,&quot;&quot; &quot;&quot;),)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156]));IFERROR(MATCH(VLOOKUP([.C156];[.$A$1:.$A$1048576];1;0);[.$A$1:.$A$1048576];0););)" office:value-type="float" office:value="35" calcext:value-type="float">
            <text:p>35</text:p>
          </table:table-cell>
          <table:table-cell table:style-name="ce6" table:formula="of:=IF(NOT(ISBLANK([.D156]));IFERROR(MATCH(VLOOKUP([.D156];[.$A$1:.$A$1048576];1;0);[.$A$1:.$A$1048576];0););)" office:value-type="float" office:value="79" calcext:value-type="float">
            <text:p>79</text:p>
          </table:table-cell>
          <table:table-cell table:style-name="ce6" table:formula="of:=IF(NOT(ISBLANK([.E156]));IFERROR(MATCH(VLOOKUP([.E156];[.$A$1:.$A$1048576];1;0);[.$A$1:.$A$1048576];0););)" office:value-type="float" office:value="91" calcext:value-type="float">
            <text:p>91</text:p>
          </table:table-cell>
          <table:table-cell table:style-name="ce6" table:formula="of:=IF(NOT(ISBLANK([.F156]));IFERROR(MATCH(VLOOKUP([.F156];[.$A$1:.$A$1048576];1;0);[.$A$1:.$A$1048576];0););)" office:value-type="float" office:value="90" calcext:value-type="float">
            <text:p>90</text:p>
          </table:table-cell>
          <table:table-cell table:style-name="ce6" table:formula="of:=IF(NOT(ISBLANK([.G156]));IFERROR(MATCH(VLOOKUP([.G156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84" calcext:value-type="float">
            <text:p>8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9"/>
          <table:table-cell table:style-name="ce6" table:formula="of:=IF(NOT(ISBLANK([.C156]));MAX([.I156:.M156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156]));MAX([.P156:.T156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4 81 28 23 17</text:p>
          </table:table-cell>
          <table:table-cell table:style-name="ce6" table:formula="of:=IFERROR(__xludf.dummyfunction(&quot;IFERROR(SPLIT(B157,&quot;&quot; &quot;&quot;),)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157]));IFERROR(MATCH(VLOOKUP([.C157];[.$A$1:.$A$1048576];1;0);[.$A$1:.$A$1048576];0););)" office:value-type="float" office:value="101" calcext:value-type="float">
            <text:p>101</text:p>
          </table:table-cell>
          <table:table-cell table:style-name="ce6" table:formula="of:=IF(NOT(ISBLANK([.D157]));IFERROR(MATCH(VLOOKUP([.D157];[.$A$1:.$A$1048576];1;0);[.$A$1:.$A$1048576];0););)" office:value-type="float" office:value="80" calcext:value-type="float">
            <text:p>80</text:p>
          </table:table-cell>
          <table:table-cell table:style-name="ce6" table:formula="of:=IF(NOT(ISBLANK([.E157]));IFERROR(MATCH(VLOOKUP([.E157];[.$A$1:.$A$1048576];1;0);[.$A$1:.$A$1048576];0););)" office:value-type="float" office:value="75" calcext:value-type="float">
            <text:p>75</text:p>
          </table:table-cell>
          <table:table-cell table:style-name="ce6" table:formula="of:=IF(NOT(ISBLANK([.F157]));IFERROR(MATCH(VLOOKUP([.F157];[.$A$1:.$A$1048576];1;0);[.$A$1:.$A$1048576];0););)" office:value-type="float" office:value="28" calcext:value-type="float">
            <text:p>28</text:p>
          </table:table-cell>
          <table:table-cell table:style-name="ce6" table:formula="of:=IF(NOT(ISBLANK([.G157]));IFERROR(MATCH(VLOOKUP([.G157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157]));MAX([.I157:.M15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157]));MAX([.P157:.T157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5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58]));IFERROR(MATCH(VLOOKUP([.C158];[.$A$1:.$A$1048576];1;0);[.$A$1:.$A$1048576];0););)" office:value-type="float" office:value="0" calcext:value-type="float">
            <text:p>0</text:p>
          </table:table-cell>
          <table:table-cell table:style-name="ce6" table:formula="of:=IF(NOT(ISBLANK([.D158]));IFERROR(MATCH(VLOOKUP([.D158];[.$A$1:.$A$1048576];1;0);[.$A$1:.$A$1048576];0););)" office:value-type="float" office:value="0" calcext:value-type="float">
            <text:p>0</text:p>
          </table:table-cell>
          <table:table-cell table:style-name="ce6" table:formula="of:=IF(NOT(ISBLANK([.E158]));IFERROR(MATCH(VLOOKUP([.E158];[.$A$1:.$A$1048576];1;0);[.$A$1:.$A$1048576];0););)" office:value-type="float" office:value="0" calcext:value-type="float">
            <text:p>0</text:p>
          </table:table-cell>
          <table:table-cell table:style-name="ce6" table:formula="of:=IF(NOT(ISBLANK([.F158]));IFERROR(MATCH(VLOOKUP([.F158];[.$A$1:.$A$1048576];1;0);[.$A$1:.$A$1048576];0););)" office:value-type="float" office:value="0" calcext:value-type="float">
            <text:p>0</text:p>
          </table:table-cell>
          <table:table-cell table:style-name="ce6" table:formula="of:=IF(NOT(ISBLANK([.G158]));IFERROR(MATCH(VLOOKUP([.G15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58]));MAX([.I158:.M15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58]));MAX([.P158:.T15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89 61 53 83</text:p>
          </table:table-cell>
          <table:table-cell table:style-name="ce6" table:formula="of:=IFERROR(__xludf.dummyfunction(&quot;IFERROR(SPLIT(B159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/>
          <table:table-cell table:style-name="ce6" table:formula="of:=IF(NOT(ISBLANK([.C159]));IFERROR(MATCH(VLOOKUP([.C159];[.$A$1:.$A$1048576];1;0);[.$A$1:.$A$1048576];0););)" office:value-type="float" office:value="32" calcext:value-type="float">
            <text:p>32</text:p>
          </table:table-cell>
          <table:table-cell table:style-name="ce6" table:formula="of:=IF(NOT(ISBLANK([.D159]));IFERROR(MATCH(VLOOKUP([.D159];[.$A$1:.$A$1048576];1;0);[.$A$1:.$A$1048576];0););)" office:value-type="float" office:value="76" calcext:value-type="float">
            <text:p>76</text:p>
          </table:table-cell>
          <table:table-cell table:style-name="ce6" table:formula="of:=IF(NOT(ISBLANK([.E159]));IFERROR(MATCH(VLOOKUP([.E159];[.$A$1:.$A$1048576];1;0);[.$A$1:.$A$1048576];0););)" office:value-type="float" office:value="30" calcext:value-type="float">
            <text:p>30</text:p>
          </table:table-cell>
          <table:table-cell table:style-name="ce6" table:formula="of:=IF(NOT(ISBLANK([.F159]));IFERROR(MATCH(VLOOKUP([.F159];[.$A$1:.$A$1048576];1;0);[.$A$1:.$A$1048576];0););)" office:value-type="float" office:value="78" calcext:value-type="float">
            <text:p>78</text:p>
          </table:table-cell>
          <table:table-cell table:style-name="ce6" table:formula="of:=IF(NOT(ISBLANK([.G159]));IFERROR(MATCH(VLOOKUP([.G159];[.$A$1:.$A$1048576];1;0);[.$A$1:.$A$1048576];0););)" office:value-type="float" office:value="13" calcext:value-type="float">
            <text:p>1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59:.M163])" office:value-type="float" office:value="32" calcext:value-type="float">
            <text:p>3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59:.M163]&gt;[.$AP$3];[.C159:.G163];))*[.$AP$4]" office:value-type="float" office:value="72207" calcext:value-type="float">
            <text:p>7220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59:.M163]&gt;[.$AS$3];[.C159:.G163];))*[.$AS$4]" office:value-type="float" office:value="12432" calcext:value-type="float">
            <text:p>12432</text:p>
          </table:table-cell>
          <table:table-cell table:style-name="ce6"/>
          <table:table-cell table:style-name="ce6" table:formula="of:=IF(NOT(ISBLANK([.C159]));MAX([.I159:.M159]);)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formula="of:=IF(NOT(ISBLANK([.C159]));MAX([.P159:.T159]);)" office:value-type="float" office:value="99" calcext:value-type="float">
            <text:p>99</text:p>
          </table:table-cell>
          <table:table-cell table:style-name="ce6"/>
          <table:table-cell table:style-name="ce6" table:formula="of:=MIN([.AD159:.AH163])" office:value-type="float" office:value="78" calcext:value-type="float">
            <text:p>7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7 41 13 66 78</text:p>
          </table:table-cell>
          <table:table-cell table:style-name="ce6" table:formula="of:=IFERROR(__xludf.dummyfunction(&quot;IFERROR(SPLIT(B160,&quot;&quot; &quot;&quot;),)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/>
          <table:table-cell table:style-name="ce6" table:formula="of:=IF(NOT(ISBLANK([.C160]));IFERROR(MATCH(VLOOKUP([.C160];[.$A$1:.$A$1048576];1;0);[.$A$1:.$A$1048576];0););)" office:value-type="float" office:value="71" calcext:value-type="float">
            <text:p>71</text:p>
          </table:table-cell>
          <table:table-cell table:style-name="ce6" table:formula="of:=IF(NOT(ISBLANK([.D160]));IFERROR(MATCH(VLOOKUP([.D160];[.$A$1:.$A$1048576];1;0);[.$A$1:.$A$1048576];0););)" office:value-type="float" office:value="25" calcext:value-type="float">
            <text:p>25</text:p>
          </table:table-cell>
          <table:table-cell table:style-name="ce6" table:formula="of:=IF(NOT(ISBLANK([.E160]));IFERROR(MATCH(VLOOKUP([.E160];[.$A$1:.$A$1048576];1;0);[.$A$1:.$A$1048576];0););)" office:value-type="float" office:value="7" calcext:value-type="float">
            <text:p>7</text:p>
          </table:table-cell>
          <table:table-cell table:style-name="ce6" table:formula="of:=IF(NOT(ISBLANK([.F160]));IFERROR(MATCH(VLOOKUP([.F160];[.$A$1:.$A$1048576];1;0);[.$A$1:.$A$1048576];0););)" office:value-type="float" office:value="88" calcext:value-type="float">
            <text:p>88</text:p>
          </table:table-cell>
          <table:table-cell table:style-name="ce6" table:formula="of:=IF(NOT(ISBLANK([.G160]));IFERROR(MATCH(VLOOKUP([.G160];[.$A$1:.$A$1048576];1;0);[.$A$1:.$A$1048576];0););)" office:value-type="float" office:value="67" calcext:value-type="float">
            <text:p>67</text:p>
          </table:table-cell>
          <table:table-cell table:style-name="ce6" table:number-columns-repeated="2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number-columns-repeated="9"/>
          <table:table-cell table:style-name="ce6" table:formula="of:=IF(NOT(ISBLANK([.C160]));MAX([.I160:.M160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160]));MAX([.P160:.T160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8 22 58 56 94</text:p>
          </table:table-cell>
          <table:table-cell table:style-name="ce6" table:formula="of:=IFERROR(__xludf.dummyfunction(&quot;IFERROR(SPLIT(B161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/>
          <table:table-cell table:style-name="ce6" table:formula="of:=IF(NOT(ISBLANK([.C161]));IFERROR(MATCH(VLOOKUP([.C161];[.$A$1:.$A$1048576];1;0);[.$A$1:.$A$1048576];0););)" office:value-type="float" office:value="82" calcext:value-type="float">
            <text:p>82</text:p>
          </table:table-cell>
          <table:table-cell table:style-name="ce6" table:formula="of:=IF(NOT(ISBLANK([.D161]));IFERROR(MATCH(VLOOKUP([.D161];[.$A$1:.$A$1048576];1;0);[.$A$1:.$A$1048576];0););)" office:value-type="float" office:value="40" calcext:value-type="float">
            <text:p>40</text:p>
          </table:table-cell>
          <table:table-cell table:style-name="ce6" table:formula="of:=IF(NOT(ISBLANK([.E161]));IFERROR(MATCH(VLOOKUP([.E161];[.$A$1:.$A$1048576];1;0);[.$A$1:.$A$1048576];0););)" office:value-type="float" office:value="37" calcext:value-type="float">
            <text:p>37</text:p>
          </table:table-cell>
          <table:table-cell table:style-name="ce6" table:formula="of:=IF(NOT(ISBLANK([.F161]));IFERROR(MATCH(VLOOKUP([.F161];[.$A$1:.$A$1048576];1;0);[.$A$1:.$A$1048576];0););)" office:value-type="float" office:value="86" calcext:value-type="float">
            <text:p>86</text:p>
          </table:table-cell>
          <table:table-cell table:style-name="ce6" table:formula="of:=IF(NOT(ISBLANK([.G161]));IFERROR(MATCH(VLOOKUP([.G161];[.$A$1:.$A$1048576];1;0);[.$A$1:.$A$1048576];0););)" office:value-type="float" office:value="77" calcext:value-type="float">
            <text:p>77</text:p>
          </table:table-cell>
          <table:table-cell table:style-name="ce6" table:number-columns-repeated="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9"/>
          <table:table-cell table:style-name="ce6" table:formula="of:=IF(NOT(ISBLANK([.C161]));MAX([.I161:.M161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161]));MAX([.P161:.T161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12 15 17 28</text:p>
          </table:table-cell>
          <table:table-cell table:style-name="ce6" table:formula="of:=IFERROR(__xludf.dummyfunction(&quot;IFERROR(SPLIT(B162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162]));IFERROR(MATCH(VLOOKUP([.C162];[.$A$1:.$A$1048576];1;0);[.$A$1:.$A$1048576];0););)" office:value-type="float" office:value="99" calcext:value-type="float">
            <text:p>99</text:p>
          </table:table-cell>
          <table:table-cell table:style-name="ce6" table:formula="of:=IF(NOT(ISBLANK([.D162]));IFERROR(MATCH(VLOOKUP([.D162];[.$A$1:.$A$1048576];1;0);[.$A$1:.$A$1048576];0););)" office:value-type="float" office:value="60" calcext:value-type="float">
            <text:p>60</text:p>
          </table:table-cell>
          <table:table-cell table:style-name="ce6" table:formula="of:=IF(NOT(ISBLANK([.E162]));IFERROR(MATCH(VLOOKUP([.E162];[.$A$1:.$A$1048576];1;0);[.$A$1:.$A$1048576];0););)" office:value-type="float" office:value="100" calcext:value-type="float">
            <text:p>100</text:p>
          </table:table-cell>
          <table:table-cell table:style-name="ce6" table:formula="of:=IF(NOT(ISBLANK([.F162]));IFERROR(MATCH(VLOOKUP([.F162];[.$A$1:.$A$1048576];1;0);[.$A$1:.$A$1048576];0););)" office:value-type="float" office:value="43" calcext:value-type="float">
            <text:p>43</text:p>
          </table:table-cell>
          <table:table-cell table:style-name="ce6" table:formula="of:=IF(NOT(ISBLANK([.G162]));IFERROR(MATCH(VLOOKUP([.G162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78" calcext:value-type="float">
            <text:p>7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162]));MAX([.I162:.M162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62]));MAX([.P162:.T162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49 36 64 11</text:p>
          </table:table-cell>
          <table:table-cell table:style-name="ce6" table:formula="of:=IFERROR(__xludf.dummyfunction(&quot;IFERROR(SPLIT(B163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/>
          <table:table-cell table:style-name="ce6" table:formula="of:=IF(NOT(ISBLANK([.C163]));IFERROR(MATCH(VLOOKUP([.C163];[.$A$1:.$A$1048576];1;0);[.$A$1:.$A$1048576];0););)" office:value-type="float" office:value="92" calcext:value-type="float">
            <text:p>92</text:p>
          </table:table-cell>
          <table:table-cell table:style-name="ce6" table:formula="of:=IF(NOT(ISBLANK([.D163]));IFERROR(MATCH(VLOOKUP([.D163];[.$A$1:.$A$1048576];1;0);[.$A$1:.$A$1048576];0););)" office:value-type="float" office:value="81" calcext:value-type="float">
            <text:p>81</text:p>
          </table:table-cell>
          <table:table-cell table:style-name="ce6" table:formula="of:=IF(NOT(ISBLANK([.E163]));IFERROR(MATCH(VLOOKUP([.E163];[.$A$1:.$A$1048576];1;0);[.$A$1:.$A$1048576];0););)" office:value-type="float" office:value="15" calcext:value-type="float">
            <text:p>15</text:p>
          </table:table-cell>
          <table:table-cell table:style-name="ce6" table:formula="of:=IF(NOT(ISBLANK([.F163]));IFERROR(MATCH(VLOOKUP([.F163];[.$A$1:.$A$1048576];1;0);[.$A$1:.$A$1048576];0););)" office:value-type="float" office:value="51" calcext:value-type="float">
            <text:p>51</text:p>
          </table:table-cell>
          <table:table-cell table:style-name="ce6" table:formula="of:=IF(NOT(ISBLANK([.G163]));IFERROR(MATCH(VLOOKUP([.G163];[.$A$1:.$A$1048576];1;0);[.$A$1:.$A$1048576];0););)" office:value-type="float" office:value="102" calcext:value-type="float">
            <text:p>102</text:p>
          </table:table-cell>
          <table:table-cell table:style-name="ce6"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2" calcext:value-type="float">
            <text:p>102</text:p>
          </table:table-cell>
          <table:table-cell table:style-name="ce6" table:number-columns-repeated="9"/>
          <table:table-cell table:style-name="ce6" table:formula="of:=IF(NOT(ISBLANK([.C163]));MAX([.I163:.M163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163]));MAX([.P163:.T163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6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64]));IFERROR(MATCH(VLOOKUP([.C164];[.$A$1:.$A$1048576];1;0);[.$A$1:.$A$1048576];0););)" office:value-type="float" office:value="0" calcext:value-type="float">
            <text:p>0</text:p>
          </table:table-cell>
          <table:table-cell table:style-name="ce6" table:formula="of:=IF(NOT(ISBLANK([.D164]));IFERROR(MATCH(VLOOKUP([.D164];[.$A$1:.$A$1048576];1;0);[.$A$1:.$A$1048576];0););)" office:value-type="float" office:value="0" calcext:value-type="float">
            <text:p>0</text:p>
          </table:table-cell>
          <table:table-cell table:style-name="ce6" table:formula="of:=IF(NOT(ISBLANK([.E164]));IFERROR(MATCH(VLOOKUP([.E164];[.$A$1:.$A$1048576];1;0);[.$A$1:.$A$1048576];0););)" office:value-type="float" office:value="0" calcext:value-type="float">
            <text:p>0</text:p>
          </table:table-cell>
          <table:table-cell table:style-name="ce6" table:formula="of:=IF(NOT(ISBLANK([.F164]));IFERROR(MATCH(VLOOKUP([.F164];[.$A$1:.$A$1048576];1;0);[.$A$1:.$A$1048576];0););)" office:value-type="float" office:value="0" calcext:value-type="float">
            <text:p>0</text:p>
          </table:table-cell>
          <table:table-cell table:style-name="ce6" table:formula="of:=IF(NOT(ISBLANK([.G164]));IFERROR(MATCH(VLOOKUP([.G16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64]));MAX([.I164:.M16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64]));MAX([.P164:.T16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6 73 81 30 98</text:p>
          </table:table-cell>
          <table:table-cell table:style-name="ce6" table:formula="of:=IFERROR(__xludf.dummyfunction(&quot;IFERROR(SPLIT(B165,&quot;&quot; &quot;&quot;),)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/>
          <table:table-cell table:style-name="ce6" table:formula="of:=IF(NOT(ISBLANK([.C165]));IFERROR(MATCH(VLOOKUP([.C165];[.$A$1:.$A$1048576];1;0);[.$A$1:.$A$1048576];0););)" office:value-type="float" office:value="84" calcext:value-type="float">
            <text:p>84</text:p>
          </table:table-cell>
          <table:table-cell table:style-name="ce6" table:formula="of:=IF(NOT(ISBLANK([.D165]));IFERROR(MATCH(VLOOKUP([.D165];[.$A$1:.$A$1048576];1;0);[.$A$1:.$A$1048576];0););)" office:value-type="float" office:value="3" calcext:value-type="float">
            <text:p>3</text:p>
          </table:table-cell>
          <table:table-cell table:style-name="ce6" table:formula="of:=IF(NOT(ISBLANK([.E165]));IFERROR(MATCH(VLOOKUP([.E165];[.$A$1:.$A$1048576];1;0);[.$A$1:.$A$1048576];0););)" office:value-type="float" office:value="80" calcext:value-type="float">
            <text:p>80</text:p>
          </table:table-cell>
          <table:table-cell table:style-name="ce6" table:formula="of:=IF(NOT(ISBLANK([.F165]));IFERROR(MATCH(VLOOKUP([.F165];[.$A$1:.$A$1048576];1;0);[.$A$1:.$A$1048576];0););)" office:value-type="float" office:value="12" calcext:value-type="float">
            <text:p>12</text:p>
          </table:table-cell>
          <table:table-cell table:style-name="ce6" table:formula="of:=IF(NOT(ISBLANK([.G165]));IFERROR(MATCH(VLOOKUP([.G165];[.$A$1:.$A$1048576];1;0);[.$A$1:.$A$1048576];0););)" office:value-type="float" office:value="64" calcext:value-type="float">
            <text:p>6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65:.M169])" office:value-type="float" office:value="84" calcext:value-type="float">
            <text:p>8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65:.M169]&gt;[.$AP$3];[.C165:.G169];))*[.$AP$4]" office:value-type="float" office:value="34861" calcext:value-type="float">
            <text:p>3486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65:.M169]&gt;[.$AS$3];[.C165:.G169];))*[.$AS$4]" office:value-type="float" office:value="2352" calcext:value-type="float">
            <text:p>2352</text:p>
          </table:table-cell>
          <table:table-cell table:style-name="ce6"/>
          <table:table-cell table:style-name="ce6" table:formula="of:=IF(NOT(ISBLANK([.C165]));MAX([.I165:.M165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165]));MAX([.P165:.T165]);)" office:value-type="float" office:value="84" calcext:value-type="float">
            <text:p>84</text:p>
          </table:table-cell>
          <table:table-cell table:style-name="ce6"/>
          <table:table-cell table:style-name="ce6" table:formula="of:=MIN([.AD165:.AH169])" office:value-type="float" office:value="46" calcext:value-type="float">
            <text:p>4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0 15 33 37 54</text:p>
          </table:table-cell>
          <table:table-cell table:style-name="ce6" table:formula="of:=IFERROR(__xludf.dummyfunction(&quot;IFERROR(SPLIT(B166,&quot;&quot; &quot;&quot;),)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/>
          <table:table-cell table:style-name="ce6" table:formula="of:=IF(NOT(ISBLANK([.C166]));IFERROR(MATCH(VLOOKUP([.C166];[.$A$1:.$A$1048576];1;0);[.$A$1:.$A$1048576];0););)" office:value-type="float" office:value="8" calcext:value-type="float">
            <text:p>8</text:p>
          </table:table-cell>
          <table:table-cell table:style-name="ce6" table:formula="of:=IF(NOT(ISBLANK([.D166]));IFERROR(MATCH(VLOOKUP([.D166];[.$A$1:.$A$1048576];1;0);[.$A$1:.$A$1048576];0););)" office:value-type="float" office:value="100" calcext:value-type="float">
            <text:p>100</text:p>
          </table:table-cell>
          <table:table-cell table:style-name="ce6" table:formula="of:=IF(NOT(ISBLANK([.E166]));IFERROR(MATCH(VLOOKUP([.E166];[.$A$1:.$A$1048576];1;0);[.$A$1:.$A$1048576];0););)" office:value-type="float" office:value="11" calcext:value-type="float">
            <text:p>11</text:p>
          </table:table-cell>
          <table:table-cell table:style-name="ce6" table:formula="of:=IF(NOT(ISBLANK([.F166]));IFERROR(MATCH(VLOOKUP([.F166];[.$A$1:.$A$1048576];1;0);[.$A$1:.$A$1048576];0););)" office:value-type="float" office:value="23" calcext:value-type="float">
            <text:p>23</text:p>
          </table:table-cell>
          <table:table-cell table:style-name="ce6" table:formula="of:=IF(NOT(ISBLANK([.G166]));IFERROR(MATCH(VLOOKUP([.G166];[.$A$1:.$A$1048576];1;0);[.$A$1:.$A$1048576];0););)" office:value-type="float" office:value="68" calcext:value-type="float">
            <text:p>68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166]));MAX([.I166:.M166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66]));MAX([.P166:.T166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0 76 22 13 36</text:p>
          </table:table-cell>
          <table:table-cell table:style-name="ce6" table:formula="of:=IFERROR(__xludf.dummyfunction(&quot;IFERROR(SPLIT(B167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167]));IFERROR(MATCH(VLOOKUP([.C167];[.$A$1:.$A$1048576];1;0);[.$A$1:.$A$1048576];0););)" office:value-type="float" office:value="46" calcext:value-type="float">
            <text:p>46</text:p>
          </table:table-cell>
          <table:table-cell table:style-name="ce6" table:formula="of:=IF(NOT(ISBLANK([.D167]));IFERROR(MATCH(VLOOKUP([.D167];[.$A$1:.$A$1048576];1;0);[.$A$1:.$A$1048576];0););)" office:value-type="float" office:value="33" calcext:value-type="float">
            <text:p>33</text:p>
          </table:table-cell>
          <table:table-cell table:style-name="ce6" table:formula="of:=IF(NOT(ISBLANK([.E167]));IFERROR(MATCH(VLOOKUP([.E167];[.$A$1:.$A$1048576];1;0);[.$A$1:.$A$1048576];0););)" office:value-type="float" office:value="40" calcext:value-type="float">
            <text:p>40</text:p>
          </table:table-cell>
          <table:table-cell table:style-name="ce6" table:formula="of:=IF(NOT(ISBLANK([.F167]));IFERROR(MATCH(VLOOKUP([.F167];[.$A$1:.$A$1048576];1;0);[.$A$1:.$A$1048576];0););)" office:value-type="float" office:value="7" calcext:value-type="float">
            <text:p>7</text:p>
          </table:table-cell>
          <table:table-cell table:style-name="ce6" table:formula="of:=IF(NOT(ISBLANK([.G167]));IFERROR(MATCH(VLOOKUP([.G167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9"/>
          <table:table-cell table:style-name="ce6" table:formula="of:=IF(NOT(ISBLANK([.C167]));MAX([.I167:.M167]);)" office:value-type="float" office:value="46" calcext:value-type="float">
            <text:p>46</text:p>
          </table:table-cell>
          <table:table-cell table:style-name="ce6" table:number-columns-repeated="3"/>
          <table:table-cell table:style-name="ce6" table:formula="of:=IF(NOT(ISBLANK([.C167]));MAX([.P167:.T167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49 44 27 51</text:p>
          </table:table-cell>
          <table:table-cell table:style-name="ce6" table:formula="of:=IFERROR(__xludf.dummyfunction(&quot;IFERROR(SPLIT(B168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/>
          <table:table-cell table:style-name="ce6" table:formula="of:=IF(NOT(ISBLANK([.C168]));IFERROR(MATCH(VLOOKUP([.C168];[.$A$1:.$A$1048576];1;0);[.$A$1:.$A$1048576];0););)" office:value-type="float" office:value="43" calcext:value-type="float">
            <text:p>43</text:p>
          </table:table-cell>
          <table:table-cell table:style-name="ce6" table:formula="of:=IF(NOT(ISBLANK([.D168]));IFERROR(MATCH(VLOOKUP([.D168];[.$A$1:.$A$1048576];1;0);[.$A$1:.$A$1048576];0););)" office:value-type="float" office:value="81" calcext:value-type="float">
            <text:p>81</text:p>
          </table:table-cell>
          <table:table-cell table:style-name="ce6" table:formula="of:=IF(NOT(ISBLANK([.E168]));IFERROR(MATCH(VLOOKUP([.E168];[.$A$1:.$A$1048576];1;0);[.$A$1:.$A$1048576];0););)" office:value-type="float" office:value="22" calcext:value-type="float">
            <text:p>22</text:p>
          </table:table-cell>
          <table:table-cell table:style-name="ce6" table:formula="of:=IF(NOT(ISBLANK([.F168]));IFERROR(MATCH(VLOOKUP([.F168];[.$A$1:.$A$1048576];1;0);[.$A$1:.$A$1048576];0););)" office:value-type="float" office:value="94" calcext:value-type="float">
            <text:p>94</text:p>
          </table:table-cell>
          <table:table-cell table:style-name="ce6" table:formula="of:=IF(NOT(ISBLANK([.G168]));IFERROR(MATCH(VLOOKUP([.G168];[.$A$1:.$A$1048576];1;0);[.$A$1:.$A$1048576];0););)" office:value-type="float" office:value="29" calcext:value-type="float">
            <text:p>29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9"/>
          <table:table-cell table:style-name="ce6" table:formula="of:=IF(NOT(ISBLANK([.C168]));MAX([.I168:.M168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168]));MAX([.P168:.T168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6 <text:s/>6 92 25 <text:s/>1</text:p>
          </table:table-cell>
          <table:table-cell table:style-name="ce6" table:formula="of:=IFERROR(__xludf.dummyfunction(&quot;IFERROR(SPLIT(B169,&quot;&quot; &quot;&quot;),)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(NOT(ISBLANK([.C169]));IFERROR(MATCH(VLOOKUP([.C169];[.$A$1:.$A$1048576];1;0);[.$A$1:.$A$1048576];0););)" office:value-type="float" office:value="45" calcext:value-type="float">
            <text:p>45</text:p>
          </table:table-cell>
          <table:table-cell table:style-name="ce6" table:formula="of:=IF(NOT(ISBLANK([.D169]));IFERROR(MATCH(VLOOKUP([.D169];[.$A$1:.$A$1048576];1;0);[.$A$1:.$A$1048576];0););)" office:value-type="float" office:value="83" calcext:value-type="float">
            <text:p>83</text:p>
          </table:table-cell>
          <table:table-cell table:style-name="ce6" table:formula="of:=IF(NOT(ISBLANK([.E169]));IFERROR(MATCH(VLOOKUP([.E169];[.$A$1:.$A$1048576];1;0);[.$A$1:.$A$1048576];0););)" office:value-type="float" office:value="10" calcext:value-type="float">
            <text:p>10</text:p>
          </table:table-cell>
          <table:table-cell table:style-name="ce6" table:formula="of:=IF(NOT(ISBLANK([.F169]));IFERROR(MATCH(VLOOKUP([.F169];[.$A$1:.$A$1048576];1;0);[.$A$1:.$A$1048576];0););)" office:value-type="float" office:value="20" calcext:value-type="float">
            <text:p>20</text:p>
          </table:table-cell>
          <table:table-cell table:style-name="ce6" table:formula="of:=IF(NOT(ISBLANK([.G169]));IFERROR(MATCH(VLOOKUP([.G169];[.$A$1:.$A$1048576];1;0);[.$A$1:.$A$1048576];0););)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9"/>
          <table:table-cell table:style-name="ce6" table:formula="of:=IF(NOT(ISBLANK([.C169]));MAX([.I169:.M169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169]));MAX([.P169:.T169]);)" office:value-type="float" office:value="68" calcext:value-type="float">
            <text:p>6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7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70]));IFERROR(MATCH(VLOOKUP([.C170];[.$A$1:.$A$1048576];1;0);[.$A$1:.$A$1048576];0););)" office:value-type="float" office:value="0" calcext:value-type="float">
            <text:p>0</text:p>
          </table:table-cell>
          <table:table-cell table:style-name="ce6" table:formula="of:=IF(NOT(ISBLANK([.D170]));IFERROR(MATCH(VLOOKUP([.D170];[.$A$1:.$A$1048576];1;0);[.$A$1:.$A$1048576];0););)" office:value-type="float" office:value="0" calcext:value-type="float">
            <text:p>0</text:p>
          </table:table-cell>
          <table:table-cell table:style-name="ce6" table:formula="of:=IF(NOT(ISBLANK([.E170]));IFERROR(MATCH(VLOOKUP([.E170];[.$A$1:.$A$1048576];1;0);[.$A$1:.$A$1048576];0););)" office:value-type="float" office:value="0" calcext:value-type="float">
            <text:p>0</text:p>
          </table:table-cell>
          <table:table-cell table:style-name="ce6" table:formula="of:=IF(NOT(ISBLANK([.F170]));IFERROR(MATCH(VLOOKUP([.F170];[.$A$1:.$A$1048576];1;0);[.$A$1:.$A$1048576];0););)" office:value-type="float" office:value="0" calcext:value-type="float">
            <text:p>0</text:p>
          </table:table-cell>
          <table:table-cell table:style-name="ce6" table:formula="of:=IF(NOT(ISBLANK([.G170]));IFERROR(MATCH(VLOOKUP([.G17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70]));MAX([.I170:.M17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70]));MAX([.P170:.T17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5 95 96 31 22</text:p>
          </table:table-cell>
          <table:table-cell table:style-name="ce6" table:formula="of:=IFERROR(__xludf.dummyfunction(&quot;IFERROR(SPLIT(B171,&quot;&quot; &quot;&quot;),)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/>
          <table:table-cell table:style-name="ce6" table:formula="of:=IF(NOT(ISBLANK([.C171]));IFERROR(MATCH(VLOOKUP([.C171];[.$A$1:.$A$1048576];1;0);[.$A$1:.$A$1048576];0););)" office:value-type="float" office:value="20" calcext:value-type="float">
            <text:p>20</text:p>
          </table:table-cell>
          <table:table-cell table:style-name="ce6" table:formula="of:=IF(NOT(ISBLANK([.D171]));IFERROR(MATCH(VLOOKUP([.D171];[.$A$1:.$A$1048576];1;0);[.$A$1:.$A$1048576];0););)" office:value-type="float" office:value="5" calcext:value-type="float">
            <text:p>5</text:p>
          </table:table-cell>
          <table:table-cell table:style-name="ce6" table:formula="of:=IF(NOT(ISBLANK([.E171]));IFERROR(MATCH(VLOOKUP([.E171];[.$A$1:.$A$1048576];1;0);[.$A$1:.$A$1048576];0););)" office:value-type="float" office:value="84" calcext:value-type="float">
            <text:p>84</text:p>
          </table:table-cell>
          <table:table-cell table:style-name="ce6" table:formula="of:=IF(NOT(ISBLANK([.F171]));IFERROR(MATCH(VLOOKUP([.F171];[.$A$1:.$A$1048576];1;0);[.$A$1:.$A$1048576];0););)" office:value-type="float" office:value="55" calcext:value-type="float">
            <text:p>55</text:p>
          </table:table-cell>
          <table:table-cell table:style-name="ce6" table:formula="of:=IF(NOT(ISBLANK([.G171]));IFERROR(MATCH(VLOOKUP([.G171];[.$A$1:.$A$1048576];1;0);[.$A$1:.$A$1048576];0););)" office:value-type="float" office:value="40" calcext:value-type="float">
            <text:p>4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71:.M175])" office:value-type="float" office:value="20" calcext:value-type="float">
            <text:p>2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71:.M175]&gt;[.$AP$3];[.C171:.G175];))*[.$AP$4]" office:value-type="float" office:value="67024" calcext:value-type="float">
            <text:p>6702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71:.M175]&gt;[.$AS$3];[.C171:.G175];))*[.$AS$4]" office:value-type="float" office:value="19936" calcext:value-type="float">
            <text:p>19936</text:p>
          </table:table-cell>
          <table:table-cell table:style-name="ce6"/>
          <table:table-cell table:style-name="ce6" table:formula="of:=IF(NOT(ISBLANK([.C171]));MAX([.I171:.M171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171]));MAX([.P171:.T171]);)" office:value-type="float" office:value="98" calcext:value-type="float">
            <text:p>98</text:p>
          </table:table-cell>
          <table:table-cell table:style-name="ce6"/>
          <table:table-cell table:style-name="ce6" table:formula="of:=MIN([.AD171:.AH175])" office:value-type="float" office:value="84" calcext:value-type="float">
            <text:p>8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4 42 41 60 23</text:p>
          </table:table-cell>
          <table:table-cell table:style-name="ce6" table:formula="of:=IFERROR(__xludf.dummyfunction(&quot;IFERROR(SPLIT(B172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/>
          <table:table-cell table:style-name="ce6" table:formula="of:=IF(NOT(ISBLANK([.C172]));IFERROR(MATCH(VLOOKUP([.C172];[.$A$1:.$A$1048576];1;0);[.$A$1:.$A$1048576];0););)" office:value-type="float" office:value="36" calcext:value-type="float">
            <text:p>36</text:p>
          </table:table-cell>
          <table:table-cell table:style-name="ce6" table:formula="of:=IF(NOT(ISBLANK([.D172]));IFERROR(MATCH(VLOOKUP([.D172];[.$A$1:.$A$1048576];1;0);[.$A$1:.$A$1048576];0););)" office:value-type="float" office:value="4" calcext:value-type="float">
            <text:p>4</text:p>
          </table:table-cell>
          <table:table-cell table:style-name="ce6" table:formula="of:=IF(NOT(ISBLANK([.E172]));IFERROR(MATCH(VLOOKUP([.E172];[.$A$1:.$A$1048576];1;0);[.$A$1:.$A$1048576];0););)" office:value-type="float" office:value="25" calcext:value-type="float">
            <text:p>25</text:p>
          </table:table-cell>
          <table:table-cell table:style-name="ce6" table:formula="of:=IF(NOT(ISBLANK([.F172]));IFERROR(MATCH(VLOOKUP([.F172];[.$A$1:.$A$1048576];1;0);[.$A$1:.$A$1048576];0););)" office:value-type="float" office:value="99" calcext:value-type="float">
            <text:p>99</text:p>
          </table:table-cell>
          <table:table-cell table:style-name="ce6" table:formula="of:=IF(NOT(ISBLANK([.G172]));IFERROR(MATCH(VLOOKUP([.G172];[.$A$1:.$A$1048576];1;0);[.$A$1:.$A$1048576];0););)" office:value-type="float" office:value="28" calcext:value-type="float">
            <text:p>28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number-columns-repeated="9"/>
          <table:table-cell table:style-name="ce6" table:formula="of:=IF(NOT(ISBLANK([.C172]));MAX([.I172:.M172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172]));MAX([.P172:.T172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5 32 77 81 15</text:p>
          </table:table-cell>
          <table:table-cell table:style-name="ce6" table:formula="of:=IFERROR(__xludf.dummyfunction(&quot;IFERROR(SPLIT(B173,&quot;&quot; &quot;&quot;),)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173]));IFERROR(MATCH(VLOOKUP([.C173];[.$A$1:.$A$1048576];1;0);[.$A$1:.$A$1048576];0););)" office:value-type="float" office:value="98" calcext:value-type="float">
            <text:p>98</text:p>
          </table:table-cell>
          <table:table-cell table:style-name="ce6" table:formula="of:=IF(NOT(ISBLANK([.D173]));IFERROR(MATCH(VLOOKUP([.D173];[.$A$1:.$A$1048576];1;0);[.$A$1:.$A$1048576];0););)" office:value-type="float" office:value="91" calcext:value-type="float">
            <text:p>91</text:p>
          </table:table-cell>
          <table:table-cell table:style-name="ce6" table:formula="of:=IF(NOT(ISBLANK([.E173]));IFERROR(MATCH(VLOOKUP([.E173];[.$A$1:.$A$1048576];1;0);[.$A$1:.$A$1048576];0););)" office:value-type="float" office:value="21" calcext:value-type="float">
            <text:p>21</text:p>
          </table:table-cell>
          <table:table-cell table:style-name="ce6" table:formula="of:=IF(NOT(ISBLANK([.F173]));IFERROR(MATCH(VLOOKUP([.F173];[.$A$1:.$A$1048576];1;0);[.$A$1:.$A$1048576];0););)" office:value-type="float" office:value="80" calcext:value-type="float">
            <text:p>80</text:p>
          </table:table-cell>
          <table:table-cell table:style-name="ce6" table:formula="of:=IF(NOT(ISBLANK([.G173]));IFERROR(MATCH(VLOOKUP([.G173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84" calcext:value-type="float">
            <text:p>8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number-columns-repeated="9"/>
          <table:table-cell table:style-name="ce6" table:formula="of:=IF(NOT(ISBLANK([.C173]));MAX([.I173:.M173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173]));MAX([.P173:.T173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79 <text:s/>6 11 94</text:p>
          </table:table-cell>
          <table:table-cell table:style-name="ce6" table:formula="of:=IFERROR(__xludf.dummyfunction(&quot;IFERROR(SPLIT(B174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/>
          <table:table-cell table:style-name="ce6" table:formula="of:=IF(NOT(ISBLANK([.C174]));IFERROR(MATCH(VLOOKUP([.C174];[.$A$1:.$A$1048576];1;0);[.$A$1:.$A$1048576];0););)" office:value-type="float" office:value="43" calcext:value-type="float">
            <text:p>43</text:p>
          </table:table-cell>
          <table:table-cell table:style-name="ce6" table:formula="of:=IF(NOT(ISBLANK([.D174]));IFERROR(MATCH(VLOOKUP([.D174];[.$A$1:.$A$1048576];1;0);[.$A$1:.$A$1048576];0););)" office:value-type="float" office:value="62" calcext:value-type="float">
            <text:p>62</text:p>
          </table:table-cell>
          <table:table-cell table:style-name="ce6" table:formula="of:=IF(NOT(ISBLANK([.E174]));IFERROR(MATCH(VLOOKUP([.E174];[.$A$1:.$A$1048576];1;0);[.$A$1:.$A$1048576];0););)" office:value-type="float" office:value="83" calcext:value-type="float">
            <text:p>83</text:p>
          </table:table-cell>
          <table:table-cell table:style-name="ce6" table:formula="of:=IF(NOT(ISBLANK([.F174]));IFERROR(MATCH(VLOOKUP([.F174];[.$A$1:.$A$1048576];1;0);[.$A$1:.$A$1048576];0););)" office:value-type="float" office:value="102" calcext:value-type="float">
            <text:p>102</text:p>
          </table:table-cell>
          <table:table-cell table:style-name="ce6" table:formula="of:=IF(NOT(ISBLANK([.G174]));IFERROR(MATCH(VLOOKUP([.G174];[.$A$1:.$A$1048576];1;0);[.$A$1:.$A$1048576];0););)" office:value-type="float" office:value="77" calcext:value-type="float">
            <text:p>77</text:p>
          </table:table-cell>
          <table:table-cell table:style-name="ce6" table:number-columns-repeated="2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174]));MAX([.I174:.M174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174]));MAX([.P174:.T174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7 85 66 44 43</text:p>
          </table:table-cell>
          <table:table-cell table:style-name="ce6" table:formula="of:=IFERROR(__xludf.dummyfunction(&quot;IFERROR(SPLIT(B175,&quot;&quot; &quot;&quot;),)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/>
          <table:table-cell table:style-name="ce6" table:formula="of:=IF(NOT(ISBLANK([.C175]));IFERROR(MATCH(VLOOKUP([.C175];[.$A$1:.$A$1048576];1;0);[.$A$1:.$A$1048576];0););)" office:value-type="float" office:value="87" calcext:value-type="float">
            <text:p>87</text:p>
          </table:table-cell>
          <table:table-cell table:style-name="ce6" table:formula="of:=IF(NOT(ISBLANK([.D175]));IFERROR(MATCH(VLOOKUP([.D175];[.$A$1:.$A$1048576];1;0);[.$A$1:.$A$1048576];0););)" office:value-type="float" office:value="79" calcext:value-type="float">
            <text:p>79</text:p>
          </table:table-cell>
          <table:table-cell table:style-name="ce6" table:formula="of:=IF(NOT(ISBLANK([.E175]));IFERROR(MATCH(VLOOKUP([.E175];[.$A$1:.$A$1048576];1;0);[.$A$1:.$A$1048576];0););)" office:value-type="float" office:value="88" calcext:value-type="float">
            <text:p>88</text:p>
          </table:table-cell>
          <table:table-cell table:style-name="ce6" table:formula="of:=IF(NOT(ISBLANK([.F175]));IFERROR(MATCH(VLOOKUP([.F175];[.$A$1:.$A$1048576];1;0);[.$A$1:.$A$1048576];0););)" office:value-type="float" office:value="22" calcext:value-type="float">
            <text:p>22</text:p>
          </table:table-cell>
          <table:table-cell table:style-name="ce6" table:formula="of:=IF(NOT(ISBLANK([.G175]));IFERROR(MATCH(VLOOKUP([.G175];[.$A$1:.$A$1048576];1;0);[.$A$1:.$A$1048576];0););)" office:value-type="float" office:value="69" calcext:value-type="float">
            <text:p>69</text:p>
          </table:table-cell>
          <table:table-cell table:style-name="ce6" table:number-columns-repeated="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9"/>
          <table:table-cell table:style-name="ce6" table:formula="of:=IF(NOT(ISBLANK([.C175]));MAX([.I175:.M175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175]));MAX([.P175:.T175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7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76]));IFERROR(MATCH(VLOOKUP([.C176];[.$A$1:.$A$1048576];1;0);[.$A$1:.$A$1048576];0););)" office:value-type="float" office:value="0" calcext:value-type="float">
            <text:p>0</text:p>
          </table:table-cell>
          <table:table-cell table:style-name="ce6" table:formula="of:=IF(NOT(ISBLANK([.D176]));IFERROR(MATCH(VLOOKUP([.D176];[.$A$1:.$A$1048576];1;0);[.$A$1:.$A$1048576];0););)" office:value-type="float" office:value="0" calcext:value-type="float">
            <text:p>0</text:p>
          </table:table-cell>
          <table:table-cell table:style-name="ce6" table:formula="of:=IF(NOT(ISBLANK([.E176]));IFERROR(MATCH(VLOOKUP([.E176];[.$A$1:.$A$1048576];1;0);[.$A$1:.$A$1048576];0););)" office:value-type="float" office:value="0" calcext:value-type="float">
            <text:p>0</text:p>
          </table:table-cell>
          <table:table-cell table:style-name="ce6" table:formula="of:=IF(NOT(ISBLANK([.F176]));IFERROR(MATCH(VLOOKUP([.F176];[.$A$1:.$A$1048576];1;0);[.$A$1:.$A$1048576];0););)" office:value-type="float" office:value="0" calcext:value-type="float">
            <text:p>0</text:p>
          </table:table-cell>
          <table:table-cell table:style-name="ce6" table:formula="of:=IF(NOT(ISBLANK([.G176]));IFERROR(MATCH(VLOOKUP([.G17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76]));MAX([.I176:.M17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76]));MAX([.P176:.T17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 18 75 85 <text:s/>0</text:p>
          </table:table-cell>
          <table:table-cell table:style-name="ce6" table:formula="of:=IFERROR(__xludf.dummyfunction(&quot;IFERROR(SPLIT(B177,&quot;&quot; &quot;&quot;),)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/>
          <table:table-cell table:style-name="ce6" table:formula="of:=IF(NOT(ISBLANK([.C177]));IFERROR(MATCH(VLOOKUP([.C177];[.$A$1:.$A$1048576];1;0);[.$A$1:.$A$1048576];0););)" office:value-type="float" office:value="14" calcext:value-type="float">
            <text:p>14</text:p>
          </table:table-cell>
          <table:table-cell table:style-name="ce6" table:formula="of:=IF(NOT(ISBLANK([.D177]));IFERROR(MATCH(VLOOKUP([.D177];[.$A$1:.$A$1048576];1;0);[.$A$1:.$A$1048576];0););)" office:value-type="float" office:value="59" calcext:value-type="float">
            <text:p>59</text:p>
          </table:table-cell>
          <table:table-cell table:style-name="ce6" table:formula="of:=IF(NOT(ISBLANK([.E177]));IFERROR(MATCH(VLOOKUP([.E177];[.$A$1:.$A$1048576];1;0);[.$A$1:.$A$1048576];0););)" office:value-type="float" office:value="98" calcext:value-type="float">
            <text:p>98</text:p>
          </table:table-cell>
          <table:table-cell table:style-name="ce6" table:formula="of:=IF(NOT(ISBLANK([.F177]));IFERROR(MATCH(VLOOKUP([.F177];[.$A$1:.$A$1048576];1;0);[.$A$1:.$A$1048576];0););)" office:value-type="float" office:value="79" calcext:value-type="float">
            <text:p>79</text:p>
          </table:table-cell>
          <table:table-cell table:style-name="ce6" table:formula="of:=IF(NOT(ISBLANK([.G177]));IFERROR(MATCH(VLOOKUP([.G177];[.$A$1:.$A$1048576];1;0);[.$A$1:.$A$1048576];0););)" office:value-type="float" office:value="46" calcext:value-type="float">
            <text:p>4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77:.M181])" office:value-type="float" office:value="14" calcext:value-type="float">
            <text:p>1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77:.M181]&gt;[.$AP$3];[.C177:.G181];))*[.$AP$4]" office:value-type="float" office:value="56729" calcext:value-type="float">
            <text:p>5672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77:.M181]&gt;[.$AS$3];[.C177:.G181];))*[.$AS$4]" office:value-type="float" office:value="7560" calcext:value-type="float">
            <text:p>7560</text:p>
          </table:table-cell>
          <table:table-cell table:style-name="ce6"/>
          <table:table-cell table:style-name="ce6" table:formula="of:=IF(NOT(ISBLANK([.C177]));MAX([.I177:.M177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177]));MAX([.P177:.T177]);)" office:value-type="float" office:value="99" calcext:value-type="float">
            <text:p>99</text:p>
          </table:table-cell>
          <table:table-cell table:style-name="ce6"/>
          <table:table-cell table:style-name="ce6" table:formula="of:=MIN([.AD177:.AH181])" office:value-type="float" office:value="51" calcext:value-type="float">
            <text:p>51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1 35 22 64 55</text:p>
          </table:table-cell>
          <table:table-cell table:style-name="ce6" table:formula="of:=IFERROR(__xludf.dummyfunction(&quot;IFERROR(SPLIT(B178,&quot;&quot; &quot;&quot;),)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178]));IFERROR(MATCH(VLOOKUP([.C178];[.$A$1:.$A$1048576];1;0);[.$A$1:.$A$1048576];0););)" office:value-type="float" office:value="31" calcext:value-type="float">
            <text:p>31</text:p>
          </table:table-cell>
          <table:table-cell table:style-name="ce6" table:formula="of:=IF(NOT(ISBLANK([.D178]));IFERROR(MATCH(VLOOKUP([.D178];[.$A$1:.$A$1048576];1;0);[.$A$1:.$A$1048576];0););)" office:value-type="float" office:value="6" calcext:value-type="float">
            <text:p>6</text:p>
          </table:table-cell>
          <table:table-cell table:style-name="ce6" table:formula="of:=IF(NOT(ISBLANK([.E178]));IFERROR(MATCH(VLOOKUP([.E178];[.$A$1:.$A$1048576];1;0);[.$A$1:.$A$1048576];0););)" office:value-type="float" office:value="40" calcext:value-type="float">
            <text:p>40</text:p>
          </table:table-cell>
          <table:table-cell table:style-name="ce6" table:formula="of:=IF(NOT(ISBLANK([.F178]));IFERROR(MATCH(VLOOKUP([.F178];[.$A$1:.$A$1048576];1;0);[.$A$1:.$A$1048576];0););)" office:value-type="float" office:value="51" calcext:value-type="float">
            <text:p>51</text:p>
          </table:table-cell>
          <table:table-cell table:style-name="ce6" table:formula="of:=IF(NOT(ISBLANK([.G178]));IFERROR(MATCH(VLOOKUP([.G178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59" calcext:value-type="float">
            <text:p>5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number-columns-repeated="9"/>
          <table:table-cell table:style-name="ce6" table:formula="of:=IF(NOT(ISBLANK([.C178]));MAX([.I178:.M178]);)" office:value-type="float" office:value="51" calcext:value-type="float">
            <text:p>51</text:p>
          </table:table-cell>
          <table:table-cell table:style-name="ce6" table:number-columns-repeated="3"/>
          <table:table-cell table:style-name="ce6" table:formula="of:=IF(NOT(ISBLANK([.C178]));MAX([.P178:.T178]);)" office:value-type="float" office:value="63" calcext:value-type="float">
            <text:p>6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50 57 47 67</text:p>
          </table:table-cell>
          <table:table-cell table:style-name="ce6" table:formula="of:=IFERROR(__xludf.dummyfunction(&quot;IFERROR(SPLIT(B179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179]));IFERROR(MATCH(VLOOKUP([.C179];[.$A$1:.$A$1048576];1;0);[.$A$1:.$A$1048576];0););)" office:value-type="float" office:value="99" calcext:value-type="float">
            <text:p>99</text:p>
          </table:table-cell>
          <table:table-cell table:style-name="ce6" table:formula="of:=IF(NOT(ISBLANK([.D179]));IFERROR(MATCH(VLOOKUP([.D179];[.$A$1:.$A$1048576];1;0);[.$A$1:.$A$1048576];0););)" office:value-type="float" office:value="63" calcext:value-type="float">
            <text:p>63</text:p>
          </table:table-cell>
          <table:table-cell table:style-name="ce6" table:formula="of:=IF(NOT(ISBLANK([.E179]));IFERROR(MATCH(VLOOKUP([.E179];[.$A$1:.$A$1048576];1;0);[.$A$1:.$A$1048576];0););)" office:value-type="float" office:value="42" calcext:value-type="float">
            <text:p>42</text:p>
          </table:table-cell>
          <table:table-cell table:style-name="ce6" table:formula="of:=IF(NOT(ISBLANK([.F179]));IFERROR(MATCH(VLOOKUP([.F179];[.$A$1:.$A$1048576];1;0);[.$A$1:.$A$1048576];0););)" office:value-type="float" office:value="26" calcext:value-type="float">
            <text:p>26</text:p>
          </table:table-cell>
          <table:table-cell table:style-name="ce6" table:formula="of:=IF(NOT(ISBLANK([.G179]));IFERROR(MATCH(VLOOKUP([.G179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98" calcext:value-type="float">
            <text:p>9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179]));MAX([.I179:.M179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179]));MAX([.P179:.T179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8 61 56 63 90</text:p>
          </table:table-cell>
          <table:table-cell table:style-name="ce6" table:formula="of:=IFERROR(__xludf.dummyfunction(&quot;IFERROR(SPLIT(B180,&quot;&quot; &quot;&quot;),)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/>
          <table:table-cell table:style-name="ce6" table:formula="of:=IF(NOT(ISBLANK([.C180]));IFERROR(MATCH(VLOOKUP([.C180];[.$A$1:.$A$1048576];1;0);[.$A$1:.$A$1048576];0););)" office:value-type="float" office:value="70" calcext:value-type="float">
            <text:p>70</text:p>
          </table:table-cell>
          <table:table-cell table:style-name="ce6" table:formula="of:=IF(NOT(ISBLANK([.D180]));IFERROR(MATCH(VLOOKUP([.D180];[.$A$1:.$A$1048576];1;0);[.$A$1:.$A$1048576];0););)" office:value-type="float" office:value="30" calcext:value-type="float">
            <text:p>30</text:p>
          </table:table-cell>
          <table:table-cell table:style-name="ce6" table:formula="of:=IF(NOT(ISBLANK([.E180]));IFERROR(MATCH(VLOOKUP([.E180];[.$A$1:.$A$1048576];1;0);[.$A$1:.$A$1048576];0););)" office:value-type="float" office:value="86" calcext:value-type="float">
            <text:p>86</text:p>
          </table:table-cell>
          <table:table-cell table:style-name="ce6" table:formula="of:=IF(NOT(ISBLANK([.F180]));IFERROR(MATCH(VLOOKUP([.F180];[.$A$1:.$A$1048576];1;0);[.$A$1:.$A$1048576];0););)" office:value-type="float" office:value="56" calcext:value-type="float">
            <text:p>56</text:p>
          </table:table-cell>
          <table:table-cell table:style-name="ce6" table:formula="of:=IF(NOT(ISBLANK([.G180]));IFERROR(MATCH(VLOOKUP([.G180];[.$A$1:.$A$1048576];1;0);[.$A$1:.$A$1048576];0););)" office:value-type="float" office:value="18" calcext:value-type="float">
            <text:p>18</text:p>
          </table:table-cell>
          <table:table-cell table:style-name="ce6" table:number-columns-repeated="2"/>
          <table:table-cell table:style-name="ce6" office:value-type="float" office:value="79" calcext:value-type="float">
            <text:p>7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9"/>
          <table:table-cell table:style-name="ce6" table:formula="of:=IF(NOT(ISBLANK([.C180]));MAX([.I180:.M180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180]));MAX([.P180:.T180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65 33 59 30</text:p>
          </table:table-cell>
          <table:table-cell table:style-name="ce6" table:formula="of:=IFERROR(__xludf.dummyfunction(&quot;IFERROR(SPLIT(B181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/>
          <table:table-cell table:style-name="ce6" table:formula="of:=IF(NOT(ISBLANK([.C181]));IFERROR(MATCH(VLOOKUP([.C181];[.$A$1:.$A$1048576];1;0);[.$A$1:.$A$1048576];0););)" office:value-type="float" office:value="81" calcext:value-type="float">
            <text:p>81</text:p>
          </table:table-cell>
          <table:table-cell table:style-name="ce6" table:formula="of:=IF(NOT(ISBLANK([.D181]));IFERROR(MATCH(VLOOKUP([.D181];[.$A$1:.$A$1048576];1;0);[.$A$1:.$A$1048576];0););)" office:value-type="float" office:value="52" calcext:value-type="float">
            <text:p>52</text:p>
          </table:table-cell>
          <table:table-cell table:style-name="ce6" table:formula="of:=IF(NOT(ISBLANK([.E181]));IFERROR(MATCH(VLOOKUP([.E181];[.$A$1:.$A$1048576];1;0);[.$A$1:.$A$1048576];0););)" office:value-type="float" office:value="11" calcext:value-type="float">
            <text:p>11</text:p>
          </table:table-cell>
          <table:table-cell table:style-name="ce6" table:formula="of:=IF(NOT(ISBLANK([.F181]));IFERROR(MATCH(VLOOKUP([.F181];[.$A$1:.$A$1048576];1;0);[.$A$1:.$A$1048576];0););)" office:value-type="float" office:value="17" calcext:value-type="float">
            <text:p>17</text:p>
          </table:table-cell>
          <table:table-cell table:style-name="ce6" table:formula="of:=IF(NOT(ISBLANK([.G181]));IFERROR(MATCH(VLOOKUP([.G181];[.$A$1:.$A$1048576];1;0);[.$A$1:.$A$1048576];0););)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float" office:value="46" calcext:value-type="float">
            <text:p>4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9"/>
          <table:table-cell table:style-name="ce6" table:formula="of:=IF(NOT(ISBLANK([.C181]));MAX([.I181:.M181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181]));MAX([.P181:.T181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8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82]));IFERROR(MATCH(VLOOKUP([.C182];[.$A$1:.$A$1048576];1;0);[.$A$1:.$A$1048576];0););)" office:value-type="float" office:value="0" calcext:value-type="float">
            <text:p>0</text:p>
          </table:table-cell>
          <table:table-cell table:style-name="ce6" table:formula="of:=IF(NOT(ISBLANK([.D182]));IFERROR(MATCH(VLOOKUP([.D182];[.$A$1:.$A$1048576];1;0);[.$A$1:.$A$1048576];0););)" office:value-type="float" office:value="0" calcext:value-type="float">
            <text:p>0</text:p>
          </table:table-cell>
          <table:table-cell table:style-name="ce6" table:formula="of:=IF(NOT(ISBLANK([.E182]));IFERROR(MATCH(VLOOKUP([.E182];[.$A$1:.$A$1048576];1;0);[.$A$1:.$A$1048576];0););)" office:value-type="float" office:value="0" calcext:value-type="float">
            <text:p>0</text:p>
          </table:table-cell>
          <table:table-cell table:style-name="ce6" table:formula="of:=IF(NOT(ISBLANK([.F182]));IFERROR(MATCH(VLOOKUP([.F182];[.$A$1:.$A$1048576];1;0);[.$A$1:.$A$1048576];0););)" office:value-type="float" office:value="0" calcext:value-type="float">
            <text:p>0</text:p>
          </table:table-cell>
          <table:table-cell table:style-name="ce6" table:formula="of:=IF(NOT(ISBLANK([.G182]));IFERROR(MATCH(VLOOKUP([.G18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82]));MAX([.I182:.M18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82]));MAX([.P182:.T18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5 11 64 28 37</text:p>
          </table:table-cell>
          <table:table-cell table:style-name="ce6" table:formula="of:=IFERROR(__xludf.dummyfunction(&quot;IFERROR(SPLIT(B183,&quot;&quot; &quot;&quot;),)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/>
          <table:table-cell table:style-name="ce6" table:formula="of:=IF(NOT(ISBLANK([.C183]));IFERROR(MATCH(VLOOKUP([.C183];[.$A$1:.$A$1048576];1;0);[.$A$1:.$A$1048576];0););)" office:value-type="float" office:value="98" calcext:value-type="float">
            <text:p>98</text:p>
          </table:table-cell>
          <table:table-cell table:style-name="ce6" table:formula="of:=IF(NOT(ISBLANK([.D183]));IFERROR(MATCH(VLOOKUP([.D183];[.$A$1:.$A$1048576];1;0);[.$A$1:.$A$1048576];0););)" office:value-type="float" office:value="102" calcext:value-type="float">
            <text:p>102</text:p>
          </table:table-cell>
          <table:table-cell table:style-name="ce6" table:formula="of:=IF(NOT(ISBLANK([.E183]));IFERROR(MATCH(VLOOKUP([.E183];[.$A$1:.$A$1048576];1;0);[.$A$1:.$A$1048576];0););)" office:value-type="float" office:value="51" calcext:value-type="float">
            <text:p>51</text:p>
          </table:table-cell>
          <table:table-cell table:style-name="ce6" table:formula="of:=IF(NOT(ISBLANK([.F183]));IFERROR(MATCH(VLOOKUP([.F183];[.$A$1:.$A$1048576];1;0);[.$A$1:.$A$1048576];0););)" office:value-type="float" office:value="75" calcext:value-type="float">
            <text:p>75</text:p>
          </table:table-cell>
          <table:table-cell table:style-name="ce6" table:formula="of:=IF(NOT(ISBLANK([.G183]));IFERROR(MATCH(VLOOKUP([.G183];[.$A$1:.$A$1048576];1;0);[.$A$1:.$A$1048576];0););)" office:value-type="float" office:value="23" calcext:value-type="float">
            <text:p>2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83:.M187])" office:value-type="float" office:value="98" calcext:value-type="float">
            <text:p>9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83:.M187]&gt;[.$AP$3];[.C183:.G187];))*[.$AP$4]" office:value-type="float" office:value="66314" calcext:value-type="float">
            <text:p>6631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83:.M187]&gt;[.$AS$3];[.C183:.G187];))*[.$AS$4]" office:value-type="float" office:value="8176" calcext:value-type="float">
            <text:p>8176</text:p>
          </table:table-cell>
          <table:table-cell table:style-name="ce6"/>
          <table:table-cell table:style-name="ce6" table:formula="of:=IF(NOT(ISBLANK([.C183]));MAX([.I183:.M183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183]));MAX([.P183:.T183]);)" office:value-type="float" office:value="99" calcext:value-type="float">
            <text:p>99</text:p>
          </table:table-cell>
          <table:table-cell table:style-name="ce6"/>
          <table:table-cell table:style-name="ce6" table:formula="of:=MIN([.AD183:.AH187])" office:value-type="float" office:value="65" calcext:value-type="float">
            <text:p>6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8 82 40 59 <text:s/>4</text:p>
          </table:table-cell>
          <table:table-cell table:style-name="ce6" table:formula="of:=IFERROR(__xludf.dummyfunction(&quot;IFERROR(SPLIT(B184,&quot;&quot; &quot;&quot;),)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/>
          <table:table-cell table:style-name="ce6" table:formula="of:=IF(NOT(ISBLANK([.C184]));IFERROR(MATCH(VLOOKUP([.C184];[.$A$1:.$A$1048576];1;0);[.$A$1:.$A$1048576];0););)" office:value-type="float" office:value="37" calcext:value-type="float">
            <text:p>37</text:p>
          </table:table-cell>
          <table:table-cell table:style-name="ce6" table:formula="of:=IF(NOT(ISBLANK([.D184]));IFERROR(MATCH(VLOOKUP([.D184];[.$A$1:.$A$1048576];1;0);[.$A$1:.$A$1048576];0););)" office:value-type="float" office:value="53" calcext:value-type="float">
            <text:p>53</text:p>
          </table:table-cell>
          <table:table-cell table:style-name="ce6" table:formula="of:=IF(NOT(ISBLANK([.E184]));IFERROR(MATCH(VLOOKUP([.E184];[.$A$1:.$A$1048576];1;0);[.$A$1:.$A$1048576];0););)" office:value-type="float" office:value="8" calcext:value-type="float">
            <text:p>8</text:p>
          </table:table-cell>
          <table:table-cell table:style-name="ce6" table:formula="of:=IF(NOT(ISBLANK([.F184]));IFERROR(MATCH(VLOOKUP([.F184];[.$A$1:.$A$1048576];1;0);[.$A$1:.$A$1048576];0););)" office:value-type="float" office:value="17" calcext:value-type="float">
            <text:p>17</text:p>
          </table:table-cell>
          <table:table-cell table:style-name="ce6" table:formula="of:=IF(NOT(ISBLANK([.G184]));IFERROR(MATCH(VLOOKUP([.G184];[.$A$1:.$A$1048576];1;0);[.$A$1:.$A$1048576];0););)" office:value-type="float" office:value="66" calcext:value-type="float">
            <text:p>66</text:p>
          </table:table-cell>
          <table:table-cell table:style-name="ce6" table:number-columns-repeated="2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number-columns-repeated="9"/>
          <table:table-cell table:style-name="ce6" table:formula="of:=IF(NOT(ISBLANK([.C184]));MAX([.I184:.M184]);)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formula="of:=IF(NOT(ISBLANK([.C184]));MAX([.P184:.T184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4 77 69 22 <text:s/>9</text:p>
          </table:table-cell>
          <table:table-cell table:style-name="ce6" table:formula="of:=IFERROR(__xludf.dummyfunction(&quot;IFERROR(SPLIT(B185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/>
          <table:table-cell table:style-name="ce6" table:formula="of:=IF(NOT(ISBLANK([.C185]));IFERROR(MATCH(VLOOKUP([.C185];[.$A$1:.$A$1048576];1;0);[.$A$1:.$A$1048576];0););)" office:value-type="float" office:value="58" calcext:value-type="float">
            <text:p>58</text:p>
          </table:table-cell>
          <table:table-cell table:style-name="ce6" table:formula="of:=IF(NOT(ISBLANK([.D185]));IFERROR(MATCH(VLOOKUP([.D185];[.$A$1:.$A$1048576];1;0);[.$A$1:.$A$1048576];0););)" office:value-type="float" office:value="21" calcext:value-type="float">
            <text:p>21</text:p>
          </table:table-cell>
          <table:table-cell table:style-name="ce6" table:formula="of:=IF(NOT(ISBLANK([.E185]));IFERROR(MATCH(VLOOKUP([.E185];[.$A$1:.$A$1048576];1;0);[.$A$1:.$A$1048576];0););)" office:value-type="float" office:value="65" calcext:value-type="float">
            <text:p>65</text:p>
          </table:table-cell>
          <table:table-cell table:style-name="ce6" table:formula="of:=IF(NOT(ISBLANK([.F185]));IFERROR(MATCH(VLOOKUP([.F185];[.$A$1:.$A$1048576];1;0);[.$A$1:.$A$1048576];0););)" office:value-type="float" office:value="40" calcext:value-type="float">
            <text:p>40</text:p>
          </table:table-cell>
          <table:table-cell table:style-name="ce6" table:formula="of:=IF(NOT(ISBLANK([.G185]));IFERROR(MATCH(VLOOKUP([.G185];[.$A$1:.$A$1048576];1;0);[.$A$1:.$A$1048576];0););)" office:value-type="float" office:value="61" calcext:value-type="float">
            <text:p>61</text:p>
          </table:table-cell>
          <table:table-cell table:style-name="ce6"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9"/>
          <table:table-cell table:style-name="ce6" table:formula="of:=IF(NOT(ISBLANK([.C185]));MAX([.I185:.M185]);)" office:value-type="float" office:value="65" calcext:value-type="float">
            <text:p>65</text:p>
          </table:table-cell>
          <table:table-cell table:style-name="ce6" table:number-columns-repeated="3"/>
          <table:table-cell table:style-name="ce6" table:formula="of:=IF(NOT(ISBLANK([.C185]));MAX([.P185:.T185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36 89 <text:s/>7 68</text:p>
          </table:table-cell>
          <table:table-cell table:style-name="ce6" table:formula="of:=IFERROR(__xludf.dummyfunction(&quot;IFERROR(SPLIT(B186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/>
          <table:table-cell table:style-name="ce6" table:formula="of:=IF(NOT(ISBLANK([.C186]));IFERROR(MATCH(VLOOKUP([.C186];[.$A$1:.$A$1048576];1;0);[.$A$1:.$A$1048576];0););)" office:value-type="float" office:value="99" calcext:value-type="float">
            <text:p>99</text:p>
          </table:table-cell>
          <table:table-cell table:style-name="ce6" table:formula="of:=IF(NOT(ISBLANK([.D186]));IFERROR(MATCH(VLOOKUP([.D186];[.$A$1:.$A$1048576];1;0);[.$A$1:.$A$1048576];0););)" office:value-type="float" office:value="15" calcext:value-type="float">
            <text:p>15</text:p>
          </table:table-cell>
          <table:table-cell table:style-name="ce6" table:formula="of:=IF(NOT(ISBLANK([.E186]));IFERROR(MATCH(VLOOKUP([.E186];[.$A$1:.$A$1048576];1;0);[.$A$1:.$A$1048576];0););)" office:value-type="float" office:value="76" calcext:value-type="float">
            <text:p>76</text:p>
          </table:table-cell>
          <table:table-cell table:style-name="ce6" table:formula="of:=IF(NOT(ISBLANK([.F186]));IFERROR(MATCH(VLOOKUP([.F186];[.$A$1:.$A$1048576];1;0);[.$A$1:.$A$1048576];0););)" office:value-type="float" office:value="72" calcext:value-type="float">
            <text:p>72</text:p>
          </table:table-cell>
          <table:table-cell table:style-name="ce6" table:formula="of:=IF(NOT(ISBLANK([.G186]));IFERROR(MATCH(VLOOKUP([.G186];[.$A$1:.$A$1048576];1;0);[.$A$1:.$A$1048576];0););)" office:value-type="float" office:value="70" calcext:value-type="float">
            <text:p>70</text:p>
          </table:table-cell>
          <table:table-cell table:style-name="ce6" table:number-columns-repeated="2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9"/>
          <table:table-cell table:style-name="ce6" table:formula="of:=IF(NOT(ISBLANK([.C186]));MAX([.I186:.M186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186]));MAX([.P186:.T186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3 <text:s/>2 94 43 72</text:p>
          </table:table-cell>
          <table:table-cell table:style-name="ce6" table:formula="of:=IFERROR(__xludf.dummyfunction(&quot;IFERROR(SPLIT(B187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187]));IFERROR(MATCH(VLOOKUP([.C187];[.$A$1:.$A$1048576];1;0);[.$A$1:.$A$1048576];0););)" office:value-type="float" office:value="78" calcext:value-type="float">
            <text:p>78</text:p>
          </table:table-cell>
          <table:table-cell table:style-name="ce6" table:formula="of:=IF(NOT(ISBLANK([.D187]));IFERROR(MATCH(VLOOKUP([.D187];[.$A$1:.$A$1048576];1;0);[.$A$1:.$A$1048576];0););)" office:value-type="float" office:value="44" calcext:value-type="float">
            <text:p>44</text:p>
          </table:table-cell>
          <table:table-cell table:style-name="ce6" table:formula="of:=IF(NOT(ISBLANK([.E187]));IFERROR(MATCH(VLOOKUP([.E187];[.$A$1:.$A$1048576];1;0);[.$A$1:.$A$1048576];0););)" office:value-type="float" office:value="77" calcext:value-type="float">
            <text:p>77</text:p>
          </table:table-cell>
          <table:table-cell table:style-name="ce6" table:formula="of:=IF(NOT(ISBLANK([.F187]));IFERROR(MATCH(VLOOKUP([.F187];[.$A$1:.$A$1048576];1;0);[.$A$1:.$A$1048576];0););)" office:value-type="float" office:value="69" calcext:value-type="float">
            <text:p>69</text:p>
          </table:table-cell>
          <table:table-cell table:style-name="ce6" table:formula="of:=IF(NOT(ISBLANK([.G187]));IFERROR(MATCH(VLOOKUP([.G187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number-columns-repeated="9"/>
          <table:table-cell table:style-name="ce6" table:formula="of:=IF(NOT(ISBLANK([.C187]));MAX([.I187:.M187]);)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formula="of:=IF(NOT(ISBLANK([.C187]));MAX([.P187:.T187]);)" office:value-type="float" office:value="70" calcext:value-type="float">
            <text:p>7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8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88]));IFERROR(MATCH(VLOOKUP([.C188];[.$A$1:.$A$1048576];1;0);[.$A$1:.$A$1048576];0););)" office:value-type="float" office:value="0" calcext:value-type="float">
            <text:p>0</text:p>
          </table:table-cell>
          <table:table-cell table:style-name="ce6" table:formula="of:=IF(NOT(ISBLANK([.D188]));IFERROR(MATCH(VLOOKUP([.D188];[.$A$1:.$A$1048576];1;0);[.$A$1:.$A$1048576];0););)" office:value-type="float" office:value="0" calcext:value-type="float">
            <text:p>0</text:p>
          </table:table-cell>
          <table:table-cell table:style-name="ce6" table:formula="of:=IF(NOT(ISBLANK([.E188]));IFERROR(MATCH(VLOOKUP([.E188];[.$A$1:.$A$1048576];1;0);[.$A$1:.$A$1048576];0););)" office:value-type="float" office:value="0" calcext:value-type="float">
            <text:p>0</text:p>
          </table:table-cell>
          <table:table-cell table:style-name="ce6" table:formula="of:=IF(NOT(ISBLANK([.F188]));IFERROR(MATCH(VLOOKUP([.F188];[.$A$1:.$A$1048576];1;0);[.$A$1:.$A$1048576];0););)" office:value-type="float" office:value="0" calcext:value-type="float">
            <text:p>0</text:p>
          </table:table-cell>
          <table:table-cell table:style-name="ce6" table:formula="of:=IF(NOT(ISBLANK([.G188]));IFERROR(MATCH(VLOOKUP([.G18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88]));MAX([.I188:.M18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88]));MAX([.P188:.T18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4 11 92 55 25</text:p>
          </table:table-cell>
          <table:table-cell table:style-name="ce6" table:formula="of:=IFERROR(__xludf.dummyfunction(&quot;IFERROR(SPLIT(B189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189]));IFERROR(MATCH(VLOOKUP([.C189];[.$A$1:.$A$1048576];1;0);[.$A$1:.$A$1048576];0););)" office:value-type="float" office:value="36" calcext:value-type="float">
            <text:p>36</text:p>
          </table:table-cell>
          <table:table-cell table:style-name="ce6" table:formula="of:=IF(NOT(ISBLANK([.D189]));IFERROR(MATCH(VLOOKUP([.D189];[.$A$1:.$A$1048576];1;0);[.$A$1:.$A$1048576];0););)" office:value-type="float" office:value="102" calcext:value-type="float">
            <text:p>102</text:p>
          </table:table-cell>
          <table:table-cell table:style-name="ce6" table:formula="of:=IF(NOT(ISBLANK([.E189]));IFERROR(MATCH(VLOOKUP([.E189];[.$A$1:.$A$1048576];1;0);[.$A$1:.$A$1048576];0););)" office:value-type="float" office:value="10" calcext:value-type="float">
            <text:p>10</text:p>
          </table:table-cell>
          <table:table-cell table:style-name="ce6" table:formula="of:=IF(NOT(ISBLANK([.F189]));IFERROR(MATCH(VLOOKUP([.F189];[.$A$1:.$A$1048576];1;0);[.$A$1:.$A$1048576];0););)" office:value-type="float" office:value="19" calcext:value-type="float">
            <text:p>19</text:p>
          </table:table-cell>
          <table:table-cell table:style-name="ce6" table:formula="of:=IF(NOT(ISBLANK([.G189]));IFERROR(MATCH(VLOOKUP([.G189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89:.M193])" office:value-type="float" office:value="36" calcext:value-type="float">
            <text:p>3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89:.M193]&gt;[.$AP$3];[.C189:.G193];))*[.$AP$4]" office:value-type="float" office:value="55238" calcext:value-type="float">
            <text:p>5523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89:.M193]&gt;[.$AS$3];[.C189:.G193];))*[.$AS$4]" office:value-type="float" office:value="6328" calcext:value-type="float">
            <text:p>6328</text:p>
          </table:table-cell>
          <table:table-cell table:style-name="ce6"/>
          <table:table-cell table:style-name="ce6" table:formula="of:=IF(NOT(ISBLANK([.C189]));MAX([.I189:.M189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189]));MAX([.P189:.T189]);)" office:value-type="float" office:value="48" calcext:value-type="float">
            <text:p>48</text:p>
          </table:table-cell>
          <table:table-cell table:style-name="ce6"/>
          <table:table-cell table:style-name="ce6" table:formula="of:=MIN([.AD189:.AH193])" office:value-type="float" office:value="48" calcext:value-type="float">
            <text:p>4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2 68 76 67 24</text:p>
          </table:table-cell>
          <table:table-cell table:style-name="ce6" table:formula="of:=IFERROR(__xludf.dummyfunction(&quot;IFERROR(SPLIT(B190,&quot;&quot; &quot;&quot;),)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/>
          <table:table-cell table:style-name="ce6" table:formula="of:=IF(NOT(ISBLANK([.C190]));IFERROR(MATCH(VLOOKUP([.C190];[.$A$1:.$A$1048576];1;0);[.$A$1:.$A$1048576];0););)" office:value-type="float" office:value="48" calcext:value-type="float">
            <text:p>48</text:p>
          </table:table-cell>
          <table:table-cell table:style-name="ce6" table:formula="of:=IF(NOT(ISBLANK([.D190]));IFERROR(MATCH(VLOOKUP([.D190];[.$A$1:.$A$1048576];1;0);[.$A$1:.$A$1048576];0););)" office:value-type="float" office:value="70" calcext:value-type="float">
            <text:p>70</text:p>
          </table:table-cell>
          <table:table-cell table:style-name="ce6" table:formula="of:=IF(NOT(ISBLANK([.E190]));IFERROR(MATCH(VLOOKUP([.E190];[.$A$1:.$A$1048576];1;0);[.$A$1:.$A$1048576];0););)" office:value-type="float" office:value="33" calcext:value-type="float">
            <text:p>33</text:p>
          </table:table-cell>
          <table:table-cell table:style-name="ce6" table:formula="of:=IF(NOT(ISBLANK([.F190]));IFERROR(MATCH(VLOOKUP([.F190];[.$A$1:.$A$1048576];1;0);[.$A$1:.$A$1048576];0););)" office:value-type="float" office:value="73" calcext:value-type="float">
            <text:p>73</text:p>
          </table:table-cell>
          <table:table-cell table:style-name="ce6" table:formula="of:=IF(NOT(ISBLANK([.G190]));IFERROR(MATCH(VLOOKUP([.G190];[.$A$1:.$A$1048576];1;0);[.$A$1:.$A$1048576];0););)" office:value-type="float" office:value="58" calcext:value-type="float">
            <text:p>58</text:p>
          </table:table-cell>
          <table:table-cell table:style-name="ce6" table:number-columns-repeated="2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number-columns-repeated="9"/>
          <table:table-cell table:style-name="ce6" table:formula="of:=IF(NOT(ISBLANK([.C190]));MAX([.I190:.M190]);)" office:value-type="float" office:value="73" calcext:value-type="float">
            <text:p>73</text:p>
          </table:table-cell>
          <table:table-cell table:style-name="ce6" table:number-columns-repeated="3"/>
          <table:table-cell table:style-name="ce6" table:formula="of:=IF(NOT(ISBLANK([.C190]));MAX([.P190:.T190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 50 56 59 12</text:p>
          </table:table-cell>
          <table:table-cell table:style-name="ce6" table:formula="of:=IFERROR(__xludf.dummyfunction(&quot;IFERROR(SPLIT(B191,&quot;&quot; &quot;&quot;),)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/>
          <table:table-cell table:style-name="ce6" table:formula="of:=IF(NOT(ISBLANK([.C191]));IFERROR(MATCH(VLOOKUP([.C191];[.$A$1:.$A$1048576];1;0);[.$A$1:.$A$1048576];0););)" office:value-type="float" office:value="34" calcext:value-type="float">
            <text:p>34</text:p>
          </table:table-cell>
          <table:table-cell table:style-name="ce6" table:formula="of:=IF(NOT(ISBLANK([.D191]));IFERROR(MATCH(VLOOKUP([.D191];[.$A$1:.$A$1048576];1;0);[.$A$1:.$A$1048576];0););)" office:value-type="float" office:value="63" calcext:value-type="float">
            <text:p>63</text:p>
          </table:table-cell>
          <table:table-cell table:style-name="ce6" table:formula="of:=IF(NOT(ISBLANK([.E191]));IFERROR(MATCH(VLOOKUP([.E191];[.$A$1:.$A$1048576];1;0);[.$A$1:.$A$1048576];0););)" office:value-type="float" office:value="86" calcext:value-type="float">
            <text:p>86</text:p>
          </table:table-cell>
          <table:table-cell table:style-name="ce6" table:formula="of:=IF(NOT(ISBLANK([.F191]));IFERROR(MATCH(VLOOKUP([.F191];[.$A$1:.$A$1048576];1;0);[.$A$1:.$A$1048576];0););)" office:value-type="float" office:value="17" calcext:value-type="float">
            <text:p>17</text:p>
          </table:table-cell>
          <table:table-cell table:style-name="ce6" table:formula="of:=IF(NOT(ISBLANK([.G191]));IFERROR(MATCH(VLOOKUP([.G191];[.$A$1:.$A$1048576];1;0);[.$A$1:.$A$1048576];0););)" office:value-type="float" office:value="60" calcext:value-type="float">
            <text:p>60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9"/>
          <table:table-cell table:style-name="ce6" table:formula="of:=IF(NOT(ISBLANK([.C191]));MAX([.I191:.M191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191]));MAX([.P191:.T191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91 86 13 29</text:p>
          </table:table-cell>
          <table:table-cell table:style-name="ce6" table:formula="of:=IFERROR(__xludf.dummyfunction(&quot;IFERROR(SPLIT(B192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/>
          <table:table-cell table:style-name="ce6" table:formula="of:=IF(NOT(ISBLANK([.C192]));IFERROR(MATCH(VLOOKUP([.C192];[.$A$1:.$A$1048576];1;0);[.$A$1:.$A$1048576];0););)" office:value-type="float" office:value="18" calcext:value-type="float">
            <text:p>18</text:p>
          </table:table-cell>
          <table:table-cell table:style-name="ce6" table:formula="of:=IF(NOT(ISBLANK([.D192]));IFERROR(MATCH(VLOOKUP([.D192];[.$A$1:.$A$1048576];1;0);[.$A$1:.$A$1048576];0););)" office:value-type="float" office:value="57" calcext:value-type="float">
            <text:p>57</text:p>
          </table:table-cell>
          <table:table-cell table:style-name="ce6" table:formula="of:=IF(NOT(ISBLANK([.E192]));IFERROR(MATCH(VLOOKUP([.E192];[.$A$1:.$A$1048576];1;0);[.$A$1:.$A$1048576];0););)" office:value-type="float" office:value="96" calcext:value-type="float">
            <text:p>96</text:p>
          </table:table-cell>
          <table:table-cell table:style-name="ce6" table:formula="of:=IF(NOT(ISBLANK([.F192]));IFERROR(MATCH(VLOOKUP([.F192];[.$A$1:.$A$1048576];1;0);[.$A$1:.$A$1048576];0););)" office:value-type="float" office:value="7" calcext:value-type="float">
            <text:p>7</text:p>
          </table:table-cell>
          <table:table-cell table:style-name="ce6" table:formula="of:=IF(NOT(ISBLANK([.G192]));IFERROR(MATCH(VLOOKUP([.G192];[.$A$1:.$A$1048576];1;0);[.$A$1:.$A$1048576];0););)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9"/>
          <table:table-cell table:style-name="ce6" table:formula="of:=IF(NOT(ISBLANK([.C192]));MAX([.I192:.M192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192]));MAX([.P192:.T192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7 79 16 26 42</text:p>
          </table:table-cell>
          <table:table-cell table:style-name="ce6" table:formula="of:=IFERROR(__xludf.dummyfunction(&quot;IFERROR(SPLIT(B193,&quot;&quot; &quot;&quot;),)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/>
          <table:table-cell table:style-name="ce6" table:formula="of:=IF(NOT(ISBLANK([.C193]));IFERROR(MATCH(VLOOKUP([.C193];[.$A$1:.$A$1048576];1;0);[.$A$1:.$A$1048576];0););)" office:value-type="float" office:value="42" calcext:value-type="float">
            <text:p>42</text:p>
          </table:table-cell>
          <table:table-cell table:style-name="ce6" table:formula="of:=IF(NOT(ISBLANK([.D193]));IFERROR(MATCH(VLOOKUP([.D193];[.$A$1:.$A$1048576];1;0);[.$A$1:.$A$1048576];0););)" office:value-type="float" office:value="62" calcext:value-type="float">
            <text:p>62</text:p>
          </table:table-cell>
          <table:table-cell table:style-name="ce6" table:formula="of:=IF(NOT(ISBLANK([.E193]));IFERROR(MATCH(VLOOKUP([.E193];[.$A$1:.$A$1048576];1;0);[.$A$1:.$A$1048576];0););)" office:value-type="float" office:value="90" calcext:value-type="float">
            <text:p>90</text:p>
          </table:table-cell>
          <table:table-cell table:style-name="ce6" table:formula="of:=IF(NOT(ISBLANK([.F193]));IFERROR(MATCH(VLOOKUP([.F193];[.$A$1:.$A$1048576];1;0);[.$A$1:.$A$1048576];0););)" office:value-type="float" office:value="45" calcext:value-type="float">
            <text:p>45</text:p>
          </table:table-cell>
          <table:table-cell table:style-name="ce6" table:formula="of:=IF(NOT(ISBLANK([.G193]));IFERROR(MATCH(VLOOKUP([.G193];[.$A$1:.$A$1048576];1;0);[.$A$1:.$A$1048576];0););)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9"/>
          <table:table-cell table:style-name="ce6" table:formula="of:=IF(NOT(ISBLANK([.C193]));MAX([.I193:.M193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193]));MAX([.P193:.T193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19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194]));IFERROR(MATCH(VLOOKUP([.C194];[.$A$1:.$A$1048576];1;0);[.$A$1:.$A$1048576];0););)" office:value-type="float" office:value="0" calcext:value-type="float">
            <text:p>0</text:p>
          </table:table-cell>
          <table:table-cell table:style-name="ce6" table:formula="of:=IF(NOT(ISBLANK([.D194]));IFERROR(MATCH(VLOOKUP([.D194];[.$A$1:.$A$1048576];1;0);[.$A$1:.$A$1048576];0););)" office:value-type="float" office:value="0" calcext:value-type="float">
            <text:p>0</text:p>
          </table:table-cell>
          <table:table-cell table:style-name="ce6" table:formula="of:=IF(NOT(ISBLANK([.E194]));IFERROR(MATCH(VLOOKUP([.E194];[.$A$1:.$A$1048576];1;0);[.$A$1:.$A$1048576];0););)" office:value-type="float" office:value="0" calcext:value-type="float">
            <text:p>0</text:p>
          </table:table-cell>
          <table:table-cell table:style-name="ce6" table:formula="of:=IF(NOT(ISBLANK([.F194]));IFERROR(MATCH(VLOOKUP([.F194];[.$A$1:.$A$1048576];1;0);[.$A$1:.$A$1048576];0););)" office:value-type="float" office:value="0" calcext:value-type="float">
            <text:p>0</text:p>
          </table:table-cell>
          <table:table-cell table:style-name="ce6" table:formula="of:=IF(NOT(ISBLANK([.G194]));IFERROR(MATCH(VLOOKUP([.G19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194]));MAX([.I194:.M19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194]));MAX([.P194:.T19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4 49 69 66 52</text:p>
          </table:table-cell>
          <table:table-cell table:style-name="ce6" table:formula="of:=IFERROR(__xludf.dummyfunction(&quot;IFERROR(SPLIT(B195,&quot;&quot; &quot;&quot;),)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/>
          <table:table-cell table:style-name="ce6" table:formula="of:=IF(NOT(ISBLANK([.C195]));IFERROR(MATCH(VLOOKUP([.C195];[.$A$1:.$A$1048576];1;0);[.$A$1:.$A$1048576];0););)" office:value-type="float" office:value="77" calcext:value-type="float">
            <text:p>77</text:p>
          </table:table-cell>
          <table:table-cell table:style-name="ce6" table:formula="of:=IF(NOT(ISBLANK([.D195]));IFERROR(MATCH(VLOOKUP([.D195];[.$A$1:.$A$1048576];1;0);[.$A$1:.$A$1048576];0););)" office:value-type="float" office:value="81" calcext:value-type="float">
            <text:p>81</text:p>
          </table:table-cell>
          <table:table-cell table:style-name="ce6" table:formula="of:=IF(NOT(ISBLANK([.E195]));IFERROR(MATCH(VLOOKUP([.E195];[.$A$1:.$A$1048576];1;0);[.$A$1:.$A$1048576];0););)" office:value-type="float" office:value="65" calcext:value-type="float">
            <text:p>65</text:p>
          </table:table-cell>
          <table:table-cell table:style-name="ce6" table:formula="of:=IF(NOT(ISBLANK([.F195]));IFERROR(MATCH(VLOOKUP([.F195];[.$A$1:.$A$1048576];1;0);[.$A$1:.$A$1048576];0););)" office:value-type="float" office:value="88" calcext:value-type="float">
            <text:p>88</text:p>
          </table:table-cell>
          <table:table-cell table:style-name="ce6" table:formula="of:=IF(NOT(ISBLANK([.G195]));IFERROR(MATCH(VLOOKUP([.G195];[.$A$1:.$A$1048576];1;0);[.$A$1:.$A$1048576];0););)" office:value-type="float" office:value="39" calcext:value-type="float">
            <text:p>3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195:.M199])" office:value-type="float" office:value="77" calcext:value-type="float">
            <text:p>7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195:.M199]&gt;[.$AP$3];[.C195:.G199];))*[.$AP$4]" office:value-type="float" office:value="69793" calcext:value-type="float">
            <text:p>6979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195:.M199]&gt;[.$AS$3];[.C195:.G199];))*[.$AS$4]" office:value-type="float" office:value="15680" calcext:value-type="float">
            <text:p>15680</text:p>
          </table:table-cell>
          <table:table-cell table:style-name="ce6"/>
          <table:table-cell table:style-name="ce6" table:formula="of:=IF(NOT(ISBLANK([.C195]));MAX([.I195:.M195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195]));MAX([.P195:.T195]);)" office:value-type="float" office:value="92" calcext:value-type="float">
            <text:p>92</text:p>
          </table:table-cell>
          <table:table-cell table:style-name="ce6"/>
          <table:table-cell table:style-name="ce6" table:formula="of:=MIN([.AD195:.AH199])" office:value-type="float" office:value="80" calcext:value-type="float">
            <text:p>80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7 65 43 38 81</text:p>
          </table:table-cell>
          <table:table-cell table:style-name="ce6" table:formula="of:=IFERROR(__xludf.dummyfunction(&quot;IFERROR(SPLIT(B196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/>
          <table:table-cell table:style-name="ce6" table:formula="of:=IF(NOT(ISBLANK([.C196]));IFERROR(MATCH(VLOOKUP([.C196];[.$A$1:.$A$1048576];1;0);[.$A$1:.$A$1048576];0););)" office:value-type="float" office:value="26" calcext:value-type="float">
            <text:p>26</text:p>
          </table:table-cell>
          <table:table-cell table:style-name="ce6" table:formula="of:=IF(NOT(ISBLANK([.D196]));IFERROR(MATCH(VLOOKUP([.D196];[.$A$1:.$A$1048576];1;0);[.$A$1:.$A$1048576];0););)" office:value-type="float" office:value="52" calcext:value-type="float">
            <text:p>52</text:p>
          </table:table-cell>
          <table:table-cell table:style-name="ce6" table:formula="of:=IF(NOT(ISBLANK([.E196]));IFERROR(MATCH(VLOOKUP([.E196];[.$A$1:.$A$1048576];1;0);[.$A$1:.$A$1048576];0););)" office:value-type="float" office:value="69" calcext:value-type="float">
            <text:p>69</text:p>
          </table:table-cell>
          <table:table-cell table:style-name="ce6" table:formula="of:=IF(NOT(ISBLANK([.F196]));IFERROR(MATCH(VLOOKUP([.F196];[.$A$1:.$A$1048576];1;0);[.$A$1:.$A$1048576];0););)" office:value-type="float" office:value="89" calcext:value-type="float">
            <text:p>89</text:p>
          </table:table-cell>
          <table:table-cell table:style-name="ce6" table:formula="of:=IF(NOT(ISBLANK([.G196]));IFERROR(MATCH(VLOOKUP([.G196];[.$A$1:.$A$1048576];1;0);[.$A$1:.$A$1048576];0););)" office:value-type="float" office:value="80" calcext:value-type="float">
            <text:p>80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9"/>
          <table:table-cell table:style-name="ce6" table:formula="of:=IF(NOT(ISBLANK([.C196]));MAX([.I196:.M196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196]));MAX([.P196:.T196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4 40 10 32 13</text:p>
          </table:table-cell>
          <table:table-cell table:style-name="ce6" table:formula="of:=IFERROR(__xludf.dummyfunction(&quot;IFERROR(SPLIT(B197,&quot;&quot; &quot;&quot;),)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/>
          <table:table-cell table:style-name="ce6" table:formula="of:=IF(NOT(ISBLANK([.C197]));IFERROR(MATCH(VLOOKUP([.C197];[.$A$1:.$A$1048576];1;0);[.$A$1:.$A$1048576];0););)" office:value-type="float" office:value="51" calcext:value-type="float">
            <text:p>51</text:p>
          </table:table-cell>
          <table:table-cell table:style-name="ce6" table:formula="of:=IF(NOT(ISBLANK([.D197]));IFERROR(MATCH(VLOOKUP([.D197];[.$A$1:.$A$1048576];1;0);[.$A$1:.$A$1048576];0););)" office:value-type="float" office:value="8" calcext:value-type="float">
            <text:p>8</text:p>
          </table:table-cell>
          <table:table-cell table:style-name="ce6" table:formula="of:=IF(NOT(ISBLANK([.E197]));IFERROR(MATCH(VLOOKUP([.E197];[.$A$1:.$A$1048576];1;0);[.$A$1:.$A$1048576];0););)" office:value-type="float" office:value="47" calcext:value-type="float">
            <text:p>47</text:p>
          </table:table-cell>
          <table:table-cell table:style-name="ce6" table:formula="of:=IF(NOT(ISBLANK([.F197]));IFERROR(MATCH(VLOOKUP([.F197];[.$A$1:.$A$1048576];1;0);[.$A$1:.$A$1048576];0););)" office:value-type="float" office:value="91" calcext:value-type="float">
            <text:p>91</text:p>
          </table:table-cell>
          <table:table-cell table:style-name="ce6" table:formula="of:=IF(NOT(ISBLANK([.G197]));IFERROR(MATCH(VLOOKUP([.G197];[.$A$1:.$A$1048576];1;0);[.$A$1:.$A$1048576];0););)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197]));MAX([.I197:.M197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197]));MAX([.P197:.T197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<text:s/>3 74 83 37</text:p>
          </table:table-cell>
          <table:table-cell table:style-name="ce6" table:formula="of:=IFERROR(__xludf.dummyfunction(&quot;IFERROR(SPLIT(B198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/>
          <table:table-cell table:style-name="ce6" table:formula="of:=IF(NOT(ISBLANK([.C198]));IFERROR(MATCH(VLOOKUP([.C198];[.$A$1:.$A$1048576];1;0);[.$A$1:.$A$1048576];0););)" office:value-type="float" office:value="92" calcext:value-type="float">
            <text:p>92</text:p>
          </table:table-cell>
          <table:table-cell table:style-name="ce6" table:formula="of:=IF(NOT(ISBLANK([.D198]));IFERROR(MATCH(VLOOKUP([.D198];[.$A$1:.$A$1048576];1;0);[.$A$1:.$A$1048576];0););)" office:value-type="float" office:value="50" calcext:value-type="float">
            <text:p>50</text:p>
          </table:table-cell>
          <table:table-cell table:style-name="ce6" table:formula="of:=IF(NOT(ISBLANK([.E198]));IFERROR(MATCH(VLOOKUP([.E198];[.$A$1:.$A$1048576];1;0);[.$A$1:.$A$1048576];0););)" office:value-type="float" office:value="93" calcext:value-type="float">
            <text:p>93</text:p>
          </table:table-cell>
          <table:table-cell table:style-name="ce6" table:formula="of:=IF(NOT(ISBLANK([.F198]));IFERROR(MATCH(VLOOKUP([.F198];[.$A$1:.$A$1048576];1;0);[.$A$1:.$A$1048576];0););)" office:value-type="float" office:value="13" calcext:value-type="float">
            <text:p>13</text:p>
          </table:table-cell>
          <table:table-cell table:style-name="ce6" table:formula="of:=IF(NOT(ISBLANK([.G198]));IFERROR(MATCH(VLOOKUP([.G198];[.$A$1:.$A$1048576];1;0);[.$A$1:.$A$1048576];0););)" office:value-type="float" office:value="23" calcext:value-type="float">
            <text:p>23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9"/>
          <table:table-cell table:style-name="ce6" table:formula="of:=IF(NOT(ISBLANK([.C198]));MAX([.I198:.M198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198]));MAX([.P198:.T198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6 59 55 78 39</text:p>
          </table:table-cell>
          <table:table-cell table:style-name="ce6" table:formula="of:=IFERROR(__xludf.dummyfunction(&quot;IFERROR(SPLIT(B199,&quot;&quot; &quot;&quot;),)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199]));IFERROR(MATCH(VLOOKUP([.C199];[.$A$1:.$A$1048576];1;0);[.$A$1:.$A$1048576];0););)" office:value-type="float" office:value="86" calcext:value-type="float">
            <text:p>86</text:p>
          </table:table-cell>
          <table:table-cell table:style-name="ce6" table:formula="of:=IF(NOT(ISBLANK([.D199]));IFERROR(MATCH(VLOOKUP([.D199];[.$A$1:.$A$1048576];1;0);[.$A$1:.$A$1048576];0););)" office:value-type="float" office:value="17" calcext:value-type="float">
            <text:p>17</text:p>
          </table:table-cell>
          <table:table-cell table:style-name="ce6" table:formula="of:=IF(NOT(ISBLANK([.E199]));IFERROR(MATCH(VLOOKUP([.E199];[.$A$1:.$A$1048576];1;0);[.$A$1:.$A$1048576];0););)" office:value-type="float" office:value="19" calcext:value-type="float">
            <text:p>19</text:p>
          </table:table-cell>
          <table:table-cell table:style-name="ce6" table:formula="of:=IF(NOT(ISBLANK([.F199]));IFERROR(MATCH(VLOOKUP([.F199];[.$A$1:.$A$1048576];1;0);[.$A$1:.$A$1048576];0););)" office:value-type="float" office:value="67" calcext:value-type="float">
            <text:p>67</text:p>
          </table:table-cell>
          <table:table-cell table:style-name="ce6" table:formula="of:=IF(NOT(ISBLANK([.G199]));IFERROR(MATCH(VLOOKUP([.G199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9"/>
          <table:table-cell table:style-name="ce6" table:formula="of:=IF(NOT(ISBLANK([.C199]));MAX([.I199:.M199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199]));MAX([.P199:.T199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0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00]));IFERROR(MATCH(VLOOKUP([.C200];[.$A$1:.$A$1048576];1;0);[.$A$1:.$A$1048576];0););)" office:value-type="float" office:value="0" calcext:value-type="float">
            <text:p>0</text:p>
          </table:table-cell>
          <table:table-cell table:style-name="ce6" table:formula="of:=IF(NOT(ISBLANK([.D200]));IFERROR(MATCH(VLOOKUP([.D200];[.$A$1:.$A$1048576];1;0);[.$A$1:.$A$1048576];0););)" office:value-type="float" office:value="0" calcext:value-type="float">
            <text:p>0</text:p>
          </table:table-cell>
          <table:table-cell table:style-name="ce6" table:formula="of:=IF(NOT(ISBLANK([.E200]));IFERROR(MATCH(VLOOKUP([.E200];[.$A$1:.$A$1048576];1;0);[.$A$1:.$A$1048576];0););)" office:value-type="float" office:value="0" calcext:value-type="float">
            <text:p>0</text:p>
          </table:table-cell>
          <table:table-cell table:style-name="ce6" table:formula="of:=IF(NOT(ISBLANK([.F200]));IFERROR(MATCH(VLOOKUP([.F200];[.$A$1:.$A$1048576];1;0);[.$A$1:.$A$1048576];0););)" office:value-type="float" office:value="0" calcext:value-type="float">
            <text:p>0</text:p>
          </table:table-cell>
          <table:table-cell table:style-name="ce6" table:formula="of:=IF(NOT(ISBLANK([.G200]));IFERROR(MATCH(VLOOKUP([.G20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00]));MAX([.I200:.M20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00]));MAX([.P200:.T20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7 95 51 32 35</text:p>
          </table:table-cell>
          <table:table-cell table:style-name="ce6" table:formula="of:=IFERROR(__xludf.dummyfunction(&quot;IFERROR(SPLIT(B201,&quot;&quot; &quot;&quot;),)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201]));IFERROR(MATCH(VLOOKUP([.C201];[.$A$1:.$A$1048576];1;0);[.$A$1:.$A$1048576];0););)" office:value-type="float" office:value="71" calcext:value-type="float">
            <text:p>71</text:p>
          </table:table-cell>
          <table:table-cell table:style-name="ce6" table:formula="of:=IF(NOT(ISBLANK([.D201]));IFERROR(MATCH(VLOOKUP([.D201];[.$A$1:.$A$1048576];1;0);[.$A$1:.$A$1048576];0););)" office:value-type="float" office:value="5" calcext:value-type="float">
            <text:p>5</text:p>
          </table:table-cell>
          <table:table-cell table:style-name="ce6" table:formula="of:=IF(NOT(ISBLANK([.E201]));IFERROR(MATCH(VLOOKUP([.E201];[.$A$1:.$A$1048576];1;0);[.$A$1:.$A$1048576];0););)" office:value-type="float" office:value="29" calcext:value-type="float">
            <text:p>29</text:p>
          </table:table-cell>
          <table:table-cell table:style-name="ce6" table:formula="of:=IF(NOT(ISBLANK([.F201]));IFERROR(MATCH(VLOOKUP([.F201];[.$A$1:.$A$1048576];1;0);[.$A$1:.$A$1048576];0););)" office:value-type="float" office:value="91" calcext:value-type="float">
            <text:p>91</text:p>
          </table:table-cell>
          <table:table-cell table:style-name="ce6" table:formula="of:=IF(NOT(ISBLANK([.G201]));IFERROR(MATCH(VLOOKUP([.G201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01:.M205])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01:.M205]&gt;[.$AP$3];[.C201:.G205];))*[.$AP$4]" office:value-type="float" office:value="45227" calcext:value-type="float">
            <text:p>4522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01:.M205]&gt;[.$AS$3];[.C201:.G205];))*[.$AS$4]" office:value-type="float" office:value="6832" calcext:value-type="float">
            <text:p>6832</text:p>
          </table:table-cell>
          <table:table-cell table:style-name="ce6"/>
          <table:table-cell table:style-name="ce6" table:formula="of:=IF(NOT(ISBLANK([.C201]));MAX([.I201:.M201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201]));MAX([.P201:.T201]);)" office:value-type="float" office:value="71" calcext:value-type="float">
            <text:p>71</text:p>
          </table:table-cell>
          <table:table-cell table:style-name="ce6"/>
          <table:table-cell table:style-name="ce6" table:formula="of:=MIN([.AD201:.AH205])" office:value-type="float" office:value="66" calcext:value-type="float">
            <text:p>6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1 <text:s/>4 80 <text:s/>8 24</text:p>
          </table:table-cell>
          <table:table-cell table:style-name="ce6" table:formula="of:=IFERROR(__xludf.dummyfunction(&quot;IFERROR(SPLIT(B202,&quot;&quot; &quot;&quot;),)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/>
          <table:table-cell table:style-name="ce6" table:formula="of:=IF(NOT(ISBLANK([.C202]));IFERROR(MATCH(VLOOKUP([.C202];[.$A$1:.$A$1048576];1;0);[.$A$1:.$A$1048576];0););)" office:value-type="float" office:value="31" calcext:value-type="float">
            <text:p>31</text:p>
          </table:table-cell>
          <table:table-cell table:style-name="ce6" table:formula="of:=IF(NOT(ISBLANK([.D202]));IFERROR(MATCH(VLOOKUP([.D202];[.$A$1:.$A$1048576];1;0);[.$A$1:.$A$1048576];0););)" office:value-type="float" office:value="66" calcext:value-type="float">
            <text:p>66</text:p>
          </table:table-cell>
          <table:table-cell table:style-name="ce6" table:formula="of:=IF(NOT(ISBLANK([.E202]));IFERROR(MATCH(VLOOKUP([.E202];[.$A$1:.$A$1048576];1;0);[.$A$1:.$A$1048576];0););)" office:value-type="float" office:value="27" calcext:value-type="float">
            <text:p>27</text:p>
          </table:table-cell>
          <table:table-cell table:style-name="ce6" table:formula="of:=IF(NOT(ISBLANK([.F202]));IFERROR(MATCH(VLOOKUP([.F202];[.$A$1:.$A$1048576];1;0);[.$A$1:.$A$1048576];0););)" office:value-type="float" office:value="34" calcext:value-type="float">
            <text:p>34</text:p>
          </table:table-cell>
          <table:table-cell table:style-name="ce6" table:formula="of:=IF(NOT(ISBLANK([.G202]));IFERROR(MATCH(VLOOKUP([.G202];[.$A$1:.$A$1048576];1;0);[.$A$1:.$A$1048576];0););)" office:value-type="float" office:value="58" calcext:value-type="float">
            <text:p>58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202]));MAX([.I202:.M202]);)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formula="of:=IF(NOT(ISBLANK([.C202]));MAX([.P202:.T202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 13 43 58 92</text:p>
          </table:table-cell>
          <table:table-cell table:style-name="ce6" table:formula="of:=IFERROR(__xludf.dummyfunction(&quot;IFERROR(SPLIT(B203,&quot;&quot; &quot;&quot;),)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203]));IFERROR(MATCH(VLOOKUP([.C203];[.$A$1:.$A$1048576];1;0);[.$A$1:.$A$1048576];0););)" office:value-type="float" office:value="14" calcext:value-type="float">
            <text:p>14</text:p>
          </table:table-cell>
          <table:table-cell table:style-name="ce6" table:formula="of:=IF(NOT(ISBLANK([.D203]));IFERROR(MATCH(VLOOKUP([.D203];[.$A$1:.$A$1048576];1;0);[.$A$1:.$A$1048576];0););)" office:value-type="float" office:value="7" calcext:value-type="float">
            <text:p>7</text:p>
          </table:table-cell>
          <table:table-cell table:style-name="ce6" table:formula="of:=IF(NOT(ISBLANK([.E203]));IFERROR(MATCH(VLOOKUP([.E203];[.$A$1:.$A$1048576];1;0);[.$A$1:.$A$1048576];0););)" office:value-type="float" office:value="69" calcext:value-type="float">
            <text:p>69</text:p>
          </table:table-cell>
          <table:table-cell table:style-name="ce6" table:formula="of:=IF(NOT(ISBLANK([.F203]));IFERROR(MATCH(VLOOKUP([.F203];[.$A$1:.$A$1048576];1;0);[.$A$1:.$A$1048576];0););)" office:value-type="float" office:value="37" calcext:value-type="float">
            <text:p>37</text:p>
          </table:table-cell>
          <table:table-cell table:style-name="ce6" table:formula="of:=IF(NOT(ISBLANK([.G203]));IFERROR(MATCH(VLOOKUP([.G203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203]));MAX([.I203:.M203]);)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formula="of:=IF(NOT(ISBLANK([.C203]));MAX([.P203:.T203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7 69 49 37 16</text:p>
          </table:table-cell>
          <table:table-cell table:style-name="ce6" table:formula="of:=IFERROR(__xludf.dummyfunction(&quot;IFERROR(SPLIT(B204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/>
          <table:table-cell table:style-name="ce6" table:formula="of:=IF(NOT(ISBLANK([.C204]));IFERROR(MATCH(VLOOKUP([.C204];[.$A$1:.$A$1048576];1;0);[.$A$1:.$A$1048576];0););)" office:value-type="float" office:value="26" calcext:value-type="float">
            <text:p>26</text:p>
          </table:table-cell>
          <table:table-cell table:style-name="ce6" table:formula="of:=IF(NOT(ISBLANK([.D204]));IFERROR(MATCH(VLOOKUP([.D204];[.$A$1:.$A$1048576];1;0);[.$A$1:.$A$1048576];0););)" office:value-type="float" office:value="65" calcext:value-type="float">
            <text:p>65</text:p>
          </table:table-cell>
          <table:table-cell table:style-name="ce6" table:formula="of:=IF(NOT(ISBLANK([.E204]));IFERROR(MATCH(VLOOKUP([.E204];[.$A$1:.$A$1048576];1;0);[.$A$1:.$A$1048576];0););)" office:value-type="float" office:value="81" calcext:value-type="float">
            <text:p>81</text:p>
          </table:table-cell>
          <table:table-cell table:style-name="ce6" table:formula="of:=IF(NOT(ISBLANK([.F204]));IFERROR(MATCH(VLOOKUP([.F204];[.$A$1:.$A$1048576];1;0);[.$A$1:.$A$1048576];0););)" office:value-type="float" office:value="23" calcext:value-type="float">
            <text:p>23</text:p>
          </table:table-cell>
          <table:table-cell table:style-name="ce6" table:formula="of:=IF(NOT(ISBLANK([.G204]));IFERROR(MATCH(VLOOKUP([.G204];[.$A$1:.$A$1048576];1;0);[.$A$1:.$A$1048576];0););)" office:value-type="float" office:value="90" calcext:value-type="float">
            <text:p>90</text:p>
          </table:table-cell>
          <table:table-cell table:style-name="ce6" table:number-columns-repeated="2"/>
          <table:table-cell table:style-name="ce6" office:value-type="float" office:value="91" calcext:value-type="float">
            <text:p>9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number-columns-repeated="9"/>
          <table:table-cell table:style-name="ce6" table:formula="of:=IF(NOT(ISBLANK([.C204]));MAX([.I204:.M204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204]));MAX([.P204:.T204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5 74 31 57 28</text:p>
          </table:table-cell>
          <table:table-cell table:style-name="ce6" table:formula="of:=IFERROR(__xludf.dummyfunction(&quot;IFERROR(SPLIT(B205,&quot;&quot; &quot;&quot;),)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205]));IFERROR(MATCH(VLOOKUP([.C205];[.$A$1:.$A$1048576];1;0);[.$A$1:.$A$1048576];0););)" office:value-type="float" office:value="52" calcext:value-type="float">
            <text:p>52</text:p>
          </table:table-cell>
          <table:table-cell table:style-name="ce6" table:formula="of:=IF(NOT(ISBLANK([.D205]));IFERROR(MATCH(VLOOKUP([.D205];[.$A$1:.$A$1048576];1;0);[.$A$1:.$A$1048576];0););)" office:value-type="float" office:value="93" calcext:value-type="float">
            <text:p>93</text:p>
          </table:table-cell>
          <table:table-cell table:style-name="ce6" table:formula="of:=IF(NOT(ISBLANK([.E205]));IFERROR(MATCH(VLOOKUP([.E205];[.$A$1:.$A$1048576];1;0);[.$A$1:.$A$1048576];0););)" office:value-type="float" office:value="55" calcext:value-type="float">
            <text:p>55</text:p>
          </table:table-cell>
          <table:table-cell table:style-name="ce6" table:formula="of:=IF(NOT(ISBLANK([.F205]));IFERROR(MATCH(VLOOKUP([.F205];[.$A$1:.$A$1048576];1;0);[.$A$1:.$A$1048576];0););)" office:value-type="float" office:value="42" calcext:value-type="float">
            <text:p>42</text:p>
          </table:table-cell>
          <table:table-cell table:style-name="ce6" table:formula="of:=IF(NOT(ISBLANK([.G205]));IFERROR(MATCH(VLOOKUP([.G205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9"/>
          <table:table-cell table:style-name="ce6" table:formula="of:=IF(NOT(ISBLANK([.C205]));MAX([.I205:.M205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205]));MAX([.P205:.T205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0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06]));IFERROR(MATCH(VLOOKUP([.C206];[.$A$1:.$A$1048576];1;0);[.$A$1:.$A$1048576];0););)" office:value-type="float" office:value="0" calcext:value-type="float">
            <text:p>0</text:p>
          </table:table-cell>
          <table:table-cell table:style-name="ce6" table:formula="of:=IF(NOT(ISBLANK([.D206]));IFERROR(MATCH(VLOOKUP([.D206];[.$A$1:.$A$1048576];1;0);[.$A$1:.$A$1048576];0););)" office:value-type="float" office:value="0" calcext:value-type="float">
            <text:p>0</text:p>
          </table:table-cell>
          <table:table-cell table:style-name="ce6" table:formula="of:=IF(NOT(ISBLANK([.E206]));IFERROR(MATCH(VLOOKUP([.E206];[.$A$1:.$A$1048576];1;0);[.$A$1:.$A$1048576];0););)" office:value-type="float" office:value="0" calcext:value-type="float">
            <text:p>0</text:p>
          </table:table-cell>
          <table:table-cell table:style-name="ce6" table:formula="of:=IF(NOT(ISBLANK([.F206]));IFERROR(MATCH(VLOOKUP([.F206];[.$A$1:.$A$1048576];1;0);[.$A$1:.$A$1048576];0););)" office:value-type="float" office:value="0" calcext:value-type="float">
            <text:p>0</text:p>
          </table:table-cell>
          <table:table-cell table:style-name="ce6" table:formula="of:=IF(NOT(ISBLANK([.G206]));IFERROR(MATCH(VLOOKUP([.G20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06]));MAX([.I206:.M20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06]));MAX([.P206:.T20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14 10 30 32</text:p>
          </table:table-cell>
          <table:table-cell table:style-name="ce6" table:formula="of:=IFERROR(__xludf.dummyfunction(&quot;IFERROR(SPLIT(B207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207]));IFERROR(MATCH(VLOOKUP([.C207];[.$A$1:.$A$1048576];1;0);[.$A$1:.$A$1048576];0););)" office:value-type="float" office:value="75" calcext:value-type="float">
            <text:p>75</text:p>
          </table:table-cell>
          <table:table-cell table:style-name="ce6" table:formula="of:=IF(NOT(ISBLANK([.D207]));IFERROR(MATCH(VLOOKUP([.D207];[.$A$1:.$A$1048576];1;0);[.$A$1:.$A$1048576];0););)" office:value-type="float" office:value="101" calcext:value-type="float">
            <text:p>101</text:p>
          </table:table-cell>
          <table:table-cell table:style-name="ce6" table:formula="of:=IF(NOT(ISBLANK([.E207]));IFERROR(MATCH(VLOOKUP([.E207];[.$A$1:.$A$1048576];1;0);[.$A$1:.$A$1048576];0););)" office:value-type="float" office:value="47" calcext:value-type="float">
            <text:p>47</text:p>
          </table:table-cell>
          <table:table-cell table:style-name="ce6" table:formula="of:=IF(NOT(ISBLANK([.F207]));IFERROR(MATCH(VLOOKUP([.F207];[.$A$1:.$A$1048576];1;0);[.$A$1:.$A$1048576];0););)" office:value-type="float" office:value="12" calcext:value-type="float">
            <text:p>12</text:p>
          </table:table-cell>
          <table:table-cell table:style-name="ce6" table:formula="of:=IF(NOT(ISBLANK([.G207]));IFERROR(MATCH(VLOOKUP([.G207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07:.M211])" office:value-type="float" office:value="75" calcext:value-type="float">
            <text:p>7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07:.M211]&gt;[.$AP$3];[.C207:.G211];))*[.$AP$4]" office:value-type="float" office:value="43665" calcext:value-type="float">
            <text:p>4366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07:.M211]&gt;[.$AS$3];[.C207:.G211];))*[.$AS$4]" office:value-type="float" office:value="16688" calcext:value-type="float">
            <text:p>16688</text:p>
          </table:table-cell>
          <table:table-cell table:style-name="ce6"/>
          <table:table-cell table:style-name="ce6" table:formula="of:=IF(NOT(ISBLANK([.C207]));MAX([.I207:.M20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207]));MAX([.P207:.T207]);)" office:value-type="float" office:value="75" calcext:value-type="float">
            <text:p>75</text:p>
          </table:table-cell>
          <table:table-cell table:style-name="ce6"/>
          <table:table-cell table:style-name="ce6" table:formula="of:=MIN([.AD207:.AH211])" office:value-type="float" office:value="54" calcext:value-type="float">
            <text:p>5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3 50 19 41 77</text:p>
          </table:table-cell>
          <table:table-cell table:style-name="ce6" table:formula="of:=IFERROR(__xludf.dummyfunction(&quot;IFERROR(SPLIT(B208,&quot;&quot; &quot;&quot;),)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208]));IFERROR(MATCH(VLOOKUP([.C208];[.$A$1:.$A$1048576];1;0);[.$A$1:.$A$1048576];0););)" office:value-type="float" office:value="7" calcext:value-type="float">
            <text:p>7</text:p>
          </table:table-cell>
          <table:table-cell table:style-name="ce6" table:formula="of:=IF(NOT(ISBLANK([.D208]));IFERROR(MATCH(VLOOKUP([.D208];[.$A$1:.$A$1048576];1;0);[.$A$1:.$A$1048576];0););)" office:value-type="float" office:value="63" calcext:value-type="float">
            <text:p>63</text:p>
          </table:table-cell>
          <table:table-cell table:style-name="ce6" table:formula="of:=IF(NOT(ISBLANK([.E208]));IFERROR(MATCH(VLOOKUP([.E208];[.$A$1:.$A$1048576];1;0);[.$A$1:.$A$1048576];0););)" office:value-type="float" office:value="49" calcext:value-type="float">
            <text:p>49</text:p>
          </table:table-cell>
          <table:table-cell table:style-name="ce6" table:formula="of:=IF(NOT(ISBLANK([.F208]));IFERROR(MATCH(VLOOKUP([.F208];[.$A$1:.$A$1048576];1;0);[.$A$1:.$A$1048576];0););)" office:value-type="float" office:value="25" calcext:value-type="float">
            <text:p>25</text:p>
          </table:table-cell>
          <table:table-cell table:style-name="ce6" table:formula="of:=IF(NOT(ISBLANK([.G208]));IFERROR(MATCH(VLOOKUP([.G208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88" calcext:value-type="float">
            <text:p>88</text:p>
          </table:table-cell>
          <table:table-cell table:style-name="ce6" table:number-columns-repeated="9"/>
          <table:table-cell table:style-name="ce6" table:formula="of:=IF(NOT(ISBLANK([.C208]));MAX([.I208:.M208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208]));MAX([.P208:.T208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6 61 46 97 15</text:p>
          </table:table-cell>
          <table:table-cell table:style-name="ce6" table:formula="of:=IFERROR(__xludf.dummyfunction(&quot;IFERROR(SPLIT(B209,&quot;&quot; &quot;&quot;),)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209]));IFERROR(MATCH(VLOOKUP([.C209];[.$A$1:.$A$1048576];1;0);[.$A$1:.$A$1048576];0););)" office:value-type="float" office:value="33" calcext:value-type="float">
            <text:p>33</text:p>
          </table:table-cell>
          <table:table-cell table:style-name="ce6" table:formula="of:=IF(NOT(ISBLANK([.D209]));IFERROR(MATCH(VLOOKUP([.D209];[.$A$1:.$A$1048576];1;0);[.$A$1:.$A$1048576];0););)" office:value-type="float" office:value="30" calcext:value-type="float">
            <text:p>30</text:p>
          </table:table-cell>
          <table:table-cell table:style-name="ce6" table:formula="of:=IF(NOT(ISBLANK([.E209]));IFERROR(MATCH(VLOOKUP([.E209];[.$A$1:.$A$1048576];1;0);[.$A$1:.$A$1048576];0););)" office:value-type="float" office:value="54" calcext:value-type="float">
            <text:p>54</text:p>
          </table:table-cell>
          <table:table-cell table:style-name="ce6" table:formula="of:=IF(NOT(ISBLANK([.F209]));IFERROR(MATCH(VLOOKUP([.F209];[.$A$1:.$A$1048576];1;0);[.$A$1:.$A$1048576];0););)" office:value-type="float" office:value="87" calcext:value-type="float">
            <text:p>87</text:p>
          </table:table-cell>
          <table:table-cell table:style-name="ce6" table:formula="of:=IF(NOT(ISBLANK([.G209]));IFERROR(MATCH(VLOOKUP([.G209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209]));MAX([.I209:.M209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209]));MAX([.P209:.T209]);)" office:value-type="float" office:value="54" calcext:value-type="float">
            <text:p>5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6 17 62 74 57</text:p>
          </table:table-cell>
          <table:table-cell table:style-name="ce6" table:formula="of:=IFERROR(__xludf.dummyfunction(&quot;IFERROR(SPLIT(B210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/>
          <table:table-cell table:style-name="ce6" table:formula="of:=IF(NOT(ISBLANK([.C210]));IFERROR(MATCH(VLOOKUP([.C210];[.$A$1:.$A$1048576];1;0);[.$A$1:.$A$1048576];0););)" office:value-type="float" office:value="15" calcext:value-type="float">
            <text:p>15</text:p>
          </table:table-cell>
          <table:table-cell table:style-name="ce6" table:formula="of:=IF(NOT(ISBLANK([.D210]));IFERROR(MATCH(VLOOKUP([.D210];[.$A$1:.$A$1048576];1;0);[.$A$1:.$A$1048576];0););)" office:value-type="float" office:value="43" calcext:value-type="float">
            <text:p>43</text:p>
          </table:table-cell>
          <table:table-cell table:style-name="ce6" table:formula="of:=IF(NOT(ISBLANK([.E210]));IFERROR(MATCH(VLOOKUP([.E210];[.$A$1:.$A$1048576];1;0);[.$A$1:.$A$1048576];0););)" office:value-type="float" office:value="24" calcext:value-type="float">
            <text:p>24</text:p>
          </table:table-cell>
          <table:table-cell table:style-name="ce6" table:formula="of:=IF(NOT(ISBLANK([.F210]));IFERROR(MATCH(VLOOKUP([.F210];[.$A$1:.$A$1048576];1;0);[.$A$1:.$A$1048576];0););)" office:value-type="float" office:value="93" calcext:value-type="float">
            <text:p>93</text:p>
          </table:table-cell>
          <table:table-cell table:style-name="ce6" table:formula="of:=IF(NOT(ISBLANK([.G210]));IFERROR(MATCH(VLOOKUP([.G210];[.$A$1:.$A$1048576];1;0);[.$A$1:.$A$1048576];0););)" office:value-type="float" office:value="42" calcext:value-type="float">
            <text:p>42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9"/>
          <table:table-cell table:style-name="ce6" table:formula="of:=IF(NOT(ISBLANK([.C210]));MAX([.I210:.M210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210]));MAX([.P210:.T210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6 66 99 51 64</text:p>
          </table:table-cell>
          <table:table-cell table:style-name="ce6" table:formula="of:=IFERROR(__xludf.dummyfunction(&quot;IFERROR(SPLIT(B211,&quot;&quot; &quot;&quot;),)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/>
          <table:table-cell table:style-name="ce6" table:formula="of:=IF(NOT(ISBLANK([.C211]));IFERROR(MATCH(VLOOKUP([.C211];[.$A$1:.$A$1048576];1;0);[.$A$1:.$A$1048576];0););)" office:value-type="float" office:value="45" calcext:value-type="float">
            <text:p>45</text:p>
          </table:table-cell>
          <table:table-cell table:style-name="ce6" table:formula="of:=IF(NOT(ISBLANK([.D211]));IFERROR(MATCH(VLOOKUP([.D211];[.$A$1:.$A$1048576];1;0);[.$A$1:.$A$1048576];0););)" office:value-type="float" office:value="88" calcext:value-type="float">
            <text:p>88</text:p>
          </table:table-cell>
          <table:table-cell table:style-name="ce6" table:formula="of:=IF(NOT(ISBLANK([.E211]));IFERROR(MATCH(VLOOKUP([.E211];[.$A$1:.$A$1048576];1;0);[.$A$1:.$A$1048576];0););)" office:value-type="float" office:value="9" calcext:value-type="float">
            <text:p>9</text:p>
          </table:table-cell>
          <table:table-cell table:style-name="ce6" table:formula="of:=IF(NOT(ISBLANK([.F211]));IFERROR(MATCH(VLOOKUP([.F211];[.$A$1:.$A$1048576];1;0);[.$A$1:.$A$1048576];0););)" office:value-type="float" office:value="29" calcext:value-type="float">
            <text:p>29</text:p>
          </table:table-cell>
          <table:table-cell table:style-name="ce6" table:formula="of:=IF(NOT(ISBLANK([.G211]));IFERROR(MATCH(VLOOKUP([.G211];[.$A$1:.$A$1048576];1;0);[.$A$1:.$A$1048576];0););)" office:value-type="float" office:value="51" calcext:value-type="float">
            <text:p>51</text:p>
          </table:table-cell>
          <table:table-cell table:style-name="ce6" table:number-columns-repeated="2"/>
          <table:table-cell table:style-name="ce6" office:value-type="float" office:value="91" calcext:value-type="float">
            <text:p>9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211]));MAX([.I211:.M211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211]));MAX([.P211:.T211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1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12]));IFERROR(MATCH(VLOOKUP([.C212];[.$A$1:.$A$1048576];1;0);[.$A$1:.$A$1048576];0););)" office:value-type="float" office:value="0" calcext:value-type="float">
            <text:p>0</text:p>
          </table:table-cell>
          <table:table-cell table:style-name="ce6" table:formula="of:=IF(NOT(ISBLANK([.D212]));IFERROR(MATCH(VLOOKUP([.D212];[.$A$1:.$A$1048576];1;0);[.$A$1:.$A$1048576];0););)" office:value-type="float" office:value="0" calcext:value-type="float">
            <text:p>0</text:p>
          </table:table-cell>
          <table:table-cell table:style-name="ce6" table:formula="of:=IF(NOT(ISBLANK([.E212]));IFERROR(MATCH(VLOOKUP([.E212];[.$A$1:.$A$1048576];1;0);[.$A$1:.$A$1048576];0););)" office:value-type="float" office:value="0" calcext:value-type="float">
            <text:p>0</text:p>
          </table:table-cell>
          <table:table-cell table:style-name="ce6" table:formula="of:=IF(NOT(ISBLANK([.F212]));IFERROR(MATCH(VLOOKUP([.F212];[.$A$1:.$A$1048576];1;0);[.$A$1:.$A$1048576];0););)" office:value-type="float" office:value="0" calcext:value-type="float">
            <text:p>0</text:p>
          </table:table-cell>
          <table:table-cell table:style-name="ce6" table:formula="of:=IF(NOT(ISBLANK([.G212]));IFERROR(MATCH(VLOOKUP([.G21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12]));MAX([.I212:.M21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12]));MAX([.P212:.T21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0 11 56 66 67</text:p>
          </table:table-cell>
          <table:table-cell table:style-name="ce6" table:formula="of:=IFERROR(__xludf.dummyfunction(&quot;IFERROR(SPLIT(B213,&quot;&quot; &quot;&quot;),)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213]));IFERROR(MATCH(VLOOKUP([.C213];[.$A$1:.$A$1048576];1;0);[.$A$1:.$A$1048576];0););)" office:value-type="float" office:value="8" calcext:value-type="float">
            <text:p>8</text:p>
          </table:table-cell>
          <table:table-cell table:style-name="ce6" table:formula="of:=IF(NOT(ISBLANK([.D213]));IFERROR(MATCH(VLOOKUP([.D213];[.$A$1:.$A$1048576];1;0);[.$A$1:.$A$1048576];0););)" office:value-type="float" office:value="102" calcext:value-type="float">
            <text:p>102</text:p>
          </table:table-cell>
          <table:table-cell table:style-name="ce6" table:formula="of:=IF(NOT(ISBLANK([.E213]));IFERROR(MATCH(VLOOKUP([.E213];[.$A$1:.$A$1048576];1;0);[.$A$1:.$A$1048576];0););)" office:value-type="float" office:value="86" calcext:value-type="float">
            <text:p>86</text:p>
          </table:table-cell>
          <table:table-cell table:style-name="ce6" table:formula="of:=IF(NOT(ISBLANK([.F213]));IFERROR(MATCH(VLOOKUP([.F213];[.$A$1:.$A$1048576];1;0);[.$A$1:.$A$1048576];0););)" office:value-type="float" office:value="88" calcext:value-type="float">
            <text:p>88</text:p>
          </table:table-cell>
          <table:table-cell table:style-name="ce6" table:formula="of:=IF(NOT(ISBLANK([.G213]));IFERROR(MATCH(VLOOKUP([.G213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13:.M217])" office:value-type="float" office:value="8" calcext:value-type="float">
            <text:p>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13:.M217]&gt;[.$AP$3];[.C213:.G217];))*[.$AP$4]" office:value-type="float" office:value="56587" calcext:value-type="float">
            <text:p>5658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13:.M217]&gt;[.$AS$3];[.C213:.G217];))*[.$AS$4]" office:value-type="float" office:value="7728" calcext:value-type="float">
            <text:p>7728</text:p>
          </table:table-cell>
          <table:table-cell table:style-name="ce6"/>
          <table:table-cell table:style-name="ce6" table:formula="of:=IF(NOT(ISBLANK([.C213]));MAX([.I213:.M213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213]));MAX([.P213:.T213]);)" office:value-type="float" office:value="54" calcext:value-type="float">
            <text:p>54</text:p>
          </table:table-cell>
          <table:table-cell table:style-name="ce6"/>
          <table:table-cell table:style-name="ce6" table:formula="of:=MIN([.AD213:.AH217])" office:value-type="float" office:value="54" calcext:value-type="float">
            <text:p>5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6 81 45 13 51</text:p>
          </table:table-cell>
          <table:table-cell table:style-name="ce6" table:formula="of:=IFERROR(__xludf.dummyfunction(&quot;IFERROR(SPLIT(B214,&quot;&quot; &quot;&quot;),)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/>
          <table:table-cell table:style-name="ce6" table:formula="of:=IF(NOT(ISBLANK([.C214]));IFERROR(MATCH(VLOOKUP([.C214];[.$A$1:.$A$1048576];1;0);[.$A$1:.$A$1048576];0););)" office:value-type="float" office:value="45" calcext:value-type="float">
            <text:p>45</text:p>
          </table:table-cell>
          <table:table-cell table:style-name="ce6" table:formula="of:=IF(NOT(ISBLANK([.D214]));IFERROR(MATCH(VLOOKUP([.D214];[.$A$1:.$A$1048576];1;0);[.$A$1:.$A$1048576];0););)" office:value-type="float" office:value="80" calcext:value-type="float">
            <text:p>80</text:p>
          </table:table-cell>
          <table:table-cell table:style-name="ce6" table:formula="of:=IF(NOT(ISBLANK([.E214]));IFERROR(MATCH(VLOOKUP([.E214];[.$A$1:.$A$1048576];1;0);[.$A$1:.$A$1048576];0););)" office:value-type="float" office:value="97" calcext:value-type="float">
            <text:p>97</text:p>
          </table:table-cell>
          <table:table-cell table:style-name="ce6" table:formula="of:=IF(NOT(ISBLANK([.F214]));IFERROR(MATCH(VLOOKUP([.F214];[.$A$1:.$A$1048576];1;0);[.$A$1:.$A$1048576];0););)" office:value-type="float" office:value="7" calcext:value-type="float">
            <text:p>7</text:p>
          </table:table-cell>
          <table:table-cell table:style-name="ce6" table:formula="of:=IF(NOT(ISBLANK([.G214]));IFERROR(MATCH(VLOOKUP([.G214];[.$A$1:.$A$1048576];1;0);[.$A$1:.$A$1048576];0););)" office:value-type="float" office:value="29" calcext:value-type="float">
            <text:p>29</text:p>
          </table:table-cell>
          <table:table-cell table:style-name="ce6" table:number-columns-repeated="2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9"/>
          <table:table-cell table:style-name="ce6" table:formula="of:=IF(NOT(ISBLANK([.C214]));MAX([.I214:.M21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214]));MAX([.P214:.T214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0 82 57 87 61</text:p>
          </table:table-cell>
          <table:table-cell table:style-name="ce6" table:formula="of:=IFERROR(__xludf.dummyfunction(&quot;IFERROR(SPLIT(B215,&quot;&quot; &quot;&quot;),)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/>
          <table:table-cell table:style-name="ce6" table:formula="of:=IF(NOT(ISBLANK([.C215]));IFERROR(MATCH(VLOOKUP([.C215];[.$A$1:.$A$1048576];1;0);[.$A$1:.$A$1048576];0););)" office:value-type="float" office:value="27" calcext:value-type="float">
            <text:p>27</text:p>
          </table:table-cell>
          <table:table-cell table:style-name="ce6" table:formula="of:=IF(NOT(ISBLANK([.D215]));IFERROR(MATCH(VLOOKUP([.D215];[.$A$1:.$A$1048576];1;0);[.$A$1:.$A$1048576];0););)" office:value-type="float" office:value="53" calcext:value-type="float">
            <text:p>53</text:p>
          </table:table-cell>
          <table:table-cell table:style-name="ce6" table:formula="of:=IF(NOT(ISBLANK([.E215]));IFERROR(MATCH(VLOOKUP([.E215];[.$A$1:.$A$1048576];1;0);[.$A$1:.$A$1048576];0););)" office:value-type="float" office:value="42" calcext:value-type="float">
            <text:p>42</text:p>
          </table:table-cell>
          <table:table-cell table:style-name="ce6" table:formula="of:=IF(NOT(ISBLANK([.F215]));IFERROR(MATCH(VLOOKUP([.F215];[.$A$1:.$A$1048576];1;0);[.$A$1:.$A$1048576];0););)" office:value-type="float" office:value="71" calcext:value-type="float">
            <text:p>71</text:p>
          </table:table-cell>
          <table:table-cell table:style-name="ce6" table:formula="of:=IF(NOT(ISBLANK([.G215]));IFERROR(MATCH(VLOOKUP([.G215];[.$A$1:.$A$1048576];1;0);[.$A$1:.$A$1048576];0););)" office:value-type="float" office:value="30" calcext:value-type="float">
            <text:p>30</text:p>
          </table:table-cell>
          <table:table-cell table:style-name="ce6" table:number-columns-repeated="2"/>
          <table:table-cell table:style-name="ce6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9"/>
          <table:table-cell table:style-name="ce6" table:formula="of:=IF(NOT(ISBLANK([.C215]));MAX([.I215:.M215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215]));MAX([.P215:.T215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6 16 17 21 72</text:p>
          </table:table-cell>
          <table:table-cell table:style-name="ce6" table:formula="of:=IFERROR(__xludf.dummyfunction(&quot;IFERROR(SPLIT(B216,&quot;&quot; &quot;&quot;),)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216]));IFERROR(MATCH(VLOOKUP([.C216];[.$A$1:.$A$1048576];1;0);[.$A$1:.$A$1048576];0););)" office:value-type="float" office:value="54" calcext:value-type="float">
            <text:p>54</text:p>
          </table:table-cell>
          <table:table-cell table:style-name="ce6" table:formula="of:=IF(NOT(ISBLANK([.D216]));IFERROR(MATCH(VLOOKUP([.D216];[.$A$1:.$A$1048576];1;0);[.$A$1:.$A$1048576];0););)" office:value-type="float" office:value="90" calcext:value-type="float">
            <text:p>90</text:p>
          </table:table-cell>
          <table:table-cell table:style-name="ce6" table:formula="of:=IF(NOT(ISBLANK([.E216]));IFERROR(MATCH(VLOOKUP([.E216];[.$A$1:.$A$1048576];1;0);[.$A$1:.$A$1048576];0););)" office:value-type="float" office:value="43" calcext:value-type="float">
            <text:p>43</text:p>
          </table:table-cell>
          <table:table-cell table:style-name="ce6" table:formula="of:=IF(NOT(ISBLANK([.F216]));IFERROR(MATCH(VLOOKUP([.F216];[.$A$1:.$A$1048576];1;0);[.$A$1:.$A$1048576];0););)" office:value-type="float" office:value="31" calcext:value-type="float">
            <text:p>31</text:p>
          </table:table-cell>
          <table:table-cell table:style-name="ce6" table:formula="of:=IF(NOT(ISBLANK([.G216]));IFERROR(MATCH(VLOOKUP([.G216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216]));MAX([.I216:.M216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216]));MAX([.P216:.T216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2 95 68 33 83</text:p>
          </table:table-cell>
          <table:table-cell table:style-name="ce6" table:formula="of:=IFERROR(__xludf.dummyfunction(&quot;IFERROR(SPLIT(B217,&quot;&quot; &quot;&quot;),)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/>
          <table:table-cell table:style-name="ce6" table:formula="of:=IF(NOT(ISBLANK([.C217]));IFERROR(MATCH(VLOOKUP([.C217];[.$A$1:.$A$1048576];1;0);[.$A$1:.$A$1048576];0););)" office:value-type="float" office:value="4" calcext:value-type="float">
            <text:p>4</text:p>
          </table:table-cell>
          <table:table-cell table:style-name="ce6" table:formula="of:=IF(NOT(ISBLANK([.D217]));IFERROR(MATCH(VLOOKUP([.D217];[.$A$1:.$A$1048576];1;0);[.$A$1:.$A$1048576];0););)" office:value-type="float" office:value="5" calcext:value-type="float">
            <text:p>5</text:p>
          </table:table-cell>
          <table:table-cell table:style-name="ce6" table:formula="of:=IF(NOT(ISBLANK([.E217]));IFERROR(MATCH(VLOOKUP([.E217];[.$A$1:.$A$1048576];1;0);[.$A$1:.$A$1048576];0););)" office:value-type="float" office:value="70" calcext:value-type="float">
            <text:p>70</text:p>
          </table:table-cell>
          <table:table-cell table:style-name="ce6" table:formula="of:=IF(NOT(ISBLANK([.F217]));IFERROR(MATCH(VLOOKUP([.F217];[.$A$1:.$A$1048576];1;0);[.$A$1:.$A$1048576];0););)" office:value-type="float" office:value="11" calcext:value-type="float">
            <text:p>11</text:p>
          </table:table-cell>
          <table:table-cell table:style-name="ce6" table:formula="of:=IF(NOT(ISBLANK([.G217]));IFERROR(MATCH(VLOOKUP([.G217];[.$A$1:.$A$1048576];1;0);[.$A$1:.$A$1048576];0););)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float" office:value="73" calcext:value-type="float">
            <text:p>7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9"/>
          <table:table-cell table:style-name="ce6" table:formula="of:=IF(NOT(ISBLANK([.C217]));MAX([.I217:.M217]);)" office:value-type="float" office:value="70" calcext:value-type="float">
            <text:p>70</text:p>
          </table:table-cell>
          <table:table-cell table:style-name="ce6" table:number-columns-repeated="3"/>
          <table:table-cell table:style-name="ce6" table:formula="of:=IF(NOT(ISBLANK([.C217]));MAX([.P217:.T217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1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18]));IFERROR(MATCH(VLOOKUP([.C218];[.$A$1:.$A$1048576];1;0);[.$A$1:.$A$1048576];0););)" office:value-type="float" office:value="0" calcext:value-type="float">
            <text:p>0</text:p>
          </table:table-cell>
          <table:table-cell table:style-name="ce6" table:formula="of:=IF(NOT(ISBLANK([.D218]));IFERROR(MATCH(VLOOKUP([.D218];[.$A$1:.$A$1048576];1;0);[.$A$1:.$A$1048576];0););)" office:value-type="float" office:value="0" calcext:value-type="float">
            <text:p>0</text:p>
          </table:table-cell>
          <table:table-cell table:style-name="ce6" table:formula="of:=IF(NOT(ISBLANK([.E218]));IFERROR(MATCH(VLOOKUP([.E218];[.$A$1:.$A$1048576];1;0);[.$A$1:.$A$1048576];0););)" office:value-type="float" office:value="0" calcext:value-type="float">
            <text:p>0</text:p>
          </table:table-cell>
          <table:table-cell table:style-name="ce6" table:formula="of:=IF(NOT(ISBLANK([.F218]));IFERROR(MATCH(VLOOKUP([.F218];[.$A$1:.$A$1048576];1;0);[.$A$1:.$A$1048576];0););)" office:value-type="float" office:value="0" calcext:value-type="float">
            <text:p>0</text:p>
          </table:table-cell>
          <table:table-cell table:style-name="ce6" table:formula="of:=IF(NOT(ISBLANK([.G218]));IFERROR(MATCH(VLOOKUP([.G21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18]));MAX([.I218:.M21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18]));MAX([.P218:.T21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4 94 23 42 53</text:p>
          </table:table-cell>
          <table:table-cell table:style-name="ce6" table:formula="of:=IFERROR(__xludf.dummyfunction(&quot;IFERROR(SPLIT(B219,&quot;&quot; &quot;&quot;),)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/>
          <table:table-cell table:style-name="ce6" table:formula="of:=IF(NOT(ISBLANK([.C219]));IFERROR(MATCH(VLOOKUP([.C219];[.$A$1:.$A$1048576];1;0);[.$A$1:.$A$1048576];0););)" office:value-type="float" office:value="68" calcext:value-type="float">
            <text:p>68</text:p>
          </table:table-cell>
          <table:table-cell table:style-name="ce6" table:formula="of:=IF(NOT(ISBLANK([.D219]));IFERROR(MATCH(VLOOKUP([.D219];[.$A$1:.$A$1048576];1;0);[.$A$1:.$A$1048576];0););)" office:value-type="float" office:value="77" calcext:value-type="float">
            <text:p>77</text:p>
          </table:table-cell>
          <table:table-cell table:style-name="ce6" table:formula="of:=IF(NOT(ISBLANK([.E219]));IFERROR(MATCH(VLOOKUP([.E219];[.$A$1:.$A$1048576];1;0);[.$A$1:.$A$1048576];0););)" office:value-type="float" office:value="28" calcext:value-type="float">
            <text:p>28</text:p>
          </table:table-cell>
          <table:table-cell table:style-name="ce6" table:formula="of:=IF(NOT(ISBLANK([.F219]));IFERROR(MATCH(VLOOKUP([.F219];[.$A$1:.$A$1048576];1;0);[.$A$1:.$A$1048576];0););)" office:value-type="float" office:value="4" calcext:value-type="float">
            <text:p>4</text:p>
          </table:table-cell>
          <table:table-cell table:style-name="ce6" table:formula="of:=IF(NOT(ISBLANK([.G219]));IFERROR(MATCH(VLOOKUP([.G219];[.$A$1:.$A$1048576];1;0);[.$A$1:.$A$1048576];0););)" office:value-type="float" office:value="78" calcext:value-type="float">
            <text:p>7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19:.M223])" office:value-type="float" office:value="68" calcext:value-type="float">
            <text:p>6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19:.M223]&gt;[.$AP$3];[.C219:.G223];))*[.$AP$4]" office:value-type="float" office:value="50339" calcext:value-type="float">
            <text:p>5033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19:.M223]&gt;[.$AS$3];[.C219:.G223];))*[.$AS$4]" office:value-type="float" office:value="4816" calcext:value-type="float">
            <text:p>4816</text:p>
          </table:table-cell>
          <table:table-cell table:style-name="ce6"/>
          <table:table-cell table:style-name="ce6" table:formula="of:=IF(NOT(ISBLANK([.C219]));MAX([.I219:.M219]);)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formula="of:=IF(NOT(ISBLANK([.C219]));MAX([.P219:.T219]);)" office:value-type="float" office:value="96" calcext:value-type="float">
            <text:p>96</text:p>
          </table:table-cell>
          <table:table-cell table:style-name="ce6"/>
          <table:table-cell table:style-name="ce6" table:formula="of:=MIN([.AD219:.AH223])" office:value-type="float" office:value="65" calcext:value-type="float">
            <text:p>6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6 <text:s/>4 43 92 87</text:p>
          </table:table-cell>
          <table:table-cell table:style-name="ce6" table:formula="of:=IFERROR(__xludf.dummyfunction(&quot;IFERROR(SPLIT(B220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220]));IFERROR(MATCH(VLOOKUP([.C220];[.$A$1:.$A$1048576];1;0);[.$A$1:.$A$1048576];0););)" office:value-type="float" office:value="15" calcext:value-type="float">
            <text:p>15</text:p>
          </table:table-cell>
          <table:table-cell table:style-name="ce6" table:formula="of:=IF(NOT(ISBLANK([.D220]));IFERROR(MATCH(VLOOKUP([.D220];[.$A$1:.$A$1048576];1;0);[.$A$1:.$A$1048576];0););)" office:value-type="float" office:value="66" calcext:value-type="float">
            <text:p>66</text:p>
          </table:table-cell>
          <table:table-cell table:style-name="ce6" table:formula="of:=IF(NOT(ISBLANK([.E220]));IFERROR(MATCH(VLOOKUP([.E220];[.$A$1:.$A$1048576];1;0);[.$A$1:.$A$1048576];0););)" office:value-type="float" office:value="69" calcext:value-type="float">
            <text:p>69</text:p>
          </table:table-cell>
          <table:table-cell table:style-name="ce6" table:formula="of:=IF(NOT(ISBLANK([.F220]));IFERROR(MATCH(VLOOKUP([.F220];[.$A$1:.$A$1048576];1;0);[.$A$1:.$A$1048576];0););)" office:value-type="float" office:value="10" calcext:value-type="float">
            <text:p>10</text:p>
          </table:table-cell>
          <table:table-cell table:style-name="ce6" table:formula="of:=IF(NOT(ISBLANK([.G220]));IFERROR(MATCH(VLOOKUP([.G220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77" calcext:value-type="float">
            <text:p>7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220]));MAX([.I220:.M220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220]));MAX([.P220:.T220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 59 69 62 <text:s/>1</text:p>
          </table:table-cell>
          <table:table-cell table:style-name="ce6" table:formula="of:=IFERROR(__xludf.dummyfunction(&quot;IFERROR(SPLIT(B221,&quot;&quot; &quot;&quot;),)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(NOT(ISBLANK([.C221]));IFERROR(MATCH(VLOOKUP([.C221];[.$A$1:.$A$1048576];1;0);[.$A$1:.$A$1048576];0););)" office:value-type="float" office:value="34" calcext:value-type="float">
            <text:p>34</text:p>
          </table:table-cell>
          <table:table-cell table:style-name="ce6" table:formula="of:=IF(NOT(ISBLANK([.D221]));IFERROR(MATCH(VLOOKUP([.D221];[.$A$1:.$A$1048576];1;0);[.$A$1:.$A$1048576];0););)" office:value-type="float" office:value="17" calcext:value-type="float">
            <text:p>17</text:p>
          </table:table-cell>
          <table:table-cell table:style-name="ce6" table:formula="of:=IF(NOT(ISBLANK([.E221]));IFERROR(MATCH(VLOOKUP([.E221];[.$A$1:.$A$1048576];1;0);[.$A$1:.$A$1048576];0););)" office:value-type="float" office:value="65" calcext:value-type="float">
            <text:p>65</text:p>
          </table:table-cell>
          <table:table-cell table:style-name="ce6" table:formula="of:=IF(NOT(ISBLANK([.F221]));IFERROR(MATCH(VLOOKUP([.F221];[.$A$1:.$A$1048576];1;0);[.$A$1:.$A$1048576];0););)" office:value-type="float" office:value="24" calcext:value-type="float">
            <text:p>24</text:p>
          </table:table-cell>
          <table:table-cell table:style-name="ce6" table:formula="of:=IF(NOT(ISBLANK([.G221]));IFERROR(MATCH(VLOOKUP([.G221];[.$A$1:.$A$1048576];1;0);[.$A$1:.$A$1048576];0););)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9"/>
          <table:table-cell table:style-name="ce6" table:formula="of:=IF(NOT(ISBLANK([.C221]));MAX([.I221:.M221]);)" office:value-type="float" office:value="65" calcext:value-type="float">
            <text:p>65</text:p>
          </table:table-cell>
          <table:table-cell table:style-name="ce6" table:number-columns-repeated="3"/>
          <table:table-cell table:style-name="ce6" table:formula="of:=IF(NOT(ISBLANK([.C221]));MAX([.P221:.T221]);)" office:value-type="float" office:value="69" calcext:value-type="float">
            <text:p>6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6 98 <text:s/>9 <text:s/>2 73</text:p>
          </table:table-cell>
          <table:table-cell table:style-name="ce6" table:formula="of:=IFERROR(__xludf.dummyfunction(&quot;IFERROR(SPLIT(B222,&quot;&quot; &quot;&quot;),)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/>
          <table:table-cell table:style-name="ce6" table:formula="of:=IF(NOT(ISBLANK([.C222]));IFERROR(MATCH(VLOOKUP([.C222];[.$A$1:.$A$1048576];1;0);[.$A$1:.$A$1048576];0););)" office:value-type="float" office:value="96" calcext:value-type="float">
            <text:p>96</text:p>
          </table:table-cell>
          <table:table-cell table:style-name="ce6" table:formula="of:=IF(NOT(ISBLANK([.D222]));IFERROR(MATCH(VLOOKUP([.D222];[.$A$1:.$A$1048576];1;0);[.$A$1:.$A$1048576];0););)" office:value-type="float" office:value="64" calcext:value-type="float">
            <text:p>64</text:p>
          </table:table-cell>
          <table:table-cell table:style-name="ce6" table:formula="of:=IF(NOT(ISBLANK([.E222]));IFERROR(MATCH(VLOOKUP([.E222];[.$A$1:.$A$1048576];1;0);[.$A$1:.$A$1048576];0););)" office:value-type="float" office:value="61" calcext:value-type="float">
            <text:p>61</text:p>
          </table:table-cell>
          <table:table-cell table:style-name="ce6" table:formula="of:=IF(NOT(ISBLANK([.F222]));IFERROR(MATCH(VLOOKUP([.F222];[.$A$1:.$A$1048576];1;0);[.$A$1:.$A$1048576];0););)" office:value-type="float" office:value="44" calcext:value-type="float">
            <text:p>44</text:p>
          </table:table-cell>
          <table:table-cell table:style-name="ce6" table:formula="of:=IF(NOT(ISBLANK([.G222]));IFERROR(MATCH(VLOOKUP([.G222];[.$A$1:.$A$1048576];1;0);[.$A$1:.$A$1048576];0););)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number-columns-repeated="9"/>
          <table:table-cell table:style-name="ce6" table:formula="of:=IF(NOT(ISBLANK([.C222]));MAX([.I222:.M222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222]));MAX([.P222:.T222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 12 83 67 24</text:p>
          </table:table-cell>
          <table:table-cell table:style-name="ce6" table:formula="of:=IFERROR(__xludf.dummyfunction(&quot;IFERROR(SPLIT(B223,&quot;&quot; &quot;&quot;),)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/>
          <table:table-cell table:style-name="ce6" table:formula="of:=IF(NOT(ISBLANK([.C223]));IFERROR(MATCH(VLOOKUP([.C223];[.$A$1:.$A$1048576];1;0);[.$A$1:.$A$1048576];0););)" office:value-type="float" office:value="72" calcext:value-type="float">
            <text:p>72</text:p>
          </table:table-cell>
          <table:table-cell table:style-name="ce6" table:formula="of:=IF(NOT(ISBLANK([.D223]));IFERROR(MATCH(VLOOKUP([.D223];[.$A$1:.$A$1048576];1;0);[.$A$1:.$A$1048576];0););)" office:value-type="float" office:value="60" calcext:value-type="float">
            <text:p>60</text:p>
          </table:table-cell>
          <table:table-cell table:style-name="ce6" table:formula="of:=IF(NOT(ISBLANK([.E223]));IFERROR(MATCH(VLOOKUP([.E223];[.$A$1:.$A$1048576];1;0);[.$A$1:.$A$1048576];0););)" office:value-type="float" office:value="13" calcext:value-type="float">
            <text:p>13</text:p>
          </table:table-cell>
          <table:table-cell table:style-name="ce6" table:formula="of:=IF(NOT(ISBLANK([.F223]));IFERROR(MATCH(VLOOKUP([.F223];[.$A$1:.$A$1048576];1;0);[.$A$1:.$A$1048576];0););)" office:value-type="float" office:value="73" calcext:value-type="float">
            <text:p>73</text:p>
          </table:table-cell>
          <table:table-cell table:style-name="ce6" table:formula="of:=IF(NOT(ISBLANK([.G223]));IFERROR(MATCH(VLOOKUP([.G223];[.$A$1:.$A$1048576];1;0);[.$A$1:.$A$1048576];0););)" office:value-type="float" office:value="58" calcext:value-type="float">
            <text:p>58</text:p>
          </table:table-cell>
          <table:table-cell table:style-name="ce6" table:number-columns-repeated="2"/>
          <table:table-cell table:style-name="ce6" office:value-type="float" office:value="78" calcext:value-type="float">
            <text:p>7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9"/>
          <table:table-cell table:style-name="ce6" table:formula="of:=IF(NOT(ISBLANK([.C223]));MAX([.I223:.M223]);)" office:value-type="float" office:value="73" calcext:value-type="float">
            <text:p>73</text:p>
          </table:table-cell>
          <table:table-cell table:style-name="ce6" table:number-columns-repeated="3"/>
          <table:table-cell table:style-name="ce6" table:formula="of:=IF(NOT(ISBLANK([.C223]));MAX([.P223:.T223]);)" office:value-type="float" office:value="78" calcext:value-type="float">
            <text:p>7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2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24]));IFERROR(MATCH(VLOOKUP([.C224];[.$A$1:.$A$1048576];1;0);[.$A$1:.$A$1048576];0););)" office:value-type="float" office:value="0" calcext:value-type="float">
            <text:p>0</text:p>
          </table:table-cell>
          <table:table-cell table:style-name="ce6" table:formula="of:=IF(NOT(ISBLANK([.D224]));IFERROR(MATCH(VLOOKUP([.D224];[.$A$1:.$A$1048576];1;0);[.$A$1:.$A$1048576];0););)" office:value-type="float" office:value="0" calcext:value-type="float">
            <text:p>0</text:p>
          </table:table-cell>
          <table:table-cell table:style-name="ce6" table:formula="of:=IF(NOT(ISBLANK([.E224]));IFERROR(MATCH(VLOOKUP([.E224];[.$A$1:.$A$1048576];1;0);[.$A$1:.$A$1048576];0););)" office:value-type="float" office:value="0" calcext:value-type="float">
            <text:p>0</text:p>
          </table:table-cell>
          <table:table-cell table:style-name="ce6" table:formula="of:=IF(NOT(ISBLANK([.F224]));IFERROR(MATCH(VLOOKUP([.F224];[.$A$1:.$A$1048576];1;0);[.$A$1:.$A$1048576];0););)" office:value-type="float" office:value="0" calcext:value-type="float">
            <text:p>0</text:p>
          </table:table-cell>
          <table:table-cell table:style-name="ce6" table:formula="of:=IF(NOT(ISBLANK([.G224]));IFERROR(MATCH(VLOOKUP([.G22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24]));MAX([.I224:.M22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24]));MAX([.P224:.T22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6 79 71 38 <text:s/>6</text:p>
          </table:table-cell>
          <table:table-cell table:style-name="ce6" table:formula="of:=IFERROR(__xludf.dummyfunction(&quot;IFERROR(SPLIT(B225,&quot;&quot; &quot;&quot;),)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225]));IFERROR(MATCH(VLOOKUP([.C225];[.$A$1:.$A$1048576];1;0);[.$A$1:.$A$1048576];0););)" office:value-type="float" office:value="86" calcext:value-type="float">
            <text:p>86</text:p>
          </table:table-cell>
          <table:table-cell table:style-name="ce6" table:formula="of:=IF(NOT(ISBLANK([.D225]));IFERROR(MATCH(VLOOKUP([.D225];[.$A$1:.$A$1048576];1;0);[.$A$1:.$A$1048576];0););)" office:value-type="float" office:value="62" calcext:value-type="float">
            <text:p>62</text:p>
          </table:table-cell>
          <table:table-cell table:style-name="ce6" table:formula="of:=IF(NOT(ISBLANK([.E225]));IFERROR(MATCH(VLOOKUP([.E225];[.$A$1:.$A$1048576];1;0);[.$A$1:.$A$1048576];0););)" office:value-type="float" office:value="35" calcext:value-type="float">
            <text:p>35</text:p>
          </table:table-cell>
          <table:table-cell table:style-name="ce6" table:formula="of:=IF(NOT(ISBLANK([.F225]));IFERROR(MATCH(VLOOKUP([.F225];[.$A$1:.$A$1048576];1;0);[.$A$1:.$A$1048576];0););)" office:value-type="float" office:value="89" calcext:value-type="float">
            <text:p>89</text:p>
          </table:table-cell>
          <table:table-cell table:style-name="ce6" table:formula="of:=IF(NOT(ISBLANK([.G225]));IFERROR(MATCH(VLOOKUP([.G225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25:.M229])" office:value-type="float" office:value="86" calcext:value-type="float">
            <text:p>8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25:.M229]&gt;[.$AP$3];[.C225:.G229];))*[.$AP$4]" office:value-type="float" office:value="45511" calcext:value-type="float">
            <text:p>4551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25:.M229]&gt;[.$AS$3];[.C225:.G229];))*[.$AS$4]" office:value-type="float" office:value="10752" calcext:value-type="float">
            <text:p>10752</text:p>
          </table:table-cell>
          <table:table-cell table:style-name="ce6"/>
          <table:table-cell table:style-name="ce6" table:formula="of:=IF(NOT(ISBLANK([.C225]));MAX([.I225:.M225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225]));MAX([.P225:.T225]);)" office:value-type="float" office:value="95" calcext:value-type="float">
            <text:p>95</text:p>
          </table:table-cell>
          <table:table-cell table:style-name="ce6"/>
          <table:table-cell table:style-name="ce6" table:formula="of:=MIN([.AD225:.AH229])" office:value-type="float" office:value="62" calcext:value-type="float">
            <text:p>6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20 28 80 57</text:p>
          </table:table-cell>
          <table:table-cell table:style-name="ce6" table:formula="of:=IFERROR(__xludf.dummyfunction(&quot;IFERROR(SPLIT(B226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/>
          <table:table-cell table:style-name="ce6" table:formula="of:=IF(NOT(ISBLANK([.C226]));IFERROR(MATCH(VLOOKUP([.C226];[.$A$1:.$A$1048576];1;0);[.$A$1:.$A$1048576];0););)" office:value-type="float" office:value="43" calcext:value-type="float">
            <text:p>43</text:p>
          </table:table-cell>
          <table:table-cell table:style-name="ce6" table:formula="of:=IF(NOT(ISBLANK([.D226]));IFERROR(MATCH(VLOOKUP([.D226];[.$A$1:.$A$1048576];1;0);[.$A$1:.$A$1048576];0););)" office:value-type="float" office:value="32" calcext:value-type="float">
            <text:p>32</text:p>
          </table:table-cell>
          <table:table-cell table:style-name="ce6" table:formula="of:=IF(NOT(ISBLANK([.E226]));IFERROR(MATCH(VLOOKUP([.E226];[.$A$1:.$A$1048576];1;0);[.$A$1:.$A$1048576];0););)" office:value-type="float" office:value="75" calcext:value-type="float">
            <text:p>75</text:p>
          </table:table-cell>
          <table:table-cell table:style-name="ce6" table:formula="of:=IF(NOT(ISBLANK([.F226]));IFERROR(MATCH(VLOOKUP([.F226];[.$A$1:.$A$1048576];1;0);[.$A$1:.$A$1048576];0););)" office:value-type="float" office:value="27" calcext:value-type="float">
            <text:p>27</text:p>
          </table:table-cell>
          <table:table-cell table:style-name="ce6" table:formula="of:=IF(NOT(ISBLANK([.G226]));IFERROR(MATCH(VLOOKUP([.G226];[.$A$1:.$A$1048576];1;0);[.$A$1:.$A$1048576];0););)" office:value-type="float" office:value="42" calcext:value-type="float">
            <text:p>42</text:p>
          </table:table-cell>
          <table:table-cell table:style-name="ce6" table:number-columns-repeated="2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226]));MAX([.I226:.M226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226]));MAX([.P226:.T226]);)" office:value-type="float" office:value="62" calcext:value-type="float">
            <text:p>6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4 22 83 61 50</text:p>
          </table:table-cell>
          <table:table-cell table:style-name="ce6" table:formula="of:=IFERROR(__xludf.dummyfunction(&quot;IFERROR(SPLIT(B227,&quot;&quot; &quot;&quot;),)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/>
          <table:table-cell table:style-name="ce6" table:formula="of:=IF(NOT(ISBLANK([.C227]));IFERROR(MATCH(VLOOKUP([.C227];[.$A$1:.$A$1048576];1;0);[.$A$1:.$A$1048576];0););)" office:value-type="float" office:value="95" calcext:value-type="float">
            <text:p>95</text:p>
          </table:table-cell>
          <table:table-cell table:style-name="ce6" table:formula="of:=IF(NOT(ISBLANK([.D227]));IFERROR(MATCH(VLOOKUP([.D227];[.$A$1:.$A$1048576];1;0);[.$A$1:.$A$1048576];0););)" office:value-type="float" office:value="40" calcext:value-type="float">
            <text:p>40</text:p>
          </table:table-cell>
          <table:table-cell table:style-name="ce6" table:formula="of:=IF(NOT(ISBLANK([.E227]));IFERROR(MATCH(VLOOKUP([.E227];[.$A$1:.$A$1048576];1;0);[.$A$1:.$A$1048576];0););)" office:value-type="float" office:value="13" calcext:value-type="float">
            <text:p>13</text:p>
          </table:table-cell>
          <table:table-cell table:style-name="ce6" table:formula="of:=IF(NOT(ISBLANK([.F227]));IFERROR(MATCH(VLOOKUP([.F227];[.$A$1:.$A$1048576];1;0);[.$A$1:.$A$1048576];0););)" office:value-type="float" office:value="30" calcext:value-type="float">
            <text:p>30</text:p>
          </table:table-cell>
          <table:table-cell table:style-name="ce6" table:formula="of:=IF(NOT(ISBLANK([.G227]));IFERROR(MATCH(VLOOKUP([.G227];[.$A$1:.$A$1048576];1;0);[.$A$1:.$A$1048576];0););)" office:value-type="float" office:value="63" calcext:value-type="float">
            <text:p>63</text:p>
          </table:table-cell>
          <table:table-cell table:style-name="ce6" table:number-columns-repeated="2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9"/>
          <table:table-cell table:style-name="ce6" table:formula="of:=IF(NOT(ISBLANK([.C227]));MAX([.I227:.M227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227]));MAX([.P227:.T227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0 52 36 92 <text:s/>4</text:p>
          </table:table-cell>
          <table:table-cell table:style-name="ce6" table:formula="of:=IFERROR(__xludf.dummyfunction(&quot;IFERROR(SPLIT(B228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/>
          <table:table-cell table:style-name="ce6" table:formula="of:=IF(NOT(ISBLANK([.C228]));IFERROR(MATCH(VLOOKUP([.C228];[.$A$1:.$A$1048576];1;0);[.$A$1:.$A$1048576];0););)" office:value-type="float" office:value="46" calcext:value-type="float">
            <text:p>46</text:p>
          </table:table-cell>
          <table:table-cell table:style-name="ce6" table:formula="of:=IF(NOT(ISBLANK([.D228]));IFERROR(MATCH(VLOOKUP([.D228];[.$A$1:.$A$1048576];1;0);[.$A$1:.$A$1048576];0););)" office:value-type="float" office:value="39" calcext:value-type="float">
            <text:p>39</text:p>
          </table:table-cell>
          <table:table-cell table:style-name="ce6" table:formula="of:=IF(NOT(ISBLANK([.E228]));IFERROR(MATCH(VLOOKUP([.E228];[.$A$1:.$A$1048576];1;0);[.$A$1:.$A$1048576];0););)" office:value-type="float" office:value="15" calcext:value-type="float">
            <text:p>15</text:p>
          </table:table-cell>
          <table:table-cell table:style-name="ce6" table:formula="of:=IF(NOT(ISBLANK([.F228]));IFERROR(MATCH(VLOOKUP([.F228];[.$A$1:.$A$1048576];1;0);[.$A$1:.$A$1048576];0););)" office:value-type="float" office:value="10" calcext:value-type="float">
            <text:p>10</text:p>
          </table:table-cell>
          <table:table-cell table:style-name="ce6" table:formula="of:=IF(NOT(ISBLANK([.G228]));IFERROR(MATCH(VLOOKUP([.G228];[.$A$1:.$A$1048576];1;0);[.$A$1:.$A$1048576];0););)" office:value-type="float" office:value="66" calcext:value-type="float">
            <text:p>66</text:p>
          </table:table-cell>
          <table:table-cell table:style-name="ce6" table:number-columns-repeated="2"/>
          <table:table-cell table:style-name="ce6" office:value-type="float" office:value="89" calcext:value-type="float">
            <text:p>8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228]));MAX([.I228:.M228]);)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formula="of:=IF(NOT(ISBLANK([.C228]));MAX([.P228:.T228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55 63 12 <text:s/>3</text:p>
          </table:table-cell>
          <table:table-cell table:style-name="ce6" table:formula="of:=IFERROR(__xludf.dummyfunction(&quot;IFERROR(SPLIT(B229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/>
          <table:table-cell table:style-name="ce6" table:formula="of:=IF(NOT(ISBLANK([.C229]));IFERROR(MATCH(VLOOKUP([.C229];[.$A$1:.$A$1048576];1;0);[.$A$1:.$A$1048576];0););)" office:value-type="float" office:value="92" calcext:value-type="float">
            <text:p>92</text:p>
          </table:table-cell>
          <table:table-cell table:style-name="ce6" table:formula="of:=IF(NOT(ISBLANK([.D229]));IFERROR(MATCH(VLOOKUP([.D229];[.$A$1:.$A$1048576];1;0);[.$A$1:.$A$1048576];0););)" office:value-type="float" office:value="19" calcext:value-type="float">
            <text:p>19</text:p>
          </table:table-cell>
          <table:table-cell table:style-name="ce6" table:formula="of:=IF(NOT(ISBLANK([.E229]));IFERROR(MATCH(VLOOKUP([.E229];[.$A$1:.$A$1048576];1;0);[.$A$1:.$A$1048576];0););)" office:value-type="float" office:value="56" calcext:value-type="float">
            <text:p>56</text:p>
          </table:table-cell>
          <table:table-cell table:style-name="ce6" table:formula="of:=IF(NOT(ISBLANK([.F229]));IFERROR(MATCH(VLOOKUP([.F229];[.$A$1:.$A$1048576];1;0);[.$A$1:.$A$1048576];0););)" office:value-type="float" office:value="60" calcext:value-type="float">
            <text:p>60</text:p>
          </table:table-cell>
          <table:table-cell table:style-name="ce6" table:formula="of:=IF(NOT(ISBLANK([.G229]));IFERROR(MATCH(VLOOKUP([.G229];[.$A$1:.$A$1048576];1;0);[.$A$1:.$A$1048576];0););)" office:value-type="float" office:value="50" calcext:value-type="float">
            <text:p>50</text:p>
          </table:table-cell>
          <table:table-cell table:style-name="ce6" table:number-columns-repeated="2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9"/>
          <table:table-cell table:style-name="ce6" table:formula="of:=IF(NOT(ISBLANK([.C229]));MAX([.I229:.M229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229]));MAX([.P229:.T229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3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30]));IFERROR(MATCH(VLOOKUP([.C230];[.$A$1:.$A$1048576];1;0);[.$A$1:.$A$1048576];0););)" office:value-type="float" office:value="0" calcext:value-type="float">
            <text:p>0</text:p>
          </table:table-cell>
          <table:table-cell table:style-name="ce6" table:formula="of:=IF(NOT(ISBLANK([.D230]));IFERROR(MATCH(VLOOKUP([.D230];[.$A$1:.$A$1048576];1;0);[.$A$1:.$A$1048576];0););)" office:value-type="float" office:value="0" calcext:value-type="float">
            <text:p>0</text:p>
          </table:table-cell>
          <table:table-cell table:style-name="ce6" table:formula="of:=IF(NOT(ISBLANK([.E230]));IFERROR(MATCH(VLOOKUP([.E230];[.$A$1:.$A$1048576];1;0);[.$A$1:.$A$1048576];0););)" office:value-type="float" office:value="0" calcext:value-type="float">
            <text:p>0</text:p>
          </table:table-cell>
          <table:table-cell table:style-name="ce6" table:formula="of:=IF(NOT(ISBLANK([.F230]));IFERROR(MATCH(VLOOKUP([.F230];[.$A$1:.$A$1048576];1;0);[.$A$1:.$A$1048576];0););)" office:value-type="float" office:value="0" calcext:value-type="float">
            <text:p>0</text:p>
          </table:table-cell>
          <table:table-cell table:style-name="ce6" table:formula="of:=IF(NOT(ISBLANK([.G230]));IFERROR(MATCH(VLOOKUP([.G23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30]));MAX([.I230:.M23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30]));MAX([.P230:.T23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8 <text:s/>9 47 22 32</text:p>
          </table:table-cell>
          <table:table-cell table:style-name="ce6" table:formula="of:=IFERROR(__xludf.dummyfunction(&quot;IFERROR(SPLIT(B231,&quot;&quot; &quot;&quot;),)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231]));IFERROR(MATCH(VLOOKUP([.C231];[.$A$1:.$A$1048576];1;0);[.$A$1:.$A$1048576];0););)" office:value-type="float" office:value="59" calcext:value-type="float">
            <text:p>59</text:p>
          </table:table-cell>
          <table:table-cell table:style-name="ce6" table:formula="of:=IF(NOT(ISBLANK([.D231]));IFERROR(MATCH(VLOOKUP([.D231];[.$A$1:.$A$1048576];1;0);[.$A$1:.$A$1048576];0););)" office:value-type="float" office:value="61" calcext:value-type="float">
            <text:p>61</text:p>
          </table:table-cell>
          <table:table-cell table:style-name="ce6" table:formula="of:=IF(NOT(ISBLANK([.E231]));IFERROR(MATCH(VLOOKUP([.E231];[.$A$1:.$A$1048576];1;0);[.$A$1:.$A$1048576];0););)" office:value-type="float" office:value="26" calcext:value-type="float">
            <text:p>26</text:p>
          </table:table-cell>
          <table:table-cell table:style-name="ce6" table:formula="of:=IF(NOT(ISBLANK([.F231]));IFERROR(MATCH(VLOOKUP([.F231];[.$A$1:.$A$1048576];1;0);[.$A$1:.$A$1048576];0););)" office:value-type="float" office:value="40" calcext:value-type="float">
            <text:p>40</text:p>
          </table:table-cell>
          <table:table-cell table:style-name="ce6" table:formula="of:=IF(NOT(ISBLANK([.G231]));IFERROR(MATCH(VLOOKUP([.G231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31:.M235])" office:value-type="float" office:value="59" calcext:value-type="float">
            <text:p>5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31:.M235]&gt;[.$AP$3];[.C231:.G235];))*[.$AP$4]" office:value-type="float" office:value="51972" calcext:value-type="float">
            <text:p>5197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31:.M235]&gt;[.$AS$3];[.C231:.G235];))*[.$AS$4]" office:value-type="float" office:value="9912" calcext:value-type="float">
            <text:p>9912</text:p>
          </table:table-cell>
          <table:table-cell table:style-name="ce6"/>
          <table:table-cell table:style-name="ce6" table:formula="of:=IF(NOT(ISBLANK([.C231]));MAX([.I231:.M231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231]));MAX([.P231:.T231]);)" office:value-type="float" office:value="95" calcext:value-type="float">
            <text:p>95</text:p>
          </table:table-cell>
          <table:table-cell table:style-name="ce6"/>
          <table:table-cell table:style-name="ce6" table:formula="of:=MIN([.AD231:.AH235])" office:value-type="float" office:value="56" calcext:value-type="float">
            <text:p>5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1 95 45 50 34</text:p>
          </table:table-cell>
          <table:table-cell table:style-name="ce6" table:formula="of:=IFERROR(__xludf.dummyfunction(&quot;IFERROR(SPLIT(B232,&quot;&quot; &quot;&quot;),)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232]));IFERROR(MATCH(VLOOKUP([.C232];[.$A$1:.$A$1048576];1;0);[.$A$1:.$A$1048576];0););)" office:value-type="float" office:value="31" calcext:value-type="float">
            <text:p>31</text:p>
          </table:table-cell>
          <table:table-cell table:style-name="ce6" table:formula="of:=IF(NOT(ISBLANK([.D232]));IFERROR(MATCH(VLOOKUP([.D232];[.$A$1:.$A$1048576];1;0);[.$A$1:.$A$1048576];0););)" office:value-type="float" office:value="5" calcext:value-type="float">
            <text:p>5</text:p>
          </table:table-cell>
          <table:table-cell table:style-name="ce6" table:formula="of:=IF(NOT(ISBLANK([.E232]));IFERROR(MATCH(VLOOKUP([.E232];[.$A$1:.$A$1048576];1;0);[.$A$1:.$A$1048576];0););)" office:value-type="float" office:value="97" calcext:value-type="float">
            <text:p>97</text:p>
          </table:table-cell>
          <table:table-cell table:style-name="ce6" table:formula="of:=IF(NOT(ISBLANK([.F232]));IFERROR(MATCH(VLOOKUP([.F232];[.$A$1:.$A$1048576];1;0);[.$A$1:.$A$1048576];0););)" office:value-type="float" office:value="63" calcext:value-type="float">
            <text:p>63</text:p>
          </table:table-cell>
          <table:table-cell table:style-name="ce6" table:formula="of:=IF(NOT(ISBLANK([.G232]));IFERROR(MATCH(VLOOKUP([.G232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61" calcext:value-type="float">
            <text:p>6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9"/>
          <table:table-cell table:style-name="ce6" table:formula="of:=IF(NOT(ISBLANK([.C232]));MAX([.I232:.M232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232]));MAX([.P232:.T232]);)" office:value-type="float" office:value="65" calcext:value-type="float">
            <text:p>6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4 69 19 16 36</text:p>
          </table:table-cell>
          <table:table-cell table:style-name="ce6" table:formula="of:=IFERROR(__xludf.dummyfunction(&quot;IFERROR(SPLIT(B233,&quot;&quot; &quot;&quot;),)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233]));IFERROR(MATCH(VLOOKUP([.C233];[.$A$1:.$A$1048576];1;0);[.$A$1:.$A$1048576];0););)" office:value-type="float" office:value="95" calcext:value-type="float">
            <text:p>95</text:p>
          </table:table-cell>
          <table:table-cell table:style-name="ce6" table:formula="of:=IF(NOT(ISBLANK([.D233]));IFERROR(MATCH(VLOOKUP([.D233];[.$A$1:.$A$1048576];1;0);[.$A$1:.$A$1048576];0););)" office:value-type="float" office:value="65" calcext:value-type="float">
            <text:p>65</text:p>
          </table:table-cell>
          <table:table-cell table:style-name="ce6" table:formula="of:=IF(NOT(ISBLANK([.E233]));IFERROR(MATCH(VLOOKUP([.E233];[.$A$1:.$A$1048576];1;0);[.$A$1:.$A$1048576];0););)" office:value-type="float" office:value="49" calcext:value-type="float">
            <text:p>49</text:p>
          </table:table-cell>
          <table:table-cell table:style-name="ce6" table:formula="of:=IF(NOT(ISBLANK([.F233]));IFERROR(MATCH(VLOOKUP([.F233];[.$A$1:.$A$1048576];1;0);[.$A$1:.$A$1048576];0););)" office:value-type="float" office:value="90" calcext:value-type="float">
            <text:p>90</text:p>
          </table:table-cell>
          <table:table-cell table:style-name="ce6" table:formula="of:=IF(NOT(ISBLANK([.G233]));IFERROR(MATCH(VLOOKUP([.G233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9"/>
          <table:table-cell table:style-name="ce6" table:formula="of:=IF(NOT(ISBLANK([.C233]));MAX([.I233:.M233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233]));MAX([.P233:.T233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5 62 71 88 98</text:p>
          </table:table-cell>
          <table:table-cell table:style-name="ce6" table:formula="of:=IFERROR(__xludf.dummyfunction(&quot;IFERROR(SPLIT(B234,&quot;&quot; &quot;&quot;),)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/>
          <table:table-cell table:style-name="ce6" table:formula="of:=IF(NOT(ISBLANK([.C234]));IFERROR(MATCH(VLOOKUP([.C234];[.$A$1:.$A$1048576];1;0);[.$A$1:.$A$1048576];0););)" office:value-type="float" office:value="79" calcext:value-type="float">
            <text:p>79</text:p>
          </table:table-cell>
          <table:table-cell table:style-name="ce6" table:formula="of:=IF(NOT(ISBLANK([.D234]));IFERROR(MATCH(VLOOKUP([.D234];[.$A$1:.$A$1048576];1;0);[.$A$1:.$A$1048576];0););)" office:value-type="float" office:value="24" calcext:value-type="float">
            <text:p>24</text:p>
          </table:table-cell>
          <table:table-cell table:style-name="ce6" table:formula="of:=IF(NOT(ISBLANK([.E234]));IFERROR(MATCH(VLOOKUP([.E234];[.$A$1:.$A$1048576];1;0);[.$A$1:.$A$1048576];0););)" office:value-type="float" office:value="35" calcext:value-type="float">
            <text:p>35</text:p>
          </table:table-cell>
          <table:table-cell table:style-name="ce6" table:formula="of:=IF(NOT(ISBLANK([.F234]));IFERROR(MATCH(VLOOKUP([.F234];[.$A$1:.$A$1048576];1;0);[.$A$1:.$A$1048576];0););)" office:value-type="float" office:value="82" calcext:value-type="float">
            <text:p>82</text:p>
          </table:table-cell>
          <table:table-cell table:style-name="ce6" table:formula="of:=IF(NOT(ISBLANK([.G234]));IFERROR(MATCH(VLOOKUP([.G234];[.$A$1:.$A$1048576];1;0);[.$A$1:.$A$1048576];0););)" office:value-type="float" office:value="64" calcext:value-type="float">
            <text:p>64</text:p>
          </table:table-cell>
          <table:table-cell table:style-name="ce6" table:number-columns-repeated="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9"/>
          <table:table-cell table:style-name="ce6" table:formula="of:=IF(NOT(ISBLANK([.C234]));MAX([.I234:.M234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234]));MAX([.P234:.T234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5 80 37 63 83</text:p>
          </table:table-cell>
          <table:table-cell table:style-name="ce6" table:formula="of:=IFERROR(__xludf.dummyfunction(&quot;IFERROR(SPLIT(B235,&quot;&quot; &quot;&quot;),)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/>
          <table:table-cell table:style-name="ce6" table:formula="of:=IF(NOT(ISBLANK([.C235]));IFERROR(MATCH(VLOOKUP([.C235];[.$A$1:.$A$1048576];1;0);[.$A$1:.$A$1048576];0););)" office:value-type="float" office:value="19" calcext:value-type="float">
            <text:p>19</text:p>
          </table:table-cell>
          <table:table-cell table:style-name="ce6" table:formula="of:=IF(NOT(ISBLANK([.D235]));IFERROR(MATCH(VLOOKUP([.D235];[.$A$1:.$A$1048576];1;0);[.$A$1:.$A$1048576];0););)" office:value-type="float" office:value="27" calcext:value-type="float">
            <text:p>27</text:p>
          </table:table-cell>
          <table:table-cell table:style-name="ce6" table:formula="of:=IF(NOT(ISBLANK([.E235]));IFERROR(MATCH(VLOOKUP([.E235];[.$A$1:.$A$1048576];1;0);[.$A$1:.$A$1048576];0););)" office:value-type="float" office:value="23" calcext:value-type="float">
            <text:p>23</text:p>
          </table:table-cell>
          <table:table-cell table:style-name="ce6" table:formula="of:=IF(NOT(ISBLANK([.F235]));IFERROR(MATCH(VLOOKUP([.F235];[.$A$1:.$A$1048576];1;0);[.$A$1:.$A$1048576];0););)" office:value-type="float" office:value="56" calcext:value-type="float">
            <text:p>56</text:p>
          </table:table-cell>
          <table:table-cell table:style-name="ce6" table:formula="of:=IF(NOT(ISBLANK([.G235]));IFERROR(MATCH(VLOOKUP([.G235];[.$A$1:.$A$1048576];1;0);[.$A$1:.$A$1048576];0););)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float" office:value="91" calcext:value-type="float">
            <text:p>9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9"/>
          <table:table-cell table:style-name="ce6" table:formula="of:=IF(NOT(ISBLANK([.C235]));MAX([.I235:.M235]);)" office:value-type="float" office:value="56" calcext:value-type="float">
            <text:p>56</text:p>
          </table:table-cell>
          <table:table-cell table:style-name="ce6" table:number-columns-repeated="3"/>
          <table:table-cell table:style-name="ce6" table:formula="of:=IF(NOT(ISBLANK([.C235]));MAX([.P235:.T235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3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36]));IFERROR(MATCH(VLOOKUP([.C236];[.$A$1:.$A$1048576];1;0);[.$A$1:.$A$1048576];0););)" office:value-type="float" office:value="0" calcext:value-type="float">
            <text:p>0</text:p>
          </table:table-cell>
          <table:table-cell table:style-name="ce6" table:formula="of:=IF(NOT(ISBLANK([.D236]));IFERROR(MATCH(VLOOKUP([.D236];[.$A$1:.$A$1048576];1;0);[.$A$1:.$A$1048576];0););)" office:value-type="float" office:value="0" calcext:value-type="float">
            <text:p>0</text:p>
          </table:table-cell>
          <table:table-cell table:style-name="ce6" table:formula="of:=IF(NOT(ISBLANK([.E236]));IFERROR(MATCH(VLOOKUP([.E236];[.$A$1:.$A$1048576];1;0);[.$A$1:.$A$1048576];0););)" office:value-type="float" office:value="0" calcext:value-type="float">
            <text:p>0</text:p>
          </table:table-cell>
          <table:table-cell table:style-name="ce6" table:formula="of:=IF(NOT(ISBLANK([.F236]));IFERROR(MATCH(VLOOKUP([.F236];[.$A$1:.$A$1048576];1;0);[.$A$1:.$A$1048576];0););)" office:value-type="float" office:value="0" calcext:value-type="float">
            <text:p>0</text:p>
          </table:table-cell>
          <table:table-cell table:style-name="ce6" table:formula="of:=IF(NOT(ISBLANK([.G236]));IFERROR(MATCH(VLOOKUP([.G23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36]));MAX([.I236:.M23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36]));MAX([.P236:.T23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51 99 30 48</text:p>
          </table:table-cell>
          <table:table-cell table:style-name="ce6" table:formula="of:=IFERROR(__xludf.dummyfunction(&quot;IFERROR(SPLIT(B237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/>
          <table:table-cell table:style-name="ce6" table:formula="of:=IF(NOT(ISBLANK([.C237]));IFERROR(MATCH(VLOOKUP([.C237];[.$A$1:.$A$1048576];1;0);[.$A$1:.$A$1048576];0););)" office:value-type="float" office:value="49" calcext:value-type="float">
            <text:p>49</text:p>
          </table:table-cell>
          <table:table-cell table:style-name="ce6" table:formula="of:=IF(NOT(ISBLANK([.D237]));IFERROR(MATCH(VLOOKUP([.D237];[.$A$1:.$A$1048576];1;0);[.$A$1:.$A$1048576];0););)" office:value-type="float" office:value="29" calcext:value-type="float">
            <text:p>29</text:p>
          </table:table-cell>
          <table:table-cell table:style-name="ce6" table:formula="of:=IF(NOT(ISBLANK([.E237]));IFERROR(MATCH(VLOOKUP([.E237];[.$A$1:.$A$1048576];1;0);[.$A$1:.$A$1048576];0););)" office:value-type="float" office:value="9" calcext:value-type="float">
            <text:p>9</text:p>
          </table:table-cell>
          <table:table-cell table:style-name="ce6" table:formula="of:=IF(NOT(ISBLANK([.F237]));IFERROR(MATCH(VLOOKUP([.F237];[.$A$1:.$A$1048576];1;0);[.$A$1:.$A$1048576];0););)" office:value-type="float" office:value="12" calcext:value-type="float">
            <text:p>12</text:p>
          </table:table-cell>
          <table:table-cell table:style-name="ce6" table:formula="of:=IF(NOT(ISBLANK([.G237]));IFERROR(MATCH(VLOOKUP([.G237];[.$A$1:.$A$1048576];1;0);[.$A$1:.$A$1048576];0););)" office:value-type="float" office:value="74" calcext:value-type="float">
            <text:p>7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37:.M241])" office:value-type="float" office:value="49" calcext:value-type="float">
            <text:p>4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37:.M241]&gt;[.$AP$3];[.C237:.G241];))*[.$AP$4]" office:value-type="float" office:value="51617" calcext:value-type="float">
            <text:p>5161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37:.M241]&gt;[.$AS$3];[.C237:.G241];))*[.$AS$4]" office:value-type="float" office:value="5880" calcext:value-type="float">
            <text:p>5880</text:p>
          </table:table-cell>
          <table:table-cell table:style-name="ce6"/>
          <table:table-cell table:style-name="ce6" table:formula="of:=IF(NOT(ISBLANK([.C237]));MAX([.I237:.M237]);)" office:value-type="float" office:value="74" calcext:value-type="float">
            <text:p>74</text:p>
          </table:table-cell>
          <table:table-cell table:style-name="ce6" table:number-columns-repeated="3"/>
          <table:table-cell table:style-name="ce6" table:formula="of:=IF(NOT(ISBLANK([.C237]));MAX([.P237:.T237]);)" office:value-type="float" office:value="93" calcext:value-type="float">
            <text:p>93</text:p>
          </table:table-cell>
          <table:table-cell table:style-name="ce6"/>
          <table:table-cell table:style-name="ce6" table:formula="of:=MIN([.AD237:.AH241])" office:value-type="float" office:value="60" calcext:value-type="float">
            <text:p>60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 <text:s/>3 89 22 46</text:p>
          </table:table-cell>
          <table:table-cell table:style-name="ce6" table:formula="of:=IFERROR(__xludf.dummyfunction(&quot;IFERROR(SPLIT(B238,&quot;&quot; &quot;&quot;),)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/>
          <table:table-cell table:style-name="ce6" table:formula="of:=IF(NOT(ISBLANK([.C238]));IFERROR(MATCH(VLOOKUP([.C238];[.$A$1:.$A$1048576];1;0);[.$A$1:.$A$1048576];0););)" office:value-type="float" office:value="61" calcext:value-type="float">
            <text:p>61</text:p>
          </table:table-cell>
          <table:table-cell table:style-name="ce6" table:formula="of:=IF(NOT(ISBLANK([.D238]));IFERROR(MATCH(VLOOKUP([.D238];[.$A$1:.$A$1048576];1;0);[.$A$1:.$A$1048576];0););)" office:value-type="float" office:value="50" calcext:value-type="float">
            <text:p>50</text:p>
          </table:table-cell>
          <table:table-cell table:style-name="ce6" table:formula="of:=IF(NOT(ISBLANK([.E238]));IFERROR(MATCH(VLOOKUP([.E238];[.$A$1:.$A$1048576];1;0);[.$A$1:.$A$1048576];0););)" office:value-type="float" office:value="76" calcext:value-type="float">
            <text:p>76</text:p>
          </table:table-cell>
          <table:table-cell table:style-name="ce6" table:formula="of:=IF(NOT(ISBLANK([.F238]));IFERROR(MATCH(VLOOKUP([.F238];[.$A$1:.$A$1048576];1;0);[.$A$1:.$A$1048576];0););)" office:value-type="float" office:value="40" calcext:value-type="float">
            <text:p>40</text:p>
          </table:table-cell>
          <table:table-cell table:style-name="ce6" table:formula="of:=IF(NOT(ISBLANK([.G238]));IFERROR(MATCH(VLOOKUP([.G238];[.$A$1:.$A$1048576];1;0);[.$A$1:.$A$1048576];0););)" office:value-type="float" office:value="54" calcext:value-type="float">
            <text:p>54</text:p>
          </table:table-cell>
          <table:table-cell table:style-name="ce6" table:number-columns-repeated="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238]));MAX([.I238:.M238]);)" office:value-type="float" office:value="76" calcext:value-type="float">
            <text:p>76</text:p>
          </table:table-cell>
          <table:table-cell table:style-name="ce6" table:number-columns-repeated="3"/>
          <table:table-cell table:style-name="ce6" table:formula="of:=IF(NOT(ISBLANK([.C238]));MAX([.P238:.T238]);)" office:value-type="float" office:value="60" calcext:value-type="float">
            <text:p>6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 76 15 95 90</text:p>
          </table:table-cell>
          <table:table-cell table:style-name="ce6" table:formula="of:=IFERROR(__xludf.dummyfunction(&quot;IFERROR(SPLIT(B239,&quot;&quot; &quot;&quot;),)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/>
          <table:table-cell table:style-name="ce6" table:formula="of:=IF(NOT(ISBLANK([.C239]));IFERROR(MATCH(VLOOKUP([.C239];[.$A$1:.$A$1048576];1;0);[.$A$1:.$A$1048576];0););)" office:value-type="float" office:value="83" calcext:value-type="float">
            <text:p>83</text:p>
          </table:table-cell>
          <table:table-cell table:style-name="ce6" table:formula="of:=IF(NOT(ISBLANK([.D239]));IFERROR(MATCH(VLOOKUP([.D239];[.$A$1:.$A$1048576];1;0);[.$A$1:.$A$1048576];0););)" office:value-type="float" office:value="33" calcext:value-type="float">
            <text:p>33</text:p>
          </table:table-cell>
          <table:table-cell table:style-name="ce6" table:formula="of:=IF(NOT(ISBLANK([.E239]));IFERROR(MATCH(VLOOKUP([.E239];[.$A$1:.$A$1048576];1;0);[.$A$1:.$A$1048576];0););)" office:value-type="float" office:value="100" calcext:value-type="float">
            <text:p>100</text:p>
          </table:table-cell>
          <table:table-cell table:style-name="ce6" table:formula="of:=IF(NOT(ISBLANK([.F239]));IFERROR(MATCH(VLOOKUP([.F239];[.$A$1:.$A$1048576];1;0);[.$A$1:.$A$1048576];0););)" office:value-type="float" office:value="5" calcext:value-type="float">
            <text:p>5</text:p>
          </table:table-cell>
          <table:table-cell table:style-name="ce6" table:formula="of:=IF(NOT(ISBLANK([.G239]));IFERROR(MATCH(VLOOKUP([.G239];[.$A$1:.$A$1048576];1;0);[.$A$1:.$A$1048576];0););)" office:value-type="float" office:value="18" calcext:value-type="float">
            <text:p>18</text:p>
          </table:table-cell>
          <table:table-cell table:style-name="ce6"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9"/>
          <table:table-cell table:style-name="ce6" table:formula="of:=IF(NOT(ISBLANK([.C239]));MAX([.I239:.M239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239]));MAX([.P239:.T239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3 12 62 67 98</text:p>
          </table:table-cell>
          <table:table-cell table:style-name="ce6" table:formula="of:=IFERROR(__xludf.dummyfunction(&quot;IFERROR(SPLIT(B240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/>
          <table:table-cell table:style-name="ce6" table:formula="of:=IF(NOT(ISBLANK([.C240]));IFERROR(MATCH(VLOOKUP([.C240];[.$A$1:.$A$1048576];1;0);[.$A$1:.$A$1048576];0););)" office:value-type="float" office:value="78" calcext:value-type="float">
            <text:p>78</text:p>
          </table:table-cell>
          <table:table-cell table:style-name="ce6" table:formula="of:=IF(NOT(ISBLANK([.D240]));IFERROR(MATCH(VLOOKUP([.D240];[.$A$1:.$A$1048576];1;0);[.$A$1:.$A$1048576];0););)" office:value-type="float" office:value="60" calcext:value-type="float">
            <text:p>60</text:p>
          </table:table-cell>
          <table:table-cell table:style-name="ce6" table:formula="of:=IF(NOT(ISBLANK([.E240]));IFERROR(MATCH(VLOOKUP([.E240];[.$A$1:.$A$1048576];1;0);[.$A$1:.$A$1048576];0););)" office:value-type="float" office:value="24" calcext:value-type="float">
            <text:p>24</text:p>
          </table:table-cell>
          <table:table-cell table:style-name="ce6" table:formula="of:=IF(NOT(ISBLANK([.F240]));IFERROR(MATCH(VLOOKUP([.F240];[.$A$1:.$A$1048576];1;0);[.$A$1:.$A$1048576];0););)" office:value-type="float" office:value="73" calcext:value-type="float">
            <text:p>73</text:p>
          </table:table-cell>
          <table:table-cell table:style-name="ce6" table:formula="of:=IF(NOT(ISBLANK([.G240]));IFERROR(MATCH(VLOOKUP([.G240];[.$A$1:.$A$1048576];1;0);[.$A$1:.$A$1048576];0););)" office:value-type="float" office:value="64" calcext:value-type="float">
            <text:p>64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240]));MAX([.I240:.M240]);)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formula="of:=IF(NOT(ISBLANK([.C240]));MAX([.P240:.T240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4 31 16 54 65</text:p>
          </table:table-cell>
          <table:table-cell table:style-name="ce6" table:formula="of:=IFERROR(__xludf.dummyfunction(&quot;IFERROR(SPLIT(B241,&quot;&quot; &quot;&quot;),)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241]));IFERROR(MATCH(VLOOKUP([.C241];[.$A$1:.$A$1048576];1;0);[.$A$1:.$A$1048576];0););)" office:value-type="float" office:value="93" calcext:value-type="float">
            <text:p>93</text:p>
          </table:table-cell>
          <table:table-cell table:style-name="ce6" table:formula="of:=IF(NOT(ISBLANK([.D241]));IFERROR(MATCH(VLOOKUP([.D241];[.$A$1:.$A$1048576];1;0);[.$A$1:.$A$1048576];0););)" office:value-type="float" office:value="55" calcext:value-type="float">
            <text:p>55</text:p>
          </table:table-cell>
          <table:table-cell table:style-name="ce6" table:formula="of:=IF(NOT(ISBLANK([.E241]));IFERROR(MATCH(VLOOKUP([.E241];[.$A$1:.$A$1048576];1;0);[.$A$1:.$A$1048576];0););)" office:value-type="float" office:value="90" calcext:value-type="float">
            <text:p>90</text:p>
          </table:table-cell>
          <table:table-cell table:style-name="ce6" table:formula="of:=IF(NOT(ISBLANK([.F241]));IFERROR(MATCH(VLOOKUP([.F241];[.$A$1:.$A$1048576];1;0);[.$A$1:.$A$1048576];0););)" office:value-type="float" office:value="68" calcext:value-type="float">
            <text:p>68</text:p>
          </table:table-cell>
          <table:table-cell table:style-name="ce6" table:formula="of:=IF(NOT(ISBLANK([.G241]));IFERROR(MATCH(VLOOKUP([.G241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number-columns-repeated="9"/>
          <table:table-cell table:style-name="ce6" table:formula="of:=IF(NOT(ISBLANK([.C241]));MAX([.I241:.M241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241]));MAX([.P241:.T241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4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42]));IFERROR(MATCH(VLOOKUP([.C242];[.$A$1:.$A$1048576];1;0);[.$A$1:.$A$1048576];0););)" office:value-type="float" office:value="0" calcext:value-type="float">
            <text:p>0</text:p>
          </table:table-cell>
          <table:table-cell table:style-name="ce6" table:formula="of:=IF(NOT(ISBLANK([.D242]));IFERROR(MATCH(VLOOKUP([.D242];[.$A$1:.$A$1048576];1;0);[.$A$1:.$A$1048576];0););)" office:value-type="float" office:value="0" calcext:value-type="float">
            <text:p>0</text:p>
          </table:table-cell>
          <table:table-cell table:style-name="ce6" table:formula="of:=IF(NOT(ISBLANK([.E242]));IFERROR(MATCH(VLOOKUP([.E242];[.$A$1:.$A$1048576];1;0);[.$A$1:.$A$1048576];0););)" office:value-type="float" office:value="0" calcext:value-type="float">
            <text:p>0</text:p>
          </table:table-cell>
          <table:table-cell table:style-name="ce6" table:formula="of:=IF(NOT(ISBLANK([.F242]));IFERROR(MATCH(VLOOKUP([.F242];[.$A$1:.$A$1048576];1;0);[.$A$1:.$A$1048576];0););)" office:value-type="float" office:value="0" calcext:value-type="float">
            <text:p>0</text:p>
          </table:table-cell>
          <table:table-cell table:style-name="ce6" table:formula="of:=IF(NOT(ISBLANK([.G242]));IFERROR(MATCH(VLOOKUP([.G24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42]));MAX([.I242:.M24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42]));MAX([.P242:.T24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2 58 20 27 64</text:p>
          </table:table-cell>
          <table:table-cell table:style-name="ce6" table:formula="of:=IFERROR(__xludf.dummyfunction(&quot;IFERROR(SPLIT(B243,&quot;&quot; &quot;&quot;),)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/>
          <table:table-cell table:style-name="ce6" table:formula="of:=IF(NOT(ISBLANK([.C243]));IFERROR(MATCH(VLOOKUP([.C243];[.$A$1:.$A$1048576];1;0);[.$A$1:.$A$1048576];0););)" office:value-type="float" office:value="4" calcext:value-type="float">
            <text:p>4</text:p>
          </table:table-cell>
          <table:table-cell table:style-name="ce6" table:formula="of:=IF(NOT(ISBLANK([.D243]));IFERROR(MATCH(VLOOKUP([.D243];[.$A$1:.$A$1048576];1;0);[.$A$1:.$A$1048576];0););)" office:value-type="float" office:value="37" calcext:value-type="float">
            <text:p>37</text:p>
          </table:table-cell>
          <table:table-cell table:style-name="ce6" table:formula="of:=IF(NOT(ISBLANK([.E243]));IFERROR(MATCH(VLOOKUP([.E243];[.$A$1:.$A$1048576];1;0);[.$A$1:.$A$1048576];0););)" office:value-type="float" office:value="32" calcext:value-type="float">
            <text:p>32</text:p>
          </table:table-cell>
          <table:table-cell table:style-name="ce6" table:formula="of:=IF(NOT(ISBLANK([.F243]));IFERROR(MATCH(VLOOKUP([.F243];[.$A$1:.$A$1048576];1;0);[.$A$1:.$A$1048576];0););)" office:value-type="float" office:value="94" calcext:value-type="float">
            <text:p>94</text:p>
          </table:table-cell>
          <table:table-cell table:style-name="ce6" table:formula="of:=IF(NOT(ISBLANK([.G243]));IFERROR(MATCH(VLOOKUP([.G243];[.$A$1:.$A$1048576];1;0);[.$A$1:.$A$1048576];0););)" office:value-type="float" office:value="51" calcext:value-type="float">
            <text:p>5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43:.M247])" office:value-type="float" office:value="4" calcext:value-type="float">
            <text:p>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43:.M247]&gt;[.$AP$3];[.C243:.G247];))*[.$AP$4]" office:value-type="float" office:value="70645" calcext:value-type="float">
            <text:p>7064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43:.M247]&gt;[.$AS$3];[.C243:.G247];))*[.$AS$4]" office:value-type="float" office:value="10472" calcext:value-type="float">
            <text:p>10472</text:p>
          </table:table-cell>
          <table:table-cell table:style-name="ce6"/>
          <table:table-cell table:style-name="ce6" table:formula="of:=IF(NOT(ISBLANK([.C243]));MAX([.I243:.M243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243]));MAX([.P243:.T243]);)" office:value-type="float" office:value="84" calcext:value-type="float">
            <text:p>84</text:p>
          </table:table-cell>
          <table:table-cell table:style-name="ce6"/>
          <table:table-cell table:style-name="ce6" table:formula="of:=MIN([.AD243:.AH247])" office:value-type="float" office:value="42" calcext:value-type="float">
            <text:p>4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8 57 76 82 43</text:p>
          </table:table-cell>
          <table:table-cell table:style-name="ce6" table:formula="of:=IFERROR(__xludf.dummyfunction(&quot;IFERROR(SPLIT(B244,&quot;&quot; &quot;&quot;),)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/>
          <table:table-cell table:style-name="ce6" table:formula="of:=IF(NOT(ISBLANK([.C244]));IFERROR(MATCH(VLOOKUP([.C244];[.$A$1:.$A$1048576];1;0);[.$A$1:.$A$1048576];0););)" office:value-type="float" office:value="59" calcext:value-type="float">
            <text:p>59</text:p>
          </table:table-cell>
          <table:table-cell table:style-name="ce6" table:formula="of:=IF(NOT(ISBLANK([.D244]));IFERROR(MATCH(VLOOKUP([.D244];[.$A$1:.$A$1048576];1;0);[.$A$1:.$A$1048576];0););)" office:value-type="float" office:value="42" calcext:value-type="float">
            <text:p>42</text:p>
          </table:table-cell>
          <table:table-cell table:style-name="ce6" table:formula="of:=IF(NOT(ISBLANK([.E244]));IFERROR(MATCH(VLOOKUP([.E244];[.$A$1:.$A$1048576];1;0);[.$A$1:.$A$1048576];0););)" office:value-type="float" office:value="33" calcext:value-type="float">
            <text:p>33</text:p>
          </table:table-cell>
          <table:table-cell table:style-name="ce6" table:formula="of:=IF(NOT(ISBLANK([.F244]));IFERROR(MATCH(VLOOKUP([.F244];[.$A$1:.$A$1048576];1;0);[.$A$1:.$A$1048576];0););)" office:value-type="float" office:value="53" calcext:value-type="float">
            <text:p>53</text:p>
          </table:table-cell>
          <table:table-cell table:style-name="ce6" table:formula="of:=IF(NOT(ISBLANK([.G244]));IFERROR(MATCH(VLOOKUP([.G244];[.$A$1:.$A$1048576];1;0);[.$A$1:.$A$1048576];0););)" office:value-type="float" office:value="69" calcext:value-type="float">
            <text:p>69</text:p>
          </table:table-cell>
          <table:table-cell table:style-name="ce6" table:number-columns-repeated="2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9"/>
          <table:table-cell table:style-name="ce6" table:formula="of:=IF(NOT(ISBLANK([.C244]));MAX([.I244:.M244]);)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formula="of:=IF(NOT(ISBLANK([.C244]));MAX([.P244:.T244]);)" office:value-type="float" office:value="42" calcext:value-type="float">
            <text:p>4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2 <text:s/>8 61 60 12</text:p>
          </table:table-cell>
          <table:table-cell table:style-name="ce6" table:formula="of:=IFERROR(__xludf.dummyfunction(&quot;IFERROR(SPLIT(B245,&quot;&quot; &quot;&quot;),)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/>
          <table:table-cell table:style-name="ce6" table:formula="of:=IF(NOT(ISBLANK([.C245]));IFERROR(MATCH(VLOOKUP([.C245];[.$A$1:.$A$1048576];1;0);[.$A$1:.$A$1048576];0););)" office:value-type="float" office:value="48" calcext:value-type="float">
            <text:p>48</text:p>
          </table:table-cell>
          <table:table-cell table:style-name="ce6" table:formula="of:=IF(NOT(ISBLANK([.D245]));IFERROR(MATCH(VLOOKUP([.D245];[.$A$1:.$A$1048576];1;0);[.$A$1:.$A$1048576];0););)" office:value-type="float" office:value="34" calcext:value-type="float">
            <text:p>34</text:p>
          </table:table-cell>
          <table:table-cell table:style-name="ce6" table:formula="of:=IF(NOT(ISBLANK([.E245]));IFERROR(MATCH(VLOOKUP([.E245];[.$A$1:.$A$1048576];1;0);[.$A$1:.$A$1048576];0););)" office:value-type="float" office:value="30" calcext:value-type="float">
            <text:p>30</text:p>
          </table:table-cell>
          <table:table-cell table:style-name="ce6" table:formula="of:=IF(NOT(ISBLANK([.F245]));IFERROR(MATCH(VLOOKUP([.F245];[.$A$1:.$A$1048576];1;0);[.$A$1:.$A$1048576];0););)" office:value-type="float" office:value="99" calcext:value-type="float">
            <text:p>99</text:p>
          </table:table-cell>
          <table:table-cell table:style-name="ce6" table:formula="of:=IF(NOT(ISBLANK([.G245]));IFERROR(MATCH(VLOOKUP([.G245];[.$A$1:.$A$1048576];1;0);[.$A$1:.$A$1048576];0););)" office:value-type="float" office:value="60" calcext:value-type="float">
            <text:p>60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9"/>
          <table:table-cell table:style-name="ce6" table:formula="of:=IF(NOT(ISBLANK([.C245]));MAX([.I245:.M245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245]));MAX([.P245:.T245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8 13 49 91 78</text:p>
          </table:table-cell>
          <table:table-cell table:style-name="ce6" table:formula="of:=IFERROR(__xludf.dummyfunction(&quot;IFERROR(SPLIT(B246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/>
          <table:table-cell table:style-name="ce6" table:formula="of:=IF(NOT(ISBLANK([.C246]));IFERROR(MATCH(VLOOKUP([.C246];[.$A$1:.$A$1048576];1;0);[.$A$1:.$A$1048576];0););)" office:value-type="float" office:value="82" calcext:value-type="float">
            <text:p>82</text:p>
          </table:table-cell>
          <table:table-cell table:style-name="ce6" table:formula="of:=IF(NOT(ISBLANK([.D246]));IFERROR(MATCH(VLOOKUP([.D246];[.$A$1:.$A$1048576];1;0);[.$A$1:.$A$1048576];0););)" office:value-type="float" office:value="7" calcext:value-type="float">
            <text:p>7</text:p>
          </table:table-cell>
          <table:table-cell table:style-name="ce6" table:formula="of:=IF(NOT(ISBLANK([.E246]));IFERROR(MATCH(VLOOKUP([.E246];[.$A$1:.$A$1048576];1;0);[.$A$1:.$A$1048576];0););)" office:value-type="float" office:value="81" calcext:value-type="float">
            <text:p>81</text:p>
          </table:table-cell>
          <table:table-cell table:style-name="ce6" table:formula="of:=IF(NOT(ISBLANK([.F246]));IFERROR(MATCH(VLOOKUP([.F246];[.$A$1:.$A$1048576];1;0);[.$A$1:.$A$1048576];0););)" office:value-type="float" office:value="57" calcext:value-type="float">
            <text:p>57</text:p>
          </table:table-cell>
          <table:table-cell table:style-name="ce6" table:formula="of:=IF(NOT(ISBLANK([.G246]));IFERROR(MATCH(VLOOKUP([.G246];[.$A$1:.$A$1048576];1;0);[.$A$1:.$A$1048576];0););)" office:value-type="float" office:value="67" calcext:value-type="float">
            <text:p>67</text:p>
          </table:table-cell>
          <table:table-cell table:style-name="ce6" table:number-columns-repeated="2"/>
          <table:table-cell table:style-name="ce6" office:value-type="float" office:value="94" calcext:value-type="float">
            <text:p>9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number-columns-repeated="9"/>
          <table:table-cell table:style-name="ce6" table:formula="of:=IF(NOT(ISBLANK([.C246]));MAX([.I246:.M246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246]));MAX([.P246:.T246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6 83 51 86 14</text:p>
          </table:table-cell>
          <table:table-cell table:style-name="ce6" table:formula="of:=IFERROR(__xludf.dummyfunction(&quot;IFERROR(SPLIT(B247,&quot;&quot; &quot;&quot;),)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/>
          <table:table-cell table:style-name="ce6" table:formula="of:=IF(NOT(ISBLANK([.C247]));IFERROR(MATCH(VLOOKUP([.C247];[.$A$1:.$A$1048576];1;0);[.$A$1:.$A$1048576];0););)" office:value-type="float" office:value="84" calcext:value-type="float">
            <text:p>84</text:p>
          </table:table-cell>
          <table:table-cell table:style-name="ce6" table:formula="of:=IF(NOT(ISBLANK([.D247]));IFERROR(MATCH(VLOOKUP([.D247];[.$A$1:.$A$1048576];1;0);[.$A$1:.$A$1048576];0););)" office:value-type="float" office:value="13" calcext:value-type="float">
            <text:p>13</text:p>
          </table:table-cell>
          <table:table-cell table:style-name="ce6" table:formula="of:=IF(NOT(ISBLANK([.E247]));IFERROR(MATCH(VLOOKUP([.E247];[.$A$1:.$A$1048576];1;0);[.$A$1:.$A$1048576];0););)" office:value-type="float" office:value="29" calcext:value-type="float">
            <text:p>29</text:p>
          </table:table-cell>
          <table:table-cell table:style-name="ce6" table:formula="of:=IF(NOT(ISBLANK([.F247]));IFERROR(MATCH(VLOOKUP([.F247];[.$A$1:.$A$1048576];1;0);[.$A$1:.$A$1048576];0););)" office:value-type="float" office:value="96" calcext:value-type="float">
            <text:p>96</text:p>
          </table:table-cell>
          <table:table-cell table:style-name="ce6" table:formula="of:=IF(NOT(ISBLANK([.G247]));IFERROR(MATCH(VLOOKUP([.G247];[.$A$1:.$A$1048576];1;0);[.$A$1:.$A$1048576];0););)" office:value-type="float" office:value="101" calcext:value-type="float">
            <text:p>101</text:p>
          </table:table-cell>
          <table:table-cell table:style-name="ce6"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9"/>
          <table:table-cell table:style-name="ce6" table:formula="of:=IF(NOT(ISBLANK([.C247]));MAX([.I247:.M24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247]));MAX([.P247:.T247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4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48]));IFERROR(MATCH(VLOOKUP([.C248];[.$A$1:.$A$1048576];1;0);[.$A$1:.$A$1048576];0););)" office:value-type="float" office:value="0" calcext:value-type="float">
            <text:p>0</text:p>
          </table:table-cell>
          <table:table-cell table:style-name="ce6" table:formula="of:=IF(NOT(ISBLANK([.D248]));IFERROR(MATCH(VLOOKUP([.D248];[.$A$1:.$A$1048576];1;0);[.$A$1:.$A$1048576];0););)" office:value-type="float" office:value="0" calcext:value-type="float">
            <text:p>0</text:p>
          </table:table-cell>
          <table:table-cell table:style-name="ce6" table:formula="of:=IF(NOT(ISBLANK([.E248]));IFERROR(MATCH(VLOOKUP([.E248];[.$A$1:.$A$1048576];1;0);[.$A$1:.$A$1048576];0););)" office:value-type="float" office:value="0" calcext:value-type="float">
            <text:p>0</text:p>
          </table:table-cell>
          <table:table-cell table:style-name="ce6" table:formula="of:=IF(NOT(ISBLANK([.F248]));IFERROR(MATCH(VLOOKUP([.F248];[.$A$1:.$A$1048576];1;0);[.$A$1:.$A$1048576];0););)" office:value-type="float" office:value="0" calcext:value-type="float">
            <text:p>0</text:p>
          </table:table-cell>
          <table:table-cell table:style-name="ce6" table:formula="of:=IF(NOT(ISBLANK([.G248]));IFERROR(MATCH(VLOOKUP([.G24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48]));MAX([.I248:.M24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48]));MAX([.P248:.T24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79 90 21 85</text:p>
          </table:table-cell>
          <table:table-cell table:style-name="ce6" table:formula="of:=IFERROR(__xludf.dummyfunction(&quot;IFERROR(SPLIT(B249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/>
          <table:table-cell table:style-name="ce6" table:formula="of:=IF(NOT(ISBLANK([.C249]));IFERROR(MATCH(VLOOKUP([.C249];[.$A$1:.$A$1048576];1;0);[.$A$1:.$A$1048576];0););)" office:value-type="float" office:value="81" calcext:value-type="float">
            <text:p>81</text:p>
          </table:table-cell>
          <table:table-cell table:style-name="ce6" table:formula="of:=IF(NOT(ISBLANK([.D249]));IFERROR(MATCH(VLOOKUP([.D249];[.$A$1:.$A$1048576];1;0);[.$A$1:.$A$1048576];0););)" office:value-type="float" office:value="62" calcext:value-type="float">
            <text:p>62</text:p>
          </table:table-cell>
          <table:table-cell table:style-name="ce6" table:formula="of:=IF(NOT(ISBLANK([.E249]));IFERROR(MATCH(VLOOKUP([.E249];[.$A$1:.$A$1048576];1;0);[.$A$1:.$A$1048576];0););)" office:value-type="float" office:value="18" calcext:value-type="float">
            <text:p>18</text:p>
          </table:table-cell>
          <table:table-cell table:style-name="ce6" table:formula="of:=IF(NOT(ISBLANK([.F249]));IFERROR(MATCH(VLOOKUP([.F249];[.$A$1:.$A$1048576];1;0);[.$A$1:.$A$1048576];0););)" office:value-type="float" office:value="31" calcext:value-type="float">
            <text:p>31</text:p>
          </table:table-cell>
          <table:table-cell table:style-name="ce6" table:formula="of:=IF(NOT(ISBLANK([.G249]));IFERROR(MATCH(VLOOKUP([.G249];[.$A$1:.$A$1048576];1;0);[.$A$1:.$A$1048576];0););)" office:value-type="float" office:value="79" calcext:value-type="float">
            <text:p>7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49:.M253])" office:value-type="float" office:value="81" calcext:value-type="float">
            <text:p>8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49:.M253]&gt;[.$AP$3];[.C249:.G253];))*[.$AP$4]" office:value-type="float" office:value="59143" calcext:value-type="float">
            <text:p>5914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49:.M253]&gt;[.$AS$3];[.C249:.G253];))*[.$AS$4]" office:value-type="float" office:value="16576" calcext:value-type="float">
            <text:p>16576</text:p>
          </table:table-cell>
          <table:table-cell table:style-name="ce6"/>
          <table:table-cell table:style-name="ce6" table:formula="of:=IF(NOT(ISBLANK([.C249]));MAX([.I249:.M249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249]));MAX([.P249:.T249]);)" office:value-type="float" office:value="88" calcext:value-type="float">
            <text:p>88</text:p>
          </table:table-cell>
          <table:table-cell table:style-name="ce6"/>
          <table:table-cell table:style-name="ce6" table:formula="of:=MIN([.AD249:.AH253])" office:value-type="float" office:value="61" calcext:value-type="float">
            <text:p>61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10 78 <text:s/>1 47</text:p>
          </table:table-cell>
          <table:table-cell table:style-name="ce6" table:formula="of:=IFERROR(__xludf.dummyfunction(&quot;IFERROR(SPLIT(B250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/>
          <table:table-cell table:style-name="ce6" table:formula="of:=IF(NOT(ISBLANK([.C250]));IFERROR(MATCH(VLOOKUP([.C250];[.$A$1:.$A$1048576];1;0);[.$A$1:.$A$1048576];0););)" office:value-type="float" office:value="41" calcext:value-type="float">
            <text:p>41</text:p>
          </table:table-cell>
          <table:table-cell table:style-name="ce6" table:formula="of:=IF(NOT(ISBLANK([.D250]));IFERROR(MATCH(VLOOKUP([.D250];[.$A$1:.$A$1048576];1;0);[.$A$1:.$A$1048576];0););)" office:value-type="float" office:value="47" calcext:value-type="float">
            <text:p>47</text:p>
          </table:table-cell>
          <table:table-cell table:style-name="ce6" table:formula="of:=IF(NOT(ISBLANK([.E250]));IFERROR(MATCH(VLOOKUP([.E250];[.$A$1:.$A$1048576];1;0);[.$A$1:.$A$1048576];0););)" office:value-type="float" office:value="67" calcext:value-type="float">
            <text:p>67</text:p>
          </table:table-cell>
          <table:table-cell table:style-name="ce6" table:formula="of:=IF(NOT(ISBLANK([.F250]));IFERROR(MATCH(VLOOKUP([.F250];[.$A$1:.$A$1048576];1;0);[.$A$1:.$A$1048576];0););)" office:value-type="float" office:value="14" calcext:value-type="float">
            <text:p>14</text:p>
          </table:table-cell>
          <table:table-cell table:style-name="ce6" table:formula="of:=IF(NOT(ISBLANK([.G250]));IFERROR(MATCH(VLOOKUP([.G250];[.$A$1:.$A$1048576];1;0);[.$A$1:.$A$1048576];0););)" office:value-type="float" office:value="26" calcext:value-type="float">
            <text:p>26</text:p>
          </table:table-cell>
          <table:table-cell table:style-name="ce6" table:number-columns-repeated="2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9"/>
          <table:table-cell table:style-name="ce6" table:formula="of:=IF(NOT(ISBLANK([.C250]));MAX([.I250:.M250]);)" office:value-type="float" office:value="67" calcext:value-type="float">
            <text:p>67</text:p>
          </table:table-cell>
          <table:table-cell table:style-name="ce6" table:number-columns-repeated="3"/>
          <table:table-cell table:style-name="ce6" table:formula="of:=IF(NOT(ISBLANK([.C250]));MAX([.P250:.T250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6 70 86 <text:s/>9 74</text:p>
          </table:table-cell>
          <table:table-cell table:style-name="ce6" table:formula="of:=IFERROR(__xludf.dummyfunction(&quot;IFERROR(SPLIT(B251,&quot;&quot; &quot;&quot;),)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251]));IFERROR(MATCH(VLOOKUP([.C251];[.$A$1:.$A$1048576];1;0);[.$A$1:.$A$1048576];0););)" office:value-type="float" office:value="88" calcext:value-type="float">
            <text:p>88</text:p>
          </table:table-cell>
          <table:table-cell table:style-name="ce6" table:formula="of:=IF(NOT(ISBLANK([.D251]));IFERROR(MATCH(VLOOKUP([.D251];[.$A$1:.$A$1048576];1;0);[.$A$1:.$A$1048576];0););)" office:value-type="float" office:value="92" calcext:value-type="float">
            <text:p>92</text:p>
          </table:table-cell>
          <table:table-cell table:style-name="ce6" table:formula="of:=IF(NOT(ISBLANK([.E251]));IFERROR(MATCH(VLOOKUP([.E251];[.$A$1:.$A$1048576];1;0);[.$A$1:.$A$1048576];0););)" office:value-type="float" office:value="96" calcext:value-type="float">
            <text:p>96</text:p>
          </table:table-cell>
          <table:table-cell table:style-name="ce6" table:formula="of:=IF(NOT(ISBLANK([.F251]));IFERROR(MATCH(VLOOKUP([.F251];[.$A$1:.$A$1048576];1;0);[.$A$1:.$A$1048576];0););)" office:value-type="float" office:value="61" calcext:value-type="float">
            <text:p>61</text:p>
          </table:table-cell>
          <table:table-cell table:style-name="ce6" table:formula="of:=IF(NOT(ISBLANK([.G251]));IFERROR(MATCH(VLOOKUP([.G251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9"/>
          <table:table-cell table:style-name="ce6" table:formula="of:=IF(NOT(ISBLANK([.C251]));MAX([.I251:.M251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251]));MAX([.P251:.T251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1 62 50 58 25</text:p>
          </table:table-cell>
          <table:table-cell table:style-name="ce6" table:formula="of:=IFERROR(__xludf.dummyfunction(&quot;IFERROR(SPLIT(B252,&quot;&quot; &quot;&quot;),)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252]));IFERROR(MATCH(VLOOKUP([.C252];[.$A$1:.$A$1048576];1;0);[.$A$1:.$A$1048576];0););)" office:value-type="float" office:value="55" calcext:value-type="float">
            <text:p>55</text:p>
          </table:table-cell>
          <table:table-cell table:style-name="ce6" table:formula="of:=IF(NOT(ISBLANK([.D252]));IFERROR(MATCH(VLOOKUP([.D252];[.$A$1:.$A$1048576];1;0);[.$A$1:.$A$1048576];0););)" office:value-type="float" office:value="24" calcext:value-type="float">
            <text:p>24</text:p>
          </table:table-cell>
          <table:table-cell table:style-name="ce6" table:formula="of:=IF(NOT(ISBLANK([.E252]));IFERROR(MATCH(VLOOKUP([.E252];[.$A$1:.$A$1048576];1;0);[.$A$1:.$A$1048576];0););)" office:value-type="float" office:value="63" calcext:value-type="float">
            <text:p>63</text:p>
          </table:table-cell>
          <table:table-cell table:style-name="ce6" table:formula="of:=IF(NOT(ISBLANK([.F252]));IFERROR(MATCH(VLOOKUP([.F252];[.$A$1:.$A$1048576];1;0);[.$A$1:.$A$1048576];0););)" office:value-type="float" office:value="37" calcext:value-type="float">
            <text:p>37</text:p>
          </table:table-cell>
          <table:table-cell table:style-name="ce6" table:formula="of:=IF(NOT(ISBLANK([.G252]));IFERROR(MATCH(VLOOKUP([.G252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number-columns-repeated="9"/>
          <table:table-cell table:style-name="ce6" table:formula="of:=IF(NOT(ISBLANK([.C252]));MAX([.I252:.M252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252]));MAX([.P252:.T252]);)" office:value-type="float" office:value="61" calcext:value-type="float">
            <text:p>6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73 28 <text:s/>2 55</text:p>
          </table:table-cell>
          <table:table-cell table:style-name="ce6" table:formula="of:=IFERROR(__xludf.dummyfunction(&quot;IFERROR(SPLIT(B253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253]));IFERROR(MATCH(VLOOKUP([.C253];[.$A$1:.$A$1048576];1;0);[.$A$1:.$A$1048576];0););)" office:value-type="float" office:value="49" calcext:value-type="float">
            <text:p>49</text:p>
          </table:table-cell>
          <table:table-cell table:style-name="ce6" table:formula="of:=IF(NOT(ISBLANK([.D253]));IFERROR(MATCH(VLOOKUP([.D253];[.$A$1:.$A$1048576];1;0);[.$A$1:.$A$1048576];0););)" office:value-type="float" office:value="3" calcext:value-type="float">
            <text:p>3</text:p>
          </table:table-cell>
          <table:table-cell table:style-name="ce6" table:formula="of:=IF(NOT(ISBLANK([.E253]));IFERROR(MATCH(VLOOKUP([.E253];[.$A$1:.$A$1048576];1;0);[.$A$1:.$A$1048576];0););)" office:value-type="float" office:value="75" calcext:value-type="float">
            <text:p>75</text:p>
          </table:table-cell>
          <table:table-cell table:style-name="ce6" table:formula="of:=IF(NOT(ISBLANK([.F253]));IFERROR(MATCH(VLOOKUP([.F253];[.$A$1:.$A$1048576];1;0);[.$A$1:.$A$1048576];0););)" office:value-type="float" office:value="44" calcext:value-type="float">
            <text:p>44</text:p>
          </table:table-cell>
          <table:table-cell table:style-name="ce6" table:formula="of:=IF(NOT(ISBLANK([.G253]));IFERROR(MATCH(VLOOKUP([.G253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79" calcext:value-type="float">
            <text:p>7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253]));MAX([.I253:.M253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253]));MAX([.P253:.T253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5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54]));IFERROR(MATCH(VLOOKUP([.C254];[.$A$1:.$A$1048576];1;0);[.$A$1:.$A$1048576];0););)" office:value-type="float" office:value="0" calcext:value-type="float">
            <text:p>0</text:p>
          </table:table-cell>
          <table:table-cell table:style-name="ce6" table:formula="of:=IF(NOT(ISBLANK([.D254]));IFERROR(MATCH(VLOOKUP([.D254];[.$A$1:.$A$1048576];1;0);[.$A$1:.$A$1048576];0););)" office:value-type="float" office:value="0" calcext:value-type="float">
            <text:p>0</text:p>
          </table:table-cell>
          <table:table-cell table:style-name="ce6" table:formula="of:=IF(NOT(ISBLANK([.E254]));IFERROR(MATCH(VLOOKUP([.E254];[.$A$1:.$A$1048576];1;0);[.$A$1:.$A$1048576];0););)" office:value-type="float" office:value="0" calcext:value-type="float">
            <text:p>0</text:p>
          </table:table-cell>
          <table:table-cell table:style-name="ce6" table:formula="of:=IF(NOT(ISBLANK([.F254]));IFERROR(MATCH(VLOOKUP([.F254];[.$A$1:.$A$1048576];1;0);[.$A$1:.$A$1048576];0););)" office:value-type="float" office:value="0" calcext:value-type="float">
            <text:p>0</text:p>
          </table:table-cell>
          <table:table-cell table:style-name="ce6" table:formula="of:=IF(NOT(ISBLANK([.G254]));IFERROR(MATCH(VLOOKUP([.G25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54]));MAX([.I254:.M25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54]));MAX([.P254:.T25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8 29 34 87 77</text:p>
          </table:table-cell>
          <table:table-cell table:style-name="ce6" table:formula="of:=IFERROR(__xludf.dummyfunction(&quot;IFERROR(SPLIT(B255,&quot;&quot; &quot;&quot;),)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255]));IFERROR(MATCH(VLOOKUP([.C255];[.$A$1:.$A$1048576];1;0);[.$A$1:.$A$1048576];0););)" office:value-type="float" office:value="67" calcext:value-type="float">
            <text:p>67</text:p>
          </table:table-cell>
          <table:table-cell table:style-name="ce6" table:formula="of:=IF(NOT(ISBLANK([.D255]));IFERROR(MATCH(VLOOKUP([.D255];[.$A$1:.$A$1048576];1;0);[.$A$1:.$A$1048576];0););)" office:value-type="float" office:value="85" calcext:value-type="float">
            <text:p>85</text:p>
          </table:table-cell>
          <table:table-cell table:style-name="ce6" table:formula="of:=IF(NOT(ISBLANK([.E255]));IFERROR(MATCH(VLOOKUP([.E255];[.$A$1:.$A$1048576];1;0);[.$A$1:.$A$1048576];0););)" office:value-type="float" office:value="36" calcext:value-type="float">
            <text:p>36</text:p>
          </table:table-cell>
          <table:table-cell table:style-name="ce6" table:formula="of:=IF(NOT(ISBLANK([.F255]));IFERROR(MATCH(VLOOKUP([.F255];[.$A$1:.$A$1048576];1;0);[.$A$1:.$A$1048576];0););)" office:value-type="float" office:value="71" calcext:value-type="float">
            <text:p>71</text:p>
          </table:table-cell>
          <table:table-cell table:style-name="ce6" table:formula="of:=IF(NOT(ISBLANK([.G255]));IFERROR(MATCH(VLOOKUP([.G255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55:.M259])" office:value-type="float" office:value="67" calcext:value-type="float">
            <text:p>6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55:.M259]&gt;[.$AP$3];[.C255:.G259];))*[.$AP$4]" office:value-type="float" office:value="64539" calcext:value-type="float">
            <text:p>6453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55:.M259]&gt;[.$AS$3];[.C255:.G259];))*[.$AS$4]" office:value-type="float" office:value="10416" calcext:value-type="float">
            <text:p>10416</text:p>
          </table:table-cell>
          <table:table-cell table:style-name="ce6"/>
          <table:table-cell table:style-name="ce6" table:formula="of:=IF(NOT(ISBLANK([.C255]));MAX([.I255:.M255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255]));MAX([.P255:.T255]);)" office:value-type="float" office:value="75" calcext:value-type="float">
            <text:p>75</text:p>
          </table:table-cell>
          <table:table-cell table:style-name="ce6"/>
          <table:table-cell table:style-name="ce6" table:formula="of:=MIN([.AD255:.AH259])" office:value-type="float" office:value="64" calcext:value-type="float">
            <text:p>6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71 <text:s/>8 51 98</text:p>
          </table:table-cell>
          <table:table-cell table:style-name="ce6" table:formula="of:=IFERROR(__xludf.dummyfunction(&quot;IFERROR(SPLIT(B256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/>
          <table:table-cell table:style-name="ce6" table:formula="of:=IF(NOT(ISBLANK([.C256]));IFERROR(MATCH(VLOOKUP([.C256];[.$A$1:.$A$1048576];1;0);[.$A$1:.$A$1048576];0););)" office:value-type="float" office:value="44" calcext:value-type="float">
            <text:p>44</text:p>
          </table:table-cell>
          <table:table-cell table:style-name="ce6" table:formula="of:=IF(NOT(ISBLANK([.D256]));IFERROR(MATCH(VLOOKUP([.D256];[.$A$1:.$A$1048576];1;0);[.$A$1:.$A$1048576];0););)" office:value-type="float" office:value="35" calcext:value-type="float">
            <text:p>35</text:p>
          </table:table-cell>
          <table:table-cell table:style-name="ce6" table:formula="of:=IF(NOT(ISBLANK([.E256]));IFERROR(MATCH(VLOOKUP([.E256];[.$A$1:.$A$1048576];1;0);[.$A$1:.$A$1048576];0););)" office:value-type="float" office:value="34" calcext:value-type="float">
            <text:p>34</text:p>
          </table:table-cell>
          <table:table-cell table:style-name="ce6" table:formula="of:=IF(NOT(ISBLANK([.F256]));IFERROR(MATCH(VLOOKUP([.F256];[.$A$1:.$A$1048576];1;0);[.$A$1:.$A$1048576];0););)" office:value-type="float" office:value="29" calcext:value-type="float">
            <text:p>29</text:p>
          </table:table-cell>
          <table:table-cell table:style-name="ce6" table:formula="of:=IF(NOT(ISBLANK([.G256]));IFERROR(MATCH(VLOOKUP([.G256];[.$A$1:.$A$1048576];1;0);[.$A$1:.$A$1048576];0););)" office:value-type="float" office:value="64" calcext:value-type="float">
            <text:p>64</text:p>
          </table:table-cell>
          <table:table-cell table:style-name="ce6" table:number-columns-repeated="2"/>
          <table:table-cell table:style-name="ce6" office:value-type="float" office:value="85" calcext:value-type="float">
            <text:p>8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9"/>
          <table:table-cell table:style-name="ce6" table:formula="of:=IF(NOT(ISBLANK([.C256]));MAX([.I256:.M256]);)" office:value-type="float" office:value="64" calcext:value-type="float">
            <text:p>64</text:p>
          </table:table-cell>
          <table:table-cell table:style-name="ce6" table:number-columns-repeated="3"/>
          <table:table-cell table:style-name="ce6" table:formula="of:=IF(NOT(ISBLANK([.C256]));MAX([.P256:.T256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2 84 89 27 85</text:p>
          </table:table-cell>
          <table:table-cell table:style-name="ce6" table:formula="of:=IFERROR(__xludf.dummyfunction(&quot;IFERROR(SPLIT(B257,&quot;&quot; &quot;&quot;),)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/>
          <table:table-cell table:style-name="ce6" table:formula="of:=IF(NOT(ISBLANK([.C257]));IFERROR(MATCH(VLOOKUP([.C257];[.$A$1:.$A$1048576];1;0);[.$A$1:.$A$1048576];0););)" office:value-type="float" office:value="24" calcext:value-type="float">
            <text:p>24</text:p>
          </table:table-cell>
          <table:table-cell table:style-name="ce6" table:formula="of:=IF(NOT(ISBLANK([.D257]));IFERROR(MATCH(VLOOKUP([.D257];[.$A$1:.$A$1048576];1;0);[.$A$1:.$A$1048576];0););)" office:value-type="float" office:value="95" calcext:value-type="float">
            <text:p>95</text:p>
          </table:table-cell>
          <table:table-cell table:style-name="ce6" table:formula="of:=IF(NOT(ISBLANK([.E257]));IFERROR(MATCH(VLOOKUP([.E257];[.$A$1:.$A$1048576];1;0);[.$A$1:.$A$1048576];0););)" office:value-type="float" office:value="76" calcext:value-type="float">
            <text:p>76</text:p>
          </table:table-cell>
          <table:table-cell table:style-name="ce6" table:formula="of:=IF(NOT(ISBLANK([.F257]));IFERROR(MATCH(VLOOKUP([.F257];[.$A$1:.$A$1048576];1;0);[.$A$1:.$A$1048576];0););)" office:value-type="float" office:value="94" calcext:value-type="float">
            <text:p>94</text:p>
          </table:table-cell>
          <table:table-cell table:style-name="ce6" table:formula="of:=IF(NOT(ISBLANK([.G257]));IFERROR(MATCH(VLOOKUP([.G257];[.$A$1:.$A$1048576];1;0);[.$A$1:.$A$1048576];0););)" office:value-type="float" office:value="79" calcext:value-type="float">
            <text:p>79</text:p>
          </table:table-cell>
          <table:table-cell table:style-name="ce6" table:number-columns-repeated="2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257]));MAX([.I257:.M257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257]));MAX([.P257:.T257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94 44 30 93</text:p>
          </table:table-cell>
          <table:table-cell table:style-name="ce6" table:formula="of:=IFERROR(__xludf.dummyfunction(&quot;IFERROR(SPLIT(B258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258]));IFERROR(MATCH(VLOOKUP([.C258];[.$A$1:.$A$1048576];1;0);[.$A$1:.$A$1048576];0););)" office:value-type="float" office:value="18" calcext:value-type="float">
            <text:p>18</text:p>
          </table:table-cell>
          <table:table-cell table:style-name="ce6" table:formula="of:=IF(NOT(ISBLANK([.D258]));IFERROR(MATCH(VLOOKUP([.D258];[.$A$1:.$A$1048576];1;0);[.$A$1:.$A$1048576];0););)" office:value-type="float" office:value="77" calcext:value-type="float">
            <text:p>77</text:p>
          </table:table-cell>
          <table:table-cell table:style-name="ce6" table:formula="of:=IF(NOT(ISBLANK([.E258]));IFERROR(MATCH(VLOOKUP([.E258];[.$A$1:.$A$1048576];1;0);[.$A$1:.$A$1048576];0););)" office:value-type="float" office:value="22" calcext:value-type="float">
            <text:p>22</text:p>
          </table:table-cell>
          <table:table-cell table:style-name="ce6" table:formula="of:=IF(NOT(ISBLANK([.F258]));IFERROR(MATCH(VLOOKUP([.F258];[.$A$1:.$A$1048576];1;0);[.$A$1:.$A$1048576];0););)" office:value-type="float" office:value="12" calcext:value-type="float">
            <text:p>12</text:p>
          </table:table-cell>
          <table:table-cell table:style-name="ce6" table:formula="of:=IF(NOT(ISBLANK([.G258]));IFERROR(MATCH(VLOOKUP([.G258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number-columns-repeated="9"/>
          <table:table-cell table:style-name="ce6" table:formula="of:=IF(NOT(ISBLANK([.C258]));MAX([.I258:.M258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258]));MAX([.P258:.T258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68 31 20 75</text:p>
          </table:table-cell>
          <table:table-cell table:style-name="ce6" table:formula="of:=IFERROR(__xludf.dummyfunction(&quot;IFERROR(SPLIT(B259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/>
          <table:table-cell table:style-name="ce6" table:formula="of:=IF(NOT(ISBLANK([.C259]));IFERROR(MATCH(VLOOKUP([.C259];[.$A$1:.$A$1048576];1;0);[.$A$1:.$A$1048576];0););)" office:value-type="float" office:value="75" calcext:value-type="float">
            <text:p>75</text:p>
          </table:table-cell>
          <table:table-cell table:style-name="ce6" table:formula="of:=IF(NOT(ISBLANK([.D259]));IFERROR(MATCH(VLOOKUP([.D259];[.$A$1:.$A$1048576];1;0);[.$A$1:.$A$1048576];0););)" office:value-type="float" office:value="70" calcext:value-type="float">
            <text:p>70</text:p>
          </table:table-cell>
          <table:table-cell table:style-name="ce6" table:formula="of:=IF(NOT(ISBLANK([.E259]));IFERROR(MATCH(VLOOKUP([.E259];[.$A$1:.$A$1048576];1;0);[.$A$1:.$A$1048576];0););)" office:value-type="float" office:value="55" calcext:value-type="float">
            <text:p>55</text:p>
          </table:table-cell>
          <table:table-cell table:style-name="ce6" table:formula="of:=IF(NOT(ISBLANK([.F259]));IFERROR(MATCH(VLOOKUP([.F259];[.$A$1:.$A$1048576];1;0);[.$A$1:.$A$1048576];0););)" office:value-type="float" office:value="32" calcext:value-type="float">
            <text:p>32</text:p>
          </table:table-cell>
          <table:table-cell table:style-name="ce6" table:formula="of:=IF(NOT(ISBLANK([.G259]));IFERROR(MATCH(VLOOKUP([.G259];[.$A$1:.$A$1048576];1;0);[.$A$1:.$A$1048576];0););)" office:value-type="float" office:value="98" calcext:value-type="float">
            <text:p>98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8" calcext:value-type="float">
            <text:p>98</text:p>
          </table:table-cell>
          <table:table-cell table:style-name="ce6" table:number-columns-repeated="9"/>
          <table:table-cell table:style-name="ce6" table:formula="of:=IF(NOT(ISBLANK([.C259]));MAX([.I259:.M259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259]));MAX([.P259:.T259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6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60]));IFERROR(MATCH(VLOOKUP([.C260];[.$A$1:.$A$1048576];1;0);[.$A$1:.$A$1048576];0););)" office:value-type="float" office:value="0" calcext:value-type="float">
            <text:p>0</text:p>
          </table:table-cell>
          <table:table-cell table:style-name="ce6" table:formula="of:=IF(NOT(ISBLANK([.D260]));IFERROR(MATCH(VLOOKUP([.D260];[.$A$1:.$A$1048576];1;0);[.$A$1:.$A$1048576];0););)" office:value-type="float" office:value="0" calcext:value-type="float">
            <text:p>0</text:p>
          </table:table-cell>
          <table:table-cell table:style-name="ce6" table:formula="of:=IF(NOT(ISBLANK([.E260]));IFERROR(MATCH(VLOOKUP([.E260];[.$A$1:.$A$1048576];1;0);[.$A$1:.$A$1048576];0););)" office:value-type="float" office:value="0" calcext:value-type="float">
            <text:p>0</text:p>
          </table:table-cell>
          <table:table-cell table:style-name="ce6" table:formula="of:=IF(NOT(ISBLANK([.F260]));IFERROR(MATCH(VLOOKUP([.F260];[.$A$1:.$A$1048576];1;0);[.$A$1:.$A$1048576];0););)" office:value-type="float" office:value="0" calcext:value-type="float">
            <text:p>0</text:p>
          </table:table-cell>
          <table:table-cell table:style-name="ce6" table:formula="of:=IF(NOT(ISBLANK([.G260]));IFERROR(MATCH(VLOOKUP([.G26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60]));MAX([.I260:.M26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60]));MAX([.P260:.T26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3 68 76 51 87</text:p>
          </table:table-cell>
          <table:table-cell table:style-name="ce6" table:formula="of:=IFERROR(__xludf.dummyfunction(&quot;IFERROR(SPLIT(B261,&quot;&quot; &quot;&quot;),)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261]));IFERROR(MATCH(VLOOKUP([.C261];[.$A$1:.$A$1048576];1;0);[.$A$1:.$A$1048576];0););)" office:value-type="float" office:value="3" calcext:value-type="float">
            <text:p>3</text:p>
          </table:table-cell>
          <table:table-cell table:style-name="ce6" table:formula="of:=IF(NOT(ISBLANK([.D261]));IFERROR(MATCH(VLOOKUP([.D261];[.$A$1:.$A$1048576];1;0);[.$A$1:.$A$1048576];0););)" office:value-type="float" office:value="70" calcext:value-type="float">
            <text:p>70</text:p>
          </table:table-cell>
          <table:table-cell table:style-name="ce6" table:formula="of:=IF(NOT(ISBLANK([.E261]));IFERROR(MATCH(VLOOKUP([.E261];[.$A$1:.$A$1048576];1;0);[.$A$1:.$A$1048576];0););)" office:value-type="float" office:value="33" calcext:value-type="float">
            <text:p>33</text:p>
          </table:table-cell>
          <table:table-cell table:style-name="ce6" table:formula="of:=IF(NOT(ISBLANK([.F261]));IFERROR(MATCH(VLOOKUP([.F261];[.$A$1:.$A$1048576];1;0);[.$A$1:.$A$1048576];0););)" office:value-type="float" office:value="29" calcext:value-type="float">
            <text:p>29</text:p>
          </table:table-cell>
          <table:table-cell table:style-name="ce6" table:formula="of:=IF(NOT(ISBLANK([.G261]));IFERROR(MATCH(VLOOKUP([.G261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61:.M265])" office:value-type="float" office:value="3" calcext:value-type="float">
            <text:p>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61:.M265]&gt;[.$AP$3];[.C261:.G265];))*[.$AP$4]" office:value-type="float" office:value="61131" calcext:value-type="float">
            <text:p>6113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61:.M265]&gt;[.$AS$3];[.C261:.G265];))*[.$AS$4]" office:value-type="float" office:value="12936" calcext:value-type="float">
            <text:p>12936</text:p>
          </table:table-cell>
          <table:table-cell table:style-name="ce6"/>
          <table:table-cell table:style-name="ce6" table:formula="of:=IF(NOT(ISBLANK([.C261]));MAX([.I261:.M261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261]));MAX([.P261:.T261]);)" office:value-type="float" office:value="57" calcext:value-type="float">
            <text:p>57</text:p>
          </table:table-cell>
          <table:table-cell table:style-name="ce6"/>
          <table:table-cell table:style-name="ce6" table:formula="of:=MIN([.AD261:.AH265])" office:value-type="float" office:value="57" calcext:value-type="float">
            <text:p>5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65 <text:s/>9 29 15</text:p>
          </table:table-cell>
          <table:table-cell table:style-name="ce6" table:formula="of:=IFERROR(__xludf.dummyfunction(&quot;IFERROR(SPLIT(B262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262]));IFERROR(MATCH(VLOOKUP([.C262];[.$A$1:.$A$1048576];1;0);[.$A$1:.$A$1048576];0););)" office:value-type="float" office:value="57" calcext:value-type="float">
            <text:p>57</text:p>
          </table:table-cell>
          <table:table-cell table:style-name="ce6" table:formula="of:=IF(NOT(ISBLANK([.D262]));IFERROR(MATCH(VLOOKUP([.D262];[.$A$1:.$A$1048576];1;0);[.$A$1:.$A$1048576];0););)" office:value-type="float" office:value="52" calcext:value-type="float">
            <text:p>52</text:p>
          </table:table-cell>
          <table:table-cell table:style-name="ce6" table:formula="of:=IF(NOT(ISBLANK([.E262]));IFERROR(MATCH(VLOOKUP([.E262];[.$A$1:.$A$1048576];1;0);[.$A$1:.$A$1048576];0););)" office:value-type="float" office:value="61" calcext:value-type="float">
            <text:p>61</text:p>
          </table:table-cell>
          <table:table-cell table:style-name="ce6" table:formula="of:=IF(NOT(ISBLANK([.F262]));IFERROR(MATCH(VLOOKUP([.F262];[.$A$1:.$A$1048576];1;0);[.$A$1:.$A$1048576];0););)" office:value-type="float" office:value="85" calcext:value-type="float">
            <text:p>85</text:p>
          </table:table-cell>
          <table:table-cell table:style-name="ce6" table:formula="of:=IF(NOT(ISBLANK([.G262]));IFERROR(MATCH(VLOOKUP([.G262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262]));MAX([.I262:.M262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262]));MAX([.P262:.T262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2 35 74 72 25</text:p>
          </table:table-cell>
          <table:table-cell table:style-name="ce6" table:formula="of:=IFERROR(__xludf.dummyfunction(&quot;IFERROR(SPLIT(B263,&quot;&quot; &quot;&quot;),)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263]));IFERROR(MATCH(VLOOKUP([.C263];[.$A$1:.$A$1048576];1;0);[.$A$1:.$A$1048576];0););)" office:value-type="float" office:value="4" calcext:value-type="float">
            <text:p>4</text:p>
          </table:table-cell>
          <table:table-cell table:style-name="ce6" table:formula="of:=IF(NOT(ISBLANK([.D263]));IFERROR(MATCH(VLOOKUP([.D263];[.$A$1:.$A$1048576];1;0);[.$A$1:.$A$1048576];0););)" office:value-type="float" office:value="6" calcext:value-type="float">
            <text:p>6</text:p>
          </table:table-cell>
          <table:table-cell table:style-name="ce6" table:formula="of:=IF(NOT(ISBLANK([.E263]));IFERROR(MATCH(VLOOKUP([.E263];[.$A$1:.$A$1048576];1;0);[.$A$1:.$A$1048576];0););)" office:value-type="float" office:value="93" calcext:value-type="float">
            <text:p>93</text:p>
          </table:table-cell>
          <table:table-cell table:style-name="ce6" table:formula="of:=IF(NOT(ISBLANK([.F263]));IFERROR(MATCH(VLOOKUP([.F263];[.$A$1:.$A$1048576];1;0);[.$A$1:.$A$1048576];0););)" office:value-type="float" office:value="48" calcext:value-type="float">
            <text:p>48</text:p>
          </table:table-cell>
          <table:table-cell table:style-name="ce6" table:formula="of:=IF(NOT(ISBLANK([.G263]));IFERROR(MATCH(VLOOKUP([.G263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263]));MAX([.I263:.M26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263]));MAX([.P263:.T263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2 45 31 53 97</text:p>
          </table:table-cell>
          <table:table-cell table:style-name="ce6" table:formula="of:=IFERROR(__xludf.dummyfunction(&quot;IFERROR(SPLIT(B264,&quot;&quot; &quot;&quot;),)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/>
          <table:table-cell table:style-name="ce6" table:formula="of:=IF(NOT(ISBLANK([.C264]));IFERROR(MATCH(VLOOKUP([.C264];[.$A$1:.$A$1048576];1;0);[.$A$1:.$A$1048576];0););)" office:value-type="float" office:value="39" calcext:value-type="float">
            <text:p>39</text:p>
          </table:table-cell>
          <table:table-cell table:style-name="ce6" table:formula="of:=IF(NOT(ISBLANK([.D264]));IFERROR(MATCH(VLOOKUP([.D264];[.$A$1:.$A$1048576];1;0);[.$A$1:.$A$1048576];0););)" office:value-type="float" office:value="97" calcext:value-type="float">
            <text:p>97</text:p>
          </table:table-cell>
          <table:table-cell table:style-name="ce6" table:formula="of:=IF(NOT(ISBLANK([.E264]));IFERROR(MATCH(VLOOKUP([.E264];[.$A$1:.$A$1048576];1;0);[.$A$1:.$A$1048576];0););)" office:value-type="float" office:value="55" calcext:value-type="float">
            <text:p>55</text:p>
          </table:table-cell>
          <table:table-cell table:style-name="ce6" table:formula="of:=IF(NOT(ISBLANK([.F264]));IFERROR(MATCH(VLOOKUP([.F264];[.$A$1:.$A$1048576];1;0);[.$A$1:.$A$1048576];0););)" office:value-type="float" office:value="78" calcext:value-type="float">
            <text:p>78</text:p>
          </table:table-cell>
          <table:table-cell table:style-name="ce6" table:formula="of:=IF(NOT(ISBLANK([.G264]));IFERROR(MATCH(VLOOKUP([.G264];[.$A$1:.$A$1048576];1;0);[.$A$1:.$A$1048576];0););)" office:value-type="float" office:value="87" calcext:value-type="float">
            <text:p>87</text:p>
          </table:table-cell>
          <table:table-cell table:style-name="ce6" table:number-columns-repeated="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9"/>
          <table:table-cell table:style-name="ce6" table:formula="of:=IF(NOT(ISBLANK([.C264]));MAX([.I264:.M26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264]));MAX([.P264:.T264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19 54 83 41</text:p>
          </table:table-cell>
          <table:table-cell table:style-name="ce6" table:formula="of:=IFERROR(__xludf.dummyfunction(&quot;IFERROR(SPLIT(B265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/>
          <table:table-cell table:style-name="ce6" table:formula="of:=IF(NOT(ISBLANK([.C265]));IFERROR(MATCH(VLOOKUP([.C265];[.$A$1:.$A$1048576];1;0);[.$A$1:.$A$1048576];0););)" office:value-type="float" office:value="28" calcext:value-type="float">
            <text:p>28</text:p>
          </table:table-cell>
          <table:table-cell table:style-name="ce6" table:formula="of:=IF(NOT(ISBLANK([.D265]));IFERROR(MATCH(VLOOKUP([.D265];[.$A$1:.$A$1048576];1;0);[.$A$1:.$A$1048576];0););)" office:value-type="float" office:value="49" calcext:value-type="float">
            <text:p>49</text:p>
          </table:table-cell>
          <table:table-cell table:style-name="ce6" table:formula="of:=IF(NOT(ISBLANK([.E265]));IFERROR(MATCH(VLOOKUP([.E265];[.$A$1:.$A$1048576];1;0);[.$A$1:.$A$1048576];0););)" office:value-type="float" office:value="68" calcext:value-type="float">
            <text:p>68</text:p>
          </table:table-cell>
          <table:table-cell table:style-name="ce6" table:formula="of:=IF(NOT(ISBLANK([.F265]));IFERROR(MATCH(VLOOKUP([.F265];[.$A$1:.$A$1048576];1;0);[.$A$1:.$A$1048576];0););)" office:value-type="float" office:value="13" calcext:value-type="float">
            <text:p>13</text:p>
          </table:table-cell>
          <table:table-cell table:style-name="ce6" table:formula="of:=IF(NOT(ISBLANK([.G265]));IFERROR(MATCH(VLOOKUP([.G265];[.$A$1:.$A$1048576];1;0);[.$A$1:.$A$1048576];0););)" office:value-type="float" office:value="25" calcext:value-type="float">
            <text:p>25</text:p>
          </table:table-cell>
          <table:table-cell table:style-name="ce6" table:number-columns-repeated="2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9"/>
          <table:table-cell table:style-name="ce6" table:formula="of:=IF(NOT(ISBLANK([.C265]));MAX([.I265:.M265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265]));MAX([.P265:.T265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6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66]));IFERROR(MATCH(VLOOKUP([.C266];[.$A$1:.$A$1048576];1;0);[.$A$1:.$A$1048576];0););)" office:value-type="float" office:value="0" calcext:value-type="float">
            <text:p>0</text:p>
          </table:table-cell>
          <table:table-cell table:style-name="ce6" table:formula="of:=IF(NOT(ISBLANK([.D266]));IFERROR(MATCH(VLOOKUP([.D266];[.$A$1:.$A$1048576];1;0);[.$A$1:.$A$1048576];0););)" office:value-type="float" office:value="0" calcext:value-type="float">
            <text:p>0</text:p>
          </table:table-cell>
          <table:table-cell table:style-name="ce6" table:formula="of:=IF(NOT(ISBLANK([.E266]));IFERROR(MATCH(VLOOKUP([.E266];[.$A$1:.$A$1048576];1;0);[.$A$1:.$A$1048576];0););)" office:value-type="float" office:value="0" calcext:value-type="float">
            <text:p>0</text:p>
          </table:table-cell>
          <table:table-cell table:style-name="ce6" table:formula="of:=IF(NOT(ISBLANK([.F266]));IFERROR(MATCH(VLOOKUP([.F266];[.$A$1:.$A$1048576];1;0);[.$A$1:.$A$1048576];0););)" office:value-type="float" office:value="0" calcext:value-type="float">
            <text:p>0</text:p>
          </table:table-cell>
          <table:table-cell table:style-name="ce6" table:formula="of:=IF(NOT(ISBLANK([.G266]));IFERROR(MATCH(VLOOKUP([.G26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66]));MAX([.I266:.M26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66]));MAX([.P266:.T26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10 58 40 89</text:p>
          </table:table-cell>
          <table:table-cell table:style-name="ce6" table:formula="of:=IFERROR(__xludf.dummyfunction(&quot;IFERROR(SPLIT(B267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/>
          <table:table-cell table:style-name="ce6" table:formula="of:=IF(NOT(ISBLANK([.C267]));IFERROR(MATCH(VLOOKUP([.C267];[.$A$1:.$A$1048576];1;0);[.$A$1:.$A$1048576];0););)" office:value-type="float" office:value="18" calcext:value-type="float">
            <text:p>18</text:p>
          </table:table-cell>
          <table:table-cell table:style-name="ce6" table:formula="of:=IF(NOT(ISBLANK([.D267]));IFERROR(MATCH(VLOOKUP([.D267];[.$A$1:.$A$1048576];1;0);[.$A$1:.$A$1048576];0););)" office:value-type="float" office:value="47" calcext:value-type="float">
            <text:p>47</text:p>
          </table:table-cell>
          <table:table-cell table:style-name="ce6" table:formula="of:=IF(NOT(ISBLANK([.E267]));IFERROR(MATCH(VLOOKUP([.E267];[.$A$1:.$A$1048576];1;0);[.$A$1:.$A$1048576];0););)" office:value-type="float" office:value="37" calcext:value-type="float">
            <text:p>37</text:p>
          </table:table-cell>
          <table:table-cell table:style-name="ce6" table:formula="of:=IF(NOT(ISBLANK([.F267]));IFERROR(MATCH(VLOOKUP([.F267];[.$A$1:.$A$1048576];1;0);[.$A$1:.$A$1048576];0););)" office:value-type="float" office:value="8" calcext:value-type="float">
            <text:p>8</text:p>
          </table:table-cell>
          <table:table-cell table:style-name="ce6" table:formula="of:=IF(NOT(ISBLANK([.G267]));IFERROR(MATCH(VLOOKUP([.G267];[.$A$1:.$A$1048576];1;0);[.$A$1:.$A$1048576];0););)" office:value-type="float" office:value="76" calcext:value-type="float">
            <text:p>7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67:.M271])" office:value-type="float" office:value="18" calcext:value-type="float">
            <text:p>1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67:.M271]&gt;[.$AP$3];[.C267:.G271];))*[.$AP$4]" office:value-type="float" office:value="62267" calcext:value-type="float">
            <text:p>6226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67:.M271]&gt;[.$AS$3];[.C267:.G271];))*[.$AS$4]" office:value-type="float" office:value="3360" calcext:value-type="float">
            <text:p>3360</text:p>
          </table:table-cell>
          <table:table-cell table:style-name="ce6"/>
          <table:table-cell table:style-name="ce6" table:formula="of:=IF(NOT(ISBLANK([.C267]));MAX([.I267:.M267]);)" office:value-type="float" office:value="76" calcext:value-type="float">
            <text:p>76</text:p>
          </table:table-cell>
          <table:table-cell table:style-name="ce6" table:number-columns-repeated="3"/>
          <table:table-cell table:style-name="ce6" table:formula="of:=IF(NOT(ISBLANK([.C267]));MAX([.P267:.T267]);)" office:value-type="float" office:value="99" calcext:value-type="float">
            <text:p>99</text:p>
          </table:table-cell>
          <table:table-cell table:style-name="ce6"/>
          <table:table-cell table:style-name="ce6" table:formula="of:=MIN([.AD267:.AH271])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6 71 85 56 65</text:p>
          </table:table-cell>
          <table:table-cell table:style-name="ce6" table:formula="of:=IFERROR(__xludf.dummyfunction(&quot;IFERROR(SPLIT(B268,&quot;&quot; &quot;&quot;),)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268]));IFERROR(MATCH(VLOOKUP([.C268];[.$A$1:.$A$1048576];1;0);[.$A$1:.$A$1048576];0););)" office:value-type="float" office:value="33" calcext:value-type="float">
            <text:p>33</text:p>
          </table:table-cell>
          <table:table-cell table:style-name="ce6" table:formula="of:=IF(NOT(ISBLANK([.D268]));IFERROR(MATCH(VLOOKUP([.D268];[.$A$1:.$A$1048576];1;0);[.$A$1:.$A$1048576];0););)" office:value-type="float" office:value="35" calcext:value-type="float">
            <text:p>35</text:p>
          </table:table-cell>
          <table:table-cell table:style-name="ce6" table:formula="of:=IF(NOT(ISBLANK([.E268]));IFERROR(MATCH(VLOOKUP([.E268];[.$A$1:.$A$1048576];1;0);[.$A$1:.$A$1048576];0););)" office:value-type="float" office:value="79" calcext:value-type="float">
            <text:p>79</text:p>
          </table:table-cell>
          <table:table-cell table:style-name="ce6" table:formula="of:=IF(NOT(ISBLANK([.F268]));IFERROR(MATCH(VLOOKUP([.F268];[.$A$1:.$A$1048576];1;0);[.$A$1:.$A$1048576];0););)" office:value-type="float" office:value="86" calcext:value-type="float">
            <text:p>86</text:p>
          </table:table-cell>
          <table:table-cell table:style-name="ce6" table:formula="of:=IF(NOT(ISBLANK([.G268]));IFERROR(MATCH(VLOOKUP([.G268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number-columns-repeated="9"/>
          <table:table-cell table:style-name="ce6" table:formula="of:=IF(NOT(ISBLANK([.C268]));MAX([.I268:.M268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268]));MAX([.P268:.T268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5 80 19 <text:s/>0 28</text:p>
          </table:table-cell>
          <table:table-cell table:style-name="ce6" table:formula="of:=IFERROR(__xludf.dummyfunction(&quot;IFERROR(SPLIT(B269,&quot;&quot; &quot;&quot;),)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269]));IFERROR(MATCH(VLOOKUP([.C269];[.$A$1:.$A$1048576];1;0);[.$A$1:.$A$1048576];0););)" office:value-type="float" office:value="20" calcext:value-type="float">
            <text:p>20</text:p>
          </table:table-cell>
          <table:table-cell table:style-name="ce6" table:formula="of:=IF(NOT(ISBLANK([.D269]));IFERROR(MATCH(VLOOKUP([.D269];[.$A$1:.$A$1048576];1;0);[.$A$1:.$A$1048576];0););)" office:value-type="float" office:value="27" calcext:value-type="float">
            <text:p>27</text:p>
          </table:table-cell>
          <table:table-cell table:style-name="ce6" table:formula="of:=IF(NOT(ISBLANK([.E269]));IFERROR(MATCH(VLOOKUP([.E269];[.$A$1:.$A$1048576];1;0);[.$A$1:.$A$1048576];0););)" office:value-type="float" office:value="49" calcext:value-type="float">
            <text:p>49</text:p>
          </table:table-cell>
          <table:table-cell table:style-name="ce6" table:formula="of:=IF(NOT(ISBLANK([.F269]));IFERROR(MATCH(VLOOKUP([.F269];[.$A$1:.$A$1048576];1;0);[.$A$1:.$A$1048576];0););)" office:value-type="float" office:value="46" calcext:value-type="float">
            <text:p>46</text:p>
          </table:table-cell>
          <table:table-cell table:style-name="ce6" table:formula="of:=IF(NOT(ISBLANK([.G269]));IFERROR(MATCH(VLOOKUP([.G269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9"/>
          <table:table-cell table:style-name="ce6" table:formula="of:=IF(NOT(ISBLANK([.C269]));MAX([.I269:.M269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269]));MAX([.P269:.T269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<text:s/>7 47 98 67</text:p>
          </table:table-cell>
          <table:table-cell table:style-name="ce6" table:formula="of:=IFERROR(__xludf.dummyfunction(&quot;IFERROR(SPLIT(B270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270]));IFERROR(MATCH(VLOOKUP([.C270];[.$A$1:.$A$1048576];1;0);[.$A$1:.$A$1048576];0););)" office:value-type="float" office:value="99" calcext:value-type="float">
            <text:p>99</text:p>
          </table:table-cell>
          <table:table-cell table:style-name="ce6" table:formula="of:=IF(NOT(ISBLANK([.D270]));IFERROR(MATCH(VLOOKUP([.D270];[.$A$1:.$A$1048576];1;0);[.$A$1:.$A$1048576];0););)" office:value-type="float" office:value="72" calcext:value-type="float">
            <text:p>72</text:p>
          </table:table-cell>
          <table:table-cell table:style-name="ce6" table:formula="of:=IF(NOT(ISBLANK([.E270]));IFERROR(MATCH(VLOOKUP([.E270];[.$A$1:.$A$1048576];1;0);[.$A$1:.$A$1048576];0););)" office:value-type="float" office:value="26" calcext:value-type="float">
            <text:p>26</text:p>
          </table:table-cell>
          <table:table-cell table:style-name="ce6" table:formula="of:=IF(NOT(ISBLANK([.F270]));IFERROR(MATCH(VLOOKUP([.F270];[.$A$1:.$A$1048576];1;0);[.$A$1:.$A$1048576];0););)" office:value-type="float" office:value="64" calcext:value-type="float">
            <text:p>64</text:p>
          </table:table-cell>
          <table:table-cell table:style-name="ce6" table:formula="of:=IF(NOT(ISBLANK([.G270]));IFERROR(MATCH(VLOOKUP([.G270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9"/>
          <table:table-cell table:style-name="ce6" table:formula="of:=IF(NOT(ISBLANK([.C270]));MAX([.I270:.M270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270]));MAX([.P270:.T270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3 81 37 91 35</text:p>
          </table:table-cell>
          <table:table-cell table:style-name="ce6" table:formula="of:=IFERROR(__xludf.dummyfunction(&quot;IFERROR(SPLIT(B271,&quot;&quot; &quot;&quot;),)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271]));IFERROR(MATCH(VLOOKUP([.C271];[.$A$1:.$A$1048576];1;0);[.$A$1:.$A$1048576];0););)" office:value-type="float" office:value="56" calcext:value-type="float">
            <text:p>56</text:p>
          </table:table-cell>
          <table:table-cell table:style-name="ce6" table:formula="of:=IF(NOT(ISBLANK([.D271]));IFERROR(MATCH(VLOOKUP([.D271];[.$A$1:.$A$1048576];1;0);[.$A$1:.$A$1048576];0););)" office:value-type="float" office:value="80" calcext:value-type="float">
            <text:p>80</text:p>
          </table:table-cell>
          <table:table-cell table:style-name="ce6" table:formula="of:=IF(NOT(ISBLANK([.E271]));IFERROR(MATCH(VLOOKUP([.E271];[.$A$1:.$A$1048576];1;0);[.$A$1:.$A$1048576];0););)" office:value-type="float" office:value="23" calcext:value-type="float">
            <text:p>23</text:p>
          </table:table-cell>
          <table:table-cell table:style-name="ce6" table:formula="of:=IF(NOT(ISBLANK([.F271]));IFERROR(MATCH(VLOOKUP([.F271];[.$A$1:.$A$1048576];1;0);[.$A$1:.$A$1048576];0););)" office:value-type="float" office:value="57" calcext:value-type="float">
            <text:p>57</text:p>
          </table:table-cell>
          <table:table-cell table:style-name="ce6" table:formula="of:=IF(NOT(ISBLANK([.G271]));IFERROR(MATCH(VLOOKUP([.G271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9"/>
          <table:table-cell table:style-name="ce6" table:formula="of:=IF(NOT(ISBLANK([.C271]));MAX([.I271:.M271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271]));MAX([.P271:.T271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7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72]));IFERROR(MATCH(VLOOKUP([.C272];[.$A$1:.$A$1048576];1;0);[.$A$1:.$A$1048576];0););)" office:value-type="float" office:value="0" calcext:value-type="float">
            <text:p>0</text:p>
          </table:table-cell>
          <table:table-cell table:style-name="ce6" table:formula="of:=IF(NOT(ISBLANK([.D272]));IFERROR(MATCH(VLOOKUP([.D272];[.$A$1:.$A$1048576];1;0);[.$A$1:.$A$1048576];0););)" office:value-type="float" office:value="0" calcext:value-type="float">
            <text:p>0</text:p>
          </table:table-cell>
          <table:table-cell table:style-name="ce6" table:formula="of:=IF(NOT(ISBLANK([.E272]));IFERROR(MATCH(VLOOKUP([.E272];[.$A$1:.$A$1048576];1;0);[.$A$1:.$A$1048576];0););)" office:value-type="float" office:value="0" calcext:value-type="float">
            <text:p>0</text:p>
          </table:table-cell>
          <table:table-cell table:style-name="ce6" table:formula="of:=IF(NOT(ISBLANK([.F272]));IFERROR(MATCH(VLOOKUP([.F272];[.$A$1:.$A$1048576];1;0);[.$A$1:.$A$1048576];0););)" office:value-type="float" office:value="0" calcext:value-type="float">
            <text:p>0</text:p>
          </table:table-cell>
          <table:table-cell table:style-name="ce6" table:formula="of:=IF(NOT(ISBLANK([.G272]));IFERROR(MATCH(VLOOKUP([.G27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72]));MAX([.I272:.M27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72]));MAX([.P272:.T27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8 56 29 50 32</text:p>
          </table:table-cell>
          <table:table-cell table:style-name="ce6" table:formula="of:=IFERROR(__xludf.dummyfunction(&quot;IFERROR(SPLIT(B273,&quot;&quot; &quot;&quot;),)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273]));IFERROR(MATCH(VLOOKUP([.C273];[.$A$1:.$A$1048576];1;0);[.$A$1:.$A$1048576];0););)" office:value-type="float" office:value="67" calcext:value-type="float">
            <text:p>67</text:p>
          </table:table-cell>
          <table:table-cell table:style-name="ce6" table:formula="of:=IF(NOT(ISBLANK([.D273]));IFERROR(MATCH(VLOOKUP([.D273];[.$A$1:.$A$1048576];1;0);[.$A$1:.$A$1048576];0););)" office:value-type="float" office:value="86" calcext:value-type="float">
            <text:p>86</text:p>
          </table:table-cell>
          <table:table-cell table:style-name="ce6" table:formula="of:=IF(NOT(ISBLANK([.E273]));IFERROR(MATCH(VLOOKUP([.E273];[.$A$1:.$A$1048576];1;0);[.$A$1:.$A$1048576];0););)" office:value-type="float" office:value="85" calcext:value-type="float">
            <text:p>85</text:p>
          </table:table-cell>
          <table:table-cell table:style-name="ce6" table:formula="of:=IF(NOT(ISBLANK([.F273]));IFERROR(MATCH(VLOOKUP([.F273];[.$A$1:.$A$1048576];1;0);[.$A$1:.$A$1048576];0););)" office:value-type="float" office:value="63" calcext:value-type="float">
            <text:p>63</text:p>
          </table:table-cell>
          <table:table-cell table:style-name="ce6" table:formula="of:=IF(NOT(ISBLANK([.G273]));IFERROR(MATCH(VLOOKUP([.G273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73:.M277])" office:value-type="float" office:value="67" calcext:value-type="float">
            <text:p>6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73:.M277]&gt;[.$AP$3];[.C273:.G277];))*[.$AP$4]" office:value-type="float" office:value="74479" calcext:value-type="float">
            <text:p>7447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73:.M277]&gt;[.$AS$3];[.C273:.G277];))*[.$AS$4]" office:value-type="float" office:value="26936" calcext:value-type="float">
            <text:p>26936</text:p>
          </table:table-cell>
          <table:table-cell table:style-name="ce6"/>
          <table:table-cell table:style-name="ce6" table:formula="of:=IF(NOT(ISBLANK([.C273]));MAX([.I273:.M273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273]));MAX([.P273:.T273]);)" office:value-type="float" office:value="92" calcext:value-type="float">
            <text:p>92</text:p>
          </table:table-cell>
          <table:table-cell table:style-name="ce6"/>
          <table:table-cell table:style-name="ce6" table:formula="of:=MIN([.AD273:.AH277])" office:value-type="float" office:value="86" calcext:value-type="float">
            <text:p>8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9 92 38 49 45</text:p>
          </table:table-cell>
          <table:table-cell table:style-name="ce6" table:formula="of:=IFERROR(__xludf.dummyfunction(&quot;IFERROR(SPLIT(B274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/>
          <table:table-cell table:style-name="ce6" table:formula="of:=IF(NOT(ISBLANK([.C274]));IFERROR(MATCH(VLOOKUP([.C274];[.$A$1:.$A$1048576];1;0);[.$A$1:.$A$1048576];0););)" office:value-type="float" office:value="62" calcext:value-type="float">
            <text:p>62</text:p>
          </table:table-cell>
          <table:table-cell table:style-name="ce6" table:formula="of:=IF(NOT(ISBLANK([.D274]));IFERROR(MATCH(VLOOKUP([.D274];[.$A$1:.$A$1048576];1;0);[.$A$1:.$A$1048576];0););)" office:value-type="float" office:value="10" calcext:value-type="float">
            <text:p>10</text:p>
          </table:table-cell>
          <table:table-cell table:style-name="ce6" table:formula="of:=IF(NOT(ISBLANK([.E274]));IFERROR(MATCH(VLOOKUP([.E274];[.$A$1:.$A$1048576];1;0);[.$A$1:.$A$1048576];0););)" office:value-type="float" office:value="89" calcext:value-type="float">
            <text:p>89</text:p>
          </table:table-cell>
          <table:table-cell table:style-name="ce6" table:formula="of:=IF(NOT(ISBLANK([.F274]));IFERROR(MATCH(VLOOKUP([.F274];[.$A$1:.$A$1048576];1;0);[.$A$1:.$A$1048576];0););)" office:value-type="float" office:value="81" calcext:value-type="float">
            <text:p>81</text:p>
          </table:table-cell>
          <table:table-cell table:style-name="ce6" table:formula="of:=IF(NOT(ISBLANK([.G274]));IFERROR(MATCH(VLOOKUP([.G274];[.$A$1:.$A$1048576];1;0);[.$A$1:.$A$1048576];0););)" office:value-type="float" office:value="97" calcext:value-type="float">
            <text:p>97</text:p>
          </table:table-cell>
          <table:table-cell table:style-name="ce6" table:number-columns-repeated="2"/>
          <table:table-cell table:style-name="ce6" office:value-type="float" office:value="86" calcext:value-type="float">
            <text:p>8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9"/>
          <table:table-cell table:style-name="ce6" table:formula="of:=IF(NOT(ISBLANK([.C274]));MAX([.I274:.M27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274]));MAX([.P274:.T274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80 76 86 64</text:p>
          </table:table-cell>
          <table:table-cell table:style-name="ce6" table:formula="of:=IFERROR(__xludf.dummyfunction(&quot;IFERROR(SPLIT(B275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/>
          <table:table-cell table:style-name="ce6" table:formula="of:=IF(NOT(ISBLANK([.C275]));IFERROR(MATCH(VLOOKUP([.C275];[.$A$1:.$A$1048576];1;0);[.$A$1:.$A$1048576];0););)" office:value-type="float" office:value="92" calcext:value-type="float">
            <text:p>92</text:p>
          </table:table-cell>
          <table:table-cell table:style-name="ce6" table:formula="of:=IF(NOT(ISBLANK([.D275]));IFERROR(MATCH(VLOOKUP([.D275];[.$A$1:.$A$1048576];1;0);[.$A$1:.$A$1048576];0););)" office:value-type="float" office:value="27" calcext:value-type="float">
            <text:p>27</text:p>
          </table:table-cell>
          <table:table-cell table:style-name="ce6" table:formula="of:=IF(NOT(ISBLANK([.E275]));IFERROR(MATCH(VLOOKUP([.E275];[.$A$1:.$A$1048576];1;0);[.$A$1:.$A$1048576];0););)" office:value-type="float" office:value="33" calcext:value-type="float">
            <text:p>33</text:p>
          </table:table-cell>
          <table:table-cell table:style-name="ce6" table:formula="of:=IF(NOT(ISBLANK([.F275]));IFERROR(MATCH(VLOOKUP([.F275];[.$A$1:.$A$1048576];1;0);[.$A$1:.$A$1048576];0););)" office:value-type="float" office:value="96" calcext:value-type="float">
            <text:p>96</text:p>
          </table:table-cell>
          <table:table-cell table:style-name="ce6" table:formula="of:=IF(NOT(ISBLANK([.G275]));IFERROR(MATCH(VLOOKUP([.G275];[.$A$1:.$A$1048576];1;0);[.$A$1:.$A$1048576];0););)" office:value-type="float" office:value="51" calcext:value-type="float">
            <text:p>51</text:p>
          </table:table-cell>
          <table:table-cell table:style-name="ce6" table:number-columns-repeated="2"/>
          <table:table-cell table:style-name="ce6" office:value-type="float" office:value="85" calcext:value-type="float">
            <text:p>8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number-columns-repeated="9"/>
          <table:table-cell table:style-name="ce6" table:formula="of:=IF(NOT(ISBLANK([.C275]));MAX([.I275:.M275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275]));MAX([.P275:.T275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3 22 20 66 60</text:p>
          </table:table-cell>
          <table:table-cell table:style-name="ce6" table:formula="of:=IFERROR(__xludf.dummyfunction(&quot;IFERROR(SPLIT(B276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/>
          <table:table-cell table:style-name="ce6" table:formula="of:=IF(NOT(ISBLANK([.C276]));IFERROR(MATCH(VLOOKUP([.C276];[.$A$1:.$A$1048576];1;0);[.$A$1:.$A$1048576];0););)" office:value-type="float" office:value="78" calcext:value-type="float">
            <text:p>78</text:p>
          </table:table-cell>
          <table:table-cell table:style-name="ce6" table:formula="of:=IF(NOT(ISBLANK([.D276]));IFERROR(MATCH(VLOOKUP([.D276];[.$A$1:.$A$1048576];1;0);[.$A$1:.$A$1048576];0););)" office:value-type="float" office:value="40" calcext:value-type="float">
            <text:p>40</text:p>
          </table:table-cell>
          <table:table-cell table:style-name="ce6" table:formula="of:=IF(NOT(ISBLANK([.E276]));IFERROR(MATCH(VLOOKUP([.E276];[.$A$1:.$A$1048576];1;0);[.$A$1:.$A$1048576];0););)" office:value-type="float" office:value="32" calcext:value-type="float">
            <text:p>32</text:p>
          </table:table-cell>
          <table:table-cell table:style-name="ce6" table:formula="of:=IF(NOT(ISBLANK([.F276]));IFERROR(MATCH(VLOOKUP([.F276];[.$A$1:.$A$1048576];1;0);[.$A$1:.$A$1048576];0););)" office:value-type="float" office:value="88" calcext:value-type="float">
            <text:p>88</text:p>
          </table:table-cell>
          <table:table-cell table:style-name="ce6" table:formula="of:=IF(NOT(ISBLANK([.G276]));IFERROR(MATCH(VLOOKUP([.G276];[.$A$1:.$A$1048576];1;0);[.$A$1:.$A$1048576];0););)" office:value-type="float" office:value="99" calcext:value-type="float">
            <text:p>99</text:p>
          </table:table-cell>
          <table:table-cell table:style-name="ce6" table:number-columns-repeated="2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9"/>
          <table:table-cell table:style-name="ce6" table:formula="of:=IF(NOT(ISBLANK([.C276]));MAX([.I276:.M276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276]));MAX([.P276:.T276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7 25 84 93 88</text:p>
          </table:table-cell>
          <table:table-cell table:style-name="ce6" table:formula="of:=IFERROR(__xludf.dummyfunction(&quot;IFERROR(SPLIT(B277,&quot;&quot; &quot;&quot;),)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277]));IFERROR(MATCH(VLOOKUP([.C277];[.$A$1:.$A$1048576];1;0);[.$A$1:.$A$1048576];0););)" office:value-type="float" office:value="21" calcext:value-type="float">
            <text:p>21</text:p>
          </table:table-cell>
          <table:table-cell table:style-name="ce6" table:formula="of:=IF(NOT(ISBLANK([.D277]));IFERROR(MATCH(VLOOKUP([.D277];[.$A$1:.$A$1048576];1;0);[.$A$1:.$A$1048576];0););)" office:value-type="float" office:value="20" calcext:value-type="float">
            <text:p>20</text:p>
          </table:table-cell>
          <table:table-cell table:style-name="ce6" table:formula="of:=IF(NOT(ISBLANK([.E277]));IFERROR(MATCH(VLOOKUP([.E277];[.$A$1:.$A$1048576];1;0);[.$A$1:.$A$1048576];0););)" office:value-type="float" office:value="95" calcext:value-type="float">
            <text:p>95</text:p>
          </table:table-cell>
          <table:table-cell table:style-name="ce6" table:formula="of:=IF(NOT(ISBLANK([.F277]));IFERROR(MATCH(VLOOKUP([.F277];[.$A$1:.$A$1048576];1;0);[.$A$1:.$A$1048576];0););)" office:value-type="float" office:value="16" calcext:value-type="float">
            <text:p>16</text:p>
          </table:table-cell>
          <table:table-cell table:style-name="ce6" table:formula="of:=IF(NOT(ISBLANK([.G277]));IFERROR(MATCH(VLOOKUP([.G277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91" calcext:value-type="float">
            <text:p>9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number-columns-repeated="9"/>
          <table:table-cell table:style-name="ce6" table:formula="of:=IF(NOT(ISBLANK([.C277]));MAX([.I277:.M277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277]));MAX([.P277:.T277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7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78]));IFERROR(MATCH(VLOOKUP([.C278];[.$A$1:.$A$1048576];1;0);[.$A$1:.$A$1048576];0););)" office:value-type="float" office:value="0" calcext:value-type="float">
            <text:p>0</text:p>
          </table:table-cell>
          <table:table-cell table:style-name="ce6" table:formula="of:=IF(NOT(ISBLANK([.D278]));IFERROR(MATCH(VLOOKUP([.D278];[.$A$1:.$A$1048576];1;0);[.$A$1:.$A$1048576];0););)" office:value-type="float" office:value="0" calcext:value-type="float">
            <text:p>0</text:p>
          </table:table-cell>
          <table:table-cell table:style-name="ce6" table:formula="of:=IF(NOT(ISBLANK([.E278]));IFERROR(MATCH(VLOOKUP([.E278];[.$A$1:.$A$1048576];1;0);[.$A$1:.$A$1048576];0););)" office:value-type="float" office:value="0" calcext:value-type="float">
            <text:p>0</text:p>
          </table:table-cell>
          <table:table-cell table:style-name="ce6" table:formula="of:=IF(NOT(ISBLANK([.F278]));IFERROR(MATCH(VLOOKUP([.F278];[.$A$1:.$A$1048576];1;0);[.$A$1:.$A$1048576];0););)" office:value-type="float" office:value="0" calcext:value-type="float">
            <text:p>0</text:p>
          </table:table-cell>
          <table:table-cell table:style-name="ce6" table:formula="of:=IF(NOT(ISBLANK([.G278]));IFERROR(MATCH(VLOOKUP([.G27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78]));MAX([.I278:.M27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78]));MAX([.P278:.T27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3 64 56 13 88</text:p>
          </table:table-cell>
          <table:table-cell table:style-name="ce6" table:formula="of:=IFERROR(__xludf.dummyfunction(&quot;IFERROR(SPLIT(B279,&quot;&quot; &quot;&quot;),)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279]));IFERROR(MATCH(VLOOKUP([.C279];[.$A$1:.$A$1048576];1;0);[.$A$1:.$A$1048576];0););)" office:value-type="float" office:value="13" calcext:value-type="float">
            <text:p>13</text:p>
          </table:table-cell>
          <table:table-cell table:style-name="ce6" table:formula="of:=IF(NOT(ISBLANK([.D279]));IFERROR(MATCH(VLOOKUP([.D279];[.$A$1:.$A$1048576];1;0);[.$A$1:.$A$1048576];0););)" office:value-type="float" office:value="51" calcext:value-type="float">
            <text:p>51</text:p>
          </table:table-cell>
          <table:table-cell table:style-name="ce6" table:formula="of:=IF(NOT(ISBLANK([.E279]));IFERROR(MATCH(VLOOKUP([.E279];[.$A$1:.$A$1048576];1;0);[.$A$1:.$A$1048576];0););)" office:value-type="float" office:value="86" calcext:value-type="float">
            <text:p>86</text:p>
          </table:table-cell>
          <table:table-cell table:style-name="ce6" table:formula="of:=IF(NOT(ISBLANK([.F279]));IFERROR(MATCH(VLOOKUP([.F279];[.$A$1:.$A$1048576];1;0);[.$A$1:.$A$1048576];0););)" office:value-type="float" office:value="7" calcext:value-type="float">
            <text:p>7</text:p>
          </table:table-cell>
          <table:table-cell table:style-name="ce6" table:formula="of:=IF(NOT(ISBLANK([.G279]));IFERROR(MATCH(VLOOKUP([.G279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79:.M283])" office:value-type="float" office:value="13" calcext:value-type="float">
            <text:p>1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79:.M283]&gt;[.$AP$3];[.C279:.G283];))*[.$AP$4]" office:value-type="float" office:value="77745" calcext:value-type="float">
            <text:p>7774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79:.M283]&gt;[.$AS$3];[.C279:.G283];))*[.$AS$4]" office:value-type="float" office:value="17360" calcext:value-type="float">
            <text:p>17360</text:p>
          </table:table-cell>
          <table:table-cell table:style-name="ce6"/>
          <table:table-cell table:style-name="ce6" table:formula="of:=IF(NOT(ISBLANK([.C279]));MAX([.I279:.M279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279]));MAX([.P279:.T279]);)" office:value-type="float" office:value="72" calcext:value-type="float">
            <text:p>72</text:p>
          </table:table-cell>
          <table:table-cell table:style-name="ce6"/>
          <table:table-cell table:style-name="ce6" table:formula="of:=MIN([.AD279:.AH283])" office:value-type="float" office:value="72" calcext:value-type="float">
            <text:p>7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3 25 65 <text:s/>1 45</text:p>
          </table:table-cell>
          <table:table-cell table:style-name="ce6" table:formula="of:=IFERROR(__xludf.dummyfunction(&quot;IFERROR(SPLIT(B280,&quot;&quot; &quot;&quot;),)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/>
          <table:table-cell table:style-name="ce6" table:formula="of:=IF(NOT(ISBLANK([.C280]));IFERROR(MATCH(VLOOKUP([.C280];[.$A$1:.$A$1048576];1;0);[.$A$1:.$A$1048576];0););)" office:value-type="float" office:value="56" calcext:value-type="float">
            <text:p>56</text:p>
          </table:table-cell>
          <table:table-cell table:style-name="ce6" table:formula="of:=IF(NOT(ISBLANK([.D280]));IFERROR(MATCH(VLOOKUP([.D280];[.$A$1:.$A$1048576];1;0);[.$A$1:.$A$1048576];0););)" office:value-type="float" office:value="20" calcext:value-type="float">
            <text:p>20</text:p>
          </table:table-cell>
          <table:table-cell table:style-name="ce6" table:formula="of:=IF(NOT(ISBLANK([.E280]));IFERROR(MATCH(VLOOKUP([.E280];[.$A$1:.$A$1048576];1;0);[.$A$1:.$A$1048576];0););)" office:value-type="float" office:value="52" calcext:value-type="float">
            <text:p>52</text:p>
          </table:table-cell>
          <table:table-cell table:style-name="ce6" table:formula="of:=IF(NOT(ISBLANK([.F280]));IFERROR(MATCH(VLOOKUP([.F280];[.$A$1:.$A$1048576];1;0);[.$A$1:.$A$1048576];0););)" office:value-type="float" office:value="14" calcext:value-type="float">
            <text:p>14</text:p>
          </table:table-cell>
          <table:table-cell table:style-name="ce6" table:formula="of:=IF(NOT(ISBLANK([.G280]));IFERROR(MATCH(VLOOKUP([.G280];[.$A$1:.$A$1048576];1;0);[.$A$1:.$A$1048576];0););)" office:value-type="float" office:value="97" calcext:value-type="float">
            <text:p>97</text:p>
          </table:table-cell>
          <table:table-cell table:style-name="ce6"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number-columns-repeated="9"/>
          <table:table-cell table:style-name="ce6" table:formula="of:=IF(NOT(ISBLANK([.C280]));MAX([.I280:.M280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280]));MAX([.P280:.T280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 61 57 37 75</text:p>
          </table:table-cell>
          <table:table-cell table:style-name="ce6" table:formula="of:=IFERROR(__xludf.dummyfunction(&quot;IFERROR(SPLIT(B281,&quot;&quot; &quot;&quot;),)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/>
          <table:table-cell table:style-name="ce6" table:formula="of:=IF(NOT(ISBLANK([.C281]));IFERROR(MATCH(VLOOKUP([.C281];[.$A$1:.$A$1048576];1;0);[.$A$1:.$A$1048576];0););)" office:value-type="float" office:value="72" calcext:value-type="float">
            <text:p>72</text:p>
          </table:table-cell>
          <table:table-cell table:style-name="ce6" table:formula="of:=IF(NOT(ISBLANK([.D281]));IFERROR(MATCH(VLOOKUP([.D281];[.$A$1:.$A$1048576];1;0);[.$A$1:.$A$1048576];0););)" office:value-type="float" office:value="30" calcext:value-type="float">
            <text:p>30</text:p>
          </table:table-cell>
          <table:table-cell table:style-name="ce6" table:formula="of:=IF(NOT(ISBLANK([.E281]));IFERROR(MATCH(VLOOKUP([.E281];[.$A$1:.$A$1048576];1;0);[.$A$1:.$A$1048576];0););)" office:value-type="float" office:value="42" calcext:value-type="float">
            <text:p>42</text:p>
          </table:table-cell>
          <table:table-cell table:style-name="ce6" table:formula="of:=IF(NOT(ISBLANK([.F281]));IFERROR(MATCH(VLOOKUP([.F281];[.$A$1:.$A$1048576];1;0);[.$A$1:.$A$1048576];0););)" office:value-type="float" office:value="23" calcext:value-type="float">
            <text:p>23</text:p>
          </table:table-cell>
          <table:table-cell table:style-name="ce6" table:formula="of:=IF(NOT(ISBLANK([.G281]));IFERROR(MATCH(VLOOKUP([.G281];[.$A$1:.$A$1048576];1;0);[.$A$1:.$A$1048576];0););)" office:value-type="float" office:value="98" calcext:value-type="float">
            <text:p>98</text:p>
          </table:table-cell>
          <table:table-cell table:style-name="ce6" table:number-columns-repeated="2"/>
          <table:table-cell table:style-name="ce6" office:value-type="float" office:value="86" calcext:value-type="float">
            <text:p>8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number-columns-repeated="9"/>
          <table:table-cell table:style-name="ce6" table:formula="of:=IF(NOT(ISBLANK([.C281]));MAX([.I281:.M281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281]));MAX([.P281:.T281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8 96 84 91 28</text:p>
          </table:table-cell>
          <table:table-cell table:style-name="ce6" table:formula="of:=IFERROR(__xludf.dummyfunction(&quot;IFERROR(SPLIT(B282,&quot;&quot; &quot;&quot;),)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282]));IFERROR(MATCH(VLOOKUP([.C282];[.$A$1:.$A$1048576];1;0);[.$A$1:.$A$1048576];0););)" office:value-type="float" office:value="37" calcext:value-type="float">
            <text:p>37</text:p>
          </table:table-cell>
          <table:table-cell table:style-name="ce6" table:formula="of:=IF(NOT(ISBLANK([.D282]));IFERROR(MATCH(VLOOKUP([.D282];[.$A$1:.$A$1048576];1;0);[.$A$1:.$A$1048576];0););)" office:value-type="float" office:value="84" calcext:value-type="float">
            <text:p>84</text:p>
          </table:table-cell>
          <table:table-cell table:style-name="ce6" table:formula="of:=IF(NOT(ISBLANK([.E282]));IFERROR(MATCH(VLOOKUP([.E282];[.$A$1:.$A$1048576];1;0);[.$A$1:.$A$1048576];0););)" office:value-type="float" office:value="95" calcext:value-type="float">
            <text:p>95</text:p>
          </table:table-cell>
          <table:table-cell table:style-name="ce6" table:formula="of:=IF(NOT(ISBLANK([.F282]));IFERROR(MATCH(VLOOKUP([.F282];[.$A$1:.$A$1048576];1;0);[.$A$1:.$A$1048576];0););)" office:value-type="float" office:value="57" calcext:value-type="float">
            <text:p>57</text:p>
          </table:table-cell>
          <table:table-cell table:style-name="ce6" table:formula="of:=IF(NOT(ISBLANK([.G282]));IFERROR(MATCH(VLOOKUP([.G282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282]));MAX([.I282:.M282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282]));MAX([.P282:.T282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3 69 32 74 99</text:p>
          </table:table-cell>
          <table:table-cell table:style-name="ce6" table:formula="of:=IFERROR(__xludf.dummyfunction(&quot;IFERROR(SPLIT(B283,&quot;&quot; &quot;&quot;),)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283]));IFERROR(MATCH(VLOOKUP([.C283];[.$A$1:.$A$1048576];1;0);[.$A$1:.$A$1048576];0););)" office:value-type="float" office:value="69" calcext:value-type="float">
            <text:p>69</text:p>
          </table:table-cell>
          <table:table-cell table:style-name="ce6" table:formula="of:=IF(NOT(ISBLANK([.D283]));IFERROR(MATCH(VLOOKUP([.D283];[.$A$1:.$A$1048576];1;0);[.$A$1:.$A$1048576];0););)" office:value-type="float" office:value="65" calcext:value-type="float">
            <text:p>65</text:p>
          </table:table-cell>
          <table:table-cell table:style-name="ce6" table:formula="of:=IF(NOT(ISBLANK([.E283]));IFERROR(MATCH(VLOOKUP([.E283];[.$A$1:.$A$1048576];1;0);[.$A$1:.$A$1048576];0););)" office:value-type="float" office:value="91" calcext:value-type="float">
            <text:p>91</text:p>
          </table:table-cell>
          <table:table-cell table:style-name="ce6" table:formula="of:=IF(NOT(ISBLANK([.F283]));IFERROR(MATCH(VLOOKUP([.F283];[.$A$1:.$A$1048576];1;0);[.$A$1:.$A$1048576];0););)" office:value-type="float" office:value="93" calcext:value-type="float">
            <text:p>93</text:p>
          </table:table-cell>
          <table:table-cell table:style-name="ce6" table:formula="of:=IF(NOT(ISBLANK([.G283]));IFERROR(MATCH(VLOOKUP([.G283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82" calcext:value-type="float">
            <text:p>82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283]));MAX([.I283:.M28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283]));MAX([.P283:.T283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8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84]));IFERROR(MATCH(VLOOKUP([.C284];[.$A$1:.$A$1048576];1;0);[.$A$1:.$A$1048576];0););)" office:value-type="float" office:value="0" calcext:value-type="float">
            <text:p>0</text:p>
          </table:table-cell>
          <table:table-cell table:style-name="ce6" table:formula="of:=IF(NOT(ISBLANK([.D284]));IFERROR(MATCH(VLOOKUP([.D284];[.$A$1:.$A$1048576];1;0);[.$A$1:.$A$1048576];0););)" office:value-type="float" office:value="0" calcext:value-type="float">
            <text:p>0</text:p>
          </table:table-cell>
          <table:table-cell table:style-name="ce6" table:formula="of:=IF(NOT(ISBLANK([.E284]));IFERROR(MATCH(VLOOKUP([.E284];[.$A$1:.$A$1048576];1;0);[.$A$1:.$A$1048576];0););)" office:value-type="float" office:value="0" calcext:value-type="float">
            <text:p>0</text:p>
          </table:table-cell>
          <table:table-cell table:style-name="ce6" table:formula="of:=IF(NOT(ISBLANK([.F284]));IFERROR(MATCH(VLOOKUP([.F284];[.$A$1:.$A$1048576];1;0);[.$A$1:.$A$1048576];0););)" office:value-type="float" office:value="0" calcext:value-type="float">
            <text:p>0</text:p>
          </table:table-cell>
          <table:table-cell table:style-name="ce6" table:formula="of:=IF(NOT(ISBLANK([.G284]));IFERROR(MATCH(VLOOKUP([.G28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84]));MAX([.I284:.M28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84]));MAX([.P284:.T28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54 73 61 46</text:p>
          </table:table-cell>
          <table:table-cell table:style-name="ce6" table:formula="of:=IFERROR(__xludf.dummyfunction(&quot;IFERROR(SPLIT(B285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/>
          <table:table-cell table:style-name="ce6" table:formula="of:=IF(NOT(ISBLANK([.C285]));IFERROR(MATCH(VLOOKUP([.C285];[.$A$1:.$A$1048576];1;0);[.$A$1:.$A$1048576];0););)" office:value-type="float" office:value="41" calcext:value-type="float">
            <text:p>41</text:p>
          </table:table-cell>
          <table:table-cell table:style-name="ce6" table:formula="of:=IF(NOT(ISBLANK([.D285]));IFERROR(MATCH(VLOOKUP([.D285];[.$A$1:.$A$1048576];1;0);[.$A$1:.$A$1048576];0););)" office:value-type="float" office:value="68" calcext:value-type="float">
            <text:p>68</text:p>
          </table:table-cell>
          <table:table-cell table:style-name="ce6" table:formula="of:=IF(NOT(ISBLANK([.E285]));IFERROR(MATCH(VLOOKUP([.E285];[.$A$1:.$A$1048576];1;0);[.$A$1:.$A$1048576];0););)" office:value-type="float" office:value="3" calcext:value-type="float">
            <text:p>3</text:p>
          </table:table-cell>
          <table:table-cell table:style-name="ce6" table:formula="of:=IF(NOT(ISBLANK([.F285]));IFERROR(MATCH(VLOOKUP([.F285];[.$A$1:.$A$1048576];1;0);[.$A$1:.$A$1048576];0););)" office:value-type="float" office:value="30" calcext:value-type="float">
            <text:p>30</text:p>
          </table:table-cell>
          <table:table-cell table:style-name="ce6" table:formula="of:=IF(NOT(ISBLANK([.G285]));IFERROR(MATCH(VLOOKUP([.G285];[.$A$1:.$A$1048576];1;0);[.$A$1:.$A$1048576];0););)" office:value-type="float" office:value="54" calcext:value-type="float">
            <text:p>5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85:.M289])" office:value-type="float" office:value="41" calcext:value-type="float">
            <text:p>4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85:.M289]&gt;[.$AP$3];[.C285:.G289];))*[.$AP$4]" office:value-type="float" office:value="59072" calcext:value-type="float">
            <text:p>5907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85:.M289]&gt;[.$AS$3];[.C285:.G289];))*[.$AS$4]" office:value-type="float" office:value="5488" calcext:value-type="float">
            <text:p>5488</text:p>
          </table:table-cell>
          <table:table-cell table:style-name="ce6"/>
          <table:table-cell table:style-name="ce6" table:formula="of:=IF(NOT(ISBLANK([.C285]));MAX([.I285:.M285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285]));MAX([.P285:.T285]);)" office:value-type="float" office:value="99" calcext:value-type="float">
            <text:p>99</text:p>
          </table:table-cell>
          <table:table-cell table:style-name="ce6"/>
          <table:table-cell table:style-name="ce6" table:formula="of:=MIN([.AD285:.AH289])" office:value-type="float" office:value="68" calcext:value-type="float">
            <text:p>6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44 71 33 89</text:p>
          </table:table-cell>
          <table:table-cell table:style-name="ce6" table:formula="of:=IFERROR(__xludf.dummyfunction(&quot;IFERROR(SPLIT(B286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/>
          <table:table-cell table:style-name="ce6" table:formula="of:=IF(NOT(ISBLANK([.C286]));IFERROR(MATCH(VLOOKUP([.C286];[.$A$1:.$A$1048576];1;0);[.$A$1:.$A$1048576];0););)" office:value-type="float" office:value="99" calcext:value-type="float">
            <text:p>99</text:p>
          </table:table-cell>
          <table:table-cell table:style-name="ce6" table:formula="of:=IF(NOT(ISBLANK([.D286]));IFERROR(MATCH(VLOOKUP([.D286];[.$A$1:.$A$1048576];1;0);[.$A$1:.$A$1048576];0););)" office:value-type="float" office:value="22" calcext:value-type="float">
            <text:p>22</text:p>
          </table:table-cell>
          <table:table-cell table:style-name="ce6" table:formula="of:=IF(NOT(ISBLANK([.E286]));IFERROR(MATCH(VLOOKUP([.E286];[.$A$1:.$A$1048576];1;0);[.$A$1:.$A$1048576];0););)" office:value-type="float" office:value="35" calcext:value-type="float">
            <text:p>35</text:p>
          </table:table-cell>
          <table:table-cell table:style-name="ce6" table:formula="of:=IF(NOT(ISBLANK([.F286]));IFERROR(MATCH(VLOOKUP([.F286];[.$A$1:.$A$1048576];1;0);[.$A$1:.$A$1048576];0););)" office:value-type="float" office:value="11" calcext:value-type="float">
            <text:p>11</text:p>
          </table:table-cell>
          <table:table-cell table:style-name="ce6" table:formula="of:=IF(NOT(ISBLANK([.G286]));IFERROR(MATCH(VLOOKUP([.G286];[.$A$1:.$A$1048576];1;0);[.$A$1:.$A$1048576];0););)" office:value-type="float" office:value="76" calcext:value-type="float">
            <text:p>76</text:p>
          </table:table-cell>
          <table:table-cell table:style-name="ce6" table:number-columns-repeated="2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286]));MAX([.I286:.M286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286]));MAX([.P286:.T286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 67 10 <text:s/>2 96</text:p>
          </table:table-cell>
          <table:table-cell table:style-name="ce6" table:formula="of:=IFERROR(__xludf.dummyfunction(&quot;IFERROR(SPLIT(B287,&quot;&quot; &quot;&quot;),)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/>
          <table:table-cell table:style-name="ce6" table:formula="of:=IF(NOT(ISBLANK([.C287]));IFERROR(MATCH(VLOOKUP([.C287];[.$A$1:.$A$1048576];1;0);[.$A$1:.$A$1048576];0););)" office:value-type="float" office:value="66" calcext:value-type="float">
            <text:p>66</text:p>
          </table:table-cell>
          <table:table-cell table:style-name="ce6" table:formula="of:=IF(NOT(ISBLANK([.D287]));IFERROR(MATCH(VLOOKUP([.D287];[.$A$1:.$A$1048576];1;0);[.$A$1:.$A$1048576];0););)" office:value-type="float" office:value="73" calcext:value-type="float">
            <text:p>73</text:p>
          </table:table-cell>
          <table:table-cell table:style-name="ce6" table:formula="of:=IF(NOT(ISBLANK([.E287]));IFERROR(MATCH(VLOOKUP([.E287];[.$A$1:.$A$1048576];1;0);[.$A$1:.$A$1048576];0););)" office:value-type="float" office:value="47" calcext:value-type="float">
            <text:p>47</text:p>
          </table:table-cell>
          <table:table-cell table:style-name="ce6" table:formula="of:=IF(NOT(ISBLANK([.F287]));IFERROR(MATCH(VLOOKUP([.F287];[.$A$1:.$A$1048576];1;0);[.$A$1:.$A$1048576];0););)" office:value-type="float" office:value="44" calcext:value-type="float">
            <text:p>44</text:p>
          </table:table-cell>
          <table:table-cell table:style-name="ce6" table:formula="of:=IF(NOT(ISBLANK([.G287]));IFERROR(MATCH(VLOOKUP([.G287];[.$A$1:.$A$1048576];1;0);[.$A$1:.$A$1048576];0););)" office:value-type="float" office:value="84" calcext:value-type="float">
            <text:p>84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number-columns-repeated="9"/>
          <table:table-cell table:style-name="ce6" table:formula="of:=IF(NOT(ISBLANK([.C287]));MAX([.I287:.M287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287]));MAX([.P287:.T287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8 <text:s/>8 20 68 93</text:p>
          </table:table-cell>
          <table:table-cell table:style-name="ce6" table:formula="of:=IFERROR(__xludf.dummyfunction(&quot;IFERROR(SPLIT(B288,&quot;&quot; &quot;&quot;),)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288]));IFERROR(MATCH(VLOOKUP([.C288];[.$A$1:.$A$1048576];1;0);[.$A$1:.$A$1048576];0););)" office:value-type="float" office:value="37" calcext:value-type="float">
            <text:p>37</text:p>
          </table:table-cell>
          <table:table-cell table:style-name="ce6" table:formula="of:=IF(NOT(ISBLANK([.D288]));IFERROR(MATCH(VLOOKUP([.D288];[.$A$1:.$A$1048576];1;0);[.$A$1:.$A$1048576];0););)" office:value-type="float" office:value="34" calcext:value-type="float">
            <text:p>34</text:p>
          </table:table-cell>
          <table:table-cell table:style-name="ce6" table:formula="of:=IF(NOT(ISBLANK([.E288]));IFERROR(MATCH(VLOOKUP([.E288];[.$A$1:.$A$1048576];1;0);[.$A$1:.$A$1048576];0););)" office:value-type="float" office:value="32" calcext:value-type="float">
            <text:p>32</text:p>
          </table:table-cell>
          <table:table-cell table:style-name="ce6" table:formula="of:=IF(NOT(ISBLANK([.F288]));IFERROR(MATCH(VLOOKUP([.F288];[.$A$1:.$A$1048576];1;0);[.$A$1:.$A$1048576];0););)" office:value-type="float" office:value="70" calcext:value-type="float">
            <text:p>70</text:p>
          </table:table-cell>
          <table:table-cell table:style-name="ce6" table:formula="of:=IF(NOT(ISBLANK([.G288]));IFERROR(MATCH(VLOOKUP([.G288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9"/>
          <table:table-cell table:style-name="ce6" table:formula="of:=IF(NOT(ISBLANK([.C288]));MAX([.I288:.M288]);)" office:value-type="float" office:value="70" calcext:value-type="float">
            <text:p>70</text:p>
          </table:table-cell>
          <table:table-cell table:style-name="ce6" table:number-columns-repeated="3"/>
          <table:table-cell table:style-name="ce6" table:formula="of:=IF(NOT(ISBLANK([.C288]));MAX([.P288:.T288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6 17 38 94 34</text:p>
          </table:table-cell>
          <table:table-cell table:style-name="ce6" table:formula="of:=IFERROR(__xludf.dummyfunction(&quot;IFERROR(SPLIT(B289,&quot;&quot; &quot;&quot;),)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289]));IFERROR(MATCH(VLOOKUP([.C289];[.$A$1:.$A$1048576];1;0);[.$A$1:.$A$1048576];0););)" office:value-type="float" office:value="86" calcext:value-type="float">
            <text:p>86</text:p>
          </table:table-cell>
          <table:table-cell table:style-name="ce6" table:formula="of:=IF(NOT(ISBLANK([.D289]));IFERROR(MATCH(VLOOKUP([.D289];[.$A$1:.$A$1048576];1;0);[.$A$1:.$A$1048576];0););)" office:value-type="float" office:value="43" calcext:value-type="float">
            <text:p>43</text:p>
          </table:table-cell>
          <table:table-cell table:style-name="ce6" table:formula="of:=IF(NOT(ISBLANK([.E289]));IFERROR(MATCH(VLOOKUP([.E289];[.$A$1:.$A$1048576];1;0);[.$A$1:.$A$1048576];0););)" office:value-type="float" office:value="89" calcext:value-type="float">
            <text:p>89</text:p>
          </table:table-cell>
          <table:table-cell table:style-name="ce6" table:formula="of:=IF(NOT(ISBLANK([.F289]));IFERROR(MATCH(VLOOKUP([.F289];[.$A$1:.$A$1048576];1;0);[.$A$1:.$A$1048576];0););)" office:value-type="float" office:value="77" calcext:value-type="float">
            <text:p>77</text:p>
          </table:table-cell>
          <table:table-cell table:style-name="ce6" table:formula="of:=IF(NOT(ISBLANK([.G289]));IFERROR(MATCH(VLOOKUP([.G289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9"/>
          <table:table-cell table:style-name="ce6" table:formula="of:=IF(NOT(ISBLANK([.C289]));MAX([.I289:.M289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289]));MAX([.P289:.T289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9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90]));IFERROR(MATCH(VLOOKUP([.C290];[.$A$1:.$A$1048576];1;0);[.$A$1:.$A$1048576];0););)" office:value-type="float" office:value="0" calcext:value-type="float">
            <text:p>0</text:p>
          </table:table-cell>
          <table:table-cell table:style-name="ce6" table:formula="of:=IF(NOT(ISBLANK([.D290]));IFERROR(MATCH(VLOOKUP([.D290];[.$A$1:.$A$1048576];1;0);[.$A$1:.$A$1048576];0););)" office:value-type="float" office:value="0" calcext:value-type="float">
            <text:p>0</text:p>
          </table:table-cell>
          <table:table-cell table:style-name="ce6" table:formula="of:=IF(NOT(ISBLANK([.E290]));IFERROR(MATCH(VLOOKUP([.E290];[.$A$1:.$A$1048576];1;0);[.$A$1:.$A$1048576];0););)" office:value-type="float" office:value="0" calcext:value-type="float">
            <text:p>0</text:p>
          </table:table-cell>
          <table:table-cell table:style-name="ce6" table:formula="of:=IF(NOT(ISBLANK([.F290]));IFERROR(MATCH(VLOOKUP([.F290];[.$A$1:.$A$1048576];1;0);[.$A$1:.$A$1048576];0););)" office:value-type="float" office:value="0" calcext:value-type="float">
            <text:p>0</text:p>
          </table:table-cell>
          <table:table-cell table:style-name="ce6" table:formula="of:=IF(NOT(ISBLANK([.G290]));IFERROR(MATCH(VLOOKUP([.G29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90]));MAX([.I290:.M29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90]));MAX([.P290:.T29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9 59 36 31 94</text:p>
          </table:table-cell>
          <table:table-cell table:style-name="ce6" table:formula="of:=IFERROR(__xludf.dummyfunction(&quot;IFERROR(SPLIT(B291,&quot;&quot; &quot;&quot;),)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/>
          <table:table-cell table:style-name="ce6" table:formula="of:=IF(NOT(ISBLANK([.C291]));IFERROR(MATCH(VLOOKUP([.C291];[.$A$1:.$A$1048576];1;0);[.$A$1:.$A$1048576];0););)" office:value-type="float" office:value="76" calcext:value-type="float">
            <text:p>76</text:p>
          </table:table-cell>
          <table:table-cell table:style-name="ce6" table:formula="of:=IF(NOT(ISBLANK([.D291]));IFERROR(MATCH(VLOOKUP([.D291];[.$A$1:.$A$1048576];1;0);[.$A$1:.$A$1048576];0););)" office:value-type="float" office:value="17" calcext:value-type="float">
            <text:p>17</text:p>
          </table:table-cell>
          <table:table-cell table:style-name="ce6" table:formula="of:=IF(NOT(ISBLANK([.E291]));IFERROR(MATCH(VLOOKUP([.E291];[.$A$1:.$A$1048576];1;0);[.$A$1:.$A$1048576];0););)" office:value-type="float" office:value="15" calcext:value-type="float">
            <text:p>15</text:p>
          </table:table-cell>
          <table:table-cell table:style-name="ce6" table:formula="of:=IF(NOT(ISBLANK([.F291]));IFERROR(MATCH(VLOOKUP([.F291];[.$A$1:.$A$1048576];1;0);[.$A$1:.$A$1048576];0););)" office:value-type="float" office:value="55" calcext:value-type="float">
            <text:p>55</text:p>
          </table:table-cell>
          <table:table-cell table:style-name="ce6" table:formula="of:=IF(NOT(ISBLANK([.G291]));IFERROR(MATCH(VLOOKUP([.G291];[.$A$1:.$A$1048576];1;0);[.$A$1:.$A$1048576];0););)" office:value-type="float" office:value="77" calcext:value-type="float">
            <text:p>77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91:.M295])" office:value-type="float" office:value="76" calcext:value-type="float">
            <text:p>7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91:.M295]&gt;[.$AP$3];[.C291:.G295];))*[.$AP$4]" office:value-type="float" office:value="55948" calcext:value-type="float">
            <text:p>5594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91:.M295]&gt;[.$AS$3];[.C291:.G295];))*[.$AS$4]" office:value-type="float" office:value="4536" calcext:value-type="float">
            <text:p>4536</text:p>
          </table:table-cell>
          <table:table-cell table:style-name="ce6"/>
          <table:table-cell table:style-name="ce6" table:formula="of:=IF(NOT(ISBLANK([.C291]));MAX([.I291:.M291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291]));MAX([.P291:.T291]);)" office:value-type="float" office:value="81" calcext:value-type="float">
            <text:p>81</text:p>
          </table:table-cell>
          <table:table-cell table:style-name="ce6"/>
          <table:table-cell table:style-name="ce6" table:formula="of:=MIN([.AD291:.AH295])" office:value-type="float" office:value="43" calcext:value-type="float">
            <text:p>4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34 83 55 54</text:p>
          </table:table-cell>
          <table:table-cell table:style-name="ce6" table:formula="of:=IFERROR(__xludf.dummyfunction(&quot;IFERROR(SPLIT(B292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/>
          <table:table-cell table:style-name="ce6" table:formula="of:=IF(NOT(ISBLANK([.C292]));IFERROR(MATCH(VLOOKUP([.C292];[.$A$1:.$A$1048576];1;0);[.$A$1:.$A$1048576];0););)" office:value-type="float" office:value="57" calcext:value-type="float">
            <text:p>57</text:p>
          </table:table-cell>
          <table:table-cell table:style-name="ce6" table:formula="of:=IF(NOT(ISBLANK([.D292]));IFERROR(MATCH(VLOOKUP([.D292];[.$A$1:.$A$1048576];1;0);[.$A$1:.$A$1048576];0););)" office:value-type="float" office:value="36" calcext:value-type="float">
            <text:p>36</text:p>
          </table:table-cell>
          <table:table-cell table:style-name="ce6" table:formula="of:=IF(NOT(ISBLANK([.E292]));IFERROR(MATCH(VLOOKUP([.E292];[.$A$1:.$A$1048576];1;0);[.$A$1:.$A$1048576];0););)" office:value-type="float" office:value="13" calcext:value-type="float">
            <text:p>13</text:p>
          </table:table-cell>
          <table:table-cell table:style-name="ce6" table:formula="of:=IF(NOT(ISBLANK([.F292]));IFERROR(MATCH(VLOOKUP([.F292];[.$A$1:.$A$1048576];1;0);[.$A$1:.$A$1048576];0););)" office:value-type="float" office:value="19" calcext:value-type="float">
            <text:p>19</text:p>
          </table:table-cell>
          <table:table-cell table:style-name="ce6" table:formula="of:=IF(NOT(ISBLANK([.G292]));IFERROR(MATCH(VLOOKUP([.G292];[.$A$1:.$A$1048576];1;0);[.$A$1:.$A$1048576];0););)" office:value-type="float" office:value="68" calcext:value-type="float">
            <text:p>68</text:p>
          </table:table-cell>
          <table:table-cell table:style-name="ce6"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292]));MAX([.I292:.M292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292]));MAX([.P292:.T292]);)" office:value-type="float" office:value="51" calcext:value-type="float">
            <text:p>5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9 40 30 56 11</text:p>
          </table:table-cell>
          <table:table-cell table:style-name="ce6" table:formula="of:=IFERROR(__xludf.dummyfunction(&quot;IFERROR(SPLIT(B293,&quot;&quot; &quot;&quot;),)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/>
          <table:table-cell table:style-name="ce6" table:formula="of:=IF(NOT(ISBLANK([.C293]));IFERROR(MATCH(VLOOKUP([.C293];[.$A$1:.$A$1048576];1;0);[.$A$1:.$A$1048576];0););)" office:value-type="float" office:value="9" calcext:value-type="float">
            <text:p>9</text:p>
          </table:table-cell>
          <table:table-cell table:style-name="ce6" table:formula="of:=IF(NOT(ISBLANK([.D293]));IFERROR(MATCH(VLOOKUP([.D293];[.$A$1:.$A$1048576];1;0);[.$A$1:.$A$1048576];0););)" office:value-type="float" office:value="8" calcext:value-type="float">
            <text:p>8</text:p>
          </table:table-cell>
          <table:table-cell table:style-name="ce6" table:formula="of:=IF(NOT(ISBLANK([.E293]));IFERROR(MATCH(VLOOKUP([.E293];[.$A$1:.$A$1048576];1;0);[.$A$1:.$A$1048576];0););)" office:value-type="float" office:value="12" calcext:value-type="float">
            <text:p>12</text:p>
          </table:table-cell>
          <table:table-cell table:style-name="ce6" table:formula="of:=IF(NOT(ISBLANK([.F293]));IFERROR(MATCH(VLOOKUP([.F293];[.$A$1:.$A$1048576];1;0);[.$A$1:.$A$1048576];0););)" office:value-type="float" office:value="86" calcext:value-type="float">
            <text:p>86</text:p>
          </table:table-cell>
          <table:table-cell table:style-name="ce6" table:formula="of:=IF(NOT(ISBLANK([.G293]));IFERROR(MATCH(VLOOKUP([.G293];[.$A$1:.$A$1048576];1;0);[.$A$1:.$A$1048576];0););)" office:value-type="float" office:value="102" calcext:value-type="float">
            <text:p>102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293]));MAX([.I293:.M293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293]));MAX([.P293:.T293]);)" office:value-type="float" office:value="43" calcext:value-type="float">
            <text:p>4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33 42 39 70</text:p>
          </table:table-cell>
          <table:table-cell table:style-name="ce6" table:formula="of:=IFERROR(__xludf.dummyfunction(&quot;IFERROR(SPLIT(B294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/>
          <table:table-cell table:style-name="ce6" table:formula="of:=IF(NOT(ISBLANK([.C294]));IFERROR(MATCH(VLOOKUP([.C294];[.$A$1:.$A$1048576];1;0);[.$A$1:.$A$1048576];0););)" office:value-type="float" office:value="81" calcext:value-type="float">
            <text:p>81</text:p>
          </table:table-cell>
          <table:table-cell table:style-name="ce6" table:formula="of:=IF(NOT(ISBLANK([.D294]));IFERROR(MATCH(VLOOKUP([.D294];[.$A$1:.$A$1048576];1;0);[.$A$1:.$A$1048576];0););)" office:value-type="float" office:value="11" calcext:value-type="float">
            <text:p>11</text:p>
          </table:table-cell>
          <table:table-cell table:style-name="ce6" table:formula="of:=IF(NOT(ISBLANK([.E294]));IFERROR(MATCH(VLOOKUP([.E294];[.$A$1:.$A$1048576];1;0);[.$A$1:.$A$1048576];0););)" office:value-type="float" office:value="4" calcext:value-type="float">
            <text:p>4</text:p>
          </table:table-cell>
          <table:table-cell table:style-name="ce6" table:formula="of:=IF(NOT(ISBLANK([.F294]));IFERROR(MATCH(VLOOKUP([.F294];[.$A$1:.$A$1048576];1;0);[.$A$1:.$A$1048576];0););)" office:value-type="float" office:value="41" calcext:value-type="float">
            <text:p>41</text:p>
          </table:table-cell>
          <table:table-cell table:style-name="ce6" table:formula="of:=IF(NOT(ISBLANK([.G294]));IFERROR(MATCH(VLOOKUP([.G294];[.$A$1:.$A$1048576];1;0);[.$A$1:.$A$1048576];0););)" office:value-type="float" office:value="92" calcext:value-type="float">
            <text:p>92</text:p>
          </table:table-cell>
          <table:table-cell table:style-name="ce6" table:number-columns-repeated="2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9"/>
          <table:table-cell table:style-name="ce6" table:formula="of:=IF(NOT(ISBLANK([.C294]));MAX([.I294:.M294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294]));MAX([.P294:.T294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64 17 25 87</text:p>
          </table:table-cell>
          <table:table-cell table:style-name="ce6" table:formula="of:=IFERROR(__xludf.dummyfunction(&quot;IFERROR(SPLIT(B295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295]));IFERROR(MATCH(VLOOKUP([.C295];[.$A$1:.$A$1048576];1;0);[.$A$1:.$A$1048576];0););)" office:value-type="float" office:value="44" calcext:value-type="float">
            <text:p>44</text:p>
          </table:table-cell>
          <table:table-cell table:style-name="ce6" table:formula="of:=IF(NOT(ISBLANK([.D295]));IFERROR(MATCH(VLOOKUP([.D295];[.$A$1:.$A$1048576];1;0);[.$A$1:.$A$1048576];0););)" office:value-type="float" office:value="51" calcext:value-type="float">
            <text:p>51</text:p>
          </table:table-cell>
          <table:table-cell table:style-name="ce6" table:formula="of:=IF(NOT(ISBLANK([.E295]));IFERROR(MATCH(VLOOKUP([.E295];[.$A$1:.$A$1048576];1;0);[.$A$1:.$A$1048576];0););)" office:value-type="float" office:value="43" calcext:value-type="float">
            <text:p>43</text:p>
          </table:table-cell>
          <table:table-cell table:style-name="ce6" table:formula="of:=IF(NOT(ISBLANK([.F295]));IFERROR(MATCH(VLOOKUP([.F295];[.$A$1:.$A$1048576];1;0);[.$A$1:.$A$1048576];0););)" office:value-type="float" office:value="20" calcext:value-type="float">
            <text:p>20</text:p>
          </table:table-cell>
          <table:table-cell table:style-name="ce6" table:formula="of:=IF(NOT(ISBLANK([.G295]));IFERROR(MATCH(VLOOKUP([.G295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77" calcext:value-type="float">
            <text:p>7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number-columns-repeated="9"/>
          <table:table-cell table:style-name="ce6" table:formula="of:=IF(NOT(ISBLANK([.C295]));MAX([.I295:.M295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295]));MAX([.P295:.T295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29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296]));IFERROR(MATCH(VLOOKUP([.C296];[.$A$1:.$A$1048576];1;0);[.$A$1:.$A$1048576];0););)" office:value-type="float" office:value="0" calcext:value-type="float">
            <text:p>0</text:p>
          </table:table-cell>
          <table:table-cell table:style-name="ce6" table:formula="of:=IF(NOT(ISBLANK([.D296]));IFERROR(MATCH(VLOOKUP([.D296];[.$A$1:.$A$1048576];1;0);[.$A$1:.$A$1048576];0););)" office:value-type="float" office:value="0" calcext:value-type="float">
            <text:p>0</text:p>
          </table:table-cell>
          <table:table-cell table:style-name="ce6" table:formula="of:=IF(NOT(ISBLANK([.E296]));IFERROR(MATCH(VLOOKUP([.E296];[.$A$1:.$A$1048576];1;0);[.$A$1:.$A$1048576];0););)" office:value-type="float" office:value="0" calcext:value-type="float">
            <text:p>0</text:p>
          </table:table-cell>
          <table:table-cell table:style-name="ce6" table:formula="of:=IF(NOT(ISBLANK([.F296]));IFERROR(MATCH(VLOOKUP([.F296];[.$A$1:.$A$1048576];1;0);[.$A$1:.$A$1048576];0););)" office:value-type="float" office:value="0" calcext:value-type="float">
            <text:p>0</text:p>
          </table:table-cell>
          <table:table-cell table:style-name="ce6" table:formula="of:=IF(NOT(ISBLANK([.G296]));IFERROR(MATCH(VLOOKUP([.G29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296]));MAX([.I296:.M29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296]));MAX([.P296:.T29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5 97 <text:s/>2 45 93</text:p>
          </table:table-cell>
          <table:table-cell table:style-name="ce6" table:formula="of:=IFERROR(__xludf.dummyfunction(&quot;IFERROR(SPLIT(B297,&quot;&quot; &quot;&quot;),)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297]));IFERROR(MATCH(VLOOKUP([.C297];[.$A$1:.$A$1048576];1;0);[.$A$1:.$A$1048576];0););)" office:value-type="float" office:value="20" calcext:value-type="float">
            <text:p>20</text:p>
          </table:table-cell>
          <table:table-cell table:style-name="ce6" table:formula="of:=IF(NOT(ISBLANK([.D297]));IFERROR(MATCH(VLOOKUP([.D297];[.$A$1:.$A$1048576];1;0);[.$A$1:.$A$1048576];0););)" office:value-type="float" office:value="87" calcext:value-type="float">
            <text:p>87</text:p>
          </table:table-cell>
          <table:table-cell table:style-name="ce6" table:formula="of:=IF(NOT(ISBLANK([.E297]));IFERROR(MATCH(VLOOKUP([.E297];[.$A$1:.$A$1048576];1;0);[.$A$1:.$A$1048576];0););)" office:value-type="float" office:value="44" calcext:value-type="float">
            <text:p>44</text:p>
          </table:table-cell>
          <table:table-cell table:style-name="ce6" table:formula="of:=IF(NOT(ISBLANK([.F297]));IFERROR(MATCH(VLOOKUP([.F297];[.$A$1:.$A$1048576];1;0);[.$A$1:.$A$1048576];0););)" office:value-type="float" office:value="97" calcext:value-type="float">
            <text:p>97</text:p>
          </table:table-cell>
          <table:table-cell table:style-name="ce6" table:formula="of:=IF(NOT(ISBLANK([.G297]));IFERROR(MATCH(VLOOKUP([.G297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297:.M301])" office:value-type="float" office:value="20" calcext:value-type="float">
            <text:p>20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297:.M301]&gt;[.$AP$3];[.C297:.G301];))*[.$AP$4]" office:value-type="float" office:value="61841" calcext:value-type="float">
            <text:p>6184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297:.M301]&gt;[.$AS$3];[.C297:.G301];))*[.$AS$4]" office:value-type="float" office:value="11872" calcext:value-type="float">
            <text:p>11872</text:p>
          </table:table-cell>
          <table:table-cell table:style-name="ce6"/>
          <table:table-cell table:style-name="ce6" table:formula="of:=IF(NOT(ISBLANK([.C297]));MAX([.I297:.M297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297]));MAX([.P297:.T297]);)" office:value-type="float" office:value="82" calcext:value-type="float">
            <text:p>82</text:p>
          </table:table-cell>
          <table:table-cell table:style-name="ce6"/>
          <table:table-cell table:style-name="ce6" table:formula="of:=MIN([.AD297:.AH301])" office:value-type="float" office:value="53" calcext:value-type="float">
            <text:p>5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8 92 78 32 69</text:p>
          </table:table-cell>
          <table:table-cell table:style-name="ce6" table:formula="of:=IFERROR(__xludf.dummyfunction(&quot;IFERROR(SPLIT(B298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/>
          <table:table-cell table:style-name="ce6" table:formula="of:=IF(NOT(ISBLANK([.C298]));IFERROR(MATCH(VLOOKUP([.C298];[.$A$1:.$A$1048576];1;0);[.$A$1:.$A$1048576];0););)" office:value-type="float" office:value="82" calcext:value-type="float">
            <text:p>82</text:p>
          </table:table-cell>
          <table:table-cell table:style-name="ce6" table:formula="of:=IF(NOT(ISBLANK([.D298]));IFERROR(MATCH(VLOOKUP([.D298];[.$A$1:.$A$1048576];1;0);[.$A$1:.$A$1048576];0););)" office:value-type="float" office:value="10" calcext:value-type="float">
            <text:p>10</text:p>
          </table:table-cell>
          <table:table-cell table:style-name="ce6" table:formula="of:=IF(NOT(ISBLANK([.E298]));IFERROR(MATCH(VLOOKUP([.E298];[.$A$1:.$A$1048576];1;0);[.$A$1:.$A$1048576];0););)" office:value-type="float" office:value="67" calcext:value-type="float">
            <text:p>67</text:p>
          </table:table-cell>
          <table:table-cell table:style-name="ce6" table:formula="of:=IF(NOT(ISBLANK([.F298]));IFERROR(MATCH(VLOOKUP([.F298];[.$A$1:.$A$1048576];1;0);[.$A$1:.$A$1048576];0););)" office:value-type="float" office:value="91" calcext:value-type="float">
            <text:p>91</text:p>
          </table:table-cell>
          <table:table-cell table:style-name="ce6" table:formula="of:=IF(NOT(ISBLANK([.G298]));IFERROR(MATCH(VLOOKUP([.G298];[.$A$1:.$A$1048576];1;0);[.$A$1:.$A$1048576];0););)" office:value-type="float" office:value="65" calcext:value-type="float">
            <text:p>65</text:p>
          </table:table-cell>
          <table:table-cell table:style-name="ce6" table:number-columns-repeated="2"/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number-columns-repeated="9"/>
          <table:table-cell table:style-name="ce6" table:formula="of:=IF(NOT(ISBLANK([.C298]));MAX([.I298:.M298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298]));MAX([.P298:.T298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7 <text:s/>6 47 37 96</text:p>
          </table:table-cell>
          <table:table-cell table:style-name="ce6" table:formula="of:=IFERROR(__xludf.dummyfunction(&quot;IFERROR(SPLIT(B299,&quot;&quot; &quot;&quot;),)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/>
          <table:table-cell table:style-name="ce6" table:formula="of:=IF(NOT(ISBLANK([.C299]));IFERROR(MATCH(VLOOKUP([.C299];[.$A$1:.$A$1048576];1;0);[.$A$1:.$A$1048576];0););)" office:value-type="float" office:value="73" calcext:value-type="float">
            <text:p>73</text:p>
          </table:table-cell>
          <table:table-cell table:style-name="ce6" table:formula="of:=IF(NOT(ISBLANK([.D299]));IFERROR(MATCH(VLOOKUP([.D299];[.$A$1:.$A$1048576];1;0);[.$A$1:.$A$1048576];0););)" office:value-type="float" office:value="83" calcext:value-type="float">
            <text:p>83</text:p>
          </table:table-cell>
          <table:table-cell table:style-name="ce6" table:formula="of:=IF(NOT(ISBLANK([.E299]));IFERROR(MATCH(VLOOKUP([.E299];[.$A$1:.$A$1048576];1;0);[.$A$1:.$A$1048576];0););)" office:value-type="float" office:value="26" calcext:value-type="float">
            <text:p>26</text:p>
          </table:table-cell>
          <table:table-cell table:style-name="ce6" table:formula="of:=IF(NOT(ISBLANK([.F299]));IFERROR(MATCH(VLOOKUP([.F299];[.$A$1:.$A$1048576];1;0);[.$A$1:.$A$1048576];0););)" office:value-type="float" office:value="23" calcext:value-type="float">
            <text:p>23</text:p>
          </table:table-cell>
          <table:table-cell table:style-name="ce6" table:formula="of:=IF(NOT(ISBLANK([.G299]));IFERROR(MATCH(VLOOKUP([.G299];[.$A$1:.$A$1048576];1;0);[.$A$1:.$A$1048576];0););)" office:value-type="float" office:value="84" calcext:value-type="float">
            <text:p>84</text:p>
          </table:table-cell>
          <table:table-cell table:style-name="ce6" table:number-columns-repeated="2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number-columns-repeated="9"/>
          <table:table-cell table:style-name="ce6" table:formula="of:=IF(NOT(ISBLANK([.C299]));MAX([.I299:.M299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299]));MAX([.P299:.T299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1 40 82 57 99</text:p>
          </table:table-cell>
          <table:table-cell table:style-name="ce6" table:formula="of:=IFERROR(__xludf.dummyfunction(&quot;IFERROR(SPLIT(B300,&quot;&quot; &quot;&quot;),)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300]));IFERROR(MATCH(VLOOKUP([.C300];[.$A$1:.$A$1048576];1;0);[.$A$1:.$A$1048576];0););)" office:value-type="float" office:value="29" calcext:value-type="float">
            <text:p>29</text:p>
          </table:table-cell>
          <table:table-cell table:style-name="ce6" table:formula="of:=IF(NOT(ISBLANK([.D300]));IFERROR(MATCH(VLOOKUP([.D300];[.$A$1:.$A$1048576];1;0);[.$A$1:.$A$1048576];0););)" office:value-type="float" office:value="8" calcext:value-type="float">
            <text:p>8</text:p>
          </table:table-cell>
          <table:table-cell table:style-name="ce6" table:formula="of:=IF(NOT(ISBLANK([.E300]));IFERROR(MATCH(VLOOKUP([.E300];[.$A$1:.$A$1048576];1;0);[.$A$1:.$A$1048576];0););)" office:value-type="float" office:value="53" calcext:value-type="float">
            <text:p>53</text:p>
          </table:table-cell>
          <table:table-cell table:style-name="ce6" table:formula="of:=IF(NOT(ISBLANK([.F300]));IFERROR(MATCH(VLOOKUP([.F300];[.$A$1:.$A$1048576];1;0);[.$A$1:.$A$1048576];0););)" office:value-type="float" office:value="42" calcext:value-type="float">
            <text:p>42</text:p>
          </table:table-cell>
          <table:table-cell table:style-name="ce6" table:formula="of:=IF(NOT(ISBLANK([.G300]));IFERROR(MATCH(VLOOKUP([.G300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97" calcext:value-type="float">
            <text:p>9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300]));MAX([.I300:.M300]);)" office:value-type="float" office:value="53" calcext:value-type="float">
            <text:p>53</text:p>
          </table:table-cell>
          <table:table-cell table:style-name="ce6" table:number-columns-repeated="3"/>
          <table:table-cell table:style-name="ce6" table:formula="of:=IF(NOT(ISBLANK([.C300]));MAX([.P300:.T300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0 38 29 55 85</text:p>
          </table:table-cell>
          <table:table-cell table:style-name="ce6" table:formula="of:=IFERROR(__xludf.dummyfunction(&quot;IFERROR(SPLIT(B301,&quot;&quot; &quot;&quot;),)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/>
          <table:table-cell table:style-name="ce6" table:formula="of:=IF(NOT(ISBLANK([.C301]));IFERROR(MATCH(VLOOKUP([.C301];[.$A$1:.$A$1048576];1;0);[.$A$1:.$A$1048576];0););)" office:value-type="float" office:value="12" calcext:value-type="float">
            <text:p>12</text:p>
          </table:table-cell>
          <table:table-cell table:style-name="ce6" table:formula="of:=IF(NOT(ISBLANK([.D301]));IFERROR(MATCH(VLOOKUP([.D301];[.$A$1:.$A$1048576];1;0);[.$A$1:.$A$1048576];0););)" office:value-type="float" office:value="89" calcext:value-type="float">
            <text:p>89</text:p>
          </table:table-cell>
          <table:table-cell table:style-name="ce6" table:formula="of:=IF(NOT(ISBLANK([.E301]));IFERROR(MATCH(VLOOKUP([.E301];[.$A$1:.$A$1048576];1;0);[.$A$1:.$A$1048576];0););)" office:value-type="float" office:value="85" calcext:value-type="float">
            <text:p>85</text:p>
          </table:table-cell>
          <table:table-cell table:style-name="ce6" table:formula="of:=IF(NOT(ISBLANK([.F301]));IFERROR(MATCH(VLOOKUP([.F301];[.$A$1:.$A$1048576];1;0);[.$A$1:.$A$1048576];0););)" office:value-type="float" office:value="19" calcext:value-type="float">
            <text:p>19</text:p>
          </table:table-cell>
          <table:table-cell table:style-name="ce6" table:formula="of:=IF(NOT(ISBLANK([.G301]));IFERROR(MATCH(VLOOKUP([.G301];[.$A$1:.$A$1048576];1;0);[.$A$1:.$A$1048576];0););)" office:value-type="float" office:value="79" calcext:value-type="float">
            <text:p>79</text:p>
          </table:table-cell>
          <table:table-cell table:style-name="ce6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number-columns-repeated="9"/>
          <table:table-cell table:style-name="ce6" table:formula="of:=IF(NOT(ISBLANK([.C301]));MAX([.I301:.M301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301]));MAX([.P301:.T301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0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02]));IFERROR(MATCH(VLOOKUP([.C302];[.$A$1:.$A$1048576];1;0);[.$A$1:.$A$1048576];0););)" office:value-type="float" office:value="0" calcext:value-type="float">
            <text:p>0</text:p>
          </table:table-cell>
          <table:table-cell table:style-name="ce6" table:formula="of:=IF(NOT(ISBLANK([.D302]));IFERROR(MATCH(VLOOKUP([.D302];[.$A$1:.$A$1048576];1;0);[.$A$1:.$A$1048576];0););)" office:value-type="float" office:value="0" calcext:value-type="float">
            <text:p>0</text:p>
          </table:table-cell>
          <table:table-cell table:style-name="ce6" table:formula="of:=IF(NOT(ISBLANK([.E302]));IFERROR(MATCH(VLOOKUP([.E302];[.$A$1:.$A$1048576];1;0);[.$A$1:.$A$1048576];0););)" office:value-type="float" office:value="0" calcext:value-type="float">
            <text:p>0</text:p>
          </table:table-cell>
          <table:table-cell table:style-name="ce6" table:formula="of:=IF(NOT(ISBLANK([.F302]));IFERROR(MATCH(VLOOKUP([.F302];[.$A$1:.$A$1048576];1;0);[.$A$1:.$A$1048576];0););)" office:value-type="float" office:value="0" calcext:value-type="float">
            <text:p>0</text:p>
          </table:table-cell>
          <table:table-cell table:style-name="ce6" table:formula="of:=IF(NOT(ISBLANK([.G302]));IFERROR(MATCH(VLOOKUP([.G30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02]));MAX([.I302:.M30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02]));MAX([.P302:.T30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5 <text:s/>7 29 39 58</text:p>
          </table:table-cell>
          <table:table-cell table:style-name="ce6" table:formula="of:=IFERROR(__xludf.dummyfunction(&quot;IFERROR(SPLIT(B303,&quot;&quot; &quot;&quot;),)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/>
          <table:table-cell table:style-name="ce6" table:formula="of:=IF(NOT(ISBLANK([.C303]));IFERROR(MATCH(VLOOKUP([.C303];[.$A$1:.$A$1048576];1;0);[.$A$1:.$A$1048576];0););)" office:value-type="float" office:value="52" calcext:value-type="float">
            <text:p>52</text:p>
          </table:table-cell>
          <table:table-cell table:style-name="ce6" table:formula="of:=IF(NOT(ISBLANK([.D303]));IFERROR(MATCH(VLOOKUP([.D303];[.$A$1:.$A$1048576];1;0);[.$A$1:.$A$1048576];0););)" office:value-type="float" office:value="72" calcext:value-type="float">
            <text:p>72</text:p>
          </table:table-cell>
          <table:table-cell table:style-name="ce6" table:formula="of:=IF(NOT(ISBLANK([.E303]));IFERROR(MATCH(VLOOKUP([.E303];[.$A$1:.$A$1048576];1;0);[.$A$1:.$A$1048576];0););)" office:value-type="float" office:value="85" calcext:value-type="float">
            <text:p>85</text:p>
          </table:table-cell>
          <table:table-cell table:style-name="ce6" table:formula="of:=IF(NOT(ISBLANK([.F303]));IFERROR(MATCH(VLOOKUP([.F303];[.$A$1:.$A$1048576];1;0);[.$A$1:.$A$1048576];0););)" office:value-type="float" office:value="41" calcext:value-type="float">
            <text:p>41</text:p>
          </table:table-cell>
          <table:table-cell table:style-name="ce6" table:formula="of:=IF(NOT(ISBLANK([.G303]));IFERROR(MATCH(VLOOKUP([.G303];[.$A$1:.$A$1048576];1;0);[.$A$1:.$A$1048576];0););)" office:value-type="float" office:value="37" calcext:value-type="float">
            <text:p>37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03:.M307])" office:value-type="float" office:value="52" calcext:value-type="float">
            <text:p>5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03:.M307]&gt;[.$AP$3];[.C303:.G307];))*[.$AP$4]" office:value-type="float" office:value="53392" calcext:value-type="float">
            <text:p>5339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03:.M307]&gt;[.$AS$3];[.C303:.G307];))*[.$AS$4]" office:value-type="float" office:value="12152" calcext:value-type="float">
            <text:p>12152</text:p>
          </table:table-cell>
          <table:table-cell table:style-name="ce6"/>
          <table:table-cell table:style-name="ce6" table:formula="of:=IF(NOT(ISBLANK([.C303]));MAX([.I303:.M303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303]));MAX([.P303:.T303]);)" office:value-type="float" office:value="91" calcext:value-type="float">
            <text:p>91</text:p>
          </table:table-cell>
          <table:table-cell table:style-name="ce6"/>
          <table:table-cell table:style-name="ce6" table:formula="of:=MIN([.AD303:.AH307])" office:value-type="float" office:value="62" calcext:value-type="float">
            <text:p>6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27 20 <text:s/>0 84</text:p>
          </table:table-cell>
          <table:table-cell table:style-name="ce6" table:formula="of:=IFERROR(__xludf.dummyfunction(&quot;IFERROR(SPLIT(B304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/>
          <table:table-cell table:style-name="ce6" table:formula="of:=IF(NOT(ISBLANK([.C304]));IFERROR(MATCH(VLOOKUP([.C304];[.$A$1:.$A$1048576];1;0);[.$A$1:.$A$1048576];0););)" office:value-type="float" office:value="75" calcext:value-type="float">
            <text:p>75</text:p>
          </table:table-cell>
          <table:table-cell table:style-name="ce6" table:formula="of:=IF(NOT(ISBLANK([.D304]));IFERROR(MATCH(VLOOKUP([.D304];[.$A$1:.$A$1048576];1;0);[.$A$1:.$A$1048576];0););)" office:value-type="float" office:value="94" calcext:value-type="float">
            <text:p>94</text:p>
          </table:table-cell>
          <table:table-cell table:style-name="ce6" table:formula="of:=IF(NOT(ISBLANK([.E304]));IFERROR(MATCH(VLOOKUP([.E304];[.$A$1:.$A$1048576];1;0);[.$A$1:.$A$1048576];0););)" office:value-type="float" office:value="32" calcext:value-type="float">
            <text:p>32</text:p>
          </table:table-cell>
          <table:table-cell table:style-name="ce6" table:formula="of:=IF(NOT(ISBLANK([.F304]));IFERROR(MATCH(VLOOKUP([.F304];[.$A$1:.$A$1048576];1;0);[.$A$1:.$A$1048576];0););)" office:value-type="float" office:value="46" calcext:value-type="float">
            <text:p>46</text:p>
          </table:table-cell>
          <table:table-cell table:style-name="ce6" table:formula="of:=IF(NOT(ISBLANK([.G304]));IFERROR(MATCH(VLOOKUP([.G304];[.$A$1:.$A$1048576];1;0);[.$A$1:.$A$1048576];0););)" office:value-type="float" office:value="95" calcext:value-type="float">
            <text:p>95</text:p>
          </table:table-cell>
          <table:table-cell table:style-name="ce6" table:number-columns-repeated="2"/>
          <table:table-cell table:style-name="ce6" office:value-type="float" office:value="72" calcext:value-type="float">
            <text:p>72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9"/>
          <table:table-cell table:style-name="ce6" table:formula="of:=IF(NOT(ISBLANK([.C304]));MAX([.I304:.M304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304]));MAX([.P304:.T304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2 31 44 <text:s/>4 57</text:p>
          </table:table-cell>
          <table:table-cell table:style-name="ce6" table:formula="of:=IFERROR(__xludf.dummyfunction(&quot;IFERROR(SPLIT(B305,&quot;&quot; &quot;&quot;),)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/>
          <table:table-cell table:style-name="ce6" table:formula="of:=IF(NOT(ISBLANK([.C305]));IFERROR(MATCH(VLOOKUP([.C305];[.$A$1:.$A$1048576];1;0);[.$A$1:.$A$1048576];0););)" office:value-type="float" office:value="91" calcext:value-type="float">
            <text:p>91</text:p>
          </table:table-cell>
          <table:table-cell table:style-name="ce6" table:formula="of:=IF(NOT(ISBLANK([.D305]));IFERROR(MATCH(VLOOKUP([.D305];[.$A$1:.$A$1048576];1;0);[.$A$1:.$A$1048576];0););)" office:value-type="float" office:value="55" calcext:value-type="float">
            <text:p>55</text:p>
          </table:table-cell>
          <table:table-cell table:style-name="ce6" table:formula="of:=IF(NOT(ISBLANK([.E305]));IFERROR(MATCH(VLOOKUP([.E305];[.$A$1:.$A$1048576];1;0);[.$A$1:.$A$1048576];0););)" office:value-type="float" office:value="22" calcext:value-type="float">
            <text:p>22</text:p>
          </table:table-cell>
          <table:table-cell table:style-name="ce6" table:formula="of:=IF(NOT(ISBLANK([.F305]));IFERROR(MATCH(VLOOKUP([.F305];[.$A$1:.$A$1048576];1;0);[.$A$1:.$A$1048576];0););)" office:value-type="float" office:value="66" calcext:value-type="float">
            <text:p>66</text:p>
          </table:table-cell>
          <table:table-cell table:style-name="ce6" table:formula="of:=IF(NOT(ISBLANK([.G305]));IFERROR(MATCH(VLOOKUP([.G305];[.$A$1:.$A$1048576];1;0);[.$A$1:.$A$1048576];0););)" office:value-type="float" office:value="42" calcext:value-type="float">
            <text:p>42</text:p>
          </table:table-cell>
          <table:table-cell table:style-name="ce6" table:number-columns-repeated="2"/>
          <table:table-cell table:style-name="ce6" office:value-type="float" office:value="85" calcext:value-type="float">
            <text:p>8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305]));MAX([.I305:.M305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305]));MAX([.P305:.T305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79 92 33 41</text:p>
          </table:table-cell>
          <table:table-cell table:style-name="ce6" table:formula="of:=IFERROR(__xludf.dummyfunction(&quot;IFERROR(SPLIT(B306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/>
          <table:table-cell table:style-name="ce6" table:formula="of:=IF(NOT(ISBLANK([.C306]));IFERROR(MATCH(VLOOKUP([.C306];[.$A$1:.$A$1048576];1;0);[.$A$1:.$A$1048576];0););)" office:value-type="float" office:value="43" calcext:value-type="float">
            <text:p>43</text:p>
          </table:table-cell>
          <table:table-cell table:style-name="ce6" table:formula="of:=IF(NOT(ISBLANK([.D306]));IFERROR(MATCH(VLOOKUP([.D306];[.$A$1:.$A$1048576];1;0);[.$A$1:.$A$1048576];0););)" office:value-type="float" office:value="62" calcext:value-type="float">
            <text:p>62</text:p>
          </table:table-cell>
          <table:table-cell table:style-name="ce6" table:formula="of:=IF(NOT(ISBLANK([.E306]));IFERROR(MATCH(VLOOKUP([.E306];[.$A$1:.$A$1048576];1;0);[.$A$1:.$A$1048576];0););)" office:value-type="float" office:value="10" calcext:value-type="float">
            <text:p>10</text:p>
          </table:table-cell>
          <table:table-cell table:style-name="ce6" table:formula="of:=IF(NOT(ISBLANK([.F306]));IFERROR(MATCH(VLOOKUP([.F306];[.$A$1:.$A$1048576];1;0);[.$A$1:.$A$1048576];0););)" office:value-type="float" office:value="11" calcext:value-type="float">
            <text:p>11</text:p>
          </table:table-cell>
          <table:table-cell table:style-name="ce6" table:formula="of:=IF(NOT(ISBLANK([.G306]));IFERROR(MATCH(VLOOKUP([.G306];[.$A$1:.$A$1048576];1;0);[.$A$1:.$A$1048576];0););)" office:value-type="float" office:value="25" calcext:value-type="float">
            <text:p>25</text:p>
          </table:table-cell>
          <table:table-cell table:style-name="ce6" table:number-columns-repeated="2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306]));MAX([.I306:.M306]);)" office:value-type="float" office:value="62" calcext:value-type="float">
            <text:p>62</text:p>
          </table:table-cell>
          <table:table-cell table:style-name="ce6" table:number-columns-repeated="3"/>
          <table:table-cell table:style-name="ce6" table:formula="of:=IF(NOT(ISBLANK([.C306]));MAX([.P306:.T306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4 35 22 74 <text:s/>5</text:p>
          </table:table-cell>
          <table:table-cell table:style-name="ce6" table:formula="of:=IFERROR(__xludf.dummyfunction(&quot;IFERROR(SPLIT(B307,&quot;&quot; &quot;&quot;),)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/>
          <table:table-cell table:style-name="ce6" table:formula="of:=IF(NOT(ISBLANK([.C307]));IFERROR(MATCH(VLOOKUP([.C307];[.$A$1:.$A$1048576];1;0);[.$A$1:.$A$1048576];0););)" office:value-type="float" office:value="77" calcext:value-type="float">
            <text:p>77</text:p>
          </table:table-cell>
          <table:table-cell table:style-name="ce6" table:formula="of:=IF(NOT(ISBLANK([.D307]));IFERROR(MATCH(VLOOKUP([.D307];[.$A$1:.$A$1048576];1;0);[.$A$1:.$A$1048576];0););)" office:value-type="float" office:value="6" calcext:value-type="float">
            <text:p>6</text:p>
          </table:table-cell>
          <table:table-cell table:style-name="ce6" table:formula="of:=IF(NOT(ISBLANK([.E307]));IFERROR(MATCH(VLOOKUP([.E307];[.$A$1:.$A$1048576];1;0);[.$A$1:.$A$1048576];0););)" office:value-type="float" office:value="40" calcext:value-type="float">
            <text:p>40</text:p>
          </table:table-cell>
          <table:table-cell table:style-name="ce6" table:formula="of:=IF(NOT(ISBLANK([.F307]));IFERROR(MATCH(VLOOKUP([.F307];[.$A$1:.$A$1048576];1;0);[.$A$1:.$A$1048576];0););)" office:value-type="float" office:value="93" calcext:value-type="float">
            <text:p>93</text:p>
          </table:table-cell>
          <table:table-cell table:style-name="ce6" table:formula="of:=IF(NOT(ISBLANK([.G307]));IFERROR(MATCH(VLOOKUP([.G307];[.$A$1:.$A$1048576];1;0);[.$A$1:.$A$1048576];0););)" office:value-type="float" office:value="38" calcext:value-type="float">
            <text:p>38</text:p>
          </table:table-cell>
          <table:table-cell table:style-name="ce6" table:number-columns-repeated="2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number-columns-repeated="9"/>
          <table:table-cell table:style-name="ce6" table:formula="of:=IF(NOT(ISBLANK([.C307]));MAX([.I307:.M307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07]));MAX([.P307:.T307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0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08]));IFERROR(MATCH(VLOOKUP([.C308];[.$A$1:.$A$1048576];1;0);[.$A$1:.$A$1048576];0););)" office:value-type="float" office:value="0" calcext:value-type="float">
            <text:p>0</text:p>
          </table:table-cell>
          <table:table-cell table:style-name="ce6" table:formula="of:=IF(NOT(ISBLANK([.D308]));IFERROR(MATCH(VLOOKUP([.D308];[.$A$1:.$A$1048576];1;0);[.$A$1:.$A$1048576];0););)" office:value-type="float" office:value="0" calcext:value-type="float">
            <text:p>0</text:p>
          </table:table-cell>
          <table:table-cell table:style-name="ce6" table:formula="of:=IF(NOT(ISBLANK([.E308]));IFERROR(MATCH(VLOOKUP([.E308];[.$A$1:.$A$1048576];1;0);[.$A$1:.$A$1048576];0););)" office:value-type="float" office:value="0" calcext:value-type="float">
            <text:p>0</text:p>
          </table:table-cell>
          <table:table-cell table:style-name="ce6" table:formula="of:=IF(NOT(ISBLANK([.F308]));IFERROR(MATCH(VLOOKUP([.F308];[.$A$1:.$A$1048576];1;0);[.$A$1:.$A$1048576];0););)" office:value-type="float" office:value="0" calcext:value-type="float">
            <text:p>0</text:p>
          </table:table-cell>
          <table:table-cell table:style-name="ce6" table:formula="of:=IF(NOT(ISBLANK([.G308]));IFERROR(MATCH(VLOOKUP([.G30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08]));MAX([.I308:.M30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08]));MAX([.P308:.T30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2 77 48 50 97</text:p>
          </table:table-cell>
          <table:table-cell table:style-name="ce6" table:formula="of:=IFERROR(__xludf.dummyfunction(&quot;IFERROR(SPLIT(B309,&quot;&quot; &quot;&quot;),)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/>
          <table:table-cell table:style-name="ce6" table:formula="of:=IF(NOT(ISBLANK([.C309]));IFERROR(MATCH(VLOOKUP([.C309];[.$A$1:.$A$1048576];1;0);[.$A$1:.$A$1048576];0););)" office:value-type="float" office:value="24" calcext:value-type="float">
            <text:p>24</text:p>
          </table:table-cell>
          <table:table-cell table:style-name="ce6" table:formula="of:=IF(NOT(ISBLANK([.D309]));IFERROR(MATCH(VLOOKUP([.D309];[.$A$1:.$A$1048576];1;0);[.$A$1:.$A$1048576];0););)" office:value-type="float" office:value="21" calcext:value-type="float">
            <text:p>21</text:p>
          </table:table-cell>
          <table:table-cell table:style-name="ce6" table:formula="of:=IF(NOT(ISBLANK([.E309]));IFERROR(MATCH(VLOOKUP([.E309];[.$A$1:.$A$1048576];1;0);[.$A$1:.$A$1048576];0););)" office:value-type="float" office:value="74" calcext:value-type="float">
            <text:p>74</text:p>
          </table:table-cell>
          <table:table-cell table:style-name="ce6" table:formula="of:=IF(NOT(ISBLANK([.F309]));IFERROR(MATCH(VLOOKUP([.F309];[.$A$1:.$A$1048576];1;0);[.$A$1:.$A$1048576];0););)" office:value-type="float" office:value="63" calcext:value-type="float">
            <text:p>63</text:p>
          </table:table-cell>
          <table:table-cell table:style-name="ce6" table:formula="of:=IF(NOT(ISBLANK([.G309]));IFERROR(MATCH(VLOOKUP([.G309];[.$A$1:.$A$1048576];1;0);[.$A$1:.$A$1048576];0););)" office:value-type="float" office:value="87" calcext:value-type="float">
            <text:p>87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09:.M313])" office:value-type="float" office:value="24" calcext:value-type="float">
            <text:p>2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09:.M313]&gt;[.$AP$3];[.C309:.G313];))*[.$AP$4]" office:value-type="float" office:value="50339" calcext:value-type="float">
            <text:p>5033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09:.M313]&gt;[.$AS$3];[.C309:.G313];))*[.$AS$4]" office:value-type="float" office:value="7952" calcext:value-type="float">
            <text:p>7952</text:p>
          </table:table-cell>
          <table:table-cell table:style-name="ce6"/>
          <table:table-cell table:style-name="ce6" table:formula="of:=IF(NOT(ISBLANK([.C309]));MAX([.I309:.M309]);)" office:value-type="float" office:value="87" calcext:value-type="float">
            <text:p>87</text:p>
          </table:table-cell>
          <table:table-cell table:style-name="ce6" table:number-columns-repeated="3"/>
          <table:table-cell table:style-name="ce6" table:formula="of:=IF(NOT(ISBLANK([.C309]));MAX([.P309:.T309]);)" office:value-type="float" office:value="77" calcext:value-type="float">
            <text:p>77</text:p>
          </table:table-cell>
          <table:table-cell table:style-name="ce6"/>
          <table:table-cell table:style-name="ce6" table:formula="of:=MIN([.AD309:.AH313])" office:value-type="float" office:value="60" calcext:value-type="float">
            <text:p>60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91 42 73 88</text:p>
          </table:table-cell>
          <table:table-cell table:style-name="ce6" table:formula="of:=IFERROR(__xludf.dummyfunction(&quot;IFERROR(SPLIT(B310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310]));IFERROR(MATCH(VLOOKUP([.C310];[.$A$1:.$A$1048576];1;0);[.$A$1:.$A$1048576];0););)" office:value-type="float" office:value="41" calcext:value-type="float">
            <text:p>41</text:p>
          </table:table-cell>
          <table:table-cell table:style-name="ce6" table:formula="of:=IF(NOT(ISBLANK([.D310]));IFERROR(MATCH(VLOOKUP([.D310];[.$A$1:.$A$1048576];1;0);[.$A$1:.$A$1048576];0););)" office:value-type="float" office:value="57" calcext:value-type="float">
            <text:p>57</text:p>
          </table:table-cell>
          <table:table-cell table:style-name="ce6" table:formula="of:=IF(NOT(ISBLANK([.E310]));IFERROR(MATCH(VLOOKUP([.E310];[.$A$1:.$A$1048576];1;0);[.$A$1:.$A$1048576];0););)" office:value-type="float" office:value="4" calcext:value-type="float">
            <text:p>4</text:p>
          </table:table-cell>
          <table:table-cell table:style-name="ce6" table:formula="of:=IF(NOT(ISBLANK([.F310]));IFERROR(MATCH(VLOOKUP([.F310];[.$A$1:.$A$1048576];1;0);[.$A$1:.$A$1048576];0););)" office:value-type="float" office:value="3" calcext:value-type="float">
            <text:p>3</text:p>
          </table:table-cell>
          <table:table-cell table:style-name="ce6" table:formula="of:=IF(NOT(ISBLANK([.G310]));IFERROR(MATCH(VLOOKUP([.G310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310]));MAX([.I310:.M310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310]));MAX([.P310:.T310]);)" office:value-type="float" office:value="60" calcext:value-type="float">
            <text:p>6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<text:s/>3 <text:s/>6 17 15</text:p>
          </table:table-cell>
          <table:table-cell table:style-name="ce6" table:formula="of:=IFERROR(__xludf.dummyfunction(&quot;IFERROR(SPLIT(B311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311]));IFERROR(MATCH(VLOOKUP([.C311];[.$A$1:.$A$1048576];1;0);[.$A$1:.$A$1048576];0););)" office:value-type="float" office:value="28" calcext:value-type="float">
            <text:p>28</text:p>
          </table:table-cell>
          <table:table-cell table:style-name="ce6" table:formula="of:=IF(NOT(ISBLANK([.D311]));IFERROR(MATCH(VLOOKUP([.D311];[.$A$1:.$A$1048576];1;0);[.$A$1:.$A$1048576];0););)" office:value-type="float" office:value="50" calcext:value-type="float">
            <text:p>50</text:p>
          </table:table-cell>
          <table:table-cell table:style-name="ce6" table:formula="of:=IF(NOT(ISBLANK([.E311]));IFERROR(MATCH(VLOOKUP([.E311];[.$A$1:.$A$1048576];1;0);[.$A$1:.$A$1048576];0););)" office:value-type="float" office:value="83" calcext:value-type="float">
            <text:p>83</text:p>
          </table:table-cell>
          <table:table-cell table:style-name="ce6" table:formula="of:=IF(NOT(ISBLANK([.F311]));IFERROR(MATCH(VLOOKUP([.F311];[.$A$1:.$A$1048576];1;0);[.$A$1:.$A$1048576];0););)" office:value-type="float" office:value="43" calcext:value-type="float">
            <text:p>43</text:p>
          </table:table-cell>
          <table:table-cell table:style-name="ce6" table:formula="of:=IF(NOT(ISBLANK([.G311]));IFERROR(MATCH(VLOOKUP([.G311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311]));MAX([.I311:.M311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311]));MAX([.P311:.T311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3 37 25 65 16</text:p>
          </table:table-cell>
          <table:table-cell table:style-name="ce6" table:formula="of:=IFERROR(__xludf.dummyfunction(&quot;IFERROR(SPLIT(B312,&quot;&quot; &quot;&quot;),)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/>
          <table:table-cell table:style-name="ce6" table:formula="of:=IF(NOT(ISBLANK([.C312]));IFERROR(MATCH(VLOOKUP([.C312];[.$A$1:.$A$1048576];1;0);[.$A$1:.$A$1048576];0););)" office:value-type="float" office:value="7" calcext:value-type="float">
            <text:p>7</text:p>
          </table:table-cell>
          <table:table-cell table:style-name="ce6" table:formula="of:=IF(NOT(ISBLANK([.D312]));IFERROR(MATCH(VLOOKUP([.D312];[.$A$1:.$A$1048576];1;0);[.$A$1:.$A$1048576];0););)" office:value-type="float" office:value="23" calcext:value-type="float">
            <text:p>23</text:p>
          </table:table-cell>
          <table:table-cell table:style-name="ce6" table:formula="of:=IF(NOT(ISBLANK([.E312]));IFERROR(MATCH(VLOOKUP([.E312];[.$A$1:.$A$1048576];1;0);[.$A$1:.$A$1048576];0););)" office:value-type="float" office:value="20" calcext:value-type="float">
            <text:p>20</text:p>
          </table:table-cell>
          <table:table-cell table:style-name="ce6" table:formula="of:=IF(NOT(ISBLANK([.F312]));IFERROR(MATCH(VLOOKUP([.F312];[.$A$1:.$A$1048576];1;0);[.$A$1:.$A$1048576];0););)" office:value-type="float" office:value="52" calcext:value-type="float">
            <text:p>52</text:p>
          </table:table-cell>
          <table:table-cell table:style-name="ce6" table:formula="of:=IF(NOT(ISBLANK([.G312]));IFERROR(MATCH(VLOOKUP([.G312];[.$A$1:.$A$1048576];1;0);[.$A$1:.$A$1048576];0););)" office:value-type="float" office:value="90" calcext:value-type="float">
            <text:p>90</text:p>
          </table:table-cell>
          <table:table-cell table:style-name="ce6" table:number-columns-repeated="2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9"/>
          <table:table-cell table:style-name="ce6" table:formula="of:=IF(NOT(ISBLANK([.C312]));MAX([.I312:.M312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312]));MAX([.P312:.T312]);)" office:value-type="float" office:value="63" calcext:value-type="float">
            <text:p>6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4 12 54 <text:s/>0 14</text:p>
          </table:table-cell>
          <table:table-cell table:style-name="ce6" table:formula="of:=IFERROR(__xludf.dummyfunction(&quot;IFERROR(SPLIT(B313,&quot;&quot; &quot;&quot;),)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/>
          <table:table-cell table:style-name="ce6" table:formula="of:=IF(NOT(ISBLANK([.C313]));IFERROR(MATCH(VLOOKUP([.C313];[.$A$1:.$A$1048576];1;0);[.$A$1:.$A$1048576];0););)" office:value-type="float" office:value="77" calcext:value-type="float">
            <text:p>77</text:p>
          </table:table-cell>
          <table:table-cell table:style-name="ce6" table:formula="of:=IF(NOT(ISBLANK([.D313]));IFERROR(MATCH(VLOOKUP([.D313];[.$A$1:.$A$1048576];1;0);[.$A$1:.$A$1048576];0););)" office:value-type="float" office:value="60" calcext:value-type="float">
            <text:p>60</text:p>
          </table:table-cell>
          <table:table-cell table:style-name="ce6" table:formula="of:=IF(NOT(ISBLANK([.E313]));IFERROR(MATCH(VLOOKUP([.E313];[.$A$1:.$A$1048576];1;0);[.$A$1:.$A$1048576];0););)" office:value-type="float" office:value="68" calcext:value-type="float">
            <text:p>68</text:p>
          </table:table-cell>
          <table:table-cell table:style-name="ce6" table:formula="of:=IF(NOT(ISBLANK([.F313]));IFERROR(MATCH(VLOOKUP([.F313];[.$A$1:.$A$1048576];1;0);[.$A$1:.$A$1048576];0););)" office:value-type="float" office:value="46" calcext:value-type="float">
            <text:p>46</text:p>
          </table:table-cell>
          <table:table-cell table:style-name="ce6" table:formula="of:=IF(NOT(ISBLANK([.G313]));IFERROR(MATCH(VLOOKUP([.G313];[.$A$1:.$A$1048576];1;0);[.$A$1:.$A$1048576];0););)" office:value-type="float" office:value="101" calcext:value-type="float">
            <text:p>101</text:p>
          </table:table-cell>
          <table:table-cell table:style-name="ce6" table:number-columns-repeated="2"/>
          <table:table-cell table:style-name="ce6" office:value-type="float" office:value="87" calcext:value-type="float">
            <text:p>87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9"/>
          <table:table-cell table:style-name="ce6" table:formula="of:=IF(NOT(ISBLANK([.C313]));MAX([.I313:.M313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313]));MAX([.P313:.T313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1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14]));IFERROR(MATCH(VLOOKUP([.C314];[.$A$1:.$A$1048576];1;0);[.$A$1:.$A$1048576];0););)" office:value-type="float" office:value="0" calcext:value-type="float">
            <text:p>0</text:p>
          </table:table-cell>
          <table:table-cell table:style-name="ce6" table:formula="of:=IF(NOT(ISBLANK([.D314]));IFERROR(MATCH(VLOOKUP([.D314];[.$A$1:.$A$1048576];1;0);[.$A$1:.$A$1048576];0););)" office:value-type="float" office:value="0" calcext:value-type="float">
            <text:p>0</text:p>
          </table:table-cell>
          <table:table-cell table:style-name="ce6" table:formula="of:=IF(NOT(ISBLANK([.E314]));IFERROR(MATCH(VLOOKUP([.E314];[.$A$1:.$A$1048576];1;0);[.$A$1:.$A$1048576];0););)" office:value-type="float" office:value="0" calcext:value-type="float">
            <text:p>0</text:p>
          </table:table-cell>
          <table:table-cell table:style-name="ce6" table:formula="of:=IF(NOT(ISBLANK([.F314]));IFERROR(MATCH(VLOOKUP([.F314];[.$A$1:.$A$1048576];1;0);[.$A$1:.$A$1048576];0););)" office:value-type="float" office:value="0" calcext:value-type="float">
            <text:p>0</text:p>
          </table:table-cell>
          <table:table-cell table:style-name="ce6" table:formula="of:=IF(NOT(ISBLANK([.G314]));IFERROR(MATCH(VLOOKUP([.G31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14]));MAX([.I314:.M31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14]));MAX([.P314:.T31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5 55 <text:s/>3 <text:s/>2 40</text:p>
          </table:table-cell>
          <table:table-cell table:style-name="ce6" table:formula="of:=IFERROR(__xludf.dummyfunction(&quot;IFERROR(SPLIT(B315,&quot;&quot; &quot;&quot;),)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315]));IFERROR(MATCH(VLOOKUP([.C315];[.$A$1:.$A$1048576];1;0);[.$A$1:.$A$1048576];0););)" office:value-type="float" office:value="97" calcext:value-type="float">
            <text:p>97</text:p>
          </table:table-cell>
          <table:table-cell table:style-name="ce6" table:formula="of:=IF(NOT(ISBLANK([.D315]));IFERROR(MATCH(VLOOKUP([.D315];[.$A$1:.$A$1048576];1;0);[.$A$1:.$A$1048576];0););)" office:value-type="float" office:value="19" calcext:value-type="float">
            <text:p>19</text:p>
          </table:table-cell>
          <table:table-cell table:style-name="ce6" table:formula="of:=IF(NOT(ISBLANK([.E315]));IFERROR(MATCH(VLOOKUP([.E315];[.$A$1:.$A$1048576];1;0);[.$A$1:.$A$1048576];0););)" office:value-type="float" office:value="50" calcext:value-type="float">
            <text:p>50</text:p>
          </table:table-cell>
          <table:table-cell table:style-name="ce6" table:formula="of:=IF(NOT(ISBLANK([.F315]));IFERROR(MATCH(VLOOKUP([.F315];[.$A$1:.$A$1048576];1;0);[.$A$1:.$A$1048576];0););)" office:value-type="float" office:value="44" calcext:value-type="float">
            <text:p>44</text:p>
          </table:table-cell>
          <table:table-cell table:style-name="ce6" table:formula="of:=IF(NOT(ISBLANK([.G315]));IFERROR(MATCH(VLOOKUP([.G315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15:.M319])" office:value-type="float" office:value="97" calcext:value-type="float">
            <text:p>9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15:.M319]&gt;[.$AP$3];[.C315:.G319];))*[.$AP$4]" office:value-type="float" office:value="52824" calcext:value-type="float">
            <text:p>5282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15:.M319]&gt;[.$AS$3];[.C315:.G319];))*[.$AS$4]" office:value-type="float" office:value="7392" calcext:value-type="float">
            <text:p>7392</text:p>
          </table:table-cell>
          <table:table-cell table:style-name="ce6"/>
          <table:table-cell table:style-name="ce6" table:formula="of:=IF(NOT(ISBLANK([.C315]));MAX([.I315:.M315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315]));MAX([.P315:.T315]);)" office:value-type="float" office:value="99" calcext:value-type="float">
            <text:p>99</text:p>
          </table:table-cell>
          <table:table-cell table:style-name="ce6"/>
          <table:table-cell table:style-name="ce6" table:formula="of:=MIN([.AD315:.AH319])" office:value-type="float" office:value="54" calcext:value-type="float">
            <text:p>5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58 43 <text:s/>5 72</text:p>
          </table:table-cell>
          <table:table-cell table:style-name="ce6" table:formula="of:=IFERROR(__xludf.dummyfunction(&quot;IFERROR(SPLIT(B316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316]));IFERROR(MATCH(VLOOKUP([.C316];[.$A$1:.$A$1048576];1;0);[.$A$1:.$A$1048576];0););)" office:value-type="float" office:value="81" calcext:value-type="float">
            <text:p>81</text:p>
          </table:table-cell>
          <table:table-cell table:style-name="ce6" table:formula="of:=IF(NOT(ISBLANK([.D316]));IFERROR(MATCH(VLOOKUP([.D316];[.$A$1:.$A$1048576];1;0);[.$A$1:.$A$1048576];0););)" office:value-type="float" office:value="37" calcext:value-type="float">
            <text:p>37</text:p>
          </table:table-cell>
          <table:table-cell table:style-name="ce6" table:formula="of:=IF(NOT(ISBLANK([.E316]));IFERROR(MATCH(VLOOKUP([.E316];[.$A$1:.$A$1048576];1;0);[.$A$1:.$A$1048576];0););)" office:value-type="float" office:value="69" calcext:value-type="float">
            <text:p>69</text:p>
          </table:table-cell>
          <table:table-cell table:style-name="ce6" table:formula="of:=IF(NOT(ISBLANK([.F316]));IFERROR(MATCH(VLOOKUP([.F316];[.$A$1:.$A$1048576];1;0);[.$A$1:.$A$1048576];0););)" office:value-type="float" office:value="38" calcext:value-type="float">
            <text:p>38</text:p>
          </table:table-cell>
          <table:table-cell table:style-name="ce6" table:formula="of:=IF(NOT(ISBLANK([.G316]));IFERROR(MATCH(VLOOKUP([.G316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9"/>
          <table:table-cell table:style-name="ce6" table:formula="of:=IF(NOT(ISBLANK([.C316]));MAX([.I316:.M316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316]));MAX([.P316:.T316]);)" office:value-type="float" office:value="54" calcext:value-type="float">
            <text:p>5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46 33 85 79</text:p>
          </table:table-cell>
          <table:table-cell table:style-name="ce6" table:formula="of:=IFERROR(__xludf.dummyfunction(&quot;IFERROR(SPLIT(B317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317]));IFERROR(MATCH(VLOOKUP([.C317];[.$A$1:.$A$1048576];1;0);[.$A$1:.$A$1048576];0););)" office:value-type="float" office:value="99" calcext:value-type="float">
            <text:p>99</text:p>
          </table:table-cell>
          <table:table-cell table:style-name="ce6" table:formula="of:=IF(NOT(ISBLANK([.D317]));IFERROR(MATCH(VLOOKUP([.D317];[.$A$1:.$A$1048576];1;0);[.$A$1:.$A$1048576];0););)" office:value-type="float" office:value="54" calcext:value-type="float">
            <text:p>54</text:p>
          </table:table-cell>
          <table:table-cell table:style-name="ce6" table:formula="of:=IF(NOT(ISBLANK([.E317]));IFERROR(MATCH(VLOOKUP([.E317];[.$A$1:.$A$1048576];1;0);[.$A$1:.$A$1048576];0););)" office:value-type="float" office:value="11" calcext:value-type="float">
            <text:p>11</text:p>
          </table:table-cell>
          <table:table-cell table:style-name="ce6" table:formula="of:=IF(NOT(ISBLANK([.F317]));IFERROR(MATCH(VLOOKUP([.F317];[.$A$1:.$A$1048576];1;0);[.$A$1:.$A$1048576];0););)" office:value-type="float" office:value="79" calcext:value-type="float">
            <text:p>79</text:p>
          </table:table-cell>
          <table:table-cell table:style-name="ce6" table:formula="of:=IF(NOT(ISBLANK([.G317]));IFERROR(MATCH(VLOOKUP([.G317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number-columns-repeated="9"/>
          <table:table-cell table:style-name="ce6" table:formula="of:=IF(NOT(ISBLANK([.C317]));MAX([.I317:.M317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317]));MAX([.P317:.T317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1 34 27 92 35</text:p>
          </table:table-cell>
          <table:table-cell table:style-name="ce6" table:formula="of:=IFERROR(__xludf.dummyfunction(&quot;IFERROR(SPLIT(B318,&quot;&quot; &quot;&quot;),)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318]));IFERROR(MATCH(VLOOKUP([.C318];[.$A$1:.$A$1048576];1;0);[.$A$1:.$A$1048576];0););)" office:value-type="float" office:value="30" calcext:value-type="float">
            <text:p>30</text:p>
          </table:table-cell>
          <table:table-cell table:style-name="ce6" table:formula="of:=IF(NOT(ISBLANK([.D318]));IFERROR(MATCH(VLOOKUP([.D318];[.$A$1:.$A$1048576];1;0);[.$A$1:.$A$1048576];0););)" office:value-type="float" office:value="36" calcext:value-type="float">
            <text:p>36</text:p>
          </table:table-cell>
          <table:table-cell table:style-name="ce6" table:formula="of:=IF(NOT(ISBLANK([.E318]));IFERROR(MATCH(VLOOKUP([.E318];[.$A$1:.$A$1048576];1;0);[.$A$1:.$A$1048576];0););)" office:value-type="float" office:value="94" calcext:value-type="float">
            <text:p>94</text:p>
          </table:table-cell>
          <table:table-cell table:style-name="ce6" table:formula="of:=IF(NOT(ISBLANK([.F318]));IFERROR(MATCH(VLOOKUP([.F318];[.$A$1:.$A$1048576];1;0);[.$A$1:.$A$1048576];0););)" office:value-type="float" office:value="10" calcext:value-type="float">
            <text:p>10</text:p>
          </table:table-cell>
          <table:table-cell table:style-name="ce6" table:formula="of:=IF(NOT(ISBLANK([.G318]));IFERROR(MATCH(VLOOKUP([.G318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9"/>
          <table:table-cell table:style-name="ce6" table:formula="of:=IF(NOT(ISBLANK([.C318]));MAX([.I318:.M318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318]));MAX([.P318:.T318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4 51 65 23 17</text:p>
          </table:table-cell>
          <table:table-cell table:style-name="ce6" table:formula="of:=IFERROR(__xludf.dummyfunction(&quot;IFERROR(SPLIT(B319,&quot;&quot; &quot;&quot;),)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319]));IFERROR(MATCH(VLOOKUP([.C319];[.$A$1:.$A$1048576];1;0);[.$A$1:.$A$1048576];0););)" office:value-type="float" office:value="68" calcext:value-type="float">
            <text:p>68</text:p>
          </table:table-cell>
          <table:table-cell table:style-name="ce6" table:formula="of:=IF(NOT(ISBLANK([.D319]));IFERROR(MATCH(VLOOKUP([.D319];[.$A$1:.$A$1048576];1;0);[.$A$1:.$A$1048576];0););)" office:value-type="float" office:value="29" calcext:value-type="float">
            <text:p>29</text:p>
          </table:table-cell>
          <table:table-cell table:style-name="ce6" table:formula="of:=IF(NOT(ISBLANK([.E319]));IFERROR(MATCH(VLOOKUP([.E319];[.$A$1:.$A$1048576];1;0);[.$A$1:.$A$1048576];0););)" office:value-type="float" office:value="52" calcext:value-type="float">
            <text:p>52</text:p>
          </table:table-cell>
          <table:table-cell table:style-name="ce6" table:formula="of:=IF(NOT(ISBLANK([.F319]));IFERROR(MATCH(VLOOKUP([.F319];[.$A$1:.$A$1048576];1;0);[.$A$1:.$A$1048576];0););)" office:value-type="float" office:value="28" calcext:value-type="float">
            <text:p>28</text:p>
          </table:table-cell>
          <table:table-cell table:style-name="ce6" table:formula="of:=IF(NOT(ISBLANK([.G319]));IFERROR(MATCH(VLOOKUP([.G319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319]));MAX([.I319:.M319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319]));MAX([.P319:.T319]);)" office:value-type="float" office:value="62" calcext:value-type="float">
            <text:p>6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2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20]));IFERROR(MATCH(VLOOKUP([.C320];[.$A$1:.$A$1048576];1;0);[.$A$1:.$A$1048576];0););)" office:value-type="float" office:value="0" calcext:value-type="float">
            <text:p>0</text:p>
          </table:table-cell>
          <table:table-cell table:style-name="ce6" table:formula="of:=IF(NOT(ISBLANK([.D320]));IFERROR(MATCH(VLOOKUP([.D320];[.$A$1:.$A$1048576];1;0);[.$A$1:.$A$1048576];0););)" office:value-type="float" office:value="0" calcext:value-type="float">
            <text:p>0</text:p>
          </table:table-cell>
          <table:table-cell table:style-name="ce6" table:formula="of:=IF(NOT(ISBLANK([.E320]));IFERROR(MATCH(VLOOKUP([.E320];[.$A$1:.$A$1048576];1;0);[.$A$1:.$A$1048576];0););)" office:value-type="float" office:value="0" calcext:value-type="float">
            <text:p>0</text:p>
          </table:table-cell>
          <table:table-cell table:style-name="ce6" table:formula="of:=IF(NOT(ISBLANK([.F320]));IFERROR(MATCH(VLOOKUP([.F320];[.$A$1:.$A$1048576];1;0);[.$A$1:.$A$1048576];0););)" office:value-type="float" office:value="0" calcext:value-type="float">
            <text:p>0</text:p>
          </table:table-cell>
          <table:table-cell table:style-name="ce6" table:formula="of:=IF(NOT(ISBLANK([.G320]));IFERROR(MATCH(VLOOKUP([.G32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20]));MAX([.I320:.M32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20]));MAX([.P320:.T32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 70 20 80 94</text:p>
          </table:table-cell>
          <table:table-cell table:style-name="ce6" table:formula="of:=IFERROR(__xludf.dummyfunction(&quot;IFERROR(SPLIT(B321,&quot;&quot; &quot;&quot;),)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/>
          <table:table-cell table:style-name="ce6" table:formula="of:=IF(NOT(ISBLANK([.C321]));IFERROR(MATCH(VLOOKUP([.C321];[.$A$1:.$A$1048576];1;0);[.$A$1:.$A$1048576];0););)" office:value-type="float" office:value="66" calcext:value-type="float">
            <text:p>66</text:p>
          </table:table-cell>
          <table:table-cell table:style-name="ce6" table:formula="of:=IF(NOT(ISBLANK([.D321]));IFERROR(MATCH(VLOOKUP([.D321];[.$A$1:.$A$1048576];1;0);[.$A$1:.$A$1048576];0););)" office:value-type="float" office:value="92" calcext:value-type="float">
            <text:p>92</text:p>
          </table:table-cell>
          <table:table-cell table:style-name="ce6" table:formula="of:=IF(NOT(ISBLANK([.E321]));IFERROR(MATCH(VLOOKUP([.E321];[.$A$1:.$A$1048576];1;0);[.$A$1:.$A$1048576];0););)" office:value-type="float" office:value="32" calcext:value-type="float">
            <text:p>32</text:p>
          </table:table-cell>
          <table:table-cell table:style-name="ce6" table:formula="of:=IF(NOT(ISBLANK([.F321]));IFERROR(MATCH(VLOOKUP([.F321];[.$A$1:.$A$1048576];1;0);[.$A$1:.$A$1048576];0););)" office:value-type="float" office:value="27" calcext:value-type="float">
            <text:p>27</text:p>
          </table:table-cell>
          <table:table-cell table:style-name="ce6" table:formula="of:=IF(NOT(ISBLANK([.G321]));IFERROR(MATCH(VLOOKUP([.G321];[.$A$1:.$A$1048576];1;0);[.$A$1:.$A$1048576];0););)" office:value-type="float" office:value="77" calcext:value-type="float">
            <text:p>77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21:.M325])" office:value-type="float" office:value="66" calcext:value-type="float">
            <text:p>6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21:.M325]&gt;[.$AP$3];[.C321:.G325];))*[.$AP$4]" office:value-type="float" office:value="58007" calcext:value-type="float">
            <text:p>5800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21:.M325]&gt;[.$AS$3];[.C321:.G325];))*[.$AS$4]" office:value-type="float" office:value="16800" calcext:value-type="float">
            <text:p>16800</text:p>
          </table:table-cell>
          <table:table-cell table:style-name="ce6"/>
          <table:table-cell table:style-name="ce6" table:formula="of:=IF(NOT(ISBLANK([.C321]));MAX([.I321:.M321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321]));MAX([.P321:.T321]);)" office:value-type="float" office:value="89" calcext:value-type="float">
            <text:p>89</text:p>
          </table:table-cell>
          <table:table-cell table:style-name="ce6"/>
          <table:table-cell table:style-name="ce6" table:formula="of:=MIN([.AD321:.AH325])" office:value-type="float" office:value="80" calcext:value-type="float">
            <text:p>80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 74 53 83 10</text:p>
          </table:table-cell>
          <table:table-cell table:style-name="ce6" table:formula="of:=IFERROR(__xludf.dummyfunction(&quot;IFERROR(SPLIT(B322,&quot;&quot; &quot;&quot;),)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/>
          <table:table-cell table:style-name="ce6" table:formula="of:=IF(NOT(ISBLANK([.C322]));IFERROR(MATCH(VLOOKUP([.C322];[.$A$1:.$A$1048576];1;0);[.$A$1:.$A$1048576];0););)" office:value-type="float" office:value="14" calcext:value-type="float">
            <text:p>14</text:p>
          </table:table-cell>
          <table:table-cell table:style-name="ce6" table:formula="of:=IF(NOT(ISBLANK([.D322]));IFERROR(MATCH(VLOOKUP([.D322];[.$A$1:.$A$1048576];1;0);[.$A$1:.$A$1048576];0););)" office:value-type="float" office:value="93" calcext:value-type="float">
            <text:p>93</text:p>
          </table:table-cell>
          <table:table-cell table:style-name="ce6" table:formula="of:=IF(NOT(ISBLANK([.E322]));IFERROR(MATCH(VLOOKUP([.E322];[.$A$1:.$A$1048576];1;0);[.$A$1:.$A$1048576];0););)" office:value-type="float" office:value="78" calcext:value-type="float">
            <text:p>78</text:p>
          </table:table-cell>
          <table:table-cell table:style-name="ce6" table:formula="of:=IF(NOT(ISBLANK([.F322]));IFERROR(MATCH(VLOOKUP([.F322];[.$A$1:.$A$1048576];1;0);[.$A$1:.$A$1048576];0););)" office:value-type="float" office:value="13" calcext:value-type="float">
            <text:p>13</text:p>
          </table:table-cell>
          <table:table-cell table:style-name="ce6" table:formula="of:=IF(NOT(ISBLANK([.G322]));IFERROR(MATCH(VLOOKUP([.G322];[.$A$1:.$A$1048576];1;0);[.$A$1:.$A$1048576];0););)" office:value-type="float" office:value="47" calcext:value-type="float">
            <text:p>47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322]));MAX([.I322:.M322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22]));MAX([.P322:.T322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16 46 63 75</text:p>
          </table:table-cell>
          <table:table-cell table:style-name="ce6" table:formula="of:=IFERROR(__xludf.dummyfunction(&quot;IFERROR(SPLIT(B323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/>
          <table:table-cell table:style-name="ce6" table:formula="of:=IF(NOT(ISBLANK([.C323]));IFERROR(MATCH(VLOOKUP([.C323];[.$A$1:.$A$1048576];1;0);[.$A$1:.$A$1048576];0););)" office:value-type="float" office:value="57" calcext:value-type="float">
            <text:p>57</text:p>
          </table:table-cell>
          <table:table-cell table:style-name="ce6" table:formula="of:=IF(NOT(ISBLANK([.D323]));IFERROR(MATCH(VLOOKUP([.D323];[.$A$1:.$A$1048576];1;0);[.$A$1:.$A$1048576];0););)" office:value-type="float" office:value="90" calcext:value-type="float">
            <text:p>90</text:p>
          </table:table-cell>
          <table:table-cell table:style-name="ce6" table:formula="of:=IF(NOT(ISBLANK([.E323]));IFERROR(MATCH(VLOOKUP([.E323];[.$A$1:.$A$1048576];1;0);[.$A$1:.$A$1048576];0););)" office:value-type="float" office:value="54" calcext:value-type="float">
            <text:p>54</text:p>
          </table:table-cell>
          <table:table-cell table:style-name="ce6" table:formula="of:=IF(NOT(ISBLANK([.F323]));IFERROR(MATCH(VLOOKUP([.F323];[.$A$1:.$A$1048576];1;0);[.$A$1:.$A$1048576];0););)" office:value-type="float" office:value="56" calcext:value-type="float">
            <text:p>56</text:p>
          </table:table-cell>
          <table:table-cell table:style-name="ce6" table:formula="of:=IF(NOT(ISBLANK([.G323]));IFERROR(MATCH(VLOOKUP([.G323];[.$A$1:.$A$1048576];1;0);[.$A$1:.$A$1048576];0););)" office:value-type="float" office:value="98" calcext:value-type="float">
            <text:p>98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9"/>
          <table:table-cell table:style-name="ce6" table:formula="of:=IF(NOT(ISBLANK([.C323]));MAX([.I323:.M323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323]));MAX([.P323:.T323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90 81 27 17</text:p>
          </table:table-cell>
          <table:table-cell table:style-name="ce6" table:formula="of:=IFERROR(__xludf.dummyfunction(&quot;IFERROR(SPLIT(B324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324]));IFERROR(MATCH(VLOOKUP([.C324];[.$A$1:.$A$1048576];1;0);[.$A$1:.$A$1048576];0););)" office:value-type="float" office:value="41" calcext:value-type="float">
            <text:p>41</text:p>
          </table:table-cell>
          <table:table-cell table:style-name="ce6" table:formula="of:=IF(NOT(ISBLANK([.D324]));IFERROR(MATCH(VLOOKUP([.D324];[.$A$1:.$A$1048576];1;0);[.$A$1:.$A$1048576];0););)" office:value-type="float" office:value="18" calcext:value-type="float">
            <text:p>18</text:p>
          </table:table-cell>
          <table:table-cell table:style-name="ce6" table:formula="of:=IF(NOT(ISBLANK([.E324]));IFERROR(MATCH(VLOOKUP([.E324];[.$A$1:.$A$1048576];1;0);[.$A$1:.$A$1048576];0););)" office:value-type="float" office:value="80" calcext:value-type="float">
            <text:p>80</text:p>
          </table:table-cell>
          <table:table-cell table:style-name="ce6" table:formula="of:=IF(NOT(ISBLANK([.F324]));IFERROR(MATCH(VLOOKUP([.F324];[.$A$1:.$A$1048576];1;0);[.$A$1:.$A$1048576];0););)" office:value-type="float" office:value="94" calcext:value-type="float">
            <text:p>94</text:p>
          </table:table-cell>
          <table:table-cell table:style-name="ce6" table:formula="of:=IF(NOT(ISBLANK([.G324]));IFERROR(MATCH(VLOOKUP([.G324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324]));MAX([.I324:.M324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324]));MAX([.P324:.T324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8 19 62 44 92</text:p>
          </table:table-cell>
          <table:table-cell table:style-name="ce6" table:formula="of:=IFERROR(__xludf.dummyfunction(&quot;IFERROR(SPLIT(B325,&quot;&quot; &quot;&quot;),)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325]));IFERROR(MATCH(VLOOKUP([.C325];[.$A$1:.$A$1048576];1;0);[.$A$1:.$A$1048576];0););)" office:value-type="float" office:value="89" calcext:value-type="float">
            <text:p>89</text:p>
          </table:table-cell>
          <table:table-cell table:style-name="ce6" table:formula="of:=IF(NOT(ISBLANK([.D325]));IFERROR(MATCH(VLOOKUP([.D325];[.$A$1:.$A$1048576];1;0);[.$A$1:.$A$1048576];0););)" office:value-type="float" office:value="49" calcext:value-type="float">
            <text:p>49</text:p>
          </table:table-cell>
          <table:table-cell table:style-name="ce6" table:formula="of:=IF(NOT(ISBLANK([.E325]));IFERROR(MATCH(VLOOKUP([.E325];[.$A$1:.$A$1048576];1;0);[.$A$1:.$A$1048576];0););)" office:value-type="float" office:value="24" calcext:value-type="float">
            <text:p>24</text:p>
          </table:table-cell>
          <table:table-cell table:style-name="ce6" table:formula="of:=IF(NOT(ISBLANK([.F325]));IFERROR(MATCH(VLOOKUP([.F325];[.$A$1:.$A$1048576];1;0);[.$A$1:.$A$1048576];0););)" office:value-type="float" office:value="22" calcext:value-type="float">
            <text:p>22</text:p>
          </table:table-cell>
          <table:table-cell table:style-name="ce6" table:formula="of:=IF(NOT(ISBLANK([.G325]));IFERROR(MATCH(VLOOKUP([.G325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77" calcext:value-type="float">
            <text:p>7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9"/>
          <table:table-cell table:style-name="ce6" table:formula="of:=IF(NOT(ISBLANK([.C325]));MAX([.I325:.M325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325]));MAX([.P325:.T325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2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26]));IFERROR(MATCH(VLOOKUP([.C326];[.$A$1:.$A$1048576];1;0);[.$A$1:.$A$1048576];0););)" office:value-type="float" office:value="0" calcext:value-type="float">
            <text:p>0</text:p>
          </table:table-cell>
          <table:table-cell table:style-name="ce6" table:formula="of:=IF(NOT(ISBLANK([.D326]));IFERROR(MATCH(VLOOKUP([.D326];[.$A$1:.$A$1048576];1;0);[.$A$1:.$A$1048576];0););)" office:value-type="float" office:value="0" calcext:value-type="float">
            <text:p>0</text:p>
          </table:table-cell>
          <table:table-cell table:style-name="ce6" table:formula="of:=IF(NOT(ISBLANK([.E326]));IFERROR(MATCH(VLOOKUP([.E326];[.$A$1:.$A$1048576];1;0);[.$A$1:.$A$1048576];0););)" office:value-type="float" office:value="0" calcext:value-type="float">
            <text:p>0</text:p>
          </table:table-cell>
          <table:table-cell table:style-name="ce6" table:formula="of:=IF(NOT(ISBLANK([.F326]));IFERROR(MATCH(VLOOKUP([.F326];[.$A$1:.$A$1048576];1;0);[.$A$1:.$A$1048576];0););)" office:value-type="float" office:value="0" calcext:value-type="float">
            <text:p>0</text:p>
          </table:table-cell>
          <table:table-cell table:style-name="ce6" table:formula="of:=IF(NOT(ISBLANK([.G326]));IFERROR(MATCH(VLOOKUP([.G32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26]));MAX([.I326:.M32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26]));MAX([.P326:.T32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6 25 99 27 66</text:p>
          </table:table-cell>
          <table:table-cell table:style-name="ce6" table:formula="of:=IFERROR(__xludf.dummyfunction(&quot;IFERROR(SPLIT(B327,&quot;&quot; &quot;&quot;),)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/>
          <table:table-cell table:style-name="ce6" table:formula="of:=IF(NOT(ISBLANK([.C327]));IFERROR(MATCH(VLOOKUP([.C327];[.$A$1:.$A$1048576];1;0);[.$A$1:.$A$1048576];0););)" office:value-type="float" office:value="90" calcext:value-type="float">
            <text:p>90</text:p>
          </table:table-cell>
          <table:table-cell table:style-name="ce6" table:formula="of:=IF(NOT(ISBLANK([.D327]));IFERROR(MATCH(VLOOKUP([.D327];[.$A$1:.$A$1048576];1;0);[.$A$1:.$A$1048576];0););)" office:value-type="float" office:value="20" calcext:value-type="float">
            <text:p>20</text:p>
          </table:table-cell>
          <table:table-cell table:style-name="ce6" table:formula="of:=IF(NOT(ISBLANK([.E327]));IFERROR(MATCH(VLOOKUP([.E327];[.$A$1:.$A$1048576];1;0);[.$A$1:.$A$1048576];0););)" office:value-type="float" office:value="9" calcext:value-type="float">
            <text:p>9</text:p>
          </table:table-cell>
          <table:table-cell table:style-name="ce6" table:formula="of:=IF(NOT(ISBLANK([.F327]));IFERROR(MATCH(VLOOKUP([.F327];[.$A$1:.$A$1048576];1;0);[.$A$1:.$A$1048576];0););)" office:value-type="float" office:value="94" calcext:value-type="float">
            <text:p>94</text:p>
          </table:table-cell>
          <table:table-cell table:style-name="ce6" table:formula="of:=IF(NOT(ISBLANK([.G327]));IFERROR(MATCH(VLOOKUP([.G327];[.$A$1:.$A$1048576];1;0);[.$A$1:.$A$1048576];0););)" office:value-type="float" office:value="88" calcext:value-type="float">
            <text:p>8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27:.M331])" office:value-type="float" office:value="90" calcext:value-type="float">
            <text:p>9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27:.M331]&gt;[.$AP$3];[.C327:.G331];))*[.$AP$4]" office:value-type="float" office:value="58646" calcext:value-type="float">
            <text:p>5864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27:.M331]&gt;[.$AS$3];[.C327:.G331];))*[.$AS$4]" office:value-type="float" office:value="16912" calcext:value-type="float">
            <text:p>16912</text:p>
          </table:table-cell>
          <table:table-cell table:style-name="ce6"/>
          <table:table-cell table:style-name="ce6" table:formula="of:=IF(NOT(ISBLANK([.C327]));MAX([.I327:.M327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327]));MAX([.P327:.T327]);)" office:value-type="float" office:value="92" calcext:value-type="float">
            <text:p>92</text:p>
          </table:table-cell>
          <table:table-cell table:style-name="ce6"/>
          <table:table-cell table:style-name="ce6" table:formula="of:=MIN([.AD327:.AH331])" office:value-type="float" office:value="72" calcext:value-type="float">
            <text:p>7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0 <text:s/>3 38 10 11</text:p>
          </table:table-cell>
          <table:table-cell table:style-name="ce6" table:formula="of:=IFERROR(__xludf.dummyfunction(&quot;IFERROR(SPLIT(B328,&quot;&quot; &quot;&quot;),)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/>
          <table:table-cell table:style-name="ce6" table:formula="of:=IF(NOT(ISBLANK([.C328]));IFERROR(MATCH(VLOOKUP([.C328];[.$A$1:.$A$1048576];1;0);[.$A$1:.$A$1048576];0););)" office:value-type="float" office:value="27" calcext:value-type="float">
            <text:p>27</text:p>
          </table:table-cell>
          <table:table-cell table:style-name="ce6" table:formula="of:=IF(NOT(ISBLANK([.D328]));IFERROR(MATCH(VLOOKUP([.D328];[.$A$1:.$A$1048576];1;0);[.$A$1:.$A$1048576];0););)" office:value-type="float" office:value="50" calcext:value-type="float">
            <text:p>50</text:p>
          </table:table-cell>
          <table:table-cell table:style-name="ce6" table:formula="of:=IF(NOT(ISBLANK([.E328]));IFERROR(MATCH(VLOOKUP([.E328];[.$A$1:.$A$1048576];1;0);[.$A$1:.$A$1048576];0););)" office:value-type="float" office:value="89" calcext:value-type="float">
            <text:p>89</text:p>
          </table:table-cell>
          <table:table-cell table:style-name="ce6" table:formula="of:=IF(NOT(ISBLANK([.F328]));IFERROR(MATCH(VLOOKUP([.F328];[.$A$1:.$A$1048576];1;0);[.$A$1:.$A$1048576];0););)" office:value-type="float" office:value="47" calcext:value-type="float">
            <text:p>47</text:p>
          </table:table-cell>
          <table:table-cell table:style-name="ce6" table:formula="of:=IF(NOT(ISBLANK([.G328]));IFERROR(MATCH(VLOOKUP([.G328];[.$A$1:.$A$1048576];1;0);[.$A$1:.$A$1048576];0););)" office:value-type="float" office:value="102" calcext:value-type="float">
            <text:p>102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328]));MAX([.I328:.M328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328]));MAX([.P328:.T328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2 98 83 <text:s/>7 76</text:p>
          </table:table-cell>
          <table:table-cell table:style-name="ce6" table:formula="of:=IFERROR(__xludf.dummyfunction(&quot;IFERROR(SPLIT(B329,&quot;&quot; &quot;&quot;),)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/>
          <table:table-cell table:style-name="ce6" table:formula="of:=IF(NOT(ISBLANK([.C329]));IFERROR(MATCH(VLOOKUP([.C329];[.$A$1:.$A$1048576];1;0);[.$A$1:.$A$1048576];0););)" office:value-type="float" office:value="39" calcext:value-type="float">
            <text:p>39</text:p>
          </table:table-cell>
          <table:table-cell table:style-name="ce6" table:formula="of:=IF(NOT(ISBLANK([.D329]));IFERROR(MATCH(VLOOKUP([.D329];[.$A$1:.$A$1048576];1;0);[.$A$1:.$A$1048576];0););)" office:value-type="float" office:value="64" calcext:value-type="float">
            <text:p>64</text:p>
          </table:table-cell>
          <table:table-cell table:style-name="ce6" table:formula="of:=IF(NOT(ISBLANK([.E329]));IFERROR(MATCH(VLOOKUP([.E329];[.$A$1:.$A$1048576];1;0);[.$A$1:.$A$1048576];0););)" office:value-type="float" office:value="13" calcext:value-type="float">
            <text:p>13</text:p>
          </table:table-cell>
          <table:table-cell table:style-name="ce6" table:formula="of:=IF(NOT(ISBLANK([.F329]));IFERROR(MATCH(VLOOKUP([.F329];[.$A$1:.$A$1048576];1;0);[.$A$1:.$A$1048576];0););)" office:value-type="float" office:value="72" calcext:value-type="float">
            <text:p>72</text:p>
          </table:table-cell>
          <table:table-cell table:style-name="ce6" table:formula="of:=IF(NOT(ISBLANK([.G329]));IFERROR(MATCH(VLOOKUP([.G329];[.$A$1:.$A$1048576];1;0);[.$A$1:.$A$1048576];0););)" office:value-type="float" office:value="33" calcext:value-type="float">
            <text:p>33</text:p>
          </table:table-cell>
          <table:table-cell table:style-name="ce6"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9"/>
          <table:table-cell table:style-name="ce6" table:formula="of:=IF(NOT(ISBLANK([.C329]));MAX([.I329:.M329]);)" office:value-type="float" office:value="72" calcext:value-type="float">
            <text:p>72</text:p>
          </table:table-cell>
          <table:table-cell table:style-name="ce6" table:number-columns-repeated="3"/>
          <table:table-cell table:style-name="ce6" table:formula="of:=IF(NOT(ISBLANK([.C329]));MAX([.P329:.T329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29 79 96 42</text:p>
          </table:table-cell>
          <table:table-cell table:style-name="ce6" table:formula="of:=IFERROR(__xludf.dummyfunction(&quot;IFERROR(SPLIT(B330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/>
          <table:table-cell table:style-name="ce6" table:formula="of:=IF(NOT(ISBLANK([.C330]));IFERROR(MATCH(VLOOKUP([.C330];[.$A$1:.$A$1048576];1;0);[.$A$1:.$A$1048576];0););)" office:value-type="float" office:value="92" calcext:value-type="float">
            <text:p>92</text:p>
          </table:table-cell>
          <table:table-cell table:style-name="ce6" table:formula="of:=IF(NOT(ISBLANK([.D330]));IFERROR(MATCH(VLOOKUP([.D330];[.$A$1:.$A$1048576];1;0);[.$A$1:.$A$1048576];0););)" office:value-type="float" office:value="85" calcext:value-type="float">
            <text:p>85</text:p>
          </table:table-cell>
          <table:table-cell table:style-name="ce6" table:formula="of:=IF(NOT(ISBLANK([.E330]));IFERROR(MATCH(VLOOKUP([.E330];[.$A$1:.$A$1048576];1;0);[.$A$1:.$A$1048576];0););)" office:value-type="float" office:value="62" calcext:value-type="float">
            <text:p>62</text:p>
          </table:table-cell>
          <table:table-cell table:style-name="ce6" table:formula="of:=IF(NOT(ISBLANK([.F330]));IFERROR(MATCH(VLOOKUP([.F330];[.$A$1:.$A$1048576];1;0);[.$A$1:.$A$1048576];0););)" office:value-type="float" office:value="84" calcext:value-type="float">
            <text:p>84</text:p>
          </table:table-cell>
          <table:table-cell table:style-name="ce6" table:formula="of:=IF(NOT(ISBLANK([.G330]));IFERROR(MATCH(VLOOKUP([.G330];[.$A$1:.$A$1048576];1;0);[.$A$1:.$A$1048576];0););)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94" calcext:value-type="float">
            <text:p>9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9"/>
          <table:table-cell table:style-name="ce6" table:formula="of:=IF(NOT(ISBLANK([.C330]));MAX([.I330:.M330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330]));MAX([.P330:.T330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1 74 68 36 82</text:p>
          </table:table-cell>
          <table:table-cell table:style-name="ce6" table:formula="of:=IFERROR(__xludf.dummyfunction(&quot;IFERROR(SPLIT(B331,&quot;&quot; &quot;&quot;),)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/>
          <table:table-cell table:style-name="ce6" table:formula="of:=IF(NOT(ISBLANK([.C331]));IFERROR(MATCH(VLOOKUP([.C331];[.$A$1:.$A$1048576];1;0);[.$A$1:.$A$1048576];0););)" office:value-type="float" office:value="25" calcext:value-type="float">
            <text:p>25</text:p>
          </table:table-cell>
          <table:table-cell table:style-name="ce6" table:formula="of:=IF(NOT(ISBLANK([.D331]));IFERROR(MATCH(VLOOKUP([.D331];[.$A$1:.$A$1048576];1;0);[.$A$1:.$A$1048576];0););)" office:value-type="float" office:value="93" calcext:value-type="float">
            <text:p>93</text:p>
          </table:table-cell>
          <table:table-cell table:style-name="ce6" table:formula="of:=IF(NOT(ISBLANK([.E331]));IFERROR(MATCH(VLOOKUP([.E331];[.$A$1:.$A$1048576];1;0);[.$A$1:.$A$1048576];0););)" office:value-type="float" office:value="70" calcext:value-type="float">
            <text:p>70</text:p>
          </table:table-cell>
          <table:table-cell table:style-name="ce6" table:formula="of:=IF(NOT(ISBLANK([.F331]));IFERROR(MATCH(VLOOKUP([.F331];[.$A$1:.$A$1048576];1;0);[.$A$1:.$A$1048576];0););)" office:value-type="float" office:value="15" calcext:value-type="float">
            <text:p>15</text:p>
          </table:table-cell>
          <table:table-cell table:style-name="ce6" table:formula="of:=IF(NOT(ISBLANK([.G331]));IFERROR(MATCH(VLOOKUP([.G331];[.$A$1:.$A$1048576];1;0);[.$A$1:.$A$1048576];0););)" office:value-type="float" office:value="53" calcext:value-type="float">
            <text:p>53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number-columns-repeated="9"/>
          <table:table-cell table:style-name="ce6" table:formula="of:=IF(NOT(ISBLANK([.C331]));MAX([.I331:.M331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31]));MAX([.P331:.T331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3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32]));IFERROR(MATCH(VLOOKUP([.C332];[.$A$1:.$A$1048576];1;0);[.$A$1:.$A$1048576];0););)" office:value-type="float" office:value="0" calcext:value-type="float">
            <text:p>0</text:p>
          </table:table-cell>
          <table:table-cell table:style-name="ce6" table:formula="of:=IF(NOT(ISBLANK([.D332]));IFERROR(MATCH(VLOOKUP([.D332];[.$A$1:.$A$1048576];1;0);[.$A$1:.$A$1048576];0););)" office:value-type="float" office:value="0" calcext:value-type="float">
            <text:p>0</text:p>
          </table:table-cell>
          <table:table-cell table:style-name="ce6" table:formula="of:=IF(NOT(ISBLANK([.E332]));IFERROR(MATCH(VLOOKUP([.E332];[.$A$1:.$A$1048576];1;0);[.$A$1:.$A$1048576];0););)" office:value-type="float" office:value="0" calcext:value-type="float">
            <text:p>0</text:p>
          </table:table-cell>
          <table:table-cell table:style-name="ce6" table:formula="of:=IF(NOT(ISBLANK([.F332]));IFERROR(MATCH(VLOOKUP([.F332];[.$A$1:.$A$1048576];1;0);[.$A$1:.$A$1048576];0););)" office:value-type="float" office:value="0" calcext:value-type="float">
            <text:p>0</text:p>
          </table:table-cell>
          <table:table-cell table:style-name="ce6" table:formula="of:=IF(NOT(ISBLANK([.G332]));IFERROR(MATCH(VLOOKUP([.G33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32]));MAX([.I332:.M33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32]));MAX([.P332:.T33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0 73 72 40 93</text:p>
          </table:table-cell>
          <table:table-cell table:style-name="ce6" table:formula="of:=IFERROR(__xludf.dummyfunction(&quot;IFERROR(SPLIT(B333,&quot;&quot; &quot;&quot;),)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333]));IFERROR(MATCH(VLOOKUP([.C333];[.$A$1:.$A$1048576];1;0);[.$A$1:.$A$1048576];0););)" office:value-type="float" office:value="63" calcext:value-type="float">
            <text:p>63</text:p>
          </table:table-cell>
          <table:table-cell table:style-name="ce6" table:formula="of:=IF(NOT(ISBLANK([.D333]));IFERROR(MATCH(VLOOKUP([.D333];[.$A$1:.$A$1048576];1;0);[.$A$1:.$A$1048576];0););)" office:value-type="float" office:value="3" calcext:value-type="float">
            <text:p>3</text:p>
          </table:table-cell>
          <table:table-cell table:style-name="ce6" table:formula="of:=IF(NOT(ISBLANK([.E333]));IFERROR(MATCH(VLOOKUP([.E333];[.$A$1:.$A$1048576];1;0);[.$A$1:.$A$1048576];0););)" office:value-type="float" office:value="48" calcext:value-type="float">
            <text:p>48</text:p>
          </table:table-cell>
          <table:table-cell table:style-name="ce6" table:formula="of:=IF(NOT(ISBLANK([.F333]));IFERROR(MATCH(VLOOKUP([.F333];[.$A$1:.$A$1048576];1;0);[.$A$1:.$A$1048576];0););)" office:value-type="float" office:value="8" calcext:value-type="float">
            <text:p>8</text:p>
          </table:table-cell>
          <table:table-cell table:style-name="ce6" table:formula="of:=IF(NOT(ISBLANK([.G333]));IFERROR(MATCH(VLOOKUP([.G333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33:.M337])" office:value-type="float" office:value="63" calcext:value-type="float">
            <text:p>63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33:.M337]&gt;[.$AP$3];[.C333:.G337];))*[.$AP$4]" office:value-type="float" office:value="53321" calcext:value-type="float">
            <text:p>5332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33:.M337]&gt;[.$AS$3];[.C333:.G337];))*[.$AS$4]" office:value-type="float" office:value="7504" calcext:value-type="float">
            <text:p>7504</text:p>
          </table:table-cell>
          <table:table-cell table:style-name="ce6"/>
          <table:table-cell table:style-name="ce6" table:formula="of:=IF(NOT(ISBLANK([.C333]));MAX([.I333:.M333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333]));MAX([.P333:.T333]);)" office:value-type="float" office:value="99" calcext:value-type="float">
            <text:p>99</text:p>
          </table:table-cell>
          <table:table-cell table:style-name="ce6"/>
          <table:table-cell table:style-name="ce6" table:formula="of:=MIN([.AD333:.AH337])" office:value-type="float" office:value="56" calcext:value-type="float">
            <text:p>5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0 96 52 74 63</text:p>
          </table:table-cell>
          <table:table-cell table:style-name="ce6" table:formula="of:=IFERROR(__xludf.dummyfunction(&quot;IFERROR(SPLIT(B334,&quot;&quot; &quot;&quot;),)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/>
          <table:table-cell table:style-name="ce6" table:formula="of:=IF(NOT(ISBLANK([.C334]));IFERROR(MATCH(VLOOKUP([.C334];[.$A$1:.$A$1048576];1;0);[.$A$1:.$A$1048576];0););)" office:value-type="float" office:value="99" calcext:value-type="float">
            <text:p>99</text:p>
          </table:table-cell>
          <table:table-cell table:style-name="ce6" table:formula="of:=IF(NOT(ISBLANK([.D334]));IFERROR(MATCH(VLOOKUP([.D334];[.$A$1:.$A$1048576];1;0);[.$A$1:.$A$1048576];0););)" office:value-type="float" office:value="84" calcext:value-type="float">
            <text:p>84</text:p>
          </table:table-cell>
          <table:table-cell table:style-name="ce6" table:formula="of:=IF(NOT(ISBLANK([.E334]));IFERROR(MATCH(VLOOKUP([.E334];[.$A$1:.$A$1048576];1;0);[.$A$1:.$A$1048576];0););)" office:value-type="float" office:value="39" calcext:value-type="float">
            <text:p>39</text:p>
          </table:table-cell>
          <table:table-cell table:style-name="ce6" table:formula="of:=IF(NOT(ISBLANK([.F334]));IFERROR(MATCH(VLOOKUP([.F334];[.$A$1:.$A$1048576];1;0);[.$A$1:.$A$1048576];0););)" office:value-type="float" office:value="93" calcext:value-type="float">
            <text:p>93</text:p>
          </table:table-cell>
          <table:table-cell table:style-name="ce6" table:formula="of:=IF(NOT(ISBLANK([.G334]));IFERROR(MATCH(VLOOKUP([.G334];[.$A$1:.$A$1048576];1;0);[.$A$1:.$A$1048576];0););)" office:value-type="float" office:value="56" calcext:value-type="float">
            <text:p>56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9"/>
          <table:table-cell table:style-name="ce6" table:formula="of:=IF(NOT(ISBLANK([.C334]));MAX([.I334:.M334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334]));MAX([.P334:.T334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1 30 87 41 82</text:p>
          </table:table-cell>
          <table:table-cell table:style-name="ce6" table:formula="of:=IFERROR(__xludf.dummyfunction(&quot;IFERROR(SPLIT(B335,&quot;&quot; &quot;&quot;),)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/>
          <table:table-cell table:style-name="ce6" table:formula="of:=IF(NOT(ISBLANK([.C335]));IFERROR(MATCH(VLOOKUP([.C335];[.$A$1:.$A$1048576];1;0);[.$A$1:.$A$1048576];0););)" office:value-type="float" office:value="29" calcext:value-type="float">
            <text:p>29</text:p>
          </table:table-cell>
          <table:table-cell table:style-name="ce6" table:formula="of:=IF(NOT(ISBLANK([.D335]));IFERROR(MATCH(VLOOKUP([.D335];[.$A$1:.$A$1048576];1;0);[.$A$1:.$A$1048576];0););)" office:value-type="float" office:value="12" calcext:value-type="float">
            <text:p>12</text:p>
          </table:table-cell>
          <table:table-cell table:style-name="ce6" table:formula="of:=IF(NOT(ISBLANK([.E335]));IFERROR(MATCH(VLOOKUP([.E335];[.$A$1:.$A$1048576];1;0);[.$A$1:.$A$1048576];0););)" office:value-type="float" office:value="71" calcext:value-type="float">
            <text:p>71</text:p>
          </table:table-cell>
          <table:table-cell table:style-name="ce6" table:formula="of:=IF(NOT(ISBLANK([.F335]));IFERROR(MATCH(VLOOKUP([.F335];[.$A$1:.$A$1048576];1;0);[.$A$1:.$A$1048576];0););)" office:value-type="float" office:value="25" calcext:value-type="float">
            <text:p>25</text:p>
          </table:table-cell>
          <table:table-cell table:style-name="ce6" table:formula="of:=IF(NOT(ISBLANK([.G335]));IFERROR(MATCH(VLOOKUP([.G335];[.$A$1:.$A$1048576];1;0);[.$A$1:.$A$1048576];0););)" office:value-type="float" office:value="53" calcext:value-type="float">
            <text:p>53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number-columns-repeated="9"/>
          <table:table-cell table:style-name="ce6" table:formula="of:=IF(NOT(ISBLANK([.C335]));MAX([.I335:.M335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335]));MAX([.P335:.T335]);)" office:value-type="float" office:value="71" calcext:value-type="float">
            <text:p>7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4 <text:s/>4 59 <text:s/>0 <text:s/>1</text:p>
          </table:table-cell>
          <table:table-cell table:style-name="ce6" table:formula="of:=IFERROR(__xludf.dummyfunction(&quot;IFERROR(SPLIT(B336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(NOT(ISBLANK([.C336]));IFERROR(MATCH(VLOOKUP([.C336];[.$A$1:.$A$1048576];1;0);[.$A$1:.$A$1048576];0););)" office:value-type="float" office:value="22" calcext:value-type="float">
            <text:p>22</text:p>
          </table:table-cell>
          <table:table-cell table:style-name="ce6" table:formula="of:=IF(NOT(ISBLANK([.D336]));IFERROR(MATCH(VLOOKUP([.D336];[.$A$1:.$A$1048576];1;0);[.$A$1:.$A$1048576];0););)" office:value-type="float" office:value="66" calcext:value-type="float">
            <text:p>66</text:p>
          </table:table-cell>
          <table:table-cell table:style-name="ce6" table:formula="of:=IF(NOT(ISBLANK([.E336]));IFERROR(MATCH(VLOOKUP([.E336];[.$A$1:.$A$1048576];1;0);[.$A$1:.$A$1048576];0););)" office:value-type="float" office:value="17" calcext:value-type="float">
            <text:p>17</text:p>
          </table:table-cell>
          <table:table-cell table:style-name="ce6" table:formula="of:=IF(NOT(ISBLANK([.F336]));IFERROR(MATCH(VLOOKUP([.F336];[.$A$1:.$A$1048576];1;0);[.$A$1:.$A$1048576];0););)" office:value-type="float" office:value="46" calcext:value-type="float">
            <text:p>46</text:p>
          </table:table-cell>
          <table:table-cell table:style-name="ce6" table:formula="of:=IF(NOT(ISBLANK([.G336]));IFERROR(MATCH(VLOOKUP([.G336];[.$A$1:.$A$1048576];1;0);[.$A$1:.$A$1048576];0););)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9"/>
          <table:table-cell table:style-name="ce6" table:formula="of:=IF(NOT(ISBLANK([.C336]));MAX([.I336:.M336]);)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formula="of:=IF(NOT(ISBLANK([.C336]));MAX([.P336:.T336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3 62 10 13 58</text:p>
          </table:table-cell>
          <table:table-cell table:style-name="ce6" table:formula="of:=IFERROR(__xludf.dummyfunction(&quot;IFERROR(SPLIT(B337,&quot;&quot; &quot;&quot;),)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/>
          <table:table-cell table:style-name="ce6" table:formula="of:=IF(NOT(ISBLANK([.C337]));IFERROR(MATCH(VLOOKUP([.C337];[.$A$1:.$A$1048576];1;0);[.$A$1:.$A$1048576];0););)" office:value-type="float" office:value="69" calcext:value-type="float">
            <text:p>69</text:p>
          </table:table-cell>
          <table:table-cell table:style-name="ce6" table:formula="of:=IF(NOT(ISBLANK([.D337]));IFERROR(MATCH(VLOOKUP([.D337];[.$A$1:.$A$1048576];1;0);[.$A$1:.$A$1048576];0););)" office:value-type="float" office:value="24" calcext:value-type="float">
            <text:p>24</text:p>
          </table:table-cell>
          <table:table-cell table:style-name="ce6" table:formula="of:=IF(NOT(ISBLANK([.E337]));IFERROR(MATCH(VLOOKUP([.E337];[.$A$1:.$A$1048576];1;0);[.$A$1:.$A$1048576];0););)" office:value-type="float" office:value="47" calcext:value-type="float">
            <text:p>47</text:p>
          </table:table-cell>
          <table:table-cell table:style-name="ce6" table:formula="of:=IF(NOT(ISBLANK([.F337]));IFERROR(MATCH(VLOOKUP([.F337];[.$A$1:.$A$1048576];1;0);[.$A$1:.$A$1048576];0););)" office:value-type="float" office:value="7" calcext:value-type="float">
            <text:p>7</text:p>
          </table:table-cell>
          <table:table-cell table:style-name="ce6" table:formula="of:=IF(NOT(ISBLANK([.G337]));IFERROR(MATCH(VLOOKUP([.G337];[.$A$1:.$A$1048576];1;0);[.$A$1:.$A$1048576];0););)" office:value-type="float" office:value="37" calcext:value-type="float">
            <text:p>37</text:p>
          </table:table-cell>
          <table:table-cell table:style-name="ce6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337]));MAX([.I337:.M337]);)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formula="of:=IF(NOT(ISBLANK([.C337]));MAX([.P337:.T337]);)" office:value-type="float" office:value="56" calcext:value-type="float">
            <text:p>5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3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38]));IFERROR(MATCH(VLOOKUP([.C338];[.$A$1:.$A$1048576];1;0);[.$A$1:.$A$1048576];0););)" office:value-type="float" office:value="0" calcext:value-type="float">
            <text:p>0</text:p>
          </table:table-cell>
          <table:table-cell table:style-name="ce6" table:formula="of:=IF(NOT(ISBLANK([.D338]));IFERROR(MATCH(VLOOKUP([.D338];[.$A$1:.$A$1048576];1;0);[.$A$1:.$A$1048576];0););)" office:value-type="float" office:value="0" calcext:value-type="float">
            <text:p>0</text:p>
          </table:table-cell>
          <table:table-cell table:style-name="ce6" table:formula="of:=IF(NOT(ISBLANK([.E338]));IFERROR(MATCH(VLOOKUP([.E338];[.$A$1:.$A$1048576];1;0);[.$A$1:.$A$1048576];0););)" office:value-type="float" office:value="0" calcext:value-type="float">
            <text:p>0</text:p>
          </table:table-cell>
          <table:table-cell table:style-name="ce6" table:formula="of:=IF(NOT(ISBLANK([.F338]));IFERROR(MATCH(VLOOKUP([.F338];[.$A$1:.$A$1048576];1;0);[.$A$1:.$A$1048576];0););)" office:value-type="float" office:value="0" calcext:value-type="float">
            <text:p>0</text:p>
          </table:table-cell>
          <table:table-cell table:style-name="ce6" table:formula="of:=IF(NOT(ISBLANK([.G338]));IFERROR(MATCH(VLOOKUP([.G33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38]));MAX([.I338:.M33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38]));MAX([.P338:.T33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2 98 20 94 95</text:p>
          </table:table-cell>
          <table:table-cell table:style-name="ce6" table:formula="of:=IFERROR(__xludf.dummyfunction(&quot;IFERROR(SPLIT(B339,&quot;&quot; &quot;&quot;),)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/>
          <table:table-cell table:style-name="ce6" table:formula="of:=IF(NOT(ISBLANK([.C339]));IFERROR(MATCH(VLOOKUP([.C339];[.$A$1:.$A$1048576];1;0);[.$A$1:.$A$1048576];0););)" office:value-type="float" office:value="10" calcext:value-type="float">
            <text:p>10</text:p>
          </table:table-cell>
          <table:table-cell table:style-name="ce6" table:formula="of:=IF(NOT(ISBLANK([.D339]));IFERROR(MATCH(VLOOKUP([.D339];[.$A$1:.$A$1048576];1;0);[.$A$1:.$A$1048576];0););)" office:value-type="float" office:value="64" calcext:value-type="float">
            <text:p>64</text:p>
          </table:table-cell>
          <table:table-cell table:style-name="ce6" table:formula="of:=IF(NOT(ISBLANK([.E339]));IFERROR(MATCH(VLOOKUP([.E339];[.$A$1:.$A$1048576];1;0);[.$A$1:.$A$1048576];0););)" office:value-type="float" office:value="32" calcext:value-type="float">
            <text:p>32</text:p>
          </table:table-cell>
          <table:table-cell table:style-name="ce6" table:formula="of:=IF(NOT(ISBLANK([.F339]));IFERROR(MATCH(VLOOKUP([.F339];[.$A$1:.$A$1048576];1;0);[.$A$1:.$A$1048576];0););)" office:value-type="float" office:value="77" calcext:value-type="float">
            <text:p>77</text:p>
          </table:table-cell>
          <table:table-cell table:style-name="ce6" table:formula="of:=IF(NOT(ISBLANK([.G339]));IFERROR(MATCH(VLOOKUP([.G339];[.$A$1:.$A$1048576];1;0);[.$A$1:.$A$1048576];0););)" office:value-type="float" office:value="5" calcext:value-type="float">
            <text:p>5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39:.M343])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39:.M343]&gt;[.$AP$3];[.C339:.G343];))*[.$AP$4]" office:value-type="float" office:value="62196" calcext:value-type="float">
            <text:p>6219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39:.M343]&gt;[.$AS$3];[.C339:.G343];))*[.$AS$4]" office:value-type="float" office:value="16184" calcext:value-type="float">
            <text:p>16184</text:p>
          </table:table-cell>
          <table:table-cell table:style-name="ce6"/>
          <table:table-cell table:style-name="ce6" table:formula="of:=IF(NOT(ISBLANK([.C339]));MAX([.I339:.M339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339]));MAX([.P339:.T339]);)" office:value-type="float" office:value="80" calcext:value-type="float">
            <text:p>80</text:p>
          </table:table-cell>
          <table:table-cell table:style-name="ce6"/>
          <table:table-cell table:style-name="ce6" table:formula="of:=MIN([.AD339:.AH343])" office:value-type="float" office:value="75" calcext:value-type="float">
            <text:p>7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7 57 74 47 38</text:p>
          </table:table-cell>
          <table:table-cell table:style-name="ce6" table:formula="of:=IFERROR(__xludf.dummyfunction(&quot;IFERROR(SPLIT(B340,&quot;&quot; &quot;&quot;),)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/>
          <table:table-cell table:style-name="ce6" table:formula="of:=IF(NOT(ISBLANK([.C340]));IFERROR(MATCH(VLOOKUP([.C340];[.$A$1:.$A$1048576];1;0);[.$A$1:.$A$1048576];0););)" office:value-type="float" office:value="23" calcext:value-type="float">
            <text:p>23</text:p>
          </table:table-cell>
          <table:table-cell table:style-name="ce6" table:formula="of:=IF(NOT(ISBLANK([.D340]));IFERROR(MATCH(VLOOKUP([.D340];[.$A$1:.$A$1048576];1;0);[.$A$1:.$A$1048576];0););)" office:value-type="float" office:value="42" calcext:value-type="float">
            <text:p>42</text:p>
          </table:table-cell>
          <table:table-cell table:style-name="ce6" table:formula="of:=IF(NOT(ISBLANK([.E340]));IFERROR(MATCH(VLOOKUP([.E340];[.$A$1:.$A$1048576];1;0);[.$A$1:.$A$1048576];0););)" office:value-type="float" office:value="93" calcext:value-type="float">
            <text:p>93</text:p>
          </table:table-cell>
          <table:table-cell table:style-name="ce6" table:formula="of:=IF(NOT(ISBLANK([.F340]));IFERROR(MATCH(VLOOKUP([.F340];[.$A$1:.$A$1048576];1;0);[.$A$1:.$A$1048576];0););)" office:value-type="float" office:value="26" calcext:value-type="float">
            <text:p>26</text:p>
          </table:table-cell>
          <table:table-cell table:style-name="ce6" table:formula="of:=IF(NOT(ISBLANK([.G340]));IFERROR(MATCH(VLOOKUP([.G340];[.$A$1:.$A$1048576];1;0);[.$A$1:.$A$1048576];0););)" office:value-type="float" office:value="89" calcext:value-type="float">
            <text:p>89</text:p>
          </table:table-cell>
          <table:table-cell table:style-name="ce6"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9"/>
          <table:table-cell table:style-name="ce6" table:formula="of:=IF(NOT(ISBLANK([.C340]));MAX([.I340:.M340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40]));MAX([.P340:.T340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6 89 97 14 59</text:p>
          </table:table-cell>
          <table:table-cell table:style-name="ce6" table:formula="of:=IFERROR(__xludf.dummyfunction(&quot;IFERROR(SPLIT(B341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/>
          <table:table-cell table:style-name="ce6" table:formula="of:=IF(NOT(ISBLANK([.C341]));IFERROR(MATCH(VLOOKUP([.C341];[.$A$1:.$A$1048576];1;0);[.$A$1:.$A$1048576];0););)" office:value-type="float" office:value="15" calcext:value-type="float">
            <text:p>15</text:p>
          </table:table-cell>
          <table:table-cell table:style-name="ce6" table:formula="of:=IF(NOT(ISBLANK([.D341]));IFERROR(MATCH(VLOOKUP([.D341];[.$A$1:.$A$1048576];1;0);[.$A$1:.$A$1048576];0););)" office:value-type="float" office:value="76" calcext:value-type="float">
            <text:p>76</text:p>
          </table:table-cell>
          <table:table-cell table:style-name="ce6" table:formula="of:=IF(NOT(ISBLANK([.E341]));IFERROR(MATCH(VLOOKUP([.E341];[.$A$1:.$A$1048576];1;0);[.$A$1:.$A$1048576];0););)" office:value-type="float" office:value="87" calcext:value-type="float">
            <text:p>87</text:p>
          </table:table-cell>
          <table:table-cell table:style-name="ce6" table:formula="of:=IF(NOT(ISBLANK([.F341]));IFERROR(MATCH(VLOOKUP([.F341];[.$A$1:.$A$1048576];1;0);[.$A$1:.$A$1048576];0););)" office:value-type="float" office:value="101" calcext:value-type="float">
            <text:p>101</text:p>
          </table:table-cell>
          <table:table-cell table:style-name="ce6" table:formula="of:=IF(NOT(ISBLANK([.G341]));IFERROR(MATCH(VLOOKUP([.G341];[.$A$1:.$A$1048576];1;0);[.$A$1:.$A$1048576];0););)" office:value-type="float" office:value="17" calcext:value-type="float">
            <text:p>17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9"/>
          <table:table-cell table:style-name="ce6" table:formula="of:=IF(NOT(ISBLANK([.C341]));MAX([.I341:.M341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341]));MAX([.P341:.T341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1 46 66 55 35</text:p>
          </table:table-cell>
          <table:table-cell table:style-name="ce6" table:formula="of:=IFERROR(__xludf.dummyfunction(&quot;IFERROR(SPLIT(B342,&quot;&quot; &quot;&quot;),)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342]));IFERROR(MATCH(VLOOKUP([.C342];[.$A$1:.$A$1048576];1;0);[.$A$1:.$A$1048576];0););)" office:value-type="float" office:value="80" calcext:value-type="float">
            <text:p>80</text:p>
          </table:table-cell>
          <table:table-cell table:style-name="ce6" table:formula="of:=IF(NOT(ISBLANK([.D342]));IFERROR(MATCH(VLOOKUP([.D342];[.$A$1:.$A$1048576];1;0);[.$A$1:.$A$1048576];0););)" office:value-type="float" office:value="54" calcext:value-type="float">
            <text:p>54</text:p>
          </table:table-cell>
          <table:table-cell table:style-name="ce6" table:formula="of:=IF(NOT(ISBLANK([.E342]));IFERROR(MATCH(VLOOKUP([.E342];[.$A$1:.$A$1048576];1;0);[.$A$1:.$A$1048576];0););)" office:value-type="float" office:value="88" calcext:value-type="float">
            <text:p>88</text:p>
          </table:table-cell>
          <table:table-cell table:style-name="ce6" table:formula="of:=IF(NOT(ISBLANK([.F342]));IFERROR(MATCH(VLOOKUP([.F342];[.$A$1:.$A$1048576];1;0);[.$A$1:.$A$1048576];0););)" office:value-type="float" office:value="19" calcext:value-type="float">
            <text:p>19</text:p>
          </table:table-cell>
          <table:table-cell table:style-name="ce6" table:formula="of:=IF(NOT(ISBLANK([.G342]));IFERROR(MATCH(VLOOKUP([.G342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77" calcext:value-type="float">
            <text:p>7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342]));MAX([.I342:.M342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342]));MAX([.P342:.T342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2 62 42 12 28</text:p>
          </table:table-cell>
          <table:table-cell table:style-name="ce6" table:formula="of:=IFERROR(__xludf.dummyfunction(&quot;IFERROR(SPLIT(B343,&quot;&quot; &quot;&quot;),)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343]));IFERROR(MATCH(VLOOKUP([.C343];[.$A$1:.$A$1048576];1;0);[.$A$1:.$A$1048576];0););)" office:value-type="float" office:value="53" calcext:value-type="float">
            <text:p>53</text:p>
          </table:table-cell>
          <table:table-cell table:style-name="ce6" table:formula="of:=IF(NOT(ISBLANK([.D343]));IFERROR(MATCH(VLOOKUP([.D343];[.$A$1:.$A$1048576];1;0);[.$A$1:.$A$1048576];0););)" office:value-type="float" office:value="24" calcext:value-type="float">
            <text:p>24</text:p>
          </table:table-cell>
          <table:table-cell table:style-name="ce6" table:formula="of:=IF(NOT(ISBLANK([.E343]));IFERROR(MATCH(VLOOKUP([.E343];[.$A$1:.$A$1048576];1;0);[.$A$1:.$A$1048576];0););)" office:value-type="float" office:value="4" calcext:value-type="float">
            <text:p>4</text:p>
          </table:table-cell>
          <table:table-cell table:style-name="ce6" table:formula="of:=IF(NOT(ISBLANK([.F343]));IFERROR(MATCH(VLOOKUP([.F343];[.$A$1:.$A$1048576];1;0);[.$A$1:.$A$1048576];0););)" office:value-type="float" office:value="60" calcext:value-type="float">
            <text:p>60</text:p>
          </table:table-cell>
          <table:table-cell table:style-name="ce6" table:formula="of:=IF(NOT(ISBLANK([.G343]));IFERROR(MATCH(VLOOKUP([.G343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9"/>
          <table:table-cell table:style-name="ce6" table:formula="of:=IF(NOT(ISBLANK([.C343]));MAX([.I343:.M343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343]));MAX([.P343:.T343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4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44]));IFERROR(MATCH(VLOOKUP([.C344];[.$A$1:.$A$1048576];1;0);[.$A$1:.$A$1048576];0););)" office:value-type="float" office:value="0" calcext:value-type="float">
            <text:p>0</text:p>
          </table:table-cell>
          <table:table-cell table:style-name="ce6" table:formula="of:=IF(NOT(ISBLANK([.D344]));IFERROR(MATCH(VLOOKUP([.D344];[.$A$1:.$A$1048576];1;0);[.$A$1:.$A$1048576];0););)" office:value-type="float" office:value="0" calcext:value-type="float">
            <text:p>0</text:p>
          </table:table-cell>
          <table:table-cell table:style-name="ce6" table:formula="of:=IF(NOT(ISBLANK([.E344]));IFERROR(MATCH(VLOOKUP([.E344];[.$A$1:.$A$1048576];1;0);[.$A$1:.$A$1048576];0););)" office:value-type="float" office:value="0" calcext:value-type="float">
            <text:p>0</text:p>
          </table:table-cell>
          <table:table-cell table:style-name="ce6" table:formula="of:=IF(NOT(ISBLANK([.F344]));IFERROR(MATCH(VLOOKUP([.F344];[.$A$1:.$A$1048576];1;0);[.$A$1:.$A$1048576];0););)" office:value-type="float" office:value="0" calcext:value-type="float">
            <text:p>0</text:p>
          </table:table-cell>
          <table:table-cell table:style-name="ce6" table:formula="of:=IF(NOT(ISBLANK([.G344]));IFERROR(MATCH(VLOOKUP([.G34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44]));MAX([.I344:.M34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44]));MAX([.P344:.T34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 81 <text:s/>8 23 36</text:p>
          </table:table-cell>
          <table:table-cell table:style-name="ce6" table:formula="of:=IFERROR(__xludf.dummyfunction(&quot;IFERROR(SPLIT(B345,&quot;&quot; &quot;&quot;),)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345]));IFERROR(MATCH(VLOOKUP([.C345];[.$A$1:.$A$1048576];1;0);[.$A$1:.$A$1048576];0););)" office:value-type="float" office:value="38" calcext:value-type="float">
            <text:p>38</text:p>
          </table:table-cell>
          <table:table-cell table:style-name="ce6" table:formula="of:=IF(NOT(ISBLANK([.D345]));IFERROR(MATCH(VLOOKUP([.D345];[.$A$1:.$A$1048576];1;0);[.$A$1:.$A$1048576];0););)" office:value-type="float" office:value="80" calcext:value-type="float">
            <text:p>80</text:p>
          </table:table-cell>
          <table:table-cell table:style-name="ce6" table:formula="of:=IF(NOT(ISBLANK([.E345]));IFERROR(MATCH(VLOOKUP([.E345];[.$A$1:.$A$1048576];1;0);[.$A$1:.$A$1048576];0););)" office:value-type="float" office:value="34" calcext:value-type="float">
            <text:p>34</text:p>
          </table:table-cell>
          <table:table-cell table:style-name="ce6" table:formula="of:=IF(NOT(ISBLANK([.F345]));IFERROR(MATCH(VLOOKUP([.F345];[.$A$1:.$A$1048576];1;0);[.$A$1:.$A$1048576];0););)" office:value-type="float" office:value="28" calcext:value-type="float">
            <text:p>28</text:p>
          </table:table-cell>
          <table:table-cell table:style-name="ce6" table:formula="of:=IF(NOT(ISBLANK([.G345]));IFERROR(MATCH(VLOOKUP([.G345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45:.M349])" office:value-type="float" office:value="38" calcext:value-type="float">
            <text:p>3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45:.M349]&gt;[.$AP$3];[.C345:.G349];))*[.$AP$4]" office:value-type="float" office:value="62693" calcext:value-type="float">
            <text:p>6269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45:.M349]&gt;[.$AS$3];[.C345:.G349];))*[.$AS$4]" office:value-type="float" office:value="10640" calcext:value-type="float">
            <text:p>10640</text:p>
          </table:table-cell>
          <table:table-cell table:style-name="ce6"/>
          <table:table-cell table:style-name="ce6" table:formula="of:=IF(NOT(ISBLANK([.C345]));MAX([.I345:.M345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345]));MAX([.P345:.T345]);)" office:value-type="float" office:value="62" calcext:value-type="float">
            <text:p>62</text:p>
          </table:table-cell>
          <table:table-cell table:style-name="ce6"/>
          <table:table-cell table:style-name="ce6" table:formula="of:=MIN([.AD345:.AH349])" office:value-type="float" office:value="62" calcext:value-type="float">
            <text:p>6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1 <text:s/>7 94 95 74</text:p>
          </table:table-cell>
          <table:table-cell table:style-name="ce6" table:formula="of:=IFERROR(__xludf.dummyfunction(&quot;IFERROR(SPLIT(B346,&quot;&quot; &quot;&quot;),)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346]));IFERROR(MATCH(VLOOKUP([.C346];[.$A$1:.$A$1048576];1;0);[.$A$1:.$A$1048576];0););)" office:value-type="float" office:value="30" calcext:value-type="float">
            <text:p>30</text:p>
          </table:table-cell>
          <table:table-cell table:style-name="ce6" table:formula="of:=IF(NOT(ISBLANK([.D346]));IFERROR(MATCH(VLOOKUP([.D346];[.$A$1:.$A$1048576];1;0);[.$A$1:.$A$1048576];0););)" office:value-type="float" office:value="72" calcext:value-type="float">
            <text:p>72</text:p>
          </table:table-cell>
          <table:table-cell table:style-name="ce6" table:formula="of:=IF(NOT(ISBLANK([.E346]));IFERROR(MATCH(VLOOKUP([.E346];[.$A$1:.$A$1048576];1;0);[.$A$1:.$A$1048576];0););)" office:value-type="float" office:value="77" calcext:value-type="float">
            <text:p>77</text:p>
          </table:table-cell>
          <table:table-cell table:style-name="ce6" table:formula="of:=IF(NOT(ISBLANK([.F346]));IFERROR(MATCH(VLOOKUP([.F346];[.$A$1:.$A$1048576];1;0);[.$A$1:.$A$1048576];0););)" office:value-type="float" office:value="5" calcext:value-type="float">
            <text:p>5</text:p>
          </table:table-cell>
          <table:table-cell table:style-name="ce6" table:formula="of:=IF(NOT(ISBLANK([.G346]));IFERROR(MATCH(VLOOKUP([.G346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346]));MAX([.I346:.M346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46]));MAX([.P346:.T346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71 <text:s/>6 32 65</text:p>
          </table:table-cell>
          <table:table-cell table:style-name="ce6" table:formula="of:=IFERROR(__xludf.dummyfunction(&quot;IFERROR(SPLIT(B347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347]));IFERROR(MATCH(VLOOKUP([.C347];[.$A$1:.$A$1048576];1;0);[.$A$1:.$A$1048576];0););)" office:value-type="float" office:value="57" calcext:value-type="float">
            <text:p>57</text:p>
          </table:table-cell>
          <table:table-cell table:style-name="ce6" table:formula="of:=IF(NOT(ISBLANK([.D347]));IFERROR(MATCH(VLOOKUP([.D347];[.$A$1:.$A$1048576];1;0);[.$A$1:.$A$1048576];0););)" office:value-type="float" office:value="35" calcext:value-type="float">
            <text:p>35</text:p>
          </table:table-cell>
          <table:table-cell table:style-name="ce6" table:formula="of:=IF(NOT(ISBLANK([.E347]));IFERROR(MATCH(VLOOKUP([.E347];[.$A$1:.$A$1048576];1;0);[.$A$1:.$A$1048576];0););)" office:value-type="float" office:value="83" calcext:value-type="float">
            <text:p>83</text:p>
          </table:table-cell>
          <table:table-cell table:style-name="ce6" table:formula="of:=IF(NOT(ISBLANK([.F347]));IFERROR(MATCH(VLOOKUP([.F347];[.$A$1:.$A$1048576];1;0);[.$A$1:.$A$1048576];0););)" office:value-type="float" office:value="91" calcext:value-type="float">
            <text:p>91</text:p>
          </table:table-cell>
          <table:table-cell table:style-name="ce6" table:formula="of:=IF(NOT(ISBLANK([.G347]));IFERROR(MATCH(VLOOKUP([.G347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number-columns-repeated="9"/>
          <table:table-cell table:style-name="ce6" table:formula="of:=IF(NOT(ISBLANK([.C347]));MAX([.I347:.M347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347]));MAX([.P347:.T347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9 30 67 49 37</text:p>
          </table:table-cell>
          <table:table-cell table:style-name="ce6" table:formula="of:=IFERROR(__xludf.dummyfunction(&quot;IFERROR(SPLIT(B348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/>
          <table:table-cell table:style-name="ce6" table:formula="of:=IF(NOT(ISBLANK([.C348]));IFERROR(MATCH(VLOOKUP([.C348];[.$A$1:.$A$1048576];1;0);[.$A$1:.$A$1048576];0););)" office:value-type="float" office:value="62" calcext:value-type="float">
            <text:p>62</text:p>
          </table:table-cell>
          <table:table-cell table:style-name="ce6" table:formula="of:=IF(NOT(ISBLANK([.D348]));IFERROR(MATCH(VLOOKUP([.D348];[.$A$1:.$A$1048576];1;0);[.$A$1:.$A$1048576];0););)" office:value-type="float" office:value="12" calcext:value-type="float">
            <text:p>12</text:p>
          </table:table-cell>
          <table:table-cell table:style-name="ce6" table:formula="of:=IF(NOT(ISBLANK([.E348]));IFERROR(MATCH(VLOOKUP([.E348];[.$A$1:.$A$1048576];1;0);[.$A$1:.$A$1048576];0););)" office:value-type="float" office:value="73" calcext:value-type="float">
            <text:p>73</text:p>
          </table:table-cell>
          <table:table-cell table:style-name="ce6" table:formula="of:=IF(NOT(ISBLANK([.F348]));IFERROR(MATCH(VLOOKUP([.F348];[.$A$1:.$A$1048576];1;0);[.$A$1:.$A$1048576];0););)" office:value-type="float" office:value="81" calcext:value-type="float">
            <text:p>81</text:p>
          </table:table-cell>
          <table:table-cell table:style-name="ce6" table:formula="of:=IF(NOT(ISBLANK([.G348]));IFERROR(MATCH(VLOOKUP([.G348];[.$A$1:.$A$1048576];1;0);[.$A$1:.$A$1048576];0););)" office:value-type="float" office:value="23" calcext:value-type="float">
            <text:p>23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348]));MAX([.I348:.M348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348]));MAX([.P348:.T348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 44 84 58 82</text:p>
          </table:table-cell>
          <table:table-cell table:style-name="ce6" table:formula="of:=IFERROR(__xludf.dummyfunction(&quot;IFERROR(SPLIT(B349,&quot;&quot; &quot;&quot;),)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/>
          <table:table-cell table:style-name="ce6" table:formula="of:=IF(NOT(ISBLANK([.C349]));IFERROR(MATCH(VLOOKUP([.C349];[.$A$1:.$A$1048576];1;0);[.$A$1:.$A$1048576];0););)" office:value-type="float" office:value="61" calcext:value-type="float">
            <text:p>61</text:p>
          </table:table-cell>
          <table:table-cell table:style-name="ce6" table:formula="of:=IF(NOT(ISBLANK([.D349]));IFERROR(MATCH(VLOOKUP([.D349];[.$A$1:.$A$1048576];1;0);[.$A$1:.$A$1048576];0););)" office:value-type="float" office:value="22" calcext:value-type="float">
            <text:p>22</text:p>
          </table:table-cell>
          <table:table-cell table:style-name="ce6" table:formula="of:=IF(NOT(ISBLANK([.E349]));IFERROR(MATCH(VLOOKUP([.E349];[.$A$1:.$A$1048576];1;0);[.$A$1:.$A$1048576];0););)" office:value-type="float" office:value="95" calcext:value-type="float">
            <text:p>95</text:p>
          </table:table-cell>
          <table:table-cell table:style-name="ce6" table:formula="of:=IF(NOT(ISBLANK([.F349]));IFERROR(MATCH(VLOOKUP([.F349];[.$A$1:.$A$1048576];1;0);[.$A$1:.$A$1048576];0););)" office:value-type="float" office:value="37" calcext:value-type="float">
            <text:p>37</text:p>
          </table:table-cell>
          <table:table-cell table:style-name="ce6" table:formula="of:=IF(NOT(ISBLANK([.G349]));IFERROR(MATCH(VLOOKUP([.G349];[.$A$1:.$A$1048576];1;0);[.$A$1:.$A$1048576];0););)" office:value-type="float" office:value="53" calcext:value-type="float">
            <text:p>53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number-columns-repeated="9"/>
          <table:table-cell table:style-name="ce6" table:formula="of:=IF(NOT(ISBLANK([.C349]));MAX([.I349:.M349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349]));MAX([.P349:.T349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5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50]));IFERROR(MATCH(VLOOKUP([.C350];[.$A$1:.$A$1048576];1;0);[.$A$1:.$A$1048576];0););)" office:value-type="float" office:value="0" calcext:value-type="float">
            <text:p>0</text:p>
          </table:table-cell>
          <table:table-cell table:style-name="ce6" table:formula="of:=IF(NOT(ISBLANK([.D350]));IFERROR(MATCH(VLOOKUP([.D350];[.$A$1:.$A$1048576];1;0);[.$A$1:.$A$1048576];0););)" office:value-type="float" office:value="0" calcext:value-type="float">
            <text:p>0</text:p>
          </table:table-cell>
          <table:table-cell table:style-name="ce6" table:formula="of:=IF(NOT(ISBLANK([.E350]));IFERROR(MATCH(VLOOKUP([.E350];[.$A$1:.$A$1048576];1;0);[.$A$1:.$A$1048576];0););)" office:value-type="float" office:value="0" calcext:value-type="float">
            <text:p>0</text:p>
          </table:table-cell>
          <table:table-cell table:style-name="ce6" table:formula="of:=IF(NOT(ISBLANK([.F350]));IFERROR(MATCH(VLOOKUP([.F350];[.$A$1:.$A$1048576];1;0);[.$A$1:.$A$1048576];0););)" office:value-type="float" office:value="0" calcext:value-type="float">
            <text:p>0</text:p>
          </table:table-cell>
          <table:table-cell table:style-name="ce6" table:formula="of:=IF(NOT(ISBLANK([.G350]));IFERROR(MATCH(VLOOKUP([.G35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50]));MAX([.I350:.M35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50]));MAX([.P350:.T35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56 13 80 65</text:p>
          </table:table-cell>
          <table:table-cell table:style-name="ce6" table:formula="of:=IFERROR(__xludf.dummyfunction(&quot;IFERROR(SPLIT(B351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351]));IFERROR(MATCH(VLOOKUP([.C351];[.$A$1:.$A$1048576];1;0);[.$A$1:.$A$1048576];0););)" office:value-type="float" office:value="49" calcext:value-type="float">
            <text:p>49</text:p>
          </table:table-cell>
          <table:table-cell table:style-name="ce6" table:formula="of:=IF(NOT(ISBLANK([.D351]));IFERROR(MATCH(VLOOKUP([.D351];[.$A$1:.$A$1048576];1;0);[.$A$1:.$A$1048576];0););)" office:value-type="float" office:value="86" calcext:value-type="float">
            <text:p>86</text:p>
          </table:table-cell>
          <table:table-cell table:style-name="ce6" table:formula="of:=IF(NOT(ISBLANK([.E351]));IFERROR(MATCH(VLOOKUP([.E351];[.$A$1:.$A$1048576];1;0);[.$A$1:.$A$1048576];0););)" office:value-type="float" office:value="7" calcext:value-type="float">
            <text:p>7</text:p>
          </table:table-cell>
          <table:table-cell table:style-name="ce6" table:formula="of:=IF(NOT(ISBLANK([.F351]));IFERROR(MATCH(VLOOKUP([.F351];[.$A$1:.$A$1048576];1;0);[.$A$1:.$A$1048576];0););)" office:value-type="float" office:value="27" calcext:value-type="float">
            <text:p>27</text:p>
          </table:table-cell>
          <table:table-cell table:style-name="ce6" table:formula="of:=IF(NOT(ISBLANK([.G351]));IFERROR(MATCH(VLOOKUP([.G351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51:.M355])" office:value-type="float" office:value="49" calcext:value-type="float">
            <text:p>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51:.M355]&gt;[.$AP$3];[.C351:.G355];))*[.$AP$4]" office:value-type="float" office:value="59711" calcext:value-type="float">
            <text:p>5971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51:.M355]&gt;[.$AS$3];[.C351:.G355];))*[.$AS$4]" office:value-type="float" office:value="11928" calcext:value-type="float">
            <text:p>11928</text:p>
          </table:table-cell>
          <table:table-cell table:style-name="ce6"/>
          <table:table-cell table:style-name="ce6" table:formula="of:=IF(NOT(ISBLANK([.C351]));MAX([.I351:.M351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351]));MAX([.P351:.T351]);)" office:value-type="float" office:value="67" calcext:value-type="float">
            <text:p>67</text:p>
          </table:table-cell>
          <table:table-cell table:style-name="ce6"/>
          <table:table-cell table:style-name="ce6" table:formula="of:=MIN([.AD351:.AH355])" office:value-type="float" office:value="62" calcext:value-type="float">
            <text:p>6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9 59 57 10 44</text:p>
          </table:table-cell>
          <table:table-cell table:style-name="ce6" table:formula="of:=IFERROR(__xludf.dummyfunction(&quot;IFERROR(SPLIT(B352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/>
          <table:table-cell table:style-name="ce6" table:formula="of:=IF(NOT(ISBLANK([.C352]));IFERROR(MATCH(VLOOKUP([.C352];[.$A$1:.$A$1048576];1;0);[.$A$1:.$A$1048576];0););)" office:value-type="float" office:value="62" calcext:value-type="float">
            <text:p>62</text:p>
          </table:table-cell>
          <table:table-cell table:style-name="ce6" table:formula="of:=IF(NOT(ISBLANK([.D352]));IFERROR(MATCH(VLOOKUP([.D352];[.$A$1:.$A$1048576];1;0);[.$A$1:.$A$1048576];0););)" office:value-type="float" office:value="17" calcext:value-type="float">
            <text:p>17</text:p>
          </table:table-cell>
          <table:table-cell table:style-name="ce6" table:formula="of:=IF(NOT(ISBLANK([.E352]));IFERROR(MATCH(VLOOKUP([.E352];[.$A$1:.$A$1048576];1;0);[.$A$1:.$A$1048576];0););)" office:value-type="float" office:value="42" calcext:value-type="float">
            <text:p>42</text:p>
          </table:table-cell>
          <table:table-cell table:style-name="ce6" table:formula="of:=IF(NOT(ISBLANK([.F352]));IFERROR(MATCH(VLOOKUP([.F352];[.$A$1:.$A$1048576];1;0);[.$A$1:.$A$1048576];0););)" office:value-type="float" office:value="47" calcext:value-type="float">
            <text:p>47</text:p>
          </table:table-cell>
          <table:table-cell table:style-name="ce6" table:formula="of:=IF(NOT(ISBLANK([.G352]));IFERROR(MATCH(VLOOKUP([.G352];[.$A$1:.$A$1048576];1;0);[.$A$1:.$A$1048576];0););)" office:value-type="float" office:value="22" calcext:value-type="float">
            <text:p>22</text:p>
          </table:table-cell>
          <table:table-cell table:style-name="ce6" table:number-columns-repeated="2"/>
          <table:table-cell table:style-name="ce6" office:value-type="float" office:value="86" calcext:value-type="float">
            <text:p>8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352]));MAX([.I352:.M352]);)" office:value-type="float" office:value="62" calcext:value-type="float">
            <text:p>62</text:p>
          </table:table-cell>
          <table:table-cell table:style-name="ce6" table:number-columns-repeated="3"/>
          <table:table-cell table:style-name="ce6" table:formula="of:=IF(NOT(ISBLANK([.C352]));MAX([.P352:.T352]);)" office:value-type="float" office:value="87" calcext:value-type="float">
            <text:p>8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8 97 49 26 70</text:p>
          </table:table-cell>
          <table:table-cell table:style-name="ce6" table:formula="of:=IFERROR(__xludf.dummyfunction(&quot;IFERROR(SPLIT(B353,&quot;&quot; &quot;&quot;),)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/>
          <table:table-cell table:style-name="ce6" table:formula="of:=IF(NOT(ISBLANK([.C353]));IFERROR(MATCH(VLOOKUP([.C353];[.$A$1:.$A$1048576];1;0);[.$A$1:.$A$1048576];0););)" office:value-type="float" office:value="67" calcext:value-type="float">
            <text:p>67</text:p>
          </table:table-cell>
          <table:table-cell table:style-name="ce6" table:formula="of:=IF(NOT(ISBLANK([.D353]));IFERROR(MATCH(VLOOKUP([.D353];[.$A$1:.$A$1048576];1;0);[.$A$1:.$A$1048576];0););)" office:value-type="float" office:value="87" calcext:value-type="float">
            <text:p>87</text:p>
          </table:table-cell>
          <table:table-cell table:style-name="ce6" table:formula="of:=IF(NOT(ISBLANK([.E353]));IFERROR(MATCH(VLOOKUP([.E353];[.$A$1:.$A$1048576];1;0);[.$A$1:.$A$1048576];0););)" office:value-type="float" office:value="81" calcext:value-type="float">
            <text:p>81</text:p>
          </table:table-cell>
          <table:table-cell table:style-name="ce6" table:formula="of:=IF(NOT(ISBLANK([.F353]));IFERROR(MATCH(VLOOKUP([.F353];[.$A$1:.$A$1048576];1;0);[.$A$1:.$A$1048576];0););)" office:value-type="float" office:value="45" calcext:value-type="float">
            <text:p>45</text:p>
          </table:table-cell>
          <table:table-cell table:style-name="ce6" table:formula="of:=IF(NOT(ISBLANK([.G353]));IFERROR(MATCH(VLOOKUP([.G353];[.$A$1:.$A$1048576];1;0);[.$A$1:.$A$1048576];0););)" office:value-type="float" office:value="92" calcext:value-type="float">
            <text:p>92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353]));MAX([.I353:.M353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353]));MAX([.P353:.T353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2 95 18 14 96</text:p>
          </table:table-cell>
          <table:table-cell table:style-name="ce6" table:formula="of:=IFERROR(__xludf.dummyfunction(&quot;IFERROR(SPLIT(B354,&quot;&quot; &quot;&quot;),)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/>
          <table:table-cell table:style-name="ce6" table:formula="of:=IF(NOT(ISBLANK([.C354]));IFERROR(MATCH(VLOOKUP([.C354];[.$A$1:.$A$1048576];1;0);[.$A$1:.$A$1048576];0););)" office:value-type="float" office:value="48" calcext:value-type="float">
            <text:p>48</text:p>
          </table:table-cell>
          <table:table-cell table:style-name="ce6" table:formula="of:=IF(NOT(ISBLANK([.D354]));IFERROR(MATCH(VLOOKUP([.D354];[.$A$1:.$A$1048576];1;0);[.$A$1:.$A$1048576];0););)" office:value-type="float" office:value="5" calcext:value-type="float">
            <text:p>5</text:p>
          </table:table-cell>
          <table:table-cell table:style-name="ce6" table:formula="of:=IF(NOT(ISBLANK([.E354]));IFERROR(MATCH(VLOOKUP([.E354];[.$A$1:.$A$1048576];1;0);[.$A$1:.$A$1048576];0););)" office:value-type="float" office:value="59" calcext:value-type="float">
            <text:p>59</text:p>
          </table:table-cell>
          <table:table-cell table:style-name="ce6" table:formula="of:=IF(NOT(ISBLANK([.F354]));IFERROR(MATCH(VLOOKUP([.F354];[.$A$1:.$A$1048576];1;0);[.$A$1:.$A$1048576];0););)" office:value-type="float" office:value="101" calcext:value-type="float">
            <text:p>101</text:p>
          </table:table-cell>
          <table:table-cell table:style-name="ce6" table:formula="of:=IF(NOT(ISBLANK([.G354]));IFERROR(MATCH(VLOOKUP([.G354];[.$A$1:.$A$1048576];1;0);[.$A$1:.$A$1048576];0););)" office:value-type="float" office:value="84" calcext:value-type="float">
            <text:p>84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number-columns-repeated="9"/>
          <table:table-cell table:style-name="ce6" table:formula="of:=IF(NOT(ISBLANK([.C354]));MAX([.I354:.M354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354]));MAX([.P354:.T354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 99 33 32 41</text:p>
          </table:table-cell>
          <table:table-cell table:style-name="ce6" table:formula="of:=IFERROR(__xludf.dummyfunction(&quot;IFERROR(SPLIT(B355,&quot;&quot; &quot;&quot;),)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/>
          <table:table-cell table:style-name="ce6" table:formula="of:=IF(NOT(ISBLANK([.C355]));IFERROR(MATCH(VLOOKUP([.C355];[.$A$1:.$A$1048576];1;0);[.$A$1:.$A$1048576];0););)" office:value-type="float" office:value="50" calcext:value-type="float">
            <text:p>50</text:p>
          </table:table-cell>
          <table:table-cell table:style-name="ce6" table:formula="of:=IF(NOT(ISBLANK([.D355]));IFERROR(MATCH(VLOOKUP([.D355];[.$A$1:.$A$1048576];1;0);[.$A$1:.$A$1048576];0););)" office:value-type="float" office:value="9" calcext:value-type="float">
            <text:p>9</text:p>
          </table:table-cell>
          <table:table-cell table:style-name="ce6" table:formula="of:=IF(NOT(ISBLANK([.E355]));IFERROR(MATCH(VLOOKUP([.E355];[.$A$1:.$A$1048576];1;0);[.$A$1:.$A$1048576];0););)" office:value-type="float" office:value="11" calcext:value-type="float">
            <text:p>11</text:p>
          </table:table-cell>
          <table:table-cell table:style-name="ce6" table:formula="of:=IF(NOT(ISBLANK([.F355]));IFERROR(MATCH(VLOOKUP([.F355];[.$A$1:.$A$1048576];1;0);[.$A$1:.$A$1048576];0););)" office:value-type="float" office:value="91" calcext:value-type="float">
            <text:p>91</text:p>
          </table:table-cell>
          <table:table-cell table:style-name="ce6" table:formula="of:=IF(NOT(ISBLANK([.G355]));IFERROR(MATCH(VLOOKUP([.G355];[.$A$1:.$A$1048576];1;0);[.$A$1:.$A$1048576];0););)" office:value-type="float" office:value="25" calcext:value-type="float">
            <text:p>25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9"/>
          <table:table-cell table:style-name="ce6" table:formula="of:=IF(NOT(ISBLANK([.C355]));MAX([.I355:.M355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355]));MAX([.P355:.T355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5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56]));IFERROR(MATCH(VLOOKUP([.C356];[.$A$1:.$A$1048576];1;0);[.$A$1:.$A$1048576];0););)" office:value-type="float" office:value="0" calcext:value-type="float">
            <text:p>0</text:p>
          </table:table-cell>
          <table:table-cell table:style-name="ce6" table:formula="of:=IF(NOT(ISBLANK([.D356]));IFERROR(MATCH(VLOOKUP([.D356];[.$A$1:.$A$1048576];1;0);[.$A$1:.$A$1048576];0););)" office:value-type="float" office:value="0" calcext:value-type="float">
            <text:p>0</text:p>
          </table:table-cell>
          <table:table-cell table:style-name="ce6" table:formula="of:=IF(NOT(ISBLANK([.E356]));IFERROR(MATCH(VLOOKUP([.E356];[.$A$1:.$A$1048576];1;0);[.$A$1:.$A$1048576];0););)" office:value-type="float" office:value="0" calcext:value-type="float">
            <text:p>0</text:p>
          </table:table-cell>
          <table:table-cell table:style-name="ce6" table:formula="of:=IF(NOT(ISBLANK([.F356]));IFERROR(MATCH(VLOOKUP([.F356];[.$A$1:.$A$1048576];1;0);[.$A$1:.$A$1048576];0););)" office:value-type="float" office:value="0" calcext:value-type="float">
            <text:p>0</text:p>
          </table:table-cell>
          <table:table-cell table:style-name="ce6" table:formula="of:=IF(NOT(ISBLANK([.G356]));IFERROR(MATCH(VLOOKUP([.G35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56]));MAX([.I356:.M35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56]));MAX([.P356:.T35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 42 18 14 57</text:p>
          </table:table-cell>
          <table:table-cell table:style-name="ce6" table:formula="of:=IFERROR(__xludf.dummyfunction(&quot;IFERROR(SPLIT(B357,&quot;&quot; &quot;&quot;),)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/>
          <table:table-cell table:style-name="ce6" table:formula="of:=IF(NOT(ISBLANK([.C357]));IFERROR(MATCH(VLOOKUP([.C357];[.$A$1:.$A$1048576];1;0);[.$A$1:.$A$1048576];0););)" office:value-type="float" office:value="38" calcext:value-type="float">
            <text:p>38</text:p>
          </table:table-cell>
          <table:table-cell table:style-name="ce6" table:formula="of:=IF(NOT(ISBLANK([.D357]));IFERROR(MATCH(VLOOKUP([.D357];[.$A$1:.$A$1048576];1;0);[.$A$1:.$A$1048576];0););)" office:value-type="float" office:value="4" calcext:value-type="float">
            <text:p>4</text:p>
          </table:table-cell>
          <table:table-cell table:style-name="ce6" table:formula="of:=IF(NOT(ISBLANK([.E357]));IFERROR(MATCH(VLOOKUP([.E357];[.$A$1:.$A$1048576];1;0);[.$A$1:.$A$1048576];0););)" office:value-type="float" office:value="59" calcext:value-type="float">
            <text:p>59</text:p>
          </table:table-cell>
          <table:table-cell table:style-name="ce6" table:formula="of:=IF(NOT(ISBLANK([.F357]));IFERROR(MATCH(VLOOKUP([.F357];[.$A$1:.$A$1048576];1;0);[.$A$1:.$A$1048576];0););)" office:value-type="float" office:value="101" calcext:value-type="float">
            <text:p>101</text:p>
          </table:table-cell>
          <table:table-cell table:style-name="ce6" table:formula="of:=IF(NOT(ISBLANK([.G357]));IFERROR(MATCH(VLOOKUP([.G357];[.$A$1:.$A$1048576];1;0);[.$A$1:.$A$1048576];0););)" office:value-type="float" office:value="42" calcext:value-type="float">
            <text:p>4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57:.M361])" office:value-type="float" office:value="38" calcext:value-type="float">
            <text:p>3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57:.M361]&gt;[.$AP$3];[.C357:.G361];))*[.$AP$4]" office:value-type="float" office:value="53889" calcext:value-type="float">
            <text:p>5388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57:.M361]&gt;[.$AS$3];[.C357:.G361];))*[.$AS$4]" office:value-type="float" office:value="9856" calcext:value-type="float">
            <text:p>9856</text:p>
          </table:table-cell>
          <table:table-cell table:style-name="ce6"/>
          <table:table-cell table:style-name="ce6" table:formula="of:=IF(NOT(ISBLANK([.C357]));MAX([.I357:.M35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357]));MAX([.P357:.T357]);)" office:value-type="float" office:value="58" calcext:value-type="float">
            <text:p>58</text:p>
          </table:table-cell>
          <table:table-cell table:style-name="ce6"/>
          <table:table-cell table:style-name="ce6" table:formula="of:=MIN([.AD357:.AH361])" office:value-type="float" office:value="58" calcext:value-type="float">
            <text:p>5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62 <text:s/>6 92 96</text:p>
          </table:table-cell>
          <table:table-cell table:style-name="ce6" table:formula="of:=IFERROR(__xludf.dummyfunction(&quot;IFERROR(SPLIT(B358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/>
          <table:table-cell table:style-name="ce6" table:formula="of:=IF(NOT(ISBLANK([.C358]));IFERROR(MATCH(VLOOKUP([.C358];[.$A$1:.$A$1048576];1;0);[.$A$1:.$A$1048576];0););)" office:value-type="float" office:value="49" calcext:value-type="float">
            <text:p>49</text:p>
          </table:table-cell>
          <table:table-cell table:style-name="ce6" table:formula="of:=IF(NOT(ISBLANK([.D358]));IFERROR(MATCH(VLOOKUP([.D358];[.$A$1:.$A$1048576];1;0);[.$A$1:.$A$1048576];0););)" office:value-type="float" office:value="24" calcext:value-type="float">
            <text:p>24</text:p>
          </table:table-cell>
          <table:table-cell table:style-name="ce6" table:formula="of:=IF(NOT(ISBLANK([.E358]));IFERROR(MATCH(VLOOKUP([.E358];[.$A$1:.$A$1048576];1;0);[.$A$1:.$A$1048576];0););)" office:value-type="float" office:value="83" calcext:value-type="float">
            <text:p>83</text:p>
          </table:table-cell>
          <table:table-cell table:style-name="ce6" table:formula="of:=IF(NOT(ISBLANK([.F358]));IFERROR(MATCH(VLOOKUP([.F358];[.$A$1:.$A$1048576];1;0);[.$A$1:.$A$1048576];0););)" office:value-type="float" office:value="10" calcext:value-type="float">
            <text:p>10</text:p>
          </table:table-cell>
          <table:table-cell table:style-name="ce6" table:formula="of:=IF(NOT(ISBLANK([.G358]));IFERROR(MATCH(VLOOKUP([.G358];[.$A$1:.$A$1048576];1;0);[.$A$1:.$A$1048576];0););)" office:value-type="float" office:value="84" calcext:value-type="float">
            <text:p>84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9"/>
          <table:table-cell table:style-name="ce6" table:formula="of:=IF(NOT(ISBLANK([.C358]));MAX([.I358:.M358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358]));MAX([.P358:.T358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58 75 49 <text:s/>9</text:p>
          </table:table-cell>
          <table:table-cell table:style-name="ce6" table:formula="of:=IFERROR(__xludf.dummyfunction(&quot;IFERROR(SPLIT(B359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/>
          <table:table-cell table:style-name="ce6" table:formula="of:=IF(NOT(ISBLANK([.C359]));IFERROR(MATCH(VLOOKUP([.C359];[.$A$1:.$A$1048576];1;0);[.$A$1:.$A$1048576];0););)" office:value-type="float" office:value="44" calcext:value-type="float">
            <text:p>44</text:p>
          </table:table-cell>
          <table:table-cell table:style-name="ce6" table:formula="of:=IF(NOT(ISBLANK([.D359]));IFERROR(MATCH(VLOOKUP([.D359];[.$A$1:.$A$1048576];1;0);[.$A$1:.$A$1048576];0););)" office:value-type="float" office:value="37" calcext:value-type="float">
            <text:p>37</text:p>
          </table:table-cell>
          <table:table-cell table:style-name="ce6" table:formula="of:=IF(NOT(ISBLANK([.E359]));IFERROR(MATCH(VLOOKUP([.E359];[.$A$1:.$A$1048576];1;0);[.$A$1:.$A$1048576];0););)" office:value-type="float" office:value="98" calcext:value-type="float">
            <text:p>98</text:p>
          </table:table-cell>
          <table:table-cell table:style-name="ce6" table:formula="of:=IF(NOT(ISBLANK([.F359]));IFERROR(MATCH(VLOOKUP([.F359];[.$A$1:.$A$1048576];1;0);[.$A$1:.$A$1048576];0););)" office:value-type="float" office:value="81" calcext:value-type="float">
            <text:p>81</text:p>
          </table:table-cell>
          <table:table-cell table:style-name="ce6" table:formula="of:=IF(NOT(ISBLANK([.G359]));IFERROR(MATCH(VLOOKUP([.G359];[.$A$1:.$A$1048576];1;0);[.$A$1:.$A$1048576];0););)" office:value-type="float" office:value="61" calcext:value-type="float">
            <text:p>61</text:p>
          </table:table-cell>
          <table:table-cell table:style-name="ce6" table:number-columns-repeated="2"/>
          <table:table-cell table:style-name="ce6" office:value-type="float" office:value="59" calcext:value-type="float">
            <text:p>5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359]));MAX([.I359:.M359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359]));MAX([.P359:.T359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4 48 55 60 67</text:p>
          </table:table-cell>
          <table:table-cell table:style-name="ce6" table:formula="of:=IFERROR(__xludf.dummyfunction(&quot;IFERROR(SPLIT(B360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360]));IFERROR(MATCH(VLOOKUP([.C360];[.$A$1:.$A$1048576];1;0);[.$A$1:.$A$1048576];0););)" office:value-type="float" office:value="58" calcext:value-type="float">
            <text:p>58</text:p>
          </table:table-cell>
          <table:table-cell table:style-name="ce6" table:formula="of:=IF(NOT(ISBLANK([.D360]));IFERROR(MATCH(VLOOKUP([.D360];[.$A$1:.$A$1048576];1;0);[.$A$1:.$A$1048576];0););)" office:value-type="float" office:value="74" calcext:value-type="float">
            <text:p>74</text:p>
          </table:table-cell>
          <table:table-cell table:style-name="ce6" table:formula="of:=IF(NOT(ISBLANK([.E360]));IFERROR(MATCH(VLOOKUP([.E360];[.$A$1:.$A$1048576];1;0);[.$A$1:.$A$1048576];0););)" office:value-type="float" office:value="19" calcext:value-type="float">
            <text:p>19</text:p>
          </table:table-cell>
          <table:table-cell table:style-name="ce6" table:formula="of:=IF(NOT(ISBLANK([.F360]));IFERROR(MATCH(VLOOKUP([.F360];[.$A$1:.$A$1048576];1;0);[.$A$1:.$A$1048576];0););)" office:value-type="float" office:value="99" calcext:value-type="float">
            <text:p>99</text:p>
          </table:table-cell>
          <table:table-cell table:style-name="ce6" table:formula="of:=IF(NOT(ISBLANK([.G360]));IFERROR(MATCH(VLOOKUP([.G360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9"/>
          <table:table-cell table:style-name="ce6" table:formula="of:=IF(NOT(ISBLANK([.C360]));MAX([.I360:.M360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360]));MAX([.P360:.T360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37 27 34 59</text:p>
          </table:table-cell>
          <table:table-cell table:style-name="ce6" table:formula="of:=IFERROR(__xludf.dummyfunction(&quot;IFERROR(SPLIT(B361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/>
          <table:table-cell table:style-name="ce6" table:formula="of:=IF(NOT(ISBLANK([.C361]));IFERROR(MATCH(VLOOKUP([.C361];[.$A$1:.$A$1048576];1;0);[.$A$1:.$A$1048576];0););)" office:value-type="float" office:value="57" calcext:value-type="float">
            <text:p>57</text:p>
          </table:table-cell>
          <table:table-cell table:style-name="ce6" table:formula="of:=IF(NOT(ISBLANK([.D361]));IFERROR(MATCH(VLOOKUP([.D361];[.$A$1:.$A$1048576];1;0);[.$A$1:.$A$1048576];0););)" office:value-type="float" office:value="23" calcext:value-type="float">
            <text:p>23</text:p>
          </table:table-cell>
          <table:table-cell table:style-name="ce6" table:formula="of:=IF(NOT(ISBLANK([.E361]));IFERROR(MATCH(VLOOKUP([.E361];[.$A$1:.$A$1048576];1;0);[.$A$1:.$A$1048576];0););)" office:value-type="float" office:value="94" calcext:value-type="float">
            <text:p>94</text:p>
          </table:table-cell>
          <table:table-cell table:style-name="ce6" table:formula="of:=IF(NOT(ISBLANK([.F361]));IFERROR(MATCH(VLOOKUP([.F361];[.$A$1:.$A$1048576];1;0);[.$A$1:.$A$1048576];0););)" office:value-type="float" office:value="36" calcext:value-type="float">
            <text:p>36</text:p>
          </table:table-cell>
          <table:table-cell table:style-name="ce6" table:formula="of:=IF(NOT(ISBLANK([.G361]));IFERROR(MATCH(VLOOKUP([.G361];[.$A$1:.$A$1048576];1;0);[.$A$1:.$A$1048576];0););)" office:value-type="float" office:value="17" calcext:value-type="float">
            <text:p>17</text:p>
          </table:table-cell>
          <table:table-cell table:style-name="ce6" table:number-columns-repeated="2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9"/>
          <table:table-cell table:style-name="ce6" table:formula="of:=IF(NOT(ISBLANK([.C361]));MAX([.I361:.M361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361]));MAX([.P361:.T361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6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62]));IFERROR(MATCH(VLOOKUP([.C362];[.$A$1:.$A$1048576];1;0);[.$A$1:.$A$1048576];0););)" office:value-type="float" office:value="0" calcext:value-type="float">
            <text:p>0</text:p>
          </table:table-cell>
          <table:table-cell table:style-name="ce6" table:formula="of:=IF(NOT(ISBLANK([.D362]));IFERROR(MATCH(VLOOKUP([.D362];[.$A$1:.$A$1048576];1;0);[.$A$1:.$A$1048576];0););)" office:value-type="float" office:value="0" calcext:value-type="float">
            <text:p>0</text:p>
          </table:table-cell>
          <table:table-cell table:style-name="ce6" table:formula="of:=IF(NOT(ISBLANK([.E362]));IFERROR(MATCH(VLOOKUP([.E362];[.$A$1:.$A$1048576];1;0);[.$A$1:.$A$1048576];0););)" office:value-type="float" office:value="0" calcext:value-type="float">
            <text:p>0</text:p>
          </table:table-cell>
          <table:table-cell table:style-name="ce6" table:formula="of:=IF(NOT(ISBLANK([.F362]));IFERROR(MATCH(VLOOKUP([.F362];[.$A$1:.$A$1048576];1;0);[.$A$1:.$A$1048576];0););)" office:value-type="float" office:value="0" calcext:value-type="float">
            <text:p>0</text:p>
          </table:table-cell>
          <table:table-cell table:style-name="ce6" table:formula="of:=IF(NOT(ISBLANK([.G362]));IFERROR(MATCH(VLOOKUP([.G36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62]));MAX([.I362:.M36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62]));MAX([.P362:.T36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5 11 18 78 <text:s/>6</text:p>
          </table:table-cell>
          <table:table-cell table:style-name="ce6" table:formula="of:=IFERROR(__xludf.dummyfunction(&quot;IFERROR(SPLIT(B363,&quot;&quot; &quot;&quot;),)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363]));IFERROR(MATCH(VLOOKUP([.C363];[.$A$1:.$A$1048576];1;0);[.$A$1:.$A$1048576];0););)" office:value-type="float" office:value="52" calcext:value-type="float">
            <text:p>52</text:p>
          </table:table-cell>
          <table:table-cell table:style-name="ce6" table:formula="of:=IF(NOT(ISBLANK([.D363]));IFERROR(MATCH(VLOOKUP([.D363];[.$A$1:.$A$1048576];1;0);[.$A$1:.$A$1048576];0););)" office:value-type="float" office:value="102" calcext:value-type="float">
            <text:p>102</text:p>
          </table:table-cell>
          <table:table-cell table:style-name="ce6" table:formula="of:=IF(NOT(ISBLANK([.E363]));IFERROR(MATCH(VLOOKUP([.E363];[.$A$1:.$A$1048576];1;0);[.$A$1:.$A$1048576];0););)" office:value-type="float" office:value="59" calcext:value-type="float">
            <text:p>59</text:p>
          </table:table-cell>
          <table:table-cell table:style-name="ce6" table:formula="of:=IF(NOT(ISBLANK([.F363]));IFERROR(MATCH(VLOOKUP([.F363];[.$A$1:.$A$1048576];1;0);[.$A$1:.$A$1048576];0););)" office:value-type="float" office:value="67" calcext:value-type="float">
            <text:p>67</text:p>
          </table:table-cell>
          <table:table-cell table:style-name="ce6" table:formula="of:=IF(NOT(ISBLANK([.G363]));IFERROR(MATCH(VLOOKUP([.G363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63:.M367])" office:value-type="float" office:value="52" calcext:value-type="float">
            <text:p>5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63:.M367]&gt;[.$AP$3];[.C363:.G367];))*[.$AP$4]" office:value-type="float" office:value="30459" calcext:value-type="float">
            <text:p>3045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63:.M367]&gt;[.$AS$3];[.C363:.G367];))*[.$AS$4]" office:value-type="float" office:value="2968" calcext:value-type="float">
            <text:p>2968</text:p>
          </table:table-cell>
          <table:table-cell table:style-name="ce6"/>
          <table:table-cell table:style-name="ce6" table:formula="of:=IF(NOT(ISBLANK([.C363]));MAX([.I363:.M363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363]));MAX([.P363:.T363]);)" office:value-type="float" office:value="81" calcext:value-type="float">
            <text:p>81</text:p>
          </table:table-cell>
          <table:table-cell table:style-name="ce6"/>
          <table:table-cell table:style-name="ce6" table:formula="of:=MIN([.AD363:.AH367])" office:value-type="float" office:value="58" calcext:value-type="float">
            <text:p>5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0 76 61 27 15</text:p>
          </table:table-cell>
          <table:table-cell table:style-name="ce6" table:formula="of:=IFERROR(__xludf.dummyfunction(&quot;IFERROR(SPLIT(B364,&quot;&quot; &quot;&quot;),)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364]));IFERROR(MATCH(VLOOKUP([.C364];[.$A$1:.$A$1048576];1;0);[.$A$1:.$A$1048576];0););)" office:value-type="float" office:value="12" calcext:value-type="float">
            <text:p>12</text:p>
          </table:table-cell>
          <table:table-cell table:style-name="ce6" table:formula="of:=IF(NOT(ISBLANK([.D364]));IFERROR(MATCH(VLOOKUP([.D364];[.$A$1:.$A$1048576];1;0);[.$A$1:.$A$1048576];0););)" office:value-type="float" office:value="33" calcext:value-type="float">
            <text:p>33</text:p>
          </table:table-cell>
          <table:table-cell table:style-name="ce6" table:formula="of:=IF(NOT(ISBLANK([.E364]));IFERROR(MATCH(VLOOKUP([.E364];[.$A$1:.$A$1048576];1;0);[.$A$1:.$A$1048576];0););)" office:value-type="float" office:value="30" calcext:value-type="float">
            <text:p>30</text:p>
          </table:table-cell>
          <table:table-cell table:style-name="ce6" table:formula="of:=IF(NOT(ISBLANK([.F364]));IFERROR(MATCH(VLOOKUP([.F364];[.$A$1:.$A$1048576];1;0);[.$A$1:.$A$1048576];0););)" office:value-type="float" office:value="94" calcext:value-type="float">
            <text:p>94</text:p>
          </table:table-cell>
          <table:table-cell table:style-name="ce6" table:formula="of:=IF(NOT(ISBLANK([.G364]));IFERROR(MATCH(VLOOKUP([.G364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9"/>
          <table:table-cell table:style-name="ce6" table:formula="of:=IF(NOT(ISBLANK([.C364]));MAX([.I364:.M364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364]));MAX([.P364:.T364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25 59 17 29</text:p>
          </table:table-cell>
          <table:table-cell table:style-name="ce6" table:formula="of:=IFERROR(__xludf.dummyfunction(&quot;IFERROR(SPLIT(B365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/>
          <table:table-cell table:style-name="ce6" table:formula="of:=IF(NOT(ISBLANK([.C365]));IFERROR(MATCH(VLOOKUP([.C365];[.$A$1:.$A$1048576];1;0);[.$A$1:.$A$1048576];0););)" office:value-type="float" office:value="81" calcext:value-type="float">
            <text:p>81</text:p>
          </table:table-cell>
          <table:table-cell table:style-name="ce6" table:formula="of:=IF(NOT(ISBLANK([.D365]));IFERROR(MATCH(VLOOKUP([.D365];[.$A$1:.$A$1048576];1;0);[.$A$1:.$A$1048576];0););)" office:value-type="float" office:value="20" calcext:value-type="float">
            <text:p>20</text:p>
          </table:table-cell>
          <table:table-cell table:style-name="ce6" table:formula="of:=IF(NOT(ISBLANK([.E365]));IFERROR(MATCH(VLOOKUP([.E365];[.$A$1:.$A$1048576];1;0);[.$A$1:.$A$1048576];0););)" office:value-type="float" office:value="17" calcext:value-type="float">
            <text:p>17</text:p>
          </table:table-cell>
          <table:table-cell table:style-name="ce6" table:formula="of:=IF(NOT(ISBLANK([.F365]));IFERROR(MATCH(VLOOKUP([.F365];[.$A$1:.$A$1048576];1;0);[.$A$1:.$A$1048576];0););)" office:value-type="float" office:value="43" calcext:value-type="float">
            <text:p>43</text:p>
          </table:table-cell>
          <table:table-cell table:style-name="ce6" table:formula="of:=IF(NOT(ISBLANK([.G365]));IFERROR(MATCH(VLOOKUP([.G365];[.$A$1:.$A$1048576];1;0);[.$A$1:.$A$1048576];0););)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59" calcext:value-type="float">
            <text:p>5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9"/>
          <table:table-cell table:style-name="ce6" table:formula="of:=IF(NOT(ISBLANK([.C365]));MAX([.I365:.M365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365]));MAX([.P365:.T365]);)" office:value-type="float" office:value="70" calcext:value-type="float">
            <text:p>7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24 99 37 40</text:p>
          </table:table-cell>
          <table:table-cell table:style-name="ce6" table:formula="of:=IFERROR(__xludf.dummyfunction(&quot;IFERROR(SPLIT(B366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366]));IFERROR(MATCH(VLOOKUP([.C366];[.$A$1:.$A$1048576];1;0);[.$A$1:.$A$1048576];0););)" office:value-type="float" office:value="32" calcext:value-type="float">
            <text:p>32</text:p>
          </table:table-cell>
          <table:table-cell table:style-name="ce6" table:formula="of:=IF(NOT(ISBLANK([.D366]));IFERROR(MATCH(VLOOKUP([.D366];[.$A$1:.$A$1048576];1;0);[.$A$1:.$A$1048576];0););)" office:value-type="float" office:value="58" calcext:value-type="float">
            <text:p>58</text:p>
          </table:table-cell>
          <table:table-cell table:style-name="ce6" table:formula="of:=IF(NOT(ISBLANK([.E366]));IFERROR(MATCH(VLOOKUP([.E366];[.$A$1:.$A$1048576];1;0);[.$A$1:.$A$1048576];0););)" office:value-type="float" office:value="9" calcext:value-type="float">
            <text:p>9</text:p>
          </table:table-cell>
          <table:table-cell table:style-name="ce6" table:formula="of:=IF(NOT(ISBLANK([.F366]));IFERROR(MATCH(VLOOKUP([.F366];[.$A$1:.$A$1048576];1;0);[.$A$1:.$A$1048576];0););)" office:value-type="float" office:value="23" calcext:value-type="float">
            <text:p>23</text:p>
          </table:table-cell>
          <table:table-cell table:style-name="ce6" table:formula="of:=IF(NOT(ISBLANK([.G366]));IFERROR(MATCH(VLOOKUP([.G366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67" calcext:value-type="float">
            <text:p>67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number-columns-repeated="9"/>
          <table:table-cell table:style-name="ce6" table:formula="of:=IF(NOT(ISBLANK([.C366]));MAX([.I366:.M366]);)" office:value-type="float" office:value="58" calcext:value-type="float">
            <text:p>58</text:p>
          </table:table-cell>
          <table:table-cell table:style-name="ce6" table:number-columns-repeated="3"/>
          <table:table-cell table:style-name="ce6" table:formula="of:=IF(NOT(ISBLANK([.C366]));MAX([.P366:.T366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3 90 68 71 22</text:p>
          </table:table-cell>
          <table:table-cell table:style-name="ce6" table:formula="of:=IFERROR(__xludf.dummyfunction(&quot;IFERROR(SPLIT(B367,&quot;&quot; &quot;&quot;),)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/>
          <table:table-cell table:style-name="ce6" table:formula="of:=IF(NOT(ISBLANK([.C367]));IFERROR(MATCH(VLOOKUP([.C367];[.$A$1:.$A$1048576];1;0);[.$A$1:.$A$1048576];0););)" office:value-type="float" office:value="16" calcext:value-type="float">
            <text:p>16</text:p>
          </table:table-cell>
          <table:table-cell table:style-name="ce6" table:formula="of:=IF(NOT(ISBLANK([.D367]));IFERROR(MATCH(VLOOKUP([.D367];[.$A$1:.$A$1048576];1;0);[.$A$1:.$A$1048576];0););)" office:value-type="float" office:value="18" calcext:value-type="float">
            <text:p>18</text:p>
          </table:table-cell>
          <table:table-cell table:style-name="ce6" table:formula="of:=IF(NOT(ISBLANK([.E367]));IFERROR(MATCH(VLOOKUP([.E367];[.$A$1:.$A$1048576];1;0);[.$A$1:.$A$1048576];0););)" office:value-type="float" office:value="70" calcext:value-type="float">
            <text:p>70</text:p>
          </table:table-cell>
          <table:table-cell table:style-name="ce6" table:formula="of:=IF(NOT(ISBLANK([.F367]));IFERROR(MATCH(VLOOKUP([.F367];[.$A$1:.$A$1048576];1;0);[.$A$1:.$A$1048576];0););)" office:value-type="float" office:value="35" calcext:value-type="float">
            <text:p>35</text:p>
          </table:table-cell>
          <table:table-cell table:style-name="ce6" table:formula="of:=IF(NOT(ISBLANK([.G367]));IFERROR(MATCH(VLOOKUP([.G367];[.$A$1:.$A$1048576];1;0);[.$A$1:.$A$1048576];0););)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367]));MAX([.I367:.M367]);)" office:value-type="float" office:value="70" calcext:value-type="float">
            <text:p>70</text:p>
          </table:table-cell>
          <table:table-cell table:style-name="ce6" table:number-columns-repeated="3"/>
          <table:table-cell table:style-name="ce6" table:formula="of:=IF(NOT(ISBLANK([.C367]));MAX([.P367:.T367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6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68]));IFERROR(MATCH(VLOOKUP([.C368];[.$A$1:.$A$1048576];1;0);[.$A$1:.$A$1048576];0););)" office:value-type="float" office:value="0" calcext:value-type="float">
            <text:p>0</text:p>
          </table:table-cell>
          <table:table-cell table:style-name="ce6" table:formula="of:=IF(NOT(ISBLANK([.D368]));IFERROR(MATCH(VLOOKUP([.D368];[.$A$1:.$A$1048576];1;0);[.$A$1:.$A$1048576];0););)" office:value-type="float" office:value="0" calcext:value-type="float">
            <text:p>0</text:p>
          </table:table-cell>
          <table:table-cell table:style-name="ce6" table:formula="of:=IF(NOT(ISBLANK([.E368]));IFERROR(MATCH(VLOOKUP([.E368];[.$A$1:.$A$1048576];1;0);[.$A$1:.$A$1048576];0););)" office:value-type="float" office:value="0" calcext:value-type="float">
            <text:p>0</text:p>
          </table:table-cell>
          <table:table-cell table:style-name="ce6" table:formula="of:=IF(NOT(ISBLANK([.F368]));IFERROR(MATCH(VLOOKUP([.F368];[.$A$1:.$A$1048576];1;0);[.$A$1:.$A$1048576];0););)" office:value-type="float" office:value="0" calcext:value-type="float">
            <text:p>0</text:p>
          </table:table-cell>
          <table:table-cell table:style-name="ce6" table:formula="of:=IF(NOT(ISBLANK([.G368]));IFERROR(MATCH(VLOOKUP([.G36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68]));MAX([.I368:.M36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68]));MAX([.P368:.T36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4 15 77 98 70</text:p>
          </table:table-cell>
          <table:table-cell table:style-name="ce6" table:formula="of:=IFERROR(__xludf.dummyfunction(&quot;IFERROR(SPLIT(B369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/>
          <table:table-cell table:style-name="ce6" table:formula="of:=IF(NOT(ISBLANK([.C369]));IFERROR(MATCH(VLOOKUP([.C369];[.$A$1:.$A$1048576];1;0);[.$A$1:.$A$1048576];0););)" office:value-type="float" office:value="36" calcext:value-type="float">
            <text:p>36</text:p>
          </table:table-cell>
          <table:table-cell table:style-name="ce6" table:formula="of:=IF(NOT(ISBLANK([.D369]));IFERROR(MATCH(VLOOKUP([.D369];[.$A$1:.$A$1048576];1;0);[.$A$1:.$A$1048576];0););)" office:value-type="float" office:value="100" calcext:value-type="float">
            <text:p>100</text:p>
          </table:table-cell>
          <table:table-cell table:style-name="ce6" table:formula="of:=IF(NOT(ISBLANK([.E369]));IFERROR(MATCH(VLOOKUP([.E369];[.$A$1:.$A$1048576];1;0);[.$A$1:.$A$1048576];0););)" office:value-type="float" office:value="21" calcext:value-type="float">
            <text:p>21</text:p>
          </table:table-cell>
          <table:table-cell table:style-name="ce6" table:formula="of:=IF(NOT(ISBLANK([.F369]));IFERROR(MATCH(VLOOKUP([.F369];[.$A$1:.$A$1048576];1;0);[.$A$1:.$A$1048576];0););)" office:value-type="float" office:value="64" calcext:value-type="float">
            <text:p>64</text:p>
          </table:table-cell>
          <table:table-cell table:style-name="ce6" table:formula="of:=IF(NOT(ISBLANK([.G369]));IFERROR(MATCH(VLOOKUP([.G369];[.$A$1:.$A$1048576];1;0);[.$A$1:.$A$1048576];0););)" office:value-type="float" office:value="92" calcext:value-type="float">
            <text:p>9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69:.M373])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69:.M373]&gt;[.$AP$3];[.C369:.G373];))*[.$AP$4]" office:value-type="float" office:value="58433" calcext:value-type="float">
            <text:p>5843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69:.M373]&gt;[.$AS$3];[.C369:.G373];))*[.$AS$4]" office:value-type="float" office:value="9912" calcext:value-type="float">
            <text:p>9912</text:p>
          </table:table-cell>
          <table:table-cell table:style-name="ce6"/>
          <table:table-cell table:style-name="ce6" table:formula="of:=IF(NOT(ISBLANK([.C369]));MAX([.I369:.M369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369]));MAX([.P369:.T369]);)" office:value-type="float" office:value="81" calcext:value-type="float">
            <text:p>81</text:p>
          </table:table-cell>
          <table:table-cell table:style-name="ce6"/>
          <table:table-cell table:style-name="ce6" table:formula="of:=MIN([.AD369:.AH373])" office:value-type="float" office:value="68" calcext:value-type="float">
            <text:p>6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8 21 54 <text:s/>8 60</text:p>
          </table:table-cell>
          <table:table-cell table:style-name="ce6" table:formula="of:=IFERROR(__xludf.dummyfunction(&quot;IFERROR(SPLIT(B370,&quot;&quot; &quot;&quot;),)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/>
          <table:table-cell table:style-name="ce6" table:formula="of:=IF(NOT(ISBLANK([.C370]));IFERROR(MATCH(VLOOKUP([.C370];[.$A$1:.$A$1048576];1;0);[.$A$1:.$A$1048576];0););)" office:value-type="float" office:value="37" calcext:value-type="float">
            <text:p>37</text:p>
          </table:table-cell>
          <table:table-cell table:style-name="ce6" table:formula="of:=IF(NOT(ISBLANK([.D370]));IFERROR(MATCH(VLOOKUP([.D370];[.$A$1:.$A$1048576];1;0);[.$A$1:.$A$1048576];0););)" office:value-type="float" office:value="31" calcext:value-type="float">
            <text:p>31</text:p>
          </table:table-cell>
          <table:table-cell table:style-name="ce6" table:formula="of:=IF(NOT(ISBLANK([.E370]));IFERROR(MATCH(VLOOKUP([.E370];[.$A$1:.$A$1048576];1;0);[.$A$1:.$A$1048576];0););)" office:value-type="float" office:value="68" calcext:value-type="float">
            <text:p>68</text:p>
          </table:table-cell>
          <table:table-cell table:style-name="ce6" table:formula="of:=IF(NOT(ISBLANK([.F370]));IFERROR(MATCH(VLOOKUP([.F370];[.$A$1:.$A$1048576];1;0);[.$A$1:.$A$1048576];0););)" office:value-type="float" office:value="34" calcext:value-type="float">
            <text:p>34</text:p>
          </table:table-cell>
          <table:table-cell table:style-name="ce6" table:formula="of:=IF(NOT(ISBLANK([.G370]));IFERROR(MATCH(VLOOKUP([.G370];[.$A$1:.$A$1048576];1;0);[.$A$1:.$A$1048576];0););)" office:value-type="float" office:value="99" calcext:value-type="float">
            <text:p>99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number-columns-repeated="9"/>
          <table:table-cell table:style-name="ce6" table:formula="of:=IF(NOT(ISBLANK([.C370]));MAX([.I370:.M370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370]));MAX([.P370:.T370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32 62 56 87</text:p>
          </table:table-cell>
          <table:table-cell table:style-name="ce6" table:formula="of:=IFERROR(__xludf.dummyfunction(&quot;IFERROR(SPLIT(B371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371]));IFERROR(MATCH(VLOOKUP([.C371];[.$A$1:.$A$1048576];1;0);[.$A$1:.$A$1048576];0););)" office:value-type="float" office:value="81" calcext:value-type="float">
            <text:p>81</text:p>
          </table:table-cell>
          <table:table-cell table:style-name="ce6" table:formula="of:=IF(NOT(ISBLANK([.D371]));IFERROR(MATCH(VLOOKUP([.D371];[.$A$1:.$A$1048576];1;0);[.$A$1:.$A$1048576];0););)" office:value-type="float" office:value="91" calcext:value-type="float">
            <text:p>91</text:p>
          </table:table-cell>
          <table:table-cell table:style-name="ce6" table:formula="of:=IF(NOT(ISBLANK([.E371]));IFERROR(MATCH(VLOOKUP([.E371];[.$A$1:.$A$1048576];1;0);[.$A$1:.$A$1048576];0););)" office:value-type="float" office:value="24" calcext:value-type="float">
            <text:p>24</text:p>
          </table:table-cell>
          <table:table-cell table:style-name="ce6" table:formula="of:=IF(NOT(ISBLANK([.F371]));IFERROR(MATCH(VLOOKUP([.F371];[.$A$1:.$A$1048576];1;0);[.$A$1:.$A$1048576];0););)" office:value-type="float" office:value="86" calcext:value-type="float">
            <text:p>86</text:p>
          </table:table-cell>
          <table:table-cell table:style-name="ce6" table:formula="of:=IF(NOT(ISBLANK([.G371]));IFERROR(MATCH(VLOOKUP([.G371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7" calcext:value-type="float">
            <text:p>47</text:p>
          </table:table-cell>
          <table:table-cell table:style-name="ce6" table:number-columns-repeated="9"/>
          <table:table-cell table:style-name="ce6" table:formula="of:=IF(NOT(ISBLANK([.C371]));MAX([.I371:.M371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371]));MAX([.P371:.T371]);)" office:value-type="float" office:value="68" calcext:value-type="float">
            <text:p>6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0 17 83 85 23</text:p>
          </table:table-cell>
          <table:table-cell table:style-name="ce6" table:formula="of:=IFERROR(__xludf.dummyfunction(&quot;IFERROR(SPLIT(B372,&quot;&quot; &quot;&quot;),)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/>
          <table:table-cell table:style-name="ce6" table:formula="of:=IF(NOT(ISBLANK([.C372]));IFERROR(MATCH(VLOOKUP([.C372];[.$A$1:.$A$1048576];1;0);[.$A$1:.$A$1048576];0););)" office:value-type="float" office:value="12" calcext:value-type="float">
            <text:p>12</text:p>
          </table:table-cell>
          <table:table-cell table:style-name="ce6" table:formula="of:=IF(NOT(ISBLANK([.D372]));IFERROR(MATCH(VLOOKUP([.D372];[.$A$1:.$A$1048576];1;0);[.$A$1:.$A$1048576];0););)" office:value-type="float" office:value="43" calcext:value-type="float">
            <text:p>43</text:p>
          </table:table-cell>
          <table:table-cell table:style-name="ce6" table:formula="of:=IF(NOT(ISBLANK([.E372]));IFERROR(MATCH(VLOOKUP([.E372];[.$A$1:.$A$1048576];1;0);[.$A$1:.$A$1048576];0););)" office:value-type="float" office:value="13" calcext:value-type="float">
            <text:p>13</text:p>
          </table:table-cell>
          <table:table-cell table:style-name="ce6" table:formula="of:=IF(NOT(ISBLANK([.F372]));IFERROR(MATCH(VLOOKUP([.F372];[.$A$1:.$A$1048576];1;0);[.$A$1:.$A$1048576];0););)" office:value-type="float" office:value="79" calcext:value-type="float">
            <text:p>79</text:p>
          </table:table-cell>
          <table:table-cell table:style-name="ce6" table:formula="of:=IF(NOT(ISBLANK([.G372]));IFERROR(MATCH(VLOOKUP([.G372];[.$A$1:.$A$1048576];1;0);[.$A$1:.$A$1048576];0););)" office:value-type="float" office:value="28" calcext:value-type="float">
            <text:p>28</text:p>
          </table:table-cell>
          <table:table-cell table:style-name="ce6"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9"/>
          <table:table-cell table:style-name="ce6" table:formula="of:=IF(NOT(ISBLANK([.C372]));MAX([.I372:.M372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372]));MAX([.P372:.T372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0 48 10 26 24</text:p>
          </table:table-cell>
          <table:table-cell table:style-name="ce6" table:formula="of:=IFERROR(__xludf.dummyfunction(&quot;IFERROR(SPLIT(B373,&quot;&quot; &quot;&quot;),)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/>
          <table:table-cell table:style-name="ce6" table:formula="of:=IF(NOT(ISBLANK([.C373]));IFERROR(MATCH(VLOOKUP([.C373];[.$A$1:.$A$1048576];1;0);[.$A$1:.$A$1048576];0););)" office:value-type="float" office:value="27" calcext:value-type="float">
            <text:p>27</text:p>
          </table:table-cell>
          <table:table-cell table:style-name="ce6" table:formula="of:=IF(NOT(ISBLANK([.D373]));IFERROR(MATCH(VLOOKUP([.D373];[.$A$1:.$A$1048576];1;0);[.$A$1:.$A$1048576];0););)" office:value-type="float" office:value="74" calcext:value-type="float">
            <text:p>74</text:p>
          </table:table-cell>
          <table:table-cell table:style-name="ce6" table:formula="of:=IF(NOT(ISBLANK([.E373]));IFERROR(MATCH(VLOOKUP([.E373];[.$A$1:.$A$1048576];1;0);[.$A$1:.$A$1048576];0););)" office:value-type="float" office:value="47" calcext:value-type="float">
            <text:p>47</text:p>
          </table:table-cell>
          <table:table-cell table:style-name="ce6" table:formula="of:=IF(NOT(ISBLANK([.F373]));IFERROR(MATCH(VLOOKUP([.F373];[.$A$1:.$A$1048576];1;0);[.$A$1:.$A$1048576];0););)" office:value-type="float" office:value="45" calcext:value-type="float">
            <text:p>45</text:p>
          </table:table-cell>
          <table:table-cell table:style-name="ce6" table:formula="of:=IF(NOT(ISBLANK([.G373]));IFERROR(MATCH(VLOOKUP([.G373];[.$A$1:.$A$1048576];1;0);[.$A$1:.$A$1048576];0););)" office:value-type="float" office:value="58" calcext:value-type="float">
            <text:p>58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9"/>
          <table:table-cell table:style-name="ce6" table:formula="of:=IF(NOT(ISBLANK([.C373]));MAX([.I373:.M373]);)" office:value-type="float" office:value="74" calcext:value-type="float">
            <text:p>74</text:p>
          </table:table-cell>
          <table:table-cell table:style-name="ce6" table:number-columns-repeated="3"/>
          <table:table-cell table:style-name="ce6" table:formula="of:=IF(NOT(ISBLANK([.C373]));MAX([.P373:.T373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7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74]));IFERROR(MATCH(VLOOKUP([.C374];[.$A$1:.$A$1048576];1;0);[.$A$1:.$A$1048576];0););)" office:value-type="float" office:value="0" calcext:value-type="float">
            <text:p>0</text:p>
          </table:table-cell>
          <table:table-cell table:style-name="ce6" table:formula="of:=IF(NOT(ISBLANK([.D374]));IFERROR(MATCH(VLOOKUP([.D374];[.$A$1:.$A$1048576];1;0);[.$A$1:.$A$1048576];0););)" office:value-type="float" office:value="0" calcext:value-type="float">
            <text:p>0</text:p>
          </table:table-cell>
          <table:table-cell table:style-name="ce6" table:formula="of:=IF(NOT(ISBLANK([.E374]));IFERROR(MATCH(VLOOKUP([.E374];[.$A$1:.$A$1048576];1;0);[.$A$1:.$A$1048576];0););)" office:value-type="float" office:value="0" calcext:value-type="float">
            <text:p>0</text:p>
          </table:table-cell>
          <table:table-cell table:style-name="ce6" table:formula="of:=IF(NOT(ISBLANK([.F374]));IFERROR(MATCH(VLOOKUP([.F374];[.$A$1:.$A$1048576];1;0);[.$A$1:.$A$1048576];0););)" office:value-type="float" office:value="0" calcext:value-type="float">
            <text:p>0</text:p>
          </table:table-cell>
          <table:table-cell table:style-name="ce6" table:formula="of:=IF(NOT(ISBLANK([.G374]));IFERROR(MATCH(VLOOKUP([.G37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74]));MAX([.I374:.M37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74]));MAX([.P374:.T37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90 21 <text:s/>4 71</text:p>
          </table:table-cell>
          <table:table-cell table:style-name="ce6" table:formula="of:=IFERROR(__xludf.dummyfunction(&quot;IFERROR(SPLIT(B375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/>
          <table:table-cell table:style-name="ce6" table:formula="of:=IF(NOT(ISBLANK([.C375]));IFERROR(MATCH(VLOOKUP([.C375];[.$A$1:.$A$1048576];1;0);[.$A$1:.$A$1048576];0););)" office:value-type="float" office:value="41" calcext:value-type="float">
            <text:p>41</text:p>
          </table:table-cell>
          <table:table-cell table:style-name="ce6" table:formula="of:=IF(NOT(ISBLANK([.D375]));IFERROR(MATCH(VLOOKUP([.D375];[.$A$1:.$A$1048576];1;0);[.$A$1:.$A$1048576];0););)" office:value-type="float" office:value="18" calcext:value-type="float">
            <text:p>18</text:p>
          </table:table-cell>
          <table:table-cell table:style-name="ce6" table:formula="of:=IF(NOT(ISBLANK([.E375]));IFERROR(MATCH(VLOOKUP([.E375];[.$A$1:.$A$1048576];1;0);[.$A$1:.$A$1048576];0););)" office:value-type="float" office:value="31" calcext:value-type="float">
            <text:p>31</text:p>
          </table:table-cell>
          <table:table-cell table:style-name="ce6" table:formula="of:=IF(NOT(ISBLANK([.F375]));IFERROR(MATCH(VLOOKUP([.F375];[.$A$1:.$A$1048576];1;0);[.$A$1:.$A$1048576];0););)" office:value-type="float" office:value="66" calcext:value-type="float">
            <text:p>66</text:p>
          </table:table-cell>
          <table:table-cell table:style-name="ce6" table:formula="of:=IF(NOT(ISBLANK([.G375]));IFERROR(MATCH(VLOOKUP([.G375];[.$A$1:.$A$1048576];1;0);[.$A$1:.$A$1048576];0););)" office:value-type="float" office:value="35" calcext:value-type="float">
            <text:p>35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75:.M379])" office:value-type="float" office:value="41" calcext:value-type="float">
            <text:p>4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75:.M379]&gt;[.$AP$3];[.C375:.G379];))*[.$AP$4]" office:value-type="float" office:value="40612" calcext:value-type="float">
            <text:p>4061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75:.M379]&gt;[.$AS$3];[.C375:.G379];))*[.$AS$4]" office:value-type="float" office:value="7000" calcext:value-type="float">
            <text:p>7000</text:p>
          </table:table-cell>
          <table:table-cell table:style-name="ce6"/>
          <table:table-cell table:style-name="ce6" table:formula="of:=IF(NOT(ISBLANK([.C375]));MAX([.I375:.M375]);)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formula="of:=IF(NOT(ISBLANK([.C375]));MAX([.P375:.T375]);)" office:value-type="float" office:value="91" calcext:value-type="float">
            <text:p>91</text:p>
          </table:table-cell>
          <table:table-cell table:style-name="ce6"/>
          <table:table-cell table:style-name="ce6" table:formula="of:=MIN([.AD375:.AH379])" office:value-type="float" office:value="57" calcext:value-type="float">
            <text:p>5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3 55 24 27 28</text:p>
          </table:table-cell>
          <table:table-cell table:style-name="ce6" table:formula="of:=IFERROR(__xludf.dummyfunction(&quot;IFERROR(SPLIT(B376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376]));IFERROR(MATCH(VLOOKUP([.C376];[.$A$1:.$A$1048576];1;0);[.$A$1:.$A$1048576];0););)" office:value-type="float" office:value="78" calcext:value-type="float">
            <text:p>78</text:p>
          </table:table-cell>
          <table:table-cell table:style-name="ce6" table:formula="of:=IF(NOT(ISBLANK([.D376]));IFERROR(MATCH(VLOOKUP([.D376];[.$A$1:.$A$1048576];1;0);[.$A$1:.$A$1048576];0););)" office:value-type="float" office:value="19" calcext:value-type="float">
            <text:p>19</text:p>
          </table:table-cell>
          <table:table-cell table:style-name="ce6" table:formula="of:=IF(NOT(ISBLANK([.E376]));IFERROR(MATCH(VLOOKUP([.E376];[.$A$1:.$A$1048576];1;0);[.$A$1:.$A$1048576];0););)" office:value-type="float" office:value="58" calcext:value-type="float">
            <text:p>58</text:p>
          </table:table-cell>
          <table:table-cell table:style-name="ce6" table:formula="of:=IF(NOT(ISBLANK([.F376]));IFERROR(MATCH(VLOOKUP([.F376];[.$A$1:.$A$1048576];1;0);[.$A$1:.$A$1048576];0););)" office:value-type="float" office:value="94" calcext:value-type="float">
            <text:p>94</text:p>
          </table:table-cell>
          <table:table-cell table:style-name="ce6" table:formula="of:=IF(NOT(ISBLANK([.G376]));IFERROR(MATCH(VLOOKUP([.G376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9"/>
          <table:table-cell table:style-name="ce6" table:formula="of:=IF(NOT(ISBLANK([.C376]));MAX([.I376:.M376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376]));MAX([.P376:.T376]);)" office:value-type="float" office:value="71" calcext:value-type="float">
            <text:p>7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 87 54 66 20</text:p>
          </table:table-cell>
          <table:table-cell table:style-name="ce6" table:formula="of:=IFERROR(__xludf.dummyfunction(&quot;IFERROR(SPLIT(B377,&quot;&quot; &quot;&quot;),)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(NOT(ISBLANK([.C377]));IFERROR(MATCH(VLOOKUP([.C377];[.$A$1:.$A$1048576];1;0);[.$A$1:.$A$1048576];0););)" office:value-type="float" office:value="38" calcext:value-type="float">
            <text:p>38</text:p>
          </table:table-cell>
          <table:table-cell table:style-name="ce6" table:formula="of:=IF(NOT(ISBLANK([.D377]));IFERROR(MATCH(VLOOKUP([.D377];[.$A$1:.$A$1048576];1;0);[.$A$1:.$A$1048576];0););)" office:value-type="float" office:value="71" calcext:value-type="float">
            <text:p>71</text:p>
          </table:table-cell>
          <table:table-cell table:style-name="ce6" table:formula="of:=IF(NOT(ISBLANK([.E377]));IFERROR(MATCH(VLOOKUP([.E377];[.$A$1:.$A$1048576];1;0);[.$A$1:.$A$1048576];0););)" office:value-type="float" office:value="68" calcext:value-type="float">
            <text:p>68</text:p>
          </table:table-cell>
          <table:table-cell table:style-name="ce6" table:formula="of:=IF(NOT(ISBLANK([.F377]));IFERROR(MATCH(VLOOKUP([.F377];[.$A$1:.$A$1048576];1;0);[.$A$1:.$A$1048576];0););)" office:value-type="float" office:value="88" calcext:value-type="float">
            <text:p>88</text:p>
          </table:table-cell>
          <table:table-cell table:style-name="ce6" table:formula="of:=IF(NOT(ISBLANK([.G377]));IFERROR(MATCH(VLOOKUP([.G377];[.$A$1:.$A$1048576];1;0);[.$A$1:.$A$1048576];0););)" office:value-type="float" office:value="32" calcext:value-type="float">
            <text:p>32</text:p>
          </table:table-cell>
          <table:table-cell table:style-name="ce6" table:number-columns-repeated="2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9"/>
          <table:table-cell table:style-name="ce6" table:formula="of:=IF(NOT(ISBLANK([.C377]));MAX([.I377:.M377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377]));MAX([.P377:.T377]);)" office:value-type="float" office:value="68" calcext:value-type="float">
            <text:p>6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2 18 10 77 59</text:p>
          </table:table-cell>
          <table:table-cell table:style-name="ce6" table:formula="of:=IFERROR(__xludf.dummyfunction(&quot;IFERROR(SPLIT(B378,&quot;&quot; &quot;&quot;),)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/>
          <table:table-cell table:style-name="ce6" table:formula="of:=IF(NOT(ISBLANK([.C378]));IFERROR(MATCH(VLOOKUP([.C378];[.$A$1:.$A$1048576];1;0);[.$A$1:.$A$1048576];0););)" office:value-type="float" office:value="91" calcext:value-type="float">
            <text:p>91</text:p>
          </table:table-cell>
          <table:table-cell table:style-name="ce6" table:formula="of:=IF(NOT(ISBLANK([.D378]));IFERROR(MATCH(VLOOKUP([.D378];[.$A$1:.$A$1048576];1;0);[.$A$1:.$A$1048576];0););)" office:value-type="float" office:value="59" calcext:value-type="float">
            <text:p>59</text:p>
          </table:table-cell>
          <table:table-cell table:style-name="ce6" table:formula="of:=IF(NOT(ISBLANK([.E378]));IFERROR(MATCH(VLOOKUP([.E378];[.$A$1:.$A$1048576];1;0);[.$A$1:.$A$1048576];0););)" office:value-type="float" office:value="47" calcext:value-type="float">
            <text:p>47</text:p>
          </table:table-cell>
          <table:table-cell table:style-name="ce6" table:formula="of:=IF(NOT(ISBLANK([.F378]));IFERROR(MATCH(VLOOKUP([.F378];[.$A$1:.$A$1048576];1;0);[.$A$1:.$A$1048576];0););)" office:value-type="float" office:value="21" calcext:value-type="float">
            <text:p>21</text:p>
          </table:table-cell>
          <table:table-cell table:style-name="ce6" table:formula="of:=IF(NOT(ISBLANK([.G378]));IFERROR(MATCH(VLOOKUP([.G378];[.$A$1:.$A$1048576];1;0);[.$A$1:.$A$1048576];0););)" office:value-type="float" office:value="17" calcext:value-type="float">
            <text:p>17</text:p>
          </table:table-cell>
          <table:table-cell table:style-name="ce6" table:number-columns-repeated="2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9"/>
          <table:table-cell table:style-name="ce6" table:formula="of:=IF(NOT(ISBLANK([.C378]));MAX([.I378:.M378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378]));MAX([.P378:.T378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9 80 91 13 34</text:p>
          </table:table-cell>
          <table:table-cell table:style-name="ce6" table:formula="of:=IFERROR(__xludf.dummyfunction(&quot;IFERROR(SPLIT(B379,&quot;&quot; &quot;&quot;),)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379]));IFERROR(MATCH(VLOOKUP([.C379];[.$A$1:.$A$1048576];1;0);[.$A$1:.$A$1048576];0););)" office:value-type="float" office:value="9" calcext:value-type="float">
            <text:p>9</text:p>
          </table:table-cell>
          <table:table-cell table:style-name="ce6" table:formula="of:=IF(NOT(ISBLANK([.D379]));IFERROR(MATCH(VLOOKUP([.D379];[.$A$1:.$A$1048576];1;0);[.$A$1:.$A$1048576];0););)" office:value-type="float" office:value="27" calcext:value-type="float">
            <text:p>27</text:p>
          </table:table-cell>
          <table:table-cell table:style-name="ce6" table:formula="of:=IF(NOT(ISBLANK([.E379]));IFERROR(MATCH(VLOOKUP([.E379];[.$A$1:.$A$1048576];1;0);[.$A$1:.$A$1048576];0););)" office:value-type="float" office:value="57" calcext:value-type="float">
            <text:p>57</text:p>
          </table:table-cell>
          <table:table-cell table:style-name="ce6" table:formula="of:=IF(NOT(ISBLANK([.F379]));IFERROR(MATCH(VLOOKUP([.F379];[.$A$1:.$A$1048576];1;0);[.$A$1:.$A$1048576];0););)" office:value-type="float" office:value="7" calcext:value-type="float">
            <text:p>7</text:p>
          </table:table-cell>
          <table:table-cell table:style-name="ce6" table:formula="of:=IF(NOT(ISBLANK([.G379]));IFERROR(MATCH(VLOOKUP([.G379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9"/>
          <table:table-cell table:style-name="ce6" table:formula="of:=IF(NOT(ISBLANK([.C379]));MAX([.I379:.M379]);)" office:value-type="float" office:value="57" calcext:value-type="float">
            <text:p>57</text:p>
          </table:table-cell>
          <table:table-cell table:style-name="ce6" table:number-columns-repeated="3"/>
          <table:table-cell table:style-name="ce6" table:formula="of:=IF(NOT(ISBLANK([.C379]));MAX([.P379:.T379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8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80]));IFERROR(MATCH(VLOOKUP([.C380];[.$A$1:.$A$1048576];1;0);[.$A$1:.$A$1048576];0););)" office:value-type="float" office:value="0" calcext:value-type="float">
            <text:p>0</text:p>
          </table:table-cell>
          <table:table-cell table:style-name="ce6" table:formula="of:=IF(NOT(ISBLANK([.D380]));IFERROR(MATCH(VLOOKUP([.D380];[.$A$1:.$A$1048576];1;0);[.$A$1:.$A$1048576];0););)" office:value-type="float" office:value="0" calcext:value-type="float">
            <text:p>0</text:p>
          </table:table-cell>
          <table:table-cell table:style-name="ce6" table:formula="of:=IF(NOT(ISBLANK([.E380]));IFERROR(MATCH(VLOOKUP([.E380];[.$A$1:.$A$1048576];1;0);[.$A$1:.$A$1048576];0););)" office:value-type="float" office:value="0" calcext:value-type="float">
            <text:p>0</text:p>
          </table:table-cell>
          <table:table-cell table:style-name="ce6" table:formula="of:=IF(NOT(ISBLANK([.F380]));IFERROR(MATCH(VLOOKUP([.F380];[.$A$1:.$A$1048576];1;0);[.$A$1:.$A$1048576];0););)" office:value-type="float" office:value="0" calcext:value-type="float">
            <text:p>0</text:p>
          </table:table-cell>
          <table:table-cell table:style-name="ce6" table:formula="of:=IF(NOT(ISBLANK([.G380]));IFERROR(MATCH(VLOOKUP([.G38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80]));MAX([.I380:.M38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80]));MAX([.P380:.T38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 80 50 63 42</text:p>
          </table:table-cell>
          <table:table-cell table:style-name="ce6" table:formula="of:=IFERROR(__xludf.dummyfunction(&quot;IFERROR(SPLIT(B381,&quot;&quot; &quot;&quot;),)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/>
          <table:table-cell table:style-name="ce6" table:formula="of:=IF(NOT(ISBLANK([.C381]));IFERROR(MATCH(VLOOKUP([.C381];[.$A$1:.$A$1048576];1;0);[.$A$1:.$A$1048576];0););)" office:value-type="float" office:value="34" calcext:value-type="float">
            <text:p>34</text:p>
          </table:table-cell>
          <table:table-cell table:style-name="ce6" table:formula="of:=IF(NOT(ISBLANK([.D381]));IFERROR(MATCH(VLOOKUP([.D381];[.$A$1:.$A$1048576];1;0);[.$A$1:.$A$1048576];0););)" office:value-type="float" office:value="27" calcext:value-type="float">
            <text:p>27</text:p>
          </table:table-cell>
          <table:table-cell table:style-name="ce6" table:formula="of:=IF(NOT(ISBLANK([.E381]));IFERROR(MATCH(VLOOKUP([.E381];[.$A$1:.$A$1048576];1;0);[.$A$1:.$A$1048576];0););)" office:value-type="float" office:value="63" calcext:value-type="float">
            <text:p>63</text:p>
          </table:table-cell>
          <table:table-cell table:style-name="ce6" table:formula="of:=IF(NOT(ISBLANK([.F381]));IFERROR(MATCH(VLOOKUP([.F381];[.$A$1:.$A$1048576];1;0);[.$A$1:.$A$1048576];0););)" office:value-type="float" office:value="56" calcext:value-type="float">
            <text:p>56</text:p>
          </table:table-cell>
          <table:table-cell table:style-name="ce6" table:formula="of:=IF(NOT(ISBLANK([.G381]));IFERROR(MATCH(VLOOKUP([.G381];[.$A$1:.$A$1048576];1;0);[.$A$1:.$A$1048576];0););)" office:value-type="float" office:value="4" calcext:value-type="float">
            <text:p>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81:.M385])" office:value-type="float" office:value="34" calcext:value-type="float">
            <text:p>3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81:.M385]&gt;[.$AP$3];[.C381:.G385];))*[.$AP$4]" office:value-type="float" office:value="41180" calcext:value-type="float">
            <text:p>41180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81:.M385]&gt;[.$AS$3];[.C381:.G385];))*[.$AS$4]" office:value-type="float" office:value="5936" calcext:value-type="float">
            <text:p>5936</text:p>
          </table:table-cell>
          <table:table-cell table:style-name="ce6"/>
          <table:table-cell table:style-name="ce6" table:formula="of:=IF(NOT(ISBLANK([.C381]));MAX([.I381:.M381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381]));MAX([.P381:.T381]);)" office:value-type="float" office:value="75" calcext:value-type="float">
            <text:p>75</text:p>
          </table:table-cell>
          <table:table-cell table:style-name="ce6"/>
          <table:table-cell table:style-name="ce6" table:formula="of:=MIN([.AD381:.AH385])" office:value-type="float" office:value="49" calcext:value-type="float">
            <text:p>4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 40 51 83 93</text:p>
          </table:table-cell>
          <table:table-cell table:style-name="ce6" table:formula="of:=IFERROR(__xludf.dummyfunction(&quot;IFERROR(SPLIT(B382,&quot;&quot; &quot;&quot;),)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382]));IFERROR(MATCH(VLOOKUP([.C382];[.$A$1:.$A$1048576];1;0);[.$A$1:.$A$1048576];0););)" office:value-type="float" office:value="61" calcext:value-type="float">
            <text:p>61</text:p>
          </table:table-cell>
          <table:table-cell table:style-name="ce6" table:formula="of:=IF(NOT(ISBLANK([.D382]));IFERROR(MATCH(VLOOKUP([.D382];[.$A$1:.$A$1048576];1;0);[.$A$1:.$A$1048576];0););)" office:value-type="float" office:value="8" calcext:value-type="float">
            <text:p>8</text:p>
          </table:table-cell>
          <table:table-cell table:style-name="ce6" table:formula="of:=IF(NOT(ISBLANK([.E382]));IFERROR(MATCH(VLOOKUP([.E382];[.$A$1:.$A$1048576];1;0);[.$A$1:.$A$1048576];0););)" office:value-type="float" office:value="29" calcext:value-type="float">
            <text:p>29</text:p>
          </table:table-cell>
          <table:table-cell table:style-name="ce6" table:formula="of:=IF(NOT(ISBLANK([.F382]));IFERROR(MATCH(VLOOKUP([.F382];[.$A$1:.$A$1048576];1;0);[.$A$1:.$A$1048576];0););)" office:value-type="float" office:value="13" calcext:value-type="float">
            <text:p>13</text:p>
          </table:table-cell>
          <table:table-cell table:style-name="ce6" table:formula="of:=IF(NOT(ISBLANK([.G382]));IFERROR(MATCH(VLOOKUP([.G382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9"/>
          <table:table-cell table:style-name="ce6" table:formula="of:=IF(NOT(ISBLANK([.C382]));MAX([.I382:.M382]);)" office:value-type="float" office:value="61" calcext:value-type="float">
            <text:p>61</text:p>
          </table:table-cell>
          <table:table-cell table:style-name="ce6" table:number-columns-repeated="3"/>
          <table:table-cell table:style-name="ce6" table:formula="of:=IF(NOT(ISBLANK([.C382]));MAX([.P382:.T382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89 32 74 41</text:p>
          </table:table-cell>
          <table:table-cell table:style-name="ce6" table:formula="of:=IFERROR(__xludf.dummyfunction(&quot;IFERROR(SPLIT(B383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/>
          <table:table-cell table:style-name="ce6" table:formula="of:=IF(NOT(ISBLANK([.C383]));IFERROR(MATCH(VLOOKUP([.C383];[.$A$1:.$A$1048576];1;0);[.$A$1:.$A$1048576];0););)" office:value-type="float" office:value="57" calcext:value-type="float">
            <text:p>57</text:p>
          </table:table-cell>
          <table:table-cell table:style-name="ce6" table:formula="of:=IF(NOT(ISBLANK([.D383]));IFERROR(MATCH(VLOOKUP([.D383];[.$A$1:.$A$1048576];1;0);[.$A$1:.$A$1048576];0););)" office:value-type="float" office:value="76" calcext:value-type="float">
            <text:p>76</text:p>
          </table:table-cell>
          <table:table-cell table:style-name="ce6" table:formula="of:=IF(NOT(ISBLANK([.E383]));IFERROR(MATCH(VLOOKUP([.E383];[.$A$1:.$A$1048576];1;0);[.$A$1:.$A$1048576];0););)" office:value-type="float" office:value="91" calcext:value-type="float">
            <text:p>91</text:p>
          </table:table-cell>
          <table:table-cell table:style-name="ce6" table:formula="of:=IF(NOT(ISBLANK([.F383]));IFERROR(MATCH(VLOOKUP([.F383];[.$A$1:.$A$1048576];1;0);[.$A$1:.$A$1048576];0););)" office:value-type="float" office:value="93" calcext:value-type="float">
            <text:p>93</text:p>
          </table:table-cell>
          <table:table-cell table:style-name="ce6" table:formula="of:=IF(NOT(ISBLANK([.G383]));IFERROR(MATCH(VLOOKUP([.G383];[.$A$1:.$A$1048576];1;0);[.$A$1:.$A$1048576];0););)" office:value-type="float" office:value="25" calcext:value-type="float">
            <text:p>25</text:p>
          </table:table-cell>
          <table:table-cell table:style-name="ce6" table:number-columns-repeated="2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383]));MAX([.I383:.M38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83]));MAX([.P383:.T383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65 29 33 55</text:p>
          </table:table-cell>
          <table:table-cell table:style-name="ce6" table:formula="of:=IFERROR(__xludf.dummyfunction(&quot;IFERROR(SPLIT(B384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384]));IFERROR(MATCH(VLOOKUP([.C384];[.$A$1:.$A$1048576];1;0);[.$A$1:.$A$1048576];0););)" office:value-type="float" office:value="75" calcext:value-type="float">
            <text:p>75</text:p>
          </table:table-cell>
          <table:table-cell table:style-name="ce6" table:formula="of:=IF(NOT(ISBLANK([.D384]));IFERROR(MATCH(VLOOKUP([.D384];[.$A$1:.$A$1048576];1;0);[.$A$1:.$A$1048576];0););)" office:value-type="float" office:value="52" calcext:value-type="float">
            <text:p>52</text:p>
          </table:table-cell>
          <table:table-cell table:style-name="ce6" table:formula="of:=IF(NOT(ISBLANK([.E384]));IFERROR(MATCH(VLOOKUP([.E384];[.$A$1:.$A$1048576];1;0);[.$A$1:.$A$1048576];0););)" office:value-type="float" office:value="85" calcext:value-type="float">
            <text:p>85</text:p>
          </table:table-cell>
          <table:table-cell table:style-name="ce6" table:formula="of:=IF(NOT(ISBLANK([.F384]));IFERROR(MATCH(VLOOKUP([.F384];[.$A$1:.$A$1048576];1;0);[.$A$1:.$A$1048576];0););)" office:value-type="float" office:value="11" calcext:value-type="float">
            <text:p>11</text:p>
          </table:table-cell>
          <table:table-cell table:style-name="ce6" table:formula="of:=IF(NOT(ISBLANK([.G384]));IFERROR(MATCH(VLOOKUP([.G384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56" calcext:value-type="float">
            <text:p>5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9"/>
          <table:table-cell table:style-name="ce6" table:formula="of:=IF(NOT(ISBLANK([.C384]));MAX([.I384:.M384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384]));MAX([.P384:.T384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9 31 99 36 19</text:p>
          </table:table-cell>
          <table:table-cell table:style-name="ce6" table:formula="of:=IFERROR(__xludf.dummyfunction(&quot;IFERROR(SPLIT(B385,&quot;&quot; &quot;&quot;),)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/>
          <table:table-cell table:style-name="ce6" table:formula="of:=IF(NOT(ISBLANK([.C385]));IFERROR(MATCH(VLOOKUP([.C385];[.$A$1:.$A$1048576];1;0);[.$A$1:.$A$1048576];0););)" office:value-type="float" office:value="17" calcext:value-type="float">
            <text:p>17</text:p>
          </table:table-cell>
          <table:table-cell table:style-name="ce6" table:formula="of:=IF(NOT(ISBLANK([.D385]));IFERROR(MATCH(VLOOKUP([.D385];[.$A$1:.$A$1048576];1;0);[.$A$1:.$A$1048576];0););)" office:value-type="float" office:value="55" calcext:value-type="float">
            <text:p>55</text:p>
          </table:table-cell>
          <table:table-cell table:style-name="ce6" table:formula="of:=IF(NOT(ISBLANK([.E385]));IFERROR(MATCH(VLOOKUP([.E385];[.$A$1:.$A$1048576];1;0);[.$A$1:.$A$1048576];0););)" office:value-type="float" office:value="9" calcext:value-type="float">
            <text:p>9</text:p>
          </table:table-cell>
          <table:table-cell table:style-name="ce6" table:formula="of:=IF(NOT(ISBLANK([.F385]));IFERROR(MATCH(VLOOKUP([.F385];[.$A$1:.$A$1048576];1;0);[.$A$1:.$A$1048576];0););)" office:value-type="float" office:value="15" calcext:value-type="float">
            <text:p>15</text:p>
          </table:table-cell>
          <table:table-cell table:style-name="ce6" table:formula="of:=IF(NOT(ISBLANK([.G385]));IFERROR(MATCH(VLOOKUP([.G385];[.$A$1:.$A$1048576];1;0);[.$A$1:.$A$1048576];0););)" office:value-type="float" office:value="49" calcext:value-type="float">
            <text:p>49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385]));MAX([.I385:.M385]);)" office:value-type="float" office:value="55" calcext:value-type="float">
            <text:p>55</text:p>
          </table:table-cell>
          <table:table-cell table:style-name="ce6" table:number-columns-repeated="3"/>
          <table:table-cell table:style-name="ce6" table:formula="of:=IF(NOT(ISBLANK([.C385]));MAX([.P385:.T385]);)" office:value-type="float" office:value="49" calcext:value-type="float">
            <text:p>4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8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86]));IFERROR(MATCH(VLOOKUP([.C386];[.$A$1:.$A$1048576];1;0);[.$A$1:.$A$1048576];0););)" office:value-type="float" office:value="0" calcext:value-type="float">
            <text:p>0</text:p>
          </table:table-cell>
          <table:table-cell table:style-name="ce6" table:formula="of:=IF(NOT(ISBLANK([.D386]));IFERROR(MATCH(VLOOKUP([.D386];[.$A$1:.$A$1048576];1;0);[.$A$1:.$A$1048576];0););)" office:value-type="float" office:value="0" calcext:value-type="float">
            <text:p>0</text:p>
          </table:table-cell>
          <table:table-cell table:style-name="ce6" table:formula="of:=IF(NOT(ISBLANK([.E386]));IFERROR(MATCH(VLOOKUP([.E386];[.$A$1:.$A$1048576];1;0);[.$A$1:.$A$1048576];0););)" office:value-type="float" office:value="0" calcext:value-type="float">
            <text:p>0</text:p>
          </table:table-cell>
          <table:table-cell table:style-name="ce6" table:formula="of:=IF(NOT(ISBLANK([.F386]));IFERROR(MATCH(VLOOKUP([.F386];[.$A$1:.$A$1048576];1;0);[.$A$1:.$A$1048576];0););)" office:value-type="float" office:value="0" calcext:value-type="float">
            <text:p>0</text:p>
          </table:table-cell>
          <table:table-cell table:style-name="ce6" table:formula="of:=IF(NOT(ISBLANK([.G386]));IFERROR(MATCH(VLOOKUP([.G38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86]));MAX([.I386:.M38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86]));MAX([.P386:.T38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 96 28 51 14</text:p>
          </table:table-cell>
          <table:table-cell table:style-name="ce6" table:formula="of:=IFERROR(__xludf.dummyfunction(&quot;IFERROR(SPLIT(B387,&quot;&quot; &quot;&quot;),)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/>
          <table:table-cell table:style-name="ce6" table:formula="of:=IF(NOT(ISBLANK([.C387]));IFERROR(MATCH(VLOOKUP([.C387];[.$A$1:.$A$1048576];1;0);[.$A$1:.$A$1048576];0););)" office:value-type="float" office:value="66" calcext:value-type="float">
            <text:p>66</text:p>
          </table:table-cell>
          <table:table-cell table:style-name="ce6" table:formula="of:=IF(NOT(ISBLANK([.D387]));IFERROR(MATCH(VLOOKUP([.D387];[.$A$1:.$A$1048576];1;0);[.$A$1:.$A$1048576];0););)" office:value-type="float" office:value="84" calcext:value-type="float">
            <text:p>84</text:p>
          </table:table-cell>
          <table:table-cell table:style-name="ce6" table:formula="of:=IF(NOT(ISBLANK([.E387]));IFERROR(MATCH(VLOOKUP([.E387];[.$A$1:.$A$1048576];1;0);[.$A$1:.$A$1048576];0););)" office:value-type="float" office:value="75" calcext:value-type="float">
            <text:p>75</text:p>
          </table:table-cell>
          <table:table-cell table:style-name="ce6" table:formula="of:=IF(NOT(ISBLANK([.F387]));IFERROR(MATCH(VLOOKUP([.F387];[.$A$1:.$A$1048576];1;0);[.$A$1:.$A$1048576];0););)" office:value-type="float" office:value="29" calcext:value-type="float">
            <text:p>29</text:p>
          </table:table-cell>
          <table:table-cell table:style-name="ce6" table:formula="of:=IF(NOT(ISBLANK([.G387]));IFERROR(MATCH(VLOOKUP([.G387];[.$A$1:.$A$1048576];1;0);[.$A$1:.$A$1048576];0););)" office:value-type="float" office:value="101" calcext:value-type="float">
            <text:p>10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87:.M391])" office:value-type="float" office:value="66" calcext:value-type="float">
            <text:p>66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87:.M391]&gt;[.$AP$3];[.C387:.G391];))*[.$AP$4]" office:value-type="float" office:value="65036" calcext:value-type="float">
            <text:p>6503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87:.M391]&gt;[.$AS$3];[.C387:.G391];))*[.$AS$4]" office:value-type="float" office:value="12992" calcext:value-type="float">
            <text:p>12992</text:p>
          </table:table-cell>
          <table:table-cell table:style-name="ce6"/>
          <table:table-cell table:style-name="ce6" table:formula="of:=IF(NOT(ISBLANK([.C387]));MAX([.I387:.M38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387]));MAX([.P387:.T387]);)" office:value-type="float" office:value="95" calcext:value-type="float">
            <text:p>95</text:p>
          </table:table-cell>
          <table:table-cell table:style-name="ce6"/>
          <table:table-cell table:style-name="ce6" table:formula="of:=MIN([.AD387:.AH391])" office:value-type="float" office:value="46" calcext:value-type="float">
            <text:p>4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4 39 98 59 15</text:p>
          </table:table-cell>
          <table:table-cell table:style-name="ce6" table:formula="of:=IFERROR(__xludf.dummyfunction(&quot;IFERROR(SPLIT(B388,&quot;&quot; &quot;&quot;),)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/>
          <table:table-cell table:style-name="ce6" table:formula="of:=IF(NOT(ISBLANK([.C388]));IFERROR(MATCH(VLOOKUP([.C388];[.$A$1:.$A$1048576];1;0);[.$A$1:.$A$1048576];0););)" office:value-type="float" office:value="95" calcext:value-type="float">
            <text:p>95</text:p>
          </table:table-cell>
          <table:table-cell table:style-name="ce6" table:formula="of:=IF(NOT(ISBLANK([.D388]));IFERROR(MATCH(VLOOKUP([.D388];[.$A$1:.$A$1048576];1;0);[.$A$1:.$A$1048576];0););)" office:value-type="float" office:value="41" calcext:value-type="float">
            <text:p>41</text:p>
          </table:table-cell>
          <table:table-cell table:style-name="ce6" table:formula="of:=IF(NOT(ISBLANK([.E388]));IFERROR(MATCH(VLOOKUP([.E388];[.$A$1:.$A$1048576];1;0);[.$A$1:.$A$1048576];0););)" office:value-type="float" office:value="64" calcext:value-type="float">
            <text:p>64</text:p>
          </table:table-cell>
          <table:table-cell table:style-name="ce6" table:formula="of:=IF(NOT(ISBLANK([.F388]));IFERROR(MATCH(VLOOKUP([.F388];[.$A$1:.$A$1048576];1;0);[.$A$1:.$A$1048576];0););)" office:value-type="float" office:value="17" calcext:value-type="float">
            <text:p>17</text:p>
          </table:table-cell>
          <table:table-cell table:style-name="ce6" table:formula="of:=IF(NOT(ISBLANK([.G388]));IFERROR(MATCH(VLOOKUP([.G388];[.$A$1:.$A$1048576];1;0);[.$A$1:.$A$1048576];0););)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float" office:value="84" calcext:value-type="float">
            <text:p>8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9"/>
          <table:table-cell table:style-name="ce6" table:formula="of:=IF(NOT(ISBLANK([.C388]));MAX([.I388:.M388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388]));MAX([.P388:.T388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7 45 65 83 78</text:p>
          </table:table-cell>
          <table:table-cell table:style-name="ce6" table:formula="of:=IFERROR(__xludf.dummyfunction(&quot;IFERROR(SPLIT(B389,&quot;&quot; &quot;&quot;),)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/>
          <table:table-cell table:style-name="ce6" table:formula="of:=IF(NOT(ISBLANK([.C389]));IFERROR(MATCH(VLOOKUP([.C389];[.$A$1:.$A$1048576];1;0);[.$A$1:.$A$1048576];0););)" office:value-type="float" office:value="71" calcext:value-type="float">
            <text:p>71</text:p>
          </table:table-cell>
          <table:table-cell table:style-name="ce6" table:formula="of:=IF(NOT(ISBLANK([.D389]));IFERROR(MATCH(VLOOKUP([.D389];[.$A$1:.$A$1048576];1;0);[.$A$1:.$A$1048576];0););)" office:value-type="float" office:value="97" calcext:value-type="float">
            <text:p>97</text:p>
          </table:table-cell>
          <table:table-cell table:style-name="ce6" table:formula="of:=IF(NOT(ISBLANK([.E389]));IFERROR(MATCH(VLOOKUP([.E389];[.$A$1:.$A$1048576];1;0);[.$A$1:.$A$1048576];0););)" office:value-type="float" office:value="52" calcext:value-type="float">
            <text:p>52</text:p>
          </table:table-cell>
          <table:table-cell table:style-name="ce6" table:formula="of:=IF(NOT(ISBLANK([.F389]));IFERROR(MATCH(VLOOKUP([.F389];[.$A$1:.$A$1048576];1;0);[.$A$1:.$A$1048576];0););)" office:value-type="float" office:value="13" calcext:value-type="float">
            <text:p>13</text:p>
          </table:table-cell>
          <table:table-cell table:style-name="ce6" table:formula="of:=IF(NOT(ISBLANK([.G389]));IFERROR(MATCH(VLOOKUP([.G389];[.$A$1:.$A$1048576];1;0);[.$A$1:.$A$1048576];0););)" office:value-type="float" office:value="67" calcext:value-type="float">
            <text:p>67</text:p>
          </table:table-cell>
          <table:table-cell table:style-name="ce6" table:number-columns-repeated="2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389]));MAX([.I389:.M389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389]));MAX([.P389:.T389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<text:s/>8 49 <text:s/>0 36</text:p>
          </table:table-cell>
          <table:table-cell table:style-name="ce6" table:formula="of:=IFERROR(__xludf.dummyfunction(&quot;IFERROR(SPLIT(B390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390]));IFERROR(MATCH(VLOOKUP([.C390];[.$A$1:.$A$1048576];1;0);[.$A$1:.$A$1048576];0););)" office:value-type="float" office:value="44" calcext:value-type="float">
            <text:p>44</text:p>
          </table:table-cell>
          <table:table-cell table:style-name="ce6" table:formula="of:=IF(NOT(ISBLANK([.D390]));IFERROR(MATCH(VLOOKUP([.D390];[.$A$1:.$A$1048576];1;0);[.$A$1:.$A$1048576];0););)" office:value-type="float" office:value="34" calcext:value-type="float">
            <text:p>34</text:p>
          </table:table-cell>
          <table:table-cell table:style-name="ce6" table:formula="of:=IF(NOT(ISBLANK([.E390]));IFERROR(MATCH(VLOOKUP([.E390];[.$A$1:.$A$1048576];1;0);[.$A$1:.$A$1048576];0););)" office:value-type="float" office:value="81" calcext:value-type="float">
            <text:p>81</text:p>
          </table:table-cell>
          <table:table-cell table:style-name="ce6" table:formula="of:=IF(NOT(ISBLANK([.F390]));IFERROR(MATCH(VLOOKUP([.F390];[.$A$1:.$A$1048576];1;0);[.$A$1:.$A$1048576];0););)" office:value-type="float" office:value="46" calcext:value-type="float">
            <text:p>46</text:p>
          </table:table-cell>
          <table:table-cell table:style-name="ce6" table:formula="of:=IF(NOT(ISBLANK([.G390]));IFERROR(MATCH(VLOOKUP([.G390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390]));MAX([.I390:.M390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390]));MAX([.P390:.T390]);)" office:value-type="float" office:value="46" calcext:value-type="float">
            <text:p>4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 <text:s/>9 64 58 74</text:p>
          </table:table-cell>
          <table:table-cell table:style-name="ce6" table:formula="of:=IFERROR(__xludf.dummyfunction(&quot;IFERROR(SPLIT(B391,&quot;&quot; &quot;&quot;),)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391]));IFERROR(MATCH(VLOOKUP([.C391];[.$A$1:.$A$1048576];1;0);[.$A$1:.$A$1048576];0););)" office:value-type="float" office:value="72" calcext:value-type="float">
            <text:p>72</text:p>
          </table:table-cell>
          <table:table-cell table:style-name="ce6" table:formula="of:=IF(NOT(ISBLANK([.D391]));IFERROR(MATCH(VLOOKUP([.D391];[.$A$1:.$A$1048576];1;0);[.$A$1:.$A$1048576];0););)" office:value-type="float" office:value="61" calcext:value-type="float">
            <text:p>61</text:p>
          </table:table-cell>
          <table:table-cell table:style-name="ce6" table:formula="of:=IF(NOT(ISBLANK([.E391]));IFERROR(MATCH(VLOOKUP([.E391];[.$A$1:.$A$1048576];1;0);[.$A$1:.$A$1048576];0););)" office:value-type="float" office:value="51" calcext:value-type="float">
            <text:p>51</text:p>
          </table:table-cell>
          <table:table-cell table:style-name="ce6" table:formula="of:=IF(NOT(ISBLANK([.F391]));IFERROR(MATCH(VLOOKUP([.F391];[.$A$1:.$A$1048576];1;0);[.$A$1:.$A$1048576];0););)" office:value-type="float" office:value="37" calcext:value-type="float">
            <text:p>37</text:p>
          </table:table-cell>
          <table:table-cell table:style-name="ce6" table:formula="of:=IF(NOT(ISBLANK([.G391]));IFERROR(MATCH(VLOOKUP([.G391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391]));MAX([.I391:.M391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391]));MAX([.P391:.T391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9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92]));IFERROR(MATCH(VLOOKUP([.C392];[.$A$1:.$A$1048576];1;0);[.$A$1:.$A$1048576];0););)" office:value-type="float" office:value="0" calcext:value-type="float">
            <text:p>0</text:p>
          </table:table-cell>
          <table:table-cell table:style-name="ce6" table:formula="of:=IF(NOT(ISBLANK([.D392]));IFERROR(MATCH(VLOOKUP([.D392];[.$A$1:.$A$1048576];1;0);[.$A$1:.$A$1048576];0););)" office:value-type="float" office:value="0" calcext:value-type="float">
            <text:p>0</text:p>
          </table:table-cell>
          <table:table-cell table:style-name="ce6" table:formula="of:=IF(NOT(ISBLANK([.E392]));IFERROR(MATCH(VLOOKUP([.E392];[.$A$1:.$A$1048576];1;0);[.$A$1:.$A$1048576];0););)" office:value-type="float" office:value="0" calcext:value-type="float">
            <text:p>0</text:p>
          </table:table-cell>
          <table:table-cell table:style-name="ce6" table:formula="of:=IF(NOT(ISBLANK([.F392]));IFERROR(MATCH(VLOOKUP([.F392];[.$A$1:.$A$1048576];1;0);[.$A$1:.$A$1048576];0););)" office:value-type="float" office:value="0" calcext:value-type="float">
            <text:p>0</text:p>
          </table:table-cell>
          <table:table-cell table:style-name="ce6" table:formula="of:=IF(NOT(ISBLANK([.G392]));IFERROR(MATCH(VLOOKUP([.G39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92]));MAX([.I392:.M39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92]));MAX([.P392:.T39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10 70 59 36</text:p>
          </table:table-cell>
          <table:table-cell table:style-name="ce6" table:formula="of:=IFERROR(__xludf.dummyfunction(&quot;IFERROR(SPLIT(B393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393]));IFERROR(MATCH(VLOOKUP([.C393];[.$A$1:.$A$1048576];1;0);[.$A$1:.$A$1048576];0););)" office:value-type="float" office:value="28" calcext:value-type="float">
            <text:p>28</text:p>
          </table:table-cell>
          <table:table-cell table:style-name="ce6" table:formula="of:=IF(NOT(ISBLANK([.D393]));IFERROR(MATCH(VLOOKUP([.D393];[.$A$1:.$A$1048576];1;0);[.$A$1:.$A$1048576];0););)" office:value-type="float" office:value="47" calcext:value-type="float">
            <text:p>47</text:p>
          </table:table-cell>
          <table:table-cell table:style-name="ce6" table:formula="of:=IF(NOT(ISBLANK([.E393]));IFERROR(MATCH(VLOOKUP([.E393];[.$A$1:.$A$1048576];1;0);[.$A$1:.$A$1048576];0););)" office:value-type="float" office:value="92" calcext:value-type="float">
            <text:p>92</text:p>
          </table:table-cell>
          <table:table-cell table:style-name="ce6" table:formula="of:=IF(NOT(ISBLANK([.F393]));IFERROR(MATCH(VLOOKUP([.F393];[.$A$1:.$A$1048576];1;0);[.$A$1:.$A$1048576];0););)" office:value-type="float" office:value="17" calcext:value-type="float">
            <text:p>17</text:p>
          </table:table-cell>
          <table:table-cell table:style-name="ce6" table:formula="of:=IF(NOT(ISBLANK([.G393]));IFERROR(MATCH(VLOOKUP([.G393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93:.M397])" office:value-type="float" office:value="28" calcext:value-type="float">
            <text:p>2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93:.M397]&gt;[.$AP$3];[.C393:.G397];))*[.$AP$4]" office:value-type="float" office:value="47996" calcext:value-type="float">
            <text:p>4799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93:.M397]&gt;[.$AS$3];[.C393:.G397];))*[.$AS$4]" office:value-type="float" office:value="11984" calcext:value-type="float">
            <text:p>11984</text:p>
          </table:table-cell>
          <table:table-cell table:style-name="ce6"/>
          <table:table-cell table:style-name="ce6" table:formula="of:=IF(NOT(ISBLANK([.C393]));MAX([.I393:.M393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393]));MAX([.P393:.T393]);)" office:value-type="float" office:value="58" calcext:value-type="float">
            <text:p>58</text:p>
          </table:table-cell>
          <table:table-cell table:style-name="ce6"/>
          <table:table-cell table:style-name="ce6" table:formula="of:=MIN([.AD393:.AH397])" office:value-type="float" office:value="48" calcext:value-type="float">
            <text:p>4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5 84 18 40 50</text:p>
          </table:table-cell>
          <table:table-cell table:style-name="ce6" table:formula="of:=IFERROR(__xludf.dummyfunction(&quot;IFERROR(SPLIT(B394,&quot;&quot; &quot;&quot;),)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/>
          <table:table-cell table:style-name="ce6" table:formula="of:=IF(NOT(ISBLANK([.C394]));IFERROR(MATCH(VLOOKUP([.C394];[.$A$1:.$A$1048576];1;0);[.$A$1:.$A$1048576];0););)" office:value-type="float" office:value="19" calcext:value-type="float">
            <text:p>19</text:p>
          </table:table-cell>
          <table:table-cell table:style-name="ce6" table:formula="of:=IF(NOT(ISBLANK([.D394]));IFERROR(MATCH(VLOOKUP([.D394];[.$A$1:.$A$1048576];1;0);[.$A$1:.$A$1048576];0););)" office:value-type="float" office:value="95" calcext:value-type="float">
            <text:p>95</text:p>
          </table:table-cell>
          <table:table-cell table:style-name="ce6" table:formula="of:=IF(NOT(ISBLANK([.E394]));IFERROR(MATCH(VLOOKUP([.E394];[.$A$1:.$A$1048576];1;0);[.$A$1:.$A$1048576];0););)" office:value-type="float" office:value="59" calcext:value-type="float">
            <text:p>59</text:p>
          </table:table-cell>
          <table:table-cell table:style-name="ce6" table:formula="of:=IF(NOT(ISBLANK([.F394]));IFERROR(MATCH(VLOOKUP([.F394];[.$A$1:.$A$1048576];1;0);[.$A$1:.$A$1048576];0););)" office:value-type="float" office:value="8" calcext:value-type="float">
            <text:p>8</text:p>
          </table:table-cell>
          <table:table-cell table:style-name="ce6" table:formula="of:=IF(NOT(ISBLANK([.G394]));IFERROR(MATCH(VLOOKUP([.G394];[.$A$1:.$A$1048576];1;0);[.$A$1:.$A$1048576];0););)" office:value-type="float" office:value="63" calcext:value-type="float">
            <text:p>63</text:p>
          </table:table-cell>
          <table:table-cell table:style-name="ce6" table:number-columns-repeated="2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9"/>
          <table:table-cell table:style-name="ce6" table:formula="of:=IF(NOT(ISBLANK([.C394]));MAX([.I394:.M394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394]));MAX([.P394:.T394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7 28 58 72 <text:s/>8</text:p>
          </table:table-cell>
          <table:table-cell table:style-name="ce6" table:formula="of:=IFERROR(__xludf.dummyfunction(&quot;IFERROR(SPLIT(B395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/>
          <table:table-cell table:style-name="ce6" table:formula="of:=IF(NOT(ISBLANK([.C395]));IFERROR(MATCH(VLOOKUP([.C395];[.$A$1:.$A$1048576];1;0);[.$A$1:.$A$1048576];0););)" office:value-type="float" office:value="26" calcext:value-type="float">
            <text:p>26</text:p>
          </table:table-cell>
          <table:table-cell table:style-name="ce6" table:formula="of:=IF(NOT(ISBLANK([.D395]));IFERROR(MATCH(VLOOKUP([.D395];[.$A$1:.$A$1048576];1;0);[.$A$1:.$A$1048576];0););)" office:value-type="float" office:value="75" calcext:value-type="float">
            <text:p>75</text:p>
          </table:table-cell>
          <table:table-cell table:style-name="ce6" table:formula="of:=IF(NOT(ISBLANK([.E395]));IFERROR(MATCH(VLOOKUP([.E395];[.$A$1:.$A$1048576];1;0);[.$A$1:.$A$1048576];0););)" office:value-type="float" office:value="37" calcext:value-type="float">
            <text:p>37</text:p>
          </table:table-cell>
          <table:table-cell table:style-name="ce6" table:formula="of:=IF(NOT(ISBLANK([.F395]));IFERROR(MATCH(VLOOKUP([.F395];[.$A$1:.$A$1048576];1;0);[.$A$1:.$A$1048576];0););)" office:value-type="float" office:value="48" calcext:value-type="float">
            <text:p>48</text:p>
          </table:table-cell>
          <table:table-cell table:style-name="ce6" table:formula="of:=IF(NOT(ISBLANK([.G395]));IFERROR(MATCH(VLOOKUP([.G395];[.$A$1:.$A$1048576];1;0);[.$A$1:.$A$1048576];0););)" office:value-type="float" office:value="34" calcext:value-type="float">
            <text:p>34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number-columns-repeated="9"/>
          <table:table-cell table:style-name="ce6" table:formula="of:=IF(NOT(ISBLANK([.C395]));MAX([.I395:.M395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395]));MAX([.P395:.T395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4 60 34 44 79</text:p>
          </table:table-cell>
          <table:table-cell table:style-name="ce6" table:formula="of:=IFERROR(__xludf.dummyfunction(&quot;IFERROR(SPLIT(B396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396]));IFERROR(MATCH(VLOOKUP([.C396];[.$A$1:.$A$1048576];1;0);[.$A$1:.$A$1048576];0););)" office:value-type="float" office:value="58" calcext:value-type="float">
            <text:p>58</text:p>
          </table:table-cell>
          <table:table-cell table:style-name="ce6" table:formula="of:=IF(NOT(ISBLANK([.D396]));IFERROR(MATCH(VLOOKUP([.D396];[.$A$1:.$A$1048576];1;0);[.$A$1:.$A$1048576];0););)" office:value-type="float" office:value="99" calcext:value-type="float">
            <text:p>99</text:p>
          </table:table-cell>
          <table:table-cell table:style-name="ce6" table:formula="of:=IF(NOT(ISBLANK([.E396]));IFERROR(MATCH(VLOOKUP([.E396];[.$A$1:.$A$1048576];1;0);[.$A$1:.$A$1048576];0););)" office:value-type="float" office:value="36" calcext:value-type="float">
            <text:p>36</text:p>
          </table:table-cell>
          <table:table-cell table:style-name="ce6" table:formula="of:=IF(NOT(ISBLANK([.F396]));IFERROR(MATCH(VLOOKUP([.F396];[.$A$1:.$A$1048576];1;0);[.$A$1:.$A$1048576];0););)" office:value-type="float" office:value="22" calcext:value-type="float">
            <text:p>22</text:p>
          </table:table-cell>
          <table:table-cell table:style-name="ce6" table:formula="of:=IF(NOT(ISBLANK([.G396]));IFERROR(MATCH(VLOOKUP([.G396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9"/>
          <table:table-cell table:style-name="ce6" table:formula="of:=IF(NOT(ISBLANK([.C396]));MAX([.I396:.M396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396]));MAX([.P396:.T396]);)" office:value-type="float" office:value="48" calcext:value-type="float">
            <text:p>4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7 73 89 95 92</text:p>
          </table:table-cell>
          <table:table-cell table:style-name="ce6" table:formula="of:=IFERROR(__xludf.dummyfunction(&quot;IFERROR(SPLIT(B397,&quot;&quot; &quot;&quot;),)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397]));IFERROR(MATCH(VLOOKUP([.C397];[.$A$1:.$A$1048576];1;0);[.$A$1:.$A$1048576];0););)" office:value-type="float" office:value="21" calcext:value-type="float">
            <text:p>21</text:p>
          </table:table-cell>
          <table:table-cell table:style-name="ce6" table:formula="of:=IF(NOT(ISBLANK([.D397]));IFERROR(MATCH(VLOOKUP([.D397];[.$A$1:.$A$1048576];1;0);[.$A$1:.$A$1048576];0););)" office:value-type="float" office:value="3" calcext:value-type="float">
            <text:p>3</text:p>
          </table:table-cell>
          <table:table-cell table:style-name="ce6" table:formula="of:=IF(NOT(ISBLANK([.E397]));IFERROR(MATCH(VLOOKUP([.E397];[.$A$1:.$A$1048576];1;0);[.$A$1:.$A$1048576];0););)" office:value-type="float" office:value="76" calcext:value-type="float">
            <text:p>76</text:p>
          </table:table-cell>
          <table:table-cell table:style-name="ce6" table:formula="of:=IF(NOT(ISBLANK([.F397]));IFERROR(MATCH(VLOOKUP([.F397];[.$A$1:.$A$1048576];1;0);[.$A$1:.$A$1048576];0););)" office:value-type="float" office:value="5" calcext:value-type="float">
            <text:p>5</text:p>
          </table:table-cell>
          <table:table-cell table:style-name="ce6" table:formula="of:=IF(NOT(ISBLANK([.G397]));IFERROR(MATCH(VLOOKUP([.G397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9"/>
          <table:table-cell table:style-name="ce6" table:formula="of:=IF(NOT(ISBLANK([.C397]));MAX([.I397:.M397]);)" office:value-type="float" office:value="76" calcext:value-type="float">
            <text:p>76</text:p>
          </table:table-cell>
          <table:table-cell table:style-name="ce6" table:number-columns-repeated="3"/>
          <table:table-cell table:style-name="ce6" table:formula="of:=IF(NOT(ISBLANK([.C397]));MAX([.P397:.T397]);)" office:value-type="float" office:value="63" calcext:value-type="float">
            <text:p>6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39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398]));IFERROR(MATCH(VLOOKUP([.C398];[.$A$1:.$A$1048576];1;0);[.$A$1:.$A$1048576];0););)" office:value-type="float" office:value="0" calcext:value-type="float">
            <text:p>0</text:p>
          </table:table-cell>
          <table:table-cell table:style-name="ce6" table:formula="of:=IF(NOT(ISBLANK([.D398]));IFERROR(MATCH(VLOOKUP([.D398];[.$A$1:.$A$1048576];1;0);[.$A$1:.$A$1048576];0););)" office:value-type="float" office:value="0" calcext:value-type="float">
            <text:p>0</text:p>
          </table:table-cell>
          <table:table-cell table:style-name="ce6" table:formula="of:=IF(NOT(ISBLANK([.E398]));IFERROR(MATCH(VLOOKUP([.E398];[.$A$1:.$A$1048576];1;0);[.$A$1:.$A$1048576];0););)" office:value-type="float" office:value="0" calcext:value-type="float">
            <text:p>0</text:p>
          </table:table-cell>
          <table:table-cell table:style-name="ce6" table:formula="of:=IF(NOT(ISBLANK([.F398]));IFERROR(MATCH(VLOOKUP([.F398];[.$A$1:.$A$1048576];1;0);[.$A$1:.$A$1048576];0););)" office:value-type="float" office:value="0" calcext:value-type="float">
            <text:p>0</text:p>
          </table:table-cell>
          <table:table-cell table:style-name="ce6" table:formula="of:=IF(NOT(ISBLANK([.G398]));IFERROR(MATCH(VLOOKUP([.G39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398]));MAX([.I398:.M39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398]));MAX([.P398:.T39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3 77 61 81 36</text:p>
          </table:table-cell>
          <table:table-cell table:style-name="ce6" table:formula="of:=IFERROR(__xludf.dummyfunction(&quot;IFERROR(SPLIT(B399,&quot;&quot; &quot;&quot;),)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399]));IFERROR(MATCH(VLOOKUP([.C399];[.$A$1:.$A$1048576];1;0);[.$A$1:.$A$1048576];0););)" office:value-type="float" office:value="13" calcext:value-type="float">
            <text:p>13</text:p>
          </table:table-cell>
          <table:table-cell table:style-name="ce6" table:formula="of:=IF(NOT(ISBLANK([.D399]));IFERROR(MATCH(VLOOKUP([.D399];[.$A$1:.$A$1048576];1;0);[.$A$1:.$A$1048576];0););)" office:value-type="float" office:value="21" calcext:value-type="float">
            <text:p>21</text:p>
          </table:table-cell>
          <table:table-cell table:style-name="ce6" table:formula="of:=IF(NOT(ISBLANK([.E399]));IFERROR(MATCH(VLOOKUP([.E399];[.$A$1:.$A$1048576];1;0);[.$A$1:.$A$1048576];0););)" office:value-type="float" office:value="30" calcext:value-type="float">
            <text:p>30</text:p>
          </table:table-cell>
          <table:table-cell table:style-name="ce6" table:formula="of:=IF(NOT(ISBLANK([.F399]));IFERROR(MATCH(VLOOKUP([.F399];[.$A$1:.$A$1048576];1;0);[.$A$1:.$A$1048576];0););)" office:value-type="float" office:value="80" calcext:value-type="float">
            <text:p>80</text:p>
          </table:table-cell>
          <table:table-cell table:style-name="ce6" table:formula="of:=IF(NOT(ISBLANK([.G399]));IFERROR(MATCH(VLOOKUP([.G399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399:.M403])" office:value-type="float" office:value="13" calcext:value-type="float">
            <text:p>1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399:.M403]&gt;[.$AP$3];[.C399:.G403];))*[.$AP$4]" office:value-type="float" office:value="65533" calcext:value-type="float">
            <text:p>6553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399:.M403]&gt;[.$AS$3];[.C399:.G403];))*[.$AS$4]" office:value-type="float" office:value="9184" calcext:value-type="float">
            <text:p>9184</text:p>
          </table:table-cell>
          <table:table-cell table:style-name="ce6"/>
          <table:table-cell table:style-name="ce6" table:formula="of:=IF(NOT(ISBLANK([.C399]));MAX([.I399:.M399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399]));MAX([.P399:.T399]);)" office:value-type="float" office:value="100" calcext:value-type="float">
            <text:p>100</text:p>
          </table:table-cell>
          <table:table-cell table:style-name="ce6"/>
          <table:table-cell table:style-name="ce6" table:formula="of:=MIN([.AD399:.AH403])" office:value-type="float" office:value="65" calcext:value-type="float">
            <text:p>6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0 19 31 69 35</text:p>
          </table:table-cell>
          <table:table-cell table:style-name="ce6" table:formula="of:=IFERROR(__xludf.dummyfunction(&quot;IFERROR(SPLIT(B400,&quot;&quot; &quot;&quot;),)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400]));IFERROR(MATCH(VLOOKUP([.C400];[.$A$1:.$A$1048576];1;0);[.$A$1:.$A$1048576];0););)" office:value-type="float" office:value="63" calcext:value-type="float">
            <text:p>63</text:p>
          </table:table-cell>
          <table:table-cell table:style-name="ce6" table:formula="of:=IF(NOT(ISBLANK([.D400]));IFERROR(MATCH(VLOOKUP([.D400];[.$A$1:.$A$1048576];1;0);[.$A$1:.$A$1048576];0););)" office:value-type="float" office:value="49" calcext:value-type="float">
            <text:p>49</text:p>
          </table:table-cell>
          <table:table-cell table:style-name="ce6" table:formula="of:=IF(NOT(ISBLANK([.E400]));IFERROR(MATCH(VLOOKUP([.E400];[.$A$1:.$A$1048576];1;0);[.$A$1:.$A$1048576];0););)" office:value-type="float" office:value="55" calcext:value-type="float">
            <text:p>55</text:p>
          </table:table-cell>
          <table:table-cell table:style-name="ce6" table:formula="of:=IF(NOT(ISBLANK([.F400]));IFERROR(MATCH(VLOOKUP([.F400];[.$A$1:.$A$1048576];1;0);[.$A$1:.$A$1048576];0););)" office:value-type="float" office:value="65" calcext:value-type="float">
            <text:p>65</text:p>
          </table:table-cell>
          <table:table-cell table:style-name="ce6" table:formula="of:=IF(NOT(ISBLANK([.G400]));IFERROR(MATCH(VLOOKUP([.G400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400]));MAX([.I400:.M400]);)" office:value-type="float" office:value="65" calcext:value-type="float">
            <text:p>65</text:p>
          </table:table-cell>
          <table:table-cell table:style-name="ce6" table:number-columns-repeated="3"/>
          <table:table-cell table:style-name="ce6" table:formula="of:=IF(NOT(ISBLANK([.C400]));MAX([.P400:.T400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5 39 75 18 43</text:p>
          </table:table-cell>
          <table:table-cell table:style-name="ce6" table:formula="of:=IFERROR(__xludf.dummyfunction(&quot;IFERROR(SPLIT(B401,&quot;&quot; &quot;&quot;),)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/>
          <table:table-cell table:style-name="ce6" table:formula="of:=IF(NOT(ISBLANK([.C401]));IFERROR(MATCH(VLOOKUP([.C401];[.$A$1:.$A$1048576];1;0);[.$A$1:.$A$1048576];0););)" office:value-type="float" office:value="100" calcext:value-type="float">
            <text:p>100</text:p>
          </table:table-cell>
          <table:table-cell table:style-name="ce6" table:formula="of:=IF(NOT(ISBLANK([.D401]));IFERROR(MATCH(VLOOKUP([.D401];[.$A$1:.$A$1048576];1;0);[.$A$1:.$A$1048576];0););)" office:value-type="float" office:value="41" calcext:value-type="float">
            <text:p>41</text:p>
          </table:table-cell>
          <table:table-cell table:style-name="ce6" table:formula="of:=IF(NOT(ISBLANK([.E401]));IFERROR(MATCH(VLOOKUP([.E401];[.$A$1:.$A$1048576];1;0);[.$A$1:.$A$1048576];0););)" office:value-type="float" office:value="98" calcext:value-type="float">
            <text:p>98</text:p>
          </table:table-cell>
          <table:table-cell table:style-name="ce6" table:formula="of:=IF(NOT(ISBLANK([.F401]));IFERROR(MATCH(VLOOKUP([.F401];[.$A$1:.$A$1048576];1;0);[.$A$1:.$A$1048576];0););)" office:value-type="float" office:value="59" calcext:value-type="float">
            <text:p>59</text:p>
          </table:table-cell>
          <table:table-cell table:style-name="ce6" table:formula="of:=IF(NOT(ISBLANK([.G401]));IFERROR(MATCH(VLOOKUP([.G401];[.$A$1:.$A$1048576];1;0);[.$A$1:.$A$1048576];0););)" office:value-type="float" office:value="69" calcext:value-type="float">
            <text:p>69</text:p>
          </table:table-cell>
          <table:table-cell table:style-name="ce6" table:number-columns-repeated="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9"/>
          <table:table-cell table:style-name="ce6" table:formula="of:=IF(NOT(ISBLANK([.C401]));MAX([.I401:.M401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401]));MAX([.P401:.T401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8 51 25 54 63</text:p>
          </table:table-cell>
          <table:table-cell table:style-name="ce6" table:formula="of:=IFERROR(__xludf.dummyfunction(&quot;IFERROR(SPLIT(B402,&quot;&quot; &quot;&quot;),)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/>
          <table:table-cell table:style-name="ce6" table:formula="of:=IF(NOT(ISBLANK([.C402]));IFERROR(MATCH(VLOOKUP([.C402];[.$A$1:.$A$1048576];1;0);[.$A$1:.$A$1048576];0););)" office:value-type="float" office:value="64" calcext:value-type="float">
            <text:p>64</text:p>
          </table:table-cell>
          <table:table-cell table:style-name="ce6" table:formula="of:=IF(NOT(ISBLANK([.D402]));IFERROR(MATCH(VLOOKUP([.D402];[.$A$1:.$A$1048576];1;0);[.$A$1:.$A$1048576];0););)" office:value-type="float" office:value="29" calcext:value-type="float">
            <text:p>29</text:p>
          </table:table-cell>
          <table:table-cell table:style-name="ce6" table:formula="of:=IF(NOT(ISBLANK([.E402]));IFERROR(MATCH(VLOOKUP([.E402];[.$A$1:.$A$1048576];1;0);[.$A$1:.$A$1048576];0););)" office:value-type="float" office:value="20" calcext:value-type="float">
            <text:p>20</text:p>
          </table:table-cell>
          <table:table-cell table:style-name="ce6" table:formula="of:=IF(NOT(ISBLANK([.F402]));IFERROR(MATCH(VLOOKUP([.F402];[.$A$1:.$A$1048576];1;0);[.$A$1:.$A$1048576];0););)" office:value-type="float" office:value="68" calcext:value-type="float">
            <text:p>68</text:p>
          </table:table-cell>
          <table:table-cell table:style-name="ce6" table:formula="of:=IF(NOT(ISBLANK([.G402]));IFERROR(MATCH(VLOOKUP([.G402];[.$A$1:.$A$1048576];1;0);[.$A$1:.$A$1048576];0););)" office:value-type="float" office:value="56" calcext:value-type="float">
            <text:p>56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402]));MAX([.I402:.M402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402]));MAX([.P402:.T402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 74 91 <text:s/>6 88</text:p>
          </table:table-cell>
          <table:table-cell table:style-name="ce6" table:formula="of:=IFERROR(__xludf.dummyfunction(&quot;IFERROR(SPLIT(B403,&quot;&quot; &quot;&quot;),)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403]));IFERROR(MATCH(VLOOKUP([.C403];[.$A$1:.$A$1048576];1;0);[.$A$1:.$A$1048576];0););)" office:value-type="float" office:value="61" calcext:value-type="float">
            <text:p>61</text:p>
          </table:table-cell>
          <table:table-cell table:style-name="ce6" table:formula="of:=IF(NOT(ISBLANK([.D403]));IFERROR(MATCH(VLOOKUP([.D403];[.$A$1:.$A$1048576];1;0);[.$A$1:.$A$1048576];0););)" office:value-type="float" office:value="93" calcext:value-type="float">
            <text:p>93</text:p>
          </table:table-cell>
          <table:table-cell table:style-name="ce6" table:formula="of:=IF(NOT(ISBLANK([.E403]));IFERROR(MATCH(VLOOKUP([.E403];[.$A$1:.$A$1048576];1;0);[.$A$1:.$A$1048576];0););)" office:value-type="float" office:value="57" calcext:value-type="float">
            <text:p>57</text:p>
          </table:table-cell>
          <table:table-cell table:style-name="ce6" table:formula="of:=IF(NOT(ISBLANK([.F403]));IFERROR(MATCH(VLOOKUP([.F403];[.$A$1:.$A$1048576];1;0);[.$A$1:.$A$1048576];0););)" office:value-type="float" office:value="83" calcext:value-type="float">
            <text:p>83</text:p>
          </table:table-cell>
          <table:table-cell table:style-name="ce6" table:formula="of:=IF(NOT(ISBLANK([.G403]));IFERROR(MATCH(VLOOKUP([.G403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number-columns-repeated="9"/>
          <table:table-cell table:style-name="ce6" table:formula="of:=IF(NOT(ISBLANK([.C403]));MAX([.I403:.M40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403]));MAX([.P403:.T403]);)" office:value-type="float" office:value="82" calcext:value-type="float">
            <text:p>8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0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04]));IFERROR(MATCH(VLOOKUP([.C404];[.$A$1:.$A$1048576];1;0);[.$A$1:.$A$1048576];0););)" office:value-type="float" office:value="0" calcext:value-type="float">
            <text:p>0</text:p>
          </table:table-cell>
          <table:table-cell table:style-name="ce6" table:formula="of:=IF(NOT(ISBLANK([.D404]));IFERROR(MATCH(VLOOKUP([.D404];[.$A$1:.$A$1048576];1;0);[.$A$1:.$A$1048576];0););)" office:value-type="float" office:value="0" calcext:value-type="float">
            <text:p>0</text:p>
          </table:table-cell>
          <table:table-cell table:style-name="ce6" table:formula="of:=IF(NOT(ISBLANK([.E404]));IFERROR(MATCH(VLOOKUP([.E404];[.$A$1:.$A$1048576];1;0);[.$A$1:.$A$1048576];0););)" office:value-type="float" office:value="0" calcext:value-type="float">
            <text:p>0</text:p>
          </table:table-cell>
          <table:table-cell table:style-name="ce6" table:formula="of:=IF(NOT(ISBLANK([.F404]));IFERROR(MATCH(VLOOKUP([.F404];[.$A$1:.$A$1048576];1;0);[.$A$1:.$A$1048576];0););)" office:value-type="float" office:value="0" calcext:value-type="float">
            <text:p>0</text:p>
          </table:table-cell>
          <table:table-cell table:style-name="ce6" table:formula="of:=IF(NOT(ISBLANK([.G404]));IFERROR(MATCH(VLOOKUP([.G40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04]));MAX([.I404:.M40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04]));MAX([.P404:.T40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0 81 16 82 25</text:p>
          </table:table-cell>
          <table:table-cell table:style-name="ce6" table:formula="of:=IFERROR(__xludf.dummyfunction(&quot;IFERROR(SPLIT(B405,&quot;&quot; &quot;&quot;),)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405]));IFERROR(MATCH(VLOOKUP([.C405];[.$A$1:.$A$1048576];1;0);[.$A$1:.$A$1048576];0););)" office:value-type="float" office:value="8" calcext:value-type="float">
            <text:p>8</text:p>
          </table:table-cell>
          <table:table-cell table:style-name="ce6" table:formula="of:=IF(NOT(ISBLANK([.D405]));IFERROR(MATCH(VLOOKUP([.D405];[.$A$1:.$A$1048576];1;0);[.$A$1:.$A$1048576];0););)" office:value-type="float" office:value="80" calcext:value-type="float">
            <text:p>80</text:p>
          </table:table-cell>
          <table:table-cell table:style-name="ce6" table:formula="of:=IF(NOT(ISBLANK([.E405]));IFERROR(MATCH(VLOOKUP([.E405];[.$A$1:.$A$1048576];1;0);[.$A$1:.$A$1048576];0););)" office:value-type="float" office:value="90" calcext:value-type="float">
            <text:p>90</text:p>
          </table:table-cell>
          <table:table-cell table:style-name="ce6" table:formula="of:=IF(NOT(ISBLANK([.F405]));IFERROR(MATCH(VLOOKUP([.F405];[.$A$1:.$A$1048576];1;0);[.$A$1:.$A$1048576];0););)" office:value-type="float" office:value="53" calcext:value-type="float">
            <text:p>53</text:p>
          </table:table-cell>
          <table:table-cell table:style-name="ce6" table:formula="of:=IF(NOT(ISBLANK([.G405]));IFERROR(MATCH(VLOOKUP([.G405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05:.M409])" office:value-type="float" office:value="8" calcext:value-type="float">
            <text:p>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05:.M409]&gt;[.$AP$3];[.C405:.G409];))*[.$AP$4]" office:value-type="float" office:value="44588" calcext:value-type="float">
            <text:p>4458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05:.M409]&gt;[.$AS$3];[.C405:.G409];))*[.$AS$4]" office:value-type="float" office:value="6888" calcext:value-type="float">
            <text:p>6888</text:p>
          </table:table-cell>
          <table:table-cell table:style-name="ce6"/>
          <table:table-cell table:style-name="ce6" table:formula="of:=IF(NOT(ISBLANK([.C405]));MAX([.I405:.M405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405]));MAX([.P405:.T405]);)" office:value-type="float" office:value="88" calcext:value-type="float">
            <text:p>88</text:p>
          </table:table-cell>
          <table:table-cell table:style-name="ce6"/>
          <table:table-cell table:style-name="ce6" table:formula="of:=MIN([.AD405:.AH409])" office:value-type="float" office:value="60" calcext:value-type="float">
            <text:p>60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6 57 98 14 <text:s/>6</text:p>
          </table:table-cell>
          <table:table-cell table:style-name="ce6" table:formula="of:=IFERROR(__xludf.dummyfunction(&quot;IFERROR(SPLIT(B406,&quot;&quot; &quot;&quot;),)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406]));IFERROR(MATCH(VLOOKUP([.C406];[.$A$1:.$A$1048576];1;0);[.$A$1:.$A$1048576];0););)" office:value-type="float" office:value="88" calcext:value-type="float">
            <text:p>88</text:p>
          </table:table-cell>
          <table:table-cell table:style-name="ce6" table:formula="of:=IF(NOT(ISBLANK([.D406]));IFERROR(MATCH(VLOOKUP([.D406];[.$A$1:.$A$1048576];1;0);[.$A$1:.$A$1048576];0););)" office:value-type="float" office:value="42" calcext:value-type="float">
            <text:p>42</text:p>
          </table:table-cell>
          <table:table-cell table:style-name="ce6" table:formula="of:=IF(NOT(ISBLANK([.E406]));IFERROR(MATCH(VLOOKUP([.E406];[.$A$1:.$A$1048576];1;0);[.$A$1:.$A$1048576];0););)" office:value-type="float" office:value="64" calcext:value-type="float">
            <text:p>64</text:p>
          </table:table-cell>
          <table:table-cell table:style-name="ce6" table:formula="of:=IF(NOT(ISBLANK([.F406]));IFERROR(MATCH(VLOOKUP([.F406];[.$A$1:.$A$1048576];1;0);[.$A$1:.$A$1048576];0););)" office:value-type="float" office:value="101" calcext:value-type="float">
            <text:p>101</text:p>
          </table:table-cell>
          <table:table-cell table:style-name="ce6" table:formula="of:=IF(NOT(ISBLANK([.G406]));IFERROR(MATCH(VLOOKUP([.G406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406]));MAX([.I406:.M406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06]));MAX([.P406:.T406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2 71 27 39 87</text:p>
          </table:table-cell>
          <table:table-cell table:style-name="ce6" table:formula="of:=IFERROR(__xludf.dummyfunction(&quot;IFERROR(SPLIT(B407,&quot;&quot; &quot;&quot;),)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407]));IFERROR(MATCH(VLOOKUP([.C407];[.$A$1:.$A$1048576];1;0);[.$A$1:.$A$1048576];0););)" office:value-type="float" office:value="10" calcext:value-type="float">
            <text:p>10</text:p>
          </table:table-cell>
          <table:table-cell table:style-name="ce6" table:formula="of:=IF(NOT(ISBLANK([.D407]));IFERROR(MATCH(VLOOKUP([.D407];[.$A$1:.$A$1048576];1;0);[.$A$1:.$A$1048576];0););)" office:value-type="float" office:value="35" calcext:value-type="float">
            <text:p>35</text:p>
          </table:table-cell>
          <table:table-cell table:style-name="ce6" table:formula="of:=IF(NOT(ISBLANK([.E407]));IFERROR(MATCH(VLOOKUP([.E407];[.$A$1:.$A$1048576];1;0);[.$A$1:.$A$1048576];0););)" office:value-type="float" office:value="94" calcext:value-type="float">
            <text:p>94</text:p>
          </table:table-cell>
          <table:table-cell table:style-name="ce6" table:formula="of:=IF(NOT(ISBLANK([.F407]));IFERROR(MATCH(VLOOKUP([.F407];[.$A$1:.$A$1048576];1;0);[.$A$1:.$A$1048576];0););)" office:value-type="float" office:value="41" calcext:value-type="float">
            <text:p>41</text:p>
          </table:table-cell>
          <table:table-cell table:style-name="ce6" table:formula="of:=IF(NOT(ISBLANK([.G407]));IFERROR(MATCH(VLOOKUP([.G407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number-columns-repeated="9"/>
          <table:table-cell table:style-name="ce6" table:formula="of:=IF(NOT(ISBLANK([.C407]));MAX([.I407:.M407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07]));MAX([.P407:.T407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12 20 23 47</text:p>
          </table:table-cell>
          <table:table-cell table:style-name="ce6" table:formula="of:=IFERROR(__xludf.dummyfunction(&quot;IFERROR(SPLIT(B408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/>
          <table:table-cell table:style-name="ce6" table:formula="of:=IF(NOT(ISBLANK([.C408]));IFERROR(MATCH(VLOOKUP([.C408];[.$A$1:.$A$1048576];1;0);[.$A$1:.$A$1048576];0););)" office:value-type="float" office:value="43" calcext:value-type="float">
            <text:p>43</text:p>
          </table:table-cell>
          <table:table-cell table:style-name="ce6" table:formula="of:=IF(NOT(ISBLANK([.D408]));IFERROR(MATCH(VLOOKUP([.D408];[.$A$1:.$A$1048576];1;0);[.$A$1:.$A$1048576];0););)" office:value-type="float" office:value="60" calcext:value-type="float">
            <text:p>60</text:p>
          </table:table-cell>
          <table:table-cell table:style-name="ce6" table:formula="of:=IF(NOT(ISBLANK([.E408]));IFERROR(MATCH(VLOOKUP([.E408];[.$A$1:.$A$1048576];1;0);[.$A$1:.$A$1048576];0););)" office:value-type="float" office:value="32" calcext:value-type="float">
            <text:p>32</text:p>
          </table:table-cell>
          <table:table-cell table:style-name="ce6" table:formula="of:=IF(NOT(ISBLANK([.F408]));IFERROR(MATCH(VLOOKUP([.F408];[.$A$1:.$A$1048576];1;0);[.$A$1:.$A$1048576];0););)" office:value-type="float" office:value="28" calcext:value-type="float">
            <text:p>28</text:p>
          </table:table-cell>
          <table:table-cell table:style-name="ce6" table:formula="of:=IF(NOT(ISBLANK([.G408]));IFERROR(MATCH(VLOOKUP([.G408];[.$A$1:.$A$1048576];1;0);[.$A$1:.$A$1048576];0););)" office:value-type="float" office:value="26" calcext:value-type="float">
            <text:p>26</text:p>
          </table:table-cell>
          <table:table-cell table:style-name="ce6"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9"/>
          <table:table-cell table:style-name="ce6" table:formula="of:=IF(NOT(ISBLANK([.C408]));MAX([.I408:.M408]);)" office:value-type="float" office:value="60" calcext:value-type="float">
            <text:p>60</text:p>
          </table:table-cell>
          <table:table-cell table:style-name="ce6" table:number-columns-repeated="3"/>
          <table:table-cell table:style-name="ce6" table:formula="of:=IF(NOT(ISBLANK([.C408]));MAX([.P408:.T408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3 22 <text:s/>4 90 73</text:p>
          </table:table-cell>
          <table:table-cell table:style-name="ce6" table:formula="of:=IFERROR(__xludf.dummyfunction(&quot;IFERROR(SPLIT(B409,&quot;&quot; &quot;&quot;),)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/>
          <table:table-cell table:style-name="ce6" table:formula="of:=IF(NOT(ISBLANK([.C409]));IFERROR(MATCH(VLOOKUP([.C409];[.$A$1:.$A$1048576];1;0);[.$A$1:.$A$1048576];0););)" office:value-type="float" office:value="13" calcext:value-type="float">
            <text:p>13</text:p>
          </table:table-cell>
          <table:table-cell table:style-name="ce6" table:formula="of:=IF(NOT(ISBLANK([.D409]));IFERROR(MATCH(VLOOKUP([.D409];[.$A$1:.$A$1048576];1;0);[.$A$1:.$A$1048576];0););)" office:value-type="float" office:value="40" calcext:value-type="float">
            <text:p>40</text:p>
          </table:table-cell>
          <table:table-cell table:style-name="ce6" table:formula="of:=IF(NOT(ISBLANK([.E409]));IFERROR(MATCH(VLOOKUP([.E409];[.$A$1:.$A$1048576];1;0);[.$A$1:.$A$1048576];0););)" office:value-type="float" office:value="66" calcext:value-type="float">
            <text:p>66</text:p>
          </table:table-cell>
          <table:table-cell table:style-name="ce6" table:formula="of:=IF(NOT(ISBLANK([.F409]));IFERROR(MATCH(VLOOKUP([.F409];[.$A$1:.$A$1048576];1;0);[.$A$1:.$A$1048576];0););)" office:value-type="float" office:value="18" calcext:value-type="float">
            <text:p>18</text:p>
          </table:table-cell>
          <table:table-cell table:style-name="ce6" table:formula="of:=IF(NOT(ISBLANK([.G409]));IFERROR(MATCH(VLOOKUP([.G409];[.$A$1:.$A$1048576];1;0);[.$A$1:.$A$1048576];0););)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9"/>
          <table:table-cell table:style-name="ce6" table:formula="of:=IF(NOT(ISBLANK([.C409]));MAX([.I409:.M409]);)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formula="of:=IF(NOT(ISBLANK([.C409]));MAX([.P409:.T409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1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10]));IFERROR(MATCH(VLOOKUP([.C410];[.$A$1:.$A$1048576];1;0);[.$A$1:.$A$1048576];0););)" office:value-type="float" office:value="0" calcext:value-type="float">
            <text:p>0</text:p>
          </table:table-cell>
          <table:table-cell table:style-name="ce6" table:formula="of:=IF(NOT(ISBLANK([.D410]));IFERROR(MATCH(VLOOKUP([.D410];[.$A$1:.$A$1048576];1;0);[.$A$1:.$A$1048576];0););)" office:value-type="float" office:value="0" calcext:value-type="float">
            <text:p>0</text:p>
          </table:table-cell>
          <table:table-cell table:style-name="ce6" table:formula="of:=IF(NOT(ISBLANK([.E410]));IFERROR(MATCH(VLOOKUP([.E410];[.$A$1:.$A$1048576];1;0);[.$A$1:.$A$1048576];0););)" office:value-type="float" office:value="0" calcext:value-type="float">
            <text:p>0</text:p>
          </table:table-cell>
          <table:table-cell table:style-name="ce6" table:formula="of:=IF(NOT(ISBLANK([.F410]));IFERROR(MATCH(VLOOKUP([.F410];[.$A$1:.$A$1048576];1;0);[.$A$1:.$A$1048576];0););)" office:value-type="float" office:value="0" calcext:value-type="float">
            <text:p>0</text:p>
          </table:table-cell>
          <table:table-cell table:style-name="ce6" table:formula="of:=IF(NOT(ISBLANK([.G410]));IFERROR(MATCH(VLOOKUP([.G41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10]));MAX([.I410:.M41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10]));MAX([.P410:.T41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2 22 17 80 55</text:p>
          </table:table-cell>
          <table:table-cell table:style-name="ce6" table:formula="of:=IFERROR(__xludf.dummyfunction(&quot;IFERROR(SPLIT(B411,&quot;&quot; &quot;&quot;),)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411]));IFERROR(MATCH(VLOOKUP([.C411];[.$A$1:.$A$1048576];1;0);[.$A$1:.$A$1048576];0););)" office:value-type="float" office:value="10" calcext:value-type="float">
            <text:p>10</text:p>
          </table:table-cell>
          <table:table-cell table:style-name="ce6" table:formula="of:=IF(NOT(ISBLANK([.D411]));IFERROR(MATCH(VLOOKUP([.D411];[.$A$1:.$A$1048576];1;0);[.$A$1:.$A$1048576];0););)" office:value-type="float" office:value="40" calcext:value-type="float">
            <text:p>40</text:p>
          </table:table-cell>
          <table:table-cell table:style-name="ce6" table:formula="of:=IF(NOT(ISBLANK([.E411]));IFERROR(MATCH(VLOOKUP([.E411];[.$A$1:.$A$1048576];1;0);[.$A$1:.$A$1048576];0););)" office:value-type="float" office:value="43" calcext:value-type="float">
            <text:p>43</text:p>
          </table:table-cell>
          <table:table-cell table:style-name="ce6" table:formula="of:=IF(NOT(ISBLANK([.F411]));IFERROR(MATCH(VLOOKUP([.F411];[.$A$1:.$A$1048576];1;0);[.$A$1:.$A$1048576];0););)" office:value-type="float" office:value="27" calcext:value-type="float">
            <text:p>27</text:p>
          </table:table-cell>
          <table:table-cell table:style-name="ce6" table:formula="of:=IF(NOT(ISBLANK([.G411]));IFERROR(MATCH(VLOOKUP([.G411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11:.M415])" office:value-type="float" office:value="10" calcext:value-type="float">
            <text:p>1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11:.M415]&gt;[.$AP$3];[.C411:.G415];))*[.$AP$4]" office:value-type="float" office:value="35429" calcext:value-type="float">
            <text:p>3542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11:.M415]&gt;[.$AS$3];[.C411:.G415];))*[.$AS$4]" office:value-type="float" office:value="3304" calcext:value-type="float">
            <text:p>3304</text:p>
          </table:table-cell>
          <table:table-cell table:style-name="ce6"/>
          <table:table-cell table:style-name="ce6" table:formula="of:=IF(NOT(ISBLANK([.C411]));MAX([.I411:.M411]);)" office:value-type="float" office:value="43" calcext:value-type="float">
            <text:p>43</text:p>
          </table:table-cell>
          <table:table-cell table:style-name="ce6" table:number-columns-repeated="3"/>
          <table:table-cell table:style-name="ce6" table:formula="of:=IF(NOT(ISBLANK([.C411]));MAX([.P411:.T411]);)" office:value-type="float" office:value="97" calcext:value-type="float">
            <text:p>97</text:p>
          </table:table-cell>
          <table:table-cell table:style-name="ce6"/>
          <table:table-cell table:style-name="ce6" table:formula="of:=MIN([.AD411:.AH415])" office:value-type="float" office:value="43" calcext:value-type="float">
            <text:p>4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35 34 62 88</text:p>
          </table:table-cell>
          <table:table-cell table:style-name="ce6" table:formula="of:=IFERROR(__xludf.dummyfunction(&quot;IFERROR(SPLIT(B412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412]));IFERROR(MATCH(VLOOKUP([.C412];[.$A$1:.$A$1048576];1;0);[.$A$1:.$A$1048576];0););)" office:value-type="float" office:value="32" calcext:value-type="float">
            <text:p>32</text:p>
          </table:table-cell>
          <table:table-cell table:style-name="ce6" table:formula="of:=IF(NOT(ISBLANK([.D412]));IFERROR(MATCH(VLOOKUP([.D412];[.$A$1:.$A$1048576];1;0);[.$A$1:.$A$1048576];0););)" office:value-type="float" office:value="6" calcext:value-type="float">
            <text:p>6</text:p>
          </table:table-cell>
          <table:table-cell table:style-name="ce6" table:formula="of:=IF(NOT(ISBLANK([.E412]));IFERROR(MATCH(VLOOKUP([.E412];[.$A$1:.$A$1048576];1;0);[.$A$1:.$A$1048576];0););)" office:value-type="float" office:value="36" calcext:value-type="float">
            <text:p>36</text:p>
          </table:table-cell>
          <table:table-cell table:style-name="ce6" table:formula="of:=IF(NOT(ISBLANK([.F412]));IFERROR(MATCH(VLOOKUP([.F412];[.$A$1:.$A$1048576];1;0);[.$A$1:.$A$1048576];0););)" office:value-type="float" office:value="24" calcext:value-type="float">
            <text:p>24</text:p>
          </table:table-cell>
          <table:table-cell table:style-name="ce6" table:formula="of:=IF(NOT(ISBLANK([.G412]));IFERROR(MATCH(VLOOKUP([.G412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number-columns-repeated="9"/>
          <table:table-cell table:style-name="ce6" table:formula="of:=IF(NOT(ISBLANK([.C412]));MAX([.I412:.M412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412]));MAX([.P412:.T412]);)" office:value-type="float" office:value="65" calcext:value-type="float">
            <text:p>6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47 56 14 <text:s/>8</text:p>
          </table:table-cell>
          <table:table-cell table:style-name="ce6" table:formula="of:=IFERROR(__xludf.dummyfunction(&quot;IFERROR(SPLIT(B413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/>
          <table:table-cell table:style-name="ce6" table:formula="of:=IF(NOT(ISBLANK([.C413]));IFERROR(MATCH(VLOOKUP([.C413];[.$A$1:.$A$1048576];1;0);[.$A$1:.$A$1048576];0););)" office:value-type="float" office:value="28" calcext:value-type="float">
            <text:p>28</text:p>
          </table:table-cell>
          <table:table-cell table:style-name="ce6" table:formula="of:=IF(NOT(ISBLANK([.D413]));IFERROR(MATCH(VLOOKUP([.D413];[.$A$1:.$A$1048576];1;0);[.$A$1:.$A$1048576];0););)" office:value-type="float" office:value="26" calcext:value-type="float">
            <text:p>26</text:p>
          </table:table-cell>
          <table:table-cell table:style-name="ce6" table:formula="of:=IF(NOT(ISBLANK([.E413]));IFERROR(MATCH(VLOOKUP([.E413];[.$A$1:.$A$1048576];1;0);[.$A$1:.$A$1048576];0););)" office:value-type="float" office:value="86" calcext:value-type="float">
            <text:p>86</text:p>
          </table:table-cell>
          <table:table-cell table:style-name="ce6" table:formula="of:=IF(NOT(ISBLANK([.F413]));IFERROR(MATCH(VLOOKUP([.F413];[.$A$1:.$A$1048576];1;0);[.$A$1:.$A$1048576];0););)" office:value-type="float" office:value="101" calcext:value-type="float">
            <text:p>101</text:p>
          </table:table-cell>
          <table:table-cell table:style-name="ce6" table:formula="of:=IF(NOT(ISBLANK([.G413]));IFERROR(MATCH(VLOOKUP([.G413];[.$A$1:.$A$1048576];1;0);[.$A$1:.$A$1048576];0););)" office:value-type="float" office:value="34" calcext:value-type="float">
            <text:p>34</text:p>
          </table:table-cell>
          <table:table-cell table:style-name="ce6" table:number-columns-repeated="2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number-columns-repeated="9"/>
          <table:table-cell table:style-name="ce6" table:formula="of:=IF(NOT(ISBLANK([.C413]));MAX([.I413:.M413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13]));MAX([.P413:.T413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5 52 <text:s/>2 36 67</text:p>
          </table:table-cell>
          <table:table-cell table:style-name="ce6" table:formula="of:=IFERROR(__xludf.dummyfunction(&quot;IFERROR(SPLIT(B414,&quot;&quot; &quot;&quot;),)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414]));IFERROR(MATCH(VLOOKUP([.C414];[.$A$1:.$A$1048576];1;0);[.$A$1:.$A$1048576];0););)" office:value-type="float" office:value="97" calcext:value-type="float">
            <text:p>97</text:p>
          </table:table-cell>
          <table:table-cell table:style-name="ce6" table:formula="of:=IF(NOT(ISBLANK([.D414]));IFERROR(MATCH(VLOOKUP([.D414];[.$A$1:.$A$1048576];1;0);[.$A$1:.$A$1048576];0););)" office:value-type="float" office:value="39" calcext:value-type="float">
            <text:p>39</text:p>
          </table:table-cell>
          <table:table-cell table:style-name="ce6" table:formula="of:=IF(NOT(ISBLANK([.E414]));IFERROR(MATCH(VLOOKUP([.E414];[.$A$1:.$A$1048576];1;0);[.$A$1:.$A$1048576];0););)" office:value-type="float" office:value="44" calcext:value-type="float">
            <text:p>44</text:p>
          </table:table-cell>
          <table:table-cell table:style-name="ce6" table:formula="of:=IF(NOT(ISBLANK([.F414]));IFERROR(MATCH(VLOOKUP([.F414];[.$A$1:.$A$1048576];1;0);[.$A$1:.$A$1048576];0););)" office:value-type="float" office:value="15" calcext:value-type="float">
            <text:p>15</text:p>
          </table:table-cell>
          <table:table-cell table:style-name="ce6" table:formula="of:=IF(NOT(ISBLANK([.G414]));IFERROR(MATCH(VLOOKUP([.G414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9"/>
          <table:table-cell table:style-name="ce6" table:formula="of:=IF(NOT(ISBLANK([.C414]));MAX([.I414:.M41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414]));MAX([.P414:.T414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69 <text:s/>5 93 44</text:p>
          </table:table-cell>
          <table:table-cell table:style-name="ce6" table:formula="of:=IFERROR(__xludf.dummyfunction(&quot;IFERROR(SPLIT(B415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/>
          <table:table-cell table:style-name="ce6" table:formula="of:=IF(NOT(ISBLANK([.C415]));IFERROR(MATCH(VLOOKUP([.C415];[.$A$1:.$A$1048576];1;0);[.$A$1:.$A$1048576];0););)" office:value-type="float" office:value="75" calcext:value-type="float">
            <text:p>75</text:p>
          </table:table-cell>
          <table:table-cell table:style-name="ce6" table:formula="of:=IF(NOT(ISBLANK([.D415]));IFERROR(MATCH(VLOOKUP([.D415];[.$A$1:.$A$1048576];1;0);[.$A$1:.$A$1048576];0););)" office:value-type="float" office:value="65" calcext:value-type="float">
            <text:p>65</text:p>
          </table:table-cell>
          <table:table-cell table:style-name="ce6" table:formula="of:=IF(NOT(ISBLANK([.E415]));IFERROR(MATCH(VLOOKUP([.E415];[.$A$1:.$A$1048576];1;0);[.$A$1:.$A$1048576];0););)" office:value-type="float" office:value="38" calcext:value-type="float">
            <text:p>38</text:p>
          </table:table-cell>
          <table:table-cell table:style-name="ce6" table:formula="of:=IF(NOT(ISBLANK([.F415]));IFERROR(MATCH(VLOOKUP([.F415];[.$A$1:.$A$1048576];1;0);[.$A$1:.$A$1048576];0););)" office:value-type="float" office:value="16" calcext:value-type="float">
            <text:p>16</text:p>
          </table:table-cell>
          <table:table-cell table:style-name="ce6" table:formula="of:=IF(NOT(ISBLANK([.G415]));IFERROR(MATCH(VLOOKUP([.G415];[.$A$1:.$A$1048576];1;0);[.$A$1:.$A$1048576];0););)" office:value-type="float" office:value="22" calcext:value-type="float">
            <text:p>22</text:p>
          </table:table-cell>
          <table:table-cell table:style-name="ce6"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415]));MAX([.I415:.M415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415]));MAX([.P415:.T415]);)" office:value-type="float" office:value="82" calcext:value-type="float">
            <text:p>8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1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16]));IFERROR(MATCH(VLOOKUP([.C416];[.$A$1:.$A$1048576];1;0);[.$A$1:.$A$1048576];0););)" office:value-type="float" office:value="0" calcext:value-type="float">
            <text:p>0</text:p>
          </table:table-cell>
          <table:table-cell table:style-name="ce6" table:formula="of:=IF(NOT(ISBLANK([.D416]));IFERROR(MATCH(VLOOKUP([.D416];[.$A$1:.$A$1048576];1;0);[.$A$1:.$A$1048576];0););)" office:value-type="float" office:value="0" calcext:value-type="float">
            <text:p>0</text:p>
          </table:table-cell>
          <table:table-cell table:style-name="ce6" table:formula="of:=IF(NOT(ISBLANK([.E416]));IFERROR(MATCH(VLOOKUP([.E416];[.$A$1:.$A$1048576];1;0);[.$A$1:.$A$1048576];0););)" office:value-type="float" office:value="0" calcext:value-type="float">
            <text:p>0</text:p>
          </table:table-cell>
          <table:table-cell table:style-name="ce6" table:formula="of:=IF(NOT(ISBLANK([.F416]));IFERROR(MATCH(VLOOKUP([.F416];[.$A$1:.$A$1048576];1;0);[.$A$1:.$A$1048576];0););)" office:value-type="float" office:value="0" calcext:value-type="float">
            <text:p>0</text:p>
          </table:table-cell>
          <table:table-cell table:style-name="ce6" table:formula="of:=IF(NOT(ISBLANK([.G416]));IFERROR(MATCH(VLOOKUP([.G41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16]));MAX([.I416:.M41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16]));MAX([.P416:.T41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9 88 14 47 <text:s/>2</text:p>
          </table:table-cell>
          <table:table-cell table:style-name="ce6" table:formula="of:=IFERROR(__xludf.dummyfunction(&quot;IFERROR(SPLIT(B417,&quot;&quot; &quot;&quot;),)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(NOT(ISBLANK([.C417]));IFERROR(MATCH(VLOOKUP([.C417];[.$A$1:.$A$1048576];1;0);[.$A$1:.$A$1048576];0););)" office:value-type="float" office:value="9" calcext:value-type="float">
            <text:p>9</text:p>
          </table:table-cell>
          <table:table-cell table:style-name="ce6" table:formula="of:=IF(NOT(ISBLANK([.D417]));IFERROR(MATCH(VLOOKUP([.D417];[.$A$1:.$A$1048576];1;0);[.$A$1:.$A$1048576];0););)" office:value-type="float" office:value="82" calcext:value-type="float">
            <text:p>82</text:p>
          </table:table-cell>
          <table:table-cell table:style-name="ce6" table:formula="of:=IF(NOT(ISBLANK([.E417]));IFERROR(MATCH(VLOOKUP([.E417];[.$A$1:.$A$1048576];1;0);[.$A$1:.$A$1048576];0););)" office:value-type="float" office:value="101" calcext:value-type="float">
            <text:p>101</text:p>
          </table:table-cell>
          <table:table-cell table:style-name="ce6" table:formula="of:=IF(NOT(ISBLANK([.F417]));IFERROR(MATCH(VLOOKUP([.F417];[.$A$1:.$A$1048576];1;0);[.$A$1:.$A$1048576];0););)" office:value-type="float" office:value="26" calcext:value-type="float">
            <text:p>26</text:p>
          </table:table-cell>
          <table:table-cell table:style-name="ce6" table:formula="of:=IF(NOT(ISBLANK([.G417]));IFERROR(MATCH(VLOOKUP([.G417];[.$A$1:.$A$1048576];1;0);[.$A$1:.$A$1048576];0););)" office:value-type="float" office:value="44" calcext:value-type="float">
            <text:p>4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17:.M421])" office:value-type="float" office:value="9" calcext:value-type="float">
            <text:p>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17:.M421]&gt;[.$AP$3];[.C417:.G421];))*[.$AP$4]" office:value-type="float" office:value="46434" calcext:value-type="float">
            <text:p>4643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17:.M421]&gt;[.$AS$3];[.C417:.G421];))*[.$AS$4]" office:value-type="float" office:value="6664" calcext:value-type="float">
            <text:p>6664</text:p>
          </table:table-cell>
          <table:table-cell table:style-name="ce6"/>
          <table:table-cell table:style-name="ce6" table:formula="of:=IF(NOT(ISBLANK([.C417]));MAX([.I417:.M417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17]));MAX([.P417:.T417]);)" office:value-type="float" office:value="56" calcext:value-type="float">
            <text:p>56</text:p>
          </table:table-cell>
          <table:table-cell table:style-name="ce6"/>
          <table:table-cell table:style-name="ce6" table:formula="of:=MIN([.AD417:.AH421])" office:value-type="float" office:value="54" calcext:value-type="float">
            <text:p>5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2 51 15 57 68</text:p>
          </table:table-cell>
          <table:table-cell table:style-name="ce6" table:formula="of:=IFERROR(__xludf.dummyfunction(&quot;IFERROR(SPLIT(B418,&quot;&quot; &quot;&quot;),)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/>
          <table:table-cell table:style-name="ce6" table:formula="of:=IF(NOT(ISBLANK([.C418]));IFERROR(MATCH(VLOOKUP([.C418];[.$A$1:.$A$1048576];1;0);[.$A$1:.$A$1048576];0););)" office:value-type="float" office:value="40" calcext:value-type="float">
            <text:p>40</text:p>
          </table:table-cell>
          <table:table-cell table:style-name="ce6" table:formula="of:=IF(NOT(ISBLANK([.D418]));IFERROR(MATCH(VLOOKUP([.D418];[.$A$1:.$A$1048576];1;0);[.$A$1:.$A$1048576];0););)" office:value-type="float" office:value="29" calcext:value-type="float">
            <text:p>29</text:p>
          </table:table-cell>
          <table:table-cell table:style-name="ce6" table:formula="of:=IF(NOT(ISBLANK([.E418]));IFERROR(MATCH(VLOOKUP([.E418];[.$A$1:.$A$1048576];1;0);[.$A$1:.$A$1048576];0););)" office:value-type="float" office:value="100" calcext:value-type="float">
            <text:p>100</text:p>
          </table:table-cell>
          <table:table-cell table:style-name="ce6" table:formula="of:=IF(NOT(ISBLANK([.F418]));IFERROR(MATCH(VLOOKUP([.F418];[.$A$1:.$A$1048576];1;0);[.$A$1:.$A$1048576];0););)" office:value-type="float" office:value="42" calcext:value-type="float">
            <text:p>42</text:p>
          </table:table-cell>
          <table:table-cell table:style-name="ce6" table:formula="of:=IF(NOT(ISBLANK([.G418]));IFERROR(MATCH(VLOOKUP([.G418];[.$A$1:.$A$1048576];1;0);[.$A$1:.$A$1048576];0););)" office:value-type="float" office:value="70" calcext:value-type="float">
            <text:p>70</text:p>
          </table:table-cell>
          <table:table-cell table:style-name="ce6" table:number-columns-repeated="2"/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number-columns-repeated="9"/>
          <table:table-cell table:style-name="ce6" table:formula="of:=IF(NOT(ISBLANK([.C418]));MAX([.I418:.M418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418]));MAX([.P418:.T418]);)" office:value-type="float" office:value="82" calcext:value-type="float">
            <text:p>8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3 13 71 80 <text:s/>9</text:p>
          </table:table-cell>
          <table:table-cell table:style-name="ce6" table:formula="of:=IFERROR(__xludf.dummyfunction(&quot;IFERROR(SPLIT(B419,&quot;&quot; &quot;&quot;),)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/>
          <table:table-cell table:style-name="ce6" table:formula="of:=IF(NOT(ISBLANK([.C419]));IFERROR(MATCH(VLOOKUP([.C419];[.$A$1:.$A$1048576];1;0);[.$A$1:.$A$1048576];0););)" office:value-type="float" office:value="11" calcext:value-type="float">
            <text:p>11</text:p>
          </table:table-cell>
          <table:table-cell table:style-name="ce6" table:formula="of:=IF(NOT(ISBLANK([.D419]));IFERROR(MATCH(VLOOKUP([.D419];[.$A$1:.$A$1048576];1;0);[.$A$1:.$A$1048576];0););)" office:value-type="float" office:value="7" calcext:value-type="float">
            <text:p>7</text:p>
          </table:table-cell>
          <table:table-cell table:style-name="ce6" table:formula="of:=IF(NOT(ISBLANK([.E419]));IFERROR(MATCH(VLOOKUP([.E419];[.$A$1:.$A$1048576];1;0);[.$A$1:.$A$1048576];0););)" office:value-type="float" office:value="35" calcext:value-type="float">
            <text:p>35</text:p>
          </table:table-cell>
          <table:table-cell table:style-name="ce6" table:formula="of:=IF(NOT(ISBLANK([.F419]));IFERROR(MATCH(VLOOKUP([.F419];[.$A$1:.$A$1048576];1;0);[.$A$1:.$A$1048576];0););)" office:value-type="float" office:value="27" calcext:value-type="float">
            <text:p>27</text:p>
          </table:table-cell>
          <table:table-cell table:style-name="ce6" table:formula="of:=IF(NOT(ISBLANK([.G419]));IFERROR(MATCH(VLOOKUP([.G419];[.$A$1:.$A$1048576];1;0);[.$A$1:.$A$1048576];0););)" office:value-type="float" office:value="61" calcext:value-type="float">
            <text:p>61</text:p>
          </table:table-cell>
          <table:table-cell table:style-name="ce6" table:number-columns-repeated="2"/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9"/>
          <table:table-cell table:style-name="ce6" table:formula="of:=IF(NOT(ISBLANK([.C419]));MAX([.I419:.M419]);)" office:value-type="float" office:value="61" calcext:value-type="float">
            <text:p>61</text:p>
          </table:table-cell>
          <table:table-cell table:style-name="ce6" table:number-columns-repeated="3"/>
          <table:table-cell table:style-name="ce6" table:formula="of:=IF(NOT(ISBLANK([.C419]));MAX([.P419:.T419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3 69 <text:s/>7 90 74</text:p>
          </table:table-cell>
          <table:table-cell table:style-name="ce6" table:formula="of:=IFERROR(__xludf.dummyfunction(&quot;IFERROR(SPLIT(B420,&quot;&quot; &quot;&quot;),)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420]));IFERROR(MATCH(VLOOKUP([.C420];[.$A$1:.$A$1048576];1;0);[.$A$1:.$A$1048576];0););)" office:value-type="float" office:value="56" calcext:value-type="float">
            <text:p>56</text:p>
          </table:table-cell>
          <table:table-cell table:style-name="ce6" table:formula="of:=IF(NOT(ISBLANK([.D420]));IFERROR(MATCH(VLOOKUP([.D420];[.$A$1:.$A$1048576];1;0);[.$A$1:.$A$1048576];0););)" office:value-type="float" office:value="65" calcext:value-type="float">
            <text:p>65</text:p>
          </table:table-cell>
          <table:table-cell table:style-name="ce6" table:formula="of:=IF(NOT(ISBLANK([.E420]));IFERROR(MATCH(VLOOKUP([.E420];[.$A$1:.$A$1048576];1;0);[.$A$1:.$A$1048576];0););)" office:value-type="float" office:value="72" calcext:value-type="float">
            <text:p>72</text:p>
          </table:table-cell>
          <table:table-cell table:style-name="ce6" table:formula="of:=IF(NOT(ISBLANK([.F420]));IFERROR(MATCH(VLOOKUP([.F420];[.$A$1:.$A$1048576];1;0);[.$A$1:.$A$1048576];0););)" office:value-type="float" office:value="18" calcext:value-type="float">
            <text:p>18</text:p>
          </table:table-cell>
          <table:table-cell table:style-name="ce6" table:formula="of:=IF(NOT(ISBLANK([.G420]));IFERROR(MATCH(VLOOKUP([.G420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number-columns-repeated="9"/>
          <table:table-cell table:style-name="ce6" table:formula="of:=IF(NOT(ISBLANK([.C420]));MAX([.I420:.M420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420]));MAX([.P420:.T420]);)" office:value-type="float" office:value="54" calcext:value-type="float">
            <text:p>5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87 36 46 16</text:p>
          </table:table-cell>
          <table:table-cell table:style-name="ce6" table:formula="of:=IFERROR(__xludf.dummyfunction(&quot;IFERROR(SPLIT(B421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/>
          <table:table-cell table:style-name="ce6" table:formula="of:=IF(NOT(ISBLANK([.C421]));IFERROR(MATCH(VLOOKUP([.C421];[.$A$1:.$A$1048576];1;0);[.$A$1:.$A$1048576];0););)" office:value-type="float" office:value="43" calcext:value-type="float">
            <text:p>43</text:p>
          </table:table-cell>
          <table:table-cell table:style-name="ce6" table:formula="of:=IF(NOT(ISBLANK([.D421]));IFERROR(MATCH(VLOOKUP([.D421];[.$A$1:.$A$1048576];1;0);[.$A$1:.$A$1048576];0););)" office:value-type="float" office:value="71" calcext:value-type="float">
            <text:p>71</text:p>
          </table:table-cell>
          <table:table-cell table:style-name="ce6" table:formula="of:=IF(NOT(ISBLANK([.E421]));IFERROR(MATCH(VLOOKUP([.E421];[.$A$1:.$A$1048576];1;0);[.$A$1:.$A$1048576];0););)" office:value-type="float" office:value="15" calcext:value-type="float">
            <text:p>15</text:p>
          </table:table-cell>
          <table:table-cell table:style-name="ce6" table:formula="of:=IF(NOT(ISBLANK([.F421]));IFERROR(MATCH(VLOOKUP([.F421];[.$A$1:.$A$1048576];1;0);[.$A$1:.$A$1048576];0););)" office:value-type="float" office:value="54" calcext:value-type="float">
            <text:p>54</text:p>
          </table:table-cell>
          <table:table-cell table:style-name="ce6" table:formula="of:=IF(NOT(ISBLANK([.G421]));IFERROR(MATCH(VLOOKUP([.G421];[.$A$1:.$A$1048576];1;0);[.$A$1:.$A$1048576];0););)" office:value-type="float" office:value="90" calcext:value-type="float">
            <text:p>90</text:p>
          </table:table-cell>
          <table:table-cell table:style-name="ce6" table:number-columns-repeated="2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0" calcext:value-type="float">
            <text:p>90</text:p>
          </table:table-cell>
          <table:table-cell table:style-name="ce6" table:number-columns-repeated="9"/>
          <table:table-cell table:style-name="ce6" table:formula="of:=IF(NOT(ISBLANK([.C421]));MAX([.I421:.M421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421]));MAX([.P421:.T421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2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22]));IFERROR(MATCH(VLOOKUP([.C422];[.$A$1:.$A$1048576];1;0);[.$A$1:.$A$1048576];0););)" office:value-type="float" office:value="0" calcext:value-type="float">
            <text:p>0</text:p>
          </table:table-cell>
          <table:table-cell table:style-name="ce6" table:formula="of:=IF(NOT(ISBLANK([.D422]));IFERROR(MATCH(VLOOKUP([.D422];[.$A$1:.$A$1048576];1;0);[.$A$1:.$A$1048576];0););)" office:value-type="float" office:value="0" calcext:value-type="float">
            <text:p>0</text:p>
          </table:table-cell>
          <table:table-cell table:style-name="ce6" table:formula="of:=IF(NOT(ISBLANK([.E422]));IFERROR(MATCH(VLOOKUP([.E422];[.$A$1:.$A$1048576];1;0);[.$A$1:.$A$1048576];0););)" office:value-type="float" office:value="0" calcext:value-type="float">
            <text:p>0</text:p>
          </table:table-cell>
          <table:table-cell table:style-name="ce6" table:formula="of:=IF(NOT(ISBLANK([.F422]));IFERROR(MATCH(VLOOKUP([.F422];[.$A$1:.$A$1048576];1;0);[.$A$1:.$A$1048576];0););)" office:value-type="float" office:value="0" calcext:value-type="float">
            <text:p>0</text:p>
          </table:table-cell>
          <table:table-cell table:style-name="ce6" table:formula="of:=IF(NOT(ISBLANK([.G422]));IFERROR(MATCH(VLOOKUP([.G42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22]));MAX([.I422:.M42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22]));MAX([.P422:.T42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7 27 <text:s/>7 65 73</text:p>
          </table:table-cell>
          <table:table-cell table:style-name="ce6" table:formula="of:=IFERROR(__xludf.dummyfunction(&quot;IFERROR(SPLIT(B423,&quot;&quot; &quot;&quot;),)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/>
          <table:table-cell table:style-name="ce6" table:formula="of:=IF(NOT(ISBLANK([.C423]));IFERROR(MATCH(VLOOKUP([.C423];[.$A$1:.$A$1048576];1;0);[.$A$1:.$A$1048576];0););)" office:value-type="float" office:value="73" calcext:value-type="float">
            <text:p>73</text:p>
          </table:table-cell>
          <table:table-cell table:style-name="ce6" table:formula="of:=IF(NOT(ISBLANK([.D423]));IFERROR(MATCH(VLOOKUP([.D423];[.$A$1:.$A$1048576];1;0);[.$A$1:.$A$1048576];0););)" office:value-type="float" office:value="94" calcext:value-type="float">
            <text:p>94</text:p>
          </table:table-cell>
          <table:table-cell table:style-name="ce6" table:formula="of:=IF(NOT(ISBLANK([.E423]));IFERROR(MATCH(VLOOKUP([.E423];[.$A$1:.$A$1048576];1;0);[.$A$1:.$A$1048576];0););)" office:value-type="float" office:value="72" calcext:value-type="float">
            <text:p>72</text:p>
          </table:table-cell>
          <table:table-cell table:style-name="ce6" table:formula="of:=IF(NOT(ISBLANK([.F423]));IFERROR(MATCH(VLOOKUP([.F423];[.$A$1:.$A$1048576];1;0);[.$A$1:.$A$1048576];0););)" office:value-type="float" office:value="52" calcext:value-type="float">
            <text:p>52</text:p>
          </table:table-cell>
          <table:table-cell table:style-name="ce6" table:formula="of:=IF(NOT(ISBLANK([.G423]));IFERROR(MATCH(VLOOKUP([.G423];[.$A$1:.$A$1048576];1;0);[.$A$1:.$A$1048576];0););)" office:value-type="float" office:value="3" calcext:value-type="float">
            <text:p>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23:.M427])" office:value-type="float" office:value="73" calcext:value-type="float">
            <text:p>7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23:.M427]&gt;[.$AP$3];[.C423:.G427];))*[.$AP$4]" office:value-type="float" office:value="55948" calcext:value-type="float">
            <text:p>5594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23:.M427]&gt;[.$AS$3];[.C423:.G427];))*[.$AS$4]" office:value-type="float" office:value="2408" calcext:value-type="float">
            <text:p>2408</text:p>
          </table:table-cell>
          <table:table-cell table:style-name="ce6"/>
          <table:table-cell table:style-name="ce6" table:formula="of:=IF(NOT(ISBLANK([.C423]));MAX([.I423:.M423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23]));MAX([.P423:.T423]);)" office:value-type="float" office:value="78" calcext:value-type="float">
            <text:p>78</text:p>
          </table:table-cell>
          <table:table-cell table:style-name="ce6"/>
          <table:table-cell table:style-name="ce6" table:formula="of:=MIN([.AD423:.AH427])" office:value-type="float" office:value="64" calcext:value-type="float">
            <text:p>6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3 87 16 99 <text:s/>6</text:p>
          </table:table-cell>
          <table:table-cell table:style-name="ce6" table:formula="of:=IFERROR(__xludf.dummyfunction(&quot;IFERROR(SPLIT(B424,&quot;&quot; &quot;&quot;),)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424]));IFERROR(MATCH(VLOOKUP([.C424];[.$A$1:.$A$1048576];1;0);[.$A$1:.$A$1048576];0););)" office:value-type="float" office:value="7" calcext:value-type="float">
            <text:p>7</text:p>
          </table:table-cell>
          <table:table-cell table:style-name="ce6" table:formula="of:=IF(NOT(ISBLANK([.D424]));IFERROR(MATCH(VLOOKUP([.D424];[.$A$1:.$A$1048576];1;0);[.$A$1:.$A$1048576];0););)" office:value-type="float" office:value="71" calcext:value-type="float">
            <text:p>71</text:p>
          </table:table-cell>
          <table:table-cell table:style-name="ce6" table:formula="of:=IF(NOT(ISBLANK([.E424]));IFERROR(MATCH(VLOOKUP([.E424];[.$A$1:.$A$1048576];1;0);[.$A$1:.$A$1048576];0););)" office:value-type="float" office:value="90" calcext:value-type="float">
            <text:p>90</text:p>
          </table:table-cell>
          <table:table-cell table:style-name="ce6" table:formula="of:=IF(NOT(ISBLANK([.F424]));IFERROR(MATCH(VLOOKUP([.F424];[.$A$1:.$A$1048576];1;0);[.$A$1:.$A$1048576];0););)" office:value-type="float" office:value="9" calcext:value-type="float">
            <text:p>9</text:p>
          </table:table-cell>
          <table:table-cell table:style-name="ce6" table:formula="of:=IF(NOT(ISBLANK([.G424]));IFERROR(MATCH(VLOOKUP([.G424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office:value-type="float" office:value="94" calcext:value-type="float">
            <text:p>9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9"/>
          <table:table-cell table:style-name="ce6" table:formula="of:=IF(NOT(ISBLANK([.C424]));MAX([.I424:.M424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424]));MAX([.P424:.T424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3 30 96 41 23</text:p>
          </table:table-cell>
          <table:table-cell table:style-name="ce6" table:formula="of:=IFERROR(__xludf.dummyfunction(&quot;IFERROR(SPLIT(B425,&quot;&quot; &quot;&quot;),)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/>
          <table:table-cell table:style-name="ce6" table:formula="of:=IF(NOT(ISBLANK([.C425]));IFERROR(MATCH(VLOOKUP([.C425];[.$A$1:.$A$1048576];1;0);[.$A$1:.$A$1048576];0););)" office:value-type="float" office:value="11" calcext:value-type="float">
            <text:p>11</text:p>
          </table:table-cell>
          <table:table-cell table:style-name="ce6" table:formula="of:=IF(NOT(ISBLANK([.D425]));IFERROR(MATCH(VLOOKUP([.D425];[.$A$1:.$A$1048576];1;0);[.$A$1:.$A$1048576];0););)" office:value-type="float" office:value="12" calcext:value-type="float">
            <text:p>12</text:p>
          </table:table-cell>
          <table:table-cell table:style-name="ce6" table:formula="of:=IF(NOT(ISBLANK([.E425]));IFERROR(MATCH(VLOOKUP([.E425];[.$A$1:.$A$1048576];1;0);[.$A$1:.$A$1048576];0););)" office:value-type="float" office:value="84" calcext:value-type="float">
            <text:p>84</text:p>
          </table:table-cell>
          <table:table-cell table:style-name="ce6" table:formula="of:=IF(NOT(ISBLANK([.F425]));IFERROR(MATCH(VLOOKUP([.F425];[.$A$1:.$A$1048576];1;0);[.$A$1:.$A$1048576];0););)" office:value-type="float" office:value="25" calcext:value-type="float">
            <text:p>25</text:p>
          </table:table-cell>
          <table:table-cell table:style-name="ce6" table:formula="of:=IF(NOT(ISBLANK([.G425]));IFERROR(MATCH(VLOOKUP([.G425];[.$A$1:.$A$1048576];1;0);[.$A$1:.$A$1048576];0););)" office:value-type="float" office:value="28" calcext:value-type="float">
            <text:p>28</text:p>
          </table:table-cell>
          <table:table-cell table:style-name="ce6" table:number-columns-repeated="2"/>
          <table:table-cell table:style-name="ce6" office:value-type="float" office:value="72" calcext:value-type="float">
            <text:p>7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number-columns-repeated="9"/>
          <table:table-cell table:style-name="ce6" table:formula="of:=IF(NOT(ISBLANK([.C425]));MAX([.I425:.M425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425]));MAX([.P425:.T425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0 10 <text:s/>9 98 72</text:p>
          </table:table-cell>
          <table:table-cell table:style-name="ce6" table:formula="of:=IFERROR(__xludf.dummyfunction(&quot;IFERROR(SPLIT(B426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426]));IFERROR(MATCH(VLOOKUP([.C426];[.$A$1:.$A$1048576];1;0);[.$A$1:.$A$1048576];0););)" office:value-type="float" office:value="46" calcext:value-type="float">
            <text:p>46</text:p>
          </table:table-cell>
          <table:table-cell table:style-name="ce6" table:formula="of:=IF(NOT(ISBLANK([.D426]));IFERROR(MATCH(VLOOKUP([.D426];[.$A$1:.$A$1048576];1;0);[.$A$1:.$A$1048576];0););)" office:value-type="float" office:value="47" calcext:value-type="float">
            <text:p>47</text:p>
          </table:table-cell>
          <table:table-cell table:style-name="ce6" table:formula="of:=IF(NOT(ISBLANK([.E426]));IFERROR(MATCH(VLOOKUP([.E426];[.$A$1:.$A$1048576];1;0);[.$A$1:.$A$1048576];0););)" office:value-type="float" office:value="61" calcext:value-type="float">
            <text:p>61</text:p>
          </table:table-cell>
          <table:table-cell table:style-name="ce6" table:formula="of:=IF(NOT(ISBLANK([.F426]));IFERROR(MATCH(VLOOKUP([.F426];[.$A$1:.$A$1048576];1;0);[.$A$1:.$A$1048576];0););)" office:value-type="float" office:value="64" calcext:value-type="float">
            <text:p>64</text:p>
          </table:table-cell>
          <table:table-cell table:style-name="ce6" table:formula="of:=IF(NOT(ISBLANK([.G426]));IFERROR(MATCH(VLOOKUP([.G426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number-columns-repeated="9"/>
          <table:table-cell table:style-name="ce6" table:formula="of:=IF(NOT(ISBLANK([.C426]));MAX([.I426:.M426]);)" office:value-type="float" office:value="64" calcext:value-type="float">
            <text:p>64</text:p>
          </table:table-cell>
          <table:table-cell table:style-name="ce6" table:number-columns-repeated="3"/>
          <table:table-cell table:style-name="ce6" table:formula="of:=IF(NOT(ISBLANK([.C426]));MAX([.P426:.T426]);)" office:value-type="float" office:value="64" calcext:value-type="float">
            <text:p>6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3 52 81 18 24</text:p>
          </table:table-cell>
          <table:table-cell table:style-name="ce6" table:formula="of:=IFERROR(__xludf.dummyfunction(&quot;IFERROR(SPLIT(B427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/>
          <table:table-cell table:style-name="ce6" table:formula="of:=IF(NOT(ISBLANK([.C427]));IFERROR(MATCH(VLOOKUP([.C427];[.$A$1:.$A$1048576];1;0);[.$A$1:.$A$1048576];0););)" office:value-type="float" office:value="78" calcext:value-type="float">
            <text:p>78</text:p>
          </table:table-cell>
          <table:table-cell table:style-name="ce6" table:formula="of:=IF(NOT(ISBLANK([.D427]));IFERROR(MATCH(VLOOKUP([.D427];[.$A$1:.$A$1048576];1;0);[.$A$1:.$A$1048576];0););)" office:value-type="float" office:value="39" calcext:value-type="float">
            <text:p>39</text:p>
          </table:table-cell>
          <table:table-cell table:style-name="ce6" table:formula="of:=IF(NOT(ISBLANK([.E427]));IFERROR(MATCH(VLOOKUP([.E427];[.$A$1:.$A$1048576];1;0);[.$A$1:.$A$1048576];0););)" office:value-type="float" office:value="80" calcext:value-type="float">
            <text:p>80</text:p>
          </table:table-cell>
          <table:table-cell table:style-name="ce6" table:formula="of:=IF(NOT(ISBLANK([.F427]));IFERROR(MATCH(VLOOKUP([.F427];[.$A$1:.$A$1048576];1;0);[.$A$1:.$A$1048576];0););)" office:value-type="float" office:value="59" calcext:value-type="float">
            <text:p>59</text:p>
          </table:table-cell>
          <table:table-cell table:style-name="ce6" table:formula="of:=IF(NOT(ISBLANK([.G427]));IFERROR(MATCH(VLOOKUP([.G427];[.$A$1:.$A$1048576];1;0);[.$A$1:.$A$1048576];0););)" office:value-type="float" office:value="58" calcext:value-type="float">
            <text:p>58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9"/>
          <table:table-cell table:style-name="ce6" table:formula="of:=IF(NOT(ISBLANK([.C427]));MAX([.I427:.M427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427]));MAX([.P427:.T427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2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28]));IFERROR(MATCH(VLOOKUP([.C428];[.$A$1:.$A$1048576];1;0);[.$A$1:.$A$1048576];0););)" office:value-type="float" office:value="0" calcext:value-type="float">
            <text:p>0</text:p>
          </table:table-cell>
          <table:table-cell table:style-name="ce6" table:formula="of:=IF(NOT(ISBLANK([.D428]));IFERROR(MATCH(VLOOKUP([.D428];[.$A$1:.$A$1048576];1;0);[.$A$1:.$A$1048576];0););)" office:value-type="float" office:value="0" calcext:value-type="float">
            <text:p>0</text:p>
          </table:table-cell>
          <table:table-cell table:style-name="ce6" table:formula="of:=IF(NOT(ISBLANK([.E428]));IFERROR(MATCH(VLOOKUP([.E428];[.$A$1:.$A$1048576];1;0);[.$A$1:.$A$1048576];0););)" office:value-type="float" office:value="0" calcext:value-type="float">
            <text:p>0</text:p>
          </table:table-cell>
          <table:table-cell table:style-name="ce6" table:formula="of:=IF(NOT(ISBLANK([.F428]));IFERROR(MATCH(VLOOKUP([.F428];[.$A$1:.$A$1048576];1;0);[.$A$1:.$A$1048576];0););)" office:value-type="float" office:value="0" calcext:value-type="float">
            <text:p>0</text:p>
          </table:table-cell>
          <table:table-cell table:style-name="ce6" table:formula="of:=IF(NOT(ISBLANK([.G428]));IFERROR(MATCH(VLOOKUP([.G42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28]));MAX([.I428:.M42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28]));MAX([.P428:.T42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89 44 <text:s/>9 35</text:p>
          </table:table-cell>
          <table:table-cell table:style-name="ce6" table:formula="of:=IFERROR(__xludf.dummyfunction(&quot;IFERROR(SPLIT(B429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/>
          <table:table-cell table:style-name="ce6" table:formula="of:=IF(NOT(ISBLANK([.C429]));IFERROR(MATCH(VLOOKUP([.C429];[.$A$1:.$A$1048576];1;0);[.$A$1:.$A$1048576];0););)" office:value-type="float" office:value="81" calcext:value-type="float">
            <text:p>81</text:p>
          </table:table-cell>
          <table:table-cell table:style-name="ce6" table:formula="of:=IF(NOT(ISBLANK([.D429]));IFERROR(MATCH(VLOOKUP([.D429];[.$A$1:.$A$1048576];1;0);[.$A$1:.$A$1048576];0););)" office:value-type="float" office:value="76" calcext:value-type="float">
            <text:p>76</text:p>
          </table:table-cell>
          <table:table-cell table:style-name="ce6" table:formula="of:=IF(NOT(ISBLANK([.E429]));IFERROR(MATCH(VLOOKUP([.E429];[.$A$1:.$A$1048576];1;0);[.$A$1:.$A$1048576];0););)" office:value-type="float" office:value="22" calcext:value-type="float">
            <text:p>22</text:p>
          </table:table-cell>
          <table:table-cell table:style-name="ce6" table:formula="of:=IF(NOT(ISBLANK([.F429]));IFERROR(MATCH(VLOOKUP([.F429];[.$A$1:.$A$1048576];1;0);[.$A$1:.$A$1048576];0););)" office:value-type="float" office:value="61" calcext:value-type="float">
            <text:p>61</text:p>
          </table:table-cell>
          <table:table-cell table:style-name="ce6" table:formula="of:=IF(NOT(ISBLANK([.G429]));IFERROR(MATCH(VLOOKUP([.G429];[.$A$1:.$A$1048576];1;0);[.$A$1:.$A$1048576];0););)" office:value-type="float" office:value="6" calcext:value-type="float">
            <text:p>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29:.M433])" office:value-type="float" office:value="81" calcext:value-type="float">
            <text:p>8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29:.M433]&gt;[.$AP$3];[.C429:.G433];))*[.$AP$4]" office:value-type="float" office:value="45724" calcext:value-type="float">
            <text:p>4572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29:.M433]&gt;[.$AS$3];[.C429:.G433];))*[.$AS$4]" office:value-type="float" office:value="3304" calcext:value-type="float">
            <text:p>3304</text:p>
          </table:table-cell>
          <table:table-cell table:style-name="ce6"/>
          <table:table-cell table:style-name="ce6" table:formula="of:=IF(NOT(ISBLANK([.C429]));MAX([.I429:.M429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429]));MAX([.P429:.T429]);)" office:value-type="float" office:value="81" calcext:value-type="float">
            <text:p>81</text:p>
          </table:table-cell>
          <table:table-cell table:style-name="ce6"/>
          <table:table-cell table:style-name="ce6" table:formula="of:=MIN([.AD429:.AH433])" office:value-type="float" office:value="55" calcext:value-type="float">
            <text:p>5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1 67 21 32 <text:s/>7</text:p>
          </table:table-cell>
          <table:table-cell table:style-name="ce6" table:formula="of:=IFERROR(__xludf.dummyfunction(&quot;IFERROR(SPLIT(B430,&quot;&quot; &quot;&quot;),)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/>
          <table:table-cell table:style-name="ce6" table:formula="of:=IF(NOT(ISBLANK([.C430]));IFERROR(MATCH(VLOOKUP([.C430];[.$A$1:.$A$1048576];1;0);[.$A$1:.$A$1048576];0););)" office:value-type="float" office:value="35" calcext:value-type="float">
            <text:p>35</text:p>
          </table:table-cell>
          <table:table-cell table:style-name="ce6" table:formula="of:=IF(NOT(ISBLANK([.D430]));IFERROR(MATCH(VLOOKUP([.D430];[.$A$1:.$A$1048576];1;0);[.$A$1:.$A$1048576];0););)" office:value-type="float" office:value="73" calcext:value-type="float">
            <text:p>73</text:p>
          </table:table-cell>
          <table:table-cell table:style-name="ce6" table:formula="of:=IF(NOT(ISBLANK([.E430]));IFERROR(MATCH(VLOOKUP([.E430];[.$A$1:.$A$1048576];1;0);[.$A$1:.$A$1048576];0););)" office:value-type="float" office:value="31" calcext:value-type="float">
            <text:p>31</text:p>
          </table:table-cell>
          <table:table-cell table:style-name="ce6" table:formula="of:=IF(NOT(ISBLANK([.F430]));IFERROR(MATCH(VLOOKUP([.F430];[.$A$1:.$A$1048576];1;0);[.$A$1:.$A$1048576];0););)" office:value-type="float" office:value="91" calcext:value-type="float">
            <text:p>91</text:p>
          </table:table-cell>
          <table:table-cell table:style-name="ce6" table:formula="of:=IF(NOT(ISBLANK([.G430]));IFERROR(MATCH(VLOOKUP([.G430];[.$A$1:.$A$1048576];1;0);[.$A$1:.$A$1048576];0););)" office:value-type="float" office:value="72" calcext:value-type="float">
            <text:p>72</text:p>
          </table:table-cell>
          <table:table-cell table:style-name="ce6" table:number-columns-repeated="2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430]));MAX([.I430:.M430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430]));MAX([.P430:.T430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5 50 37 34 64</text:p>
          </table:table-cell>
          <table:table-cell table:style-name="ce6" table:formula="of:=IFERROR(__xludf.dummyfunction(&quot;IFERROR(SPLIT(B431,&quot;&quot; &quot;&quot;),)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/>
          <table:table-cell table:style-name="ce6" table:formula="of:=IF(NOT(ISBLANK([.C431]));IFERROR(MATCH(VLOOKUP([.C431];[.$A$1:.$A$1048576];1;0);[.$A$1:.$A$1048576];0););)" office:value-type="float" office:value="19" calcext:value-type="float">
            <text:p>19</text:p>
          </table:table-cell>
          <table:table-cell table:style-name="ce6" table:formula="of:=IF(NOT(ISBLANK([.D431]));IFERROR(MATCH(VLOOKUP([.D431];[.$A$1:.$A$1048576];1;0);[.$A$1:.$A$1048576];0););)" office:value-type="float" office:value="63" calcext:value-type="float">
            <text:p>63</text:p>
          </table:table-cell>
          <table:table-cell table:style-name="ce6" table:formula="of:=IF(NOT(ISBLANK([.E431]));IFERROR(MATCH(VLOOKUP([.E431];[.$A$1:.$A$1048576];1;0);[.$A$1:.$A$1048576];0););)" office:value-type="float" office:value="23" calcext:value-type="float">
            <text:p>23</text:p>
          </table:table-cell>
          <table:table-cell table:style-name="ce6" table:formula="of:=IF(NOT(ISBLANK([.F431]));IFERROR(MATCH(VLOOKUP([.F431];[.$A$1:.$A$1048576];1;0);[.$A$1:.$A$1048576];0););)" office:value-type="float" office:value="36" calcext:value-type="float">
            <text:p>36</text:p>
          </table:table-cell>
          <table:table-cell table:style-name="ce6" table:formula="of:=IF(NOT(ISBLANK([.G431]));IFERROR(MATCH(VLOOKUP([.G431];[.$A$1:.$A$1048576];1;0);[.$A$1:.$A$1048576];0););)" office:value-type="float" office:value="51" calcext:value-type="float">
            <text:p>51</text:p>
          </table:table-cell>
          <table:table-cell table:style-name="ce6" table:number-columns-repeated="2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number-columns-repeated="9"/>
          <table:table-cell table:style-name="ce6" table:formula="of:=IF(NOT(ISBLANK([.C431]));MAX([.I431:.M431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431]));MAX([.P431:.T431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1 <text:s/>8 <text:s/>1 17 73</text:p>
          </table:table-cell>
          <table:table-cell table:style-name="ce6" table:formula="of:=IFERROR(__xludf.dummyfunction(&quot;IFERROR(SPLIT(B432,&quot;&quot; &quot;&quot;),)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/>
          <table:table-cell table:style-name="ce6" table:formula="of:=IF(NOT(ISBLANK([.C432]));IFERROR(MATCH(VLOOKUP([.C432];[.$A$1:.$A$1048576];1;0);[.$A$1:.$A$1048576];0););)" office:value-type="float" office:value="55" calcext:value-type="float">
            <text:p>55</text:p>
          </table:table-cell>
          <table:table-cell table:style-name="ce6" table:formula="of:=IF(NOT(ISBLANK([.D432]));IFERROR(MATCH(VLOOKUP([.D432];[.$A$1:.$A$1048576];1;0);[.$A$1:.$A$1048576];0););)" office:value-type="float" office:value="34" calcext:value-type="float">
            <text:p>34</text:p>
          </table:table-cell>
          <table:table-cell table:style-name="ce6" table:formula="of:=IF(NOT(ISBLANK([.E432]));IFERROR(MATCH(VLOOKUP([.E432];[.$A$1:.$A$1048576];1;0);[.$A$1:.$A$1048576];0););)" office:value-type="float" office:value="14" calcext:value-type="float">
            <text:p>14</text:p>
          </table:table-cell>
          <table:table-cell table:style-name="ce6" table:formula="of:=IF(NOT(ISBLANK([.F432]));IFERROR(MATCH(VLOOKUP([.F432];[.$A$1:.$A$1048576];1;0);[.$A$1:.$A$1048576];0););)" office:value-type="float" office:value="43" calcext:value-type="float">
            <text:p>43</text:p>
          </table:table-cell>
          <table:table-cell table:style-name="ce6" table:formula="of:=IF(NOT(ISBLANK([.G432]));IFERROR(MATCH(VLOOKUP([.G432];[.$A$1:.$A$1048576];1;0);[.$A$1:.$A$1048576];0););)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61" calcext:value-type="float">
            <text:p>6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9"/>
          <table:table-cell table:style-name="ce6" table:formula="of:=IF(NOT(ISBLANK([.C432]));MAX([.I432:.M432]);)" office:value-type="float" office:value="55" calcext:value-type="float">
            <text:p>55</text:p>
          </table:table-cell>
          <table:table-cell table:style-name="ce6" table:number-columns-repeated="3"/>
          <table:table-cell table:style-name="ce6" table:formula="of:=IF(NOT(ISBLANK([.C432]));MAX([.P432:.T432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8 27 81 39 <text:s/>0</text:p>
          </table:table-cell>
          <table:table-cell table:style-name="ce6" table:formula="of:=IFERROR(__xludf.dummyfunction(&quot;IFERROR(SPLIT(B433,&quot;&quot; &quot;&quot;),)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/>
          <table:table-cell table:style-name="ce6" table:formula="of:=IF(NOT(ISBLANK([.C433]));IFERROR(MATCH(VLOOKUP([.C433];[.$A$1:.$A$1048576];1;0);[.$A$1:.$A$1048576];0););)" office:value-type="float" office:value="74" calcext:value-type="float">
            <text:p>74</text:p>
          </table:table-cell>
          <table:table-cell table:style-name="ce6" table:formula="of:=IF(NOT(ISBLANK([.D433]));IFERROR(MATCH(VLOOKUP([.D433];[.$A$1:.$A$1048576];1;0);[.$A$1:.$A$1048576];0););)" office:value-type="float" office:value="94" calcext:value-type="float">
            <text:p>94</text:p>
          </table:table-cell>
          <table:table-cell table:style-name="ce6" table:formula="of:=IF(NOT(ISBLANK([.E433]));IFERROR(MATCH(VLOOKUP([.E433];[.$A$1:.$A$1048576];1;0);[.$A$1:.$A$1048576];0););)" office:value-type="float" office:value="80" calcext:value-type="float">
            <text:p>80</text:p>
          </table:table-cell>
          <table:table-cell table:style-name="ce6" table:formula="of:=IF(NOT(ISBLANK([.F433]));IFERROR(MATCH(VLOOKUP([.F433];[.$A$1:.$A$1048576];1;0);[.$A$1:.$A$1048576];0););)" office:value-type="float" office:value="41" calcext:value-type="float">
            <text:p>41</text:p>
          </table:table-cell>
          <table:table-cell table:style-name="ce6" table:formula="of:=IF(NOT(ISBLANK([.G433]));IFERROR(MATCH(VLOOKUP([.G433];[.$A$1:.$A$1048576];1;0);[.$A$1:.$A$1048576];0););)" office:value-type="float" office:value="46" calcext:value-type="float">
            <text:p>46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9"/>
          <table:table-cell table:style-name="ce6" table:formula="of:=IF(NOT(ISBLANK([.C433]));MAX([.I433:.M433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33]));MAX([.P433:.T433]);)" office:value-type="float" office:value="72" calcext:value-type="float">
            <text:p>7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3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34]));IFERROR(MATCH(VLOOKUP([.C434];[.$A$1:.$A$1048576];1;0);[.$A$1:.$A$1048576];0););)" office:value-type="float" office:value="0" calcext:value-type="float">
            <text:p>0</text:p>
          </table:table-cell>
          <table:table-cell table:style-name="ce6" table:formula="of:=IF(NOT(ISBLANK([.D434]));IFERROR(MATCH(VLOOKUP([.D434];[.$A$1:.$A$1048576];1;0);[.$A$1:.$A$1048576];0););)" office:value-type="float" office:value="0" calcext:value-type="float">
            <text:p>0</text:p>
          </table:table-cell>
          <table:table-cell table:style-name="ce6" table:formula="of:=IF(NOT(ISBLANK([.E434]));IFERROR(MATCH(VLOOKUP([.E434];[.$A$1:.$A$1048576];1;0);[.$A$1:.$A$1048576];0););)" office:value-type="float" office:value="0" calcext:value-type="float">
            <text:p>0</text:p>
          </table:table-cell>
          <table:table-cell table:style-name="ce6" table:formula="of:=IF(NOT(ISBLANK([.F434]));IFERROR(MATCH(VLOOKUP([.F434];[.$A$1:.$A$1048576];1;0);[.$A$1:.$A$1048576];0););)" office:value-type="float" office:value="0" calcext:value-type="float">
            <text:p>0</text:p>
          </table:table-cell>
          <table:table-cell table:style-name="ce6" table:formula="of:=IF(NOT(ISBLANK([.G434]));IFERROR(MATCH(VLOOKUP([.G43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34]));MAX([.I434:.M43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34]));MAX([.P434:.T43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1 40 50 48 47</text:p>
          </table:table-cell>
          <table:table-cell table:style-name="ce6" table:formula="of:=IFERROR(__xludf.dummyfunction(&quot;IFERROR(SPLIT(B435,&quot;&quot; &quot;&quot;),)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/>
          <table:table-cell table:style-name="ce6" table:formula="of:=IF(NOT(ISBLANK([.C435]));IFERROR(MATCH(VLOOKUP([.C435];[.$A$1:.$A$1048576];1;0);[.$A$1:.$A$1048576];0););)" office:value-type="float" office:value="80" calcext:value-type="float">
            <text:p>80</text:p>
          </table:table-cell>
          <table:table-cell table:style-name="ce6" table:formula="of:=IF(NOT(ISBLANK([.D435]));IFERROR(MATCH(VLOOKUP([.D435];[.$A$1:.$A$1048576];1;0);[.$A$1:.$A$1048576];0););)" office:value-type="float" office:value="8" calcext:value-type="float">
            <text:p>8</text:p>
          </table:table-cell>
          <table:table-cell table:style-name="ce6" table:formula="of:=IF(NOT(ISBLANK([.E435]));IFERROR(MATCH(VLOOKUP([.E435];[.$A$1:.$A$1048576];1;0);[.$A$1:.$A$1048576];0););)" office:value-type="float" office:value="63" calcext:value-type="float">
            <text:p>63</text:p>
          </table:table-cell>
          <table:table-cell table:style-name="ce6" table:formula="of:=IF(NOT(ISBLANK([.F435]));IFERROR(MATCH(VLOOKUP([.F435];[.$A$1:.$A$1048576];1;0);[.$A$1:.$A$1048576];0););)" office:value-type="float" office:value="74" calcext:value-type="float">
            <text:p>74</text:p>
          </table:table-cell>
          <table:table-cell table:style-name="ce6" table:formula="of:=IF(NOT(ISBLANK([.G435]));IFERROR(MATCH(VLOOKUP([.G435];[.$A$1:.$A$1048576];1;0);[.$A$1:.$A$1048576];0););)" office:value-type="float" office:value="26" calcext:value-type="float">
            <text:p>2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35:.M439])" office:value-type="float" office:value="80" calcext:value-type="float">
            <text:p>8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35:.M439]&gt;[.$AP$3];[.C435:.G439];))*[.$AP$4]" office:value-type="float" office:value="46363" calcext:value-type="float">
            <text:p>4636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35:.M439]&gt;[.$AS$3];[.C435:.G439];))*[.$AS$4]" office:value-type="float" office:value="7336" calcext:value-type="float">
            <text:p>7336</text:p>
          </table:table-cell>
          <table:table-cell table:style-name="ce6"/>
          <table:table-cell table:style-name="ce6" table:formula="of:=IF(NOT(ISBLANK([.C435]));MAX([.I435:.M435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435]));MAX([.P435:.T435]);)" office:value-type="float" office:value="80" calcext:value-type="float">
            <text:p>80</text:p>
          </table:table-cell>
          <table:table-cell table:style-name="ce6"/>
          <table:table-cell table:style-name="ce6" table:formula="of:=MIN([.AD435:.AH439])" office:value-type="float" office:value="79" calcext:value-type="float">
            <text:p>7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3 14 76 56 25</text:p>
          </table:table-cell>
          <table:table-cell table:style-name="ce6" table:formula="of:=IFERROR(__xludf.dummyfunction(&quot;IFERROR(SPLIT(B436,&quot;&quot; &quot;&quot;),)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436]));IFERROR(MATCH(VLOOKUP([.C436];[.$A$1:.$A$1048576];1;0);[.$A$1:.$A$1048576];0););)" office:value-type="float" office:value="11" calcext:value-type="float">
            <text:p>11</text:p>
          </table:table-cell>
          <table:table-cell table:style-name="ce6" table:formula="of:=IF(NOT(ISBLANK([.D436]));IFERROR(MATCH(VLOOKUP([.D436];[.$A$1:.$A$1048576];1;0);[.$A$1:.$A$1048576];0););)" office:value-type="float" office:value="101" calcext:value-type="float">
            <text:p>101</text:p>
          </table:table-cell>
          <table:table-cell table:style-name="ce6" table:formula="of:=IF(NOT(ISBLANK([.E436]));IFERROR(MATCH(VLOOKUP([.E436];[.$A$1:.$A$1048576];1;0);[.$A$1:.$A$1048576];0););)" office:value-type="float" office:value="33" calcext:value-type="float">
            <text:p>33</text:p>
          </table:table-cell>
          <table:table-cell table:style-name="ce6" table:formula="of:=IF(NOT(ISBLANK([.F436]));IFERROR(MATCH(VLOOKUP([.F436];[.$A$1:.$A$1048576];1;0);[.$A$1:.$A$1048576];0););)" office:value-type="float" office:value="86" calcext:value-type="float">
            <text:p>86</text:p>
          </table:table-cell>
          <table:table-cell table:style-name="ce6" table:formula="of:=IF(NOT(ISBLANK([.G436]));IFERROR(MATCH(VLOOKUP([.G436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9"/>
          <table:table-cell table:style-name="ce6" table:formula="of:=IF(NOT(ISBLANK([.C436]));MAX([.I436:.M436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36]));MAX([.P436:.T436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2 93 57 78 85</text:p>
          </table:table-cell>
          <table:table-cell table:style-name="ce6" table:formula="of:=IFERROR(__xludf.dummyfunction(&quot;IFERROR(SPLIT(B437,&quot;&quot; &quot;&quot;),)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/>
          <table:table-cell table:style-name="ce6" table:formula="of:=IF(NOT(ISBLANK([.C437]));IFERROR(MATCH(VLOOKUP([.C437];[.$A$1:.$A$1048576];1;0);[.$A$1:.$A$1048576];0););)" office:value-type="float" office:value="24" calcext:value-type="float">
            <text:p>24</text:p>
          </table:table-cell>
          <table:table-cell table:style-name="ce6" table:formula="of:=IF(NOT(ISBLANK([.D437]));IFERROR(MATCH(VLOOKUP([.D437];[.$A$1:.$A$1048576];1;0);[.$A$1:.$A$1048576];0););)" office:value-type="float" office:value="16" calcext:value-type="float">
            <text:p>16</text:p>
          </table:table-cell>
          <table:table-cell table:style-name="ce6" table:formula="of:=IF(NOT(ISBLANK([.E437]));IFERROR(MATCH(VLOOKUP([.E437];[.$A$1:.$A$1048576];1;0);[.$A$1:.$A$1048576];0););)" office:value-type="float" office:value="42" calcext:value-type="float">
            <text:p>42</text:p>
          </table:table-cell>
          <table:table-cell table:style-name="ce6" table:formula="of:=IF(NOT(ISBLANK([.F437]));IFERROR(MATCH(VLOOKUP([.F437];[.$A$1:.$A$1048576];1;0);[.$A$1:.$A$1048576];0););)" office:value-type="float" office:value="67" calcext:value-type="float">
            <text:p>67</text:p>
          </table:table-cell>
          <table:table-cell table:style-name="ce6" table:formula="of:=IF(NOT(ISBLANK([.G437]));IFERROR(MATCH(VLOOKUP([.G437];[.$A$1:.$A$1048576];1;0);[.$A$1:.$A$1048576];0););)" office:value-type="float" office:value="79" calcext:value-type="float">
            <text:p>79</text:p>
          </table:table-cell>
          <table:table-cell table:style-name="ce6" table:number-columns-repeated="2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437]));MAX([.I437:.M437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437]));MAX([.P437:.T437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1 44 <text:s/>2 43 16</text:p>
          </table:table-cell>
          <table:table-cell table:style-name="ce6" table:formula="of:=IFERROR(__xludf.dummyfunction(&quot;IFERROR(SPLIT(B438,&quot;&quot; &quot;&quot;),)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/>
          <table:table-cell table:style-name="ce6" table:formula="of:=IF(NOT(ISBLANK([.C438]));IFERROR(MATCH(VLOOKUP([.C438];[.$A$1:.$A$1048576];1;0);[.$A$1:.$A$1048576];0););)" office:value-type="float" office:value="29" calcext:value-type="float">
            <text:p>29</text:p>
          </table:table-cell>
          <table:table-cell table:style-name="ce6" table:formula="of:=IF(NOT(ISBLANK([.D438]));IFERROR(MATCH(VLOOKUP([.D438];[.$A$1:.$A$1048576];1;0);[.$A$1:.$A$1048576];0););)" office:value-type="float" office:value="22" calcext:value-type="float">
            <text:p>22</text:p>
          </table:table-cell>
          <table:table-cell table:style-name="ce6" table:formula="of:=IF(NOT(ISBLANK([.E438]));IFERROR(MATCH(VLOOKUP([.E438];[.$A$1:.$A$1048576];1;0);[.$A$1:.$A$1048576];0););)" office:value-type="float" office:value="44" calcext:value-type="float">
            <text:p>44</text:p>
          </table:table-cell>
          <table:table-cell table:style-name="ce6" table:formula="of:=IF(NOT(ISBLANK([.F438]));IFERROR(MATCH(VLOOKUP([.F438];[.$A$1:.$A$1048576];1;0);[.$A$1:.$A$1048576];0););)" office:value-type="float" office:value="69" calcext:value-type="float">
            <text:p>69</text:p>
          </table:table-cell>
          <table:table-cell table:style-name="ce6" table:formula="of:=IF(NOT(ISBLANK([.G438]));IFERROR(MATCH(VLOOKUP([.G438];[.$A$1:.$A$1048576];1;0);[.$A$1:.$A$1048576];0););)" office:value-type="float" office:value="90" calcext:value-type="float">
            <text:p>90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number-columns-repeated="9"/>
          <table:table-cell table:style-name="ce6" table:formula="of:=IF(NOT(ISBLANK([.C438]));MAX([.I438:.M438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438]));MAX([.P438:.T438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0 74 27 20 22</text:p>
          </table:table-cell>
          <table:table-cell table:style-name="ce6" table:formula="of:=IFERROR(__xludf.dummyfunction(&quot;IFERROR(SPLIT(B439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/>
          <table:table-cell table:style-name="ce6" table:formula="of:=IF(NOT(ISBLANK([.C439]));IFERROR(MATCH(VLOOKUP([.C439];[.$A$1:.$A$1048576];1;0);[.$A$1:.$A$1048576];0););)" office:value-type="float" office:value="46" calcext:value-type="float">
            <text:p>46</text:p>
          </table:table-cell>
          <table:table-cell table:style-name="ce6" table:formula="of:=IF(NOT(ISBLANK([.D439]));IFERROR(MATCH(VLOOKUP([.D439];[.$A$1:.$A$1048576];1;0);[.$A$1:.$A$1048576];0););)" office:value-type="float" office:value="93" calcext:value-type="float">
            <text:p>93</text:p>
          </table:table-cell>
          <table:table-cell table:style-name="ce6" table:formula="of:=IF(NOT(ISBLANK([.E439]));IFERROR(MATCH(VLOOKUP([.E439];[.$A$1:.$A$1048576];1;0);[.$A$1:.$A$1048576];0););)" office:value-type="float" office:value="94" calcext:value-type="float">
            <text:p>94</text:p>
          </table:table-cell>
          <table:table-cell table:style-name="ce6" table:formula="of:=IF(NOT(ISBLANK([.F439]));IFERROR(MATCH(VLOOKUP([.F439];[.$A$1:.$A$1048576];1;0);[.$A$1:.$A$1048576];0););)" office:value-type="float" office:value="32" calcext:value-type="float">
            <text:p>32</text:p>
          </table:table-cell>
          <table:table-cell table:style-name="ce6" table:formula="of:=IF(NOT(ISBLANK([.G439]));IFERROR(MATCH(VLOOKUP([.G439];[.$A$1:.$A$1048576];1;0);[.$A$1:.$A$1048576];0););)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439]));MAX([.I439:.M439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39]));MAX([.P439:.T439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4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40]));IFERROR(MATCH(VLOOKUP([.C440];[.$A$1:.$A$1048576];1;0);[.$A$1:.$A$1048576];0););)" office:value-type="float" office:value="0" calcext:value-type="float">
            <text:p>0</text:p>
          </table:table-cell>
          <table:table-cell table:style-name="ce6" table:formula="of:=IF(NOT(ISBLANK([.D440]));IFERROR(MATCH(VLOOKUP([.D440];[.$A$1:.$A$1048576];1;0);[.$A$1:.$A$1048576];0););)" office:value-type="float" office:value="0" calcext:value-type="float">
            <text:p>0</text:p>
          </table:table-cell>
          <table:table-cell table:style-name="ce6" table:formula="of:=IF(NOT(ISBLANK([.E440]));IFERROR(MATCH(VLOOKUP([.E440];[.$A$1:.$A$1048576];1;0);[.$A$1:.$A$1048576];0););)" office:value-type="float" office:value="0" calcext:value-type="float">
            <text:p>0</text:p>
          </table:table-cell>
          <table:table-cell table:style-name="ce6" table:formula="of:=IF(NOT(ISBLANK([.F440]));IFERROR(MATCH(VLOOKUP([.F440];[.$A$1:.$A$1048576];1;0);[.$A$1:.$A$1048576];0););)" office:value-type="float" office:value="0" calcext:value-type="float">
            <text:p>0</text:p>
          </table:table-cell>
          <table:table-cell table:style-name="ce6" table:formula="of:=IF(NOT(ISBLANK([.G440]));IFERROR(MATCH(VLOOKUP([.G44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40]));MAX([.I440:.M44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40]));MAX([.P440:.T44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6 30 47 33 57</text:p>
          </table:table-cell>
          <table:table-cell table:style-name="ce6" table:formula="of:=IFERROR(__xludf.dummyfunction(&quot;IFERROR(SPLIT(B441,&quot;&quot; &quot;&quot;),)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/>
          <table:table-cell table:style-name="ce6" table:formula="of:=IF(NOT(ISBLANK([.C441]));IFERROR(MATCH(VLOOKUP([.C441];[.$A$1:.$A$1048576];1;0);[.$A$1:.$A$1048576];0););)" office:value-type="float" office:value="84" calcext:value-type="float">
            <text:p>84</text:p>
          </table:table-cell>
          <table:table-cell table:style-name="ce6" table:formula="of:=IF(NOT(ISBLANK([.D441]));IFERROR(MATCH(VLOOKUP([.D441];[.$A$1:.$A$1048576];1;0);[.$A$1:.$A$1048576];0););)" office:value-type="float" office:value="12" calcext:value-type="float">
            <text:p>12</text:p>
          </table:table-cell>
          <table:table-cell table:style-name="ce6" table:formula="of:=IF(NOT(ISBLANK([.E441]));IFERROR(MATCH(VLOOKUP([.E441];[.$A$1:.$A$1048576];1;0);[.$A$1:.$A$1048576];0););)" office:value-type="float" office:value="26" calcext:value-type="float">
            <text:p>26</text:p>
          </table:table-cell>
          <table:table-cell table:style-name="ce6" table:formula="of:=IF(NOT(ISBLANK([.F441]));IFERROR(MATCH(VLOOKUP([.F441];[.$A$1:.$A$1048576];1;0);[.$A$1:.$A$1048576];0););)" office:value-type="float" office:value="11" calcext:value-type="float">
            <text:p>11</text:p>
          </table:table-cell>
          <table:table-cell table:style-name="ce6" table:formula="of:=IF(NOT(ISBLANK([.G441]));IFERROR(MATCH(VLOOKUP([.G441];[.$A$1:.$A$1048576];1;0);[.$A$1:.$A$1048576];0););)" office:value-type="float" office:value="42" calcext:value-type="float">
            <text:p>4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41:.M445])" office:value-type="float" office:value="84" calcext:value-type="float">
            <text:p>8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41:.M445]&gt;[.$AP$3];[.C441:.G445];))*[.$AP$4]" office:value-type="float" office:value="56871" calcext:value-type="float">
            <text:p>5687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41:.M445]&gt;[.$AS$3];[.C441:.G445];))*[.$AS$4]" office:value-type="float" office:value="12656" calcext:value-type="float">
            <text:p>12656</text:p>
          </table:table-cell>
          <table:table-cell table:style-name="ce6"/>
          <table:table-cell table:style-name="ce6" table:formula="of:=IF(NOT(ISBLANK([.C441]));MAX([.I441:.M441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441]));MAX([.P441:.T441]);)" office:value-type="float" office:value="84" calcext:value-type="float">
            <text:p>84</text:p>
          </table:table-cell>
          <table:table-cell table:style-name="ce6"/>
          <table:table-cell table:style-name="ce6" table:formula="of:=MIN([.AD441:.AH445])" office:value-type="float" office:value="55" calcext:value-type="float">
            <text:p>5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1 70 31 45 84</text:p>
          </table:table-cell>
          <table:table-cell table:style-name="ce6" table:formula="of:=IFERROR(__xludf.dummyfunction(&quot;IFERROR(SPLIT(B442,&quot;&quot; &quot;&quot;),)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/>
          <table:table-cell table:style-name="ce6" table:formula="of:=IF(NOT(ISBLANK([.C442]));IFERROR(MATCH(VLOOKUP([.C442];[.$A$1:.$A$1048576];1;0);[.$A$1:.$A$1048576];0););)" office:value-type="float" office:value="57" calcext:value-type="float">
            <text:p>57</text:p>
          </table:table-cell>
          <table:table-cell table:style-name="ce6" table:formula="of:=IF(NOT(ISBLANK([.D442]));IFERROR(MATCH(VLOOKUP([.D442];[.$A$1:.$A$1048576];1;0);[.$A$1:.$A$1048576];0););)" office:value-type="float" office:value="92" calcext:value-type="float">
            <text:p>92</text:p>
          </table:table-cell>
          <table:table-cell table:style-name="ce6" table:formula="of:=IF(NOT(ISBLANK([.E442]));IFERROR(MATCH(VLOOKUP([.E442];[.$A$1:.$A$1048576];1;0);[.$A$1:.$A$1048576];0););)" office:value-type="float" office:value="55" calcext:value-type="float">
            <text:p>55</text:p>
          </table:table-cell>
          <table:table-cell table:style-name="ce6" table:formula="of:=IF(NOT(ISBLANK([.F442]));IFERROR(MATCH(VLOOKUP([.F442];[.$A$1:.$A$1048576];1;0);[.$A$1:.$A$1048576];0););)" office:value-type="float" office:value="97" calcext:value-type="float">
            <text:p>97</text:p>
          </table:table-cell>
          <table:table-cell table:style-name="ce6" table:formula="of:=IF(NOT(ISBLANK([.G442]));IFERROR(MATCH(VLOOKUP([.G442];[.$A$1:.$A$1048576];1;0);[.$A$1:.$A$1048576];0););)" office:value-type="float" office:value="95" calcext:value-type="float">
            <text:p>95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442]));MAX([.I442:.M442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442]));MAX([.P442:.T442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13 <text:s/>2 36 28</text:p>
          </table:table-cell>
          <table:table-cell table:style-name="ce6" table:formula="of:=IFERROR(__xludf.dummyfunction(&quot;IFERROR(SPLIT(B443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/>
          <table:table-cell table:style-name="ce6" table:formula="of:=IF(NOT(ISBLANK([.C443]));IFERROR(MATCH(VLOOKUP([.C443];[.$A$1:.$A$1048576];1;0);[.$A$1:.$A$1048576];0););)" office:value-type="float" office:value="32" calcext:value-type="float">
            <text:p>32</text:p>
          </table:table-cell>
          <table:table-cell table:style-name="ce6" table:formula="of:=IF(NOT(ISBLANK([.D443]));IFERROR(MATCH(VLOOKUP([.D443];[.$A$1:.$A$1048576];1;0);[.$A$1:.$A$1048576];0););)" office:value-type="float" office:value="7" calcext:value-type="float">
            <text:p>7</text:p>
          </table:table-cell>
          <table:table-cell table:style-name="ce6" table:formula="of:=IF(NOT(ISBLANK([.E443]));IFERROR(MATCH(VLOOKUP([.E443];[.$A$1:.$A$1048576];1;0);[.$A$1:.$A$1048576];0););)" office:value-type="float" office:value="44" calcext:value-type="float">
            <text:p>44</text:p>
          </table:table-cell>
          <table:table-cell table:style-name="ce6" table:formula="of:=IF(NOT(ISBLANK([.F443]));IFERROR(MATCH(VLOOKUP([.F443];[.$A$1:.$A$1048576];1;0);[.$A$1:.$A$1048576];0););)" office:value-type="float" office:value="15" calcext:value-type="float">
            <text:p>15</text:p>
          </table:table-cell>
          <table:table-cell table:style-name="ce6" table:formula="of:=IF(NOT(ISBLANK([.G443]));IFERROR(MATCH(VLOOKUP([.G443];[.$A$1:.$A$1048576];1;0);[.$A$1:.$A$1048576];0););)" office:value-type="float" office:value="75" calcext:value-type="float">
            <text:p>75</text:p>
          </table:table-cell>
          <table:table-cell table:style-name="ce6" table:number-columns-repeated="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443]));MAX([.I443:.M443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443]));MAX([.P443:.T443]);)" office:value-type="float" office:value="55" calcext:value-type="float">
            <text:p>5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 53 55 81 <text:s/>7</text:p>
          </table:table-cell>
          <table:table-cell table:style-name="ce6" table:formula="of:=IFERROR(__xludf.dummyfunction(&quot;IFERROR(SPLIT(B444,&quot;&quot; &quot;&quot;),)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/>
          <table:table-cell table:style-name="ce6" table:formula="of:=IF(NOT(ISBLANK([.C444]));IFERROR(MATCH(VLOOKUP([.C444];[.$A$1:.$A$1048576];1;0);[.$A$1:.$A$1048576];0););)" office:value-type="float" office:value="83" calcext:value-type="float">
            <text:p>83</text:p>
          </table:table-cell>
          <table:table-cell table:style-name="ce6" table:formula="of:=IF(NOT(ISBLANK([.D444]));IFERROR(MATCH(VLOOKUP([.D444];[.$A$1:.$A$1048576];1;0);[.$A$1:.$A$1048576];0););)" office:value-type="float" office:value="78" calcext:value-type="float">
            <text:p>78</text:p>
          </table:table-cell>
          <table:table-cell table:style-name="ce6" table:formula="of:=IF(NOT(ISBLANK([.E444]));IFERROR(MATCH(VLOOKUP([.E444];[.$A$1:.$A$1048576];1;0);[.$A$1:.$A$1048576];0););)" office:value-type="float" office:value="19" calcext:value-type="float">
            <text:p>19</text:p>
          </table:table-cell>
          <table:table-cell table:style-name="ce6" table:formula="of:=IF(NOT(ISBLANK([.F444]));IFERROR(MATCH(VLOOKUP([.F444];[.$A$1:.$A$1048576];1;0);[.$A$1:.$A$1048576];0););)" office:value-type="float" office:value="80" calcext:value-type="float">
            <text:p>80</text:p>
          </table:table-cell>
          <table:table-cell table:style-name="ce6" table:formula="of:=IF(NOT(ISBLANK([.G444]));IFERROR(MATCH(VLOOKUP([.G444];[.$A$1:.$A$1048576];1;0);[.$A$1:.$A$1048576];0););)" office:value-type="float" office:value="72" calcext:value-type="float">
            <text:p>72</text:p>
          </table:table-cell>
          <table:table-cell table:style-name="ce6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444]));MAX([.I444:.M444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444]));MAX([.P444:.T444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2 27 44 12 39</text:p>
          </table:table-cell>
          <table:table-cell table:style-name="ce6" table:formula="of:=IFERROR(__xludf.dummyfunction(&quot;IFERROR(SPLIT(B445,&quot;&quot; &quot;&quot;),)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445]));IFERROR(MATCH(VLOOKUP([.C445];[.$A$1:.$A$1048576];1;0);[.$A$1:.$A$1048576];0););)" office:value-type="float" office:value="48" calcext:value-type="float">
            <text:p>48</text:p>
          </table:table-cell>
          <table:table-cell table:style-name="ce6" table:formula="of:=IF(NOT(ISBLANK([.D445]));IFERROR(MATCH(VLOOKUP([.D445];[.$A$1:.$A$1048576];1;0);[.$A$1:.$A$1048576];0););)" office:value-type="float" office:value="94" calcext:value-type="float">
            <text:p>94</text:p>
          </table:table-cell>
          <table:table-cell table:style-name="ce6" table:formula="of:=IF(NOT(ISBLANK([.E445]));IFERROR(MATCH(VLOOKUP([.E445];[.$A$1:.$A$1048576];1;0);[.$A$1:.$A$1048576];0););)" office:value-type="float" office:value="22" calcext:value-type="float">
            <text:p>22</text:p>
          </table:table-cell>
          <table:table-cell table:style-name="ce6" table:formula="of:=IF(NOT(ISBLANK([.F445]));IFERROR(MATCH(VLOOKUP([.F445];[.$A$1:.$A$1048576];1;0);[.$A$1:.$A$1048576];0););)" office:value-type="float" office:value="60" calcext:value-type="float">
            <text:p>60</text:p>
          </table:table-cell>
          <table:table-cell table:style-name="ce6" table:formula="of:=IF(NOT(ISBLANK([.G445]));IFERROR(MATCH(VLOOKUP([.G445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9"/>
          <table:table-cell table:style-name="ce6" table:formula="of:=IF(NOT(ISBLANK([.C445]));MAX([.I445:.M445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45]));MAX([.P445:.T445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4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46]));IFERROR(MATCH(VLOOKUP([.C446];[.$A$1:.$A$1048576];1;0);[.$A$1:.$A$1048576];0););)" office:value-type="float" office:value="0" calcext:value-type="float">
            <text:p>0</text:p>
          </table:table-cell>
          <table:table-cell table:style-name="ce6" table:formula="of:=IF(NOT(ISBLANK([.D446]));IFERROR(MATCH(VLOOKUP([.D446];[.$A$1:.$A$1048576];1;0);[.$A$1:.$A$1048576];0););)" office:value-type="float" office:value="0" calcext:value-type="float">
            <text:p>0</text:p>
          </table:table-cell>
          <table:table-cell table:style-name="ce6" table:formula="of:=IF(NOT(ISBLANK([.E446]));IFERROR(MATCH(VLOOKUP([.E446];[.$A$1:.$A$1048576];1;0);[.$A$1:.$A$1048576];0););)" office:value-type="float" office:value="0" calcext:value-type="float">
            <text:p>0</text:p>
          </table:table-cell>
          <table:table-cell table:style-name="ce6" table:formula="of:=IF(NOT(ISBLANK([.F446]));IFERROR(MATCH(VLOOKUP([.F446];[.$A$1:.$A$1048576];1;0);[.$A$1:.$A$1048576];0););)" office:value-type="float" office:value="0" calcext:value-type="float">
            <text:p>0</text:p>
          </table:table-cell>
          <table:table-cell table:style-name="ce6" table:formula="of:=IF(NOT(ISBLANK([.G446]));IFERROR(MATCH(VLOOKUP([.G44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46]));MAX([.I446:.M44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46]));MAX([.P446:.T44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7 94 70 54 72</text:p>
          </table:table-cell>
          <table:table-cell table:style-name="ce6" table:formula="of:=IFERROR(__xludf.dummyfunction(&quot;IFERROR(SPLIT(B447,&quot;&quot; &quot;&quot;),)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447]));IFERROR(MATCH(VLOOKUP([.C447];[.$A$1:.$A$1048576];1;0);[.$A$1:.$A$1048576];0););)" office:value-type="float" office:value="94" calcext:value-type="float">
            <text:p>94</text:p>
          </table:table-cell>
          <table:table-cell table:style-name="ce6" table:formula="of:=IF(NOT(ISBLANK([.D447]));IFERROR(MATCH(VLOOKUP([.D447];[.$A$1:.$A$1048576];1;0);[.$A$1:.$A$1048576];0););)" office:value-type="float" office:value="77" calcext:value-type="float">
            <text:p>77</text:p>
          </table:table-cell>
          <table:table-cell table:style-name="ce6" table:formula="of:=IF(NOT(ISBLANK([.E447]));IFERROR(MATCH(VLOOKUP([.E447];[.$A$1:.$A$1048576];1;0);[.$A$1:.$A$1048576];0););)" office:value-type="float" office:value="92" calcext:value-type="float">
            <text:p>92</text:p>
          </table:table-cell>
          <table:table-cell table:style-name="ce6" table:formula="of:=IF(NOT(ISBLANK([.F447]));IFERROR(MATCH(VLOOKUP([.F447];[.$A$1:.$A$1048576];1;0);[.$A$1:.$A$1048576];0););)" office:value-type="float" office:value="68" calcext:value-type="float">
            <text:p>68</text:p>
          </table:table-cell>
          <table:table-cell table:style-name="ce6" table:formula="of:=IF(NOT(ISBLANK([.G447]));IFERROR(MATCH(VLOOKUP([.G447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47:.M451])" office:value-type="float" office:value="94" calcext:value-type="float">
            <text:p>9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47:.M451]&gt;[.$AP$3];[.C447:.G451];))*[.$AP$4]" office:value-type="float" office:value="77461" calcext:value-type="float">
            <text:p>7746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47:.M451]&gt;[.$AS$3];[.C447:.G451];))*[.$AS$4]" office:value-type="float" office:value="15736" calcext:value-type="float">
            <text:p>15736</text:p>
          </table:table-cell>
          <table:table-cell table:style-name="ce6"/>
          <table:table-cell table:style-name="ce6" table:formula="of:=IF(NOT(ISBLANK([.C447]));MAX([.I447:.M447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47]));MAX([.P447:.T447]);)" office:value-type="float" office:value="94" calcext:value-type="float">
            <text:p>94</text:p>
          </table:table-cell>
          <table:table-cell table:style-name="ce6"/>
          <table:table-cell table:style-name="ce6" table:formula="of:=MIN([.AD447:.AH451])" office:value-type="float" office:value="76" calcext:value-type="float">
            <text:p>7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2 39 46 89 29</text:p>
          </table:table-cell>
          <table:table-cell table:style-name="ce6" table:formula="of:=IFERROR(__xludf.dummyfunction(&quot;IFERROR(SPLIT(B448,&quot;&quot; &quot;&quot;),)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/>
          <table:table-cell table:style-name="ce6" table:formula="of:=IF(NOT(ISBLANK([.C448]));IFERROR(MATCH(VLOOKUP([.C448];[.$A$1:.$A$1048576];1;0);[.$A$1:.$A$1048576];0););)" office:value-type="float" office:value="24" calcext:value-type="float">
            <text:p>24</text:p>
          </table:table-cell>
          <table:table-cell table:style-name="ce6" table:formula="of:=IF(NOT(ISBLANK([.D448]));IFERROR(MATCH(VLOOKUP([.D448];[.$A$1:.$A$1048576];1;0);[.$A$1:.$A$1048576];0););)" office:value-type="float" office:value="41" calcext:value-type="float">
            <text:p>41</text:p>
          </table:table-cell>
          <table:table-cell table:style-name="ce6" table:formula="of:=IF(NOT(ISBLANK([.E448]));IFERROR(MATCH(VLOOKUP([.E448];[.$A$1:.$A$1048576];1;0);[.$A$1:.$A$1048576];0););)" office:value-type="float" office:value="54" calcext:value-type="float">
            <text:p>54</text:p>
          </table:table-cell>
          <table:table-cell table:style-name="ce6" table:formula="of:=IF(NOT(ISBLANK([.F448]));IFERROR(MATCH(VLOOKUP([.F448];[.$A$1:.$A$1048576];1;0);[.$A$1:.$A$1048576];0););)" office:value-type="float" office:value="76" calcext:value-type="float">
            <text:p>76</text:p>
          </table:table-cell>
          <table:table-cell table:style-name="ce6" table:formula="of:=IF(NOT(ISBLANK([.G448]));IFERROR(MATCH(VLOOKUP([.G448];[.$A$1:.$A$1048576];1;0);[.$A$1:.$A$1048576];0););)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77" calcext:value-type="float">
            <text:p>7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number-columns-repeated="9"/>
          <table:table-cell table:style-name="ce6" table:formula="of:=IF(NOT(ISBLANK([.C448]));MAX([.I448:.M448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448]));MAX([.P448:.T448]);)" office:value-type="float" office:value="77" calcext:value-type="float">
            <text:p>7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3 12 86 35 <text:s/>2</text:p>
          </table:table-cell>
          <table:table-cell table:style-name="ce6" table:formula="of:=IFERROR(__xludf.dummyfunction(&quot;IFERROR(SPLIT(B449,&quot;&quot; &quot;&quot;),)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(NOT(ISBLANK([.C449]));IFERROR(MATCH(VLOOKUP([.C449];[.$A$1:.$A$1048576];1;0);[.$A$1:.$A$1048576];0););)" office:value-type="float" office:value="69" calcext:value-type="float">
            <text:p>69</text:p>
          </table:table-cell>
          <table:table-cell table:style-name="ce6" table:formula="of:=IF(NOT(ISBLANK([.D449]));IFERROR(MATCH(VLOOKUP([.D449];[.$A$1:.$A$1048576];1;0);[.$A$1:.$A$1048576];0););)" office:value-type="float" office:value="60" calcext:value-type="float">
            <text:p>60</text:p>
          </table:table-cell>
          <table:table-cell table:style-name="ce6" table:formula="of:=IF(NOT(ISBLANK([.E449]));IFERROR(MATCH(VLOOKUP([.E449];[.$A$1:.$A$1048576];1;0);[.$A$1:.$A$1048576];0););)" office:value-type="float" office:value="96" calcext:value-type="float">
            <text:p>96</text:p>
          </table:table-cell>
          <table:table-cell table:style-name="ce6" table:formula="of:=IF(NOT(ISBLANK([.F449]));IFERROR(MATCH(VLOOKUP([.F449];[.$A$1:.$A$1048576];1;0);[.$A$1:.$A$1048576];0););)" office:value-type="float" office:value="6" calcext:value-type="float">
            <text:p>6</text:p>
          </table:table-cell>
          <table:table-cell table:style-name="ce6" table:formula="of:=IF(NOT(ISBLANK([.G449]));IFERROR(MATCH(VLOOKUP([.G449];[.$A$1:.$A$1048576];1;0);[.$A$1:.$A$1048576];0););)" office:value-type="float" office:value="44" calcext:value-type="float">
            <text:p>44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1" calcext:value-type="float">
            <text:p>91</text:p>
          </table:table-cell>
          <table:table-cell table:style-name="ce6" table:number-columns-repeated="9"/>
          <table:table-cell table:style-name="ce6" table:formula="of:=IF(NOT(ISBLANK([.C449]));MAX([.I449:.M449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449]));MAX([.P449:.T449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6 34 55 82 78</text:p>
          </table:table-cell>
          <table:table-cell table:style-name="ce6" table:formula="of:=IFERROR(__xludf.dummyfunction(&quot;IFERROR(SPLIT(B450,&quot;&quot; &quot;&quot;),)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/>
          <table:table-cell table:style-name="ce6" table:formula="of:=IF(NOT(ISBLANK([.C450]));IFERROR(MATCH(VLOOKUP([.C450];[.$A$1:.$A$1048576];1;0);[.$A$1:.$A$1048576];0););)" office:value-type="float" office:value="88" calcext:value-type="float">
            <text:p>88</text:p>
          </table:table-cell>
          <table:table-cell table:style-name="ce6" table:formula="of:=IF(NOT(ISBLANK([.D450]));IFERROR(MATCH(VLOOKUP([.D450];[.$A$1:.$A$1048576];1;0);[.$A$1:.$A$1048576];0););)" office:value-type="float" office:value="36" calcext:value-type="float">
            <text:p>36</text:p>
          </table:table-cell>
          <table:table-cell table:style-name="ce6" table:formula="of:=IF(NOT(ISBLANK([.E450]));IFERROR(MATCH(VLOOKUP([.E450];[.$A$1:.$A$1048576];1;0);[.$A$1:.$A$1048576];0););)" office:value-type="float" office:value="19" calcext:value-type="float">
            <text:p>19</text:p>
          </table:table-cell>
          <table:table-cell table:style-name="ce6" table:formula="of:=IF(NOT(ISBLANK([.F450]));IFERROR(MATCH(VLOOKUP([.F450];[.$A$1:.$A$1048576];1;0);[.$A$1:.$A$1048576];0););)" office:value-type="float" office:value="53" calcext:value-type="float">
            <text:p>53</text:p>
          </table:table-cell>
          <table:table-cell table:style-name="ce6" table:formula="of:=IF(NOT(ISBLANK([.G450]));IFERROR(MATCH(VLOOKUP([.G450];[.$A$1:.$A$1048576];1;0);[.$A$1:.$A$1048576];0););)" office:value-type="float" office:value="67" calcext:value-type="float">
            <text:p>67</text:p>
          </table:table-cell>
          <table:table-cell table:style-name="ce6" table:number-columns-repeated="2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9"/>
          <table:table-cell table:style-name="ce6" table:formula="of:=IF(NOT(ISBLANK([.C450]));MAX([.I450:.M450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450]));MAX([.P450:.T450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7 <text:s/>0 32 21 79</text:p>
          </table:table-cell>
          <table:table-cell table:style-name="ce6" table:formula="of:=IFERROR(__xludf.dummyfunction(&quot;IFERROR(SPLIT(B451,&quot;&quot; &quot;&quot;),)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451]));IFERROR(MATCH(VLOOKUP([.C451];[.$A$1:.$A$1048576];1;0);[.$A$1:.$A$1048576];0););)" office:value-type="float" office:value="42" calcext:value-type="float">
            <text:p>42</text:p>
          </table:table-cell>
          <table:table-cell table:style-name="ce6" table:formula="of:=IF(NOT(ISBLANK([.D451]));IFERROR(MATCH(VLOOKUP([.D451];[.$A$1:.$A$1048576];1;0);[.$A$1:.$A$1048576];0););)" office:value-type="float" office:value="46" calcext:value-type="float">
            <text:p>46</text:p>
          </table:table-cell>
          <table:table-cell table:style-name="ce6" table:formula="of:=IF(NOT(ISBLANK([.E451]));IFERROR(MATCH(VLOOKUP([.E451];[.$A$1:.$A$1048576];1;0);[.$A$1:.$A$1048576];0););)" office:value-type="float" office:value="91" calcext:value-type="float">
            <text:p>91</text:p>
          </table:table-cell>
          <table:table-cell table:style-name="ce6" table:formula="of:=IF(NOT(ISBLANK([.F451]));IFERROR(MATCH(VLOOKUP([.F451];[.$A$1:.$A$1048576];1;0);[.$A$1:.$A$1048576];0););)" office:value-type="float" office:value="31" calcext:value-type="float">
            <text:p>31</text:p>
          </table:table-cell>
          <table:table-cell table:style-name="ce6" table:formula="of:=IF(NOT(ISBLANK([.G451]));IFERROR(MATCH(VLOOKUP([.G451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number-columns-repeated="9"/>
          <table:table-cell table:style-name="ce6" table:formula="of:=IF(NOT(ISBLANK([.C451]));MAX([.I451:.M451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451]));MAX([.P451:.T451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5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52]));IFERROR(MATCH(VLOOKUP([.C452];[.$A$1:.$A$1048576];1;0);[.$A$1:.$A$1048576];0););)" office:value-type="float" office:value="0" calcext:value-type="float">
            <text:p>0</text:p>
          </table:table-cell>
          <table:table-cell table:style-name="ce6" table:formula="of:=IF(NOT(ISBLANK([.D452]));IFERROR(MATCH(VLOOKUP([.D452];[.$A$1:.$A$1048576];1;0);[.$A$1:.$A$1048576];0););)" office:value-type="float" office:value="0" calcext:value-type="float">
            <text:p>0</text:p>
          </table:table-cell>
          <table:table-cell table:style-name="ce6" table:formula="of:=IF(NOT(ISBLANK([.E452]));IFERROR(MATCH(VLOOKUP([.E452];[.$A$1:.$A$1048576];1;0);[.$A$1:.$A$1048576];0););)" office:value-type="float" office:value="0" calcext:value-type="float">
            <text:p>0</text:p>
          </table:table-cell>
          <table:table-cell table:style-name="ce6" table:formula="of:=IF(NOT(ISBLANK([.F452]));IFERROR(MATCH(VLOOKUP([.F452];[.$A$1:.$A$1048576];1;0);[.$A$1:.$A$1048576];0););)" office:value-type="float" office:value="0" calcext:value-type="float">
            <text:p>0</text:p>
          </table:table-cell>
          <table:table-cell table:style-name="ce6" table:formula="of:=IF(NOT(ISBLANK([.G452]));IFERROR(MATCH(VLOOKUP([.G45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52]));MAX([.I452:.M45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52]));MAX([.P452:.T45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6 18 29 82 <text:s/>5</text:p>
          </table:table-cell>
          <table:table-cell table:style-name="ce6" table:formula="of:=IFERROR(__xludf.dummyfunction(&quot;IFERROR(SPLIT(B453,&quot;&quot; &quot;&quot;),)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/>
          <table:table-cell table:style-name="ce6" table:formula="of:=IF(NOT(ISBLANK([.C453]));IFERROR(MATCH(VLOOKUP([.C453];[.$A$1:.$A$1048576];1;0);[.$A$1:.$A$1048576];0););)" office:value-type="float" office:value="54" calcext:value-type="float">
            <text:p>54</text:p>
          </table:table-cell>
          <table:table-cell table:style-name="ce6" table:formula="of:=IF(NOT(ISBLANK([.D453]));IFERROR(MATCH(VLOOKUP([.D453];[.$A$1:.$A$1048576];1;0);[.$A$1:.$A$1048576];0););)" office:value-type="float" office:value="59" calcext:value-type="float">
            <text:p>59</text:p>
          </table:table-cell>
          <table:table-cell table:style-name="ce6" table:formula="of:=IF(NOT(ISBLANK([.E453]));IFERROR(MATCH(VLOOKUP([.E453];[.$A$1:.$A$1048576];1;0);[.$A$1:.$A$1048576];0););)" office:value-type="float" office:value="85" calcext:value-type="float">
            <text:p>85</text:p>
          </table:table-cell>
          <table:table-cell table:style-name="ce6" table:formula="of:=IF(NOT(ISBLANK([.F453]));IFERROR(MATCH(VLOOKUP([.F453];[.$A$1:.$A$1048576];1;0);[.$A$1:.$A$1048576];0););)" office:value-type="float" office:value="53" calcext:value-type="float">
            <text:p>53</text:p>
          </table:table-cell>
          <table:table-cell table:style-name="ce6" table:formula="of:=IF(NOT(ISBLANK([.G453]));IFERROR(MATCH(VLOOKUP([.G453];[.$A$1:.$A$1048576];1;0);[.$A$1:.$A$1048576];0););)" office:value-type="float" office:value="38" calcext:value-type="float">
            <text:p>3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53:.M457])" office:value-type="float" office:value="54" calcext:value-type="float">
            <text:p>5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53:.M457]&gt;[.$AP$3];[.C453:.G457];))*[.$AP$4]" office:value-type="float" office:value="45085" calcext:value-type="float">
            <text:p>4508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53:.M457]&gt;[.$AS$3];[.C453:.G457];))*[.$AS$4]" office:value-type="float" office:value="10024" calcext:value-type="float">
            <text:p>10024</text:p>
          </table:table-cell>
          <table:table-cell table:style-name="ce6"/>
          <table:table-cell table:style-name="ce6" table:formula="of:=IF(NOT(ISBLANK([.C453]));MAX([.I453:.M453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453]));MAX([.P453:.T453]);)" office:value-type="float" office:value="72" calcext:value-type="float">
            <text:p>72</text:p>
          </table:table-cell>
          <table:table-cell table:style-name="ce6"/>
          <table:table-cell table:style-name="ce6" table:formula="of:=MIN([.AD453:.AH457])" office:value-type="float" office:value="59" calcext:value-type="float">
            <text:p>5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 52 10 12 45</text:p>
          </table:table-cell>
          <table:table-cell table:style-name="ce6" table:formula="of:=IFERROR(__xludf.dummyfunction(&quot;IFERROR(SPLIT(B454,&quot;&quot; &quot;&quot;),)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/>
          <table:table-cell table:style-name="ce6" table:formula="of:=IF(NOT(ISBLANK([.C454]));IFERROR(MATCH(VLOOKUP([.C454];[.$A$1:.$A$1048576];1;0);[.$A$1:.$A$1048576];0););)" office:value-type="float" office:value="72" calcext:value-type="float">
            <text:p>72</text:p>
          </table:table-cell>
          <table:table-cell table:style-name="ce6" table:formula="of:=IF(NOT(ISBLANK([.D454]));IFERROR(MATCH(VLOOKUP([.D454];[.$A$1:.$A$1048576];1;0);[.$A$1:.$A$1048576];0););)" office:value-type="float" office:value="39" calcext:value-type="float">
            <text:p>39</text:p>
          </table:table-cell>
          <table:table-cell table:style-name="ce6" table:formula="of:=IF(NOT(ISBLANK([.E454]));IFERROR(MATCH(VLOOKUP([.E454];[.$A$1:.$A$1048576];1;0);[.$A$1:.$A$1048576];0););)" office:value-type="float" office:value="47" calcext:value-type="float">
            <text:p>47</text:p>
          </table:table-cell>
          <table:table-cell table:style-name="ce6" table:formula="of:=IF(NOT(ISBLANK([.F454]));IFERROR(MATCH(VLOOKUP([.F454];[.$A$1:.$A$1048576];1;0);[.$A$1:.$A$1048576];0););)" office:value-type="float" office:value="60" calcext:value-type="float">
            <text:p>60</text:p>
          </table:table-cell>
          <table:table-cell table:style-name="ce6" table:formula="of:=IF(NOT(ISBLANK([.G454]));IFERROR(MATCH(VLOOKUP([.G454];[.$A$1:.$A$1048576];1;0);[.$A$1:.$A$1048576];0););)" office:value-type="float" office:value="97" calcext:value-type="float">
            <text:p>97</text:p>
          </table:table-cell>
          <table:table-cell table:style-name="ce6" table:number-columns-repeated="2"/>
          <table:table-cell table:style-name="ce6" office:value-type="float" office:value="59" calcext:value-type="float">
            <text:p>5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454]));MAX([.I454:.M45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454]));MAX([.P454:.T454]);)" office:value-type="float" office:value="59" calcext:value-type="float">
            <text:p>5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20 94 43 32</text:p>
          </table:table-cell>
          <table:table-cell table:style-name="ce6" table:formula="of:=IFERROR(__xludf.dummyfunction(&quot;IFERROR(SPLIT(B455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455]));IFERROR(MATCH(VLOOKUP([.C455];[.$A$1:.$A$1048576];1;0);[.$A$1:.$A$1048576];0););)" office:value-type="float" office:value="28" calcext:value-type="float">
            <text:p>28</text:p>
          </table:table-cell>
          <table:table-cell table:style-name="ce6" table:formula="of:=IF(NOT(ISBLANK([.D455]));IFERROR(MATCH(VLOOKUP([.D455];[.$A$1:.$A$1048576];1;0);[.$A$1:.$A$1048576];0););)" office:value-type="float" office:value="32" calcext:value-type="float">
            <text:p>32</text:p>
          </table:table-cell>
          <table:table-cell table:style-name="ce6" table:formula="of:=IF(NOT(ISBLANK([.E455]));IFERROR(MATCH(VLOOKUP([.E455];[.$A$1:.$A$1048576];1;0);[.$A$1:.$A$1048576];0););)" office:value-type="float" office:value="77" calcext:value-type="float">
            <text:p>77</text:p>
          </table:table-cell>
          <table:table-cell table:style-name="ce6" table:formula="of:=IF(NOT(ISBLANK([.F455]));IFERROR(MATCH(VLOOKUP([.F455];[.$A$1:.$A$1048576];1;0);[.$A$1:.$A$1048576];0););)" office:value-type="float" office:value="69" calcext:value-type="float">
            <text:p>69</text:p>
          </table:table-cell>
          <table:table-cell table:style-name="ce6" table:formula="of:=IF(NOT(ISBLANK([.G455]));IFERROR(MATCH(VLOOKUP([.G455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office:value-type="float" office:value="85" calcext:value-type="float">
            <text:p>8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455]));MAX([.I455:.M455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455]));MAX([.P455:.T455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8 40 83 37 75</text:p>
          </table:table-cell>
          <table:table-cell table:style-name="ce6" table:formula="of:=IFERROR(__xludf.dummyfunction(&quot;IFERROR(SPLIT(B456,&quot;&quot; &quot;&quot;),)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/>
          <table:table-cell table:style-name="ce6" table:formula="of:=IF(NOT(ISBLANK([.C456]));IFERROR(MATCH(VLOOKUP([.C456];[.$A$1:.$A$1048576];1;0);[.$A$1:.$A$1048576];0););)" office:value-type="float" office:value="37" calcext:value-type="float">
            <text:p>37</text:p>
          </table:table-cell>
          <table:table-cell table:style-name="ce6" table:formula="of:=IF(NOT(ISBLANK([.D456]));IFERROR(MATCH(VLOOKUP([.D456];[.$A$1:.$A$1048576];1;0);[.$A$1:.$A$1048576];0););)" office:value-type="float" office:value="8" calcext:value-type="float">
            <text:p>8</text:p>
          </table:table-cell>
          <table:table-cell table:style-name="ce6" table:formula="of:=IF(NOT(ISBLANK([.E456]));IFERROR(MATCH(VLOOKUP([.E456];[.$A$1:.$A$1048576];1;0);[.$A$1:.$A$1048576];0););)" office:value-type="float" office:value="13" calcext:value-type="float">
            <text:p>13</text:p>
          </table:table-cell>
          <table:table-cell table:style-name="ce6" table:formula="of:=IF(NOT(ISBLANK([.F456]));IFERROR(MATCH(VLOOKUP([.F456];[.$A$1:.$A$1048576];1;0);[.$A$1:.$A$1048576];0););)" office:value-type="float" office:value="23" calcext:value-type="float">
            <text:p>23</text:p>
          </table:table-cell>
          <table:table-cell table:style-name="ce6" table:formula="of:=IF(NOT(ISBLANK([.G456]));IFERROR(MATCH(VLOOKUP([.G456];[.$A$1:.$A$1048576];1;0);[.$A$1:.$A$1048576];0););)" office:value-type="float" office:value="98" calcext:value-type="float">
            <text:p>98</text:p>
          </table:table-cell>
          <table:table-cell table:style-name="ce6"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9"/>
          <table:table-cell table:style-name="ce6" table:formula="of:=IF(NOT(ISBLANK([.C456]));MAX([.I456:.M456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456]));MAX([.P456:.T456]);)" office:value-type="float" office:value="69" calcext:value-type="float">
            <text:p>6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55 27 61 99</text:p>
          </table:table-cell>
          <table:table-cell table:style-name="ce6" table:formula="of:=IFERROR(__xludf.dummyfunction(&quot;IFERROR(SPLIT(B457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457]));IFERROR(MATCH(VLOOKUP([.C457];[.$A$1:.$A$1048576];1;0);[.$A$1:.$A$1048576];0););)" office:value-type="float" office:value="18" calcext:value-type="float">
            <text:p>18</text:p>
          </table:table-cell>
          <table:table-cell table:style-name="ce6" table:formula="of:=IF(NOT(ISBLANK([.D457]));IFERROR(MATCH(VLOOKUP([.D457];[.$A$1:.$A$1048576];1;0);[.$A$1:.$A$1048576];0););)" office:value-type="float" office:value="19" calcext:value-type="float">
            <text:p>19</text:p>
          </table:table-cell>
          <table:table-cell table:style-name="ce6" table:formula="of:=IF(NOT(ISBLANK([.E457]));IFERROR(MATCH(VLOOKUP([.E457];[.$A$1:.$A$1048576];1;0);[.$A$1:.$A$1048576];0););)" office:value-type="float" office:value="94" calcext:value-type="float">
            <text:p>94</text:p>
          </table:table-cell>
          <table:table-cell table:style-name="ce6" table:formula="of:=IF(NOT(ISBLANK([.F457]));IFERROR(MATCH(VLOOKUP([.F457];[.$A$1:.$A$1048576];1;0);[.$A$1:.$A$1048576];0););)" office:value-type="float" office:value="30" calcext:value-type="float">
            <text:p>30</text:p>
          </table:table-cell>
          <table:table-cell table:style-name="ce6" table:formula="of:=IF(NOT(ISBLANK([.G457]));IFERROR(MATCH(VLOOKUP([.G457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457]));MAX([.I457:.M457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457]));MAX([.P457:.T457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5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58]));IFERROR(MATCH(VLOOKUP([.C458];[.$A$1:.$A$1048576];1;0);[.$A$1:.$A$1048576];0););)" office:value-type="float" office:value="0" calcext:value-type="float">
            <text:p>0</text:p>
          </table:table-cell>
          <table:table-cell table:style-name="ce6" table:formula="of:=IF(NOT(ISBLANK([.D458]));IFERROR(MATCH(VLOOKUP([.D458];[.$A$1:.$A$1048576];1;0);[.$A$1:.$A$1048576];0););)" office:value-type="float" office:value="0" calcext:value-type="float">
            <text:p>0</text:p>
          </table:table-cell>
          <table:table-cell table:style-name="ce6" table:formula="of:=IF(NOT(ISBLANK([.E458]));IFERROR(MATCH(VLOOKUP([.E458];[.$A$1:.$A$1048576];1;0);[.$A$1:.$A$1048576];0););)" office:value-type="float" office:value="0" calcext:value-type="float">
            <text:p>0</text:p>
          </table:table-cell>
          <table:table-cell table:style-name="ce6" table:formula="of:=IF(NOT(ISBLANK([.F458]));IFERROR(MATCH(VLOOKUP([.F458];[.$A$1:.$A$1048576];1;0);[.$A$1:.$A$1048576];0););)" office:value-type="float" office:value="0" calcext:value-type="float">
            <text:p>0</text:p>
          </table:table-cell>
          <table:table-cell table:style-name="ce6" table:formula="of:=IF(NOT(ISBLANK([.G458]));IFERROR(MATCH(VLOOKUP([.G45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58]));MAX([.I458:.M45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58]));MAX([.P458:.T45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60 69 63 39</text:p>
          </table:table-cell>
          <table:table-cell table:style-name="ce6" table:formula="of:=IFERROR(__xludf.dummyfunction(&quot;IFERROR(SPLIT(B459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459]));IFERROR(MATCH(VLOOKUP([.C459];[.$A$1:.$A$1048576];1;0);[.$A$1:.$A$1048576];0););)" office:value-type="float" office:value="43" calcext:value-type="float">
            <text:p>43</text:p>
          </table:table-cell>
          <table:table-cell table:style-name="ce6" table:formula="of:=IF(NOT(ISBLANK([.D459]));IFERROR(MATCH(VLOOKUP([.D459];[.$A$1:.$A$1048576];1;0);[.$A$1:.$A$1048576];0););)" office:value-type="float" office:value="99" calcext:value-type="float">
            <text:p>99</text:p>
          </table:table-cell>
          <table:table-cell table:style-name="ce6" table:formula="of:=IF(NOT(ISBLANK([.E459]));IFERROR(MATCH(VLOOKUP([.E459];[.$A$1:.$A$1048576];1;0);[.$A$1:.$A$1048576];0););)" office:value-type="float" office:value="65" calcext:value-type="float">
            <text:p>65</text:p>
          </table:table-cell>
          <table:table-cell table:style-name="ce6" table:formula="of:=IF(NOT(ISBLANK([.F459]));IFERROR(MATCH(VLOOKUP([.F459];[.$A$1:.$A$1048576];1;0);[.$A$1:.$A$1048576];0););)" office:value-type="float" office:value="56" calcext:value-type="float">
            <text:p>56</text:p>
          </table:table-cell>
          <table:table-cell table:style-name="ce6" table:formula="of:=IF(NOT(ISBLANK([.G459]));IFERROR(MATCH(VLOOKUP([.G459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59:.M463])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59:.M463]&gt;[.$AP$3];[.C459:.G463];))*[.$AP$4]" office:value-type="float" office:value="70148" calcext:value-type="float">
            <text:p>7014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59:.M463]&gt;[.$AS$3];[.C459:.G463];))*[.$AS$4]" office:value-type="float" office:value="12096" calcext:value-type="float">
            <text:p>12096</text:p>
          </table:table-cell>
          <table:table-cell table:style-name="ce6"/>
          <table:table-cell table:style-name="ce6" table:formula="of:=IF(NOT(ISBLANK([.C459]));MAX([.I459:.M459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459]));MAX([.P459:.T459]);)" office:value-type="float" office:value="93" calcext:value-type="float">
            <text:p>93</text:p>
          </table:table-cell>
          <table:table-cell table:style-name="ce6"/>
          <table:table-cell table:style-name="ce6" table:formula="of:=MIN([.AD459:.AH463])" office:value-type="float" office:value="79" calcext:value-type="float">
            <text:p>7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1 66 23 56 79</text:p>
          </table:table-cell>
          <table:table-cell table:style-name="ce6" table:formula="of:=IFERROR(__xludf.dummyfunction(&quot;IFERROR(SPLIT(B460,&quot;&quot; &quot;&quot;),)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460]));IFERROR(MATCH(VLOOKUP([.C460];[.$A$1:.$A$1048576];1;0);[.$A$1:.$A$1048576];0););)" office:value-type="float" office:value="25" calcext:value-type="float">
            <text:p>25</text:p>
          </table:table-cell>
          <table:table-cell table:style-name="ce6" table:formula="of:=IF(NOT(ISBLANK([.D460]));IFERROR(MATCH(VLOOKUP([.D460];[.$A$1:.$A$1048576];1;0);[.$A$1:.$A$1048576];0););)" office:value-type="float" office:value="88" calcext:value-type="float">
            <text:p>88</text:p>
          </table:table-cell>
          <table:table-cell table:style-name="ce6" table:formula="of:=IF(NOT(ISBLANK([.E460]));IFERROR(MATCH(VLOOKUP([.E460];[.$A$1:.$A$1048576];1;0);[.$A$1:.$A$1048576];0););)" office:value-type="float" office:value="28" calcext:value-type="float">
            <text:p>28</text:p>
          </table:table-cell>
          <table:table-cell table:style-name="ce6" table:formula="of:=IF(NOT(ISBLANK([.F460]));IFERROR(MATCH(VLOOKUP([.F460];[.$A$1:.$A$1048576];1;0);[.$A$1:.$A$1048576];0););)" office:value-type="float" office:value="86" calcext:value-type="float">
            <text:p>86</text:p>
          </table:table-cell>
          <table:table-cell table:style-name="ce6" table:formula="of:=IF(NOT(ISBLANK([.G460]));IFERROR(MATCH(VLOOKUP([.G460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99" calcext:value-type="float">
            <text:p>99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460]));MAX([.I460:.M460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460]));MAX([.P460:.T460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7 51 50 28 85</text:p>
          </table:table-cell>
          <table:table-cell table:style-name="ce6" table:formula="of:=IFERROR(__xludf.dummyfunction(&quot;IFERROR(SPLIT(B461,&quot;&quot; &quot;&quot;),)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/>
          <table:table-cell table:style-name="ce6" table:formula="of:=IF(NOT(ISBLANK([.C461]));IFERROR(MATCH(VLOOKUP([.C461];[.$A$1:.$A$1048576];1;0);[.$A$1:.$A$1048576];0););)" office:value-type="float" office:value="42" calcext:value-type="float">
            <text:p>42</text:p>
          </table:table-cell>
          <table:table-cell table:style-name="ce6" table:formula="of:=IF(NOT(ISBLANK([.D461]));IFERROR(MATCH(VLOOKUP([.D461];[.$A$1:.$A$1048576];1;0);[.$A$1:.$A$1048576];0););)" office:value-type="float" office:value="29" calcext:value-type="float">
            <text:p>29</text:p>
          </table:table-cell>
          <table:table-cell table:style-name="ce6" table:formula="of:=IF(NOT(ISBLANK([.E461]));IFERROR(MATCH(VLOOKUP([.E461];[.$A$1:.$A$1048576];1;0);[.$A$1:.$A$1048576];0););)" office:value-type="float" office:value="63" calcext:value-type="float">
            <text:p>63</text:p>
          </table:table-cell>
          <table:table-cell table:style-name="ce6" table:formula="of:=IF(NOT(ISBLANK([.F461]));IFERROR(MATCH(VLOOKUP([.F461];[.$A$1:.$A$1048576];1;0);[.$A$1:.$A$1048576];0););)" office:value-type="float" office:value="75" calcext:value-type="float">
            <text:p>75</text:p>
          </table:table-cell>
          <table:table-cell table:style-name="ce6" table:formula="of:=IF(NOT(ISBLANK([.G461]));IFERROR(MATCH(VLOOKUP([.G461];[.$A$1:.$A$1048576];1;0);[.$A$1:.$A$1048576];0););)" office:value-type="float" office:value="79" calcext:value-type="float">
            <text:p>79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number-columns-repeated="9"/>
          <table:table-cell table:style-name="ce6" table:formula="of:=IF(NOT(ISBLANK([.C461]));MAX([.I461:.M461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461]));MAX([.P461:.T461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20 16 34 81</text:p>
          </table:table-cell>
          <table:table-cell table:style-name="ce6" table:formula="of:=IFERROR(__xludf.dummyfunction(&quot;IFERROR(SPLIT(B462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/>
          <table:table-cell table:style-name="ce6" table:formula="of:=IF(NOT(ISBLANK([.C462]));IFERROR(MATCH(VLOOKUP([.C462];[.$A$1:.$A$1048576];1;0);[.$A$1:.$A$1048576];0););)" office:value-type="float" office:value="18" calcext:value-type="float">
            <text:p>18</text:p>
          </table:table-cell>
          <table:table-cell table:style-name="ce6" table:formula="of:=IF(NOT(ISBLANK([.D462]));IFERROR(MATCH(VLOOKUP([.D462];[.$A$1:.$A$1048576];1;0);[.$A$1:.$A$1048576];0););)" office:value-type="float" office:value="32" calcext:value-type="float">
            <text:p>32</text:p>
          </table:table-cell>
          <table:table-cell table:style-name="ce6" table:formula="of:=IF(NOT(ISBLANK([.E462]));IFERROR(MATCH(VLOOKUP([.E462];[.$A$1:.$A$1048576];1;0);[.$A$1:.$A$1048576];0););)" office:value-type="float" office:value="90" calcext:value-type="float">
            <text:p>90</text:p>
          </table:table-cell>
          <table:table-cell table:style-name="ce6" table:formula="of:=IF(NOT(ISBLANK([.F462]));IFERROR(MATCH(VLOOKUP([.F462];[.$A$1:.$A$1048576];1;0);[.$A$1:.$A$1048576];0););)" office:value-type="float" office:value="36" calcext:value-type="float">
            <text:p>36</text:p>
          </table:table-cell>
          <table:table-cell table:style-name="ce6" table:formula="of:=IF(NOT(ISBLANK([.G462]));IFERROR(MATCH(VLOOKUP([.G462];[.$A$1:.$A$1048576];1;0);[.$A$1:.$A$1048576];0););)" office:value-type="float" office:value="80" calcext:value-type="float">
            <text:p>80</text:p>
          </table:table-cell>
          <table:table-cell table:style-name="ce6" table:number-columns-repeated="2"/>
          <table:table-cell table:style-name="ce6" office:value-type="float" office:value="56" calcext:value-type="float">
            <text:p>5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number-columns-repeated="9"/>
          <table:table-cell table:style-name="ce6" table:formula="of:=IF(NOT(ISBLANK([.C462]));MAX([.I462:.M462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462]));MAX([.P462:.T462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4 64 46 <text:s/>4 62</text:p>
          </table:table-cell>
          <table:table-cell table:style-name="ce6" table:formula="of:=IFERROR(__xludf.dummyfunction(&quot;IFERROR(SPLIT(B463,&quot;&quot; &quot;&quot;),)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/>
          <table:table-cell table:style-name="ce6" table:formula="of:=IF(NOT(ISBLANK([.C463]));IFERROR(MATCH(VLOOKUP([.C463];[.$A$1:.$A$1048576];1;0);[.$A$1:.$A$1048576];0););)" office:value-type="float" office:value="93" calcext:value-type="float">
            <text:p>93</text:p>
          </table:table-cell>
          <table:table-cell table:style-name="ce6" table:formula="of:=IF(NOT(ISBLANK([.D463]));IFERROR(MATCH(VLOOKUP([.D463];[.$A$1:.$A$1048576];1;0);[.$A$1:.$A$1048576];0););)" office:value-type="float" office:value="51" calcext:value-type="float">
            <text:p>51</text:p>
          </table:table-cell>
          <table:table-cell table:style-name="ce6" table:formula="of:=IF(NOT(ISBLANK([.E463]));IFERROR(MATCH(VLOOKUP([.E463];[.$A$1:.$A$1048576];1;0);[.$A$1:.$A$1048576];0););)" office:value-type="float" office:value="54" calcext:value-type="float">
            <text:p>54</text:p>
          </table:table-cell>
          <table:table-cell table:style-name="ce6" table:formula="of:=IF(NOT(ISBLANK([.F463]));IFERROR(MATCH(VLOOKUP([.F463];[.$A$1:.$A$1048576];1;0);[.$A$1:.$A$1048576];0););)" office:value-type="float" office:value="66" calcext:value-type="float">
            <text:p>66</text:p>
          </table:table-cell>
          <table:table-cell table:style-name="ce6" table:formula="of:=IF(NOT(ISBLANK([.G463]));IFERROR(MATCH(VLOOKUP([.G463];[.$A$1:.$A$1048576];1;0);[.$A$1:.$A$1048576];0););)" office:value-type="float" office:value="24" calcext:value-type="float">
            <text:p>24</text:p>
          </table:table-cell>
          <table:table-cell table:style-name="ce6" table:number-columns-repeated="2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9"/>
          <table:table-cell table:style-name="ce6" table:formula="of:=IF(NOT(ISBLANK([.C463]));MAX([.I463:.M46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463]));MAX([.P463:.T463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6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64]));IFERROR(MATCH(VLOOKUP([.C464];[.$A$1:.$A$1048576];1;0);[.$A$1:.$A$1048576];0););)" office:value-type="float" office:value="0" calcext:value-type="float">
            <text:p>0</text:p>
          </table:table-cell>
          <table:table-cell table:style-name="ce6" table:formula="of:=IF(NOT(ISBLANK([.D464]));IFERROR(MATCH(VLOOKUP([.D464];[.$A$1:.$A$1048576];1;0);[.$A$1:.$A$1048576];0););)" office:value-type="float" office:value="0" calcext:value-type="float">
            <text:p>0</text:p>
          </table:table-cell>
          <table:table-cell table:style-name="ce6" table:formula="of:=IF(NOT(ISBLANK([.E464]));IFERROR(MATCH(VLOOKUP([.E464];[.$A$1:.$A$1048576];1;0);[.$A$1:.$A$1048576];0););)" office:value-type="float" office:value="0" calcext:value-type="float">
            <text:p>0</text:p>
          </table:table-cell>
          <table:table-cell table:style-name="ce6" table:formula="of:=IF(NOT(ISBLANK([.F464]));IFERROR(MATCH(VLOOKUP([.F464];[.$A$1:.$A$1048576];1;0);[.$A$1:.$A$1048576];0););)" office:value-type="float" office:value="0" calcext:value-type="float">
            <text:p>0</text:p>
          </table:table-cell>
          <table:table-cell table:style-name="ce6" table:formula="of:=IF(NOT(ISBLANK([.G464]));IFERROR(MATCH(VLOOKUP([.G46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64]));MAX([.I464:.M46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64]));MAX([.P464:.T46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9 55 38 24 11</text:p>
          </table:table-cell>
          <table:table-cell table:style-name="ce6" table:formula="of:=IFERROR(__xludf.dummyfunction(&quot;IFERROR(SPLIT(B465,&quot;&quot; &quot;&quot;),)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/>
          <table:table-cell table:style-name="ce6" table:formula="of:=IF(NOT(ISBLANK([.C465]));IFERROR(MATCH(VLOOKUP([.C465];[.$A$1:.$A$1048576];1;0);[.$A$1:.$A$1048576];0););)" office:value-type="float" office:value="85" calcext:value-type="float">
            <text:p>85</text:p>
          </table:table-cell>
          <table:table-cell table:style-name="ce6" table:formula="of:=IF(NOT(ISBLANK([.D465]));IFERROR(MATCH(VLOOKUP([.D465];[.$A$1:.$A$1048576];1;0);[.$A$1:.$A$1048576];0););)" office:value-type="float" office:value="19" calcext:value-type="float">
            <text:p>19</text:p>
          </table:table-cell>
          <table:table-cell table:style-name="ce6" table:formula="of:=IF(NOT(ISBLANK([.E465]));IFERROR(MATCH(VLOOKUP([.E465];[.$A$1:.$A$1048576];1;0);[.$A$1:.$A$1048576];0););)" office:value-type="float" office:value="89" calcext:value-type="float">
            <text:p>89</text:p>
          </table:table-cell>
          <table:table-cell table:style-name="ce6" table:formula="of:=IF(NOT(ISBLANK([.F465]));IFERROR(MATCH(VLOOKUP([.F465];[.$A$1:.$A$1048576];1;0);[.$A$1:.$A$1048576];0););)" office:value-type="float" office:value="58" calcext:value-type="float">
            <text:p>58</text:p>
          </table:table-cell>
          <table:table-cell table:style-name="ce6" table:formula="of:=IF(NOT(ISBLANK([.G465]));IFERROR(MATCH(VLOOKUP([.G465];[.$A$1:.$A$1048576];1;0);[.$A$1:.$A$1048576];0););)" office:value-type="float" office:value="102" calcext:value-type="float">
            <text:p>10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65:.M469])" office:value-type="float" office:value="85" calcext:value-type="float">
            <text:p>8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65:.M469]&gt;[.$AP$3];[.C465:.G469];))*[.$AP$4]" office:value-type="float" office:value="50410" calcext:value-type="float">
            <text:p>50410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65:.M469]&gt;[.$AS$3];[.C465:.G469];))*[.$AS$4]" office:value-type="float" office:value="17080" calcext:value-type="float">
            <text:p>17080</text:p>
          </table:table-cell>
          <table:table-cell table:style-name="ce6"/>
          <table:table-cell table:style-name="ce6" table:formula="of:=IF(NOT(ISBLANK([.C465]));MAX([.I465:.M465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465]));MAX([.P465:.T465]);)" office:value-type="float" office:value="85" calcext:value-type="float">
            <text:p>85</text:p>
          </table:table-cell>
          <table:table-cell table:style-name="ce6"/>
          <table:table-cell table:style-name="ce6" table:formula="of:=MIN([.AD465:.AH469])" office:value-type="float" office:value="82" calcext:value-type="float">
            <text:p>8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4 62 49 32 22</text:p>
          </table:table-cell>
          <table:table-cell table:style-name="ce6" table:formula="of:=IFERROR(__xludf.dummyfunction(&quot;IFERROR(SPLIT(B466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/>
          <table:table-cell table:style-name="ce6" table:formula="of:=IF(NOT(ISBLANK([.C466]));IFERROR(MATCH(VLOOKUP([.C466];[.$A$1:.$A$1048576];1;0);[.$A$1:.$A$1048576];0););)" office:value-type="float" office:value="22" calcext:value-type="float">
            <text:p>22</text:p>
          </table:table-cell>
          <table:table-cell table:style-name="ce6" table:formula="of:=IF(NOT(ISBLANK([.D466]));IFERROR(MATCH(VLOOKUP([.D466];[.$A$1:.$A$1048576];1;0);[.$A$1:.$A$1048576];0););)" office:value-type="float" office:value="24" calcext:value-type="float">
            <text:p>24</text:p>
          </table:table-cell>
          <table:table-cell table:style-name="ce6" table:formula="of:=IF(NOT(ISBLANK([.E466]));IFERROR(MATCH(VLOOKUP([.E466];[.$A$1:.$A$1048576];1;0);[.$A$1:.$A$1048576];0););)" office:value-type="float" office:value="81" calcext:value-type="float">
            <text:p>81</text:p>
          </table:table-cell>
          <table:table-cell table:style-name="ce6" table:formula="of:=IF(NOT(ISBLANK([.F466]));IFERROR(MATCH(VLOOKUP([.F466];[.$A$1:.$A$1048576];1;0);[.$A$1:.$A$1048576];0););)" office:value-type="float" office:value="91" calcext:value-type="float">
            <text:p>91</text:p>
          </table:table-cell>
          <table:table-cell table:style-name="ce6" table:formula="of:=IF(NOT(ISBLANK([.G466]));IFERROR(MATCH(VLOOKUP([.G466];[.$A$1:.$A$1048576];1;0);[.$A$1:.$A$1048576];0););)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9"/>
          <table:table-cell table:style-name="ce6" table:formula="of:=IF(NOT(ISBLANK([.C466]));MAX([.I466:.M466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466]));MAX([.P466:.T466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1 23 26 <text:s/>0 86</text:p>
          </table:table-cell>
          <table:table-cell table:style-name="ce6" table:formula="of:=IFERROR(__xludf.dummyfunction(&quot;IFERROR(SPLIT(B467,&quot;&quot; &quot;&quot;),)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/>
          <table:table-cell table:style-name="ce6" table:formula="of:=IF(NOT(ISBLANK([.C467]));IFERROR(MATCH(VLOOKUP([.C467];[.$A$1:.$A$1048576];1;0);[.$A$1:.$A$1048576];0););)" office:value-type="float" office:value="80" calcext:value-type="float">
            <text:p>80</text:p>
          </table:table-cell>
          <table:table-cell table:style-name="ce6" table:formula="of:=IF(NOT(ISBLANK([.D467]));IFERROR(MATCH(VLOOKUP([.D467];[.$A$1:.$A$1048576];1;0);[.$A$1:.$A$1048576];0););)" office:value-type="float" office:value="28" calcext:value-type="float">
            <text:p>28</text:p>
          </table:table-cell>
          <table:table-cell table:style-name="ce6" table:formula="of:=IF(NOT(ISBLANK([.E467]));IFERROR(MATCH(VLOOKUP([.E467];[.$A$1:.$A$1048576];1;0);[.$A$1:.$A$1048576];0););)" office:value-type="float" office:value="45" calcext:value-type="float">
            <text:p>45</text:p>
          </table:table-cell>
          <table:table-cell table:style-name="ce6" table:formula="of:=IF(NOT(ISBLANK([.F467]));IFERROR(MATCH(VLOOKUP([.F467];[.$A$1:.$A$1048576];1;0);[.$A$1:.$A$1048576];0););)" office:value-type="float" office:value="46" calcext:value-type="float">
            <text:p>46</text:p>
          </table:table-cell>
          <table:table-cell table:style-name="ce6" table:formula="of:=IF(NOT(ISBLANK([.G467]));IFERROR(MATCH(VLOOKUP([.G467];[.$A$1:.$A$1048576];1;0);[.$A$1:.$A$1048576];0););)" office:value-type="float" office:value="96" calcext:value-type="float">
            <text:p>96</text:p>
          </table:table-cell>
          <table:table-cell table:style-name="ce6" table:number-columns-repeated="2"/>
          <table:table-cell table:style-name="ce6" office:value-type="float" office:value="89" calcext:value-type="float">
            <text:p>8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9"/>
          <table:table-cell table:style-name="ce6" table:formula="of:=IF(NOT(ISBLANK([.C467]));MAX([.I467:.M467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467]));MAX([.P467:.T467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25 33 <text:s/>1 88</text:p>
          </table:table-cell>
          <table:table-cell table:style-name="ce6" table:formula="of:=IFERROR(__xludf.dummyfunction(&quot;IFERROR(SPLIT(B468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/>
          <table:table-cell table:style-name="ce6" table:formula="of:=IF(NOT(ISBLANK([.C468]));IFERROR(MATCH(VLOOKUP([.C468];[.$A$1:.$A$1048576];1;0);[.$A$1:.$A$1048576];0););)" office:value-type="float" office:value="75" calcext:value-type="float">
            <text:p>75</text:p>
          </table:table-cell>
          <table:table-cell table:style-name="ce6" table:formula="of:=IF(NOT(ISBLANK([.D468]));IFERROR(MATCH(VLOOKUP([.D468];[.$A$1:.$A$1048576];1;0);[.$A$1:.$A$1048576];0););)" office:value-type="float" office:value="20" calcext:value-type="float">
            <text:p>20</text:p>
          </table:table-cell>
          <table:table-cell table:style-name="ce6" table:formula="of:=IF(NOT(ISBLANK([.E468]));IFERROR(MATCH(VLOOKUP([.E468];[.$A$1:.$A$1048576];1;0);[.$A$1:.$A$1048576];0););)" office:value-type="float" office:value="11" calcext:value-type="float">
            <text:p>11</text:p>
          </table:table-cell>
          <table:table-cell table:style-name="ce6" table:formula="of:=IF(NOT(ISBLANK([.F468]));IFERROR(MATCH(VLOOKUP([.F468];[.$A$1:.$A$1048576];1;0);[.$A$1:.$A$1048576];0););)" office:value-type="float" office:value="14" calcext:value-type="float">
            <text:p>14</text:p>
          </table:table-cell>
          <table:table-cell table:style-name="ce6" table:formula="of:=IF(NOT(ISBLANK([.G468]));IFERROR(MATCH(VLOOKUP([.G468];[.$A$1:.$A$1048576];1;0);[.$A$1:.$A$1048576];0););)" office:value-type="float" office:value="82" calcext:value-type="float">
            <text:p>82</text:p>
          </table:table-cell>
          <table:table-cell table:style-name="ce6" table:number-columns-repeated="2"/>
          <table:table-cell table:style-name="ce6" office:value-type="float" office:value="58" calcext:value-type="float">
            <text:p>5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9"/>
          <table:table-cell table:style-name="ce6" table:formula="of:=IF(NOT(ISBLANK([.C468]));MAX([.I468:.M468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468]));MAX([.P468:.T468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8 14 97 30 27</text:p>
          </table:table-cell>
          <table:table-cell table:style-name="ce6" table:formula="of:=IFERROR(__xludf.dummyfunction(&quot;IFERROR(SPLIT(B469,&quot;&quot; &quot;&quot;),)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/>
          <table:table-cell table:style-name="ce6" table:formula="of:=IF(NOT(ISBLANK([.C469]));IFERROR(MATCH(VLOOKUP([.C469];[.$A$1:.$A$1048576];1;0);[.$A$1:.$A$1048576];0););)" office:value-type="float" office:value="37" calcext:value-type="float">
            <text:p>37</text:p>
          </table:table-cell>
          <table:table-cell table:style-name="ce6" table:formula="of:=IF(NOT(ISBLANK([.D469]));IFERROR(MATCH(VLOOKUP([.D469];[.$A$1:.$A$1048576];1;0);[.$A$1:.$A$1048576];0););)" office:value-type="float" office:value="101" calcext:value-type="float">
            <text:p>101</text:p>
          </table:table-cell>
          <table:table-cell table:style-name="ce6" table:formula="of:=IF(NOT(ISBLANK([.E469]));IFERROR(MATCH(VLOOKUP([.E469];[.$A$1:.$A$1048576];1;0);[.$A$1:.$A$1048576];0););)" office:value-type="float" office:value="87" calcext:value-type="float">
            <text:p>87</text:p>
          </table:table-cell>
          <table:table-cell table:style-name="ce6" table:formula="of:=IF(NOT(ISBLANK([.F469]));IFERROR(MATCH(VLOOKUP([.F469];[.$A$1:.$A$1048576];1;0);[.$A$1:.$A$1048576];0););)" office:value-type="float" office:value="12" calcext:value-type="float">
            <text:p>12</text:p>
          </table:table-cell>
          <table:table-cell table:style-name="ce6" table:formula="of:=IF(NOT(ISBLANK([.G469]));IFERROR(MATCH(VLOOKUP([.G469];[.$A$1:.$A$1048576];1;0);[.$A$1:.$A$1048576];0););)" office:value-type="float" office:value="94" calcext:value-type="float">
            <text:p>94</text:p>
          </table:table-cell>
          <table:table-cell table:style-name="ce6" table:number-columns-repeated="2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9"/>
          <table:table-cell table:style-name="ce6" table:formula="of:=IF(NOT(ISBLANK([.C469]));MAX([.I469:.M469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69]));MAX([.P469:.T469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7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70]));IFERROR(MATCH(VLOOKUP([.C470];[.$A$1:.$A$1048576];1;0);[.$A$1:.$A$1048576];0););)" office:value-type="float" office:value="0" calcext:value-type="float">
            <text:p>0</text:p>
          </table:table-cell>
          <table:table-cell table:style-name="ce6" table:formula="of:=IF(NOT(ISBLANK([.D470]));IFERROR(MATCH(VLOOKUP([.D470];[.$A$1:.$A$1048576];1;0);[.$A$1:.$A$1048576];0););)" office:value-type="float" office:value="0" calcext:value-type="float">
            <text:p>0</text:p>
          </table:table-cell>
          <table:table-cell table:style-name="ce6" table:formula="of:=IF(NOT(ISBLANK([.E470]));IFERROR(MATCH(VLOOKUP([.E470];[.$A$1:.$A$1048576];1;0);[.$A$1:.$A$1048576];0););)" office:value-type="float" office:value="0" calcext:value-type="float">
            <text:p>0</text:p>
          </table:table-cell>
          <table:table-cell table:style-name="ce6" table:formula="of:=IF(NOT(ISBLANK([.F470]));IFERROR(MATCH(VLOOKUP([.F470];[.$A$1:.$A$1048576];1;0);[.$A$1:.$A$1048576];0););)" office:value-type="float" office:value="0" calcext:value-type="float">
            <text:p>0</text:p>
          </table:table-cell>
          <table:table-cell table:style-name="ce6" table:formula="of:=IF(NOT(ISBLANK([.G470]));IFERROR(MATCH(VLOOKUP([.G47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70]));MAX([.I470:.M47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70]));MAX([.P470:.T47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0 69 <text:s/>1 86 77</text:p>
          </table:table-cell>
          <table:table-cell table:style-name="ce6" table:formula="of:=IFERROR(__xludf.dummyfunction(&quot;IFERROR(SPLIT(B471,&quot;&quot; &quot;&quot;),)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471]));IFERROR(MATCH(VLOOKUP([.C471];[.$A$1:.$A$1048576];1;0);[.$A$1:.$A$1048576];0););)" office:value-type="float" office:value="32" calcext:value-type="float">
            <text:p>32</text:p>
          </table:table-cell>
          <table:table-cell table:style-name="ce6" table:formula="of:=IF(NOT(ISBLANK([.D471]));IFERROR(MATCH(VLOOKUP([.D471];[.$A$1:.$A$1048576];1;0);[.$A$1:.$A$1048576];0););)" office:value-type="float" office:value="65" calcext:value-type="float">
            <text:p>65</text:p>
          </table:table-cell>
          <table:table-cell table:style-name="ce6" table:formula="of:=IF(NOT(ISBLANK([.E471]));IFERROR(MATCH(VLOOKUP([.E471];[.$A$1:.$A$1048576];1;0);[.$A$1:.$A$1048576];0););)" office:value-type="float" office:value="14" calcext:value-type="float">
            <text:p>14</text:p>
          </table:table-cell>
          <table:table-cell table:style-name="ce6" table:formula="of:=IF(NOT(ISBLANK([.F471]));IFERROR(MATCH(VLOOKUP([.F471];[.$A$1:.$A$1048576];1;0);[.$A$1:.$A$1048576];0););)" office:value-type="float" office:value="96" calcext:value-type="float">
            <text:p>96</text:p>
          </table:table-cell>
          <table:table-cell table:style-name="ce6" table:formula="of:=IF(NOT(ISBLANK([.G471]));IFERROR(MATCH(VLOOKUP([.G471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71:.M475])" office:value-type="float" office:value="32" calcext:value-type="float">
            <text:p>3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2" calcext:value-type="float">
            <text:p>6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71:.M475]&gt;[.$AP$3];[.C471:.G475];))*[.$AP$4]" office:value-type="float" office:value="66385" calcext:value-type="float">
            <text:p>6638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71:.M475]&gt;[.$AS$3];[.C471:.G475];))*[.$AS$4]" office:value-type="float" office:value="17360" calcext:value-type="float">
            <text:p>17360</text:p>
          </table:table-cell>
          <table:table-cell table:style-name="ce6"/>
          <table:table-cell table:style-name="ce6" table:formula="of:=IF(NOT(ISBLANK([.C471]));MAX([.I471:.M471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471]));MAX([.P471:.T471]);)" office:value-type="float" office:value="77" calcext:value-type="float">
            <text:p>77</text:p>
          </table:table-cell>
          <table:table-cell table:style-name="ce6"/>
          <table:table-cell table:style-name="ce6" table:formula="of:=MIN([.AD471:.AH475])" office:value-type="float" office:value="71" calcext:value-type="float">
            <text:p>71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9 92 15 54 93</text:p>
          </table:table-cell>
          <table:table-cell table:style-name="ce6" table:formula="of:=IFERROR(__xludf.dummyfunction(&quot;IFERROR(SPLIT(B472,&quot;&quot; &quot;&quot;),)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472]));IFERROR(MATCH(VLOOKUP([.C472];[.$A$1:.$A$1048576];1;0);[.$A$1:.$A$1048576];0););)" office:value-type="float" office:value="76" calcext:value-type="float">
            <text:p>76</text:p>
          </table:table-cell>
          <table:table-cell table:style-name="ce6" table:formula="of:=IF(NOT(ISBLANK([.D472]));IFERROR(MATCH(VLOOKUP([.D472];[.$A$1:.$A$1048576];1;0);[.$A$1:.$A$1048576];0););)" office:value-type="float" office:value="10" calcext:value-type="float">
            <text:p>10</text:p>
          </table:table-cell>
          <table:table-cell table:style-name="ce6" table:formula="of:=IF(NOT(ISBLANK([.E472]));IFERROR(MATCH(VLOOKUP([.E472];[.$A$1:.$A$1048576];1;0);[.$A$1:.$A$1048576];0););)" office:value-type="float" office:value="100" calcext:value-type="float">
            <text:p>100</text:p>
          </table:table-cell>
          <table:table-cell table:style-name="ce6" table:formula="of:=IF(NOT(ISBLANK([.F472]));IFERROR(MATCH(VLOOKUP([.F472];[.$A$1:.$A$1048576];1;0);[.$A$1:.$A$1048576];0););)" office:value-type="float" office:value="68" calcext:value-type="float">
            <text:p>68</text:p>
          </table:table-cell>
          <table:table-cell table:style-name="ce6" table:formula="of:=IF(NOT(ISBLANK([.G472]));IFERROR(MATCH(VLOOKUP([.G472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number-columns-repeated="9"/>
          <table:table-cell table:style-name="ce6" table:formula="of:=IF(NOT(ISBLANK([.C472]));MAX([.I472:.M472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472]));MAX([.P472:.T472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4 74 51 <text:s/>5 97</text:p>
          </table:table-cell>
          <table:table-cell table:style-name="ce6" table:formula="of:=IFERROR(__xludf.dummyfunction(&quot;IFERROR(SPLIT(B473,&quot;&quot; &quot;&quot;),)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/>
          <table:table-cell table:style-name="ce6" table:formula="of:=IF(NOT(ISBLANK([.C473]));IFERROR(MATCH(VLOOKUP([.C473];[.$A$1:.$A$1048576];1;0);[.$A$1:.$A$1048576];0););)" office:value-type="float" office:value="77" calcext:value-type="float">
            <text:p>77</text:p>
          </table:table-cell>
          <table:table-cell table:style-name="ce6" table:formula="of:=IF(NOT(ISBLANK([.D473]));IFERROR(MATCH(VLOOKUP([.D473];[.$A$1:.$A$1048576];1;0);[.$A$1:.$A$1048576];0););)" office:value-type="float" office:value="93" calcext:value-type="float">
            <text:p>93</text:p>
          </table:table-cell>
          <table:table-cell table:style-name="ce6" table:formula="of:=IF(NOT(ISBLANK([.E473]));IFERROR(MATCH(VLOOKUP([.E473];[.$A$1:.$A$1048576];1;0);[.$A$1:.$A$1048576];0););)" office:value-type="float" office:value="29" calcext:value-type="float">
            <text:p>29</text:p>
          </table:table-cell>
          <table:table-cell table:style-name="ce6" table:formula="of:=IF(NOT(ISBLANK([.F473]));IFERROR(MATCH(VLOOKUP([.F473];[.$A$1:.$A$1048576];1;0);[.$A$1:.$A$1048576];0););)" office:value-type="float" office:value="38" calcext:value-type="float">
            <text:p>38</text:p>
          </table:table-cell>
          <table:table-cell table:style-name="ce6" table:formula="of:=IF(NOT(ISBLANK([.G473]));IFERROR(MATCH(VLOOKUP([.G473];[.$A$1:.$A$1048576];1;0);[.$A$1:.$A$1048576];0););)" office:value-type="float" office:value="87" calcext:value-type="float">
            <text:p>87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9"/>
          <table:table-cell table:style-name="ce6" table:formula="of:=IF(NOT(ISBLANK([.C473]));MAX([.I473:.M47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473]));MAX([.P473:.T473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8 <text:s/>8 38 21 46</text:p>
          </table:table-cell>
          <table:table-cell table:style-name="ce6" table:formula="of:=IFERROR(__xludf.dummyfunction(&quot;IFERROR(SPLIT(B474,&quot;&quot; &quot;&quot;),)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/>
          <table:table-cell table:style-name="ce6" table:formula="of:=IF(NOT(ISBLANK([.C474]));IFERROR(MATCH(VLOOKUP([.C474];[.$A$1:.$A$1048576];1;0);[.$A$1:.$A$1048576];0););)" office:value-type="float" office:value="70" calcext:value-type="float">
            <text:p>70</text:p>
          </table:table-cell>
          <table:table-cell table:style-name="ce6" table:formula="of:=IF(NOT(ISBLANK([.D474]));IFERROR(MATCH(VLOOKUP([.D474];[.$A$1:.$A$1048576];1;0);[.$A$1:.$A$1048576];0););)" office:value-type="float" office:value="34" calcext:value-type="float">
            <text:p>34</text:p>
          </table:table-cell>
          <table:table-cell table:style-name="ce6" table:formula="of:=IF(NOT(ISBLANK([.E474]));IFERROR(MATCH(VLOOKUP([.E474];[.$A$1:.$A$1048576];1;0);[.$A$1:.$A$1048576];0););)" office:value-type="float" office:value="89" calcext:value-type="float">
            <text:p>89</text:p>
          </table:table-cell>
          <table:table-cell table:style-name="ce6" table:formula="of:=IF(NOT(ISBLANK([.F474]));IFERROR(MATCH(VLOOKUP([.F474];[.$A$1:.$A$1048576];1;0);[.$A$1:.$A$1048576];0););)" office:value-type="float" office:value="31" calcext:value-type="float">
            <text:p>31</text:p>
          </table:table-cell>
          <table:table-cell table:style-name="ce6" table:formula="of:=IF(NOT(ISBLANK([.G474]));IFERROR(MATCH(VLOOKUP([.G474];[.$A$1:.$A$1048576];1;0);[.$A$1:.$A$1048576];0););)" office:value-type="float" office:value="54" calcext:value-type="float">
            <text:p>54</text:p>
          </table:table-cell>
          <table:table-cell table:style-name="ce6" table:number-columns-repeated="2"/>
          <table:table-cell table:style-name="ce6" office:value-type="float" office:value="96" calcext:value-type="float">
            <text:p>9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9"/>
          <table:table-cell table:style-name="ce6" table:formula="of:=IF(NOT(ISBLANK([.C474]));MAX([.I474:.M474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474]));MAX([.P474:.T474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9 87 40 34 62</text:p>
          </table:table-cell>
          <table:table-cell table:style-name="ce6" table:formula="of:=IFERROR(__xludf.dummyfunction(&quot;IFERROR(SPLIT(B475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/>
          <table:table-cell table:style-name="ce6" table:formula="of:=IF(NOT(ISBLANK([.C475]));IFERROR(MATCH(VLOOKUP([.C475];[.$A$1:.$A$1048576];1;0);[.$A$1:.$A$1048576];0););)" office:value-type="float" office:value="62" calcext:value-type="float">
            <text:p>62</text:p>
          </table:table-cell>
          <table:table-cell table:style-name="ce6" table:formula="of:=IF(NOT(ISBLANK([.D475]));IFERROR(MATCH(VLOOKUP([.D475];[.$A$1:.$A$1048576];1;0);[.$A$1:.$A$1048576];0););)" office:value-type="float" office:value="71" calcext:value-type="float">
            <text:p>71</text:p>
          </table:table-cell>
          <table:table-cell table:style-name="ce6" table:formula="of:=IF(NOT(ISBLANK([.E475]));IFERROR(MATCH(VLOOKUP([.E475];[.$A$1:.$A$1048576];1;0);[.$A$1:.$A$1048576];0););)" office:value-type="float" office:value="8" calcext:value-type="float">
            <text:p>8</text:p>
          </table:table-cell>
          <table:table-cell table:style-name="ce6" table:formula="of:=IF(NOT(ISBLANK([.F475]));IFERROR(MATCH(VLOOKUP([.F475];[.$A$1:.$A$1048576];1;0);[.$A$1:.$A$1048576];0););)" office:value-type="float" office:value="36" calcext:value-type="float">
            <text:p>36</text:p>
          </table:table-cell>
          <table:table-cell table:style-name="ce6" table:formula="of:=IF(NOT(ISBLANK([.G475]));IFERROR(MATCH(VLOOKUP([.G475];[.$A$1:.$A$1048576];1;0);[.$A$1:.$A$1048576];0););)" office:value-type="float" office:value="24" calcext:value-type="float">
            <text:p>24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9"/>
          <table:table-cell table:style-name="ce6" table:formula="of:=IF(NOT(ISBLANK([.C475]));MAX([.I475:.M475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475]));MAX([.P475:.T475]);)" office:value-type="float" office:value="87" calcext:value-type="float">
            <text:p>8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7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76]));IFERROR(MATCH(VLOOKUP([.C476];[.$A$1:.$A$1048576];1;0);[.$A$1:.$A$1048576];0););)" office:value-type="float" office:value="0" calcext:value-type="float">
            <text:p>0</text:p>
          </table:table-cell>
          <table:table-cell table:style-name="ce6" table:formula="of:=IF(NOT(ISBLANK([.D476]));IFERROR(MATCH(VLOOKUP([.D476];[.$A$1:.$A$1048576];1;0);[.$A$1:.$A$1048576];0););)" office:value-type="float" office:value="0" calcext:value-type="float">
            <text:p>0</text:p>
          </table:table-cell>
          <table:table-cell table:style-name="ce6" table:formula="of:=IF(NOT(ISBLANK([.E476]));IFERROR(MATCH(VLOOKUP([.E476];[.$A$1:.$A$1048576];1;0);[.$A$1:.$A$1048576];0););)" office:value-type="float" office:value="0" calcext:value-type="float">
            <text:p>0</text:p>
          </table:table-cell>
          <table:table-cell table:style-name="ce6" table:formula="of:=IF(NOT(ISBLANK([.F476]));IFERROR(MATCH(VLOOKUP([.F476];[.$A$1:.$A$1048576];1;0);[.$A$1:.$A$1048576];0););)" office:value-type="float" office:value="0" calcext:value-type="float">
            <text:p>0</text:p>
          </table:table-cell>
          <table:table-cell table:style-name="ce6" table:formula="of:=IF(NOT(ISBLANK([.G476]));IFERROR(MATCH(VLOOKUP([.G47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76]));MAX([.I476:.M47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76]));MAX([.P476:.T47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1 49 <text:s/>5 52 77</text:p>
          </table:table-cell>
          <table:table-cell table:style-name="ce6" table:formula="of:=IFERROR(__xludf.dummyfunction(&quot;IFERROR(SPLIT(B477,&quot;&quot; &quot;&quot;),)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477]));IFERROR(MATCH(VLOOKUP([.C477];[.$A$1:.$A$1048576];1;0);[.$A$1:.$A$1048576];0););)" office:value-type="float" office:value="80" calcext:value-type="float">
            <text:p>80</text:p>
          </table:table-cell>
          <table:table-cell table:style-name="ce6" table:formula="of:=IF(NOT(ISBLANK([.D477]));IFERROR(MATCH(VLOOKUP([.D477];[.$A$1:.$A$1048576];1;0);[.$A$1:.$A$1048576];0););)" office:value-type="float" office:value="81" calcext:value-type="float">
            <text:p>81</text:p>
          </table:table-cell>
          <table:table-cell table:style-name="ce6" table:formula="of:=IF(NOT(ISBLANK([.E477]));IFERROR(MATCH(VLOOKUP([.E477];[.$A$1:.$A$1048576];1;0);[.$A$1:.$A$1048576];0););)" office:value-type="float" office:value="38" calcext:value-type="float">
            <text:p>38</text:p>
          </table:table-cell>
          <table:table-cell table:style-name="ce6" table:formula="of:=IF(NOT(ISBLANK([.F477]));IFERROR(MATCH(VLOOKUP([.F477];[.$A$1:.$A$1048576];1;0);[.$A$1:.$A$1048576];0););)" office:value-type="float" office:value="39" calcext:value-type="float">
            <text:p>39</text:p>
          </table:table-cell>
          <table:table-cell table:style-name="ce6" table:formula="of:=IF(NOT(ISBLANK([.G477]));IFERROR(MATCH(VLOOKUP([.G477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77:.M481])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77:.M481]&gt;[.$AP$3];[.C477:.G481];))*[.$AP$4]" office:value-type="float" office:value="72491" calcext:value-type="float">
            <text:p>72491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77:.M481]&gt;[.$AS$3];[.C477:.G481];))*[.$AS$4]" office:value-type="float" office:value="12712" calcext:value-type="float">
            <text:p>12712</text:p>
          </table:table-cell>
          <table:table-cell table:style-name="ce6"/>
          <table:table-cell table:style-name="ce6" table:formula="of:=IF(NOT(ISBLANK([.C477]));MAX([.I477:.M477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477]));MAX([.P477:.T477]);)" office:value-type="float" office:value="87" calcext:value-type="float">
            <text:p>87</text:p>
          </table:table-cell>
          <table:table-cell table:style-name="ce6"/>
          <table:table-cell table:style-name="ce6" table:formula="of:=MIN([.AD477:.AH481])" office:value-type="float" office:value="59" calcext:value-type="float">
            <text:p>5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 56 12 60 79</text:p>
          </table:table-cell>
          <table:table-cell table:style-name="ce6" table:formula="of:=IFERROR(__xludf.dummyfunction(&quot;IFERROR(SPLIT(B478,&quot;&quot; &quot;&quot;),)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478]));IFERROR(MATCH(VLOOKUP([.C478];[.$A$1:.$A$1048576];1;0);[.$A$1:.$A$1048576];0););)" office:value-type="float" office:value="50" calcext:value-type="float">
            <text:p>50</text:p>
          </table:table-cell>
          <table:table-cell table:style-name="ce6" table:formula="of:=IF(NOT(ISBLANK([.D478]));IFERROR(MATCH(VLOOKUP([.D478];[.$A$1:.$A$1048576];1;0);[.$A$1:.$A$1048576];0););)" office:value-type="float" office:value="86" calcext:value-type="float">
            <text:p>86</text:p>
          </table:table-cell>
          <table:table-cell table:style-name="ce6" table:formula="of:=IF(NOT(ISBLANK([.E478]));IFERROR(MATCH(VLOOKUP([.E478];[.$A$1:.$A$1048576];1;0);[.$A$1:.$A$1048576];0););)" office:value-type="float" office:value="60" calcext:value-type="float">
            <text:p>60</text:p>
          </table:table-cell>
          <table:table-cell table:style-name="ce6" table:formula="of:=IF(NOT(ISBLANK([.F478]));IFERROR(MATCH(VLOOKUP([.F478];[.$A$1:.$A$1048576];1;0);[.$A$1:.$A$1048576];0););)" office:value-type="float" office:value="99" calcext:value-type="float">
            <text:p>99</text:p>
          </table:table-cell>
          <table:table-cell table:style-name="ce6" table:formula="of:=IF(NOT(ISBLANK([.G478]));IFERROR(MATCH(VLOOKUP([.G478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number-columns-repeated="9"/>
          <table:table-cell table:style-name="ce6" table:formula="of:=IF(NOT(ISBLANK([.C478]));MAX([.I478:.M478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478]));MAX([.P478:.T478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<text:s/>7 22 20 34</text:p>
          </table:table-cell>
          <table:table-cell table:style-name="ce6" table:formula="of:=IFERROR(__xludf.dummyfunction(&quot;IFERROR(SPLIT(B479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479]));IFERROR(MATCH(VLOOKUP([.C479];[.$A$1:.$A$1048576];1;0);[.$A$1:.$A$1048576];0););)" office:value-type="float" office:value="43" calcext:value-type="float">
            <text:p>43</text:p>
          </table:table-cell>
          <table:table-cell table:style-name="ce6" table:formula="of:=IF(NOT(ISBLANK([.D479]));IFERROR(MATCH(VLOOKUP([.D479];[.$A$1:.$A$1048576];1;0);[.$A$1:.$A$1048576];0););)" office:value-type="float" office:value="72" calcext:value-type="float">
            <text:p>72</text:p>
          </table:table-cell>
          <table:table-cell table:style-name="ce6" table:formula="of:=IF(NOT(ISBLANK([.E479]));IFERROR(MATCH(VLOOKUP([.E479];[.$A$1:.$A$1048576];1;0);[.$A$1:.$A$1048576];0););)" office:value-type="float" office:value="40" calcext:value-type="float">
            <text:p>40</text:p>
          </table:table-cell>
          <table:table-cell table:style-name="ce6" table:formula="of:=IF(NOT(ISBLANK([.F479]));IFERROR(MATCH(VLOOKUP([.F479];[.$A$1:.$A$1048576];1;0);[.$A$1:.$A$1048576];0););)" office:value-type="float" office:value="32" calcext:value-type="float">
            <text:p>32</text:p>
          </table:table-cell>
          <table:table-cell table:style-name="ce6" table:formula="of:=IF(NOT(ISBLANK([.G479]));IFERROR(MATCH(VLOOKUP([.G479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9"/>
          <table:table-cell table:style-name="ce6" table:formula="of:=IF(NOT(ISBLANK([.C479]));MAX([.I479:.M479]);)" office:value-type="float" office:value="72" calcext:value-type="float">
            <text:p>72</text:p>
          </table:table-cell>
          <table:table-cell table:style-name="ce6" table:number-columns-repeated="3"/>
          <table:table-cell table:style-name="ce6" table:formula="of:=IF(NOT(ISBLANK([.C479]));MAX([.P479:.T479]);)" office:value-type="float" office:value="67" calcext:value-type="float">
            <text:p>6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30 18 57 72</text:p>
          </table:table-cell>
          <table:table-cell table:style-name="ce6" table:formula="of:=IFERROR(__xludf.dummyfunction(&quot;IFERROR(SPLIT(B480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480]));IFERROR(MATCH(VLOOKUP([.C480];[.$A$1:.$A$1048576];1;0);[.$A$1:.$A$1048576];0););)" office:value-type="float" office:value="49" calcext:value-type="float">
            <text:p>49</text:p>
          </table:table-cell>
          <table:table-cell table:style-name="ce6" table:formula="of:=IF(NOT(ISBLANK([.D480]));IFERROR(MATCH(VLOOKUP([.D480];[.$A$1:.$A$1048576];1;0);[.$A$1:.$A$1048576];0););)" office:value-type="float" office:value="12" calcext:value-type="float">
            <text:p>12</text:p>
          </table:table-cell>
          <table:table-cell table:style-name="ce6" table:formula="of:=IF(NOT(ISBLANK([.E480]));IFERROR(MATCH(VLOOKUP([.E480];[.$A$1:.$A$1048576];1;0);[.$A$1:.$A$1048576];0););)" office:value-type="float" office:value="59" calcext:value-type="float">
            <text:p>59</text:p>
          </table:table-cell>
          <table:table-cell table:style-name="ce6" table:formula="of:=IF(NOT(ISBLANK([.F480]));IFERROR(MATCH(VLOOKUP([.F480];[.$A$1:.$A$1048576];1;0);[.$A$1:.$A$1048576];0););)" office:value-type="float" office:value="42" calcext:value-type="float">
            <text:p>42</text:p>
          </table:table-cell>
          <table:table-cell table:style-name="ce6" table:formula="of:=IF(NOT(ISBLANK([.G480]));IFERROR(MATCH(VLOOKUP([.G480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number-columns-repeated="9"/>
          <table:table-cell table:style-name="ce6" table:formula="of:=IF(NOT(ISBLANK([.C480]));MAX([.I480:.M480]);)" office:value-type="float" office:value="59" calcext:value-type="float">
            <text:p>59</text:p>
          </table:table-cell>
          <table:table-cell table:style-name="ce6" table:number-columns-repeated="3"/>
          <table:table-cell table:style-name="ce6" table:formula="of:=IF(NOT(ISBLANK([.C480]));MAX([.P480:.T480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7 70 78 69 64</text:p>
          </table:table-cell>
          <table:table-cell table:style-name="ce6" table:formula="of:=IFERROR(__xludf.dummyfunction(&quot;IFERROR(SPLIT(B481,&quot;&quot; &quot;&quot;),)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/>
          <table:table-cell table:style-name="ce6" table:formula="of:=IF(NOT(ISBLANK([.C481]));IFERROR(MATCH(VLOOKUP([.C481];[.$A$1:.$A$1048576];1;0);[.$A$1:.$A$1048576];0););)" office:value-type="float" office:value="87" calcext:value-type="float">
            <text:p>87</text:p>
          </table:table-cell>
          <table:table-cell table:style-name="ce6" table:formula="of:=IF(NOT(ISBLANK([.D481]));IFERROR(MATCH(VLOOKUP([.D481];[.$A$1:.$A$1048576];1;0);[.$A$1:.$A$1048576];0););)" office:value-type="float" office:value="92" calcext:value-type="float">
            <text:p>92</text:p>
          </table:table-cell>
          <table:table-cell table:style-name="ce6" table:formula="of:=IF(NOT(ISBLANK([.E481]));IFERROR(MATCH(VLOOKUP([.E481];[.$A$1:.$A$1048576];1;0);[.$A$1:.$A$1048576];0););)" office:value-type="float" office:value="67" calcext:value-type="float">
            <text:p>67</text:p>
          </table:table-cell>
          <table:table-cell table:style-name="ce6" table:formula="of:=IF(NOT(ISBLANK([.F481]));IFERROR(MATCH(VLOOKUP([.F481];[.$A$1:.$A$1048576];1;0);[.$A$1:.$A$1048576];0););)" office:value-type="float" office:value="65" calcext:value-type="float">
            <text:p>65</text:p>
          </table:table-cell>
          <table:table-cell table:style-name="ce6" table:formula="of:=IF(NOT(ISBLANK([.G481]));IFERROR(MATCH(VLOOKUP([.G481];[.$A$1:.$A$1048576];1;0);[.$A$1:.$A$1048576];0););)" office:value-type="float" office:value="51" calcext:value-type="float">
            <text:p>51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481]));MAX([.I481:.M481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481]));MAX([.P481:.T481]);)" office:value-type="float" office:value="62" calcext:value-type="float">
            <text:p>6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8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82]));IFERROR(MATCH(VLOOKUP([.C482];[.$A$1:.$A$1048576];1;0);[.$A$1:.$A$1048576];0););)" office:value-type="float" office:value="0" calcext:value-type="float">
            <text:p>0</text:p>
          </table:table-cell>
          <table:table-cell table:style-name="ce6" table:formula="of:=IF(NOT(ISBLANK([.D482]));IFERROR(MATCH(VLOOKUP([.D482];[.$A$1:.$A$1048576];1;0);[.$A$1:.$A$1048576];0););)" office:value-type="float" office:value="0" calcext:value-type="float">
            <text:p>0</text:p>
          </table:table-cell>
          <table:table-cell table:style-name="ce6" table:formula="of:=IF(NOT(ISBLANK([.E482]));IFERROR(MATCH(VLOOKUP([.E482];[.$A$1:.$A$1048576];1;0);[.$A$1:.$A$1048576];0););)" office:value-type="float" office:value="0" calcext:value-type="float">
            <text:p>0</text:p>
          </table:table-cell>
          <table:table-cell table:style-name="ce6" table:formula="of:=IF(NOT(ISBLANK([.F482]));IFERROR(MATCH(VLOOKUP([.F482];[.$A$1:.$A$1048576];1;0);[.$A$1:.$A$1048576];0););)" office:value-type="float" office:value="0" calcext:value-type="float">
            <text:p>0</text:p>
          </table:table-cell>
          <table:table-cell table:style-name="ce6" table:formula="of:=IF(NOT(ISBLANK([.G482]));IFERROR(MATCH(VLOOKUP([.G48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82]));MAX([.I482:.M48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82]));MAX([.P482:.T48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 93 28 54 49</text:p>
          </table:table-cell>
          <table:table-cell table:style-name="ce6" table:formula="of:=IFERROR(__xludf.dummyfunction(&quot;IFERROR(SPLIT(B483,&quot;&quot; &quot;&quot;),)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/>
          <table:table-cell table:style-name="ce6" table:formula="of:=IF(NOT(ISBLANK([.C483]));IFERROR(MATCH(VLOOKUP([.C483];[.$A$1:.$A$1048576];1;0);[.$A$1:.$A$1048576];0););)" office:value-type="float" office:value="44" calcext:value-type="float">
            <text:p>44</text:p>
          </table:table-cell>
          <table:table-cell table:style-name="ce6" table:formula="of:=IF(NOT(ISBLANK([.D483]));IFERROR(MATCH(VLOOKUP([.D483];[.$A$1:.$A$1048576];1;0);[.$A$1:.$A$1048576];0););)" office:value-type="float" office:value="16" calcext:value-type="float">
            <text:p>16</text:p>
          </table:table-cell>
          <table:table-cell table:style-name="ce6" table:formula="of:=IF(NOT(ISBLANK([.E483]));IFERROR(MATCH(VLOOKUP([.E483];[.$A$1:.$A$1048576];1;0);[.$A$1:.$A$1048576];0););)" office:value-type="float" office:value="75" calcext:value-type="float">
            <text:p>75</text:p>
          </table:table-cell>
          <table:table-cell table:style-name="ce6" table:formula="of:=IF(NOT(ISBLANK([.F483]));IFERROR(MATCH(VLOOKUP([.F483];[.$A$1:.$A$1048576];1;0);[.$A$1:.$A$1048576];0););)" office:value-type="float" office:value="68" calcext:value-type="float">
            <text:p>68</text:p>
          </table:table-cell>
          <table:table-cell table:style-name="ce6" table:formula="of:=IF(NOT(ISBLANK([.G483]));IFERROR(MATCH(VLOOKUP([.G483];[.$A$1:.$A$1048576];1;0);[.$A$1:.$A$1048576];0););)" office:value-type="float" office:value="81" calcext:value-type="float">
            <text:p>8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83:.M487])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83:.M487]&gt;[.$AP$3];[.C483:.G487];))*[.$AP$4]" office:value-type="float" office:value="43168" calcext:value-type="float">
            <text:p>4316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83:.M487]&gt;[.$AS$3];[.C483:.G487];))*[.$AS$4]" office:value-type="float" office:value="2576" calcext:value-type="float">
            <text:p>2576</text:p>
          </table:table-cell>
          <table:table-cell table:style-name="ce6"/>
          <table:table-cell table:style-name="ce6" table:formula="of:=IF(NOT(ISBLANK([.C483]));MAX([.I483:.M483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483]));MAX([.P483:.T483]);)" office:value-type="float" office:value="91" calcext:value-type="float">
            <text:p>91</text:p>
          </table:table-cell>
          <table:table-cell table:style-name="ce6"/>
          <table:table-cell table:style-name="ce6" table:formula="of:=MIN([.AD483:.AH487])" office:value-type="float" office:value="60" calcext:value-type="float">
            <text:p>60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2 81 89 <text:s/>6 67</text:p>
          </table:table-cell>
          <table:table-cell table:style-name="ce6" table:formula="of:=IFERROR(__xludf.dummyfunction(&quot;IFERROR(SPLIT(B484,&quot;&quot; &quot;&quot;),)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484]));IFERROR(MATCH(VLOOKUP([.C484];[.$A$1:.$A$1048576];1;0);[.$A$1:.$A$1048576];0););)" office:value-type="float" office:value="24" calcext:value-type="float">
            <text:p>24</text:p>
          </table:table-cell>
          <table:table-cell table:style-name="ce6" table:formula="of:=IF(NOT(ISBLANK([.D484]));IFERROR(MATCH(VLOOKUP([.D484];[.$A$1:.$A$1048576];1;0);[.$A$1:.$A$1048576];0););)" office:value-type="float" office:value="80" calcext:value-type="float">
            <text:p>80</text:p>
          </table:table-cell>
          <table:table-cell table:style-name="ce6" table:formula="of:=IF(NOT(ISBLANK([.E484]));IFERROR(MATCH(VLOOKUP([.E484];[.$A$1:.$A$1048576];1;0);[.$A$1:.$A$1048576];0););)" office:value-type="float" office:value="76" calcext:value-type="float">
            <text:p>76</text:p>
          </table:table-cell>
          <table:table-cell table:style-name="ce6" table:formula="of:=IF(NOT(ISBLANK([.F484]));IFERROR(MATCH(VLOOKUP([.F484];[.$A$1:.$A$1048576];1;0);[.$A$1:.$A$1048576];0););)" office:value-type="float" office:value="83" calcext:value-type="float">
            <text:p>83</text:p>
          </table:table-cell>
          <table:table-cell table:style-name="ce6" table:formula="of:=IF(NOT(ISBLANK([.G484]));IFERROR(MATCH(VLOOKUP([.G484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number-columns-repeated="9"/>
          <table:table-cell table:style-name="ce6" table:formula="of:=IF(NOT(ISBLANK([.C484]));MAX([.I484:.M484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484]));MAX([.P484:.T484]);)" office:value-type="float" office:value="80" calcext:value-type="float">
            <text:p>8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2 <text:s/>4 42 25 14</text:p>
          </table:table-cell>
          <table:table-cell table:style-name="ce6" table:formula="of:=IFERROR(__xludf.dummyfunction(&quot;IFERROR(SPLIT(B485,&quot;&quot; &quot;&quot;),)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/>
          <table:table-cell table:style-name="ce6" table:formula="of:=IF(NOT(ISBLANK([.C485]));IFERROR(MATCH(VLOOKUP([.C485];[.$A$1:.$A$1048576];1;0);[.$A$1:.$A$1048576];0););)" office:value-type="float" office:value="91" calcext:value-type="float">
            <text:p>91</text:p>
          </table:table-cell>
          <table:table-cell table:style-name="ce6" table:formula="of:=IF(NOT(ISBLANK([.D485]));IFERROR(MATCH(VLOOKUP([.D485];[.$A$1:.$A$1048576];1;0);[.$A$1:.$A$1048576];0););)" office:value-type="float" office:value="66" calcext:value-type="float">
            <text:p>66</text:p>
          </table:table-cell>
          <table:table-cell table:style-name="ce6" table:formula="of:=IF(NOT(ISBLANK([.E485]));IFERROR(MATCH(VLOOKUP([.E485];[.$A$1:.$A$1048576];1;0);[.$A$1:.$A$1048576];0););)" office:value-type="float" office:value="4" calcext:value-type="float">
            <text:p>4</text:p>
          </table:table-cell>
          <table:table-cell table:style-name="ce6" table:formula="of:=IF(NOT(ISBLANK([.F485]));IFERROR(MATCH(VLOOKUP([.F485];[.$A$1:.$A$1048576];1;0);[.$A$1:.$A$1048576];0););)" office:value-type="float" office:value="20" calcext:value-type="float">
            <text:p>20</text:p>
          </table:table-cell>
          <table:table-cell table:style-name="ce6" table:formula="of:=IF(NOT(ISBLANK([.G485]));IFERROR(MATCH(VLOOKUP([.G485];[.$A$1:.$A$1048576];1;0);[.$A$1:.$A$1048576];0););)" office:value-type="float" office:value="101" calcext:value-type="float">
            <text:p>101</text:p>
          </table:table-cell>
          <table:table-cell table:style-name="ce6" table:number-columns-repeated="2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9"/>
          <table:table-cell table:style-name="ce6" table:formula="of:=IF(NOT(ISBLANK([.C485]));MAX([.I485:.M485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85]));MAX([.P485:.T485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4 91 40 77 50</text:p>
          </table:table-cell>
          <table:table-cell table:style-name="ce6" table:formula="of:=IFERROR(__xludf.dummyfunction(&quot;IFERROR(SPLIT(B486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/>
          <table:table-cell table:style-name="ce6" table:formula="of:=IF(NOT(ISBLANK([.C486]));IFERROR(MATCH(VLOOKUP([.C486];[.$A$1:.$A$1048576];1;0);[.$A$1:.$A$1048576];0););)" office:value-type="float" office:value="58" calcext:value-type="float">
            <text:p>58</text:p>
          </table:table-cell>
          <table:table-cell table:style-name="ce6" table:formula="of:=IF(NOT(ISBLANK([.D486]));IFERROR(MATCH(VLOOKUP([.D486];[.$A$1:.$A$1048576];1;0);[.$A$1:.$A$1048576];0););)" office:value-type="float" office:value="57" calcext:value-type="float">
            <text:p>57</text:p>
          </table:table-cell>
          <table:table-cell table:style-name="ce6" table:formula="of:=IF(NOT(ISBLANK([.E486]));IFERROR(MATCH(VLOOKUP([.E486];[.$A$1:.$A$1048576];1;0);[.$A$1:.$A$1048576];0););)" office:value-type="float" office:value="8" calcext:value-type="float">
            <text:p>8</text:p>
          </table:table-cell>
          <table:table-cell table:style-name="ce6" table:formula="of:=IF(NOT(ISBLANK([.F486]));IFERROR(MATCH(VLOOKUP([.F486];[.$A$1:.$A$1048576];1;0);[.$A$1:.$A$1048576];0););)" office:value-type="float" office:value="21" calcext:value-type="float">
            <text:p>21</text:p>
          </table:table-cell>
          <table:table-cell table:style-name="ce6" table:formula="of:=IF(NOT(ISBLANK([.G486]));IFERROR(MATCH(VLOOKUP([.G486];[.$A$1:.$A$1048576];1;0);[.$A$1:.$A$1048576];0););)" office:value-type="float" office:value="63" calcext:value-type="float">
            <text:p>63</text:p>
          </table:table-cell>
          <table:table-cell table:style-name="ce6" table:number-columns-repeated="2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486]));MAX([.I486:.M486]);)" office:value-type="float" office:value="63" calcext:value-type="float">
            <text:p>63</text:p>
          </table:table-cell>
          <table:table-cell table:style-name="ce6" table:number-columns-repeated="3"/>
          <table:table-cell table:style-name="ce6" table:formula="of:=IF(NOT(ISBLANK([.C486]));MAX([.P486:.T486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1 <text:s/>5 47 12 95</text:p>
          </table:table-cell>
          <table:table-cell table:style-name="ce6" table:formula="of:=IFERROR(__xludf.dummyfunction(&quot;IFERROR(SPLIT(B487,&quot;&quot; &quot;&quot;),)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/>
          <table:table-cell table:style-name="ce6" table:formula="of:=IF(NOT(ISBLANK([.C487]));IFERROR(MATCH(VLOOKUP([.C487];[.$A$1:.$A$1048576];1;0);[.$A$1:.$A$1048576];0););)" office:value-type="float" office:value="25" calcext:value-type="float">
            <text:p>25</text:p>
          </table:table-cell>
          <table:table-cell table:style-name="ce6" table:formula="of:=IF(NOT(ISBLANK([.D487]));IFERROR(MATCH(VLOOKUP([.D487];[.$A$1:.$A$1048576];1;0);[.$A$1:.$A$1048576];0););)" office:value-type="float" office:value="38" calcext:value-type="float">
            <text:p>38</text:p>
          </table:table-cell>
          <table:table-cell table:style-name="ce6" table:formula="of:=IF(NOT(ISBLANK([.E487]));IFERROR(MATCH(VLOOKUP([.E487];[.$A$1:.$A$1048576];1;0);[.$A$1:.$A$1048576];0););)" office:value-type="float" office:value="26" calcext:value-type="float">
            <text:p>26</text:p>
          </table:table-cell>
          <table:table-cell table:style-name="ce6" table:formula="of:=IF(NOT(ISBLANK([.F487]));IFERROR(MATCH(VLOOKUP([.F487];[.$A$1:.$A$1048576];1;0);[.$A$1:.$A$1048576];0););)" office:value-type="float" office:value="60" calcext:value-type="float">
            <text:p>60</text:p>
          </table:table-cell>
          <table:table-cell table:style-name="ce6" table:formula="of:=IF(NOT(ISBLANK([.G487]));IFERROR(MATCH(VLOOKUP([.G487];[.$A$1:.$A$1048576];1;0);[.$A$1:.$A$1048576];0););)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9"/>
          <table:table-cell table:style-name="ce6" table:formula="of:=IF(NOT(ISBLANK([.C487]));MAX([.I487:.M487]);)" office:value-type="float" office:value="60" calcext:value-type="float">
            <text:p>60</text:p>
          </table:table-cell>
          <table:table-cell table:style-name="ce6" table:number-columns-repeated="3"/>
          <table:table-cell table:style-name="ce6" table:formula="of:=IF(NOT(ISBLANK([.C487]));MAX([.P487:.T487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8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88]));IFERROR(MATCH(VLOOKUP([.C488];[.$A$1:.$A$1048576];1;0);[.$A$1:.$A$1048576];0););)" office:value-type="float" office:value="0" calcext:value-type="float">
            <text:p>0</text:p>
          </table:table-cell>
          <table:table-cell table:style-name="ce6" table:formula="of:=IF(NOT(ISBLANK([.D488]));IFERROR(MATCH(VLOOKUP([.D488];[.$A$1:.$A$1048576];1;0);[.$A$1:.$A$1048576];0););)" office:value-type="float" office:value="0" calcext:value-type="float">
            <text:p>0</text:p>
          </table:table-cell>
          <table:table-cell table:style-name="ce6" table:formula="of:=IF(NOT(ISBLANK([.E488]));IFERROR(MATCH(VLOOKUP([.E488];[.$A$1:.$A$1048576];1;0);[.$A$1:.$A$1048576];0););)" office:value-type="float" office:value="0" calcext:value-type="float">
            <text:p>0</text:p>
          </table:table-cell>
          <table:table-cell table:style-name="ce6" table:formula="of:=IF(NOT(ISBLANK([.F488]));IFERROR(MATCH(VLOOKUP([.F488];[.$A$1:.$A$1048576];1;0);[.$A$1:.$A$1048576];0););)" office:value-type="float" office:value="0" calcext:value-type="float">
            <text:p>0</text:p>
          </table:table-cell>
          <table:table-cell table:style-name="ce6" table:formula="of:=IF(NOT(ISBLANK([.G488]));IFERROR(MATCH(VLOOKUP([.G48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88]));MAX([.I488:.M48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88]));MAX([.P488:.T48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3 98 66 51 39</text:p>
          </table:table-cell>
          <table:table-cell table:style-name="ce6" table:formula="of:=IFERROR(__xludf.dummyfunction(&quot;IFERROR(SPLIT(B489,&quot;&quot; &quot;&quot;),)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489]));IFERROR(MATCH(VLOOKUP([.C489];[.$A$1:.$A$1048576];1;0);[.$A$1:.$A$1048576];0););)" office:value-type="float" office:value="56" calcext:value-type="float">
            <text:p>56</text:p>
          </table:table-cell>
          <table:table-cell table:style-name="ce6" table:formula="of:=IF(NOT(ISBLANK([.D489]));IFERROR(MATCH(VLOOKUP([.D489];[.$A$1:.$A$1048576];1;0);[.$A$1:.$A$1048576];0););)" office:value-type="float" office:value="64" calcext:value-type="float">
            <text:p>64</text:p>
          </table:table-cell>
          <table:table-cell table:style-name="ce6" table:formula="of:=IF(NOT(ISBLANK([.E489]));IFERROR(MATCH(VLOOKUP([.E489];[.$A$1:.$A$1048576];1;0);[.$A$1:.$A$1048576];0););)" office:value-type="float" office:value="88" calcext:value-type="float">
            <text:p>88</text:p>
          </table:table-cell>
          <table:table-cell table:style-name="ce6" table:formula="of:=IF(NOT(ISBLANK([.F489]));IFERROR(MATCH(VLOOKUP([.F489];[.$A$1:.$A$1048576];1;0);[.$A$1:.$A$1048576];0););)" office:value-type="float" office:value="29" calcext:value-type="float">
            <text:p>29</text:p>
          </table:table-cell>
          <table:table-cell table:style-name="ce6" table:formula="of:=IF(NOT(ISBLANK([.G489]));IFERROR(MATCH(VLOOKUP([.G489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89:.M493])" office:value-type="float" office:value="56" calcext:value-type="float">
            <text:p>5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89:.M493]&gt;[.$AP$3];[.C489:.G493];))*[.$AP$4]" office:value-type="float" office:value="60776" calcext:value-type="float">
            <text:p>60776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89:.M493]&gt;[.$AS$3];[.C489:.G493];))*[.$AS$4]" office:value-type="float" office:value="9240" calcext:value-type="float">
            <text:p>9240</text:p>
          </table:table-cell>
          <table:table-cell table:style-name="ce6"/>
          <table:table-cell table:style-name="ce6" table:formula="of:=IF(NOT(ISBLANK([.C489]));MAX([.I489:.M489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489]));MAX([.P489:.T489]);)" office:value-type="float" office:value="100" calcext:value-type="float">
            <text:p>100</text:p>
          </table:table-cell>
          <table:table-cell table:style-name="ce6"/>
          <table:table-cell table:style-name="ce6" table:formula="of:=MIN([.AD489:.AH493])" office:value-type="float" office:value="53" calcext:value-type="float">
            <text:p>5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5 46 80 23 18</text:p>
          </table:table-cell>
          <table:table-cell table:style-name="ce6" table:formula="of:=IFERROR(__xludf.dummyfunction(&quot;IFERROR(SPLIT(B490,&quot;&quot; &quot;&quot;),)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/>
          <table:table-cell table:style-name="ce6" table:formula="of:=IF(NOT(ISBLANK([.C490]));IFERROR(MATCH(VLOOKUP([.C490];[.$A$1:.$A$1048576];1;0);[.$A$1:.$A$1048576];0););)" office:value-type="float" office:value="20" calcext:value-type="float">
            <text:p>20</text:p>
          </table:table-cell>
          <table:table-cell table:style-name="ce6" table:formula="of:=IF(NOT(ISBLANK([.D490]));IFERROR(MATCH(VLOOKUP([.D490];[.$A$1:.$A$1048576];1;0);[.$A$1:.$A$1048576];0););)" office:value-type="float" office:value="54" calcext:value-type="float">
            <text:p>54</text:p>
          </table:table-cell>
          <table:table-cell table:style-name="ce6" table:formula="of:=IF(NOT(ISBLANK([.E490]));IFERROR(MATCH(VLOOKUP([.E490];[.$A$1:.$A$1048576];1;0);[.$A$1:.$A$1048576];0););)" office:value-type="float" office:value="27" calcext:value-type="float">
            <text:p>27</text:p>
          </table:table-cell>
          <table:table-cell table:style-name="ce6" table:formula="of:=IF(NOT(ISBLANK([.F490]));IFERROR(MATCH(VLOOKUP([.F490];[.$A$1:.$A$1048576];1;0);[.$A$1:.$A$1048576];0););)" office:value-type="float" office:value="28" calcext:value-type="float">
            <text:p>28</text:p>
          </table:table-cell>
          <table:table-cell table:style-name="ce6" table:formula="of:=IF(NOT(ISBLANK([.G490]));IFERROR(MATCH(VLOOKUP([.G490];[.$A$1:.$A$1048576];1;0);[.$A$1:.$A$1048576];0););)" office:value-type="float" office:value="59" calcext:value-type="float">
            <text:p>59</text:p>
          </table:table-cell>
          <table:table-cell table:style-name="ce6"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9"/>
          <table:table-cell table:style-name="ce6" table:formula="of:=IF(NOT(ISBLANK([.C490]));MAX([.I490:.M490]);)" office:value-type="float" office:value="59" calcext:value-type="float">
            <text:p>59</text:p>
          </table:table-cell>
          <table:table-cell table:style-name="ce6" table:number-columns-repeated="3"/>
          <table:table-cell table:style-name="ce6" table:formula="of:=IF(NOT(ISBLANK([.C490]));MAX([.P490:.T490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0 70 24 47 14</text:p>
          </table:table-cell>
          <table:table-cell table:style-name="ce6" table:formula="of:=IFERROR(__xludf.dummyfunction(&quot;IFERROR(SPLIT(B491,&quot;&quot; &quot;&quot;),)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/>
          <table:table-cell table:style-name="ce6" table:formula="of:=IF(NOT(ISBLANK([.C491]));IFERROR(MATCH(VLOOKUP([.C491];[.$A$1:.$A$1048576];1;0);[.$A$1:.$A$1048576];0););)" office:value-type="float" office:value="18" calcext:value-type="float">
            <text:p>18</text:p>
          </table:table-cell>
          <table:table-cell table:style-name="ce6" table:formula="of:=IF(NOT(ISBLANK([.D491]));IFERROR(MATCH(VLOOKUP([.D491];[.$A$1:.$A$1048576];1;0);[.$A$1:.$A$1048576];0););)" office:value-type="float" office:value="92" calcext:value-type="float">
            <text:p>92</text:p>
          </table:table-cell>
          <table:table-cell table:style-name="ce6" table:formula="of:=IF(NOT(ISBLANK([.E491]));IFERROR(MATCH(VLOOKUP([.E491];[.$A$1:.$A$1048576];1;0);[.$A$1:.$A$1048576];0););)" office:value-type="float" office:value="58" calcext:value-type="float">
            <text:p>58</text:p>
          </table:table-cell>
          <table:table-cell table:style-name="ce6" table:formula="of:=IF(NOT(ISBLANK([.F491]));IFERROR(MATCH(VLOOKUP([.F491];[.$A$1:.$A$1048576];1;0);[.$A$1:.$A$1048576];0););)" office:value-type="float" office:value="26" calcext:value-type="float">
            <text:p>26</text:p>
          </table:table-cell>
          <table:table-cell table:style-name="ce6" table:formula="of:=IF(NOT(ISBLANK([.G491]));IFERROR(MATCH(VLOOKUP([.G491];[.$A$1:.$A$1048576];1;0);[.$A$1:.$A$1048576];0););)" office:value-type="float" office:value="101" calcext:value-type="float">
            <text:p>101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9"/>
          <table:table-cell table:style-name="ce6" table:formula="of:=IF(NOT(ISBLANK([.C491]));MAX([.I491:.M491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491]));MAX([.P491:.T491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5 91 61 85 87</text:p>
          </table:table-cell>
          <table:table-cell table:style-name="ce6" table:formula="of:=IFERROR(__xludf.dummyfunction(&quot;IFERROR(SPLIT(B492,&quot;&quot; &quot;&quot;),)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492]));IFERROR(MATCH(VLOOKUP([.C492];[.$A$1:.$A$1048576];1;0);[.$A$1:.$A$1048576];0););)" office:value-type="float" office:value="100" calcext:value-type="float">
            <text:p>100</text:p>
          </table:table-cell>
          <table:table-cell table:style-name="ce6" table:formula="of:=IF(NOT(ISBLANK([.D492]));IFERROR(MATCH(VLOOKUP([.D492];[.$A$1:.$A$1048576];1;0);[.$A$1:.$A$1048576];0););)" office:value-type="float" office:value="57" calcext:value-type="float">
            <text:p>57</text:p>
          </table:table-cell>
          <table:table-cell table:style-name="ce6" table:formula="of:=IF(NOT(ISBLANK([.E492]));IFERROR(MATCH(VLOOKUP([.E492];[.$A$1:.$A$1048576];1;0);[.$A$1:.$A$1048576];0););)" office:value-type="float" office:value="30" calcext:value-type="float">
            <text:p>30</text:p>
          </table:table-cell>
          <table:table-cell table:style-name="ce6" table:formula="of:=IF(NOT(ISBLANK([.F492]));IFERROR(MATCH(VLOOKUP([.F492];[.$A$1:.$A$1048576];1;0);[.$A$1:.$A$1048576];0););)" office:value-type="float" office:value="79" calcext:value-type="float">
            <text:p>79</text:p>
          </table:table-cell>
          <table:table-cell table:style-name="ce6" table:formula="of:=IF(NOT(ISBLANK([.G492]));IFERROR(MATCH(VLOOKUP([.G492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9"/>
          <table:table-cell table:style-name="ce6" table:formula="of:=IF(NOT(ISBLANK([.C492]));MAX([.I492:.M492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492]));MAX([.P492:.T492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2 92 58 55 40</text:p>
          </table:table-cell>
          <table:table-cell table:style-name="ce6" table:formula="of:=IFERROR(__xludf.dummyfunction(&quot;IFERROR(SPLIT(B493,&quot;&quot; &quot;&quot;),)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493]));IFERROR(MATCH(VLOOKUP([.C493];[.$A$1:.$A$1048576];1;0);[.$A$1:.$A$1048576];0););)" office:value-type="float" office:value="53" calcext:value-type="float">
            <text:p>53</text:p>
          </table:table-cell>
          <table:table-cell table:style-name="ce6" table:formula="of:=IF(NOT(ISBLANK([.D493]));IFERROR(MATCH(VLOOKUP([.D493];[.$A$1:.$A$1048576];1;0);[.$A$1:.$A$1048576];0););)" office:value-type="float" office:value="10" calcext:value-type="float">
            <text:p>10</text:p>
          </table:table-cell>
          <table:table-cell table:style-name="ce6" table:formula="of:=IF(NOT(ISBLANK([.E493]));IFERROR(MATCH(VLOOKUP([.E493];[.$A$1:.$A$1048576];1;0);[.$A$1:.$A$1048576];0););)" office:value-type="float" office:value="37" calcext:value-type="float">
            <text:p>37</text:p>
          </table:table-cell>
          <table:table-cell table:style-name="ce6" table:formula="of:=IF(NOT(ISBLANK([.F493]));IFERROR(MATCH(VLOOKUP([.F493];[.$A$1:.$A$1048576];1;0);[.$A$1:.$A$1048576];0););)" office:value-type="float" office:value="19" calcext:value-type="float">
            <text:p>19</text:p>
          </table:table-cell>
          <table:table-cell table:style-name="ce6" table:formula="of:=IF(NOT(ISBLANK([.G493]));IFERROR(MATCH(VLOOKUP([.G493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9"/>
          <table:table-cell table:style-name="ce6" table:formula="of:=IF(NOT(ISBLANK([.C493]));MAX([.I493:.M493]);)" office:value-type="float" office:value="53" calcext:value-type="float">
            <text:p>53</text:p>
          </table:table-cell>
          <table:table-cell table:style-name="ce6" table:number-columns-repeated="3"/>
          <table:table-cell table:style-name="ce6" table:formula="of:=IF(NOT(ISBLANK([.C493]));MAX([.P493:.T493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49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494]));IFERROR(MATCH(VLOOKUP([.C494];[.$A$1:.$A$1048576];1;0);[.$A$1:.$A$1048576];0););)" office:value-type="float" office:value="0" calcext:value-type="float">
            <text:p>0</text:p>
          </table:table-cell>
          <table:table-cell table:style-name="ce6" table:formula="of:=IF(NOT(ISBLANK([.D494]));IFERROR(MATCH(VLOOKUP([.D494];[.$A$1:.$A$1048576];1;0);[.$A$1:.$A$1048576];0););)" office:value-type="float" office:value="0" calcext:value-type="float">
            <text:p>0</text:p>
          </table:table-cell>
          <table:table-cell table:style-name="ce6" table:formula="of:=IF(NOT(ISBLANK([.E494]));IFERROR(MATCH(VLOOKUP([.E494];[.$A$1:.$A$1048576];1;0);[.$A$1:.$A$1048576];0););)" office:value-type="float" office:value="0" calcext:value-type="float">
            <text:p>0</text:p>
          </table:table-cell>
          <table:table-cell table:style-name="ce6" table:formula="of:=IF(NOT(ISBLANK([.F494]));IFERROR(MATCH(VLOOKUP([.F494];[.$A$1:.$A$1048576];1;0);[.$A$1:.$A$1048576];0););)" office:value-type="float" office:value="0" calcext:value-type="float">
            <text:p>0</text:p>
          </table:table-cell>
          <table:table-cell table:style-name="ce6" table:formula="of:=IF(NOT(ISBLANK([.G494]));IFERROR(MATCH(VLOOKUP([.G49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494]));MAX([.I494:.M49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494]));MAX([.P494:.T49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4 83 68 23 34</text:p>
          </table:table-cell>
          <table:table-cell table:style-name="ce6" table:formula="of:=IFERROR(__xludf.dummyfunction(&quot;IFERROR(SPLIT(B495,&quot;&quot; &quot;&quot;),)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/>
          <table:table-cell table:style-name="ce6" table:formula="of:=IF(NOT(ISBLANK([.C495]));IFERROR(MATCH(VLOOKUP([.C495];[.$A$1:.$A$1048576];1;0);[.$A$1:.$A$1048576];0););)" office:value-type="float" office:value="77" calcext:value-type="float">
            <text:p>77</text:p>
          </table:table-cell>
          <table:table-cell table:style-name="ce6" table:formula="of:=IF(NOT(ISBLANK([.D495]));IFERROR(MATCH(VLOOKUP([.D495];[.$A$1:.$A$1048576];1;0);[.$A$1:.$A$1048576];0););)" office:value-type="float" office:value="13" calcext:value-type="float">
            <text:p>13</text:p>
          </table:table-cell>
          <table:table-cell table:style-name="ce6" table:formula="of:=IF(NOT(ISBLANK([.E495]));IFERROR(MATCH(VLOOKUP([.E495];[.$A$1:.$A$1048576];1;0);[.$A$1:.$A$1048576];0););)" office:value-type="float" office:value="70" calcext:value-type="float">
            <text:p>70</text:p>
          </table:table-cell>
          <table:table-cell table:style-name="ce6" table:formula="of:=IF(NOT(ISBLANK([.F495]));IFERROR(MATCH(VLOOKUP([.F495];[.$A$1:.$A$1048576];1;0);[.$A$1:.$A$1048576];0););)" office:value-type="float" office:value="28" calcext:value-type="float">
            <text:p>28</text:p>
          </table:table-cell>
          <table:table-cell table:style-name="ce6" table:formula="of:=IF(NOT(ISBLANK([.G495]));IFERROR(MATCH(VLOOKUP([.G495];[.$A$1:.$A$1048576];1;0);[.$A$1:.$A$1048576];0););)" office:value-type="float" office:value="36" calcext:value-type="float">
            <text:p>3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495:.M499])" office:value-type="float" office:value="77" calcext:value-type="float">
            <text:p>7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495:.M499]&gt;[.$AP$3];[.C495:.G499];))*[.$AP$4]" office:value-type="float" office:value="69935" calcext:value-type="float">
            <text:p>69935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495:.M499]&gt;[.$AS$3];[.C495:.G499];))*[.$AS$4]" office:value-type="float" office:value="18032" calcext:value-type="float">
            <text:p>18032</text:p>
          </table:table-cell>
          <table:table-cell table:style-name="ce6"/>
          <table:table-cell table:style-name="ce6" table:formula="of:=IF(NOT(ISBLANK([.C495]));MAX([.I495:.M495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495]));MAX([.P495:.T495]);)" office:value-type="float" office:value="88" calcext:value-type="float">
            <text:p>88</text:p>
          </table:table-cell>
          <table:table-cell table:style-name="ce6"/>
          <table:table-cell table:style-name="ce6" table:formula="of:=MIN([.AD495:.AH499])" office:value-type="float" office:value="73" calcext:value-type="float">
            <text:p>7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6 35 55 84 97</text:p>
          </table:table-cell>
          <table:table-cell table:style-name="ce6" table:formula="of:=IFERROR(__xludf.dummyfunction(&quot;IFERROR(SPLIT(B496,&quot;&quot; &quot;&quot;),)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/>
          <table:table-cell table:style-name="ce6" table:formula="of:=IF(NOT(ISBLANK([.C496]));IFERROR(MATCH(VLOOKUP([.C496];[.$A$1:.$A$1048576];1;0);[.$A$1:.$A$1048576];0););)" office:value-type="float" office:value="45" calcext:value-type="float">
            <text:p>45</text:p>
          </table:table-cell>
          <table:table-cell table:style-name="ce6" table:formula="of:=IF(NOT(ISBLANK([.D496]));IFERROR(MATCH(VLOOKUP([.D496];[.$A$1:.$A$1048576];1;0);[.$A$1:.$A$1048576];0););)" office:value-type="float" office:value="6" calcext:value-type="float">
            <text:p>6</text:p>
          </table:table-cell>
          <table:table-cell table:style-name="ce6" table:formula="of:=IF(NOT(ISBLANK([.E496]));IFERROR(MATCH(VLOOKUP([.E496];[.$A$1:.$A$1048576];1;0);[.$A$1:.$A$1048576];0););)" office:value-type="float" office:value="19" calcext:value-type="float">
            <text:p>19</text:p>
          </table:table-cell>
          <table:table-cell table:style-name="ce6" table:formula="of:=IF(NOT(ISBLANK([.F496]));IFERROR(MATCH(VLOOKUP([.F496];[.$A$1:.$A$1048576];1;0);[.$A$1:.$A$1048576];0););)" office:value-type="float" office:value="95" calcext:value-type="float">
            <text:p>95</text:p>
          </table:table-cell>
          <table:table-cell table:style-name="ce6" table:formula="of:=IF(NOT(ISBLANK([.G496]));IFERROR(MATCH(VLOOKUP([.G496];[.$A$1:.$A$1048576];1;0);[.$A$1:.$A$1048576];0););)" office:value-type="float" office:value="87" calcext:value-type="float">
            <text:p>87</text:p>
          </table:table-cell>
          <table:table-cell table:style-name="ce6"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9"/>
          <table:table-cell table:style-name="ce6" table:formula="of:=IF(NOT(ISBLANK([.C496]));MAX([.I496:.M496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496]));MAX([.P496:.T496]);)" office:value-type="float" office:value="76" calcext:value-type="float">
            <text:p>7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6 19 85 77 72</text:p>
          </table:table-cell>
          <table:table-cell table:style-name="ce6" table:formula="of:=IFERROR(__xludf.dummyfunction(&quot;IFERROR(SPLIT(B497,&quot;&quot; &quot;&quot;),)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497]));IFERROR(MATCH(VLOOKUP([.C497];[.$A$1:.$A$1048576];1;0);[.$A$1:.$A$1048576];0););)" office:value-type="float" office:value="88" calcext:value-type="float">
            <text:p>88</text:p>
          </table:table-cell>
          <table:table-cell table:style-name="ce6" table:formula="of:=IF(NOT(ISBLANK([.D497]));IFERROR(MATCH(VLOOKUP([.D497];[.$A$1:.$A$1048576];1;0);[.$A$1:.$A$1048576];0););)" office:value-type="float" office:value="49" calcext:value-type="float">
            <text:p>49</text:p>
          </table:table-cell>
          <table:table-cell table:style-name="ce6" table:formula="of:=IF(NOT(ISBLANK([.E497]));IFERROR(MATCH(VLOOKUP([.E497];[.$A$1:.$A$1048576];1;0);[.$A$1:.$A$1048576];0););)" office:value-type="float" office:value="79" calcext:value-type="float">
            <text:p>79</text:p>
          </table:table-cell>
          <table:table-cell table:style-name="ce6" table:formula="of:=IF(NOT(ISBLANK([.F497]));IFERROR(MATCH(VLOOKUP([.F497];[.$A$1:.$A$1048576];1;0);[.$A$1:.$A$1048576];0););)" office:value-type="float" office:value="21" calcext:value-type="float">
            <text:p>21</text:p>
          </table:table-cell>
          <table:table-cell table:style-name="ce6" table:formula="of:=IF(NOT(ISBLANK([.G497]));IFERROR(MATCH(VLOOKUP([.G497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number-columns-repeated="9"/>
          <table:table-cell table:style-name="ce6" table:formula="of:=IF(NOT(ISBLANK([.C497]));MAX([.I497:.M497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497]));MAX([.P497:.T497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3 89 75 42 87</text:p>
          </table:table-cell>
          <table:table-cell table:style-name="ce6" table:formula="of:=IFERROR(__xludf.dummyfunction(&quot;IFERROR(SPLIT(B498,&quot;&quot; &quot;&quot;),)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498]));IFERROR(MATCH(VLOOKUP([.C498];[.$A$1:.$A$1048576];1;0);[.$A$1:.$A$1048576];0););)" office:value-type="float" office:value="3" calcext:value-type="float">
            <text:p>3</text:p>
          </table:table-cell>
          <table:table-cell table:style-name="ce6" table:formula="of:=IF(NOT(ISBLANK([.D498]));IFERROR(MATCH(VLOOKUP([.D498];[.$A$1:.$A$1048576];1;0);[.$A$1:.$A$1048576];0););)" office:value-type="float" office:value="76" calcext:value-type="float">
            <text:p>76</text:p>
          </table:table-cell>
          <table:table-cell table:style-name="ce6" table:formula="of:=IF(NOT(ISBLANK([.E498]));IFERROR(MATCH(VLOOKUP([.E498];[.$A$1:.$A$1048576];1;0);[.$A$1:.$A$1048576];0););)" office:value-type="float" office:value="98" calcext:value-type="float">
            <text:p>98</text:p>
          </table:table-cell>
          <table:table-cell table:style-name="ce6" table:formula="of:=IF(NOT(ISBLANK([.F498]));IFERROR(MATCH(VLOOKUP([.F498];[.$A$1:.$A$1048576];1;0);[.$A$1:.$A$1048576];0););)" office:value-type="float" office:value="4" calcext:value-type="float">
            <text:p>4</text:p>
          </table:table-cell>
          <table:table-cell table:style-name="ce6" table:formula="of:=IF(NOT(ISBLANK([.G498]));IFERROR(MATCH(VLOOKUP([.G498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9"/>
          <table:table-cell table:style-name="ce6" table:formula="of:=IF(NOT(ISBLANK([.C498]));MAX([.I498:.M498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498]));MAX([.P498:.T498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2 40 20 93 67</text:p>
          </table:table-cell>
          <table:table-cell table:style-name="ce6" table:formula="of:=IFERROR(__xludf.dummyfunction(&quot;IFERROR(SPLIT(B499,&quot;&quot; &quot;&quot;),)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499]));IFERROR(MATCH(VLOOKUP([.C499];[.$A$1:.$A$1048576];1;0);[.$A$1:.$A$1048576];0););)" office:value-type="float" office:value="40" calcext:value-type="float">
            <text:p>40</text:p>
          </table:table-cell>
          <table:table-cell table:style-name="ce6" table:formula="of:=IF(NOT(ISBLANK([.D499]));IFERROR(MATCH(VLOOKUP([.D499];[.$A$1:.$A$1048576];1;0);[.$A$1:.$A$1048576];0););)" office:value-type="float" office:value="8" calcext:value-type="float">
            <text:p>8</text:p>
          </table:table-cell>
          <table:table-cell table:style-name="ce6" table:formula="of:=IF(NOT(ISBLANK([.E499]));IFERROR(MATCH(VLOOKUP([.E499];[.$A$1:.$A$1048576];1;0);[.$A$1:.$A$1048576];0););)" office:value-type="float" office:value="32" calcext:value-type="float">
            <text:p>32</text:p>
          </table:table-cell>
          <table:table-cell table:style-name="ce6" table:formula="of:=IF(NOT(ISBLANK([.F499]));IFERROR(MATCH(VLOOKUP([.F499];[.$A$1:.$A$1048576];1;0);[.$A$1:.$A$1048576];0););)" office:value-type="float" office:value="16" calcext:value-type="float">
            <text:p>16</text:p>
          </table:table-cell>
          <table:table-cell table:style-name="ce6" table:formula="of:=IF(NOT(ISBLANK([.G499]));IFERROR(MATCH(VLOOKUP([.G499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3" calcext:value-type="float">
            <text:p>73</text:p>
          </table:table-cell>
          <table:table-cell table:style-name="ce6" table:number-columns-repeated="9"/>
          <table:table-cell table:style-name="ce6" table:formula="of:=IF(NOT(ISBLANK([.C499]));MAX([.I499:.M499]);)" office:value-type="float" office:value="73" calcext:value-type="float">
            <text:p>73</text:p>
          </table:table-cell>
          <table:table-cell table:style-name="ce6" table:number-columns-repeated="3"/>
          <table:table-cell table:style-name="ce6" table:formula="of:=IF(NOT(ISBLANK([.C499]));MAX([.P499:.T499]);)" office:value-type="float" office:value="87" calcext:value-type="float">
            <text:p>8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0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00]));IFERROR(MATCH(VLOOKUP([.C500];[.$A$1:.$A$1048576];1;0);[.$A$1:.$A$1048576];0););)" office:value-type="float" office:value="0" calcext:value-type="float">
            <text:p>0</text:p>
          </table:table-cell>
          <table:table-cell table:style-name="ce6" table:formula="of:=IF(NOT(ISBLANK([.D500]));IFERROR(MATCH(VLOOKUP([.D500];[.$A$1:.$A$1048576];1;0);[.$A$1:.$A$1048576];0););)" office:value-type="float" office:value="0" calcext:value-type="float">
            <text:p>0</text:p>
          </table:table-cell>
          <table:table-cell table:style-name="ce6" table:formula="of:=IF(NOT(ISBLANK([.E500]));IFERROR(MATCH(VLOOKUP([.E500];[.$A$1:.$A$1048576];1;0);[.$A$1:.$A$1048576];0););)" office:value-type="float" office:value="0" calcext:value-type="float">
            <text:p>0</text:p>
          </table:table-cell>
          <table:table-cell table:style-name="ce6" table:formula="of:=IF(NOT(ISBLANK([.F500]));IFERROR(MATCH(VLOOKUP([.F500];[.$A$1:.$A$1048576];1;0);[.$A$1:.$A$1048576];0););)" office:value-type="float" office:value="0" calcext:value-type="float">
            <text:p>0</text:p>
          </table:table-cell>
          <table:table-cell table:style-name="ce6" table:formula="of:=IF(NOT(ISBLANK([.G500]));IFERROR(MATCH(VLOOKUP([.G50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00]));MAX([.I500:.M50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00]));MAX([.P500:.T50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3 70 42 54 65</text:p>
          </table:table-cell>
          <table:table-cell table:style-name="ce6" table:formula="of:=IFERROR(__xludf.dummyfunction(&quot;IFERROR(SPLIT(B501,&quot;&quot; &quot;&quot;),)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501]));IFERROR(MATCH(VLOOKUP([.C501];[.$A$1:.$A$1048576];1;0);[.$A$1:.$A$1048576];0););)" office:value-type="float" office:value="78" calcext:value-type="float">
            <text:p>78</text:p>
          </table:table-cell>
          <table:table-cell table:style-name="ce6" table:formula="of:=IF(NOT(ISBLANK([.D501]));IFERROR(MATCH(VLOOKUP([.D501];[.$A$1:.$A$1048576];1;0);[.$A$1:.$A$1048576];0););)" office:value-type="float" office:value="92" calcext:value-type="float">
            <text:p>92</text:p>
          </table:table-cell>
          <table:table-cell table:style-name="ce6" table:formula="of:=IF(NOT(ISBLANK([.E501]));IFERROR(MATCH(VLOOKUP([.E501];[.$A$1:.$A$1048576];1;0);[.$A$1:.$A$1048576];0););)" office:value-type="float" office:value="4" calcext:value-type="float">
            <text:p>4</text:p>
          </table:table-cell>
          <table:table-cell table:style-name="ce6" table:formula="of:=IF(NOT(ISBLANK([.F501]));IFERROR(MATCH(VLOOKUP([.F501];[.$A$1:.$A$1048576];1;0);[.$A$1:.$A$1048576];0););)" office:value-type="float" office:value="68" calcext:value-type="float">
            <text:p>68</text:p>
          </table:table-cell>
          <table:table-cell table:style-name="ce6" table:formula="of:=IF(NOT(ISBLANK([.G501]));IFERROR(MATCH(VLOOKUP([.G501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01:.M505])" office:value-type="float" office:value="78" calcext:value-type="float">
            <text:p>7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01:.M505]&gt;[.$AP$3];[.C501:.G505];))*[.$AP$4]" office:value-type="float" office:value="64894" calcext:value-type="float">
            <text:p>6489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01:.M505]&gt;[.$AS$3];[.C501:.G505];))*[.$AS$4]" office:value-type="float" office:value="9072" calcext:value-type="float">
            <text:p>9072</text:p>
          </table:table-cell>
          <table:table-cell table:style-name="ce6"/>
          <table:table-cell table:style-name="ce6" table:formula="of:=IF(NOT(ISBLANK([.C501]));MAX([.I501:.M501]);)" office:value-type="float" office:value="92" calcext:value-type="float">
            <text:p>92</text:p>
          </table:table-cell>
          <table:table-cell table:style-name="ce6" table:number-columns-repeated="3"/>
          <table:table-cell table:style-name="ce6" table:formula="of:=IF(NOT(ISBLANK([.C501]));MAX([.P501:.T501]);)" office:value-type="float" office:value="78" calcext:value-type="float">
            <text:p>78</text:p>
          </table:table-cell>
          <table:table-cell table:style-name="ce6"/>
          <table:table-cell table:style-name="ce6" table:formula="of:=MIN([.AD501:.AH505])" office:value-type="float" office:value="77" calcext:value-type="float">
            <text:p>7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2 24 32 89 83</text:p>
          </table:table-cell>
          <table:table-cell table:style-name="ce6" table:formula="of:=IFERROR(__xludf.dummyfunction(&quot;IFERROR(SPLIT(B502,&quot;&quot; &quot;&quot;),)&quot;);72)" office:value-type="float" office:value="72" calcext:value-type="float">
            <text:p>72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 table:formula="of:=IFERROR(__xludf.dummyfunction(&quot;&quot;&quot;COMPUTED_VALUE&quot;&quot;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/>
          <table:table-cell table:style-name="ce6" table:formula="of:=IF(NOT(ISBLANK([.C502]));IFERROR(MATCH(VLOOKUP([.C502];[.$A$1:.$A$1048576];1;0);[.$A$1:.$A$1048576];0););)" office:value-type="float" office:value="48" calcext:value-type="float">
            <text:p>48</text:p>
          </table:table-cell>
          <table:table-cell table:style-name="ce6" table:formula="of:=IF(NOT(ISBLANK([.D502]));IFERROR(MATCH(VLOOKUP([.D502];[.$A$1:.$A$1048576];1;0);[.$A$1:.$A$1048576];0););)" office:value-type="float" office:value="58" calcext:value-type="float">
            <text:p>58</text:p>
          </table:table-cell>
          <table:table-cell table:style-name="ce6" table:formula="of:=IF(NOT(ISBLANK([.E502]));IFERROR(MATCH(VLOOKUP([.E502];[.$A$1:.$A$1048576];1;0);[.$A$1:.$A$1048576];0););)" office:value-type="float" office:value="91" calcext:value-type="float">
            <text:p>91</text:p>
          </table:table-cell>
          <table:table-cell table:style-name="ce6" table:formula="of:=IF(NOT(ISBLANK([.F502]));IFERROR(MATCH(VLOOKUP([.F502];[.$A$1:.$A$1048576];1;0);[.$A$1:.$A$1048576];0););)" office:value-type="float" office:value="76" calcext:value-type="float">
            <text:p>76</text:p>
          </table:table-cell>
          <table:table-cell table:style-name="ce6" table:formula="of:=IF(NOT(ISBLANK([.G502]));IFERROR(MATCH(VLOOKUP([.G502];[.$A$1:.$A$1048576];1;0);[.$A$1:.$A$1048576];0););)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9"/>
          <table:table-cell table:style-name="ce6" table:formula="of:=IF(NOT(ISBLANK([.C502]));MAX([.I502:.M502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502]));MAX([.P502:.T502]);)" office:value-type="float" office:value="92" calcext:value-type="float">
            <text:p>9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33 <text:s/>5 79 60</text:p>
          </table:table-cell>
          <table:table-cell table:style-name="ce6" table:formula="of:=IFERROR(__xludf.dummyfunction(&quot;IFERROR(SPLIT(B503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/>
          <table:table-cell table:style-name="ce6" table:formula="of:=IF(NOT(ISBLANK([.C503]));IFERROR(MATCH(VLOOKUP([.C503];[.$A$1:.$A$1048576];1;0);[.$A$1:.$A$1048576];0););)" office:value-type="float" office:value="28" calcext:value-type="float">
            <text:p>28</text:p>
          </table:table-cell>
          <table:table-cell table:style-name="ce6" table:formula="of:=IF(NOT(ISBLANK([.D503]));IFERROR(MATCH(VLOOKUP([.D503];[.$A$1:.$A$1048576];1;0);[.$A$1:.$A$1048576];0););)" office:value-type="float" office:value="11" calcext:value-type="float">
            <text:p>11</text:p>
          </table:table-cell>
          <table:table-cell table:style-name="ce6" table:formula="of:=IF(NOT(ISBLANK([.E503]));IFERROR(MATCH(VLOOKUP([.E503];[.$A$1:.$A$1048576];1;0);[.$A$1:.$A$1048576];0););)" office:value-type="float" office:value="38" calcext:value-type="float">
            <text:p>38</text:p>
          </table:table-cell>
          <table:table-cell table:style-name="ce6" table:formula="of:=IF(NOT(ISBLANK([.F503]));IFERROR(MATCH(VLOOKUP([.F503];[.$A$1:.$A$1048576];1;0);[.$A$1:.$A$1048576];0););)" office:value-type="float" office:value="62" calcext:value-type="float">
            <text:p>62</text:p>
          </table:table-cell>
          <table:table-cell table:style-name="ce6" table:formula="of:=IF(NOT(ISBLANK([.G503]));IFERROR(MATCH(VLOOKUP([.G503];[.$A$1:.$A$1048576];1;0);[.$A$1:.$A$1048576];0););)" office:value-type="float" office:value="99" calcext:value-type="float">
            <text:p>99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9"/>
          <table:table-cell table:style-name="ce6" table:formula="of:=IF(NOT(ISBLANK([.C503]));MAX([.I503:.M503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503]));MAX([.P503:.T503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0 61 52 96 49</text:p>
          </table:table-cell>
          <table:table-cell table:style-name="ce6" table:formula="of:=IFERROR(__xludf.dummyfunction(&quot;IFERROR(SPLIT(B504,&quot;&quot; &quot;&quot;),)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/>
          <table:table-cell table:style-name="ce6" table:formula="of:=IF(NOT(ISBLANK([.C504]));IFERROR(MATCH(VLOOKUP([.C504];[.$A$1:.$A$1048576];1;0);[.$A$1:.$A$1048576];0););)" office:value-type="float" office:value="46" calcext:value-type="float">
            <text:p>46</text:p>
          </table:table-cell>
          <table:table-cell table:style-name="ce6" table:formula="of:=IF(NOT(ISBLANK([.D504]));IFERROR(MATCH(VLOOKUP([.D504];[.$A$1:.$A$1048576];1;0);[.$A$1:.$A$1048576];0););)" office:value-type="float" office:value="30" calcext:value-type="float">
            <text:p>30</text:p>
          </table:table-cell>
          <table:table-cell table:style-name="ce6" table:formula="of:=IF(NOT(ISBLANK([.E504]));IFERROR(MATCH(VLOOKUP([.E504];[.$A$1:.$A$1048576];1;0);[.$A$1:.$A$1048576];0););)" office:value-type="float" office:value="39" calcext:value-type="float">
            <text:p>39</text:p>
          </table:table-cell>
          <table:table-cell table:style-name="ce6" table:formula="of:=IF(NOT(ISBLANK([.F504]));IFERROR(MATCH(VLOOKUP([.F504];[.$A$1:.$A$1048576];1;0);[.$A$1:.$A$1048576];0););)" office:value-type="float" office:value="84" calcext:value-type="float">
            <text:p>84</text:p>
          </table:table-cell>
          <table:table-cell table:style-name="ce6" table:formula="of:=IF(NOT(ISBLANK([.G504]));IFERROR(MATCH(VLOOKUP([.G504];[.$A$1:.$A$1048576];1;0);[.$A$1:.$A$1048576];0););)" office:value-type="float" office:value="81" calcext:value-type="float">
            <text:p>81</text:p>
          </table:table-cell>
          <table:table-cell table:style-name="ce6" table:number-columns-repeated="2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9"/>
          <table:table-cell table:style-name="ce6" table:formula="of:=IF(NOT(ISBLANK([.C504]));MAX([.I504:.M504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504]));MAX([.P504:.T504]);)" office:value-type="float" office:value="84" calcext:value-type="float">
            <text:p>8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0 17 94 <text:s/>3 40</text:p>
          </table:table-cell>
          <table:table-cell table:style-name="ce6" table:formula="of:=IFERROR(__xludf.dummyfunction(&quot;IFERROR(SPLIT(B505,&quot;&quot; &quot;&quot;),)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505]));IFERROR(MATCH(VLOOKUP([.C505];[.$A$1:.$A$1048576];1;0);[.$A$1:.$A$1048576];0););)" office:value-type="float" office:value="12" calcext:value-type="float">
            <text:p>12</text:p>
          </table:table-cell>
          <table:table-cell table:style-name="ce6" table:formula="of:=IF(NOT(ISBLANK([.D505]));IFERROR(MATCH(VLOOKUP([.D505];[.$A$1:.$A$1048576];1;0);[.$A$1:.$A$1048576];0););)" office:value-type="float" office:value="43" calcext:value-type="float">
            <text:p>43</text:p>
          </table:table-cell>
          <table:table-cell table:style-name="ce6" table:formula="of:=IF(NOT(ISBLANK([.E505]));IFERROR(MATCH(VLOOKUP([.E505];[.$A$1:.$A$1048576];1;0);[.$A$1:.$A$1048576];0););)" office:value-type="float" office:value="77" calcext:value-type="float">
            <text:p>77</text:p>
          </table:table-cell>
          <table:table-cell table:style-name="ce6" table:formula="of:=IF(NOT(ISBLANK([.F505]));IFERROR(MATCH(VLOOKUP([.F505];[.$A$1:.$A$1048576];1;0);[.$A$1:.$A$1048576];0););)" office:value-type="float" office:value="50" calcext:value-type="float">
            <text:p>50</text:p>
          </table:table-cell>
          <table:table-cell table:style-name="ce6" table:formula="of:=IF(NOT(ISBLANK([.G505]));IFERROR(MATCH(VLOOKUP([.G505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9"/>
          <table:table-cell table:style-name="ce6" table:formula="of:=IF(NOT(ISBLANK([.C505]));MAX([.I505:.M505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505]));MAX([.P505:.T505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0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06]));IFERROR(MATCH(VLOOKUP([.C506];[.$A$1:.$A$1048576];1;0);[.$A$1:.$A$1048576];0););)" office:value-type="float" office:value="0" calcext:value-type="float">
            <text:p>0</text:p>
          </table:table-cell>
          <table:table-cell table:style-name="ce6" table:formula="of:=IF(NOT(ISBLANK([.D506]));IFERROR(MATCH(VLOOKUP([.D506];[.$A$1:.$A$1048576];1;0);[.$A$1:.$A$1048576];0););)" office:value-type="float" office:value="0" calcext:value-type="float">
            <text:p>0</text:p>
          </table:table-cell>
          <table:table-cell table:style-name="ce6" table:formula="of:=IF(NOT(ISBLANK([.E506]));IFERROR(MATCH(VLOOKUP([.E506];[.$A$1:.$A$1048576];1;0);[.$A$1:.$A$1048576];0););)" office:value-type="float" office:value="0" calcext:value-type="float">
            <text:p>0</text:p>
          </table:table-cell>
          <table:table-cell table:style-name="ce6" table:formula="of:=IF(NOT(ISBLANK([.F506]));IFERROR(MATCH(VLOOKUP([.F506];[.$A$1:.$A$1048576];1;0);[.$A$1:.$A$1048576];0););)" office:value-type="float" office:value="0" calcext:value-type="float">
            <text:p>0</text:p>
          </table:table-cell>
          <table:table-cell table:style-name="ce6" table:formula="of:=IF(NOT(ISBLANK([.G506]));IFERROR(MATCH(VLOOKUP([.G50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06]));MAX([.I506:.M50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06]));MAX([.P506:.T50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4 65 <text:s/>6 86 53</text:p>
          </table:table-cell>
          <table:table-cell table:style-name="ce6" table:formula="of:=IFERROR(__xludf.dummyfunction(&quot;IFERROR(SPLIT(B507,&quot;&quot; &quot;&quot;),)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/>
          <table:table-cell table:style-name="ce6" table:formula="of:=IF(NOT(ISBLANK([.C507]));IFERROR(MATCH(VLOOKUP([.C507];[.$A$1:.$A$1048576];1;0);[.$A$1:.$A$1048576];0););)" office:value-type="float" office:value="51" calcext:value-type="float">
            <text:p>51</text:p>
          </table:table-cell>
          <table:table-cell table:style-name="ce6" table:formula="of:=IF(NOT(ISBLANK([.D507]));IFERROR(MATCH(VLOOKUP([.D507];[.$A$1:.$A$1048576];1;0);[.$A$1:.$A$1048576];0););)" office:value-type="float" office:value="52" calcext:value-type="float">
            <text:p>52</text:p>
          </table:table-cell>
          <table:table-cell table:style-name="ce6" table:formula="of:=IF(NOT(ISBLANK([.E507]));IFERROR(MATCH(VLOOKUP([.E507];[.$A$1:.$A$1048576];1;0);[.$A$1:.$A$1048576];0););)" office:value-type="float" office:value="83" calcext:value-type="float">
            <text:p>83</text:p>
          </table:table-cell>
          <table:table-cell table:style-name="ce6" table:formula="of:=IF(NOT(ISBLANK([.F507]));IFERROR(MATCH(VLOOKUP([.F507];[.$A$1:.$A$1048576];1;0);[.$A$1:.$A$1048576];0););)" office:value-type="float" office:value="96" calcext:value-type="float">
            <text:p>96</text:p>
          </table:table-cell>
          <table:table-cell table:style-name="ce6" table:formula="of:=IF(NOT(ISBLANK([.G507]));IFERROR(MATCH(VLOOKUP([.G507];[.$A$1:.$A$1048576];1;0);[.$A$1:.$A$1048576];0););)" office:value-type="float" office:value="78" calcext:value-type="float">
            <text:p>7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07:.M511])" office:value-type="float" office:value="51" calcext:value-type="float">
            <text:p>5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07:.M511]&gt;[.$AP$3];[.C507:.G511];))*[.$AP$4]" office:value-type="float" office:value="39902" calcext:value-type="float">
            <text:p>3990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07:.M511]&gt;[.$AS$3];[.C507:.G511];))*[.$AS$4]" office:value-type="float" office:value="10920" calcext:value-type="float">
            <text:p>10920</text:p>
          </table:table-cell>
          <table:table-cell table:style-name="ce6"/>
          <table:table-cell table:style-name="ce6" table:formula="of:=IF(NOT(ISBLANK([.C507]));MAX([.I507:.M507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507]));MAX([.P507:.T507]);)" office:value-type="float" office:value="102" calcext:value-type="float">
            <text:p>102</text:p>
          </table:table-cell>
          <table:table-cell table:style-name="ce6"/>
          <table:table-cell table:style-name="ce6" table:formula="of:=MIN([.AD507:.AH511])" office:value-type="float" office:value="35" calcext:value-type="float">
            <text:p>35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0 56 <text:s/>2 88 73</text:p>
          </table:table-cell>
          <table:table-cell table:style-name="ce6" table:formula="of:=IFERROR(__xludf.dummyfunction(&quot;IFERROR(SPLIT(B508,&quot;&quot; &quot;&quot;),)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/>
          <table:table-cell table:style-name="ce6" table:formula="of:=IF(NOT(ISBLANK([.C508]));IFERROR(MATCH(VLOOKUP([.C508];[.$A$1:.$A$1048576];1;0);[.$A$1:.$A$1048576];0););)" office:value-type="float" office:value="47" calcext:value-type="float">
            <text:p>47</text:p>
          </table:table-cell>
          <table:table-cell table:style-name="ce6" table:formula="of:=IF(NOT(ISBLANK([.D508]));IFERROR(MATCH(VLOOKUP([.D508];[.$A$1:.$A$1048576];1;0);[.$A$1:.$A$1048576];0););)" office:value-type="float" office:value="86" calcext:value-type="float">
            <text:p>86</text:p>
          </table:table-cell>
          <table:table-cell table:style-name="ce6" table:formula="of:=IF(NOT(ISBLANK([.E508]));IFERROR(MATCH(VLOOKUP([.E508];[.$A$1:.$A$1048576];1;0);[.$A$1:.$A$1048576];0););)" office:value-type="float" office:value="44" calcext:value-type="float">
            <text:p>44</text:p>
          </table:table-cell>
          <table:table-cell table:style-name="ce6" table:formula="of:=IF(NOT(ISBLANK([.F508]));IFERROR(MATCH(VLOOKUP([.F508];[.$A$1:.$A$1048576];1;0);[.$A$1:.$A$1048576];0););)" office:value-type="float" office:value="82" calcext:value-type="float">
            <text:p>82</text:p>
          </table:table-cell>
          <table:table-cell table:style-name="ce6" table:formula="of:=IF(NOT(ISBLANK([.G508]));IFERROR(MATCH(VLOOKUP([.G508];[.$A$1:.$A$1048576];1;0);[.$A$1:.$A$1048576];0););)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9"/>
          <table:table-cell table:style-name="ce6" table:formula="of:=IF(NOT(ISBLANK([.C508]));MAX([.I508:.M508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508]));MAX([.P508:.T508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1 62 37 84 <text:s/>1</text:p>
          </table:table-cell>
          <table:table-cell table:style-name="ce6" table:formula="of:=IFERROR(__xludf.dummyfunction(&quot;IFERROR(SPLIT(B509,&quot;&quot; &quot;&quot;),)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/>
          <table:table-cell table:style-name="ce6" table:formula="of:=IF(NOT(ISBLANK([.C509]));IFERROR(MATCH(VLOOKUP([.C509];[.$A$1:.$A$1048576];1;0);[.$A$1:.$A$1048576];0););)" office:value-type="float" office:value="102" calcext:value-type="float">
            <text:p>102</text:p>
          </table:table-cell>
          <table:table-cell table:style-name="ce6" table:formula="of:=IF(NOT(ISBLANK([.D509]));IFERROR(MATCH(VLOOKUP([.D509];[.$A$1:.$A$1048576];1;0);[.$A$1:.$A$1048576];0););)" office:value-type="float" office:value="24" calcext:value-type="float">
            <text:p>24</text:p>
          </table:table-cell>
          <table:table-cell table:style-name="ce6" table:formula="of:=IF(NOT(ISBLANK([.E509]));IFERROR(MATCH(VLOOKUP([.E509];[.$A$1:.$A$1048576];1;0);[.$A$1:.$A$1048576];0););)" office:value-type="float" office:value="23" calcext:value-type="float">
            <text:p>23</text:p>
          </table:table-cell>
          <table:table-cell table:style-name="ce6" table:formula="of:=IF(NOT(ISBLANK([.F509]));IFERROR(MATCH(VLOOKUP([.F509];[.$A$1:.$A$1048576];1;0);[.$A$1:.$A$1048576];0););)" office:value-type="float" office:value="95" calcext:value-type="float">
            <text:p>95</text:p>
          </table:table-cell>
          <table:table-cell table:style-name="ce6" table:formula="of:=IF(NOT(ISBLANK([.G509]));IFERROR(MATCH(VLOOKUP([.G509];[.$A$1:.$A$1048576];1;0);[.$A$1:.$A$1048576];0););)" office:value-type="float" office:value="14" calcext:value-type="float">
            <text:p>14</text:p>
          </table:table-cell>
          <table:table-cell table:style-name="ce6" table:number-columns-repeated="2"/>
          <table:table-cell table:style-name="ce6" office:value-type="float" office:value="83" calcext:value-type="float">
            <text:p>8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509]));MAX([.I509:.M509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509]));MAX([.P509:.T509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1 42 76 51 77</text:p>
          </table:table-cell>
          <table:table-cell table:style-name="ce6" table:formula="of:=IFERROR(__xludf.dummyfunction(&quot;IFERROR(SPLIT(B510,&quot;&quot; &quot;&quot;),)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51)" office:value-type="float" office:value="51" calcext:value-type="float">
            <text:p>51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510]));IFERROR(MATCH(VLOOKUP([.C510];[.$A$1:.$A$1048576];1;0);[.$A$1:.$A$1048576];0););)" office:value-type="float" office:value="35" calcext:value-type="float">
            <text:p>35</text:p>
          </table:table-cell>
          <table:table-cell table:style-name="ce6" table:formula="of:=IF(NOT(ISBLANK([.D510]));IFERROR(MATCH(VLOOKUP([.D510];[.$A$1:.$A$1048576];1;0);[.$A$1:.$A$1048576];0););)" office:value-type="float" office:value="4" calcext:value-type="float">
            <text:p>4</text:p>
          </table:table-cell>
          <table:table-cell table:style-name="ce6" table:formula="of:=IF(NOT(ISBLANK([.E510]));IFERROR(MATCH(VLOOKUP([.E510];[.$A$1:.$A$1048576];1;0);[.$A$1:.$A$1048576];0););)" office:value-type="float" office:value="33" calcext:value-type="float">
            <text:p>33</text:p>
          </table:table-cell>
          <table:table-cell table:style-name="ce6" table:formula="of:=IF(NOT(ISBLANK([.F510]));IFERROR(MATCH(VLOOKUP([.F510];[.$A$1:.$A$1048576];1;0);[.$A$1:.$A$1048576];0););)" office:value-type="float" office:value="29" calcext:value-type="float">
            <text:p>29</text:p>
          </table:table-cell>
          <table:table-cell table:style-name="ce6" table:formula="of:=IF(NOT(ISBLANK([.G510]));IFERROR(MATCH(VLOOKUP([.G510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office:value-type="float" office:value="96" calcext:value-type="float">
            <text:p>9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9"/>
          <table:table-cell table:style-name="ce6" table:formula="of:=IF(NOT(ISBLANK([.C510]));MAX([.I510:.M510]);)" office:value-type="float" office:value="35" calcext:value-type="float">
            <text:p>35</text:p>
          </table:table-cell>
          <table:table-cell table:style-name="ce6" table:number-columns-repeated="3"/>
          <table:table-cell table:style-name="ce6" table:formula="of:=IF(NOT(ISBLANK([.C510]));MAX([.P510:.T510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1 83 19 14 <text:s/>4</text:p>
          </table:table-cell>
          <table:table-cell table:style-name="ce6" table:formula="of:=IFERROR(__xludf.dummyfunction(&quot;IFERROR(SPLIT(B511,&quot;&quot; &quot;&quot;),)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/>
          <table:table-cell table:style-name="ce6" table:formula="of:=IF(NOT(ISBLANK([.C511]));IFERROR(MATCH(VLOOKUP([.C511];[.$A$1:.$A$1048576];1;0);[.$A$1:.$A$1048576];0););)" office:value-type="float" office:value="25" calcext:value-type="float">
            <text:p>25</text:p>
          </table:table-cell>
          <table:table-cell table:style-name="ce6" table:formula="of:=IF(NOT(ISBLANK([.D511]));IFERROR(MATCH(VLOOKUP([.D511];[.$A$1:.$A$1048576];1;0);[.$A$1:.$A$1048576];0););)" office:value-type="float" office:value="13" calcext:value-type="float">
            <text:p>13</text:p>
          </table:table-cell>
          <table:table-cell table:style-name="ce6" table:formula="of:=IF(NOT(ISBLANK([.E511]));IFERROR(MATCH(VLOOKUP([.E511];[.$A$1:.$A$1048576];1;0);[.$A$1:.$A$1048576];0););)" office:value-type="float" office:value="49" calcext:value-type="float">
            <text:p>49</text:p>
          </table:table-cell>
          <table:table-cell table:style-name="ce6" table:formula="of:=IF(NOT(ISBLANK([.F511]));IFERROR(MATCH(VLOOKUP([.F511];[.$A$1:.$A$1048576];1;0);[.$A$1:.$A$1048576];0););)" office:value-type="float" office:value="101" calcext:value-type="float">
            <text:p>101</text:p>
          </table:table-cell>
          <table:table-cell table:style-name="ce6" table:formula="of:=IF(NOT(ISBLANK([.G511]));IFERROR(MATCH(VLOOKUP([.G511];[.$A$1:.$A$1048576];1;0);[.$A$1:.$A$1048576];0););)" office:value-type="float" office:value="66" calcext:value-type="float">
            <text:p>66</text:p>
          </table:table-cell>
          <table:table-cell table:style-name="ce6" table:number-columns-repeated="2"/>
          <table:table-cell table:style-name="ce6" office:value-type="float" office:value="78" calcext:value-type="float">
            <text:p>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number-columns-repeated="9"/>
          <table:table-cell table:style-name="ce6" table:formula="of:=IF(NOT(ISBLANK([.C511]));MAX([.I511:.M511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511]));MAX([.P511:.T511]);)" office:value-type="float" office:value="78" calcext:value-type="float">
            <text:p>7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1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12]));IFERROR(MATCH(VLOOKUP([.C512];[.$A$1:.$A$1048576];1;0);[.$A$1:.$A$1048576];0););)" office:value-type="float" office:value="0" calcext:value-type="float">
            <text:p>0</text:p>
          </table:table-cell>
          <table:table-cell table:style-name="ce6" table:formula="of:=IF(NOT(ISBLANK([.D512]));IFERROR(MATCH(VLOOKUP([.D512];[.$A$1:.$A$1048576];1;0);[.$A$1:.$A$1048576];0););)" office:value-type="float" office:value="0" calcext:value-type="float">
            <text:p>0</text:p>
          </table:table-cell>
          <table:table-cell table:style-name="ce6" table:formula="of:=IF(NOT(ISBLANK([.E512]));IFERROR(MATCH(VLOOKUP([.E512];[.$A$1:.$A$1048576];1;0);[.$A$1:.$A$1048576];0););)" office:value-type="float" office:value="0" calcext:value-type="float">
            <text:p>0</text:p>
          </table:table-cell>
          <table:table-cell table:style-name="ce6" table:formula="of:=IF(NOT(ISBLANK([.F512]));IFERROR(MATCH(VLOOKUP([.F512];[.$A$1:.$A$1048576];1;0);[.$A$1:.$A$1048576];0););)" office:value-type="float" office:value="0" calcext:value-type="float">
            <text:p>0</text:p>
          </table:table-cell>
          <table:table-cell table:style-name="ce6" table:formula="of:=IF(NOT(ISBLANK([.G512]));IFERROR(MATCH(VLOOKUP([.G51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12]));MAX([.I512:.M51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12]));MAX([.P512:.T51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1 26 59 12 66</text:p>
          </table:table-cell>
          <table:table-cell table:style-name="ce6" table:formula="of:=IFERROR(__xludf.dummyfunction(&quot;IFERROR(SPLIT(B513,&quot;&quot; &quot;&quot;),)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/>
          <table:table-cell table:style-name="ce6" table:formula="of:=IF(NOT(ISBLANK([.C513]));IFERROR(MATCH(VLOOKUP([.C513];[.$A$1:.$A$1048576];1;0);[.$A$1:.$A$1048576];0););)" office:value-type="float" office:value="102" calcext:value-type="float">
            <text:p>102</text:p>
          </table:table-cell>
          <table:table-cell table:style-name="ce6" table:formula="of:=IF(NOT(ISBLANK([.D513]));IFERROR(MATCH(VLOOKUP([.D513];[.$A$1:.$A$1048576];1;0);[.$A$1:.$A$1048576];0););)" office:value-type="float" office:value="45" calcext:value-type="float">
            <text:p>45</text:p>
          </table:table-cell>
          <table:table-cell table:style-name="ce6" table:formula="of:=IF(NOT(ISBLANK([.E513]));IFERROR(MATCH(VLOOKUP([.E513];[.$A$1:.$A$1048576];1;0);[.$A$1:.$A$1048576];0););)" office:value-type="float" office:value="17" calcext:value-type="float">
            <text:p>17</text:p>
          </table:table-cell>
          <table:table-cell table:style-name="ce6" table:formula="of:=IF(NOT(ISBLANK([.F513]));IFERROR(MATCH(VLOOKUP([.F513];[.$A$1:.$A$1048576];1;0);[.$A$1:.$A$1048576];0););)" office:value-type="float" office:value="60" calcext:value-type="float">
            <text:p>60</text:p>
          </table:table-cell>
          <table:table-cell table:style-name="ce6" table:formula="of:=IF(NOT(ISBLANK([.G513]));IFERROR(MATCH(VLOOKUP([.G513];[.$A$1:.$A$1048576];1;0);[.$A$1:.$A$1048576];0););)" office:value-type="float" office:value="88" calcext:value-type="float">
            <text:p>8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13:.M517])" office:value-type="float" office:value="102" calcext:value-type="float">
            <text:p>10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13:.M517]&gt;[.$AP$3];[.C513:.G517];))*[.$AP$4]" office:value-type="float" office:value="47073" calcext:value-type="float">
            <text:p>4707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13:.M517]&gt;[.$AS$3];[.C513:.G517];))*[.$AS$4]" office:value-type="float" office:value="8456" calcext:value-type="float">
            <text:p>8456</text:p>
          </table:table-cell>
          <table:table-cell table:style-name="ce6"/>
          <table:table-cell table:style-name="ce6" table:formula="of:=IF(NOT(ISBLANK([.C513]));MAX([.I513:.M513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513]));MAX([.P513:.T513]);)" office:value-type="float" office:value="102" calcext:value-type="float">
            <text:p>102</text:p>
          </table:table-cell>
          <table:table-cell table:style-name="ce6"/>
          <table:table-cell table:style-name="ce6" table:formula="of:=MIN([.AD513:.AH517])" office:value-type="float" office:value="59" calcext:value-type="float">
            <text:p>5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53 52 <text:s/>3 74</text:p>
          </table:table-cell>
          <table:table-cell table:style-name="ce6" table:formula="of:=IFERROR(__xludf.dummyfunction(&quot;IFERROR(SPLIT(B514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514]));IFERROR(MATCH(VLOOKUP([.C514];[.$A$1:.$A$1048576];1;0);[.$A$1:.$A$1048576];0););)" office:value-type="float" office:value="49" calcext:value-type="float">
            <text:p>49</text:p>
          </table:table-cell>
          <table:table-cell table:style-name="ce6" table:formula="of:=IF(NOT(ISBLANK([.D514]));IFERROR(MATCH(VLOOKUP([.D514];[.$A$1:.$A$1048576];1;0);[.$A$1:.$A$1048576];0););)" office:value-type="float" office:value="78" calcext:value-type="float">
            <text:p>78</text:p>
          </table:table-cell>
          <table:table-cell table:style-name="ce6" table:formula="of:=IF(NOT(ISBLANK([.E514]));IFERROR(MATCH(VLOOKUP([.E514];[.$A$1:.$A$1048576];1;0);[.$A$1:.$A$1048576];0););)" office:value-type="float" office:value="39" calcext:value-type="float">
            <text:p>39</text:p>
          </table:table-cell>
          <table:table-cell table:style-name="ce6" table:formula="of:=IF(NOT(ISBLANK([.F514]));IFERROR(MATCH(VLOOKUP([.F514];[.$A$1:.$A$1048576];1;0);[.$A$1:.$A$1048576];0););)" office:value-type="float" office:value="50" calcext:value-type="float">
            <text:p>50</text:p>
          </table:table-cell>
          <table:table-cell table:style-name="ce6" table:formula="of:=IF(NOT(ISBLANK([.G514]));IFERROR(MATCH(VLOOKUP([.G514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9"/>
          <table:table-cell table:style-name="ce6" table:formula="of:=IF(NOT(ISBLANK([.C514]));MAX([.I514:.M514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514]));MAX([.P514:.T514]);)" office:value-type="float" office:value="78" calcext:value-type="float">
            <text:p>7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5 18 10 40 99</text:p>
          </table:table-cell>
          <table:table-cell table:style-name="ce6" table:formula="of:=IFERROR(__xludf.dummyfunction(&quot;IFERROR(SPLIT(B515,&quot;&quot; &quot;&quot;),)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515]));IFERROR(MATCH(VLOOKUP([.C515];[.$A$1:.$A$1048576];1;0);[.$A$1:.$A$1048576];0););)" office:value-type="float" office:value="52" calcext:value-type="float">
            <text:p>52</text:p>
          </table:table-cell>
          <table:table-cell table:style-name="ce6" table:formula="of:=IF(NOT(ISBLANK([.D515]));IFERROR(MATCH(VLOOKUP([.D515];[.$A$1:.$A$1048576];1;0);[.$A$1:.$A$1048576];0););)" office:value-type="float" office:value="59" calcext:value-type="float">
            <text:p>59</text:p>
          </table:table-cell>
          <table:table-cell table:style-name="ce6" table:formula="of:=IF(NOT(ISBLANK([.E515]));IFERROR(MATCH(VLOOKUP([.E515];[.$A$1:.$A$1048576];1;0);[.$A$1:.$A$1048576];0););)" office:value-type="float" office:value="47" calcext:value-type="float">
            <text:p>47</text:p>
          </table:table-cell>
          <table:table-cell table:style-name="ce6" table:formula="of:=IF(NOT(ISBLANK([.F515]));IFERROR(MATCH(VLOOKUP([.F515];[.$A$1:.$A$1048576];1;0);[.$A$1:.$A$1048576];0););)" office:value-type="float" office:value="8" calcext:value-type="float">
            <text:p>8</text:p>
          </table:table-cell>
          <table:table-cell table:style-name="ce6" table:formula="of:=IF(NOT(ISBLANK([.G515]));IFERROR(MATCH(VLOOKUP([.G515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9"/>
          <table:table-cell table:style-name="ce6" table:formula="of:=IF(NOT(ISBLANK([.C515]));MAX([.I515:.M515]);)" office:value-type="float" office:value="59" calcext:value-type="float">
            <text:p>59</text:p>
          </table:table-cell>
          <table:table-cell table:style-name="ce6" table:number-columns-repeated="3"/>
          <table:table-cell table:style-name="ce6" table:formula="of:=IF(NOT(ISBLANK([.C515]));MAX([.P515:.T515]);)" office:value-type="float" office:value="65" calcext:value-type="float">
            <text:p>6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8 61 69 64 92</text:p>
          </table:table-cell>
          <table:table-cell table:style-name="ce6" table:formula="of:=IFERROR(__xludf.dummyfunction(&quot;IFERROR(SPLIT(B516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516]));IFERROR(MATCH(VLOOKUP([.C516];[.$A$1:.$A$1048576];1;0);[.$A$1:.$A$1048576];0););)" office:value-type="float" office:value="82" calcext:value-type="float">
            <text:p>82</text:p>
          </table:table-cell>
          <table:table-cell table:style-name="ce6" table:formula="of:=IF(NOT(ISBLANK([.D516]));IFERROR(MATCH(VLOOKUP([.D516];[.$A$1:.$A$1048576];1;0);[.$A$1:.$A$1048576];0););)" office:value-type="float" office:value="30" calcext:value-type="float">
            <text:p>30</text:p>
          </table:table-cell>
          <table:table-cell table:style-name="ce6" table:formula="of:=IF(NOT(ISBLANK([.E516]));IFERROR(MATCH(VLOOKUP([.E516];[.$A$1:.$A$1048576];1;0);[.$A$1:.$A$1048576];0););)" office:value-type="float" office:value="65" calcext:value-type="float">
            <text:p>65</text:p>
          </table:table-cell>
          <table:table-cell table:style-name="ce6" table:formula="of:=IF(NOT(ISBLANK([.F516]));IFERROR(MATCH(VLOOKUP([.F516];[.$A$1:.$A$1048576];1;0);[.$A$1:.$A$1048576];0););)" office:value-type="float" office:value="51" calcext:value-type="float">
            <text:p>51</text:p>
          </table:table-cell>
          <table:table-cell table:style-name="ce6" table:formula="of:=IF(NOT(ISBLANK([.G516]));IFERROR(MATCH(VLOOKUP([.G516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9"/>
          <table:table-cell table:style-name="ce6" table:formula="of:=IF(NOT(ISBLANK([.C516]));MAX([.I516:.M516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516]));MAX([.P516:.T516]);)" office:value-type="float" office:value="60" calcext:value-type="float">
            <text:p>6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4 23 <text:s/>9 77 33</text:p>
          </table:table-cell>
          <table:table-cell table:style-name="ce6" table:formula="of:=IFERROR(__xludf.dummyfunction(&quot;IFERROR(SPLIT(B517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/>
          <table:table-cell table:style-name="ce6" table:formula="of:=IF(NOT(ISBLANK([.C517]));IFERROR(MATCH(VLOOKUP([.C517];[.$A$1:.$A$1048576];1;0);[.$A$1:.$A$1048576];0););)" office:value-type="float" office:value="58" calcext:value-type="float">
            <text:p>58</text:p>
          </table:table-cell>
          <table:table-cell table:style-name="ce6" table:formula="of:=IF(NOT(ISBLANK([.D517]));IFERROR(MATCH(VLOOKUP([.D517];[.$A$1:.$A$1048576];1;0);[.$A$1:.$A$1048576];0););)" office:value-type="float" office:value="28" calcext:value-type="float">
            <text:p>28</text:p>
          </table:table-cell>
          <table:table-cell table:style-name="ce6" table:formula="of:=IF(NOT(ISBLANK([.E517]));IFERROR(MATCH(VLOOKUP([.E517];[.$A$1:.$A$1048576];1;0);[.$A$1:.$A$1048576];0););)" office:value-type="float" office:value="61" calcext:value-type="float">
            <text:p>61</text:p>
          </table:table-cell>
          <table:table-cell table:style-name="ce6" table:formula="of:=IF(NOT(ISBLANK([.F517]));IFERROR(MATCH(VLOOKUP([.F517];[.$A$1:.$A$1048576];1;0);[.$A$1:.$A$1048576];0););)" office:value-type="float" office:value="21" calcext:value-type="float">
            <text:p>21</text:p>
          </table:table-cell>
          <table:table-cell table:style-name="ce6" table:formula="of:=IF(NOT(ISBLANK([.G517]));IFERROR(MATCH(VLOOKUP([.G517];[.$A$1:.$A$1048576];1;0);[.$A$1:.$A$1048576];0););)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517]));MAX([.I517:.M517]);)" office:value-type="float" office:value="61" calcext:value-type="float">
            <text:p>61</text:p>
          </table:table-cell>
          <table:table-cell table:style-name="ce6" table:number-columns-repeated="3"/>
          <table:table-cell table:style-name="ce6" table:formula="of:=IF(NOT(ISBLANK([.C517]));MAX([.P517:.T517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1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18]));IFERROR(MATCH(VLOOKUP([.C518];[.$A$1:.$A$1048576];1;0);[.$A$1:.$A$1048576];0););)" office:value-type="float" office:value="0" calcext:value-type="float">
            <text:p>0</text:p>
          </table:table-cell>
          <table:table-cell table:style-name="ce6" table:formula="of:=IF(NOT(ISBLANK([.D518]));IFERROR(MATCH(VLOOKUP([.D518];[.$A$1:.$A$1048576];1;0);[.$A$1:.$A$1048576];0););)" office:value-type="float" office:value="0" calcext:value-type="float">
            <text:p>0</text:p>
          </table:table-cell>
          <table:table-cell table:style-name="ce6" table:formula="of:=IF(NOT(ISBLANK([.E518]));IFERROR(MATCH(VLOOKUP([.E518];[.$A$1:.$A$1048576];1;0);[.$A$1:.$A$1048576];0););)" office:value-type="float" office:value="0" calcext:value-type="float">
            <text:p>0</text:p>
          </table:table-cell>
          <table:table-cell table:style-name="ce6" table:formula="of:=IF(NOT(ISBLANK([.F518]));IFERROR(MATCH(VLOOKUP([.F518];[.$A$1:.$A$1048576];1;0);[.$A$1:.$A$1048576];0););)" office:value-type="float" office:value="0" calcext:value-type="float">
            <text:p>0</text:p>
          </table:table-cell>
          <table:table-cell table:style-name="ce6" table:formula="of:=IF(NOT(ISBLANK([.G518]));IFERROR(MATCH(VLOOKUP([.G51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18]));MAX([.I518:.M51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18]));MAX([.P518:.T51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5 81 27 80 63</text:p>
          </table:table-cell>
          <table:table-cell table:style-name="ce6" table:formula="of:=IFERROR(__xludf.dummyfunction(&quot;IFERROR(SPLIT(B519,&quot;&quot; &quot;&quot;),)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/>
          <table:table-cell table:style-name="ce6" table:formula="of:=IF(NOT(ISBLANK([.C519]));IFERROR(MATCH(VLOOKUP([.C519];[.$A$1:.$A$1048576];1;0);[.$A$1:.$A$1048576];0););)" office:value-type="float" office:value="5" calcext:value-type="float">
            <text:p>5</text:p>
          </table:table-cell>
          <table:table-cell table:style-name="ce6" table:formula="of:=IF(NOT(ISBLANK([.D519]));IFERROR(MATCH(VLOOKUP([.D519];[.$A$1:.$A$1048576];1;0);[.$A$1:.$A$1048576];0););)" office:value-type="float" office:value="80" calcext:value-type="float">
            <text:p>80</text:p>
          </table:table-cell>
          <table:table-cell table:style-name="ce6" table:formula="of:=IF(NOT(ISBLANK([.E519]));IFERROR(MATCH(VLOOKUP([.E519];[.$A$1:.$A$1048576];1;0);[.$A$1:.$A$1048576];0););)" office:value-type="float" office:value="94" calcext:value-type="float">
            <text:p>94</text:p>
          </table:table-cell>
          <table:table-cell table:style-name="ce6" table:formula="of:=IF(NOT(ISBLANK([.F519]));IFERROR(MATCH(VLOOKUP([.F519];[.$A$1:.$A$1048576];1;0);[.$A$1:.$A$1048576];0););)" office:value-type="float" office:value="27" calcext:value-type="float">
            <text:p>27</text:p>
          </table:table-cell>
          <table:table-cell table:style-name="ce6" table:formula="of:=IF(NOT(ISBLANK([.G519]));IFERROR(MATCH(VLOOKUP([.G519];[.$A$1:.$A$1048576];1;0);[.$A$1:.$A$1048576];0););)" office:value-type="float" office:value="56" calcext:value-type="float">
            <text:p>56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19:.M523])" office:value-type="float" office:value="5" calcext:value-type="float">
            <text:p>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19:.M523]&gt;[.$AP$3];[.C519:.G523];))*[.$AP$4]" office:value-type="float" office:value="46150" calcext:value-type="float">
            <text:p>46150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19:.M523]&gt;[.$AS$3];[.C519:.G523];))*[.$AS$4]" office:value-type="float" office:value="2352" calcext:value-type="float">
            <text:p>2352</text:p>
          </table:table-cell>
          <table:table-cell table:style-name="ce6"/>
          <table:table-cell table:style-name="ce6" table:formula="of:=IF(NOT(ISBLANK([.C519]));MAX([.I519:.M519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519]));MAX([.P519:.T519]);)" office:value-type="float" office:value="83" calcext:value-type="float">
            <text:p>83</text:p>
          </table:table-cell>
          <table:table-cell table:style-name="ce6"/>
          <table:table-cell table:style-name="ce6" table:formula="of:=MIN([.AD519:.AH523])" office:value-type="float" office:value="56" calcext:value-type="float">
            <text:p>5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2 92 18 90 77</text:p>
          </table:table-cell>
          <table:table-cell table:style-name="ce6" table:formula="of:=IFERROR(__xludf.dummyfunction(&quot;IFERROR(SPLIT(B520,&quot;&quot; &quot;&quot;),)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/>
          <table:table-cell table:style-name="ce6" table:formula="of:=IF(NOT(ISBLANK([.C520]));IFERROR(MATCH(VLOOKUP([.C520];[.$A$1:.$A$1048576];1;0);[.$A$1:.$A$1048576];0););)" office:value-type="float" office:value="39" calcext:value-type="float">
            <text:p>39</text:p>
          </table:table-cell>
          <table:table-cell table:style-name="ce6" table:formula="of:=IF(NOT(ISBLANK([.D520]));IFERROR(MATCH(VLOOKUP([.D520];[.$A$1:.$A$1048576];1;0);[.$A$1:.$A$1048576];0););)" office:value-type="float" office:value="10" calcext:value-type="float">
            <text:p>10</text:p>
          </table:table-cell>
          <table:table-cell table:style-name="ce6" table:formula="of:=IF(NOT(ISBLANK([.E520]));IFERROR(MATCH(VLOOKUP([.E520];[.$A$1:.$A$1048576];1;0);[.$A$1:.$A$1048576];0););)" office:value-type="float" office:value="59" calcext:value-type="float">
            <text:p>59</text:p>
          </table:table-cell>
          <table:table-cell table:style-name="ce6" table:formula="of:=IF(NOT(ISBLANK([.F520]));IFERROR(MATCH(VLOOKUP([.F520];[.$A$1:.$A$1048576];1;0);[.$A$1:.$A$1048576];0););)" office:value-type="float" office:value="18" calcext:value-type="float">
            <text:p>18</text:p>
          </table:table-cell>
          <table:table-cell table:style-name="ce6" table:formula="of:=IF(NOT(ISBLANK([.G520]));IFERROR(MATCH(VLOOKUP([.G520];[.$A$1:.$A$1048576];1;0);[.$A$1:.$A$1048576];0););)" office:value-type="float" office:value="21" calcext:value-type="float">
            <text:p>21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9"/>
          <table:table-cell table:style-name="ce6" table:formula="of:=IF(NOT(ISBLANK([.C520]));MAX([.I520:.M520]);)" office:value-type="float" office:value="59" calcext:value-type="float">
            <text:p>59</text:p>
          </table:table-cell>
          <table:table-cell table:style-name="ce6" table:number-columns-repeated="3"/>
          <table:table-cell table:style-name="ce6" table:formula="of:=IF(NOT(ISBLANK([.C520]));MAX([.P520:.T520]);)" office:value-type="float" office:value="81" calcext:value-type="float">
            <text:p>8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4 98 88 41 25</text:p>
          </table:table-cell>
          <table:table-cell table:style-name="ce6" table:formula="of:=IFERROR(__xludf.dummyfunction(&quot;IFERROR(SPLIT(B521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521]));IFERROR(MATCH(VLOOKUP([.C521];[.$A$1:.$A$1048576];1;0);[.$A$1:.$A$1048576];0););)" office:value-type="float" office:value="36" calcext:value-type="float">
            <text:p>36</text:p>
          </table:table-cell>
          <table:table-cell table:style-name="ce6" table:formula="of:=IF(NOT(ISBLANK([.D521]));IFERROR(MATCH(VLOOKUP([.D521];[.$A$1:.$A$1048576];1;0);[.$A$1:.$A$1048576];0););)" office:value-type="float" office:value="64" calcext:value-type="float">
            <text:p>64</text:p>
          </table:table-cell>
          <table:table-cell table:style-name="ce6" table:formula="of:=IF(NOT(ISBLANK([.E521]));IFERROR(MATCH(VLOOKUP([.E521];[.$A$1:.$A$1048576];1;0);[.$A$1:.$A$1048576];0););)" office:value-type="float" office:value="82" calcext:value-type="float">
            <text:p>82</text:p>
          </table:table-cell>
          <table:table-cell table:style-name="ce6" table:formula="of:=IF(NOT(ISBLANK([.F521]));IFERROR(MATCH(VLOOKUP([.F521];[.$A$1:.$A$1048576];1;0);[.$A$1:.$A$1048576];0););)" office:value-type="float" office:value="25" calcext:value-type="float">
            <text:p>25</text:p>
          </table:table-cell>
          <table:table-cell table:style-name="ce6" table:formula="of:=IF(NOT(ISBLANK([.G521]));IFERROR(MATCH(VLOOKUP([.G521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office:value-type="float" office:value="94" calcext:value-type="float">
            <text:p>9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9"/>
          <table:table-cell table:style-name="ce6" table:formula="of:=IF(NOT(ISBLANK([.C521]));MAX([.I521:.M521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521]));MAX([.P521:.T521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6 49 29 71 61</text:p>
          </table:table-cell>
          <table:table-cell table:style-name="ce6" table:formula="of:=IFERROR(__xludf.dummyfunction(&quot;IFERROR(SPLIT(B522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/>
          <table:table-cell table:style-name="ce6" table:formula="of:=IF(NOT(ISBLANK([.C522]));IFERROR(MATCH(VLOOKUP([.C522];[.$A$1:.$A$1048576];1;0);[.$A$1:.$A$1048576];0););)" office:value-type="float" office:value="15" calcext:value-type="float">
            <text:p>15</text:p>
          </table:table-cell>
          <table:table-cell table:style-name="ce6" table:formula="of:=IF(NOT(ISBLANK([.D522]));IFERROR(MATCH(VLOOKUP([.D522];[.$A$1:.$A$1048576];1;0);[.$A$1:.$A$1048576];0););)" office:value-type="float" office:value="81" calcext:value-type="float">
            <text:p>81</text:p>
          </table:table-cell>
          <table:table-cell table:style-name="ce6" table:formula="of:=IF(NOT(ISBLANK([.E522]));IFERROR(MATCH(VLOOKUP([.E522];[.$A$1:.$A$1048576];1;0);[.$A$1:.$A$1048576];0););)" office:value-type="float" office:value="85" calcext:value-type="float">
            <text:p>85</text:p>
          </table:table-cell>
          <table:table-cell table:style-name="ce6" table:formula="of:=IF(NOT(ISBLANK([.F522]));IFERROR(MATCH(VLOOKUP([.F522];[.$A$1:.$A$1048576];1;0);[.$A$1:.$A$1048576];0););)" office:value-type="float" office:value="35" calcext:value-type="float">
            <text:p>35</text:p>
          </table:table-cell>
          <table:table-cell table:style-name="ce6" table:formula="of:=IF(NOT(ISBLANK([.G522]));IFERROR(MATCH(VLOOKUP([.G522];[.$A$1:.$A$1048576];1;0);[.$A$1:.$A$1048576];0););)" office:value-type="float" office:value="30" calcext:value-type="float">
            <text:p>30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9"/>
          <table:table-cell table:style-name="ce6" table:formula="of:=IF(NOT(ISBLANK([.C522]));MAX([.I522:.M522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522]));MAX([.P522:.T522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 12 78 15 40</text:p>
          </table:table-cell>
          <table:table-cell table:style-name="ce6" table:formula="of:=IFERROR(__xludf.dummyfunction(&quot;IFERROR(SPLIT(B523,&quot;&quot; &quot;&quot;),)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523]));IFERROR(MATCH(VLOOKUP([.C523];[.$A$1:.$A$1048576];1;0);[.$A$1:.$A$1048576];0););)" office:value-type="float" office:value="83" calcext:value-type="float">
            <text:p>83</text:p>
          </table:table-cell>
          <table:table-cell table:style-name="ce6" table:formula="of:=IF(NOT(ISBLANK([.D523]));IFERROR(MATCH(VLOOKUP([.D523];[.$A$1:.$A$1048576];1;0);[.$A$1:.$A$1048576];0););)" office:value-type="float" office:value="60" calcext:value-type="float">
            <text:p>60</text:p>
          </table:table-cell>
          <table:table-cell table:style-name="ce6" table:formula="of:=IF(NOT(ISBLANK([.E523]));IFERROR(MATCH(VLOOKUP([.E523];[.$A$1:.$A$1048576];1;0);[.$A$1:.$A$1048576];0););)" office:value-type="float" office:value="67" calcext:value-type="float">
            <text:p>67</text:p>
          </table:table-cell>
          <table:table-cell table:style-name="ce6" table:formula="of:=IF(NOT(ISBLANK([.F523]));IFERROR(MATCH(VLOOKUP([.F523];[.$A$1:.$A$1048576];1;0);[.$A$1:.$A$1048576];0););)" office:value-type="float" office:value="100" calcext:value-type="float">
            <text:p>100</text:p>
          </table:table-cell>
          <table:table-cell table:style-name="ce6" table:formula="of:=IF(NOT(ISBLANK([.G523]));IFERROR(MATCH(VLOOKUP([.G523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56" calcext:value-type="float">
            <text:p>5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9"/>
          <table:table-cell table:style-name="ce6" table:formula="of:=IF(NOT(ISBLANK([.C523]));MAX([.I523:.M523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523]));MAX([.P523:.T523]);)" office:value-type="float" office:value="56" calcext:value-type="float">
            <text:p>5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2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24]));IFERROR(MATCH(VLOOKUP([.C524];[.$A$1:.$A$1048576];1;0);[.$A$1:.$A$1048576];0););)" office:value-type="float" office:value="0" calcext:value-type="float">
            <text:p>0</text:p>
          </table:table-cell>
          <table:table-cell table:style-name="ce6" table:formula="of:=IF(NOT(ISBLANK([.D524]));IFERROR(MATCH(VLOOKUP([.D524];[.$A$1:.$A$1048576];1;0);[.$A$1:.$A$1048576];0););)" office:value-type="float" office:value="0" calcext:value-type="float">
            <text:p>0</text:p>
          </table:table-cell>
          <table:table-cell table:style-name="ce6" table:formula="of:=IF(NOT(ISBLANK([.E524]));IFERROR(MATCH(VLOOKUP([.E524];[.$A$1:.$A$1048576];1;0);[.$A$1:.$A$1048576];0););)" office:value-type="float" office:value="0" calcext:value-type="float">
            <text:p>0</text:p>
          </table:table-cell>
          <table:table-cell table:style-name="ce6" table:formula="of:=IF(NOT(ISBLANK([.F524]));IFERROR(MATCH(VLOOKUP([.F524];[.$A$1:.$A$1048576];1;0);[.$A$1:.$A$1048576];0););)" office:value-type="float" office:value="0" calcext:value-type="float">
            <text:p>0</text:p>
          </table:table-cell>
          <table:table-cell table:style-name="ce6" table:formula="of:=IF(NOT(ISBLANK([.G524]));IFERROR(MATCH(VLOOKUP([.G52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24]));MAX([.I524:.M52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24]));MAX([.P524:.T52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5 <text:s/>1 48 41 <text:s/>8</text:p>
          </table:table-cell>
          <table:table-cell table:style-name="ce6" table:formula="of:=IFERROR(__xludf.dummyfunction(&quot;IFERROR(SPLIT(B525,&quot;&quot; &quot;&quot;),)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8)" office:value-type="float" office:value="8" calcext:value-type="float">
            <text:p>8</text:p>
          </table:table-cell>
          <table:table-cell table:style-name="ce6"/>
          <table:table-cell table:style-name="ce6" table:formula="of:=IF(NOT(ISBLANK([.C525]));IFERROR(MATCH(VLOOKUP([.C525];[.$A$1:.$A$1048576];1;0);[.$A$1:.$A$1048576];0););)" office:value-type="float" office:value="100" calcext:value-type="float">
            <text:p>100</text:p>
          </table:table-cell>
          <table:table-cell table:style-name="ce6" table:formula="of:=IF(NOT(ISBLANK([.D525]));IFERROR(MATCH(VLOOKUP([.D525];[.$A$1:.$A$1048576];1;0);[.$A$1:.$A$1048576];0););)" office:value-type="float" office:value="14" calcext:value-type="float">
            <text:p>14</text:p>
          </table:table-cell>
          <table:table-cell table:style-name="ce6" table:formula="of:=IF(NOT(ISBLANK([.E525]));IFERROR(MATCH(VLOOKUP([.E525];[.$A$1:.$A$1048576];1;0);[.$A$1:.$A$1048576];0););)" office:value-type="float" office:value="74" calcext:value-type="float">
            <text:p>74</text:p>
          </table:table-cell>
          <table:table-cell table:style-name="ce6" table:formula="of:=IF(NOT(ISBLANK([.F525]));IFERROR(MATCH(VLOOKUP([.F525];[.$A$1:.$A$1048576];1;0);[.$A$1:.$A$1048576];0););)" office:value-type="float" office:value="25" calcext:value-type="float">
            <text:p>25</text:p>
          </table:table-cell>
          <table:table-cell table:style-name="ce6" table:formula="of:=IF(NOT(ISBLANK([.G525]));IFERROR(MATCH(VLOOKUP([.G525];[.$A$1:.$A$1048576];1;0);[.$A$1:.$A$1048576];0););)" office:value-type="float" office:value="34" calcext:value-type="float">
            <text:p>3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25:.M529])" office:value-type="float" office:value="100" calcext:value-type="float">
            <text:p>10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25:.M529]&gt;[.$AP$3];[.C525:.G529];))*[.$AP$4]" office:value-type="float" office:value="33370" calcext:value-type="float">
            <text:p>33370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25:.M529]&gt;[.$AS$3];[.C525:.G529];))*[.$AS$4]" office:value-type="float" office:value="5600" calcext:value-type="float">
            <text:p>5600</text:p>
          </table:table-cell>
          <table:table-cell table:style-name="ce6"/>
          <table:table-cell table:style-name="ce6" table:formula="of:=IF(NOT(ISBLANK([.C525]));MAX([.I525:.M525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525]));MAX([.P525:.T525]);)" office:value-type="float" office:value="100" calcext:value-type="float">
            <text:p>100</text:p>
          </table:table-cell>
          <table:table-cell table:style-name="ce6"/>
          <table:table-cell table:style-name="ce6" table:formula="of:=MIN([.AD525:.AH529])" office:value-type="float" office:value="56" calcext:value-type="float">
            <text:p>56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 74 61 11 78</text:p>
          </table:table-cell>
          <table:table-cell table:style-name="ce6" table:formula="of:=IFERROR(__xludf.dummyfunction(&quot;IFERROR(SPLIT(B526,&quot;&quot; &quot;&quot;),)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78)" office:value-type="float" office:value="78" calcext:value-type="float">
            <text:p>78</text:p>
          </table:table-cell>
          <table:table-cell table:style-name="ce6"/>
          <table:table-cell table:style-name="ce6" table:formula="of:=IF(NOT(ISBLANK([.C526]));IFERROR(MATCH(VLOOKUP([.C526];[.$A$1:.$A$1048576];1;0);[.$A$1:.$A$1048576];0););)" office:value-type="float" office:value="38" calcext:value-type="float">
            <text:p>38</text:p>
          </table:table-cell>
          <table:table-cell table:style-name="ce6" table:formula="of:=IF(NOT(ISBLANK([.D526]));IFERROR(MATCH(VLOOKUP([.D526];[.$A$1:.$A$1048576];1;0);[.$A$1:.$A$1048576];0););)" office:value-type="float" office:value="93" calcext:value-type="float">
            <text:p>93</text:p>
          </table:table-cell>
          <table:table-cell table:style-name="ce6" table:formula="of:=IF(NOT(ISBLANK([.E526]));IFERROR(MATCH(VLOOKUP([.E526];[.$A$1:.$A$1048576];1;0);[.$A$1:.$A$1048576];0););)" office:value-type="float" office:value="30" calcext:value-type="float">
            <text:p>30</text:p>
          </table:table-cell>
          <table:table-cell table:style-name="ce6" table:formula="of:=IF(NOT(ISBLANK([.F526]));IFERROR(MATCH(VLOOKUP([.F526];[.$A$1:.$A$1048576];1;0);[.$A$1:.$A$1048576];0););)" office:value-type="float" office:value="102" calcext:value-type="float">
            <text:p>102</text:p>
          </table:table-cell>
          <table:table-cell table:style-name="ce6" table:formula="of:=IF(NOT(ISBLANK([.G526]));IFERROR(MATCH(VLOOKUP([.G526];[.$A$1:.$A$1048576];1;0);[.$A$1:.$A$1048576];0););)" office:value-type="float" office:value="67" calcext:value-type="float">
            <text:p>67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9"/>
          <table:table-cell table:style-name="ce6" table:formula="of:=IF(NOT(ISBLANK([.C526]));MAX([.I526:.M526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526]));MAX([.P526:.T526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9 59 63 42 17</text:p>
          </table:table-cell>
          <table:table-cell table:style-name="ce6" table:formula="of:=IFERROR(__xludf.dummyfunction(&quot;IFERROR(SPLIT(B527,&quot;&quot; &quot;&quot;),)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527]));IFERROR(MATCH(VLOOKUP([.C527];[.$A$1:.$A$1048576];1;0);[.$A$1:.$A$1048576];0););)" office:value-type="float" office:value="41" calcext:value-type="float">
            <text:p>41</text:p>
          </table:table-cell>
          <table:table-cell table:style-name="ce6" table:formula="of:=IF(NOT(ISBLANK([.D527]));IFERROR(MATCH(VLOOKUP([.D527];[.$A$1:.$A$1048576];1;0);[.$A$1:.$A$1048576];0););)" office:value-type="float" office:value="17" calcext:value-type="float">
            <text:p>17</text:p>
          </table:table-cell>
          <table:table-cell table:style-name="ce6" table:formula="of:=IF(NOT(ISBLANK([.E527]));IFERROR(MATCH(VLOOKUP([.E527];[.$A$1:.$A$1048576];1;0);[.$A$1:.$A$1048576];0););)" office:value-type="float" office:value="56" calcext:value-type="float">
            <text:p>56</text:p>
          </table:table-cell>
          <table:table-cell table:style-name="ce6" table:formula="of:=IF(NOT(ISBLANK([.F527]));IFERROR(MATCH(VLOOKUP([.F527];[.$A$1:.$A$1048576];1;0);[.$A$1:.$A$1048576];0););)" office:value-type="float" office:value="4" calcext:value-type="float">
            <text:p>4</text:p>
          </table:table-cell>
          <table:table-cell table:style-name="ce6" table:formula="of:=IF(NOT(ISBLANK([.G527]));IFERROR(MATCH(VLOOKUP([.G527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527]));MAX([.I527:.M527]);)" office:value-type="float" office:value="56" calcext:value-type="float">
            <text:p>56</text:p>
          </table:table-cell>
          <table:table-cell table:style-name="ce6" table:number-columns-repeated="3"/>
          <table:table-cell table:style-name="ce6" table:formula="of:=IF(NOT(ISBLANK([.C527]));MAX([.P527:.T527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13 22 88 47</text:p>
          </table:table-cell>
          <table:table-cell table:style-name="ce6" table:formula="of:=IFERROR(__xludf.dummyfunction(&quot;IFERROR(SPLIT(B528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/>
          <table:table-cell table:style-name="ce6" table:formula="of:=IF(NOT(ISBLANK([.C528]));IFERROR(MATCH(VLOOKUP([.C528];[.$A$1:.$A$1048576];1;0);[.$A$1:.$A$1048576];0););)" office:value-type="float" office:value="28" calcext:value-type="float">
            <text:p>28</text:p>
          </table:table-cell>
          <table:table-cell table:style-name="ce6" table:formula="of:=IF(NOT(ISBLANK([.D528]));IFERROR(MATCH(VLOOKUP([.D528];[.$A$1:.$A$1048576];1;0);[.$A$1:.$A$1048576];0););)" office:value-type="float" office:value="7" calcext:value-type="float">
            <text:p>7</text:p>
          </table:table-cell>
          <table:table-cell table:style-name="ce6" table:formula="of:=IF(NOT(ISBLANK([.E528]));IFERROR(MATCH(VLOOKUP([.E528];[.$A$1:.$A$1048576];1;0);[.$A$1:.$A$1048576];0););)" office:value-type="float" office:value="40" calcext:value-type="float">
            <text:p>40</text:p>
          </table:table-cell>
          <table:table-cell table:style-name="ce6" table:formula="of:=IF(NOT(ISBLANK([.F528]));IFERROR(MATCH(VLOOKUP([.F528];[.$A$1:.$A$1048576];1;0);[.$A$1:.$A$1048576];0););)" office:value-type="float" office:value="82" calcext:value-type="float">
            <text:p>82</text:p>
          </table:table-cell>
          <table:table-cell table:style-name="ce6" table:formula="of:=IF(NOT(ISBLANK([.G528]));IFERROR(MATCH(VLOOKUP([.G528];[.$A$1:.$A$1048576];1;0);[.$A$1:.$A$1048576];0););)" office:value-type="float" office:value="26" calcext:value-type="float">
            <text:p>26</text:p>
          </table:table-cell>
          <table:table-cell table:style-name="ce6" table:number-columns-repeated="2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528]));MAX([.I528:.M528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528]));MAX([.P528:.T528]);)" office:value-type="float" office:value="102" calcext:value-type="float">
            <text:p>102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 95 33 44 <text:s/>6</text:p>
          </table:table-cell>
          <table:table-cell table:style-name="ce6" table:formula="of:=IFERROR(__xludf.dummyfunction(&quot;IFERROR(SPLIT(B529,&quot;&quot; &quot;&quot;),)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529]));IFERROR(MATCH(VLOOKUP([.C529];[.$A$1:.$A$1048576];1;0);[.$A$1:.$A$1048576];0););)" office:value-type="float" office:value="66" calcext:value-type="float">
            <text:p>66</text:p>
          </table:table-cell>
          <table:table-cell table:style-name="ce6" table:formula="of:=IF(NOT(ISBLANK([.D529]));IFERROR(MATCH(VLOOKUP([.D529];[.$A$1:.$A$1048576];1;0);[.$A$1:.$A$1048576];0););)" office:value-type="float" office:value="5" calcext:value-type="float">
            <text:p>5</text:p>
          </table:table-cell>
          <table:table-cell table:style-name="ce6" table:formula="of:=IF(NOT(ISBLANK([.E529]));IFERROR(MATCH(VLOOKUP([.E529];[.$A$1:.$A$1048576];1;0);[.$A$1:.$A$1048576];0););)" office:value-type="float" office:value="11" calcext:value-type="float">
            <text:p>11</text:p>
          </table:table-cell>
          <table:table-cell table:style-name="ce6" table:formula="of:=IF(NOT(ISBLANK([.F529]));IFERROR(MATCH(VLOOKUP([.F529];[.$A$1:.$A$1048576];1;0);[.$A$1:.$A$1048576];0););)" office:value-type="float" office:value="22" calcext:value-type="float">
            <text:p>22</text:p>
          </table:table-cell>
          <table:table-cell table:style-name="ce6" table:formula="of:=IF(NOT(ISBLANK([.G529]));IFERROR(MATCH(VLOOKUP([.G529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529]));MAX([.I529:.M529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529]));MAX([.P529:.T529]);)" office:value-type="float" office:value="83" calcext:value-type="float">
            <text:p>8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3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30]));IFERROR(MATCH(VLOOKUP([.C530];[.$A$1:.$A$1048576];1;0);[.$A$1:.$A$1048576];0););)" office:value-type="float" office:value="0" calcext:value-type="float">
            <text:p>0</text:p>
          </table:table-cell>
          <table:table-cell table:style-name="ce6" table:formula="of:=IF(NOT(ISBLANK([.D530]));IFERROR(MATCH(VLOOKUP([.D530];[.$A$1:.$A$1048576];1;0);[.$A$1:.$A$1048576];0););)" office:value-type="float" office:value="0" calcext:value-type="float">
            <text:p>0</text:p>
          </table:table-cell>
          <table:table-cell table:style-name="ce6" table:formula="of:=IF(NOT(ISBLANK([.E530]));IFERROR(MATCH(VLOOKUP([.E530];[.$A$1:.$A$1048576];1;0);[.$A$1:.$A$1048576];0););)" office:value-type="float" office:value="0" calcext:value-type="float">
            <text:p>0</text:p>
          </table:table-cell>
          <table:table-cell table:style-name="ce6" table:formula="of:=IF(NOT(ISBLANK([.F530]));IFERROR(MATCH(VLOOKUP([.F530];[.$A$1:.$A$1048576];1;0);[.$A$1:.$A$1048576];0););)" office:value-type="float" office:value="0" calcext:value-type="float">
            <text:p>0</text:p>
          </table:table-cell>
          <table:table-cell table:style-name="ce6" table:formula="of:=IF(NOT(ISBLANK([.G530]));IFERROR(MATCH(VLOOKUP([.G53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30]));MAX([.I530:.M53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30]));MAX([.P530:.T53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1 16 38 97 74</text:p>
          </table:table-cell>
          <table:table-cell table:style-name="ce6" table:formula="of:=IFERROR(__xludf.dummyfunction(&quot;IFERROR(SPLIT(B531,&quot;&quot; &quot;&quot;),)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97)" office:value-type="float" office:value="97" calcext:value-type="float">
            <text:p>97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/>
          <table:table-cell table:style-name="ce6" table:formula="of:=IF(NOT(ISBLANK([.C531]));IFERROR(MATCH(VLOOKUP([.C531];[.$A$1:.$A$1048576];1;0);[.$A$1:.$A$1048576];0););)" office:value-type="float" office:value="80" calcext:value-type="float">
            <text:p>80</text:p>
          </table:table-cell>
          <table:table-cell table:style-name="ce6" table:formula="of:=IF(NOT(ISBLANK([.D531]));IFERROR(MATCH(VLOOKUP([.D531];[.$A$1:.$A$1048576];1;0);[.$A$1:.$A$1048576];0););)" office:value-type="float" office:value="90" calcext:value-type="float">
            <text:p>90</text:p>
          </table:table-cell>
          <table:table-cell table:style-name="ce6" table:formula="of:=IF(NOT(ISBLANK([.E531]));IFERROR(MATCH(VLOOKUP([.E531];[.$A$1:.$A$1048576];1;0);[.$A$1:.$A$1048576];0););)" office:value-type="float" office:value="89" calcext:value-type="float">
            <text:p>89</text:p>
          </table:table-cell>
          <table:table-cell table:style-name="ce6" table:formula="of:=IF(NOT(ISBLANK([.F531]));IFERROR(MATCH(VLOOKUP([.F531];[.$A$1:.$A$1048576];1;0);[.$A$1:.$A$1048576];0););)" office:value-type="float" office:value="87" calcext:value-type="float">
            <text:p>87</text:p>
          </table:table-cell>
          <table:table-cell table:style-name="ce6" table:formula="of:=IF(NOT(ISBLANK([.G531]));IFERROR(MATCH(VLOOKUP([.G531];[.$A$1:.$A$1048576];1;0);[.$A$1:.$A$1048576];0););)" office:value-type="float" office:value="93" calcext:value-type="float">
            <text:p>9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31:.M535])" office:value-type="float" office:value="80" calcext:value-type="float">
            <text:p>8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31:.M535]&gt;[.$AP$3];[.C531:.G535];))*[.$AP$4]" office:value-type="float" office:value="52043" calcext:value-type="float">
            <text:p>5204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31:.M535]&gt;[.$AS$3];[.C531:.G535];))*[.$AS$4]" office:value-type="float" office:value="15904" calcext:value-type="float">
            <text:p>15904</text:p>
          </table:table-cell>
          <table:table-cell table:style-name="ce6"/>
          <table:table-cell table:style-name="ce6" table:formula="of:=IF(NOT(ISBLANK([.C531]));MAX([.I531:.M531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531]));MAX([.P531:.T531]);)" office:value-type="float" office:value="101" calcext:value-type="float">
            <text:p>101</text:p>
          </table:table-cell>
          <table:table-cell table:style-name="ce6"/>
          <table:table-cell table:style-name="ce6" table:formula="of:=MIN([.AD531:.AH535])" office:value-type="float" office:value="47" calcext:value-type="float">
            <text:p>4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7 58 <text:s/>2 17 10</text:p>
          </table:table-cell>
          <table:table-cell table:style-name="ce6" table:formula="of:=IFERROR(__xludf.dummyfunction(&quot;IFERROR(SPLIT(B532,&quot;&quot; &quot;&quot;),)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/>
          <table:table-cell table:style-name="ce6" table:formula="of:=IF(NOT(ISBLANK([.C532]));IFERROR(MATCH(VLOOKUP([.C532];[.$A$1:.$A$1048576];1;0);[.$A$1:.$A$1048576];0););)" office:value-type="float" office:value="23" calcext:value-type="float">
            <text:p>23</text:p>
          </table:table-cell>
          <table:table-cell table:style-name="ce6" table:formula="of:=IF(NOT(ISBLANK([.D532]));IFERROR(MATCH(VLOOKUP([.D532];[.$A$1:.$A$1048576];1;0);[.$A$1:.$A$1048576];0););)" office:value-type="float" office:value="37" calcext:value-type="float">
            <text:p>37</text:p>
          </table:table-cell>
          <table:table-cell table:style-name="ce6" table:formula="of:=IF(NOT(ISBLANK([.E532]));IFERROR(MATCH(VLOOKUP([.E532];[.$A$1:.$A$1048576];1;0);[.$A$1:.$A$1048576];0););)" office:value-type="float" office:value="44" calcext:value-type="float">
            <text:p>44</text:p>
          </table:table-cell>
          <table:table-cell table:style-name="ce6" table:formula="of:=IF(NOT(ISBLANK([.F532]));IFERROR(MATCH(VLOOKUP([.F532];[.$A$1:.$A$1048576];1;0);[.$A$1:.$A$1048576];0););)" office:value-type="float" office:value="43" calcext:value-type="float">
            <text:p>43</text:p>
          </table:table-cell>
          <table:table-cell table:style-name="ce6" table:formula="of:=IF(NOT(ISBLANK([.G532]));IFERROR(MATCH(VLOOKUP([.G532];[.$A$1:.$A$1048576];1;0);[.$A$1:.$A$1048576];0););)" office:value-type="float" office:value="47" calcext:value-type="float">
            <text:p>47</text:p>
          </table:table-cell>
          <table:table-cell table:style-name="ce6" table:number-columns-repeated="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9"/>
          <table:table-cell table:style-name="ce6" table:formula="of:=IF(NOT(ISBLANK([.C532]));MAX([.I532:.M532]);)" office:value-type="float" office:value="47" calcext:value-type="float">
            <text:p>47</text:p>
          </table:table-cell>
          <table:table-cell table:style-name="ce6" table:number-columns-repeated="3"/>
          <table:table-cell table:style-name="ce6" table:formula="of:=IF(NOT(ISBLANK([.C532]));MAX([.P532:.T532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9 44 <text:s/>1 20 <text:s/>6</text:p>
          </table:table-cell>
          <table:table-cell table:style-name="ce6" table:formula="of:=IFERROR(__xludf.dummyfunction(&quot;IFERROR(SPLIT(B533,&quot;&quot; &quot;&quot;),)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/>
          <table:table-cell table:style-name="ce6" table:formula="of:=IF(NOT(ISBLANK([.C533]));IFERROR(MATCH(VLOOKUP([.C533];[.$A$1:.$A$1048576];1;0);[.$A$1:.$A$1048576];0););)" office:value-type="float" office:value="9" calcext:value-type="float">
            <text:p>9</text:p>
          </table:table-cell>
          <table:table-cell table:style-name="ce6" table:formula="of:=IF(NOT(ISBLANK([.D533]));IFERROR(MATCH(VLOOKUP([.D533];[.$A$1:.$A$1048576];1;0);[.$A$1:.$A$1048576];0););)" office:value-type="float" office:value="22" calcext:value-type="float">
            <text:p>22</text:p>
          </table:table-cell>
          <table:table-cell table:style-name="ce6" table:formula="of:=IF(NOT(ISBLANK([.E533]));IFERROR(MATCH(VLOOKUP([.E533];[.$A$1:.$A$1048576];1;0);[.$A$1:.$A$1048576];0););)" office:value-type="float" office:value="14" calcext:value-type="float">
            <text:p>14</text:p>
          </table:table-cell>
          <table:table-cell table:style-name="ce6" table:formula="of:=IF(NOT(ISBLANK([.F533]));IFERROR(MATCH(VLOOKUP([.F533];[.$A$1:.$A$1048576];1;0);[.$A$1:.$A$1048576];0););)" office:value-type="float" office:value="32" calcext:value-type="float">
            <text:p>32</text:p>
          </table:table-cell>
          <table:table-cell table:style-name="ce6" table:formula="of:=IF(NOT(ISBLANK([.G533]));IFERROR(MATCH(VLOOKUP([.G533];[.$A$1:.$A$1048576];1;0);[.$A$1:.$A$1048576];0););)" office:value-type="float" office:value="83" calcext:value-type="float">
            <text:p>83</text:p>
          </table:table-cell>
          <table:table-cell table:style-name="ce6" table:number-columns-repeated="2"/>
          <table:table-cell table:style-name="ce6" office:value-type="float" office:value="89" calcext:value-type="float">
            <text:p>8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9"/>
          <table:table-cell table:style-name="ce6" table:formula="of:=IF(NOT(ISBLANK([.C533]));MAX([.I533:.M533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533]));MAX([.P533:.T533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5 68 <text:s/>0 98 95</text:p>
          </table:table-cell>
          <table:table-cell table:style-name="ce6" table:formula="of:=IFERROR(__xludf.dummyfunction(&quot;IFERROR(SPLIT(B534,&quot;&quot; &quot;&quot;),)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0)" office:value-type="float" office:value="0" calcext:value-type="float">
            <text:p>0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/>
          <table:table-cell table:style-name="ce6" table:formula="of:=IF(NOT(ISBLANK([.C534]));IFERROR(MATCH(VLOOKUP([.C534];[.$A$1:.$A$1048576];1;0);[.$A$1:.$A$1048576];0););)" office:value-type="float" office:value="79" calcext:value-type="float">
            <text:p>79</text:p>
          </table:table-cell>
          <table:table-cell table:style-name="ce6" table:formula="of:=IF(NOT(ISBLANK([.D534]));IFERROR(MATCH(VLOOKUP([.D534];[.$A$1:.$A$1048576];1;0);[.$A$1:.$A$1048576];0););)" office:value-type="float" office:value="70" calcext:value-type="float">
            <text:p>70</text:p>
          </table:table-cell>
          <table:table-cell table:style-name="ce6" table:formula="of:=IF(NOT(ISBLANK([.E534]));IFERROR(MATCH(VLOOKUP([.E534];[.$A$1:.$A$1048576];1;0);[.$A$1:.$A$1048576];0););)" office:value-type="float" office:value="46" calcext:value-type="float">
            <text:p>46</text:p>
          </table:table-cell>
          <table:table-cell table:style-name="ce6" table:formula="of:=IF(NOT(ISBLANK([.F534]));IFERROR(MATCH(VLOOKUP([.F534];[.$A$1:.$A$1048576];1;0);[.$A$1:.$A$1048576];0););)" office:value-type="float" office:value="64" calcext:value-type="float">
            <text:p>64</text:p>
          </table:table-cell>
          <table:table-cell table:style-name="ce6" table:formula="of:=IF(NOT(ISBLANK([.G534]));IFERROR(MATCH(VLOOKUP([.G534];[.$A$1:.$A$1048576];1;0);[.$A$1:.$A$1048576];0););)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87" calcext:value-type="float">
            <text:p>8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number-columns-repeated="9"/>
          <table:table-cell table:style-name="ce6" table:formula="of:=IF(NOT(ISBLANK([.C534]));MAX([.I534:.M534]);)" office:value-type="float" office:value="79" calcext:value-type="float">
            <text:p>79</text:p>
          </table:table-cell>
          <table:table-cell table:style-name="ce6" table:number-columns-repeated="3"/>
          <table:table-cell table:style-name="ce6" table:formula="of:=IF(NOT(ISBLANK([.C534]));MAX([.P534:.T534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4 24 93 45 80</text:p>
          </table:table-cell>
          <table:table-cell table:style-name="ce6" table:formula="of:=IFERROR(__xludf.dummyfunction(&quot;IFERROR(SPLIT(B535,&quot;&quot; &quot;&quot;),)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/>
          <table:table-cell table:style-name="ce6" table:formula="of:=IF(NOT(ISBLANK([.C535]));IFERROR(MATCH(VLOOKUP([.C535];[.$A$1:.$A$1048576];1;0);[.$A$1:.$A$1048576];0););)" office:value-type="float" office:value="101" calcext:value-type="float">
            <text:p>101</text:p>
          </table:table-cell>
          <table:table-cell table:style-name="ce6" table:formula="of:=IF(NOT(ISBLANK([.D535]));IFERROR(MATCH(VLOOKUP([.D535];[.$A$1:.$A$1048576];1;0);[.$A$1:.$A$1048576];0););)" office:value-type="float" office:value="58" calcext:value-type="float">
            <text:p>58</text:p>
          </table:table-cell>
          <table:table-cell table:style-name="ce6" table:formula="of:=IF(NOT(ISBLANK([.E535]));IFERROR(MATCH(VLOOKUP([.E535];[.$A$1:.$A$1048576];1;0);[.$A$1:.$A$1048576];0););)" office:value-type="float" office:value="16" calcext:value-type="float">
            <text:p>16</text:p>
          </table:table-cell>
          <table:table-cell table:style-name="ce6" table:formula="of:=IF(NOT(ISBLANK([.F535]));IFERROR(MATCH(VLOOKUP([.F535];[.$A$1:.$A$1048576];1;0);[.$A$1:.$A$1048576];0););)" office:value-type="float" office:value="97" calcext:value-type="float">
            <text:p>97</text:p>
          </table:table-cell>
          <table:table-cell table:style-name="ce6" table:formula="of:=IF(NOT(ISBLANK([.G535]));IFERROR(MATCH(VLOOKUP([.G535];[.$A$1:.$A$1048576];1;0);[.$A$1:.$A$1048576];0););)" office:value-type="float" office:value="27" calcext:value-type="float">
            <text:p>27</text:p>
          </table:table-cell>
          <table:table-cell table:style-name="ce6" table:number-columns-repeated="2"/>
          <table:table-cell table:style-name="ce6" office:value-type="float" office:value="93" calcext:value-type="float">
            <text:p>9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9"/>
          <table:table-cell table:style-name="ce6" table:formula="of:=IF(NOT(ISBLANK([.C535]));MAX([.I535:.M535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535]));MAX([.P535:.T535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3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36]));IFERROR(MATCH(VLOOKUP([.C536];[.$A$1:.$A$1048576];1;0);[.$A$1:.$A$1048576];0););)" office:value-type="float" office:value="0" calcext:value-type="float">
            <text:p>0</text:p>
          </table:table-cell>
          <table:table-cell table:style-name="ce6" table:formula="of:=IF(NOT(ISBLANK([.D536]));IFERROR(MATCH(VLOOKUP([.D536];[.$A$1:.$A$1048576];1;0);[.$A$1:.$A$1048576];0););)" office:value-type="float" office:value="0" calcext:value-type="float">
            <text:p>0</text:p>
          </table:table-cell>
          <table:table-cell table:style-name="ce6" table:formula="of:=IF(NOT(ISBLANK([.E536]));IFERROR(MATCH(VLOOKUP([.E536];[.$A$1:.$A$1048576];1;0);[.$A$1:.$A$1048576];0););)" office:value-type="float" office:value="0" calcext:value-type="float">
            <text:p>0</text:p>
          </table:table-cell>
          <table:table-cell table:style-name="ce6" table:formula="of:=IF(NOT(ISBLANK([.F536]));IFERROR(MATCH(VLOOKUP([.F536];[.$A$1:.$A$1048576];1;0);[.$A$1:.$A$1048576];0););)" office:value-type="float" office:value="0" calcext:value-type="float">
            <text:p>0</text:p>
          </table:table-cell>
          <table:table-cell table:style-name="ce6" table:formula="of:=IF(NOT(ISBLANK([.G536]));IFERROR(MATCH(VLOOKUP([.G53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36]));MAX([.I536:.M53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36]));MAX([.P536:.T53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3 39 90 48 38</text:p>
          </table:table-cell>
          <table:table-cell table:style-name="ce6" table:formula="of:=IFERROR(__xludf.dummyfunction(&quot;IFERROR(SPLIT(B537,&quot;&quot; &quot;&quot;),)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/>
          <table:table-cell table:style-name="ce6" table:formula="of:=IF(NOT(ISBLANK([.C537]));IFERROR(MATCH(VLOOKUP([.C537];[.$A$1:.$A$1048576];1;0);[.$A$1:.$A$1048576];0););)" office:value-type="float" office:value="13" calcext:value-type="float">
            <text:p>13</text:p>
          </table:table-cell>
          <table:table-cell table:style-name="ce6" table:formula="of:=IF(NOT(ISBLANK([.D537]));IFERROR(MATCH(VLOOKUP([.D537];[.$A$1:.$A$1048576];1;0);[.$A$1:.$A$1048576];0););)" office:value-type="float" office:value="41" calcext:value-type="float">
            <text:p>41</text:p>
          </table:table-cell>
          <table:table-cell table:style-name="ce6" table:formula="of:=IF(NOT(ISBLANK([.E537]));IFERROR(MATCH(VLOOKUP([.E537];[.$A$1:.$A$1048576];1;0);[.$A$1:.$A$1048576];0););)" office:value-type="float" office:value="18" calcext:value-type="float">
            <text:p>18</text:p>
          </table:table-cell>
          <table:table-cell table:style-name="ce6" table:formula="of:=IF(NOT(ISBLANK([.F537]));IFERROR(MATCH(VLOOKUP([.F537];[.$A$1:.$A$1048576];1;0);[.$A$1:.$A$1048576];0););)" office:value-type="float" office:value="74" calcext:value-type="float">
            <text:p>74</text:p>
          </table:table-cell>
          <table:table-cell table:style-name="ce6" table:formula="of:=IF(NOT(ISBLANK([.G537]));IFERROR(MATCH(VLOOKUP([.G537];[.$A$1:.$A$1048576];1;0);[.$A$1:.$A$1048576];0););)" office:value-type="float" office:value="89" calcext:value-type="float">
            <text:p>8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37:.M541])" office:value-type="float" office:value="13" calcext:value-type="float">
            <text:p>13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37:.M541]&gt;[.$AP$3];[.C537:.G541];))*[.$AP$4]" office:value-type="float" office:value="60492" calcext:value-type="float">
            <text:p>60492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37:.M541]&gt;[.$AS$3];[.C537:.G541];))*[.$AS$4]" office:value-type="float" office:value="6832" calcext:value-type="float">
            <text:p>6832</text:p>
          </table:table-cell>
          <table:table-cell table:style-name="ce6"/>
          <table:table-cell table:style-name="ce6" table:formula="of:=IF(NOT(ISBLANK([.C537]));MAX([.I537:.M537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537]));MAX([.P537:.T537]);)" office:value-type="float" office:value="84" calcext:value-type="float">
            <text:p>84</text:p>
          </table:table-cell>
          <table:table-cell table:style-name="ce6"/>
          <table:table-cell table:style-name="ce6" table:formula="of:=MIN([.AD537:.AH541])" office:value-type="float" office:value="68" calcext:value-type="float">
            <text:p>68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6 85 84 <text:s/>4 21</text:p>
          </table:table-cell>
          <table:table-cell table:style-name="ce6" table:formula="of:=IFERROR(__xludf.dummyfunction(&quot;IFERROR(SPLIT(B538,&quot;&quot; &quot;&quot;),)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84)" office:value-type="float" office:value="84" calcext:value-type="float">
            <text:p>84</text:p>
          </table:table-cell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/>
          <table:table-cell table:style-name="ce6" table:formula="of:=IF(NOT(ISBLANK([.C538]));IFERROR(MATCH(VLOOKUP([.C538];[.$A$1:.$A$1048576];1;0);[.$A$1:.$A$1048576];0););)" office:value-type="float" office:value="84" calcext:value-type="float">
            <text:p>84</text:p>
          </table:table-cell>
          <table:table-cell table:style-name="ce6" table:formula="of:=IF(NOT(ISBLANK([.D538]));IFERROR(MATCH(VLOOKUP([.D538];[.$A$1:.$A$1048576];1;0);[.$A$1:.$A$1048576];0););)" office:value-type="float" office:value="79" calcext:value-type="float">
            <text:p>79</text:p>
          </table:table-cell>
          <table:table-cell table:style-name="ce6" table:formula="of:=IF(NOT(ISBLANK([.E538]));IFERROR(MATCH(VLOOKUP([.E538];[.$A$1:.$A$1048576];1;0);[.$A$1:.$A$1048576];0););)" office:value-type="float" office:value="95" calcext:value-type="float">
            <text:p>95</text:p>
          </table:table-cell>
          <table:table-cell table:style-name="ce6" table:formula="of:=IF(NOT(ISBLANK([.F538]));IFERROR(MATCH(VLOOKUP([.F538];[.$A$1:.$A$1048576];1;0);[.$A$1:.$A$1048576];0););)" office:value-type="float" office:value="66" calcext:value-type="float">
            <text:p>66</text:p>
          </table:table-cell>
          <table:table-cell table:style-name="ce6" table:formula="of:=IF(NOT(ISBLANK([.G538]));IFERROR(MATCH(VLOOKUP([.G538];[.$A$1:.$A$1048576];1;0);[.$A$1:.$A$1048576];0););)" office:value-type="float" office:value="31" calcext:value-type="float">
            <text:p>31</text:p>
          </table:table-cell>
          <table:table-cell table:style-name="ce6" table:number-columns-repeated="2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number-columns-repeated="9"/>
          <table:table-cell table:style-name="ce6" table:formula="of:=IF(NOT(ISBLANK([.C538]));MAX([.I538:.M538]);)" office:value-type="float" office:value="95" calcext:value-type="float">
            <text:p>95</text:p>
          </table:table-cell>
          <table:table-cell table:style-name="ce6" table:number-columns-repeated="3"/>
          <table:table-cell table:style-name="ce6" table:formula="of:=IF(NOT(ISBLANK([.C538]));MAX([.P538:.T538]);)" office:value-type="float" office:value="79" calcext:value-type="float">
            <text:p>7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5 <text:s/>5 91 33 43</text:p>
          </table:table-cell>
          <table:table-cell table:style-name="ce6" table:formula="of:=IFERROR(__xludf.dummyfunction(&quot;IFERROR(SPLIT(B539,&quot;&quot; &quot;&quot;),)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/>
          <table:table-cell table:style-name="ce6" table:formula="of:=IF(NOT(ISBLANK([.C539]));IFERROR(MATCH(VLOOKUP([.C539];[.$A$1:.$A$1048576];1;0);[.$A$1:.$A$1048576];0););)" office:value-type="float" office:value="19" calcext:value-type="float">
            <text:p>19</text:p>
          </table:table-cell>
          <table:table-cell table:style-name="ce6" table:formula="of:=IF(NOT(ISBLANK([.D539]));IFERROR(MATCH(VLOOKUP([.D539];[.$A$1:.$A$1048576];1;0);[.$A$1:.$A$1048576];0););)" office:value-type="float" office:value="38" calcext:value-type="float">
            <text:p>38</text:p>
          </table:table-cell>
          <table:table-cell table:style-name="ce6" table:formula="of:=IF(NOT(ISBLANK([.E539]));IFERROR(MATCH(VLOOKUP([.E539];[.$A$1:.$A$1048576];1;0);[.$A$1:.$A$1048576];0););)" office:value-type="float" office:value="57" calcext:value-type="float">
            <text:p>57</text:p>
          </table:table-cell>
          <table:table-cell table:style-name="ce6" table:formula="of:=IF(NOT(ISBLANK([.F539]));IFERROR(MATCH(VLOOKUP([.F539];[.$A$1:.$A$1048576];1;0);[.$A$1:.$A$1048576];0););)" office:value-type="float" office:value="11" calcext:value-type="float">
            <text:p>11</text:p>
          </table:table-cell>
          <table:table-cell table:style-name="ce6" table:formula="of:=IF(NOT(ISBLANK([.G539]));IFERROR(MATCH(VLOOKUP([.G539];[.$A$1:.$A$1048576];1;0);[.$A$1:.$A$1048576];0););)" office:value-type="float" office:value="69" calcext:value-type="float">
            <text:p>69</text:p>
          </table:table-cell>
          <table:table-cell table:style-name="ce6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539]));MAX([.I539:.M539]);)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formula="of:=IF(NOT(ISBLANK([.C539]));MAX([.P539:.T539]);)" office:value-type="float" office:value="95" calcext:value-type="float">
            <text:p>9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9 37 79 68 20</text:p>
          </table:table-cell>
          <table:table-cell table:style-name="ce6" table:formula="of:=IFERROR(__xludf.dummyfunction(&quot;IFERROR(SPLIT(B540,&quot;&quot; &quot;&quot;),)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68)" office:value-type="float" office:value="68" calcext:value-type="float">
            <text:p>68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(NOT(ISBLANK([.C540]));IFERROR(MATCH(VLOOKUP([.C540];[.$A$1:.$A$1048576];1;0);[.$A$1:.$A$1048576];0););)" office:value-type="float" office:value="81" calcext:value-type="float">
            <text:p>81</text:p>
          </table:table-cell>
          <table:table-cell table:style-name="ce6" table:formula="of:=IF(NOT(ISBLANK([.D540]));IFERROR(MATCH(VLOOKUP([.D540];[.$A$1:.$A$1048576];1;0);[.$A$1:.$A$1048576];0););)" office:value-type="float" office:value="23" calcext:value-type="float">
            <text:p>23</text:p>
          </table:table-cell>
          <table:table-cell table:style-name="ce6" table:formula="of:=IF(NOT(ISBLANK([.E540]));IFERROR(MATCH(VLOOKUP([.E540];[.$A$1:.$A$1048576];1;0);[.$A$1:.$A$1048576];0););)" office:value-type="float" office:value="62" calcext:value-type="float">
            <text:p>62</text:p>
          </table:table-cell>
          <table:table-cell table:style-name="ce6" table:formula="of:=IF(NOT(ISBLANK([.F540]));IFERROR(MATCH(VLOOKUP([.F540];[.$A$1:.$A$1048576];1;0);[.$A$1:.$A$1048576];0););)" office:value-type="float" office:value="70" calcext:value-type="float">
            <text:p>70</text:p>
          </table:table-cell>
          <table:table-cell table:style-name="ce6" table:formula="of:=IF(NOT(ISBLANK([.G540]));IFERROR(MATCH(VLOOKUP([.G540];[.$A$1:.$A$1048576];1;0);[.$A$1:.$A$1048576];0););)" office:value-type="float" office:value="32" calcext:value-type="float">
            <text:p>32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number-columns-repeated="9"/>
          <table:table-cell table:style-name="ce6" table:formula="of:=IF(NOT(ISBLANK([.C540]));MAX([.I540:.M540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540]));MAX([.P540:.T540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3 69 54 71 99</text:p>
          </table:table-cell>
          <table:table-cell table:style-name="ce6" table:formula="of:=IFERROR(__xludf.dummyfunction(&quot;IFERROR(SPLIT(B541,&quot;&quot; &quot;&quot;),)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541]));IFERROR(MATCH(VLOOKUP([.C541];[.$A$1:.$A$1048576];1;0);[.$A$1:.$A$1048576];0););)" office:value-type="float" office:value="16" calcext:value-type="float">
            <text:p>16</text:p>
          </table:table-cell>
          <table:table-cell table:style-name="ce6" table:formula="of:=IF(NOT(ISBLANK([.D541]));IFERROR(MATCH(VLOOKUP([.D541];[.$A$1:.$A$1048576];1;0);[.$A$1:.$A$1048576];0););)" office:value-type="float" office:value="65" calcext:value-type="float">
            <text:p>65</text:p>
          </table:table-cell>
          <table:table-cell table:style-name="ce6" table:formula="of:=IF(NOT(ISBLANK([.E541]));IFERROR(MATCH(VLOOKUP([.E541];[.$A$1:.$A$1048576];1;0);[.$A$1:.$A$1048576];0););)" office:value-type="float" office:value="68" calcext:value-type="float">
            <text:p>68</text:p>
          </table:table-cell>
          <table:table-cell table:style-name="ce6" table:formula="of:=IF(NOT(ISBLANK([.F541]));IFERROR(MATCH(VLOOKUP([.F541];[.$A$1:.$A$1048576];1;0);[.$A$1:.$A$1048576];0););)" office:value-type="float" office:value="35" calcext:value-type="float">
            <text:p>35</text:p>
          </table:table-cell>
          <table:table-cell table:style-name="ce6" table:formula="of:=IF(NOT(ISBLANK([.G541]));IFERROR(MATCH(VLOOKUP([.G541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9"/>
          <table:table-cell table:style-name="ce6" table:formula="of:=IF(NOT(ISBLANK([.C541]));MAX([.I541:.M541]);)" office:value-type="float" office:value="68" calcext:value-type="float">
            <text:p>68</text:p>
          </table:table-cell>
          <table:table-cell table:style-name="ce6" table:number-columns-repeated="3"/>
          <table:table-cell table:style-name="ce6" table:formula="of:=IF(NOT(ISBLANK([.C541]));MAX([.P541:.T541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4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42]));IFERROR(MATCH(VLOOKUP([.C542];[.$A$1:.$A$1048576];1;0);[.$A$1:.$A$1048576];0););)" office:value-type="float" office:value="0" calcext:value-type="float">
            <text:p>0</text:p>
          </table:table-cell>
          <table:table-cell table:style-name="ce6" table:formula="of:=IF(NOT(ISBLANK([.D542]));IFERROR(MATCH(VLOOKUP([.D542];[.$A$1:.$A$1048576];1;0);[.$A$1:.$A$1048576];0););)" office:value-type="float" office:value="0" calcext:value-type="float">
            <text:p>0</text:p>
          </table:table-cell>
          <table:table-cell table:style-name="ce6" table:formula="of:=IF(NOT(ISBLANK([.E542]));IFERROR(MATCH(VLOOKUP([.E542];[.$A$1:.$A$1048576];1;0);[.$A$1:.$A$1048576];0););)" office:value-type="float" office:value="0" calcext:value-type="float">
            <text:p>0</text:p>
          </table:table-cell>
          <table:table-cell table:style-name="ce6" table:formula="of:=IF(NOT(ISBLANK([.F542]));IFERROR(MATCH(VLOOKUP([.F542];[.$A$1:.$A$1048576];1;0);[.$A$1:.$A$1048576];0););)" office:value-type="float" office:value="0" calcext:value-type="float">
            <text:p>0</text:p>
          </table:table-cell>
          <table:table-cell table:style-name="ce6" table:formula="of:=IF(NOT(ISBLANK([.G542]));IFERROR(MATCH(VLOOKUP([.G54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42]));MAX([.I542:.M54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42]));MAX([.P542:.T54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8 69 <text:s/>1 65 20</text:p>
          </table:table-cell>
          <table:table-cell table:style-name="ce6" table:formula="of:=IFERROR(__xludf.dummyfunction(&quot;IFERROR(SPLIT(B543,&quot;&quot; &quot;&quot;),)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(NOT(ISBLANK([.C543]));IFERROR(MATCH(VLOOKUP([.C543];[.$A$1:.$A$1048576];1;0);[.$A$1:.$A$1048576];0););)" office:value-type="float" office:value="82" calcext:value-type="float">
            <text:p>82</text:p>
          </table:table-cell>
          <table:table-cell table:style-name="ce6" table:formula="of:=IF(NOT(ISBLANK([.D543]));IFERROR(MATCH(VLOOKUP([.D543];[.$A$1:.$A$1048576];1;0);[.$A$1:.$A$1048576];0););)" office:value-type="float" office:value="65" calcext:value-type="float">
            <text:p>65</text:p>
          </table:table-cell>
          <table:table-cell table:style-name="ce6" table:formula="of:=IF(NOT(ISBLANK([.E543]));IFERROR(MATCH(VLOOKUP([.E543];[.$A$1:.$A$1048576];1;0);[.$A$1:.$A$1048576];0););)" office:value-type="float" office:value="14" calcext:value-type="float">
            <text:p>14</text:p>
          </table:table-cell>
          <table:table-cell table:style-name="ce6" table:formula="of:=IF(NOT(ISBLANK([.F543]));IFERROR(MATCH(VLOOKUP([.F543];[.$A$1:.$A$1048576];1;0);[.$A$1:.$A$1048576];0););)" office:value-type="float" office:value="52" calcext:value-type="float">
            <text:p>52</text:p>
          </table:table-cell>
          <table:table-cell table:style-name="ce6" table:formula="of:=IF(NOT(ISBLANK([.G543]));IFERROR(MATCH(VLOOKUP([.G543];[.$A$1:.$A$1048576];1;0);[.$A$1:.$A$1048576];0););)" office:value-type="float" office:value="32" calcext:value-type="float">
            <text:p>3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43:.M547])" office:value-type="float" office:value="82" calcext:value-type="float">
            <text:p>8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43:.M547]&gt;[.$AP$3];[.C543:.G547];))*[.$AP$4]" office:value-type="float" office:value="67024" calcext:value-type="float">
            <text:p>6702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43:.M547]&gt;[.$AS$3];[.C543:.G547];))*[.$AS$4]" office:value-type="float" office:value="12544" calcext:value-type="float">
            <text:p>12544</text:p>
          </table:table-cell>
          <table:table-cell table:style-name="ce6"/>
          <table:table-cell table:style-name="ce6" table:formula="of:=IF(NOT(ISBLANK([.C543]));MAX([.I543:.M543]);)" office:value-type="float" office:value="82" calcext:value-type="float">
            <text:p>82</text:p>
          </table:table-cell>
          <table:table-cell table:style-name="ce6" table:number-columns-repeated="3"/>
          <table:table-cell table:style-name="ce6" table:formula="of:=IF(NOT(ISBLANK([.C543]));MAX([.P543:.T543]);)" office:value-type="float" office:value="93" calcext:value-type="float">
            <text:p>93</text:p>
          </table:table-cell>
          <table:table-cell table:style-name="ce6"/>
          <table:table-cell table:style-name="ce6" table:formula="of:=MIN([.AD543:.AH547])" office:value-type="float" office:value="69" calcext:value-type="float">
            <text:p>6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7 15 57 54 25</text:p>
          </table:table-cell>
          <table:table-cell table:style-name="ce6" table:formula="of:=IFERROR(__xludf.dummyfunction(&quot;IFERROR(SPLIT(B544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544]));IFERROR(MATCH(VLOOKUP([.C544];[.$A$1:.$A$1048576];1;0);[.$A$1:.$A$1048576];0););)" office:value-type="float" office:value="26" calcext:value-type="float">
            <text:p>26</text:p>
          </table:table-cell>
          <table:table-cell table:style-name="ce6" table:formula="of:=IF(NOT(ISBLANK([.D544]));IFERROR(MATCH(VLOOKUP([.D544];[.$A$1:.$A$1048576];1;0);[.$A$1:.$A$1048576];0););)" office:value-type="float" office:value="100" calcext:value-type="float">
            <text:p>100</text:p>
          </table:table-cell>
          <table:table-cell table:style-name="ce6" table:formula="of:=IF(NOT(ISBLANK([.E544]));IFERROR(MATCH(VLOOKUP([.E544];[.$A$1:.$A$1048576];1;0);[.$A$1:.$A$1048576];0););)" office:value-type="float" office:value="42" calcext:value-type="float">
            <text:p>42</text:p>
          </table:table-cell>
          <table:table-cell table:style-name="ce6" table:formula="of:=IF(NOT(ISBLANK([.F544]));IFERROR(MATCH(VLOOKUP([.F544];[.$A$1:.$A$1048576];1;0);[.$A$1:.$A$1048576];0););)" office:value-type="float" office:value="68" calcext:value-type="float">
            <text:p>68</text:p>
          </table:table-cell>
          <table:table-cell table:style-name="ce6" table:formula="of:=IF(NOT(ISBLANK([.G544]));IFERROR(MATCH(VLOOKUP([.G544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office:value-type="float" office:value="65" calcext:value-type="float">
            <text:p>6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9"/>
          <table:table-cell table:style-name="ce6" table:formula="of:=IF(NOT(ISBLANK([.C544]));MAX([.I544:.M544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544]));MAX([.P544:.T544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4 36 60 99 29</text:p>
          </table:table-cell>
          <table:table-cell table:style-name="ce6" table:formula="of:=IFERROR(__xludf.dummyfunction(&quot;IFERROR(SPLIT(B545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/>
          <table:table-cell table:style-name="ce6" table:formula="of:=IF(NOT(ISBLANK([.C545]));IFERROR(MATCH(VLOOKUP([.C545];[.$A$1:.$A$1048576];1;0);[.$A$1:.$A$1048576];0););)" office:value-type="float" office:value="22" calcext:value-type="float">
            <text:p>22</text:p>
          </table:table-cell>
          <table:table-cell table:style-name="ce6" table:formula="of:=IF(NOT(ISBLANK([.D545]));IFERROR(MATCH(VLOOKUP([.D545];[.$A$1:.$A$1048576];1;0);[.$A$1:.$A$1048576];0););)" office:value-type="float" office:value="15" calcext:value-type="float">
            <text:p>15</text:p>
          </table:table-cell>
          <table:table-cell table:style-name="ce6" table:formula="of:=IF(NOT(ISBLANK([.E545]));IFERROR(MATCH(VLOOKUP([.E545];[.$A$1:.$A$1048576];1;0);[.$A$1:.$A$1048576];0););)" office:value-type="float" office:value="99" calcext:value-type="float">
            <text:p>99</text:p>
          </table:table-cell>
          <table:table-cell table:style-name="ce6" table:formula="of:=IF(NOT(ISBLANK([.F545]));IFERROR(MATCH(VLOOKUP([.F545];[.$A$1:.$A$1048576];1;0);[.$A$1:.$A$1048576];0););)" office:value-type="float" office:value="9" calcext:value-type="float">
            <text:p>9</text:p>
          </table:table-cell>
          <table:table-cell table:style-name="ce6" table:formula="of:=IF(NOT(ISBLANK([.G545]));IFERROR(MATCH(VLOOKUP([.G545];[.$A$1:.$A$1048576];1;0);[.$A$1:.$A$1048576];0););)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9"/>
          <table:table-cell table:style-name="ce6" table:formula="of:=IF(NOT(ISBLANK([.C545]));MAX([.I545:.M545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545]));MAX([.P545:.T545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4 46 75 82 40</text:p>
          </table:table-cell>
          <table:table-cell table:style-name="ce6" table:formula="of:=IFERROR(__xludf.dummyfunction(&quot;IFERROR(SPLIT(B546,&quot;&quot; &quot;&quot;),)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546]));IFERROR(MATCH(VLOOKUP([.C546];[.$A$1:.$A$1048576];1;0);[.$A$1:.$A$1048576];0););)" office:value-type="float" office:value="93" calcext:value-type="float">
            <text:p>93</text:p>
          </table:table-cell>
          <table:table-cell table:style-name="ce6" table:formula="of:=IF(NOT(ISBLANK([.D546]));IFERROR(MATCH(VLOOKUP([.D546];[.$A$1:.$A$1048576];1;0);[.$A$1:.$A$1048576];0););)" office:value-type="float" office:value="54" calcext:value-type="float">
            <text:p>54</text:p>
          </table:table-cell>
          <table:table-cell table:style-name="ce6" table:formula="of:=IF(NOT(ISBLANK([.E546]));IFERROR(MATCH(VLOOKUP([.E546];[.$A$1:.$A$1048576];1;0);[.$A$1:.$A$1048576];0););)" office:value-type="float" office:value="98" calcext:value-type="float">
            <text:p>98</text:p>
          </table:table-cell>
          <table:table-cell table:style-name="ce6" table:formula="of:=IF(NOT(ISBLANK([.F546]));IFERROR(MATCH(VLOOKUP([.F546];[.$A$1:.$A$1048576];1;0);[.$A$1:.$A$1048576];0););)" office:value-type="float" office:value="53" calcext:value-type="float">
            <text:p>53</text:p>
          </table:table-cell>
          <table:table-cell table:style-name="ce6" table:formula="of:=IF(NOT(ISBLANK([.G546]));IFERROR(MATCH(VLOOKUP([.G546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9"/>
          <table:table-cell table:style-name="ce6" table:formula="of:=IF(NOT(ISBLANK([.C546]));MAX([.I546:.M546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546]));MAX([.P546:.T546]);)" office:value-type="float" office:value="69" calcext:value-type="float">
            <text:p>6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8 26 77 43 63</text:p>
          </table:table-cell>
          <table:table-cell table:style-name="ce6" table:formula="of:=IFERROR(__xludf.dummyfunction(&quot;IFERROR(SPLIT(B547,&quot;&quot; &quot;&quot;),)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/>
          <table:table-cell table:style-name="ce6" table:formula="of:=IF(NOT(ISBLANK([.C547]));IFERROR(MATCH(VLOOKUP([.C547];[.$A$1:.$A$1048576];1;0);[.$A$1:.$A$1048576];0););)" office:value-type="float" office:value="64" calcext:value-type="float">
            <text:p>64</text:p>
          </table:table-cell>
          <table:table-cell table:style-name="ce6" table:formula="of:=IF(NOT(ISBLANK([.D547]));IFERROR(MATCH(VLOOKUP([.D547];[.$A$1:.$A$1048576];1;0);[.$A$1:.$A$1048576];0););)" office:value-type="float" office:value="45" calcext:value-type="float">
            <text:p>45</text:p>
          </table:table-cell>
          <table:table-cell table:style-name="ce6" table:formula="of:=IF(NOT(ISBLANK([.E547]));IFERROR(MATCH(VLOOKUP([.E547];[.$A$1:.$A$1048576];1;0);[.$A$1:.$A$1048576];0););)" office:value-type="float" office:value="21" calcext:value-type="float">
            <text:p>21</text:p>
          </table:table-cell>
          <table:table-cell table:style-name="ce6" table:formula="of:=IF(NOT(ISBLANK([.F547]));IFERROR(MATCH(VLOOKUP([.F547];[.$A$1:.$A$1048576];1;0);[.$A$1:.$A$1048576];0););)" office:value-type="float" office:value="69" calcext:value-type="float">
            <text:p>69</text:p>
          </table:table-cell>
          <table:table-cell table:style-name="ce6" table:formula="of:=IF(NOT(ISBLANK([.G547]));IFERROR(MATCH(VLOOKUP([.G547];[.$A$1:.$A$1048576];1;0);[.$A$1:.$A$1048576];0););)" office:value-type="float" office:value="56" calcext:value-type="float">
            <text:p>56</text:p>
          </table:table-cell>
          <table:table-cell table:style-name="ce6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9"/>
          <table:table-cell table:style-name="ce6" table:formula="of:=IF(NOT(ISBLANK([.C547]));MAX([.I547:.M547]);)" office:value-type="float" office:value="69" calcext:value-type="float">
            <text:p>69</text:p>
          </table:table-cell>
          <table:table-cell table:style-name="ce6" table:number-columns-repeated="3"/>
          <table:table-cell table:style-name="ce6" table:formula="of:=IF(NOT(ISBLANK([.C547]));MAX([.P547:.T547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4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48]));IFERROR(MATCH(VLOOKUP([.C548];[.$A$1:.$A$1048576];1;0);[.$A$1:.$A$1048576];0););)" office:value-type="float" office:value="0" calcext:value-type="float">
            <text:p>0</text:p>
          </table:table-cell>
          <table:table-cell table:style-name="ce6" table:formula="of:=IF(NOT(ISBLANK([.D548]));IFERROR(MATCH(VLOOKUP([.D548];[.$A$1:.$A$1048576];1;0);[.$A$1:.$A$1048576];0););)" office:value-type="float" office:value="0" calcext:value-type="float">
            <text:p>0</text:p>
          </table:table-cell>
          <table:table-cell table:style-name="ce6" table:formula="of:=IF(NOT(ISBLANK([.E548]));IFERROR(MATCH(VLOOKUP([.E548];[.$A$1:.$A$1048576];1;0);[.$A$1:.$A$1048576];0););)" office:value-type="float" office:value="0" calcext:value-type="float">
            <text:p>0</text:p>
          </table:table-cell>
          <table:table-cell table:style-name="ce6" table:formula="of:=IF(NOT(ISBLANK([.F548]));IFERROR(MATCH(VLOOKUP([.F548];[.$A$1:.$A$1048576];1;0);[.$A$1:.$A$1048576];0););)" office:value-type="float" office:value="0" calcext:value-type="float">
            <text:p>0</text:p>
          </table:table-cell>
          <table:table-cell table:style-name="ce6" table:formula="of:=IF(NOT(ISBLANK([.G548]));IFERROR(MATCH(VLOOKUP([.G54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48]));MAX([.I548:.M54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48]));MAX([.P548:.T54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4 48 25 64 32</text:p>
          </table:table-cell>
          <table:table-cell table:style-name="ce6" table:formula="of:=IFERROR(__xludf.dummyfunction(&quot;IFERROR(SPLIT(B549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32)" office:value-type="float" office:value="32" calcext:value-type="float">
            <text:p>32</text:p>
          </table:table-cell>
          <table:table-cell table:style-name="ce6"/>
          <table:table-cell table:style-name="ce6" table:formula="of:=IF(NOT(ISBLANK([.C549]));IFERROR(MATCH(VLOOKUP([.C549];[.$A$1:.$A$1048576];1;0);[.$A$1:.$A$1048576];0););)" office:value-type="float" office:value="36" calcext:value-type="float">
            <text:p>36</text:p>
          </table:table-cell>
          <table:table-cell table:style-name="ce6" table:formula="of:=IF(NOT(ISBLANK([.D549]));IFERROR(MATCH(VLOOKUP([.D549];[.$A$1:.$A$1048576];1;0);[.$A$1:.$A$1048576];0););)" office:value-type="float" office:value="74" calcext:value-type="float">
            <text:p>74</text:p>
          </table:table-cell>
          <table:table-cell table:style-name="ce6" table:formula="of:=IF(NOT(ISBLANK([.E549]));IFERROR(MATCH(VLOOKUP([.E549];[.$A$1:.$A$1048576];1;0);[.$A$1:.$A$1048576];0););)" office:value-type="float" office:value="20" calcext:value-type="float">
            <text:p>20</text:p>
          </table:table-cell>
          <table:table-cell table:style-name="ce6" table:formula="of:=IF(NOT(ISBLANK([.F549]));IFERROR(MATCH(VLOOKUP([.F549];[.$A$1:.$A$1048576];1;0);[.$A$1:.$A$1048576];0););)" office:value-type="float" office:value="51" calcext:value-type="float">
            <text:p>51</text:p>
          </table:table-cell>
          <table:table-cell table:style-name="ce6" table:formula="of:=IF(NOT(ISBLANK([.G549]));IFERROR(MATCH(VLOOKUP([.G549];[.$A$1:.$A$1048576];1;0);[.$A$1:.$A$1048576];0););)" office:value-type="float" office:value="91" calcext:value-type="float">
            <text:p>9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49:.M553])" office:value-type="float" office:value="36" calcext:value-type="float">
            <text:p>3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49:.M553]&gt;[.$AP$3];[.C549:.G553];))*[.$AP$4]" office:value-type="float" office:value="53179" calcext:value-type="float">
            <text:p>5317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49:.M553]&gt;[.$AS$3];[.C549:.G553];))*[.$AS$4]" office:value-type="float" office:value="7784" calcext:value-type="float">
            <text:p>7784</text:p>
          </table:table-cell>
          <table:table-cell table:style-name="ce6"/>
          <table:table-cell table:style-name="ce6" table:formula="of:=IF(NOT(ISBLANK([.C549]));MAX([.I549:.M549]);)" office:value-type="float" office:value="91" calcext:value-type="float">
            <text:p>91</text:p>
          </table:table-cell>
          <table:table-cell table:style-name="ce6" table:number-columns-repeated="3"/>
          <table:table-cell table:style-name="ce6" table:formula="of:=IF(NOT(ISBLANK([.C549]));MAX([.P549:.T549]);)" office:value-type="float" office:value="94" calcext:value-type="float">
            <text:p>94</text:p>
          </table:table-cell>
          <table:table-cell table:style-name="ce6"/>
          <table:table-cell table:style-name="ce6" table:formula="of:=MIN([.AD549:.AH553])" office:value-type="float" office:value="74" calcext:value-type="float">
            <text:p>7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6 <text:s/>1 71 47 99</text:p>
          </table:table-cell>
          <table:table-cell table:style-name="ce6" table:formula="of:=IFERROR(__xludf.dummyfunction(&quot;IFERROR(SPLIT(B550,&quot;&quot; &quot;&quot;),)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/>
          <table:table-cell table:style-name="ce6" table:formula="of:=IF(NOT(ISBLANK([.C550]));IFERROR(MATCH(VLOOKUP([.C550];[.$A$1:.$A$1048576];1;0);[.$A$1:.$A$1048576];0););)" office:value-type="float" office:value="88" calcext:value-type="float">
            <text:p>88</text:p>
          </table:table-cell>
          <table:table-cell table:style-name="ce6" table:formula="of:=IF(NOT(ISBLANK([.D550]));IFERROR(MATCH(VLOOKUP([.D550];[.$A$1:.$A$1048576];1;0);[.$A$1:.$A$1048576];0););)" office:value-type="float" office:value="14" calcext:value-type="float">
            <text:p>14</text:p>
          </table:table-cell>
          <table:table-cell table:style-name="ce6" table:formula="of:=IF(NOT(ISBLANK([.E550]));IFERROR(MATCH(VLOOKUP([.E550];[.$A$1:.$A$1048576];1;0);[.$A$1:.$A$1048576];0););)" office:value-type="float" office:value="35" calcext:value-type="float">
            <text:p>35</text:p>
          </table:table-cell>
          <table:table-cell table:style-name="ce6" table:formula="of:=IF(NOT(ISBLANK([.F550]));IFERROR(MATCH(VLOOKUP([.F550];[.$A$1:.$A$1048576];1;0);[.$A$1:.$A$1048576];0););)" office:value-type="float" office:value="26" calcext:value-type="float">
            <text:p>26</text:p>
          </table:table-cell>
          <table:table-cell table:style-name="ce6" table:formula="of:=IF(NOT(ISBLANK([.G550]));IFERROR(MATCH(VLOOKUP([.G550];[.$A$1:.$A$1048576];1;0);[.$A$1:.$A$1048576];0););)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550]));MAX([.I550:.M550]);)" office:value-type="float" office:value="88" calcext:value-type="float">
            <text:p>88</text:p>
          </table:table-cell>
          <table:table-cell table:style-name="ce6" table:number-columns-repeated="3"/>
          <table:table-cell table:style-name="ce6" table:formula="of:=IF(NOT(ISBLANK([.C550]));MAX([.P550:.T550]);)" office:value-type="float" office:value="74" calcext:value-type="float">
            <text:p>7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1 82 41 14 57</text:p>
          </table:table-cell>
          <table:table-cell table:style-name="ce6" table:formula="of:=IFERROR(__xludf.dummyfunction(&quot;IFERROR(SPLIT(B551,&quot;&quot; &quot;&quot;),)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14)" office:value-type="float" office:value="14" calcext:value-type="float">
            <text:p>14</text:p>
          </table:table-cell>
          <table:table-cell table:style-name="ce6" table:formula="of:=IFERROR(__xludf.dummyfunction(&quot;&quot;&quot;COMPUTED_VALUE&quot;&quot;&quot;);57)" office:value-type="float" office:value="57" calcext:value-type="float">
            <text:p>57</text:p>
          </table:table-cell>
          <table:table-cell table:style-name="ce6"/>
          <table:table-cell table:style-name="ce6" table:formula="of:=IF(NOT(ISBLANK([.C551]));IFERROR(MATCH(VLOOKUP([.C551];[.$A$1:.$A$1048576];1;0);[.$A$1:.$A$1048576];0););)" office:value-type="float" office:value="31" calcext:value-type="float">
            <text:p>31</text:p>
          </table:table-cell>
          <table:table-cell table:style-name="ce6" table:formula="of:=IF(NOT(ISBLANK([.D551]));IFERROR(MATCH(VLOOKUP([.D551];[.$A$1:.$A$1048576];1;0);[.$A$1:.$A$1048576];0););)" office:value-type="float" office:value="53" calcext:value-type="float">
            <text:p>53</text:p>
          </table:table-cell>
          <table:table-cell table:style-name="ce6" table:formula="of:=IF(NOT(ISBLANK([.E551]));IFERROR(MATCH(VLOOKUP([.E551];[.$A$1:.$A$1048576];1;0);[.$A$1:.$A$1048576];0););)" office:value-type="float" office:value="25" calcext:value-type="float">
            <text:p>25</text:p>
          </table:table-cell>
          <table:table-cell table:style-name="ce6" table:formula="of:=IF(NOT(ISBLANK([.F551]));IFERROR(MATCH(VLOOKUP([.F551];[.$A$1:.$A$1048576];1;0);[.$A$1:.$A$1048576];0););)" office:value-type="float" office:value="101" calcext:value-type="float">
            <text:p>101</text:p>
          </table:table-cell>
          <table:table-cell table:style-name="ce6" table:formula="of:=IF(NOT(ISBLANK([.G551]));IFERROR(MATCH(VLOOKUP([.G551];[.$A$1:.$A$1048576];1;0);[.$A$1:.$A$1048576];0););)" office:value-type="float" office:value="42" calcext:value-type="float">
            <text:p>42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number-columns-repeated="9"/>
          <table:table-cell table:style-name="ce6" table:formula="of:=IF(NOT(ISBLANK([.C551]));MAX([.I551:.M551]);)" office:value-type="float" office:value="101" calcext:value-type="float">
            <text:p>101</text:p>
          </table:table-cell>
          <table:table-cell table:style-name="ce6" table:number-columns-repeated="3"/>
          <table:table-cell table:style-name="ce6" table:formula="of:=IF(NOT(ISBLANK([.C551]));MAX([.P551:.T551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 69 28 <text:s/>5 79</text:p>
          </table:table-cell>
          <table:table-cell table:style-name="ce6" table:formula="of:=IFERROR(__xludf.dummyfunction(&quot;IFERROR(SPLIT(B552,&quot;&quot; &quot;&quot;),)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552]));IFERROR(MATCH(VLOOKUP([.C552];[.$A$1:.$A$1048576];1;0);[.$A$1:.$A$1048576];0););)" office:value-type="float" office:value="50" calcext:value-type="float">
            <text:p>50</text:p>
          </table:table-cell>
          <table:table-cell table:style-name="ce6" table:formula="of:=IF(NOT(ISBLANK([.D552]));IFERROR(MATCH(VLOOKUP([.D552];[.$A$1:.$A$1048576];1;0);[.$A$1:.$A$1048576];0););)" office:value-type="float" office:value="65" calcext:value-type="float">
            <text:p>65</text:p>
          </table:table-cell>
          <table:table-cell table:style-name="ce6" table:formula="of:=IF(NOT(ISBLANK([.E552]));IFERROR(MATCH(VLOOKUP([.E552];[.$A$1:.$A$1048576];1;0);[.$A$1:.$A$1048576];0););)" office:value-type="float" office:value="75" calcext:value-type="float">
            <text:p>75</text:p>
          </table:table-cell>
          <table:table-cell table:style-name="ce6" table:formula="of:=IF(NOT(ISBLANK([.F552]));IFERROR(MATCH(VLOOKUP([.F552];[.$A$1:.$A$1048576];1;0);[.$A$1:.$A$1048576];0););)" office:value-type="float" office:value="38" calcext:value-type="float">
            <text:p>38</text:p>
          </table:table-cell>
          <table:table-cell table:style-name="ce6" table:formula="of:=IF(NOT(ISBLANK([.G552]));IFERROR(MATCH(VLOOKUP([.G552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9"/>
          <table:table-cell table:style-name="ce6" table:formula="of:=IF(NOT(ISBLANK([.C552]));MAX([.I552:.M552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552]));MAX([.P552:.T552]);)" office:value-type="float" office:value="101" calcext:value-type="float">
            <text:p>10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7 54 87 44 23</text:p>
          </table:table-cell>
          <table:table-cell table:style-name="ce6" table:formula="of:=IFERROR(__xludf.dummyfunction(&quot;IFERROR(SPLIT(B553,&quot;&quot; &quot;&quot;),)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/>
          <table:table-cell table:style-name="ce6" table:formula="of:=IF(NOT(ISBLANK([.C553]));IFERROR(MATCH(VLOOKUP([.C553];[.$A$1:.$A$1048576];1;0);[.$A$1:.$A$1048576];0););)" office:value-type="float" office:value="94" calcext:value-type="float">
            <text:p>94</text:p>
          </table:table-cell>
          <table:table-cell table:style-name="ce6" table:formula="of:=IF(NOT(ISBLANK([.D553]));IFERROR(MATCH(VLOOKUP([.D553];[.$A$1:.$A$1048576];1;0);[.$A$1:.$A$1048576];0););)" office:value-type="float" office:value="68" calcext:value-type="float">
            <text:p>68</text:p>
          </table:table-cell>
          <table:table-cell table:style-name="ce6" table:formula="of:=IF(NOT(ISBLANK([.E553]));IFERROR(MATCH(VLOOKUP([.E553];[.$A$1:.$A$1048576];1;0);[.$A$1:.$A$1048576];0););)" office:value-type="float" office:value="71" calcext:value-type="float">
            <text:p>71</text:p>
          </table:table-cell>
          <table:table-cell table:style-name="ce6" table:formula="of:=IF(NOT(ISBLANK([.F553]));IFERROR(MATCH(VLOOKUP([.F553];[.$A$1:.$A$1048576];1;0);[.$A$1:.$A$1048576];0););)" office:value-type="float" office:value="22" calcext:value-type="float">
            <text:p>22</text:p>
          </table:table-cell>
          <table:table-cell table:style-name="ce6" table:formula="of:=IF(NOT(ISBLANK([.G553]));IFERROR(MATCH(VLOOKUP([.G553];[.$A$1:.$A$1048576];1;0);[.$A$1:.$A$1048576];0););)" office:value-type="float" office:value="28" calcext:value-type="float">
            <text:p>28</text:p>
          </table:table-cell>
          <table:table-cell table:style-name="ce6" table:number-columns-repeated="2"/>
          <table:table-cell table:style-name="ce6" office:value-type="float" office:value="91" calcext:value-type="float">
            <text:p>9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9"/>
          <table:table-cell table:style-name="ce6" table:formula="of:=IF(NOT(ISBLANK([.C553]));MAX([.I553:.M553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553]));MAX([.P553:.T553]);)" office:value-type="float" office:value="91" calcext:value-type="float">
            <text:p>9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5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54]));IFERROR(MATCH(VLOOKUP([.C554];[.$A$1:.$A$1048576];1;0);[.$A$1:.$A$1048576];0););)" office:value-type="float" office:value="0" calcext:value-type="float">
            <text:p>0</text:p>
          </table:table-cell>
          <table:table-cell table:style-name="ce6" table:formula="of:=IF(NOT(ISBLANK([.D554]));IFERROR(MATCH(VLOOKUP([.D554];[.$A$1:.$A$1048576];1;0);[.$A$1:.$A$1048576];0););)" office:value-type="float" office:value="0" calcext:value-type="float">
            <text:p>0</text:p>
          </table:table-cell>
          <table:table-cell table:style-name="ce6" table:formula="of:=IF(NOT(ISBLANK([.E554]));IFERROR(MATCH(VLOOKUP([.E554];[.$A$1:.$A$1048576];1;0);[.$A$1:.$A$1048576];0););)" office:value-type="float" office:value="0" calcext:value-type="float">
            <text:p>0</text:p>
          </table:table-cell>
          <table:table-cell table:style-name="ce6" table:formula="of:=IF(NOT(ISBLANK([.F554]));IFERROR(MATCH(VLOOKUP([.F554];[.$A$1:.$A$1048576];1;0);[.$A$1:.$A$1048576];0););)" office:value-type="float" office:value="0" calcext:value-type="float">
            <text:p>0</text:p>
          </table:table-cell>
          <table:table-cell table:style-name="ce6" table:formula="of:=IF(NOT(ISBLANK([.G554]));IFERROR(MATCH(VLOOKUP([.G55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54]));MAX([.I554:.M55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54]));MAX([.P554:.T55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5 52 77 49 87</text:p>
          </table:table-cell>
          <table:table-cell table:style-name="ce6" table:formula="of:=IFERROR(__xludf.dummyfunction(&quot;IFERROR(SPLIT(B555,&quot;&quot; &quot;&quot;),)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77)" office:value-type="float" office:value="77" calcext:value-type="float">
            <text:p>77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555]));IFERROR(MATCH(VLOOKUP([.C555];[.$A$1:.$A$1048576];1;0);[.$A$1:.$A$1048576];0););)" office:value-type="float" office:value="79" calcext:value-type="float">
            <text:p>79</text:p>
          </table:table-cell>
          <table:table-cell table:style-name="ce6" table:formula="of:=IF(NOT(ISBLANK([.D555]));IFERROR(MATCH(VLOOKUP([.D555];[.$A$1:.$A$1048576];1;0);[.$A$1:.$A$1048576];0););)" office:value-type="float" office:value="39" calcext:value-type="float">
            <text:p>39</text:p>
          </table:table-cell>
          <table:table-cell table:style-name="ce6" table:formula="of:=IF(NOT(ISBLANK([.E555]));IFERROR(MATCH(VLOOKUP([.E555];[.$A$1:.$A$1048576];1;0);[.$A$1:.$A$1048576];0););)" office:value-type="float" office:value="21" calcext:value-type="float">
            <text:p>21</text:p>
          </table:table-cell>
          <table:table-cell table:style-name="ce6" table:formula="of:=IF(NOT(ISBLANK([.F555]));IFERROR(MATCH(VLOOKUP([.F555];[.$A$1:.$A$1048576];1;0);[.$A$1:.$A$1048576];0););)" office:value-type="float" office:value="81" calcext:value-type="float">
            <text:p>81</text:p>
          </table:table-cell>
          <table:table-cell table:style-name="ce6" table:formula="of:=IF(NOT(ISBLANK([.G555]));IFERROR(MATCH(VLOOKUP([.G555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55:.M559])" office:value-type="float" office:value="79" calcext:value-type="float">
            <text:p>7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55:.M559]&gt;[.$AP$3];[.C555:.G559];))*[.$AP$4]" office:value-type="float" office:value="62054" calcext:value-type="float">
            <text:p>62054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55:.M559]&gt;[.$AS$3];[.C555:.G559];))*[.$AS$4]" office:value-type="float" office:value="12936" calcext:value-type="float">
            <text:p>12936</text:p>
          </table:table-cell>
          <table:table-cell table:style-name="ce6"/>
          <table:table-cell table:style-name="ce6" table:formula="of:=IF(NOT(ISBLANK([.C555]));MAX([.I555:.M555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555]));MAX([.P555:.T555]);)" office:value-type="float" office:value="92" calcext:value-type="float">
            <text:p>92</text:p>
          </table:table-cell>
          <table:table-cell table:style-name="ce6"/>
          <table:table-cell table:style-name="ce6" table:formula="of:=MIN([.AD555:.AH559])" office:value-type="float" office:value="49" calcext:value-type="float">
            <text:p>49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92 19 <text:s/>5 37 20</text:p>
          </table:table-cell>
          <table:table-cell table:style-name="ce6" table:formula="of:=IFERROR(__xludf.dummyfunction(&quot;IFERROR(SPLIT(B556,&quot;&quot; &quot;&quot;),)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37)" office:value-type="float" office:value="37" calcext:value-type="float">
            <text:p>37</text:p>
          </table:table-cell>
          <table:table-cell table:style-name="ce6" table:formula="of:=IFERROR(__xludf.dummyfunction(&quot;&quot;&quot;COMPUTED_VALUE&quot;&quot;&quot;);20)" office:value-type="float" office:value="20" calcext:value-type="float">
            <text:p>20</text:p>
          </table:table-cell>
          <table:table-cell table:style-name="ce6"/>
          <table:table-cell table:style-name="ce6" table:formula="of:=IF(NOT(ISBLANK([.C556]));IFERROR(MATCH(VLOOKUP([.C556];[.$A$1:.$A$1048576];1;0);[.$A$1:.$A$1048576];0););)" office:value-type="float" office:value="10" calcext:value-type="float">
            <text:p>10</text:p>
          </table:table-cell>
          <table:table-cell table:style-name="ce6" table:formula="of:=IF(NOT(ISBLANK([.D556]));IFERROR(MATCH(VLOOKUP([.D556];[.$A$1:.$A$1048576];1;0);[.$A$1:.$A$1048576];0););)" office:value-type="float" office:value="49" calcext:value-type="float">
            <text:p>49</text:p>
          </table:table-cell>
          <table:table-cell table:style-name="ce6" table:formula="of:=IF(NOT(ISBLANK([.E556]));IFERROR(MATCH(VLOOKUP([.E556];[.$A$1:.$A$1048576];1;0);[.$A$1:.$A$1048576];0););)" office:value-type="float" office:value="38" calcext:value-type="float">
            <text:p>38</text:p>
          </table:table-cell>
          <table:table-cell table:style-name="ce6" table:formula="of:=IF(NOT(ISBLANK([.F556]));IFERROR(MATCH(VLOOKUP([.F556];[.$A$1:.$A$1048576];1;0);[.$A$1:.$A$1048576];0););)" office:value-type="float" office:value="23" calcext:value-type="float">
            <text:p>23</text:p>
          </table:table-cell>
          <table:table-cell table:style-name="ce6" table:formula="of:=IF(NOT(ISBLANK([.G556]));IFERROR(MATCH(VLOOKUP([.G556];[.$A$1:.$A$1048576];1;0);[.$A$1:.$A$1048576];0););)" office:value-type="float" office:value="32" calcext:value-type="float">
            <text:p>32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"/>
          <table:table-cell table:style-name="ce6" table:formula="of:=IF(NOT(ISBLANK([.C556]));MAX([.I556:.M556]);)" office:value-type="float" office:value="49" calcext:value-type="float">
            <text:p>49</text:p>
          </table:table-cell>
          <table:table-cell table:style-name="ce6" table:number-columns-repeated="3"/>
          <table:table-cell table:style-name="ce6" table:formula="of:=IF(NOT(ISBLANK([.C556]));MAX([.P556:.T556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4 69 13 95 55</text:p>
          </table:table-cell>
          <table:table-cell table:style-name="ce6" table:formula="of:=IFERROR(__xludf.dummyfunction(&quot;IFERROR(SPLIT(B557,&quot;&quot; &quot;&quot;),)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 table:formula="of:=IFERROR(__xludf.dummyfunction(&quot;&quot;&quot;COMPUTED_VALUE&quot;&quot;&quot;);13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95)" office:value-type="float" office:value="95" calcext:value-type="float">
            <text:p>95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/>
          <table:table-cell table:style-name="ce6" table:formula="of:=IF(NOT(ISBLANK([.C557]));IFERROR(MATCH(VLOOKUP([.C557];[.$A$1:.$A$1048576];1;0);[.$A$1:.$A$1048576];0););)" office:value-type="float" office:value="51" calcext:value-type="float">
            <text:p>51</text:p>
          </table:table-cell>
          <table:table-cell table:style-name="ce6" table:formula="of:=IF(NOT(ISBLANK([.D557]));IFERROR(MATCH(VLOOKUP([.D557];[.$A$1:.$A$1048576];1;0);[.$A$1:.$A$1048576];0););)" office:value-type="float" office:value="65" calcext:value-type="float">
            <text:p>65</text:p>
          </table:table-cell>
          <table:table-cell table:style-name="ce6" table:formula="of:=IF(NOT(ISBLANK([.E557]));IFERROR(MATCH(VLOOKUP([.E557];[.$A$1:.$A$1048576];1;0);[.$A$1:.$A$1048576];0););)" office:value-type="float" office:value="7" calcext:value-type="float">
            <text:p>7</text:p>
          </table:table-cell>
          <table:table-cell table:style-name="ce6" table:formula="of:=IF(NOT(ISBLANK([.F557]));IFERROR(MATCH(VLOOKUP([.F557];[.$A$1:.$A$1048576];1;0);[.$A$1:.$A$1048576];0););)" office:value-type="float" office:value="5" calcext:value-type="float">
            <text:p>5</text:p>
          </table:table-cell>
          <table:table-cell table:style-name="ce6" table:formula="of:=IF(NOT(ISBLANK([.G557]));IFERROR(MATCH(VLOOKUP([.G557];[.$A$1:.$A$1048576];1;0);[.$A$1:.$A$1048576];0););)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number-columns-repeated="9"/>
          <table:table-cell table:style-name="ce6" table:formula="of:=IF(NOT(ISBLANK([.C557]));MAX([.I557:.M557]);)" office:value-type="float" office:value="65" calcext:value-type="float">
            <text:p>65</text:p>
          </table:table-cell>
          <table:table-cell table:style-name="ce6" table:number-columns-repeated="3"/>
          <table:table-cell table:style-name="ce6" table:formula="of:=IF(NOT(ISBLANK([.C557]));MAX([.P557:.T557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56 86 75 30</text:p>
          </table:table-cell>
          <table:table-cell table:style-name="ce6" table:formula="of:=IFERROR(__xludf.dummyfunction(&quot;IFERROR(SPLIT(B558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/>
          <table:table-cell table:style-name="ce6" table:formula="of:=IF(NOT(ISBLANK([.C558]));IFERROR(MATCH(VLOOKUP([.C558];[.$A$1:.$A$1048576];1;0);[.$A$1:.$A$1048576];0););)" office:value-type="float" office:value="92" calcext:value-type="float">
            <text:p>92</text:p>
          </table:table-cell>
          <table:table-cell table:style-name="ce6" table:formula="of:=IF(NOT(ISBLANK([.D558]));IFERROR(MATCH(VLOOKUP([.D558];[.$A$1:.$A$1048576];1;0);[.$A$1:.$A$1048576];0););)" office:value-type="float" office:value="86" calcext:value-type="float">
            <text:p>86</text:p>
          </table:table-cell>
          <table:table-cell table:style-name="ce6" table:formula="of:=IF(NOT(ISBLANK([.E558]));IFERROR(MATCH(VLOOKUP([.E558];[.$A$1:.$A$1048576];1;0);[.$A$1:.$A$1048576];0););)" office:value-type="float" office:value="96" calcext:value-type="float">
            <text:p>96</text:p>
          </table:table-cell>
          <table:table-cell table:style-name="ce6" table:formula="of:=IF(NOT(ISBLANK([.F558]));IFERROR(MATCH(VLOOKUP([.F558];[.$A$1:.$A$1048576];1;0);[.$A$1:.$A$1048576];0););)" office:value-type="float" office:value="98" calcext:value-type="float">
            <text:p>98</text:p>
          </table:table-cell>
          <table:table-cell table:style-name="ce6" table:formula="of:=IF(NOT(ISBLANK([.G558]));IFERROR(MATCH(VLOOKUP([.G558];[.$A$1:.$A$1048576];1;0);[.$A$1:.$A$1048576];0););)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9"/>
          <table:table-cell table:style-name="ce6" table:formula="of:=IF(NOT(ISBLANK([.C558]));MAX([.I558:.M558]);)" office:value-type="float" office:value="98" calcext:value-type="float">
            <text:p>98</text:p>
          </table:table-cell>
          <table:table-cell table:style-name="ce6" table:number-columns-repeated="3"/>
          <table:table-cell table:style-name="ce6" table:formula="of:=IF(NOT(ISBLANK([.C558]));MAX([.P558:.T558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3 <text:s/>6 88 <text:s/>9 54</text:p>
          </table:table-cell>
          <table:table-cell table:style-name="ce6" table:formula="of:=IFERROR(__xludf.dummyfunction(&quot;IFERROR(SPLIT(B559,&quot;&quot; &quot;&quot;),)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6)" office:value-type="float" office:value="6" calcext:value-type="float">
            <text:p>6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/>
          <table:table-cell table:style-name="ce6" table:formula="of:=IF(NOT(ISBLANK([.C559]));IFERROR(MATCH(VLOOKUP([.C559];[.$A$1:.$A$1048576];1;0);[.$A$1:.$A$1048576];0););)" office:value-type="float" office:value="3" calcext:value-type="float">
            <text:p>3</text:p>
          </table:table-cell>
          <table:table-cell table:style-name="ce6" table:formula="of:=IF(NOT(ISBLANK([.D559]));IFERROR(MATCH(VLOOKUP([.D559];[.$A$1:.$A$1048576];1;0);[.$A$1:.$A$1048576];0););)" office:value-type="float" office:value="83" calcext:value-type="float">
            <text:p>83</text:p>
          </table:table-cell>
          <table:table-cell table:style-name="ce6" table:formula="of:=IF(NOT(ISBLANK([.E559]));IFERROR(MATCH(VLOOKUP([.E559];[.$A$1:.$A$1048576];1;0);[.$A$1:.$A$1048576];0););)" office:value-type="float" office:value="82" calcext:value-type="float">
            <text:p>82</text:p>
          </table:table-cell>
          <table:table-cell table:style-name="ce6" table:formula="of:=IF(NOT(ISBLANK([.F559]));IFERROR(MATCH(VLOOKUP([.F559];[.$A$1:.$A$1048576];1;0);[.$A$1:.$A$1048576];0););)" office:value-type="float" office:value="61" calcext:value-type="float">
            <text:p>61</text:p>
          </table:table-cell>
          <table:table-cell table:style-name="ce6" table:formula="of:=IF(NOT(ISBLANK([.G559]));IFERROR(MATCH(VLOOKUP([.G559];[.$A$1:.$A$1048576];1;0);[.$A$1:.$A$1048576];0););)" office:value-type="float" office:value="68" calcext:value-type="float">
            <text:p>68</text:p>
          </table:table-cell>
          <table:table-cell table:style-name="ce6" table:number-columns-repeated="2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8" calcext:value-type="float">
            <text:p>68</text:p>
          </table:table-cell>
          <table:table-cell table:style-name="ce6" table:number-columns-repeated="9"/>
          <table:table-cell table:style-name="ce6" table:formula="of:=IF(NOT(ISBLANK([.C559]));MAX([.I559:.M559]);)" office:value-type="float" office:value="83" calcext:value-type="float">
            <text:p>83</text:p>
          </table:table-cell>
          <table:table-cell table:style-name="ce6" table:number-columns-repeated="3"/>
          <table:table-cell table:style-name="ce6" table:formula="of:=IF(NOT(ISBLANK([.C559]));MAX([.P559:.T559]);)" office:value-type="float" office:value="71" calcext:value-type="float">
            <text:p>7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6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60]));IFERROR(MATCH(VLOOKUP([.C560];[.$A$1:.$A$1048576];1;0);[.$A$1:.$A$1048576];0););)" office:value-type="float" office:value="0" calcext:value-type="float">
            <text:p>0</text:p>
          </table:table-cell>
          <table:table-cell table:style-name="ce6" table:formula="of:=IF(NOT(ISBLANK([.D560]));IFERROR(MATCH(VLOOKUP([.D560];[.$A$1:.$A$1048576];1;0);[.$A$1:.$A$1048576];0););)" office:value-type="float" office:value="0" calcext:value-type="float">
            <text:p>0</text:p>
          </table:table-cell>
          <table:table-cell table:style-name="ce6" table:formula="of:=IF(NOT(ISBLANK([.E560]));IFERROR(MATCH(VLOOKUP([.E560];[.$A$1:.$A$1048576];1;0);[.$A$1:.$A$1048576];0););)" office:value-type="float" office:value="0" calcext:value-type="float">
            <text:p>0</text:p>
          </table:table-cell>
          <table:table-cell table:style-name="ce6" table:formula="of:=IF(NOT(ISBLANK([.F560]));IFERROR(MATCH(VLOOKUP([.F560];[.$A$1:.$A$1048576];1;0);[.$A$1:.$A$1048576];0););)" office:value-type="float" office:value="0" calcext:value-type="float">
            <text:p>0</text:p>
          </table:table-cell>
          <table:table-cell table:style-name="ce6" table:formula="of:=IF(NOT(ISBLANK([.G560]));IFERROR(MATCH(VLOOKUP([.G56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60]));MAX([.I560:.M56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60]));MAX([.P560:.T56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9 82 35 23 96</text:p>
          </table:table-cell>
          <table:table-cell table:style-name="ce6" table:formula="of:=IFERROR(__xludf.dummyfunction(&quot;IFERROR(SPLIT(B561,&quot;&quot; &quot;&quot;),)&quot;);29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35)" office:value-type="float" office:value="35" calcext:value-type="float">
            <text:p>35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/>
          <table:table-cell table:style-name="ce6" table:formula="of:=IF(NOT(ISBLANK([.C561]));IFERROR(MATCH(VLOOKUP([.C561];[.$A$1:.$A$1048576];1;0);[.$A$1:.$A$1048576];0););)" office:value-type="float" office:value="85" calcext:value-type="float">
            <text:p>85</text:p>
          </table:table-cell>
          <table:table-cell table:style-name="ce6" table:formula="of:=IF(NOT(ISBLANK([.D561]));IFERROR(MATCH(VLOOKUP([.D561];[.$A$1:.$A$1048576];1;0);[.$A$1:.$A$1048576];0););)" office:value-type="float" office:value="53" calcext:value-type="float">
            <text:p>53</text:p>
          </table:table-cell>
          <table:table-cell table:style-name="ce6" table:formula="of:=IF(NOT(ISBLANK([.E561]));IFERROR(MATCH(VLOOKUP([.E561];[.$A$1:.$A$1048576];1;0);[.$A$1:.$A$1048576];0););)" office:value-type="float" office:value="6" calcext:value-type="float">
            <text:p>6</text:p>
          </table:table-cell>
          <table:table-cell table:style-name="ce6" table:formula="of:=IF(NOT(ISBLANK([.F561]));IFERROR(MATCH(VLOOKUP([.F561];[.$A$1:.$A$1048576];1;0);[.$A$1:.$A$1048576];0););)" office:value-type="float" office:value="28" calcext:value-type="float">
            <text:p>28</text:p>
          </table:table-cell>
          <table:table-cell table:style-name="ce6" table:formula="of:=IF(NOT(ISBLANK([.G561]));IFERROR(MATCH(VLOOKUP([.G561];[.$A$1:.$A$1048576];1;0);[.$A$1:.$A$1048576];0););)" office:value-type="float" office:value="84" calcext:value-type="float">
            <text:p>84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61:.M565])" office:value-type="float" office:value="85" calcext:value-type="float">
            <text:p>85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61:.M565]&gt;[.$AP$3];[.C561:.G565];))*[.$AP$4]" office:value-type="float" office:value="65959" calcext:value-type="float">
            <text:p>6595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61:.M565]&gt;[.$AS$3];[.C561:.G565];))*[.$AS$4]" office:value-type="float" office:value="12096" calcext:value-type="float">
            <text:p>12096</text:p>
          </table:table-cell>
          <table:table-cell table:style-name="ce6"/>
          <table:table-cell table:style-name="ce6" table:formula="of:=IF(NOT(ISBLANK([.C561]));MAX([.I561:.M561]);)" office:value-type="float" office:value="85" calcext:value-type="float">
            <text:p>85</text:p>
          </table:table-cell>
          <table:table-cell table:style-name="ce6" table:number-columns-repeated="3"/>
          <table:table-cell table:style-name="ce6" table:formula="of:=IF(NOT(ISBLANK([.C561]));MAX([.P561:.T561]);)" office:value-type="float" office:value="102" calcext:value-type="float">
            <text:p>102</text:p>
          </table:table-cell>
          <table:table-cell table:style-name="ce6"/>
          <table:table-cell table:style-name="ce6" table:formula="of:=MIN([.AD561:.AH565])" office:value-type="float" office:value="54" calcext:value-type="float">
            <text:p>5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1 65 56 86 36</text:p>
          </table:table-cell>
          <table:table-cell table:style-name="ce6" table:formula="of:=IFERROR(__xludf.dummyfunction(&quot;IFERROR(SPLIT(B562,&quot;&quot; &quot;&quot;),)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36)" office:value-type="float" office:value="36" calcext:value-type="float">
            <text:p>36</text:p>
          </table:table-cell>
          <table:table-cell table:style-name="ce6"/>
          <table:table-cell table:style-name="ce6" table:formula="of:=IF(NOT(ISBLANK([.C562]));IFERROR(MATCH(VLOOKUP([.C562];[.$A$1:.$A$1048576];1;0);[.$A$1:.$A$1048576];0););)" office:value-type="float" office:value="102" calcext:value-type="float">
            <text:p>102</text:p>
          </table:table-cell>
          <table:table-cell table:style-name="ce6" table:formula="of:=IF(NOT(ISBLANK([.D562]));IFERROR(MATCH(VLOOKUP([.D562];[.$A$1:.$A$1048576];1;0);[.$A$1:.$A$1048576];0););)" office:value-type="float" office:value="52" calcext:value-type="float">
            <text:p>52</text:p>
          </table:table-cell>
          <table:table-cell table:style-name="ce6" table:formula="of:=IF(NOT(ISBLANK([.E562]));IFERROR(MATCH(VLOOKUP([.E562];[.$A$1:.$A$1048576];1;0);[.$A$1:.$A$1048576];0););)" office:value-type="float" office:value="86" calcext:value-type="float">
            <text:p>86</text:p>
          </table:table-cell>
          <table:table-cell table:style-name="ce6" table:formula="of:=IF(NOT(ISBLANK([.F562]));IFERROR(MATCH(VLOOKUP([.F562];[.$A$1:.$A$1048576];1;0);[.$A$1:.$A$1048576];0););)" office:value-type="float" office:value="96" calcext:value-type="float">
            <text:p>96</text:p>
          </table:table-cell>
          <table:table-cell table:style-name="ce6" table:formula="of:=IF(NOT(ISBLANK([.G562]));IFERROR(MATCH(VLOOKUP([.G562];[.$A$1:.$A$1048576];1;0);[.$A$1:.$A$1048576];0););)" office:value-type="float" office:value="15" calcext:value-type="float">
            <text:p>15</text:p>
          </table:table-cell>
          <table:table-cell table:style-name="ce6"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number-columns-repeated="9"/>
          <table:table-cell table:style-name="ce6" table:formula="of:=IF(NOT(ISBLANK([.C562]));MAX([.I562:.M562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562]));MAX([.P562:.T562]);)" office:value-type="float" office:value="54" calcext:value-type="float">
            <text:p>5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4 83 90 74 <text:s/>2</text:p>
          </table:table-cell>
          <table:table-cell table:style-name="ce6" table:formula="of:=IFERROR(__xludf.dummyfunction(&quot;IFERROR(SPLIT(B563,&quot;&quot; &quot;&quot;),)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83)" office:value-type="float" office:value="83" calcext:value-type="float">
            <text:p>83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/>
          <table:table-cell table:style-name="ce6" table:formula="of:=IF(NOT(ISBLANK([.C563]));IFERROR(MATCH(VLOOKUP([.C563];[.$A$1:.$A$1048576];1;0);[.$A$1:.$A$1048576];0););)" office:value-type="float" office:value="36" calcext:value-type="float">
            <text:p>36</text:p>
          </table:table-cell>
          <table:table-cell table:style-name="ce6" table:formula="of:=IF(NOT(ISBLANK([.D563]));IFERROR(MATCH(VLOOKUP([.D563];[.$A$1:.$A$1048576];1;0);[.$A$1:.$A$1048576];0););)" office:value-type="float" office:value="13" calcext:value-type="float">
            <text:p>13</text:p>
          </table:table-cell>
          <table:table-cell table:style-name="ce6" table:formula="of:=IF(NOT(ISBLANK([.E563]));IFERROR(MATCH(VLOOKUP([.E563];[.$A$1:.$A$1048576];1;0);[.$A$1:.$A$1048576];0););)" office:value-type="float" office:value="18" calcext:value-type="float">
            <text:p>18</text:p>
          </table:table-cell>
          <table:table-cell table:style-name="ce6" table:formula="of:=IF(NOT(ISBLANK([.F563]));IFERROR(MATCH(VLOOKUP([.F563];[.$A$1:.$A$1048576];1;0);[.$A$1:.$A$1048576];0););)" office:value-type="float" office:value="93" calcext:value-type="float">
            <text:p>93</text:p>
          </table:table-cell>
          <table:table-cell table:style-name="ce6" table:formula="of:=IF(NOT(ISBLANK([.G563]));IFERROR(MATCH(VLOOKUP([.G563];[.$A$1:.$A$1048576];1;0);[.$A$1:.$A$1048576];0););)" office:value-type="float" office:value="44" calcext:value-type="float">
            <text:p>44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number-columns-repeated="9"/>
          <table:table-cell table:style-name="ce6" table:formula="of:=IF(NOT(ISBLANK([.C563]));MAX([.I563:.M563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563]));MAX([.P563:.T563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9 46 61 24 45</text:p>
          </table:table-cell>
          <table:table-cell table:style-name="ce6" table:formula="of:=IFERROR(__xludf.dummyfunction(&quot;IFERROR(SPLIT(B564,&quot;&quot; &quot;&quot;),)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45)" office:value-type="float" office:value="45" calcext:value-type="float">
            <text:p>45</text:p>
          </table:table-cell>
          <table:table-cell table:style-name="ce6"/>
          <table:table-cell table:style-name="ce6" table:formula="of:=IF(NOT(ISBLANK([.C564]));IFERROR(MATCH(VLOOKUP([.C564];[.$A$1:.$A$1048576];1;0);[.$A$1:.$A$1048576];0););)" office:value-type="float" office:value="49" calcext:value-type="float">
            <text:p>49</text:p>
          </table:table-cell>
          <table:table-cell table:style-name="ce6" table:formula="of:=IF(NOT(ISBLANK([.D564]));IFERROR(MATCH(VLOOKUP([.D564];[.$A$1:.$A$1048576];1;0);[.$A$1:.$A$1048576];0););)" office:value-type="float" office:value="54" calcext:value-type="float">
            <text:p>54</text:p>
          </table:table-cell>
          <table:table-cell table:style-name="ce6" table:formula="of:=IF(NOT(ISBLANK([.E564]));IFERROR(MATCH(VLOOKUP([.E564];[.$A$1:.$A$1048576];1;0);[.$A$1:.$A$1048576];0););)" office:value-type="float" office:value="30" calcext:value-type="float">
            <text:p>30</text:p>
          </table:table-cell>
          <table:table-cell table:style-name="ce6" table:formula="of:=IF(NOT(ISBLANK([.F564]));IFERROR(MATCH(VLOOKUP([.F564];[.$A$1:.$A$1048576];1;0);[.$A$1:.$A$1048576];0););)" office:value-type="float" office:value="58" calcext:value-type="float">
            <text:p>58</text:p>
          </table:table-cell>
          <table:table-cell table:style-name="ce6" table:formula="of:=IF(NOT(ISBLANK([.G564]));IFERROR(MATCH(VLOOKUP([.G564];[.$A$1:.$A$1048576];1;0);[.$A$1:.$A$1048576];0););)" office:value-type="float" office:value="97" calcext:value-type="float">
            <text:p>97</text:p>
          </table:table-cell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number-columns-repeated="9"/>
          <table:table-cell table:style-name="ce6" table:formula="of:=IF(NOT(ISBLANK([.C564]));MAX([.I564:.M564]);)" office:value-type="float" office:value="97" calcext:value-type="float">
            <text:p>97</text:p>
          </table:table-cell>
          <table:table-cell table:style-name="ce6" table:number-columns-repeated="3"/>
          <table:table-cell table:style-name="ce6" table:formula="of:=IF(NOT(ISBLANK([.C564]));MAX([.P564:.T564]);)" office:value-type="float" office:value="96" calcext:value-type="float">
            <text:p>9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3 <text:s/>5 94 48 50</text:p>
          </table:table-cell>
          <table:table-cell table:style-name="ce6" table:formula="of:=IFERROR(__xludf.dummyfunction(&quot;IFERROR(SPLIT(B565,&quot;&quot; &quot;&quot;),)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 table:formula="of:=IFERROR(__xludf.dummyfunction(&quot;&quot;&quot;COMPUTED_VALUE&quot;&quot;&quot;);94)" office:value-type="float" office:value="94" calcext:value-type="float">
            <text:p>94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/>
          <table:table-cell table:style-name="ce6" table:formula="of:=IF(NOT(ISBLANK([.C565]));IFERROR(MATCH(VLOOKUP([.C565];[.$A$1:.$A$1048576];1;0);[.$A$1:.$A$1048576];0););)" office:value-type="float" office:value="56" calcext:value-type="float">
            <text:p>56</text:p>
          </table:table-cell>
          <table:table-cell table:style-name="ce6" table:formula="of:=IF(NOT(ISBLANK([.D565]));IFERROR(MATCH(VLOOKUP([.D565];[.$A$1:.$A$1048576];1;0);[.$A$1:.$A$1048576];0););)" office:value-type="float" office:value="38" calcext:value-type="float">
            <text:p>38</text:p>
          </table:table-cell>
          <table:table-cell table:style-name="ce6" table:formula="of:=IF(NOT(ISBLANK([.E565]));IFERROR(MATCH(VLOOKUP([.E565];[.$A$1:.$A$1048576];1;0);[.$A$1:.$A$1048576];0););)" office:value-type="float" office:value="77" calcext:value-type="float">
            <text:p>77</text:p>
          </table:table-cell>
          <table:table-cell table:style-name="ce6" table:formula="of:=IF(NOT(ISBLANK([.F565]));IFERROR(MATCH(VLOOKUP([.F565];[.$A$1:.$A$1048576];1;0);[.$A$1:.$A$1048576];0););)" office:value-type="float" office:value="74" calcext:value-type="float">
            <text:p>74</text:p>
          </table:table-cell>
          <table:table-cell table:style-name="ce6" table:formula="of:=IF(NOT(ISBLANK([.G565]));IFERROR(MATCH(VLOOKUP([.G565];[.$A$1:.$A$1048576];1;0);[.$A$1:.$A$1048576];0););)" office:value-type="float" office:value="63" calcext:value-type="float">
            <text:p>63</text:p>
          </table:table-cell>
          <table:table-cell table:style-name="ce6" table:number-columns-repeated="2"/>
          <table:table-cell table:style-name="ce6" office:value-type="float" office:value="84" calcext:value-type="float">
            <text:p>8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number-columns-repeated="9"/>
          <table:table-cell table:style-name="ce6" table:formula="of:=IF(NOT(ISBLANK([.C565]));MAX([.I565:.M565]);)" office:value-type="float" office:value="77" calcext:value-type="float">
            <text:p>77</text:p>
          </table:table-cell>
          <table:table-cell table:style-name="ce6" table:number-columns-repeated="3"/>
          <table:table-cell table:style-name="ce6" table:formula="of:=IF(NOT(ISBLANK([.C565]));MAX([.P565:.T565]);)" office:value-type="float" office:value="97" calcext:value-type="float">
            <text:p>97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6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66]));IFERROR(MATCH(VLOOKUP([.C566];[.$A$1:.$A$1048576];1;0);[.$A$1:.$A$1048576];0););)" office:value-type="float" office:value="0" calcext:value-type="float">
            <text:p>0</text:p>
          </table:table-cell>
          <table:table-cell table:style-name="ce6" table:formula="of:=IF(NOT(ISBLANK([.D566]));IFERROR(MATCH(VLOOKUP([.D566];[.$A$1:.$A$1048576];1;0);[.$A$1:.$A$1048576];0););)" office:value-type="float" office:value="0" calcext:value-type="float">
            <text:p>0</text:p>
          </table:table-cell>
          <table:table-cell table:style-name="ce6" table:formula="of:=IF(NOT(ISBLANK([.E566]));IFERROR(MATCH(VLOOKUP([.E566];[.$A$1:.$A$1048576];1;0);[.$A$1:.$A$1048576];0););)" office:value-type="float" office:value="0" calcext:value-type="float">
            <text:p>0</text:p>
          </table:table-cell>
          <table:table-cell table:style-name="ce6" table:formula="of:=IF(NOT(ISBLANK([.F566]));IFERROR(MATCH(VLOOKUP([.F566];[.$A$1:.$A$1048576];1;0);[.$A$1:.$A$1048576];0););)" office:value-type="float" office:value="0" calcext:value-type="float">
            <text:p>0</text:p>
          </table:table-cell>
          <table:table-cell table:style-name="ce6" table:formula="of:=IF(NOT(ISBLANK([.G566]));IFERROR(MATCH(VLOOKUP([.G56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66]));MAX([.I566:.M56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66]));MAX([.P566:.T56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5 33 21 76 79</text:p>
          </table:table-cell>
          <table:table-cell table:style-name="ce6" table:formula="of:=IFERROR(__xludf.dummyfunction(&quot;IFERROR(SPLIT(B567,&quot;&quot; &quot;&quot;),)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79)" office:value-type="float" office:value="79" calcext:value-type="float">
            <text:p>79</text:p>
          </table:table-cell>
          <table:table-cell table:style-name="ce6"/>
          <table:table-cell table:style-name="ce6" table:formula="of:=IF(NOT(ISBLANK([.C567]));IFERROR(MATCH(VLOOKUP([.C567];[.$A$1:.$A$1048576];1;0);[.$A$1:.$A$1048576];0););)" office:value-type="float" office:value="100" calcext:value-type="float">
            <text:p>100</text:p>
          </table:table-cell>
          <table:table-cell table:style-name="ce6" table:formula="of:=IF(NOT(ISBLANK([.D567]));IFERROR(MATCH(VLOOKUP([.D567];[.$A$1:.$A$1048576];1;0);[.$A$1:.$A$1048576];0););)" office:value-type="float" office:value="11" calcext:value-type="float">
            <text:p>11</text:p>
          </table:table-cell>
          <table:table-cell table:style-name="ce6" table:formula="of:=IF(NOT(ISBLANK([.E567]));IFERROR(MATCH(VLOOKUP([.E567];[.$A$1:.$A$1048576];1;0);[.$A$1:.$A$1048576];0););)" office:value-type="float" office:value="31" calcext:value-type="float">
            <text:p>31</text:p>
          </table:table-cell>
          <table:table-cell table:style-name="ce6" table:formula="of:=IF(NOT(ISBLANK([.F567]));IFERROR(MATCH(VLOOKUP([.F567];[.$A$1:.$A$1048576];1;0);[.$A$1:.$A$1048576];0););)" office:value-type="float" office:value="33" calcext:value-type="float">
            <text:p>33</text:p>
          </table:table-cell>
          <table:table-cell table:style-name="ce6" table:formula="of:=IF(NOT(ISBLANK([.G567]));IFERROR(MATCH(VLOOKUP([.G567];[.$A$1:.$A$1048576];1;0);[.$A$1:.$A$1048576];0););)" office:value-type="float" office:value="62" calcext:value-type="float">
            <text:p>62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67:.M571])" office:value-type="float" office:value="100" calcext:value-type="float">
            <text:p>10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67:.M571]&gt;[.$AP$3];[.C567:.G571];))*[.$AP$4]" office:value-type="float" office:value="44020" calcext:value-type="float">
            <text:p>44020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67:.M571]&gt;[.$AS$3];[.C567:.G571];))*[.$AS$4]" office:value-type="float" office:value="7224" calcext:value-type="float">
            <text:p>7224</text:p>
          </table:table-cell>
          <table:table-cell table:style-name="ce6"/>
          <table:table-cell table:style-name="ce6" table:formula="of:=IF(NOT(ISBLANK([.C567]));MAX([.I567:.M567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567]));MAX([.P567:.T567]);)" office:value-type="float" office:value="100" calcext:value-type="float">
            <text:p>100</text:p>
          </table:table-cell>
          <table:table-cell table:style-name="ce6"/>
          <table:table-cell table:style-name="ce6" table:formula="of:=MIN([.AD567:.AH571])" office:value-type="float" office:value="72" calcext:value-type="float">
            <text:p>72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8 56 63 38 65</text:p>
          </table:table-cell>
          <table:table-cell table:style-name="ce6" table:formula="of:=IFERROR(__xludf.dummyfunction(&quot;IFERROR(SPLIT(B568,&quot;&quot; &quot;&quot;),)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/>
          <table:table-cell table:style-name="ce6" table:formula="of:=IF(NOT(ISBLANK([.C568]));IFERROR(MATCH(VLOOKUP([.C568];[.$A$1:.$A$1048576];1;0);[.$A$1:.$A$1048576];0););)" office:value-type="float" office:value="75" calcext:value-type="float">
            <text:p>75</text:p>
          </table:table-cell>
          <table:table-cell table:style-name="ce6" table:formula="of:=IF(NOT(ISBLANK([.D568]));IFERROR(MATCH(VLOOKUP([.D568];[.$A$1:.$A$1048576];1;0);[.$A$1:.$A$1048576];0););)" office:value-type="float" office:value="86" calcext:value-type="float">
            <text:p>86</text:p>
          </table:table-cell>
          <table:table-cell table:style-name="ce6" table:formula="of:=IF(NOT(ISBLANK([.E568]));IFERROR(MATCH(VLOOKUP([.E568];[.$A$1:.$A$1048576];1;0);[.$A$1:.$A$1048576];0););)" office:value-type="float" office:value="56" calcext:value-type="float">
            <text:p>56</text:p>
          </table:table-cell>
          <table:table-cell table:style-name="ce6" table:formula="of:=IF(NOT(ISBLANK([.F568]));IFERROR(MATCH(VLOOKUP([.F568];[.$A$1:.$A$1048576];1;0);[.$A$1:.$A$1048576];0););)" office:value-type="float" office:value="89" calcext:value-type="float">
            <text:p>89</text:p>
          </table:table-cell>
          <table:table-cell table:style-name="ce6" table:formula="of:=IF(NOT(ISBLANK([.G568]));IFERROR(MATCH(VLOOKUP([.G568];[.$A$1:.$A$1048576];1;0);[.$A$1:.$A$1048576];0););)" office:value-type="float" office:value="52" calcext:value-type="float">
            <text:p>52</text:p>
          </table:table-cell>
          <table:table-cell table:style-name="ce6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9"/>
          <table:table-cell table:style-name="ce6" table:formula="of:=IF(NOT(ISBLANK([.C568]));MAX([.I568:.M568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568]));MAX([.P568:.T568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4 41 10 62 60</text:p>
          </table:table-cell>
          <table:table-cell table:style-name="ce6" table:formula="of:=IFERROR(__xludf.dummyfunction(&quot;IFERROR(SPLIT(B569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62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/>
          <table:table-cell table:style-name="ce6" table:formula="of:=IF(NOT(ISBLANK([.C569]));IFERROR(MATCH(VLOOKUP([.C569];[.$A$1:.$A$1048576];1;0);[.$A$1:.$A$1048576];0););)" office:value-type="float" office:value="22" calcext:value-type="float">
            <text:p>22</text:p>
          </table:table-cell>
          <table:table-cell table:style-name="ce6" table:formula="of:=IF(NOT(ISBLANK([.D569]));IFERROR(MATCH(VLOOKUP([.D569];[.$A$1:.$A$1048576];1;0);[.$A$1:.$A$1048576];0););)" office:value-type="float" office:value="25" calcext:value-type="float">
            <text:p>25</text:p>
          </table:table-cell>
          <table:table-cell table:style-name="ce6" table:formula="of:=IF(NOT(ISBLANK([.E569]));IFERROR(MATCH(VLOOKUP([.E569];[.$A$1:.$A$1048576];1;0);[.$A$1:.$A$1048576];0););)" office:value-type="float" office:value="47" calcext:value-type="float">
            <text:p>47</text:p>
          </table:table-cell>
          <table:table-cell table:style-name="ce6" table:formula="of:=IF(NOT(ISBLANK([.F569]));IFERROR(MATCH(VLOOKUP([.F569];[.$A$1:.$A$1048576];1;0);[.$A$1:.$A$1048576];0););)" office:value-type="float" office:value="24" calcext:value-type="float">
            <text:p>24</text:p>
          </table:table-cell>
          <table:table-cell table:style-name="ce6" table:formula="of:=IF(NOT(ISBLANK([.G569]));IFERROR(MATCH(VLOOKUP([.G569];[.$A$1:.$A$1048576];1;0);[.$A$1:.$A$1048576];0););)" office:value-type="float" office:value="99" calcext:value-type="float">
            <text:p>99</text:p>
          </table:table-cell>
          <table:table-cell table:style-name="ce6" table:number-columns-repeated="2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569]));MAX([.I569:.M569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569]));MAX([.P569:.T569]);)" office:value-type="float" office:value="90" calcext:value-type="float">
            <text:p>9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3 24 16 88 43</text:p>
          </table:table-cell>
          <table:table-cell table:style-name="ce6" table:formula="of:=IFERROR(__xludf.dummyfunction(&quot;IFERROR(SPLIT(B570,&quot;&quot; &quot;&quot;),)&quot;);23)" office:value-type="float" office:value="23" calcext:value-type="float">
            <text:p>23</text:p>
          </table:table-cell>
          <table:table-cell table:style-name="ce6" table:formula="of:=IFERROR(__xludf.dummyfunction(&quot;&quot;&quot;COMPUTED_VALUE&quot;&quot;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88)" office:value-type="float" office:value="88" calcext:value-type="float">
            <text:p>88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/>
          <table:table-cell table:style-name="ce6" table:formula="of:=IF(NOT(ISBLANK([.C570]));IFERROR(MATCH(VLOOKUP([.C570];[.$A$1:.$A$1048576];1;0);[.$A$1:.$A$1048576];0););)" office:value-type="float" office:value="28" calcext:value-type="float">
            <text:p>28</text:p>
          </table:table-cell>
          <table:table-cell table:style-name="ce6" table:formula="of:=IF(NOT(ISBLANK([.D570]));IFERROR(MATCH(VLOOKUP([.D570];[.$A$1:.$A$1048576];1;0);[.$A$1:.$A$1048576];0););)" office:value-type="float" office:value="58" calcext:value-type="float">
            <text:p>58</text:p>
          </table:table-cell>
          <table:table-cell table:style-name="ce6" table:formula="of:=IF(NOT(ISBLANK([.E570]));IFERROR(MATCH(VLOOKUP([.E570];[.$A$1:.$A$1048576];1;0);[.$A$1:.$A$1048576];0););)" office:value-type="float" office:value="90" calcext:value-type="float">
            <text:p>90</text:p>
          </table:table-cell>
          <table:table-cell table:style-name="ce6" table:formula="of:=IF(NOT(ISBLANK([.F570]));IFERROR(MATCH(VLOOKUP([.F570];[.$A$1:.$A$1048576];1;0);[.$A$1:.$A$1048576];0););)" office:value-type="float" office:value="82" calcext:value-type="float">
            <text:p>82</text:p>
          </table:table-cell>
          <table:table-cell table:style-name="ce6" table:formula="of:=IF(NOT(ISBLANK([.G570]));IFERROR(MATCH(VLOOKUP([.G570];[.$A$1:.$A$1048576];1;0);[.$A$1:.$A$1048576];0););)" office:value-type="float" office:value="69" calcext:value-type="float">
            <text:p>69</text:p>
          </table:table-cell>
          <table:table-cell table:style-name="ce6" table:number-columns-repeated="2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number-columns-repeated="9"/>
          <table:table-cell table:style-name="ce6" table:formula="of:=IF(NOT(ISBLANK([.C570]));MAX([.I570:.M570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570]));MAX([.P570:.T570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0 40 19 <text:s/>7 <text:s/>9</text:p>
          </table:table-cell>
          <table:table-cell table:style-name="ce6" table:formula="of:=IFERROR(__xludf.dummyfunction(&quot;IFERROR(SPLIT(B571,&quot;&quot; &quot;&quot;),)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9)" office:value-type="float" office:value="9" calcext:value-type="float">
            <text:p>9</text:p>
          </table:table-cell>
          <table:table-cell table:style-name="ce6"/>
          <table:table-cell table:style-name="ce6" table:formula="of:=IF(NOT(ISBLANK([.C571]));IFERROR(MATCH(VLOOKUP([.C571];[.$A$1:.$A$1048576];1;0);[.$A$1:.$A$1048576];0););)" office:value-type="float" office:value="12" calcext:value-type="float">
            <text:p>12</text:p>
          </table:table-cell>
          <table:table-cell table:style-name="ce6" table:formula="of:=IF(NOT(ISBLANK([.D571]));IFERROR(MATCH(VLOOKUP([.D571];[.$A$1:.$A$1048576];1;0);[.$A$1:.$A$1048576];0););)" office:value-type="float" office:value="8" calcext:value-type="float">
            <text:p>8</text:p>
          </table:table-cell>
          <table:table-cell table:style-name="ce6" table:formula="of:=IF(NOT(ISBLANK([.E571]));IFERROR(MATCH(VLOOKUP([.E571];[.$A$1:.$A$1048576];1;0);[.$A$1:.$A$1048576];0););)" office:value-type="float" office:value="49" calcext:value-type="float">
            <text:p>49</text:p>
          </table:table-cell>
          <table:table-cell table:style-name="ce6" table:formula="of:=IF(NOT(ISBLANK([.F571]));IFERROR(MATCH(VLOOKUP([.F571];[.$A$1:.$A$1048576];1;0);[.$A$1:.$A$1048576];0););)" office:value-type="float" office:value="72" calcext:value-type="float">
            <text:p>72</text:p>
          </table:table-cell>
          <table:table-cell table:style-name="ce6" table:formula="of:=IF(NOT(ISBLANK([.G571]));IFERROR(MATCH(VLOOKUP([.G571];[.$A$1:.$A$1048576];1;0);[.$A$1:.$A$1048576];0););)" office:value-type="float" office:value="61" calcext:value-type="float">
            <text:p>61</text:p>
          </table:table-cell>
          <table:table-cell table:style-name="ce6" table:number-columns-repeated="2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number-columns-repeated="9"/>
          <table:table-cell table:style-name="ce6" table:formula="of:=IF(NOT(ISBLANK([.C571]));MAX([.I571:.M571]);)" office:value-type="float" office:value="72" calcext:value-type="float">
            <text:p>72</text:p>
          </table:table-cell>
          <table:table-cell table:style-name="ce6" table:number-columns-repeated="3"/>
          <table:table-cell table:style-name="ce6" table:formula="of:=IF(NOT(ISBLANK([.C571]));MAX([.P571:.T571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72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72]));IFERROR(MATCH(VLOOKUP([.C572];[.$A$1:.$A$1048576];1;0);[.$A$1:.$A$1048576];0););)" office:value-type="float" office:value="0" calcext:value-type="float">
            <text:p>0</text:p>
          </table:table-cell>
          <table:table-cell table:style-name="ce6" table:formula="of:=IF(NOT(ISBLANK([.D572]));IFERROR(MATCH(VLOOKUP([.D572];[.$A$1:.$A$1048576];1;0);[.$A$1:.$A$1048576];0););)" office:value-type="float" office:value="0" calcext:value-type="float">
            <text:p>0</text:p>
          </table:table-cell>
          <table:table-cell table:style-name="ce6" table:formula="of:=IF(NOT(ISBLANK([.E572]));IFERROR(MATCH(VLOOKUP([.E572];[.$A$1:.$A$1048576];1;0);[.$A$1:.$A$1048576];0););)" office:value-type="float" office:value="0" calcext:value-type="float">
            <text:p>0</text:p>
          </table:table-cell>
          <table:table-cell table:style-name="ce6" table:formula="of:=IF(NOT(ISBLANK([.F572]));IFERROR(MATCH(VLOOKUP([.F572];[.$A$1:.$A$1048576];1;0);[.$A$1:.$A$1048576];0););)" office:value-type="float" office:value="0" calcext:value-type="float">
            <text:p>0</text:p>
          </table:table-cell>
          <table:table-cell table:style-name="ce6" table:formula="of:=IF(NOT(ISBLANK([.G572]));IFERROR(MATCH(VLOOKUP([.G572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72]));MAX([.I572:.M572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72]));MAX([.P572:.T572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5 12 27 80 67</text:p>
          </table:table-cell>
          <table:table-cell table:style-name="ce6" table:formula="of:=IFERROR(__xludf.dummyfunction(&quot;IFERROR(SPLIT(B573,&quot;&quot; &quot;&quot;),)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67)" office:value-type="float" office:value="67" calcext:value-type="float">
            <text:p>67</text:p>
          </table:table-cell>
          <table:table-cell table:style-name="ce6"/>
          <table:table-cell table:style-name="ce6" table:formula="of:=IF(NOT(ISBLANK([.C573]));IFERROR(MATCH(VLOOKUP([.C573];[.$A$1:.$A$1048576];1;0);[.$A$1:.$A$1048576];0););)" office:value-type="float" office:value="19" calcext:value-type="float">
            <text:p>19</text:p>
          </table:table-cell>
          <table:table-cell table:style-name="ce6" table:formula="of:=IF(NOT(ISBLANK([.D573]));IFERROR(MATCH(VLOOKUP([.D573];[.$A$1:.$A$1048576];1;0);[.$A$1:.$A$1048576];0););)" office:value-type="float" office:value="60" calcext:value-type="float">
            <text:p>60</text:p>
          </table:table-cell>
          <table:table-cell table:style-name="ce6" table:formula="of:=IF(NOT(ISBLANK([.E573]));IFERROR(MATCH(VLOOKUP([.E573];[.$A$1:.$A$1048576];1;0);[.$A$1:.$A$1048576];0););)" office:value-type="float" office:value="94" calcext:value-type="float">
            <text:p>94</text:p>
          </table:table-cell>
          <table:table-cell table:style-name="ce6" table:formula="of:=IF(NOT(ISBLANK([.F573]));IFERROR(MATCH(VLOOKUP([.F573];[.$A$1:.$A$1048576];1;0);[.$A$1:.$A$1048576];0););)" office:value-type="float" office:value="27" calcext:value-type="float">
            <text:p>27</text:p>
          </table:table-cell>
          <table:table-cell table:style-name="ce6" table:formula="of:=IF(NOT(ISBLANK([.G573]));IFERROR(MATCH(VLOOKUP([.G573];[.$A$1:.$A$1048576];1;0);[.$A$1:.$A$1048576];0););)" office:value-type="float" office:value="73" calcext:value-type="float">
            <text:p>73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73:.M577])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73:.M577]&gt;[.$AP$3];[.C573:.G577];))*[.$AP$4]" office:value-type="float" office:value="62693" calcext:value-type="float">
            <text:p>62693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73:.M577]&gt;[.$AS$3];[.C573:.G577];))*[.$AS$4]" office:value-type="float" office:value="5656" calcext:value-type="float">
            <text:p>5656</text:p>
          </table:table-cell>
          <table:table-cell table:style-name="ce6"/>
          <table:table-cell table:style-name="ce6" table:formula="of:=IF(NOT(ISBLANK([.C573]));MAX([.I573:.M573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573]));MAX([.P573:.T573]);)" office:value-type="float" office:value="93" calcext:value-type="float">
            <text:p>93</text:p>
          </table:table-cell>
          <table:table-cell table:style-name="ce6"/>
          <table:table-cell table:style-name="ce6" table:formula="of:=MIN([.AD573:.AH577])" office:value-type="float" office:value="63" calcext:value-type="float">
            <text:p>6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2 90 63 10 98</text:p>
          </table:table-cell>
          <table:table-cell table:style-name="ce6" table:formula="of:=IFERROR(__xludf.dummyfunction(&quot;IFERROR(SPLIT(B574,&quot;&quot; &quot;&quot;),)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63)" office:value-type="float" office:value="63" calcext:value-type="float">
            <text:p>63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/>
          <table:table-cell table:style-name="ce6" table:formula="of:=IF(NOT(ISBLANK([.C574]));IFERROR(MATCH(VLOOKUP([.C574];[.$A$1:.$A$1048576];1;0);[.$A$1:.$A$1048576];0););)" office:value-type="float" office:value="4" calcext:value-type="float">
            <text:p>4</text:p>
          </table:table-cell>
          <table:table-cell table:style-name="ce6" table:formula="of:=IF(NOT(ISBLANK([.D574]));IFERROR(MATCH(VLOOKUP([.D574];[.$A$1:.$A$1048576];1;0);[.$A$1:.$A$1048576];0););)" office:value-type="float" office:value="18" calcext:value-type="float">
            <text:p>18</text:p>
          </table:table-cell>
          <table:table-cell table:style-name="ce6" table:formula="of:=IF(NOT(ISBLANK([.E574]));IFERROR(MATCH(VLOOKUP([.E574];[.$A$1:.$A$1048576];1;0);[.$A$1:.$A$1048576];0););)" office:value-type="float" office:value="56" calcext:value-type="float">
            <text:p>56</text:p>
          </table:table-cell>
          <table:table-cell table:style-name="ce6" table:formula="of:=IF(NOT(ISBLANK([.F574]));IFERROR(MATCH(VLOOKUP([.F574];[.$A$1:.$A$1048576];1;0);[.$A$1:.$A$1048576];0););)" office:value-type="float" office:value="47" calcext:value-type="float">
            <text:p>47</text:p>
          </table:table-cell>
          <table:table-cell table:style-name="ce6" table:formula="of:=IF(NOT(ISBLANK([.G574]));IFERROR(MATCH(VLOOKUP([.G574];[.$A$1:.$A$1048576];1;0);[.$A$1:.$A$1048576];0););)" office:value-type="float" office:value="64" calcext:value-type="float">
            <text:p>64</text:p>
          </table:table-cell>
          <table:table-cell table:style-name="ce6" table:number-columns-repeated="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3" calcext:value-type="float">
            <text:p>53</text:p>
          </table:table-cell>
          <table:table-cell table:style-name="ce6" table:number-columns-repeated="9"/>
          <table:table-cell table:style-name="ce6" table:formula="of:=IF(NOT(ISBLANK([.C574]));MAX([.I574:.M574]);)" office:value-type="float" office:value="64" calcext:value-type="float">
            <text:p>64</text:p>
          </table:table-cell>
          <table:table-cell table:style-name="ce6" table:number-columns-repeated="3"/>
          <table:table-cell table:style-name="ce6" table:formula="of:=IF(NOT(ISBLANK([.C574]));MAX([.P574:.T574]);)" office:value-type="float" office:value="63" calcext:value-type="float">
            <text:p>6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4 50 65 18 17</text:p>
          </table:table-cell>
          <table:table-cell table:style-name="ce6" table:formula="of:=IFERROR(__xludf.dummyfunction(&quot;IFERROR(SPLIT(B575,&quot;&quot; &quot;&quot;),)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18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17)" office:value-type="float" office:value="17" calcext:value-type="float">
            <text:p>17</text:p>
          </table:table-cell>
          <table:table-cell table:style-name="ce6"/>
          <table:table-cell table:style-name="ce6" table:formula="of:=IF(NOT(ISBLANK([.C575]));IFERROR(MATCH(VLOOKUP([.C575];[.$A$1:.$A$1048576];1;0);[.$A$1:.$A$1048576];0););)" office:value-type="float" office:value="93" calcext:value-type="float">
            <text:p>93</text:p>
          </table:table-cell>
          <table:table-cell table:style-name="ce6" table:formula="of:=IF(NOT(ISBLANK([.D575]));IFERROR(MATCH(VLOOKUP([.D575];[.$A$1:.$A$1048576];1;0);[.$A$1:.$A$1048576];0););)" office:value-type="float" office:value="63" calcext:value-type="float">
            <text:p>63</text:p>
          </table:table-cell>
          <table:table-cell table:style-name="ce6" table:formula="of:=IF(NOT(ISBLANK([.E575]));IFERROR(MATCH(VLOOKUP([.E575];[.$A$1:.$A$1048576];1;0);[.$A$1:.$A$1048576];0););)" office:value-type="float" office:value="52" calcext:value-type="float">
            <text:p>52</text:p>
          </table:table-cell>
          <table:table-cell table:style-name="ce6" table:formula="of:=IF(NOT(ISBLANK([.F575]));IFERROR(MATCH(VLOOKUP([.F575];[.$A$1:.$A$1048576];1;0);[.$A$1:.$A$1048576];0););)" office:value-type="float" office:value="59" calcext:value-type="float">
            <text:p>59</text:p>
          </table:table-cell>
          <table:table-cell table:style-name="ce6" table:formula="of:=IF(NOT(ISBLANK([.G575]));IFERROR(MATCH(VLOOKUP([.G575];[.$A$1:.$A$1048576];1;0);[.$A$1:.$A$1048576];0););)" office:value-type="float" office:value="43" calcext:value-type="float">
            <text:p>43</text:p>
          </table:table-cell>
          <table:table-cell table:style-name="ce6" table:number-columns-repeated="2"/>
          <table:table-cell table:style-name="ce6" office:value-type="float" office:value="94" calcext:value-type="float">
            <text:p>9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9"/>
          <table:table-cell table:style-name="ce6" table:formula="of:=IF(NOT(ISBLANK([.C575]));MAX([.I575:.M575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575]));MAX([.P575:.T575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9 <text:s/>2 96 25 93</text:p>
          </table:table-cell>
          <table:table-cell table:style-name="ce6" table:formula="of:=IFERROR(__xludf.dummyfunction(&quot;IFERROR(SPLIT(B576,&quot;&quot; &quot;&quot;),)&quot;);79)" office:value-type="float" office:value="79" calcext:value-type="float">
            <text:p>79</text:p>
          </table:table-cell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IFERROR(__xludf.dummyfunction(&quot;&quot;&quot;COMPUTED_VALUE&quot;&quot;&quot;);96)" office:value-type="float" office:value="96" calcext:value-type="float">
            <text:p>96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/>
          <table:table-cell table:style-name="ce6" table:formula="of:=IF(NOT(ISBLANK([.C576]));IFERROR(MATCH(VLOOKUP([.C576];[.$A$1:.$A$1048576];1;0);[.$A$1:.$A$1048576];0););)" office:value-type="float" office:value="62" calcext:value-type="float">
            <text:p>62</text:p>
          </table:table-cell>
          <table:table-cell table:style-name="ce6" table:formula="of:=IF(NOT(ISBLANK([.D576]));IFERROR(MATCH(VLOOKUP([.D576];[.$A$1:.$A$1048576];1;0);[.$A$1:.$A$1048576];0););)" office:value-type="float" office:value="44" calcext:value-type="float">
            <text:p>44</text:p>
          </table:table-cell>
          <table:table-cell table:style-name="ce6" table:formula="of:=IF(NOT(ISBLANK([.E576]));IFERROR(MATCH(VLOOKUP([.E576];[.$A$1:.$A$1048576];1;0);[.$A$1:.$A$1048576];0););)" office:value-type="float" office:value="84" calcext:value-type="float">
            <text:p>84</text:p>
          </table:table-cell>
          <table:table-cell table:style-name="ce6" table:formula="of:=IF(NOT(ISBLANK([.F576]));IFERROR(MATCH(VLOOKUP([.F576];[.$A$1:.$A$1048576];1;0);[.$A$1:.$A$1048576];0););)" office:value-type="float" office:value="20" calcext:value-type="float">
            <text:p>20</text:p>
          </table:table-cell>
          <table:table-cell table:style-name="ce6" table:formula="of:=IF(NOT(ISBLANK([.G576]));IFERROR(MATCH(VLOOKUP([.G576];[.$A$1:.$A$1048576];1;0);[.$A$1:.$A$1048576];0););)" office:value-type="float" office:value="16" calcext:value-type="float">
            <text:p>16</text:p>
          </table:table-cell>
          <table:table-cell table:style-name="ce6" table:number-columns-repeated="2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6" calcext:value-type="float">
            <text:p>86</text:p>
          </table:table-cell>
          <table:table-cell table:style-name="ce6" table:number-columns-repeated="9"/>
          <table:table-cell table:style-name="ce6" table:formula="of:=IF(NOT(ISBLANK([.C576]));MAX([.I576:.M576]);)" office:value-type="float" office:value="84" calcext:value-type="float">
            <text:p>84</text:p>
          </table:table-cell>
          <table:table-cell table:style-name="ce6" table:number-columns-repeated="3"/>
          <table:table-cell table:style-name="ce6" table:formula="of:=IF(NOT(ISBLANK([.C576]));MAX([.P576:.T576]);)" office:value-type="float" office:value="86" calcext:value-type="float">
            <text:p>86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24 82 59 56 43</text:p>
          </table:table-cell>
          <table:table-cell table:style-name="ce6" table:formula="of:=IFERROR(__xludf.dummyfunction(&quot;IFERROR(SPLIT(B577,&quot;&quot; &quot;&quot;),)&quot;);24)" office:value-type="float" office:value="24" calcext:value-type="float">
            <text:p>24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56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43)" office:value-type="float" office:value="43" calcext:value-type="float">
            <text:p>43</text:p>
          </table:table-cell>
          <table:table-cell table:style-name="ce6"/>
          <table:table-cell table:style-name="ce6" table:formula="of:=IF(NOT(ISBLANK([.C577]));IFERROR(MATCH(VLOOKUP([.C577];[.$A$1:.$A$1048576];1;0);[.$A$1:.$A$1048576];0););)" office:value-type="float" office:value="58" calcext:value-type="float">
            <text:p>58</text:p>
          </table:table-cell>
          <table:table-cell table:style-name="ce6" table:formula="of:=IF(NOT(ISBLANK([.D577]));IFERROR(MATCH(VLOOKUP([.D577];[.$A$1:.$A$1048576];1;0);[.$A$1:.$A$1048576];0););)" office:value-type="float" office:value="53" calcext:value-type="float">
            <text:p>53</text:p>
          </table:table-cell>
          <table:table-cell table:style-name="ce6" table:formula="of:=IF(NOT(ISBLANK([.E577]));IFERROR(MATCH(VLOOKUP([.E577];[.$A$1:.$A$1048576];1;0);[.$A$1:.$A$1048576];0););)" office:value-type="float" office:value="17" calcext:value-type="float">
            <text:p>17</text:p>
          </table:table-cell>
          <table:table-cell table:style-name="ce6" table:formula="of:=IF(NOT(ISBLANK([.F577]));IFERROR(MATCH(VLOOKUP([.F577];[.$A$1:.$A$1048576];1;0);[.$A$1:.$A$1048576];0););)" office:value-type="float" office:value="86" calcext:value-type="float">
            <text:p>86</text:p>
          </table:table-cell>
          <table:table-cell table:style-name="ce6" table:formula="of:=IF(NOT(ISBLANK([.G577]));IFERROR(MATCH(VLOOKUP([.G577];[.$A$1:.$A$1048576];1;0);[.$A$1:.$A$1048576];0););)" office:value-type="float" office:value="69" calcext:value-type="float">
            <text:p>69</text:p>
          </table:table-cell>
          <table:table-cell table:style-name="ce6" table:number-columns-repeated="2"/>
          <table:table-cell table:style-name="ce6" office:value-type="float" office:value="73" calcext:value-type="float">
            <text:p>7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9"/>
          <table:table-cell table:style-name="ce6" table:formula="of:=IF(NOT(ISBLANK([.C577]));MAX([.I577:.M577]);)" office:value-type="float" office:value="86" calcext:value-type="float">
            <text:p>86</text:p>
          </table:table-cell>
          <table:table-cell table:style-name="ce6" table:number-columns-repeated="3"/>
          <table:table-cell table:style-name="ce6" table:formula="of:=IF(NOT(ISBLANK([.C577]));MAX([.P577:.T577]);)" office:value-type="float" office:value="73" calcext:value-type="float">
            <text:p>7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78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78]));IFERROR(MATCH(VLOOKUP([.C578];[.$A$1:.$A$1048576];1;0);[.$A$1:.$A$1048576];0););)" office:value-type="float" office:value="0" calcext:value-type="float">
            <text:p>0</text:p>
          </table:table-cell>
          <table:table-cell table:style-name="ce6" table:formula="of:=IF(NOT(ISBLANK([.D578]));IFERROR(MATCH(VLOOKUP([.D578];[.$A$1:.$A$1048576];1;0);[.$A$1:.$A$1048576];0););)" office:value-type="float" office:value="0" calcext:value-type="float">
            <text:p>0</text:p>
          </table:table-cell>
          <table:table-cell table:style-name="ce6" table:formula="of:=IF(NOT(ISBLANK([.E578]));IFERROR(MATCH(VLOOKUP([.E578];[.$A$1:.$A$1048576];1;0);[.$A$1:.$A$1048576];0););)" office:value-type="float" office:value="0" calcext:value-type="float">
            <text:p>0</text:p>
          </table:table-cell>
          <table:table-cell table:style-name="ce6" table:formula="of:=IF(NOT(ISBLANK([.F578]));IFERROR(MATCH(VLOOKUP([.F578];[.$A$1:.$A$1048576];1;0);[.$A$1:.$A$1048576];0););)" office:value-type="float" office:value="0" calcext:value-type="float">
            <text:p>0</text:p>
          </table:table-cell>
          <table:table-cell table:style-name="ce6" table:formula="of:=IF(NOT(ISBLANK([.G578]));IFERROR(MATCH(VLOOKUP([.G578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78]));MAX([.I578:.M578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78]));MAX([.P578:.T578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 42 31 49 52</text:p>
          </table:table-cell>
          <table:table-cell table:style-name="ce6" table:formula="of:=IFERROR(__xludf.dummyfunction(&quot;IFERROR(SPLIT(B579,&quot;&quot; &quot;&quot;),)&quot;);7)" office:value-type="float" office:value="7" calcext:value-type="float">
            <text:p>7</text:p>
          </table:table-cell>
          <table:table-cell table:style-name="ce6" table:formula="of:=IFERROR(__xludf.dummyfunction(&quot;&quot;&quot;COMPUTED_VALUE&quot;&quot;&quot;);42)" office:value-type="float" office:value="42" calcext:value-type="float">
            <text:p>42</text:p>
          </table:table-cell>
          <table:table-cell table:style-name="ce6" table:formula="of:=IFERROR(__xludf.dummyfunction(&quot;&quot;&quot;COMPUTED_VALUE&quot;&quot;&quot;);31)" office:value-type="float" office:value="31" calcext:value-type="float">
            <text:p>31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/>
          <table:table-cell table:style-name="ce6" table:formula="of:=IF(NOT(ISBLANK([.C579]));IFERROR(MATCH(VLOOKUP([.C579];[.$A$1:.$A$1048576];1;0);[.$A$1:.$A$1048576];0););)" office:value-type="float" office:value="72" calcext:value-type="float">
            <text:p>72</text:p>
          </table:table-cell>
          <table:table-cell table:style-name="ce6" table:formula="of:=IF(NOT(ISBLANK([.D579]));IFERROR(MATCH(VLOOKUP([.D579];[.$A$1:.$A$1048576];1;0);[.$A$1:.$A$1048576];0););)" office:value-type="float" office:value="4" calcext:value-type="float">
            <text:p>4</text:p>
          </table:table-cell>
          <table:table-cell table:style-name="ce6" table:formula="of:=IF(NOT(ISBLANK([.E579]));IFERROR(MATCH(VLOOKUP([.E579];[.$A$1:.$A$1048576];1;0);[.$A$1:.$A$1048576];0););)" office:value-type="float" office:value="55" calcext:value-type="float">
            <text:p>55</text:p>
          </table:table-cell>
          <table:table-cell table:style-name="ce6" table:formula="of:=IF(NOT(ISBLANK([.F579]));IFERROR(MATCH(VLOOKUP([.F579];[.$A$1:.$A$1048576];1;0);[.$A$1:.$A$1048576];0););)" office:value-type="float" office:value="81" calcext:value-type="float">
            <text:p>81</text:p>
          </table:table-cell>
          <table:table-cell table:style-name="ce6" table:formula="of:=IF(NOT(ISBLANK([.G579]));IFERROR(MATCH(VLOOKUP([.G579];[.$A$1:.$A$1048576];1;0);[.$A$1:.$A$1048576];0););)" office:value-type="float" office:value="39" calcext:value-type="float">
            <text:p>39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79:.M583])" office:value-type="float" office:value="72" calcext:value-type="float">
            <text:p>7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79:.M583]&gt;[.$AP$3];[.C579:.G583];))*[.$AP$4]" office:value-type="float" office:value="57439" calcext:value-type="float">
            <text:p>5743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79:.M583]&gt;[.$AS$3];[.C579:.G583];))*[.$AS$4]" office:value-type="float" office:value="15120" calcext:value-type="float">
            <text:p>15120</text:p>
          </table:table-cell>
          <table:table-cell table:style-name="ce6"/>
          <table:table-cell table:style-name="ce6" table:formula="of:=IF(NOT(ISBLANK([.C579]));MAX([.I579:.M579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579]));MAX([.P579:.T579]);)" office:value-type="float" office:value="102" calcext:value-type="float">
            <text:p>102</text:p>
          </table:table-cell>
          <table:table-cell table:style-name="ce6"/>
          <table:table-cell table:style-name="ce6" table:formula="of:=MIN([.AD579:.AH583])" office:value-type="float" office:value="63" calcext:value-type="float">
            <text:p>63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59 50 <text:s/>3 28 58</text:p>
          </table:table-cell>
          <table:table-cell table:style-name="ce6" table:formula="of:=IFERROR(__xludf.dummyfunction(&quot;IFERROR(SPLIT(B580,&quot;&quot; &quot;&quot;),)&quot;);59)" office:value-type="float" office:value="59" calcext:value-type="float">
            <text:p>59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/>
          <table:table-cell table:style-name="ce6" table:formula="of:=IF(NOT(ISBLANK([.C580]));IFERROR(MATCH(VLOOKUP([.C580];[.$A$1:.$A$1048576];1;0);[.$A$1:.$A$1048576];0););)" office:value-type="float" office:value="17" calcext:value-type="float">
            <text:p>17</text:p>
          </table:table-cell>
          <table:table-cell table:style-name="ce6" table:formula="of:=IF(NOT(ISBLANK([.D580]));IFERROR(MATCH(VLOOKUP([.D580];[.$A$1:.$A$1048576];1;0);[.$A$1:.$A$1048576];0););)" office:value-type="float" office:value="63" calcext:value-type="float">
            <text:p>63</text:p>
          </table:table-cell>
          <table:table-cell table:style-name="ce6" table:formula="of:=IF(NOT(ISBLANK([.E580]));IFERROR(MATCH(VLOOKUP([.E580];[.$A$1:.$A$1048576];1;0);[.$A$1:.$A$1048576];0););)" office:value-type="float" office:value="50" calcext:value-type="float">
            <text:p>50</text:p>
          </table:table-cell>
          <table:table-cell table:style-name="ce6" table:formula="of:=IF(NOT(ISBLANK([.F580]));IFERROR(MATCH(VLOOKUP([.F580];[.$A$1:.$A$1048576];1;0);[.$A$1:.$A$1048576];0););)" office:value-type="float" office:value="75" calcext:value-type="float">
            <text:p>75</text:p>
          </table:table-cell>
          <table:table-cell table:style-name="ce6" table:formula="of:=IF(NOT(ISBLANK([.G580]));IFERROR(MATCH(VLOOKUP([.G580];[.$A$1:.$A$1048576];1;0);[.$A$1:.$A$1048576];0););)" office:value-type="float" office:value="37" calcext:value-type="float">
            <text:p>37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580]));MAX([.I580:.M580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580]));MAX([.P580:.T580]);)" office:value-type="float" office:value="63" calcext:value-type="float">
            <text:p>6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1 55 75 91 60</text:p>
          </table:table-cell>
          <table:table-cell table:style-name="ce6" table:formula="of:=IFERROR(__xludf.dummyfunction(&quot;IFERROR(SPLIT(B581,&quot;&quot; &quot;&quot;),)&quot;);11)" office:value-type="float" office:value="11" calcext:value-type="float">
            <text:p>11</text:p>
          </table:table-cell>
          <table:table-cell table:style-name="ce6" table:formula="of:=IFERROR(__xludf.dummyfunction(&quot;&quot;&quot;COMPUTED_VALUE&quot;&quot;&quot;);55)" office:value-type="float" office:value="55" calcext:value-type="float">
            <text:p>55</text:p>
          </table:table-cell>
          <table:table-cell table:style-name="ce6" table:formula="of:=IFERROR(__xludf.dummyfunction(&quot;&quot;&quot;COMPUTED_VALUE&quot;&quot;&quot;);75)" office:value-type="float" office:value="75" calcext:value-type="float">
            <text:p>75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/>
          <table:table-cell table:style-name="ce6" table:formula="of:=IF(NOT(ISBLANK([.C581]));IFERROR(MATCH(VLOOKUP([.C581];[.$A$1:.$A$1048576];1;0);[.$A$1:.$A$1048576];0););)" office:value-type="float" office:value="102" calcext:value-type="float">
            <text:p>102</text:p>
          </table:table-cell>
          <table:table-cell table:style-name="ce6" table:formula="of:=IF(NOT(ISBLANK([.D581]));IFERROR(MATCH(VLOOKUP([.D581];[.$A$1:.$A$1048576];1;0);[.$A$1:.$A$1048576];0););)" office:value-type="float" office:value="19" calcext:value-type="float">
            <text:p>19</text:p>
          </table:table-cell>
          <table:table-cell table:style-name="ce6" table:formula="of:=IF(NOT(ISBLANK([.E581]));IFERROR(MATCH(VLOOKUP([.E581];[.$A$1:.$A$1048576];1;0);[.$A$1:.$A$1048576];0););)" office:value-type="float" office:value="98" calcext:value-type="float">
            <text:p>98</text:p>
          </table:table-cell>
          <table:table-cell table:style-name="ce6" table:formula="of:=IF(NOT(ISBLANK([.F581]));IFERROR(MATCH(VLOOKUP([.F581];[.$A$1:.$A$1048576];1;0);[.$A$1:.$A$1048576];0););)" office:value-type="float" office:value="57" calcext:value-type="float">
            <text:p>57</text:p>
          </table:table-cell>
          <table:table-cell table:style-name="ce6" table:formula="of:=IF(NOT(ISBLANK([.G581]));IFERROR(MATCH(VLOOKUP([.G581];[.$A$1:.$A$1048576];1;0);[.$A$1:.$A$1048576];0););)" office:value-type="float" office:value="99" calcext:value-type="float">
            <text:p>99</text:p>
          </table:table-cell>
          <table:table-cell table:style-name="ce6" table:number-columns-repeated="2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9"/>
          <table:table-cell table:style-name="ce6" table:formula="of:=IF(NOT(ISBLANK([.C581]));MAX([.I581:.M581]);)" office:value-type="float" office:value="102" calcext:value-type="float">
            <text:p>102</text:p>
          </table:table-cell>
          <table:table-cell table:style-name="ce6" table:number-columns-repeated="3"/>
          <table:table-cell table:style-name="ce6" table:formula="of:=IF(NOT(ISBLANK([.C581]));MAX([.P581:.T581]);)" office:value-type="float" office:value="98" calcext:value-type="float">
            <text:p>9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5 76 <text:s/>1 38 23</text:p>
          </table:table-cell>
          <table:table-cell table:style-name="ce6" table:formula="of:=IFERROR(__xludf.dummyfunction(&quot;IFERROR(SPLIT(B582,&quot;&quot; &quot;&quot;),)&quot;);65)" office:value-type="float" office:value="65" calcext:value-type="float">
            <text:p>65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23)" office:value-type="float" office:value="23" calcext:value-type="float">
            <text:p>23</text:p>
          </table:table-cell>
          <table:table-cell table:style-name="ce6"/>
          <table:table-cell table:style-name="ce6" table:formula="of:=IF(NOT(ISBLANK([.C582]));IFERROR(MATCH(VLOOKUP([.C582];[.$A$1:.$A$1048576];1;0);[.$A$1:.$A$1048576];0););)" office:value-type="float" office:value="52" calcext:value-type="float">
            <text:p>52</text:p>
          </table:table-cell>
          <table:table-cell table:style-name="ce6" table:formula="of:=IF(NOT(ISBLANK([.D582]));IFERROR(MATCH(VLOOKUP([.D582];[.$A$1:.$A$1048576];1;0);[.$A$1:.$A$1048576];0););)" office:value-type="float" office:value="33" calcext:value-type="float">
            <text:p>33</text:p>
          </table:table-cell>
          <table:table-cell table:style-name="ce6" table:formula="of:=IF(NOT(ISBLANK([.E582]));IFERROR(MATCH(VLOOKUP([.E582];[.$A$1:.$A$1048576];1;0);[.$A$1:.$A$1048576];0););)" office:value-type="float" office:value="14" calcext:value-type="float">
            <text:p>14</text:p>
          </table:table-cell>
          <table:table-cell table:style-name="ce6" table:formula="of:=IF(NOT(ISBLANK([.F582]));IFERROR(MATCH(VLOOKUP([.F582];[.$A$1:.$A$1048576];1;0);[.$A$1:.$A$1048576];0););)" office:value-type="float" office:value="89" calcext:value-type="float">
            <text:p>89</text:p>
          </table:table-cell>
          <table:table-cell table:style-name="ce6" table:formula="of:=IF(NOT(ISBLANK([.G582]));IFERROR(MATCH(VLOOKUP([.G582];[.$A$1:.$A$1048576];1;0);[.$A$1:.$A$1048576];0););)" office:value-type="float" office:value="28" calcext:value-type="float">
            <text:p>28</text:p>
          </table:table-cell>
          <table:table-cell table:style-name="ce6" table:number-columns-repeated="2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9"/>
          <table:table-cell table:style-name="ce6" table:formula="of:=IF(NOT(ISBLANK([.C582]));MAX([.I582:.M582]);)" office:value-type="float" office:value="89" calcext:value-type="float">
            <text:p>89</text:p>
          </table:table-cell>
          <table:table-cell table:style-name="ce6" table:number-columns-repeated="3"/>
          <table:table-cell table:style-name="ce6" table:formula="of:=IF(NOT(ISBLANK([.C582]));MAX([.P582:.T582]);)" office:value-type="float" office:value="89" calcext:value-type="float">
            <text:p>8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6 19 64 22 80</text:p>
          </table:table-cell>
          <table:table-cell table:style-name="ce6" table:formula="of:=IFERROR(__xludf.dummyfunction(&quot;IFERROR(SPLIT(B583,&quot;&quot; &quot;&quot;),)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/>
          <table:table-cell table:style-name="ce6" table:formula="of:=IF(NOT(ISBLANK([.C583]));IFERROR(MATCH(VLOOKUP([.C583];[.$A$1:.$A$1048576];1;0);[.$A$1:.$A$1048576];0););)" office:value-type="float" office:value="96" calcext:value-type="float">
            <text:p>96</text:p>
          </table:table-cell>
          <table:table-cell table:style-name="ce6" table:formula="of:=IF(NOT(ISBLANK([.D583]));IFERROR(MATCH(VLOOKUP([.D583];[.$A$1:.$A$1048576];1;0);[.$A$1:.$A$1048576];0););)" office:value-type="float" office:value="49" calcext:value-type="float">
            <text:p>49</text:p>
          </table:table-cell>
          <table:table-cell table:style-name="ce6" table:formula="of:=IF(NOT(ISBLANK([.E583]));IFERROR(MATCH(VLOOKUP([.E583];[.$A$1:.$A$1048576];1;0);[.$A$1:.$A$1048576];0););)" office:value-type="float" office:value="51" calcext:value-type="float">
            <text:p>51</text:p>
          </table:table-cell>
          <table:table-cell table:style-name="ce6" table:formula="of:=IF(NOT(ISBLANK([.F583]));IFERROR(MATCH(VLOOKUP([.F583];[.$A$1:.$A$1048576];1;0);[.$A$1:.$A$1048576];0););)" office:value-type="float" office:value="40" calcext:value-type="float">
            <text:p>40</text:p>
          </table:table-cell>
          <table:table-cell table:style-name="ce6" table:formula="of:=IF(NOT(ISBLANK([.G583]));IFERROR(MATCH(VLOOKUP([.G583];[.$A$1:.$A$1048576];1;0);[.$A$1:.$A$1048576];0););)" office:value-type="float" office:value="27" calcext:value-type="float">
            <text:p>27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9"/>
          <table:table-cell table:style-name="ce6" table:formula="of:=IF(NOT(ISBLANK([.C583]));MAX([.I583:.M583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583]));MAX([.P583:.T583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84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84]));IFERROR(MATCH(VLOOKUP([.C584];[.$A$1:.$A$1048576];1;0);[.$A$1:.$A$1048576];0););)" office:value-type="float" office:value="0" calcext:value-type="float">
            <text:p>0</text:p>
          </table:table-cell>
          <table:table-cell table:style-name="ce6" table:formula="of:=IF(NOT(ISBLANK([.D584]));IFERROR(MATCH(VLOOKUP([.D584];[.$A$1:.$A$1048576];1;0);[.$A$1:.$A$1048576];0););)" office:value-type="float" office:value="0" calcext:value-type="float">
            <text:p>0</text:p>
          </table:table-cell>
          <table:table-cell table:style-name="ce6" table:formula="of:=IF(NOT(ISBLANK([.E584]));IFERROR(MATCH(VLOOKUP([.E584];[.$A$1:.$A$1048576];1;0);[.$A$1:.$A$1048576];0););)" office:value-type="float" office:value="0" calcext:value-type="float">
            <text:p>0</text:p>
          </table:table-cell>
          <table:table-cell table:style-name="ce6" table:formula="of:=IF(NOT(ISBLANK([.F584]));IFERROR(MATCH(VLOOKUP([.F584];[.$A$1:.$A$1048576];1;0);[.$A$1:.$A$1048576];0););)" office:value-type="float" office:value="0" calcext:value-type="float">
            <text:p>0</text:p>
          </table:table-cell>
          <table:table-cell table:style-name="ce6" table:formula="of:=IF(NOT(ISBLANK([.G584]));IFERROR(MATCH(VLOOKUP([.G584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84]));MAX([.I584:.M584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84]));MAX([.P584:.T584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3 81 41 54 92</text:p>
          </table:table-cell>
          <table:table-cell table:style-name="ce6" table:formula="of:=IFERROR(__xludf.dummyfunction(&quot;IFERROR(SPLIT(B585,&quot;&quot; &quot;&quot;),)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81)" office:value-type="float" office:value="81" calcext:value-type="float">
            <text:p>81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54)" office:value-type="float" office:value="54" calcext:value-type="float">
            <text:p>54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/>
          <table:table-cell table:style-name="ce6" table:formula="of:=IF(NOT(ISBLANK([.C585]));IFERROR(MATCH(VLOOKUP([.C585];[.$A$1:.$A$1048576];1;0);[.$A$1:.$A$1048576];0););)" office:value-type="float" office:value="3" calcext:value-type="float">
            <text:p>3</text:p>
          </table:table-cell>
          <table:table-cell table:style-name="ce6" table:formula="of:=IF(NOT(ISBLANK([.D585]));IFERROR(MATCH(VLOOKUP([.D585];[.$A$1:.$A$1048576];1;0);[.$A$1:.$A$1048576];0););)" office:value-type="float" office:value="80" calcext:value-type="float">
            <text:p>80</text:p>
          </table:table-cell>
          <table:table-cell table:style-name="ce6" table:formula="of:=IF(NOT(ISBLANK([.E585]));IFERROR(MATCH(VLOOKUP([.E585];[.$A$1:.$A$1048576];1;0);[.$A$1:.$A$1048576];0););)" office:value-type="float" office:value="25" calcext:value-type="float">
            <text:p>25</text:p>
          </table:table-cell>
          <table:table-cell table:style-name="ce6" table:formula="of:=IF(NOT(ISBLANK([.F585]));IFERROR(MATCH(VLOOKUP([.F585];[.$A$1:.$A$1048576];1;0);[.$A$1:.$A$1048576];0););)" office:value-type="float" office:value="68" calcext:value-type="float">
            <text:p>68</text:p>
          </table:table-cell>
          <table:table-cell table:style-name="ce6" table:formula="of:=IF(NOT(ISBLANK([.G585]));IFERROR(MATCH(VLOOKUP([.G585];[.$A$1:.$A$1048576];1;0);[.$A$1:.$A$1048576];0););)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85:.M589])" office:value-type="float" office:value="3" calcext:value-type="float">
            <text:p>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85:.M589]&gt;[.$AP$3];[.C585:.G589];))*[.$AP$4]" office:value-type="float" office:value="62977" calcext:value-type="float">
            <text:p>62977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85:.M589]&gt;[.$AS$3];[.C585:.G589];))*[.$AS$4]" office:value-type="float" office:value="15456" calcext:value-type="float">
            <text:p>15456</text:p>
          </table:table-cell>
          <table:table-cell table:style-name="ce6"/>
          <table:table-cell table:style-name="ce6" table:formula="of:=IF(NOT(ISBLANK([.C585]));MAX([.I585:.M585]);)" office:value-type="float" office:value="80" calcext:value-type="float">
            <text:p>80</text:p>
          </table:table-cell>
          <table:table-cell table:style-name="ce6" table:number-columns-repeated="3"/>
          <table:table-cell table:style-name="ce6" table:formula="of:=IF(NOT(ISBLANK([.C585]));MAX([.P585:.T585]);)" office:value-type="float" office:value="92" calcext:value-type="float">
            <text:p>92</text:p>
          </table:table-cell>
          <table:table-cell table:style-name="ce6"/>
          <table:table-cell table:style-name="ce6" table:formula="of:=MIN([.AD585:.AH589])" office:value-type="float" office:value="74" calcext:value-type="float">
            <text:p>74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70 39 66 38 27</text:p>
          </table:table-cell>
          <table:table-cell table:style-name="ce6" table:formula="of:=IFERROR(__xludf.dummyfunction(&quot;IFERROR(SPLIT(B586,&quot;&quot; &quot;&quot;),)&quot;);70)" office:value-type="float" office:value="70" calcext:value-type="float">
            <text:p>70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 table:formula="of:=IFERROR(__xludf.dummyfunction(&quot;&quot;&quot;COMPUTED_VALUE&quot;&quot;&quot;);66)" office:value-type="float" office:value="66" calcext:value-type="float">
            <text:p>66</text:p>
          </table:table-cell>
          <table:table-cell table:style-name="ce6" table:formula="of:=IFERROR(__xludf.dummyfunction(&quot;&quot;&quot;COMPUTED_VALUE&quot;&quot;&quot;);38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27)" office:value-type="float" office:value="27" calcext:value-type="float">
            <text:p>27</text:p>
          </table:table-cell>
          <table:table-cell table:style-name="ce6"/>
          <table:table-cell table:style-name="ce6" table:formula="of:=IF(NOT(ISBLANK([.C586]));IFERROR(MATCH(VLOOKUP([.C586];[.$A$1:.$A$1048576];1;0);[.$A$1:.$A$1048576];0););)" office:value-type="float" office:value="92" calcext:value-type="float">
            <text:p>92</text:p>
          </table:table-cell>
          <table:table-cell table:style-name="ce6" table:formula="of:=IF(NOT(ISBLANK([.D586]));IFERROR(MATCH(VLOOKUP([.D586];[.$A$1:.$A$1048576];1;0);[.$A$1:.$A$1048576];0););)" office:value-type="float" office:value="41" calcext:value-type="float">
            <text:p>41</text:p>
          </table:table-cell>
          <table:table-cell table:style-name="ce6" table:formula="of:=IF(NOT(ISBLANK([.E586]));IFERROR(MATCH(VLOOKUP([.E586];[.$A$1:.$A$1048576];1;0);[.$A$1:.$A$1048576];0););)" office:value-type="float" office:value="88" calcext:value-type="float">
            <text:p>88</text:p>
          </table:table-cell>
          <table:table-cell table:style-name="ce6" table:formula="of:=IF(NOT(ISBLANK([.F586]));IFERROR(MATCH(VLOOKUP([.F586];[.$A$1:.$A$1048576];1;0);[.$A$1:.$A$1048576];0););)" office:value-type="float" office:value="89" calcext:value-type="float">
            <text:p>89</text:p>
          </table:table-cell>
          <table:table-cell table:style-name="ce6" table:formula="of:=IF(NOT(ISBLANK([.G586]));IFERROR(MATCH(VLOOKUP([.G586];[.$A$1:.$A$1048576];1;0);[.$A$1:.$A$1048576];0););)" office:value-type="float" office:value="94" calcext:value-type="float">
            <text:p>94</text:p>
          </table:table-cell>
          <table:table-cell table:style-name="ce6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9" calcext:value-type="float">
            <text:p>79</text:p>
          </table:table-cell>
          <table:table-cell table:style-name="ce6" table:number-columns-repeated="9"/>
          <table:table-cell table:style-name="ce6" table:formula="of:=IF(NOT(ISBLANK([.C586]));MAX([.I586:.M586]);)" office:value-type="float" office:value="94" calcext:value-type="float">
            <text:p>94</text:p>
          </table:table-cell>
          <table:table-cell table:style-name="ce6" table:number-columns-repeated="3"/>
          <table:table-cell table:style-name="ce6" table:formula="of:=IF(NOT(ISBLANK([.C586]));MAX([.P586:.T586]);)" office:value-type="float" office:value="100" calcext:value-type="float">
            <text:p>10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9 15 80 22 87</text:p>
          </table:table-cell>
          <table:table-cell table:style-name="ce6" table:formula="of:=IFERROR(__xludf.dummyfunction(&quot;IFERROR(SPLIT(B587,&quot;&quot; &quot;&quot;),)&quot;);89)" office:value-type="float" office:value="89" calcext:value-type="float">
            <text:p>89</text:p>
          </table:table-cell>
          <table:table-cell table:style-name="ce6" table:formula="of:=IFERROR(__xludf.dummyfunction(&quot;&quot;&quot;COMPUTED_VALUE&quot;&quot;&quot;);15)" office:value-type="float" office:value="15" calcext:value-type="float">
            <text:p>15</text:p>
          </table:table-cell>
          <table:table-cell table:style-name="ce6" table:formula="of:=IFERROR(__xludf.dummyfunction(&quot;&quot;&quot;COMPUTED_VALUE&quot;&quot;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/>
          <table:table-cell table:style-name="ce6" table:formula="of:=IF(NOT(ISBLANK([.C587]));IFERROR(MATCH(VLOOKUP([.C587];[.$A$1:.$A$1048576];1;0);[.$A$1:.$A$1048576];0););)" office:value-type="float" office:value="76" calcext:value-type="float">
            <text:p>76</text:p>
          </table:table-cell>
          <table:table-cell table:style-name="ce6" table:formula="of:=IF(NOT(ISBLANK([.D587]));IFERROR(MATCH(VLOOKUP([.D587];[.$A$1:.$A$1048576];1;0);[.$A$1:.$A$1048576];0););)" office:value-type="float" office:value="100" calcext:value-type="float">
            <text:p>100</text:p>
          </table:table-cell>
          <table:table-cell table:style-name="ce6" table:formula="of:=IF(NOT(ISBLANK([.E587]));IFERROR(MATCH(VLOOKUP([.E587];[.$A$1:.$A$1048576];1;0);[.$A$1:.$A$1048576];0););)" office:value-type="float" office:value="27" calcext:value-type="float">
            <text:p>27</text:p>
          </table:table-cell>
          <table:table-cell table:style-name="ce6" table:formula="of:=IF(NOT(ISBLANK([.F587]));IFERROR(MATCH(VLOOKUP([.F587];[.$A$1:.$A$1048576];1;0);[.$A$1:.$A$1048576];0););)" office:value-type="float" office:value="40" calcext:value-type="float">
            <text:p>40</text:p>
          </table:table-cell>
          <table:table-cell table:style-name="ce6" table:formula="of:=IF(NOT(ISBLANK([.G587]));IFERROR(MATCH(VLOOKUP([.G587];[.$A$1:.$A$1048576];1;0);[.$A$1:.$A$1048576];0););)" office:value-type="float" office:value="71" calcext:value-type="float">
            <text:p>71</text:p>
          </table:table-cell>
          <table:table-cell table:style-name="ce6" table:number-columns-repeated="2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9"/>
          <table:table-cell table:style-name="ce6" table:formula="of:=IF(NOT(ISBLANK([.C587]));MAX([.I587:.M587]);)" office:value-type="float" office:value="100" calcext:value-type="float">
            <text:p>100</text:p>
          </table:table-cell>
          <table:table-cell table:style-name="ce6" table:number-columns-repeated="3"/>
          <table:table-cell table:style-name="ce6" table:formula="of:=IF(NOT(ISBLANK([.C587]));MAX([.P587:.T587]);)" office:value-type="float" office:value="88" calcext:value-type="float">
            <text:p>8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6 12 48 93 26</text:p>
          </table:table-cell>
          <table:table-cell table:style-name="ce6" table:formula="of:=IFERROR(__xludf.dummyfunction(&quot;IFERROR(SPLIT(B588,&quot;&quot; &quot;&quot;),)&quot;);36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12)" office:value-type="float" office:value="12" calcext:value-type="float">
            <text:p>12</text:p>
          </table:table-cell>
          <table:table-cell table:style-name="ce6" table:formula="of:=IFERROR(__xludf.dummyfunction(&quot;&quot;&quot;COMPUTED_VALUE&quot;&quot;&quot;);48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26)" office:value-type="float" office:value="26" calcext:value-type="float">
            <text:p>26</text:p>
          </table:table-cell>
          <table:table-cell table:style-name="ce6"/>
          <table:table-cell table:style-name="ce6" table:formula="of:=IF(NOT(ISBLANK([.C588]));IFERROR(MATCH(VLOOKUP([.C588];[.$A$1:.$A$1048576];1;0);[.$A$1:.$A$1048576];0););)" office:value-type="float" office:value="15" calcext:value-type="float">
            <text:p>15</text:p>
          </table:table-cell>
          <table:table-cell table:style-name="ce6" table:formula="of:=IF(NOT(ISBLANK([.D588]));IFERROR(MATCH(VLOOKUP([.D588];[.$A$1:.$A$1048576];1;0);[.$A$1:.$A$1048576];0););)" office:value-type="float" office:value="60" calcext:value-type="float">
            <text:p>60</text:p>
          </table:table-cell>
          <table:table-cell table:style-name="ce6" table:formula="of:=IF(NOT(ISBLANK([.E588]));IFERROR(MATCH(VLOOKUP([.E588];[.$A$1:.$A$1048576];1;0);[.$A$1:.$A$1048576];0););)" office:value-type="float" office:value="74" calcext:value-type="float">
            <text:p>74</text:p>
          </table:table-cell>
          <table:table-cell table:style-name="ce6" table:formula="of:=IF(NOT(ISBLANK([.F588]));IFERROR(MATCH(VLOOKUP([.F588];[.$A$1:.$A$1048576];1;0);[.$A$1:.$A$1048576];0););)" office:value-type="float" office:value="16" calcext:value-type="float">
            <text:p>16</text:p>
          </table:table-cell>
          <table:table-cell table:style-name="ce6" table:formula="of:=IF(NOT(ISBLANK([.G588]));IFERROR(MATCH(VLOOKUP([.G588];[.$A$1:.$A$1048576];1;0);[.$A$1:.$A$1048576];0););)" office:value-type="float" office:value="45" calcext:value-type="float">
            <text:p>45</text:p>
          </table:table-cell>
          <table:table-cell table:style-name="ce6" table:number-columns-repeated="2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9"/>
          <table:table-cell table:style-name="ce6" table:formula="of:=IF(NOT(ISBLANK([.C588]));MAX([.I588:.M588]);)" office:value-type="float" office:value="74" calcext:value-type="float">
            <text:p>74</text:p>
          </table:table-cell>
          <table:table-cell table:style-name="ce6" table:number-columns-repeated="3"/>
          <table:table-cell table:style-name="ce6" table:formula="of:=IF(NOT(ISBLANK([.C588]));MAX([.P588:.T588]);)" office:value-type="float" office:value="99" calcext:value-type="float">
            <text:p>99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4 85 19 60 49</text:p>
          </table:table-cell>
          <table:table-cell table:style-name="ce6" table:formula="of:=IFERROR(__xludf.dummyfunction(&quot;IFERROR(SPLIT(B589,&quot;&quot; &quot;&quot;),)&quot;);44)" office:value-type="float" office:value="44" calcext:value-type="float">
            <text:p>44</text:p>
          </table:table-cell>
          <table:table-cell table:style-name="ce6" table:formula="of:=IFERROR(__xludf.dummyfunction(&quot;&quot;&quot;COMPUTED_VALUE&quot;&quot;&quot;);85)" office:value-type="float" office:value="85" calcext:value-type="float">
            <text:p>85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60)" office:value-type="float" office:value="60" calcext:value-type="float">
            <text:p>60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/>
          <table:table-cell table:style-name="ce6" table:formula="of:=IF(NOT(ISBLANK([.C589]));IFERROR(MATCH(VLOOKUP([.C589];[.$A$1:.$A$1048576];1;0);[.$A$1:.$A$1048576];0););)" office:value-type="float" office:value="22" calcext:value-type="float">
            <text:p>22</text:p>
          </table:table-cell>
          <table:table-cell table:style-name="ce6" table:formula="of:=IF(NOT(ISBLANK([.D589]));IFERROR(MATCH(VLOOKUP([.D589];[.$A$1:.$A$1048576];1;0);[.$A$1:.$A$1048576];0););)" office:value-type="float" office:value="79" calcext:value-type="float">
            <text:p>79</text:p>
          </table:table-cell>
          <table:table-cell table:style-name="ce6" table:formula="of:=IF(NOT(ISBLANK([.E589]));IFERROR(MATCH(VLOOKUP([.E589];[.$A$1:.$A$1048576];1;0);[.$A$1:.$A$1048576];0););)" office:value-type="float" office:value="49" calcext:value-type="float">
            <text:p>49</text:p>
          </table:table-cell>
          <table:table-cell table:style-name="ce6" table:formula="of:=IF(NOT(ISBLANK([.F589]));IFERROR(MATCH(VLOOKUP([.F589];[.$A$1:.$A$1048576];1;0);[.$A$1:.$A$1048576];0););)" office:value-type="float" office:value="99" calcext:value-type="float">
            <text:p>99</text:p>
          </table:table-cell>
          <table:table-cell table:style-name="ce6" table:formula="of:=IF(NOT(ISBLANK([.G589]));IFERROR(MATCH(VLOOKUP([.G589];[.$A$1:.$A$1048576];1;0);[.$A$1:.$A$1048576];0););)" office:value-type="float" office:value="81" calcext:value-type="float">
            <text:p>81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number-columns-repeated="9"/>
          <table:table-cell table:style-name="ce6" table:formula="of:=IF(NOT(ISBLANK([.C589]));MAX([.I589:.M589]);)" office:value-type="float" office:value="99" calcext:value-type="float">
            <text:p>99</text:p>
          </table:table-cell>
          <table:table-cell table:style-name="ce6" table:number-columns-repeated="3"/>
          <table:table-cell table:style-name="ce6" table:formula="of:=IF(NOT(ISBLANK([.C589]));MAX([.P589:.T589]);)" office:value-type="float" office:value="94" calcext:value-type="float">
            <text:p>9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90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90]));IFERROR(MATCH(VLOOKUP([.C590];[.$A$1:.$A$1048576];1;0);[.$A$1:.$A$1048576];0););)" office:value-type="float" office:value="0" calcext:value-type="float">
            <text:p>0</text:p>
          </table:table-cell>
          <table:table-cell table:style-name="ce6" table:formula="of:=IF(NOT(ISBLANK([.D590]));IFERROR(MATCH(VLOOKUP([.D590];[.$A$1:.$A$1048576];1;0);[.$A$1:.$A$1048576];0););)" office:value-type="float" office:value="0" calcext:value-type="float">
            <text:p>0</text:p>
          </table:table-cell>
          <table:table-cell table:style-name="ce6" table:formula="of:=IF(NOT(ISBLANK([.E590]));IFERROR(MATCH(VLOOKUP([.E590];[.$A$1:.$A$1048576];1;0);[.$A$1:.$A$1048576];0););)" office:value-type="float" office:value="0" calcext:value-type="float">
            <text:p>0</text:p>
          </table:table-cell>
          <table:table-cell table:style-name="ce6" table:formula="of:=IF(NOT(ISBLANK([.F590]));IFERROR(MATCH(VLOOKUP([.F590];[.$A$1:.$A$1048576];1;0);[.$A$1:.$A$1048576];0););)" office:value-type="float" office:value="0" calcext:value-type="float">
            <text:p>0</text:p>
          </table:table-cell>
          <table:table-cell table:style-name="ce6" table:formula="of:=IF(NOT(ISBLANK([.G590]));IFERROR(MATCH(VLOOKUP([.G590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90]));MAX([.I590:.M590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90]));MAX([.P590:.T590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 28 76 19 <text:s/>5</text:p>
          </table:table-cell>
          <table:table-cell table:style-name="ce6" table:formula="of:=IFERROR(__xludf.dummyfunction(&quot;IFERROR(SPLIT(B591,&quot;&quot; &quot;&quot;),)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28)" office:value-type="float" office:value="28" calcext:value-type="float">
            <text:p>28</text:p>
          </table:table-cell>
          <table:table-cell table:style-name="ce6" table:formula="of:=IFERROR(__xludf.dummyfunction(&quot;&quot;&quot;COMPUTED_VALUE&quot;&quot;&quot;);76)" office:value-type="float" office:value="76" calcext:value-type="float">
            <text:p>76</text:p>
          </table:table-cell>
          <table:table-cell table:style-name="ce6" table:formula="of:=IFERROR(__xludf.dummyfunction(&quot;&quot;&quot;COMPUTED_VALUE&quot;&quot;&quot;);19)" office:value-type="float" office:value="19" calcext:value-type="float">
            <text:p>19</text:p>
          </table:table-cell>
          <table:table-cell table:style-name="ce6" table:formula="of:=IFERROR(__xludf.dummyfunction(&quot;&quot;&quot;COMPUTED_VALUE&quot;&quot;&quot;);5)" office:value-type="float" office:value="5" calcext:value-type="float">
            <text:p>5</text:p>
          </table:table-cell>
          <table:table-cell table:style-name="ce6"/>
          <table:table-cell table:style-name="ce6" table:formula="of:=IF(NOT(ISBLANK([.C591]));IFERROR(MATCH(VLOOKUP([.C591];[.$A$1:.$A$1048576];1;0);[.$A$1:.$A$1048576];0););)" office:value-type="float" office:value="34" calcext:value-type="float">
            <text:p>34</text:p>
          </table:table-cell>
          <table:table-cell table:style-name="ce6" table:formula="of:=IF(NOT(ISBLANK([.D591]));IFERROR(MATCH(VLOOKUP([.D591];[.$A$1:.$A$1048576];1;0);[.$A$1:.$A$1048576];0););)" office:value-type="float" office:value="75" calcext:value-type="float">
            <text:p>75</text:p>
          </table:table-cell>
          <table:table-cell table:style-name="ce6" table:formula="of:=IF(NOT(ISBLANK([.E591]));IFERROR(MATCH(VLOOKUP([.E591];[.$A$1:.$A$1048576];1;0);[.$A$1:.$A$1048576];0););)" office:value-type="float" office:value="33" calcext:value-type="float">
            <text:p>33</text:p>
          </table:table-cell>
          <table:table-cell table:style-name="ce6" table:formula="of:=IF(NOT(ISBLANK([.F591]));IFERROR(MATCH(VLOOKUP([.F591];[.$A$1:.$A$1048576];1;0);[.$A$1:.$A$1048576];0););)" office:value-type="float" office:value="49" calcext:value-type="float">
            <text:p>49</text:p>
          </table:table-cell>
          <table:table-cell table:style-name="ce6" table:formula="of:=IF(NOT(ISBLANK([.G591]));IFERROR(MATCH(VLOOKUP([.G591];[.$A$1:.$A$1048576];1;0);[.$A$1:.$A$1048576];0););)" office:value-type="float" office:value="38" calcext:value-type="float">
            <text:p>38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91:.M595])" office:value-type="float" office:value="34" calcext:value-type="float">
            <text:p>3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91:.M595]&gt;[.$AP$3];[.C591:.G595];))*[.$AP$4]" office:value-type="float" office:value="59498" calcext:value-type="float">
            <text:p>59498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91:.M595]&gt;[.$AS$3];[.C591:.G595];))*[.$AS$4]" office:value-type="float" office:value="4816" calcext:value-type="float">
            <text:p>4816</text:p>
          </table:table-cell>
          <table:table-cell table:style-name="ce6"/>
          <table:table-cell table:style-name="ce6" table:formula="of:=IF(NOT(ISBLANK([.C591]));MAX([.I591:.M591]);)" office:value-type="float" office:value="75" calcext:value-type="float">
            <text:p>75</text:p>
          </table:table-cell>
          <table:table-cell table:style-name="ce6" table:number-columns-repeated="3"/>
          <table:table-cell table:style-name="ce6" table:formula="of:=IF(NOT(ISBLANK([.C591]));MAX([.P591:.T591]);)" office:value-type="float" office:value="96" calcext:value-type="float">
            <text:p>96</text:p>
          </table:table-cell>
          <table:table-cell table:style-name="ce6"/>
          <table:table-cell table:style-name="ce6" table:formula="of:=MIN([.AD591:.AH595])" office:value-type="float" office:value="57" calcext:value-type="float">
            <text:p>57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6 34 50 98 29</text:p>
          </table:table-cell>
          <table:table-cell table:style-name="ce6" table:formula="of:=IFERROR(__xludf.dummyfunction(&quot;IFERROR(SPLIT(B592,&quot;&quot; &quot;&quot;),)&quot;);86)" office:value-type="float" office:value="86" calcext:value-type="float">
            <text:p>86</text:p>
          </table:table-cell>
          <table:table-cell table:style-name="ce6" table:formula="of:=IFERROR(__xludf.dummyfunction(&quot;&quot;&quot;COMPUTED_VALUE&quot;&quot;&quot;);34)" office:value-type="float" office:value="34" calcext:value-type="float">
            <text:p>34</text:p>
          </table:table-cell>
          <table:table-cell table:style-name="ce6" table:formula="of:=IFERROR(__xludf.dummyfunction(&quot;&quot;&quot;COMPUTED_VALUE&quot;&quot;&quot;);50)" office:value-type="float" office:value="50" calcext:value-type="float">
            <text:p>50</text:p>
          </table:table-cell>
          <table:table-cell table:style-name="ce6" table:formula="of:=IFERROR(__xludf.dummyfunction(&quot;&quot;&quot;COMPUTED_VALUE&quot;&quot;&quot;);98)" office:value-type="float" office:value="98" calcext:value-type="float">
            <text:p>98</text:p>
          </table:table-cell>
          <table:table-cell table:style-name="ce6" table:formula="of:=IFERROR(__xludf.dummyfunction(&quot;&quot;&quot;COMPUTED_VALUE&quot;&quot;&quot;);29)" office:value-type="float" office:value="29" calcext:value-type="float">
            <text:p>29</text:p>
          </table:table-cell>
          <table:table-cell table:style-name="ce6"/>
          <table:table-cell table:style-name="ce6" table:formula="of:=IF(NOT(ISBLANK([.C592]));IFERROR(MATCH(VLOOKUP([.C592];[.$A$1:.$A$1048576];1;0);[.$A$1:.$A$1048576];0););)" office:value-type="float" office:value="96" calcext:value-type="float">
            <text:p>96</text:p>
          </table:table-cell>
          <table:table-cell table:style-name="ce6" table:formula="of:=IF(NOT(ISBLANK([.D592]));IFERROR(MATCH(VLOOKUP([.D592];[.$A$1:.$A$1048576];1;0);[.$A$1:.$A$1048576];0););)" office:value-type="float" office:value="36" calcext:value-type="float">
            <text:p>36</text:p>
          </table:table-cell>
          <table:table-cell table:style-name="ce6" table:formula="of:=IF(NOT(ISBLANK([.E592]));IFERROR(MATCH(VLOOKUP([.E592];[.$A$1:.$A$1048576];1;0);[.$A$1:.$A$1048576];0););)" office:value-type="float" office:value="63" calcext:value-type="float">
            <text:p>63</text:p>
          </table:table-cell>
          <table:table-cell table:style-name="ce6" table:formula="of:=IF(NOT(ISBLANK([.F592]));IFERROR(MATCH(VLOOKUP([.F592];[.$A$1:.$A$1048576];1;0);[.$A$1:.$A$1048576];0););)" office:value-type="float" office:value="64" calcext:value-type="float">
            <text:p>64</text:p>
          </table:table-cell>
          <table:table-cell table:style-name="ce6" table:formula="of:=IF(NOT(ISBLANK([.G592]));IFERROR(MATCH(VLOOKUP([.G592];[.$A$1:.$A$1048576];1;0);[.$A$1:.$A$1048576];0););)" office:value-type="float" office:value="85" calcext:value-type="float">
            <text:p>85</text:p>
          </table:table-cell>
          <table:table-cell table:style-name="ce6" table:number-columns-repeated="2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9"/>
          <table:table-cell table:style-name="ce6" table:formula="of:=IF(NOT(ISBLANK([.C592]));MAX([.I592:.M592]);)" office:value-type="float" office:value="96" calcext:value-type="float">
            <text:p>96</text:p>
          </table:table-cell>
          <table:table-cell table:style-name="ce6" table:number-columns-repeated="3"/>
          <table:table-cell table:style-name="ce6" table:formula="of:=IF(NOT(ISBLANK([.C592]));MAX([.P592:.T592]);)" office:value-type="float" office:value="75" calcext:value-type="float">
            <text:p>7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0 91 46 90 40</text:p>
          </table:table-cell>
          <table:table-cell table:style-name="ce6" table:formula="of:=IFERROR(__xludf.dummyfunction(&quot;IFERROR(SPLIT(B593,&quot;&quot; &quot;&quot;),)&quot;);80)" office:value-type="float" office:value="80" calcext:value-type="float">
            <text:p>80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46)" office:value-type="float" office:value="46" calcext:value-type="float">
            <text:p>46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40)" office:value-type="float" office:value="40" calcext:value-type="float">
            <text:p>40</text:p>
          </table:table-cell>
          <table:table-cell table:style-name="ce6"/>
          <table:table-cell table:style-name="ce6" table:formula="of:=IF(NOT(ISBLANK([.C593]));IFERROR(MATCH(VLOOKUP([.C593];[.$A$1:.$A$1048576];1;0);[.$A$1:.$A$1048576];0););)" office:value-type="float" office:value="27" calcext:value-type="float">
            <text:p>27</text:p>
          </table:table-cell>
          <table:table-cell table:style-name="ce6" table:formula="of:=IF(NOT(ISBLANK([.D593]));IFERROR(MATCH(VLOOKUP([.D593];[.$A$1:.$A$1048576];1;0);[.$A$1:.$A$1048576];0););)" office:value-type="float" office:value="57" calcext:value-type="float">
            <text:p>57</text:p>
          </table:table-cell>
          <table:table-cell table:style-name="ce6" table:formula="of:=IF(NOT(ISBLANK([.E593]));IFERROR(MATCH(VLOOKUP([.E593];[.$A$1:.$A$1048576];1;0);[.$A$1:.$A$1048576];0););)" office:value-type="float" office:value="54" calcext:value-type="float">
            <text:p>54</text:p>
          </table:table-cell>
          <table:table-cell table:style-name="ce6" table:formula="of:=IF(NOT(ISBLANK([.F593]));IFERROR(MATCH(VLOOKUP([.F593];[.$A$1:.$A$1048576];1;0);[.$A$1:.$A$1048576];0););)" office:value-type="float" office:value="18" calcext:value-type="float">
            <text:p>18</text:p>
          </table:table-cell>
          <table:table-cell table:style-name="ce6" table:formula="of:=IF(NOT(ISBLANK([.G593]));IFERROR(MATCH(VLOOKUP([.G593];[.$A$1:.$A$1048576];1;0);[.$A$1:.$A$1048576];0););)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number-columns-repeated="9"/>
          <table:table-cell table:style-name="ce6" table:formula="of:=IF(NOT(ISBLANK([.C593]));MAX([.I593:.M593]);)" office:value-type="float" office:value="57" calcext:value-type="float">
            <text:p>57</text:p>
          </table:table-cell>
          <table:table-cell table:style-name="ce6" table:number-columns-repeated="3"/>
          <table:table-cell table:style-name="ce6" table:formula="of:=IF(NOT(ISBLANK([.C593]));MAX([.P593:.T593]);)" office:value-type="float" office:value="71" calcext:value-type="float">
            <text:p>71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33 58 21 22 49</text:p>
          </table:table-cell>
          <table:table-cell table:style-name="ce6" table:formula="of:=IFERROR(__xludf.dummyfunction(&quot;IFERROR(SPLIT(B594,&quot;&quot; &quot;&quot;),)&quot;);33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58)" office:value-type="float" office:value="58" calcext:value-type="float">
            <text:p>58</text:p>
          </table:table-cell>
          <table:table-cell table:style-name="ce6" table:formula="of:=IFERROR(__xludf.dummyfunction(&quot;&quot;&quot;COMPUTED_VALUE&quot;&quot;&quot;);21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22)" office:value-type="float" office:value="22" calcext:value-type="float">
            <text:p>22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/>
          <table:table-cell table:style-name="ce6" table:formula="of:=IF(NOT(ISBLANK([.C594]));IFERROR(MATCH(VLOOKUP([.C594];[.$A$1:.$A$1048576];1;0);[.$A$1:.$A$1048576];0););)" office:value-type="float" office:value="11" calcext:value-type="float">
            <text:p>11</text:p>
          </table:table-cell>
          <table:table-cell table:style-name="ce6" table:formula="of:=IF(NOT(ISBLANK([.D594]));IFERROR(MATCH(VLOOKUP([.D594];[.$A$1:.$A$1048576];1;0);[.$A$1:.$A$1048576];0););)" office:value-type="float" office:value="37" calcext:value-type="float">
            <text:p>37</text:p>
          </table:table-cell>
          <table:table-cell table:style-name="ce6" table:formula="of:=IF(NOT(ISBLANK([.E594]));IFERROR(MATCH(VLOOKUP([.E594];[.$A$1:.$A$1048576];1;0);[.$A$1:.$A$1048576];0););)" office:value-type="float" office:value="31" calcext:value-type="float">
            <text:p>31</text:p>
          </table:table-cell>
          <table:table-cell table:style-name="ce6" table:formula="of:=IF(NOT(ISBLANK([.F594]));IFERROR(MATCH(VLOOKUP([.F594];[.$A$1:.$A$1048576];1;0);[.$A$1:.$A$1048576];0););)" office:value-type="float" office:value="40" calcext:value-type="float">
            <text:p>40</text:p>
          </table:table-cell>
          <table:table-cell table:style-name="ce6" table:formula="of:=IF(NOT(ISBLANK([.G594]));IFERROR(MATCH(VLOOKUP([.G594];[.$A$1:.$A$1048576];1;0);[.$A$1:.$A$1048576];0););)" office:value-type="float" office:value="81" calcext:value-type="float">
            <text:p>81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9"/>
          <table:table-cell table:style-name="ce6" table:formula="of:=IF(NOT(ISBLANK([.C594]));MAX([.I594:.M594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594]));MAX([.P594:.T594]);)" office:value-type="float" office:value="64" calcext:value-type="float">
            <text:p>64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64 41 87 92 72</text:p>
          </table:table-cell>
          <table:table-cell table:style-name="ce6" table:formula="of:=IFERROR(__xludf.dummyfunction(&quot;IFERROR(SPLIT(B595,&quot;&quot; &quot;&quot;),)&quot;);64)" office:value-type="float" office:value="64" calcext:value-type="float">
            <text:p>64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92)" office:value-type="float" office:value="92" calcext:value-type="float">
            <text:p>92</text:p>
          </table:table-cell>
          <table:table-cell table:style-name="ce6" table:formula="of:=IFERROR(__xludf.dummyfunction(&quot;&quot;&quot;COMPUTED_VALUE&quot;&quot;&quot;);72)" office:value-type="float" office:value="72" calcext:value-type="float">
            <text:p>72</text:p>
          </table:table-cell>
          <table:table-cell table:style-name="ce6"/>
          <table:table-cell table:style-name="ce6" table:formula="of:=IF(NOT(ISBLANK([.C595]));IFERROR(MATCH(VLOOKUP([.C595];[.$A$1:.$A$1048576];1;0);[.$A$1:.$A$1048576];0););)" office:value-type="float" office:value="51" calcext:value-type="float">
            <text:p>51</text:p>
          </table:table-cell>
          <table:table-cell table:style-name="ce6" table:formula="of:=IF(NOT(ISBLANK([.D595]));IFERROR(MATCH(VLOOKUP([.D595];[.$A$1:.$A$1048576];1;0);[.$A$1:.$A$1048576];0););)" office:value-type="float" office:value="25" calcext:value-type="float">
            <text:p>25</text:p>
          </table:table-cell>
          <table:table-cell table:style-name="ce6" table:formula="of:=IF(NOT(ISBLANK([.E595]));IFERROR(MATCH(VLOOKUP([.E595];[.$A$1:.$A$1048576];1;0);[.$A$1:.$A$1048576];0););)" office:value-type="float" office:value="71" calcext:value-type="float">
            <text:p>71</text:p>
          </table:table-cell>
          <table:table-cell table:style-name="ce6" table:formula="of:=IF(NOT(ISBLANK([.F595]));IFERROR(MATCH(VLOOKUP([.F595];[.$A$1:.$A$1048576];1;0);[.$A$1:.$A$1048576];0););)" office:value-type="float" office:value="10" calcext:value-type="float">
            <text:p>10</text:p>
          </table:table-cell>
          <table:table-cell table:style-name="ce6" table:formula="of:=IF(NOT(ISBLANK([.G595]));IFERROR(MATCH(VLOOKUP([.G595];[.$A$1:.$A$1048576];1;0);[.$A$1:.$A$1048576];0););)" office:value-type="float" office:value="48" calcext:value-type="float">
            <text:p>48</text:p>
          </table:table-cell>
          <table:table-cell table:style-name="ce6" table:number-columns-repeated="2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number-columns-repeated="9"/>
          <table:table-cell table:style-name="ce6" table:formula="of:=IF(NOT(ISBLANK([.C595]));MAX([.I595:.M595]);)" office:value-type="float" office:value="71" calcext:value-type="float">
            <text:p>71</text:p>
          </table:table-cell>
          <table:table-cell table:style-name="ce6" table:number-columns-repeated="3"/>
          <table:table-cell table:style-name="ce6" table:formula="of:=IF(NOT(ISBLANK([.C595]));MAX([.P595:.T595]);)" office:value-type="float" office:value="85" calcext:value-type="float">
            <text:p>85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ce6" table:formula="of:=IFERROR(__xludf.dummyfunction(&quot;IFERROR(SPLIT(B596,&quot;&quot; &quot;&quot;),)&quot;);&quot;&quot;)">
            <text:p/>
          </table:table-cell>
          <table:table-cell table:style-name="ce6" table:number-columns-repeated="5"/>
          <table:table-cell table:style-name="ce6" table:formula="of:=IF(NOT(ISBLANK([.C596]));IFERROR(MATCH(VLOOKUP([.C596];[.$A$1:.$A$1048576];1;0);[.$A$1:.$A$1048576];0););)" office:value-type="float" office:value="0" calcext:value-type="float">
            <text:p>0</text:p>
          </table:table-cell>
          <table:table-cell table:style-name="ce6" table:formula="of:=IF(NOT(ISBLANK([.D596]));IFERROR(MATCH(VLOOKUP([.D596];[.$A$1:.$A$1048576];1;0);[.$A$1:.$A$1048576];0););)" office:value-type="float" office:value="0" calcext:value-type="float">
            <text:p>0</text:p>
          </table:table-cell>
          <table:table-cell table:style-name="ce6" table:formula="of:=IF(NOT(ISBLANK([.E596]));IFERROR(MATCH(VLOOKUP([.E596];[.$A$1:.$A$1048576];1;0);[.$A$1:.$A$1048576];0););)" office:value-type="float" office:value="0" calcext:value-type="float">
            <text:p>0</text:p>
          </table:table-cell>
          <table:table-cell table:style-name="ce6" table:formula="of:=IF(NOT(ISBLANK([.F596]));IFERROR(MATCH(VLOOKUP([.F596];[.$A$1:.$A$1048576];1;0);[.$A$1:.$A$1048576];0););)" office:value-type="float" office:value="0" calcext:value-type="float">
            <text:p>0</text:p>
          </table:table-cell>
          <table:table-cell table:style-name="ce6" table:formula="of:=IF(NOT(ISBLANK([.G596]));IFERROR(MATCH(VLOOKUP([.G596];[.$A$1:.$A$1048576];1;0);[.$A$1:.$A$1048576];0););)" office:value-type="float" office:value="0" calcext:value-type="float">
            <text:p>0</text:p>
          </table:table-cell>
          <table:table-cell table:style-name="ce6" table:number-columns-repeated="16"/>
          <table:table-cell table:style-name="ce6" table:formula="of:=IF(NOT(ISBLANK([.C596]));MAX([.I596:.M596]);)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IF(NOT(ISBLANK([.C596]));MAX([.P596:.T596]);)" office:value-type="float" office:value="0" calcext:value-type="float">
            <text:p>0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6 61 73 82 25</text:p>
          </table:table-cell>
          <table:table-cell table:style-name="ce6" table:formula="of:=IFERROR(__xludf.dummyfunction(&quot;IFERROR(SPLIT(B597,&quot;&quot; &quot;&quot;),)&quot;);16)" office:value-type="float" office:value="16" calcext:value-type="float">
            <text:p>16</text:p>
          </table:table-cell>
          <table:table-cell table:style-name="ce6" table:formula="of:=IFERROR(__xludf.dummyfunction(&quot;&quot;&quot;COMPUTED_VALUE&quot;&quot;&quot;);61)" office:value-type="float" office:value="61" calcext:value-type="float">
            <text:p>61</text:p>
          </table:table-cell>
          <table:table-cell table:style-name="ce6" table:formula="of:=IFERROR(__xludf.dummyfunction(&quot;&quot;&quot;COMPUTED_VALUE&quot;&quot;&quot;);73)" office:value-type="float" office:value="73" calcext:value-type="float">
            <text:p>73</text:p>
          </table:table-cell>
          <table:table-cell table:style-name="ce6" table:formula="of:=IFERROR(__xludf.dummyfunction(&quot;&quot;&quot;COMPUTED_VALUE&quot;&quot;&quot;);82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25)" office:value-type="float" office:value="25" calcext:value-type="float">
            <text:p>25</text:p>
          </table:table-cell>
          <table:table-cell table:style-name="ce6"/>
          <table:table-cell table:style-name="ce6" table:formula="of:=IF(NOT(ISBLANK([.C597]));IFERROR(MATCH(VLOOKUP([.C597];[.$A$1:.$A$1048576];1;0);[.$A$1:.$A$1048576];0););)" office:value-type="float" office:value="90" calcext:value-type="float">
            <text:p>90</text:p>
          </table:table-cell>
          <table:table-cell table:style-name="ce6" table:formula="of:=IF(NOT(ISBLANK([.D597]));IFERROR(MATCH(VLOOKUP([.D597];[.$A$1:.$A$1048576];1;0);[.$A$1:.$A$1048576];0););)" office:value-type="float" office:value="30" calcext:value-type="float">
            <text:p>30</text:p>
          </table:table-cell>
          <table:table-cell table:style-name="ce6" table:formula="of:=IF(NOT(ISBLANK([.E597]));IFERROR(MATCH(VLOOKUP([.E597];[.$A$1:.$A$1048576];1;0);[.$A$1:.$A$1048576];0););)" office:value-type="float" office:value="3" calcext:value-type="float">
            <text:p>3</text:p>
          </table:table-cell>
          <table:table-cell table:style-name="ce6" table:formula="of:=IF(NOT(ISBLANK([.F597]));IFERROR(MATCH(VLOOKUP([.F597];[.$A$1:.$A$1048576];1;0);[.$A$1:.$A$1048576];0););)" office:value-type="float" office:value="53" calcext:value-type="float">
            <text:p>53</text:p>
          </table:table-cell>
          <table:table-cell table:style-name="ce6" table:formula="of:=IF(NOT(ISBLANK([.G597]));IFERROR(MATCH(VLOOKUP([.G597];[.$A$1:.$A$1048576];1;0);[.$A$1:.$A$1048576];0););)" office:value-type="float" office:value="20" calcext:value-type="float">
            <text:p>20</text:p>
          </table:table-cell>
          <table:table-cell table:style-name="ce6" table:number-columns-repeated="2"/>
          <table:table-cell table:style-name="ce6" table:number-matrix-columns-spanned="5" table:number-matrix-rows-spanned="5" table:formula="of:=TRANSPOSE([.I597:.M601])" office:value-type="float" office:value="90" calcext:value-type="float">
            <text:p>9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number-columns-repeated="3"/>
          <table:table-cell table:style-name="ce6" table:number-matrix-columns-spanned="1" table:number-matrix-rows-spanned="1" table:formula="of:=SUM(IF([.I597:.M601]&gt;[.$AP$3];[.C597:.G601];))*[.$AP$4]" office:value-type="float" office:value="45369" calcext:value-type="float">
            <text:p>45369</text:p>
          </table:table-cell>
          <table:table-cell table:style-name="ce6" table:number-columns-repeated="3"/>
          <table:table-cell table:style-name="ce7" table:number-matrix-columns-spanned="1" table:number-matrix-rows-spanned="1" table:formula="of:=SUM(IF([.I597:.M601]&gt;[.$AS$3];[.C597:.G601];))*[.$AS$4]" office:value-type="float" office:value="5040" calcext:value-type="float">
            <text:p>5040</text:p>
          </table:table-cell>
          <table:table-cell table:style-name="ce6"/>
          <table:table-cell table:style-name="ce6" table:formula="of:=IF(NOT(ISBLANK([.C597]));MAX([.I597:.M597]);)" office:value-type="float" office:value="90" calcext:value-type="float">
            <text:p>90</text:p>
          </table:table-cell>
          <table:table-cell table:style-name="ce6" table:number-columns-repeated="3"/>
          <table:table-cell table:style-name="ce6" table:formula="of:=IF(NOT(ISBLANK([.C597]));MAX([.P597:.T597]);)" office:value-type="float" office:value="90" calcext:value-type="float">
            <text:p>90</text:p>
          </table:table-cell>
          <table:table-cell table:style-name="ce6"/>
          <table:table-cell table:style-name="ce6" table:formula="of:=MIN([.AD597:.AH601])" office:value-type="float" office:value="41" calcext:value-type="float">
            <text:p>41</text:p>
          </table:table-cell>
          <table:table-cell table:style-name="ce6" table:number-columns-repeated="9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 <text:s/>1 53 10 71</text:p>
          </table:table-cell>
          <table:table-cell table:style-name="ce6" table:formula="of:=IFERROR(__xludf.dummyfunction(&quot;IFERROR(SPLIT(B598,&quot;&quot; &quot;&quot;),)&quot;);8)" office:value-type="float" office:value="8" calcext:value-type="float">
            <text:p>8</text:p>
          </table:table-cell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IFERROR(__xludf.dummyfunction(&quot;&quot;&quot;COMPUTED_VALUE&quot;&quot;&quot;);53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10)" office:value-type="float" office:value="10" calcext:value-type="float">
            <text:p>10</text:p>
          </table:table-cell>
          <table:table-cell table:style-name="ce6" table:formula="of:=IFERROR(__xludf.dummyfunction(&quot;&quot;&quot;COMPUTED_VALUE&quot;&quot;&quot;);71)" office:value-type="float" office:value="71" calcext:value-type="float">
            <text:p>71</text:p>
          </table:table-cell>
          <table:table-cell table:style-name="ce6"/>
          <table:table-cell table:style-name="ce6" table:formula="of:=IF(NOT(ISBLANK([.C598]));IFERROR(MATCH(VLOOKUP([.C598];[.$A$1:.$A$1048576];1;0);[.$A$1:.$A$1048576];0););)" office:value-type="float" office:value="34" calcext:value-type="float">
            <text:p>34</text:p>
          </table:table-cell>
          <table:table-cell table:style-name="ce6" table:formula="of:=IF(NOT(ISBLANK([.D598]));IFERROR(MATCH(VLOOKUP([.D598];[.$A$1:.$A$1048576];1;0);[.$A$1:.$A$1048576];0););)" office:value-type="float" office:value="14" calcext:value-type="float">
            <text:p>14</text:p>
          </table:table-cell>
          <table:table-cell table:style-name="ce6" table:formula="of:=IF(NOT(ISBLANK([.E598]));IFERROR(MATCH(VLOOKUP([.E598];[.$A$1:.$A$1048576];1;0);[.$A$1:.$A$1048576];0););)" office:value-type="float" office:value="78" calcext:value-type="float">
            <text:p>78</text:p>
          </table:table-cell>
          <table:table-cell table:style-name="ce6" table:formula="of:=IF(NOT(ISBLANK([.F598]));IFERROR(MATCH(VLOOKUP([.F598];[.$A$1:.$A$1048576];1;0);[.$A$1:.$A$1048576];0););)" office:value-type="float" office:value="47" calcext:value-type="float">
            <text:p>47</text:p>
          </table:table-cell>
          <table:table-cell table:style-name="ce6" table:formula="of:=IF(NOT(ISBLANK([.G598]));IFERROR(MATCH(VLOOKUP([.G598];[.$A$1:.$A$1048576];1;0);[.$A$1:.$A$1048576];0););)" office:value-type="float" office:value="35" calcext:value-type="float">
            <text:p>35</text:p>
          </table:table-cell>
          <table:table-cell table:style-name="ce6" table:number-columns-repeated="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number-columns-repeated="9"/>
          <table:table-cell table:style-name="ce6" table:formula="of:=IF(NOT(ISBLANK([.C598]));MAX([.I598:.M598]);)" office:value-type="float" office:value="78" calcext:value-type="float">
            <text:p>78</text:p>
          </table:table-cell>
          <table:table-cell table:style-name="ce6" table:number-columns-repeated="3"/>
          <table:table-cell table:style-name="ce6" table:formula="of:=IF(NOT(ISBLANK([.C598]));MAX([.P598:.T598]);)" office:value-type="float" office:value="93" calcext:value-type="float">
            <text:p>9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47 99 90 93 39</text:p>
          </table:table-cell>
          <table:table-cell table:style-name="ce6" table:formula="of:=IFERROR(__xludf.dummyfunction(&quot;IFERROR(SPLIT(B599,&quot;&quot; &quot;&quot;),)&quot;);47)" office:value-type="float" office:value="47" calcext:value-type="float">
            <text:p>47</text:p>
          </table:table-cell>
          <table:table-cell table:style-name="ce6" table:formula="of:=IFERROR(__xludf.dummyfunction(&quot;&quot;&quot;COMPUTED_VALUE&quot;&quot;&quot;);99)" office:value-type="float" office:value="99" calcext:value-type="float">
            <text:p>99</text:p>
          </table:table-cell>
          <table:table-cell table:style-name="ce6" table:formula="of:=IFERROR(__xludf.dummyfunction(&quot;&quot;&quot;COMPUTED_VALUE&quot;&quot;&quot;);90)" office:value-type="float" office:value="90" calcext:value-type="float">
            <text:p>90</text:p>
          </table:table-cell>
          <table:table-cell table:style-name="ce6" table:formula="of:=IFERROR(__xludf.dummyfunction(&quot;&quot;&quot;COMPUTED_VALUE&quot;&quot;&quot;);93)" office:value-type="float" office:value="93" calcext:value-type="float">
            <text:p>93</text:p>
          </table:table-cell>
          <table:table-cell table:style-name="ce6" table:formula="of:=IFERROR(__xludf.dummyfunction(&quot;&quot;&quot;COMPUTED_VALUE&quot;&quot;&quot;);39)" office:value-type="float" office:value="39" calcext:value-type="float">
            <text:p>39</text:p>
          </table:table-cell>
          <table:table-cell table:style-name="ce6"/>
          <table:table-cell table:style-name="ce6" table:formula="of:=IF(NOT(ISBLANK([.C599]));IFERROR(MATCH(VLOOKUP([.C599];[.$A$1:.$A$1048576];1;0);[.$A$1:.$A$1048576];0););)" office:value-type="float" office:value="26" calcext:value-type="float">
            <text:p>26</text:p>
          </table:table-cell>
          <table:table-cell table:style-name="ce6" table:formula="of:=IF(NOT(ISBLANK([.D599]));IFERROR(MATCH(VLOOKUP([.D599];[.$A$1:.$A$1048576];1;0);[.$A$1:.$A$1048576];0););)" office:value-type="float" office:value="9" calcext:value-type="float">
            <text:p>9</text:p>
          </table:table-cell>
          <table:table-cell table:style-name="ce6" table:formula="of:=IF(NOT(ISBLANK([.E599]));IFERROR(MATCH(VLOOKUP([.E599];[.$A$1:.$A$1048576];1;0);[.$A$1:.$A$1048576];0););)" office:value-type="float" office:value="18" calcext:value-type="float">
            <text:p>18</text:p>
          </table:table-cell>
          <table:table-cell table:style-name="ce6" table:formula="of:=IF(NOT(ISBLANK([.F599]));IFERROR(MATCH(VLOOKUP([.F599];[.$A$1:.$A$1048576];1;0);[.$A$1:.$A$1048576];0););)" office:value-type="float" office:value="16" calcext:value-type="float">
            <text:p>16</text:p>
          </table:table-cell>
          <table:table-cell table:style-name="ce6" table:formula="of:=IF(NOT(ISBLANK([.G599]));IFERROR(MATCH(VLOOKUP([.G599];[.$A$1:.$A$1048576];1;0);[.$A$1:.$A$1048576];0););)" office:value-type="float" office:value="41" calcext:value-type="float">
            <text:p>41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7" calcext:value-type="float">
            <text:p>57</text:p>
          </table:table-cell>
          <table:table-cell table:style-name="ce6" table:number-columns-repeated="9"/>
          <table:table-cell table:style-name="ce6" table:formula="of:=IF(NOT(ISBLANK([.C599]));MAX([.I599:.M599]);)" office:value-type="float" office:value="41" calcext:value-type="float">
            <text:p>41</text:p>
          </table:table-cell>
          <table:table-cell table:style-name="ce6" table:number-columns-repeated="3"/>
          <table:table-cell table:style-name="ce6" table:formula="of:=IF(NOT(ISBLANK([.C599]));MAX([.P599:.T599]);)" office:value-type="float" office:value="78" calcext:value-type="float">
            <text:p>78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87 74 41 52 69</text:p>
          </table:table-cell>
          <table:table-cell table:style-name="ce6" table:formula="of:=IFERROR(__xludf.dummyfunction(&quot;IFERROR(SPLIT(B600,&quot;&quot; &quot;&quot;),)&quot;);87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74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41)" office:value-type="float" office:value="41" calcext:value-type="float">
            <text:p>41</text:p>
          </table:table-cell>
          <table:table-cell table:style-name="ce6" table:formula="of:=IFERROR(__xludf.dummyfunction(&quot;&quot;&quot;COMPUTED_VALUE&quot;&quot;&quot;);52)" office:value-type="float" office:value="52" calcext:value-type="float">
            <text:p>52</text:p>
          </table:table-cell>
          <table:table-cell table:style-name="ce6" table:formula="of:=IFERROR(__xludf.dummyfunction(&quot;&quot;&quot;COMPUTED_VALUE&quot;&quot;&quot;);69)" office:value-type="float" office:value="69" calcext:value-type="float">
            <text:p>69</text:p>
          </table:table-cell>
          <table:table-cell table:style-name="ce6"/>
          <table:table-cell table:style-name="ce6" table:formula="of:=IF(NOT(ISBLANK([.C600]));IFERROR(MATCH(VLOOKUP([.C600];[.$A$1:.$A$1048576];1;0);[.$A$1:.$A$1048576];0););)" office:value-type="float" office:value="71" calcext:value-type="float">
            <text:p>71</text:p>
          </table:table-cell>
          <table:table-cell table:style-name="ce6" table:formula="of:=IF(NOT(ISBLANK([.D600]));IFERROR(MATCH(VLOOKUP([.D600];[.$A$1:.$A$1048576];1;0);[.$A$1:.$A$1048576];0););)" office:value-type="float" office:value="93" calcext:value-type="float">
            <text:p>93</text:p>
          </table:table-cell>
          <table:table-cell table:style-name="ce6" table:formula="of:=IF(NOT(ISBLANK([.E600]));IFERROR(MATCH(VLOOKUP([.E600];[.$A$1:.$A$1048576];1;0);[.$A$1:.$A$1048576];0););)" office:value-type="float" office:value="25" calcext:value-type="float">
            <text:p>25</text:p>
          </table:table-cell>
          <table:table-cell table:style-name="ce6" table:formula="of:=IF(NOT(ISBLANK([.F600]));IFERROR(MATCH(VLOOKUP([.F600];[.$A$1:.$A$1048576];1;0);[.$A$1:.$A$1048576];0););)" office:value-type="float" office:value="39" calcext:value-type="float">
            <text:p>39</text:p>
          </table:table-cell>
          <table:table-cell table:style-name="ce6" table:formula="of:=IF(NOT(ISBLANK([.G600]));IFERROR(MATCH(VLOOKUP([.G600];[.$A$1:.$A$1048576];1;0);[.$A$1:.$A$1048576];0););)" office:value-type="float" office:value="65" calcext:value-type="float">
            <text:p>65</text:p>
          </table:table-cell>
          <table:table-cell table:style-name="ce6"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9"/>
          <table:table-cell table:style-name="ce6" table:formula="of:=IF(NOT(ISBLANK([.C600]));MAX([.I600:.M600]);)" office:value-type="float" office:value="93" calcext:value-type="float">
            <text:p>93</text:p>
          </table:table-cell>
          <table:table-cell table:style-name="ce6" table:number-columns-repeated="3"/>
          <table:table-cell table:style-name="ce6" table:formula="of:=IF(NOT(ISBLANK([.C600]));MAX([.P600:.T600]);)" office:value-type="float" office:value="53" calcext:value-type="float">
            <text:p>53</text:p>
          </table:table-cell>
          <table:table-cell table:style-name="ce6" table:number-columns-repeated="11"/>
          <table:table-cell table:number-columns-repeated="979"/>
        </table:table-row>
        <table:table-row table:style-name="ro1">
          <table:table-cell table:style-name="ce2"/>
          <table:table-cell table:style-name="ce5" office:value-type="string" calcext:value-type="string">
            <text:p>17 49 91 30 33</text:p>
          </table:table-cell>
          <table:table-cell table:style-name="ce6" table:formula="of:=IFERROR(__xludf.dummyfunction(&quot;IFERROR(SPLIT(B601,&quot;&quot; &quot;&quot;),)&quot;);17)" office:value-type="float" office:value="17" calcext:value-type="float">
            <text:p>17</text:p>
          </table:table-cell>
          <table:table-cell table:style-name="ce6" table:formula="of:=IFERROR(__xludf.dummyfunction(&quot;&quot;&quot;COMPUTED_VALUE&quot;&quot;&quot;);49)" office:value-type="float" office:value="49" calcext:value-type="float">
            <text:p>49</text:p>
          </table:table-cell>
          <table:table-cell table:style-name="ce6" table:formula="of:=IFERROR(__xludf.dummyfunction(&quot;&quot;&quot;COMPUTED_VALUE&quot;&quot;&quot;);91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30)" office:value-type="float" office:value="30" calcext:value-type="float">
            <text:p>30</text:p>
          </table:table-cell>
          <table:table-cell table:style-name="ce6" table:formula="of:=IFERROR(__xludf.dummyfunction(&quot;&quot;&quot;COMPUTED_VALUE&quot;&quot;&quot;);33)" office:value-type="float" office:value="33" calcext:value-type="float">
            <text:p>33</text:p>
          </table:table-cell>
          <table:table-cell table:style-name="ce6"/>
          <table:table-cell table:style-name="ce6" table:formula="of:=IF(NOT(ISBLANK([.C601]));IFERROR(MATCH(VLOOKUP([.C601];[.$A$1:.$A$1048576];1;0);[.$A$1:.$A$1048576];0););)" office:value-type="float" office:value="43" calcext:value-type="float">
            <text:p>43</text:p>
          </table:table-cell>
          <table:table-cell table:style-name="ce6" table:formula="of:=IF(NOT(ISBLANK([.D601]));IFERROR(MATCH(VLOOKUP([.D601];[.$A$1:.$A$1048576];1;0);[.$A$1:.$A$1048576];0););)" office:value-type="float" office:value="81" calcext:value-type="float">
            <text:p>81</text:p>
          </table:table-cell>
          <table:table-cell table:style-name="ce6" table:formula="of:=IF(NOT(ISBLANK([.E601]));IFERROR(MATCH(VLOOKUP([.E601];[.$A$1:.$A$1048576];1;0);[.$A$1:.$A$1048576];0););)" office:value-type="float" office:value="57" calcext:value-type="float">
            <text:p>57</text:p>
          </table:table-cell>
          <table:table-cell table:style-name="ce6" table:formula="of:=IF(NOT(ISBLANK([.F601]));IFERROR(MATCH(VLOOKUP([.F601];[.$A$1:.$A$1048576];1;0);[.$A$1:.$A$1048576];0););)" office:value-type="float" office:value="12" calcext:value-type="float">
            <text:p>12</text:p>
          </table:table-cell>
          <table:table-cell table:style-name="ce6" table:formula="of:=IF(NOT(ISBLANK([.G601]));IFERROR(MATCH(VLOOKUP([.G601];[.$A$1:.$A$1048576];1;0);[.$A$1:.$A$1048576];0););)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9"/>
          <table:table-cell table:style-name="ce6" table:formula="of:=IF(NOT(ISBLANK([.C601]));MAX([.I601:.M601]);)" office:value-type="float" office:value="81" calcext:value-type="float">
            <text:p>81</text:p>
          </table:table-cell>
          <table:table-cell table:style-name="ce6" table:number-columns-repeated="3"/>
          <table:table-cell table:style-name="ce6" table:formula="of:=IF(NOT(ISBLANK([.C601]));MAX([.P601:.T601]);)" office:value-type="float" office:value="65" calcext:value-type="float">
            <text:p>65</text:p>
          </table:table-cell>
          <table:table-cell table:style-name="ce6" table:number-columns-repeated="11"/>
          <table:table-cell table:number-columns-repeated="979"/>
        </table:table-row>
        <table:table-row table:style-name="ro1" table:number-rows-repeated="2">
          <table:table-cell table:style-name="ce2"/>
          <table:table-cell table:style-name="ce6" table:number-columns-repeated="44"/>
          <table:table-cell table:number-columns-repeated="979"/>
        </table:table-row>
        <table:table-row table:style-name="ro2" table:number-rows-repeated="10479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_20_4" style:display-name="PageStyle_Day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19" meta:object-count="0"/>
    <meta:generator>LibreOfficeDev/6.0.5.2$Linux_X86_64 LibreOffice_project/</meta:generator>
  </office:meta>
</office:document-meta>
</file>